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b8b8b8"/>
    </style:style>
    <style:style style:name="gr2" style:family="graphic" style:parent-style-name="standard">
      <style:graphic-properties draw:stroke="none" draw:fill="solid" draw:fill-color="#b9b9b9"/>
    </style:style>
    <style:style style:name="gr3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none" draw:fill="solid" draw:fill-color="#5d5d5d"/>
    </style:style>
    <style:style style:name="gr6" style:family="graphic" style:parent-style-name="standard">
      <style:graphic-properties draw:stroke="none" draw:fill="solid" draw:fill-color="#777777"/>
    </style:style>
    <style:style style:name="gr7" style:family="graphic" style:parent-style-name="standard">
      <style:graphic-properties draw:stroke="none" draw:fill="solid" draw:fill-color="#767676"/>
    </style:style>
    <style:style style:name="gr8" style:family="graphic" style:parent-style-name="standard">
      <style:graphic-properties draw:stroke="none" draw:fill="solid" draw:fill-color="#5e5e5e"/>
    </style:style>
    <style:style style:name="gr9" style:family="graphic" style:parent-style-name="standard">
      <style:graphic-properties draw:stroke="none" draw:fill="solid" draw:fill-color="#959595"/>
    </style:style>
    <style:style style:name="gr10" style:family="graphic" style:parent-style-name="standard">
      <style:graphic-properties draw:stroke="none" draw:fill="solid" draw:fill-color="#6e6e6e"/>
    </style:style>
    <style:style style:name="gr11" style:family="graphic" style:parent-style-name="standard">
      <style:graphic-properties draw:stroke="none" draw:fill="solid" draw:fill-color="#8d8d8d"/>
    </style:style>
    <style:style style:name="gr12" style:family="graphic" style:parent-style-name="standard">
      <style:graphic-properties draw:stroke="none" draw:fill="solid" draw:fill-color="#bbbbbb"/>
    </style:style>
    <style:style style:name="gr13" style:family="graphic" style:parent-style-name="standard">
      <style:graphic-properties draw:stroke="none" draw:fill="solid" draw:fill-color="#6f6f6f"/>
    </style:style>
    <style:style style:name="gr14" style:family="graphic" style:parent-style-name="standard">
      <style:graphic-properties draw:stroke="none" draw:fill="solid" draw:fill-color="#6a6a6a"/>
    </style:style>
    <style:style style:name="gr15" style:family="graphic" style:parent-style-name="standard">
      <style:graphic-properties draw:stroke="none" draw:fill="solid" draw:fill-color="#696969"/>
    </style:style>
    <style:style style:name="gr16" style:family="graphic" style:parent-style-name="standard">
      <style:graphic-properties draw:stroke="none" draw:fill="solid" draw:fill-color="#b0b0b0"/>
    </style:style>
    <style:style style:name="gr17" style:family="graphic" style:parent-style-name="standard">
      <style:graphic-properties draw:stroke="none" draw:fill="solid" draw:fill-color="#afafaf"/>
    </style:style>
    <style:style style:name="gr18" style:family="graphic" style:parent-style-name="standard">
      <style:graphic-properties draw:stroke="none" draw:fill="solid" draw:fill-color="#bdbdbd"/>
    </style:style>
    <style:style style:name="gr19" style:family="graphic" style:parent-style-name="standard">
      <style:graphic-properties draw:stroke="none" draw:fill="solid" draw:fill-color="#bebebe"/>
    </style:style>
    <style:style style:name="gr20" style:family="graphic" style:parent-style-name="standard">
      <style:graphic-properties draw:stroke="none" draw:fill="solid" draw:fill-color="#bfbfbf"/>
    </style:style>
    <style:style style:name="gr21" style:family="graphic" style:parent-style-name="standard">
      <style:graphic-properties draw:stroke="none" draw:fill="solid" draw:fill-color="#bababa"/>
    </style:style>
    <style:style style:name="gr22" style:family="graphic" style:parent-style-name="standard">
      <style:graphic-properties draw:stroke="none" draw:fill="solid" draw:fill-color="#d6d6d6"/>
    </style:style>
    <style:style style:name="gr23" style:family="graphic" style:parent-style-name="standard">
      <style:graphic-properties draw:stroke="none" draw:fill="solid" draw:fill-color="#d7d7d7"/>
    </style:style>
    <style:style style:name="gr24" style:family="graphic" style:parent-style-name="standard">
      <style:graphic-properties draw:stroke="none" draw:fill="solid" draw:fill-color="#d8d8d8"/>
    </style:style>
    <style:style style:name="gr25" style:family="graphic" style:parent-style-name="standard">
      <style:graphic-properties draw:stroke="none" draw:fill="solid" draw:fill-color="#e7e7e7"/>
    </style:style>
    <style:style style:name="gr26" style:family="graphic" style:parent-style-name="standard">
      <style:graphic-properties draw:stroke="none" draw:fill="solid" draw:fill-color="#e8e8e8"/>
    </style:style>
    <style:style style:name="gr27" style:family="graphic" style:parent-style-name="standard">
      <style:graphic-properties draw:stroke="none" draw:fill="solid" draw:fill-color="#848484"/>
    </style:style>
    <style:style style:name="gr28" style:family="graphic" style:parent-style-name="standard">
      <style:graphic-properties draw:stroke="none" draw:fill="solid" draw:fill-color="#838383"/>
    </style:style>
    <style:style style:name="gr29" style:family="graphic" style:parent-style-name="standard">
      <style:graphic-properties draw:stroke="none" draw:fill="solid" draw:fill-color="#858585"/>
    </style:style>
    <style:style style:name="gr30" style:family="graphic" style:parent-style-name="standard">
      <style:graphic-properties draw:stroke="none" draw:fill="solid" draw:fill-color="#818181"/>
    </style:style>
    <style:style style:name="gr31" style:family="graphic" style:parent-style-name="standard">
      <style:graphic-properties draw:stroke="none" draw:fill="solid" draw:fill-color="#686868"/>
    </style:style>
    <style:style style:name="gr32" style:family="graphic" style:parent-style-name="standard">
      <style:graphic-properties draw:stroke="none" draw:fill="solid" draw:fill-color="#929292"/>
    </style:style>
    <style:style style:name="gr33" style:family="graphic" style:parent-style-name="standard">
      <style:graphic-properties draw:stroke="none" draw:fill="solid" draw:fill-color="#7d7d7d"/>
    </style:style>
    <style:style style:name="gr34" style:family="graphic" style:parent-style-name="standard">
      <style:graphic-properties draw:stroke="none" draw:fill="solid" draw:fill-color="#7a7a7a"/>
    </style:style>
    <style:style style:name="gr35" style:family="graphic" style:parent-style-name="standard">
      <style:graphic-properties draw:stroke="none" draw:fill="solid" draw:fill-color="#4f4f4f"/>
    </style:style>
    <style:style style:name="gr36" style:family="graphic" style:parent-style-name="standard">
      <style:graphic-properties draw:stroke="none" draw:fill="solid" draw:fill-color="#5b5b5b"/>
    </style:style>
    <style:style style:name="gr37" style:family="graphic" style:parent-style-name="standard">
      <style:graphic-properties draw:stroke="none" draw:fill="solid" draw:fill-color="#5c5c5c"/>
    </style:style>
    <style:style style:name="gr38" style:family="graphic" style:parent-style-name="standard">
      <style:graphic-properties draw:stroke="none" draw:fill="solid" draw:fill-color="#5f5f5f"/>
    </style:style>
    <style:style style:name="gr39" style:family="graphic" style:parent-style-name="standard">
      <style:graphic-properties draw:stroke="none" draw:fill="solid" draw:fill-color="#606060"/>
    </style:style>
    <style:style style:name="gr40" style:family="graphic" style:parent-style-name="standard">
      <style:graphic-properties draw:stroke="none" draw:fill="solid" draw:fill-color="#616161"/>
    </style:style>
    <style:style style:name="gr41" style:family="graphic" style:parent-style-name="standard">
      <style:graphic-properties draw:stroke="none" draw:fill="solid" draw:fill-color="#5a5a5a"/>
    </style:style>
    <style:style style:name="gr42" style:family="graphic" style:parent-style-name="standard">
      <style:graphic-properties draw:stroke="none" draw:fill="solid" draw:fill-color="#595959"/>
    </style:style>
    <style:style style:name="gr43" style:family="graphic" style:parent-style-name="standard">
      <style:graphic-properties draw:stroke="none" draw:fill="solid" draw:fill-color="#585858"/>
    </style:style>
    <style:style style:name="gr44" style:family="graphic" style:parent-style-name="standard">
      <style:graphic-properties draw:stroke="none" draw:fill="solid" draw:fill-color="#575757"/>
    </style:style>
    <style:style style:name="gr45" style:family="graphic" style:parent-style-name="standard">
      <style:graphic-properties draw:stroke="none" draw:fill="solid" draw:fill-color="#565656"/>
    </style:style>
    <style:style style:name="gr46" style:family="graphic" style:parent-style-name="standard">
      <style:graphic-properties draw:stroke="none" draw:fill="solid" draw:fill-color="#555555"/>
    </style:style>
    <style:style style:name="gr47" style:family="graphic" style:parent-style-name="standard">
      <style:graphic-properties draw:stroke="none" draw:fill="solid" draw:fill-color="#545454"/>
    </style:style>
    <style:style style:name="gr48" style:family="graphic" style:parent-style-name="standard">
      <style:graphic-properties draw:stroke="none" draw:fill="solid" draw:fill-color="#535353"/>
    </style:style>
    <style:style style:name="gr49" style:family="graphic" style:parent-style-name="standard">
      <style:graphic-properties draw:stroke="none" draw:fill="solid" draw:fill-color="#525252"/>
    </style:style>
    <style:style style:name="gr50" style:family="graphic" style:parent-style-name="standard">
      <style:graphic-properties draw:stroke="none" draw:fill="solid" draw:fill-color="#515151"/>
    </style:style>
    <style:style style:name="gr51" style:family="graphic" style:parent-style-name="standard">
      <style:graphic-properties draw:stroke="none" draw:fill="solid" draw:fill-color="#505050"/>
    </style:style>
    <style:style style:name="gr52" style:family="graphic" style:parent-style-name="standard">
      <style:graphic-properties draw:stroke="none" draw:fill="solid" draw:fill-color="#4e4e4e"/>
    </style:style>
    <style:style style:name="gr53" style:family="graphic" style:parent-style-name="standard">
      <style:graphic-properties draw:stroke="none" draw:fill="solid" draw:fill-color="#4d4d4d"/>
    </style:style>
    <style:style style:name="gr54" style:family="graphic" style:parent-style-name="standard">
      <style:graphic-properties draw:stroke="none" draw:fill="solid" draw:fill-color="#4c4c4c"/>
    </style:style>
    <style:style style:name="gr55" style:family="graphic" style:parent-style-name="standard">
      <style:graphic-properties draw:stroke="none" draw:fill="solid" draw:fill-color="#4b4b4b"/>
    </style:style>
    <style:style style:name="gr56" style:family="graphic" style:parent-style-name="standard">
      <style:graphic-properties draw:stroke="none" draw:fill="solid" draw:fill-color="#4a4a4a"/>
    </style:style>
    <style:style style:name="gr57" style:family="graphic" style:parent-style-name="standard">
      <style:graphic-properties draw:stroke="none" draw:fill="solid" draw:fill-color="#494949"/>
    </style:style>
    <style:style style:name="gr58" style:family="graphic" style:parent-style-name="standard">
      <style:graphic-properties draw:stroke="none" draw:fill="solid" draw:fill-color="#484848"/>
    </style:style>
    <style:style style:name="gr59" style:family="graphic" style:parent-style-name="standard">
      <style:graphic-properties draw:stroke="none" draw:fill="solid" draw:fill-color="#474747"/>
    </style:style>
    <style:style style:name="gr60" style:family="graphic" style:parent-style-name="standard">
      <style:graphic-properties draw:stroke="none" draw:fill="solid" draw:fill-color="#464646"/>
    </style:style>
    <style:style style:name="gr61" style:family="graphic" style:parent-style-name="standard">
      <style:graphic-properties draw:stroke="none" draw:fill="solid" draw:fill-color="#454545"/>
    </style:style>
    <style:style style:name="gr62" style:family="graphic" style:parent-style-name="standard">
      <style:graphic-properties draw:stroke="none" draw:fill="solid" draw:fill-color="#444444"/>
    </style:style>
    <style:style style:name="gr63" style:family="graphic" style:parent-style-name="standard">
      <style:graphic-properties draw:stroke="none" draw:fill="solid" draw:fill-color="#434343"/>
    </style:style>
    <style:style style:name="gr64" style:family="graphic" style:parent-style-name="standard">
      <style:graphic-properties draw:stroke="none" draw:fill="solid" draw:fill-color="#424242"/>
    </style:style>
    <style:style style:name="gr65" style:family="graphic" style:parent-style-name="standard">
      <style:graphic-properties draw:stroke="none" draw:fill="solid" draw:fill-color="#414141"/>
    </style:style>
    <style:style style:name="gr66" style:family="graphic" style:parent-style-name="standard">
      <style:graphic-properties draw:stroke="none" draw:fill="solid" draw:fill-color="#404040"/>
    </style:style>
    <style:style style:name="gr67" style:family="graphic" style:parent-style-name="standard">
      <style:graphic-properties draw:stroke="none" draw:fill="solid" draw:fill-color="#3f3f3f"/>
    </style:style>
    <style:style style:name="gr68" style:family="graphic" style:parent-style-name="standard">
      <style:graphic-properties draw:stroke="none" draw:fill="solid" draw:fill-color="#828282"/>
    </style:style>
    <style:style style:name="gr69" style:family="graphic" style:parent-style-name="standard">
      <style:graphic-properties draw:stroke="none" draw:fill="solid" draw:fill-color="#b6b6b6"/>
    </style:style>
    <style:style style:name="gr70" style:family="graphic" style:parent-style-name="standard">
      <style:graphic-properties draw:stroke="none" draw:fill="solid" draw:fill-color="#dbdbdb"/>
    </style:style>
    <style:style style:name="gr71" style:family="graphic" style:parent-style-name="standard">
      <style:graphic-properties draw:stroke="none" draw:fill="solid" draw:fill-color="#b2b2b2"/>
    </style:style>
    <style:style style:name="gr72" style:family="graphic" style:parent-style-name="standard">
      <style:graphic-properties draw:stroke="none" draw:fill="solid" draw:fill-color="#b7b7b7"/>
    </style:style>
    <style:style style:name="gr73" style:family="graphic" style:parent-style-name="standard">
      <style:graphic-properties draw:stroke="none" draw:fill="solid" draw:fill-color="#dadada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9cm" fo:min-width="0.242cm"/>
    </style:style>
    <style:style style:name="gr76" style:family="graphic" style:parent-style-name="standard">
      <style:graphic-properties svg:stroke-width="0.051cm" draw:marker-start-width="0.279cm" draw:marker-end="Arrow_20_concave" draw:marker-end-width="0.381cm" draw:textarea-horizontal-align="center" draw:textarea-vertical-align="middle" fo:padding-top="0.025cm" fo:padding-bottom="0.025cm" fo:padding-left="0.025cm" fo:padding-right="0.02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text-properties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family="'DejaVu Sans Mono'" style:font-family-generic="swiss" style:font-pitch="fixed" fo:font-size="20pt" style:font-size-asian="20pt" style:font-size-complex="20pt"/>
    </style:style>
    <style:style style:name="P4" style:family="paragraph">
      <style:text-properties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0.235cm" svg:height="0.643cm" svg:x="37.38cm" svg:y="10.203cm" svg:viewBox="0 0 236 644" draw:points="177,644 236,643 0,0">
          <text:p/>
        </draw:polygon>
        <draw:polygon draw:style-name="gr1" draw:layer="layout" svg:width="0.235cm" svg:height="0.643cm" svg:x="37.439cm" svg:y="10.202cm" svg:viewBox="0 0 236 644" draw:points="176,644 236,644 0,0">
          <text:p/>
        </draw:polygon>
        <draw:polygon draw:style-name="gr1" draw:layer="layout" svg:width="0.235cm" svg:height="0.643cm" svg:x="37.38cm" svg:y="10.202cm" svg:viewBox="0 0 236 644" draw:points="236,644 60,0 0,1">
          <text:p/>
        </draw:polygon>
        <draw:polygon draw:style-name="gr1" draw:layer="layout" svg:width="0.235cm" svg:height="0.643cm" svg:x="37.204cm" svg:y="9.56cm" svg:viewBox="0 0 236 644" draw:points="176,644 236,643 0,0">
          <text:p/>
        </draw:polygon>
        <draw:polygon draw:style-name="gr1" draw:layer="layout" svg:width="0.235cm" svg:height="0.643cm" svg:x="37.498cm" svg:y="10.202cm" svg:viewBox="0 0 236 644" draw:points="177,644 236,644 0,0">
          <text:p/>
        </draw:polygon>
        <draw:polygon draw:style-name="gr1" draw:layer="layout" svg:width="0.234cm" svg:height="0.643cm" svg:x="37.557cm" svg:y="10.202cm" svg:viewBox="0 0 235 644" draw:points="177,644 235,643 0,0">
          <text:p/>
        </draw:polygon>
        <draw:polygon draw:style-name="gr1" draw:layer="layout" svg:width="0.235cm" svg:height="0.643cm" svg:x="37.498cm" svg:y="10.202cm" svg:viewBox="0 0 236 644" draw:points="236,644 59,0 0,0">
          <text:p/>
        </draw:polygon>
        <draw:polygon draw:style-name="gr1" draw:layer="layout" svg:width="0.235cm" svg:height="0.643cm" svg:x="37.322cm" svg:y="9.559cm" svg:viewBox="0 0 236 644" draw:points="177,644 236,644 0,0">
          <text:p/>
        </draw:polygon>
        <draw:polygon draw:style-name="gr1" draw:layer="layout" svg:width="0.235cm" svg:height="0.643cm" svg:x="37.439cm" svg:y="10.202cm" svg:viewBox="0 0 236 644" draw:points="236,644 59,0 0,0">
          <text:p/>
        </draw:polygon>
        <draw:polygon draw:style-name="gr1" draw:layer="layout" svg:width="0.235cm" svg:height="0.643cm" svg:x="37.263cm" svg:y="9.559cm" svg:viewBox="0 0 236 644" draw:points="236,644 59,0 0,0">
          <text:p/>
        </draw:polygon>
        <draw:polygon draw:style-name="gr1" draw:layer="layout" svg:width="0.235cm" svg:height="0.643cm" svg:x="37.263cm" svg:y="9.559cm" svg:viewBox="0 0 236 644" draw:points="236,644 0,0 177,644">
          <text:p/>
        </draw:polygon>
        <draw:polygon draw:style-name="gr1" draw:layer="layout" svg:width="0.235cm" svg:height="0.643cm" svg:x="37.204cm" svg:y="9.559cm" svg:viewBox="0 0 236 644" draw:points="236,644 59,0 0,1">
          <text:p/>
        </draw:polygon>
        <draw:polygon draw:style-name="gr2" draw:layer="layout" svg:width="0.235cm" svg:height="0.644cm" svg:x="37.028cm" svg:y="8.916cm" svg:viewBox="0 0 236 645" draw:points="177,645 236,644 0,0">
          <text:p/>
        </draw:polygon>
        <draw:polygon draw:style-name="gr2" draw:layer="layout" svg:width="0.235cm" svg:height="0.643cm" svg:x="37.087cm" svg:y="8.916cm" svg:viewBox="0 0 236 644" draw:points="177,644 236,644 0,0">
          <text:p/>
        </draw:polygon>
        <draw:polygon draw:style-name="gr2" draw:layer="layout" svg:width="0.235cm" svg:height="0.643cm" svg:x="37.028cm" svg:y="8.916cm" svg:viewBox="0 0 236 644" draw:points="236,644 59,0 0,0">
          <text:p/>
        </draw:polygon>
        <draw:polygon draw:style-name="gr2" draw:layer="layout" svg:width="0.235cm" svg:height="0.643cm" svg:x="36.852cm" svg:y="8.273cm" svg:viewBox="0 0 236 644" draw:points="177,644 236,644 0,0">
          <text:p/>
        </draw:polygon>
        <draw:polygon draw:style-name="gr1" draw:layer="layout" svg:width="0.232cm" svg:height="0.643cm" svg:x="37.324cm" svg:y="10.203cm" svg:viewBox="0 0 233 644" draw:points="233,644 56,0 0,0">
          <text:p/>
        </draw:polygon>
        <draw:polygon draw:style-name="gr1" draw:layer="layout" svg:width="0.232cm" svg:height="0.643cm" svg:x="37.148cm" svg:y="9.56cm" svg:viewBox="0 0 233 644" draw:points="233,644 56,0 0,0">
          <text:p/>
        </draw:polygon>
        <draw:polygon draw:style-name="gr1" draw:layer="layout" svg:width="0.232cm" svg:height="0.643cm" svg:x="37.148cm" svg:y="9.56cm" svg:viewBox="0 0 233 644" draw:points="233,644 0,0 177,644">
          <text:p/>
        </draw:polygon>
        <draw:polygon draw:style-name="gr1" draw:layer="layout" svg:width="0.232cm" svg:height="0.643cm" svg:x="37.092cm" svg:y="9.56cm" svg:viewBox="0 0 233 644" draw:points="233,644 56,0 0,0">
          <text:p/>
        </draw:polygon>
        <draw:polygon draw:style-name="gr2" draw:layer="layout" svg:width="0.232cm" svg:height="0.644cm" svg:x="36.972cm" svg:y="8.916cm" svg:viewBox="0 0 233 645" draw:points="233,645 56,0 0,1">
          <text:p/>
        </draw:polygon>
        <draw:polygon draw:style-name="gr2" draw:layer="layout" svg:width="0.232cm" svg:height="0.643cm" svg:x="36.796cm" svg:y="8.273cm" svg:viewBox="0 0 233 644" draw:points="233,644 57,0 0,1">
          <text:p/>
        </draw:polygon>
        <draw:polygon draw:style-name="gr2" draw:layer="layout" svg:width="0.232cm" svg:height="0.643cm" svg:x="36.796cm" svg:y="8.274cm" svg:viewBox="0 0 233 644" draw:points="233,643 0,0 177,644">
          <text:p/>
        </draw:polygon>
        <draw:polygon draw:style-name="gr2" draw:layer="layout" svg:width="0.232cm" svg:height="0.643cm" svg:x="36.74cm" svg:y="8.274cm" svg:viewBox="0 0 233 644" draw:points="233,644 56,0 0,0">
          <text:p/>
        </draw:polygon>
        <draw:polygon draw:style-name="gr2" draw:layer="layout" svg:width="0.232cm" svg:height="0.643cm" svg:x="36.972cm" svg:y="8.917cm" svg:viewBox="0 0 233 644" draw:points="233,644 0,0 177,644">
          <text:p/>
        </draw:polygon>
        <draw:polygon draw:style-name="gr2" draw:layer="layout" svg:width="0.232cm" svg:height="0.643cm" svg:x="36.74cm" svg:y="8.274cm" svg:viewBox="0 0 233 644" draw:points="233,644 0,0 177,644">
          <text:p/>
        </draw:polygon>
        <draw:polygon draw:style-name="gr2" draw:layer="layout" svg:width="0.232cm" svg:height="0.643cm" svg:x="36.916cm" svg:y="8.917cm" svg:viewBox="0 0 233 644" draw:points="56,0 0,0 233,644">
          <text:p/>
        </draw:polygon>
        <draw:polygon draw:style-name="gr2" draw:layer="layout" svg:width="0.232cm" svg:height="0.643cm" svg:x="36.916cm" svg:y="8.917cm" svg:viewBox="0 0 233 644" draw:points="233,644 0,0 177,644">
          <text:p/>
        </draw:polygon>
        <draw:polygon draw:style-name="gr2" draw:layer="layout" svg:width="0.233cm" svg:height="0.643cm" svg:x="36.859cm" svg:y="8.917cm" svg:viewBox="0 0 234 644" draw:points="234,644 57,0 0,0">
          <text:p/>
        </draw:polygon>
        <draw:polygon draw:style-name="gr2" draw:layer="layout" svg:width="0.233cm" svg:height="0.643cm" svg:x="36.683cm" svg:y="8.274cm" svg:viewBox="0 0 234 644" draw:points="234,644 57,0 0,0">
          <text:p/>
        </draw:polygon>
        <draw:polygon draw:style-name="gr2" draw:layer="layout" svg:width="0.233cm" svg:height="0.643cm" svg:x="36.683cm" svg:y="8.274cm" svg:viewBox="0 0 234 644" draw:points="234,644 0,0 177,644">
          <text:p/>
        </draw:polygon>
        <draw:polygon draw:style-name="gr2" draw:layer="layout" svg:width="0.232cm" svg:height="0.643cm" svg:x="36.627cm" svg:y="8.274cm" svg:viewBox="0 0 233 644" draw:points="233,644 56,0 0,1">
          <text:p/>
        </draw:polygon>
        <draw:polyline draw:style-name="gr3" draw:layer="layout" svg:width="1.164cm" svg:height="2.571cm" svg:x="36.627cm" svg:y="8.273cm" svg:viewBox="0 0 1165 2572" draw:points="1165,2572 225,0 0,2">
          <text:p/>
        </draw:polyline>
        <draw:polygon draw:style-name="gr4" draw:layer="layout" svg:width="1.467cm" svg:height="3.43cm" svg:x="36.089cm" svg:y="8.275cm" svg:viewBox="0 0 1468 3431" draw:points="1468,2572 538,0 0,3431">
          <text:p/>
        </draw:polygon>
        <draw:polygon draw:style-name="gr4" draw:layer="layout" svg:width="1.467cm" svg:height="3.513cm" svg:x="36.089cm" svg:y="10.846cm" svg:viewBox="0 0 1468 3514" draw:points="1468,0 0,859 872,3514">
          <text:p/>
        </draw:polygon>
        <draw:polyline draw:style-name="gr3" draw:layer="layout" svg:width="1.467cm" svg:height="6.084cm" svg:x="36.089cm" svg:y="8.275cm" svg:viewBox="0 0 1468 6085" draw:points="538,0 1468,2571 538,0 0,3430 872,6085">
          <text:p/>
        </draw:polyline>
        <draw:polygon draw:style-name="gr5" draw:layer="layout" svg:width="0.247cm" svg:height="1.655cm" svg:x="36.57cm" svg:y="9.631cm" svg:viewBox="0 0 248 1656" draw:points="248,1655 0,0 126,1656">
          <text:p/>
        </draw:polygon>
        <draw:polygon draw:style-name="gr5" draw:layer="layout" svg:width="0.247cm" svg:height="1.656cm" svg:x="36.323cm" svg:y="7.976cm" svg:viewBox="0 0 248 1657" draw:points="248,1656 0,0 126,1657">
          <text:p/>
        </draw:polygon>
        <draw:polygon draw:style-name="gr5" draw:layer="layout" svg:width="0.247cm" svg:height="1.655cm" svg:x="36.448cm" svg:y="9.631cm" svg:viewBox="0 0 248 1656" draw:points="122,0 0,1 248,1656">
          <text:p/>
        </draw:polygon>
        <draw:polygon draw:style-name="gr5" draw:layer="layout" svg:width="0.247cm" svg:height="1.655cm" svg:x="36.448cm" svg:y="9.632cm" svg:viewBox="0 0 248 1656" draw:points="248,1655 0,0 124,1656">
          <text:p/>
        </draw:polygon>
        <draw:polygon draw:style-name="gr5" draw:layer="layout" svg:width="0.267cm" svg:height="1.655cm" svg:x="36.305cm" svg:y="9.632cm" svg:viewBox="0 0 268 1656" draw:points="268,1656 143,0 0,0">
          <text:p/>
        </draw:polygon>
        <draw:polygon draw:style-name="gr5" draw:layer="layout" svg:width="0.268cm" svg:height="1.656cm" svg:x="36.18cm" svg:y="7.976cm" svg:viewBox="0 0 269 1657" draw:points="269,1657 144,0 0,1">
          <text:p/>
        </draw:polygon>
        <draw:polygon draw:style-name="gr5" draw:layer="layout" svg:width="0.268cm" svg:height="1.655cm" svg:x="36.18cm" svg:y="7.977cm" svg:viewBox="0 0 269 1656" draw:points="269,1656 0,0 126,1656">
          <text:p/>
        </draw:polygon>
        <draw:polygon draw:style-name="gr5" draw:layer="layout" svg:width="0.267cm" svg:height="1.655cm" svg:x="36.038cm" svg:y="7.977cm" svg:viewBox="0 0 268 1656" draw:points="268,1656 142,0 0,1">
          <text:p/>
        </draw:polygon>
        <draw:polygon draw:style-name="gr5" draw:layer="layout" svg:width="0.267cm" svg:height="1.655cm" svg:x="36.305cm" svg:y="9.632cm" svg:viewBox="0 0 268 1656" draw:points="268,1656 0,0 244,1656">
          <text:p/>
        </draw:polygon>
        <draw:polygon draw:style-name="gr5" draw:layer="layout" svg:width="0.267cm" svg:height="1.655cm" svg:x="36.038cm" svg:y="7.978cm" svg:viewBox="0 0 268 1656" draw:points="268,1655 0,0 244,1656">
          <text:p/>
        </draw:polygon>
        <draw:polygon draw:style-name="gr5" draw:layer="layout" svg:width="0.267cm" svg:height="1.655cm" svg:x="36.281cm" svg:y="9.632cm" svg:viewBox="0 0 268 1656" draw:points="24,0 0,1 268,1656">
          <text:p/>
        </draw:polygon>
        <draw:polygon draw:style-name="gr5" draw:layer="layout" svg:width="0.267cm" svg:height="1.654cm" svg:x="36.281cm" svg:y="9.633cm" svg:viewBox="0 0 268 1655" draw:points="268,1655 0,0 244,1655">
          <text:p/>
        </draw:polygon>
        <draw:polyline draw:style-name="gr3" draw:layer="layout" svg:width="0.779cm" svg:height="3.309cm" svg:x="36.038cm" svg:y="7.976cm" svg:viewBox="0 0 780 3310" draw:points="780,3310 286,0 0,2">
          <text:p/>
        </draw:polyline>
        <draw:polygon draw:style-name="gr6" draw:layer="layout" svg:width="0.274cm" svg:height="0.757cm" svg:x="35.984cm" svg:y="13.788cm" svg:viewBox="0 0 275 758" draw:points="0,758 275,0 217,1">
          <text:p/>
        </draw:polygon>
        <draw:polygon draw:style-name="gr7" draw:layer="layout" svg:width="0.274cm" svg:height="0.756cm" svg:x="36.258cm" svg:y="13.032cm" svg:viewBox="0 0 275 757" draw:points="0,757 275,0 217,0">
          <text:p/>
        </draw:polygon>
        <draw:polygon draw:style-name="gr7" draw:layer="layout" svg:width="0.274cm" svg:height="0.757cm" svg:x="36.2cm" svg:y="13.032cm" svg:viewBox="0 0 275 758" draw:points="58,757 275,0 0,758">
          <text:p/>
        </draw:polygon>
        <draw:polygon draw:style-name="gr7" draw:layer="layout" svg:width="0.274cm" svg:height="0.757cm" svg:x="36.2cm" svg:y="13.032cm" svg:viewBox="0 0 275 758" draw:points="0,758 275,0 217,0">
          <text:p/>
        </draw:polygon>
        <draw:polygon draw:style-name="gr6" draw:layer="layout" svg:width="0.356cm" svg:height="0.757cm" svg:x="35.844cm" svg:y="13.789cm" svg:viewBox="0 0 357 758" draw:points="140,757 357,0 0,758">
          <text:p/>
        </draw:polygon>
        <draw:polygon draw:style-name="gr7" draw:layer="layout" svg:width="0.356cm" svg:height="0.758cm" svg:x="36.06cm" svg:y="13.032cm" svg:viewBox="0 0 357 759" draw:points="140,758 357,0 0,759">
          <text:p/>
        </draw:polygon>
        <draw:polygon draw:style-name="gr7" draw:layer="layout" svg:width="0.356cm" svg:height="0.757cm" svg:x="35.844cm" svg:y="13.789cm" svg:viewBox="0 0 357 758" draw:points="357,0 217,1 0,758">
          <text:p/>
        </draw:polygon>
        <draw:polygon draw:style-name="gr6" draw:layer="layout" svg:width="0.356cm" svg:height="0.757cm" svg:x="35.704cm" svg:y="13.79cm" svg:viewBox="0 0 357 758" draw:points="140,757 357,0 0,758">
          <text:p/>
        </draw:polygon>
        <draw:polygon draw:style-name="gr7" draw:layer="layout" svg:width="0.356cm" svg:height="0.758cm" svg:x="36.06cm" svg:y="13.032cm" svg:viewBox="0 0 357 759" draw:points="357,0 270,1 0,759">
          <text:p/>
        </draw:polygon>
        <draw:polygon draw:style-name="gr7" draw:layer="layout" svg:width="0.356cm" svg:height="0.757cm" svg:x="35.974cm" svg:y="13.033cm" svg:viewBox="0 0 357 758" draw:points="357,0 270,0 0,758">
          <text:p/>
        </draw:polygon>
        <draw:polygon draw:style-name="gr7" draw:layer="layout" svg:width="0.356cm" svg:height="0.757cm" svg:x="35.974cm" svg:y="13.033cm" svg:viewBox="0 0 357 758" draw:points="357,0 0,758 87,758">
          <text:p/>
        </draw:polygon>
        <draw:polygon draw:style-name="gr7" draw:layer="layout" svg:width="0.356cm" svg:height="0.757cm" svg:x="35.704cm" svg:y="13.79cm" svg:viewBox="0 0 357 758" draw:points="357,0 270,0 0,758">
          <text:p/>
        </draw:polygon>
        <draw:path draw:style-name="gr3" draw:layer="layout" svg:width="0.828cm" svg:height="6.569cm" svg:x="35.704cm" svg:y="7.978cm" svg:viewBox="0 0 829 6570" svg:d="m0 6570 281-2m548-1514-548 1514m259-1513-540 1515m821-3261-486-3309m486 3309-486-3309m205 5055-540 1515m540-1515-540 1515m821-3261-486-3309">
          <text:p/>
        </draw:path>
        <draw:polygon draw:style-name="gr5" draw:layer="layout" svg:width="0.243cm" svg:height="1.655cm" svg:x="36.281cm" svg:y="9.633cm" svg:viewBox="0 0 244 1656" draw:points="244,1655 0,0 120,1656">
          <text:p/>
        </draw:polygon>
        <draw:polygon draw:style-name="gr5" draw:layer="layout" svg:width="0.243cm" svg:height="1.655cm" svg:x="36.038cm" svg:y="7.978cm" svg:viewBox="0 0 244 1656" draw:points="244,1656 0,0 120,1656">
          <text:p/>
        </draw:polygon>
        <draw:polygon draw:style-name="gr5" draw:layer="layout" svg:width="0.243cm" svg:height="1.655cm" svg:x="36.158cm" svg:y="9.633cm" svg:viewBox="0 0 244 1656" draw:points="124,0 0,0 244,1656">
          <text:p/>
        </draw:polygon>
        <draw:polygon draw:style-name="gr5" draw:layer="layout" svg:width="0.243cm" svg:height="1.656cm" svg:x="36.158cm" svg:y="9.633cm" svg:viewBox="0 0 244 1657" draw:points="244,1656 0,0 122,1657">
          <text:p/>
        </draw:polygon>
        <draw:polygon draw:style-name="gr5" draw:layer="layout" svg:width="0.264cm" svg:height="1.656cm" svg:x="36.015cm" svg:y="9.633cm" svg:viewBox="0 0 265 1657" draw:points="265,1657 143,0 0,1">
          <text:p/>
        </draw:polygon>
        <draw:polygon draw:style-name="gr5" draw:layer="layout" svg:width="0.263cm" svg:height="1.655cm" svg:x="35.895cm" svg:y="7.978cm" svg:viewBox="0 0 264 1656" draw:points="264,1656 144,0 0,1">
          <text:p/>
        </draw:polygon>
        <draw:polygon draw:style-name="gr5" draw:layer="layout" svg:width="0.263cm" svg:height="1.655cm" svg:x="35.895cm" svg:y="7.979cm" svg:viewBox="0 0 264 1656" draw:points="264,1655 0,0 121,1656">
          <text:p/>
        </draw:polygon>
        <draw:polygon draw:style-name="gr5" draw:layer="layout" svg:width="0.263cm" svg:height="1.655cm" svg:x="35.752cm" svg:y="7.979cm" svg:viewBox="0 0 264 1656" draw:points="264,1656 143,0 0,1">
          <text:p/>
        </draw:polygon>
        <draw:polygon draw:style-name="gr5" draw:layer="layout" svg:width="0.264cm" svg:height="1.655cm" svg:x="36.015cm" svg:y="9.634cm" svg:viewBox="0 0 265 1656" draw:points="265,1656 0,0 240,1656">
          <text:p/>
        </draw:polygon>
        <draw:polygon draw:style-name="gr5" draw:layer="layout" svg:width="0.263cm" svg:height="1.654cm" svg:x="35.752cm" svg:y="7.98cm" svg:viewBox="0 0 264 1655" draw:points="264,1655 0,0 240,1655">
          <text:p/>
        </draw:polygon>
        <draw:polygon draw:style-name="gr5" draw:layer="layout" svg:width="0.263cm" svg:height="1.655cm" svg:x="35.991cm" svg:y="9.634cm" svg:viewBox="0 0 264 1656" draw:points="24,0 0,0 264,1656">
          <text:p/>
        </draw:polygon>
        <draw:polygon draw:style-name="gr5" draw:layer="layout" svg:width="0.263cm" svg:height="1.655cm" svg:x="35.991cm" svg:y="9.634cm" svg:viewBox="0 0 264 1656" draw:points="264,1656 0,0 240,1656">
          <text:p/>
        </draw:polygon>
        <draw:path draw:style-name="gr3" draw:layer="layout" svg:width="0.478cm" svg:height="3.311cm" svg:x="35.752cm" svg:y="7.978cm" svg:viewBox="0 0 479 3312" svg:d="m287 0-287 2m479 3310-479-3310m479 3310-479-3310m479 3310-479-3310">
          <text:p/>
        </draw:path>
        <draw:polygon draw:style-name="gr5" draw:layer="layout" svg:width="0.239cm" svg:height="1.656cm" svg:x="35.991cm" svg:y="9.634cm" svg:viewBox="0 0 240 1657" draw:points="240,1656 0,0 118,1657">
          <text:p/>
        </draw:polygon>
        <draw:polygon draw:style-name="gr5" draw:layer="layout" svg:width="0.239cm" svg:height="1.655cm" svg:x="35.752cm" svg:y="7.98cm" svg:viewBox="0 0 240 1656" draw:points="240,1655 0,0 117,1656">
          <text:p/>
        </draw:polygon>
        <draw:polygon draw:style-name="gr5" draw:layer="layout" svg:width="0.24cm" svg:height="1.656cm" svg:x="35.868cm" svg:y="9.634cm" svg:viewBox="0 0 241 1657" draw:points="123,0 0,1 241,1657">
          <text:p/>
        </draw:polygon>
        <draw:polygon draw:style-name="gr5" draw:layer="layout" svg:width="0.24cm" svg:height="1.656cm" svg:x="35.868cm" svg:y="9.635cm" svg:viewBox="0 0 241 1657" draw:points="241,1656 0,0 117,1657">
          <text:p/>
        </draw:polygon>
        <draw:polygon draw:style-name="gr8" draw:layer="layout" svg:width="0.519cm" svg:height="3.311cm" svg:x="35.466cm" svg:y="7.98cm" svg:viewBox="0 0 520 3312" draw:points="520,3312 287,0 0,1">
          <text:p/>
        </draw:polygon>
        <draw:polygon draw:style-name="gr8" draw:layer="layout" svg:width="0.519cm" svg:height="3.31cm" svg:x="35.466cm" svg:y="7.981cm" svg:viewBox="0 0 520 3311" draw:points="520,3311 0,0 472,3311">
          <text:p/>
        </draw:polygon>
        <draw:path draw:style-name="gr3" draw:layer="layout" svg:width="0.471cm" svg:height="3.311cm" svg:x="35.466cm" svg:y="7.98cm" svg:viewBox="0 0 472 3312" svg:d="m287 0-287 1m472 3311-472-3311m472 3311-472-3311m472 3311-472-3311">
          <text:p/>
        </draw:path>
        <draw:polygon draw:style-name="gr8" draw:layer="layout" svg:width="0.471cm" svg:height="3.312cm" svg:x="35.466cm" svg:y="7.981cm" svg:viewBox="0 0 472 3313" draw:points="472,3311 0,0 227,3313">
          <text:p/>
        </draw:polygon>
        <draw:polygon draw:style-name="gr8" draw:layer="layout" svg:width="0.512cm" svg:height="3.312cm" svg:x="35.18cm" svg:y="7.981cm" svg:viewBox="0 0 513 3313" draw:points="513,3313 286,0 0,2">
          <text:p/>
        </draw:polygon>
        <draw:polygon draw:style-name="gr8" draw:layer="layout" svg:width="0.512cm" svg:height="3.31cm" svg:x="35.18cm" svg:y="7.983cm" svg:viewBox="0 0 513 3311" draw:points="513,3311 0,0 463,3311">
          <text:p/>
        </draw:polygon>
        <draw:line draw:style-name="gr3" draw:layer="layout" svg:x1="35.467cm" svg:y1="7.981cm" svg:x2="35.18cm" svg:y2="7.985cm">
          <text:p/>
        </draw:line>
        <draw:polygon draw:style-name="gr9" draw:layer="layout" svg:width="1.282cm" svg:height="3.31cm" svg:x="34.361cm" svg:y="7.983cm" svg:viewBox="0 0 1283 3311" draw:points="1283,3311 820,0 0,2707">
          <text:p/>
        </draw:polygon>
        <draw:polygon draw:style-name="gr9" draw:layer="layout" svg:width="1.282cm" svg:height="1.121cm" svg:x="34.361cm" svg:y="10.689cm" svg:viewBox="0 0 1283 1122" draw:points="1283,605 0,0 1204,1122">
          <text:p/>
        </draw:polygon>
        <draw:polygon draw:style-name="gr9" draw:layer="layout" svg:width="1.203cm" svg:height="3.864cm" svg:x="34.361cm" svg:y="10.689cm" svg:viewBox="0 0 1204 3865" draw:points="1204,1122 0,0 504,3865">
          <text:p/>
        </draw:polygon>
        <draw:polygon draw:style-name="gr9" draw:layer="layout" svg:width="0.699cm" svg:height="2.743cm" svg:x="34.865cm" svg:y="11.81cm" svg:viewBox="0 0 700 2744" draw:points="700,0 0,2744 513,1229">
          <text:p/>
        </draw:polygon>
        <draw:path draw:style-name="gr3" draw:layer="layout" svg:width="1.282cm" svg:height="6.57cm" svg:x="34.361cm" svg:y="7.983cm" svg:viewBox="0 0 1283 6571" svg:d="m1283 3310-463-3310m463 3310-463-3310-820 2706 504 3865">
          <text:p/>
        </draw:path>
        <draw:polygon draw:style-name="gr10" draw:layer="layout" svg:width="0.403cm" svg:height="1.284cm" svg:x="34.409cm" svg:y="9.332cm" svg:viewBox="0 0 404 1285" draw:points="256,1285 404,1284 0,0">
          <text:p/>
        </draw:polygon>
        <draw:polygon draw:style-name="gr10" draw:layer="layout" svg:width="0.402cm" svg:height="1.284cm" svg:x="34.557cm" svg:y="9.331cm" svg:viewBox="0 0 403 1285" draw:points="256,1285 403,1284 0,0">
          <text:p/>
        </draw:polygon>
        <draw:polygon draw:style-name="gr10" draw:layer="layout" svg:width="0.403cm" svg:height="1.284cm" svg:x="34.409cm" svg:y="9.331cm" svg:viewBox="0 0 404 1285" draw:points="404,1285 148,0 0,1">
          <text:p/>
        </draw:polygon>
        <draw:polygon draw:style-name="gr10" draw:layer="layout" svg:width="0.403cm" svg:height="1.284cm" svg:x="34.154cm" svg:y="8.048cm" svg:viewBox="0 0 404 1285" draw:points="256,1285 404,1284 0,0">
          <text:p/>
        </draw:polygon>
        <draw:polygon draw:style-name="gr10" draw:layer="layout" svg:width="0.396cm" svg:height="1.284cm" svg:x="34.268cm" svg:y="9.332cm" svg:viewBox="0 0 397 1285" draw:points="397,1285 142,0 0,1">
          <text:p/>
        </draw:polygon>
        <draw:polygon draw:style-name="gr10" draw:layer="layout" svg:width="0.396cm" svg:height="1.284cm" svg:x="34.013cm" svg:y="8.048cm" svg:viewBox="0 0 397 1285" draw:points="397,1285 141,0 0,1">
          <text:p/>
        </draw:polygon>
        <draw:polygon draw:style-name="gr10" draw:layer="layout" svg:width="0.396cm" svg:height="1.284cm" svg:x="34.013cm" svg:y="8.049cm" svg:viewBox="0 0 397 1285" draw:points="397,1284 0,0 255,1285">
          <text:p/>
        </draw:polygon>
        <draw:polygon draw:style-name="gr10" draw:layer="layout" svg:width="0.395cm" svg:height="1.284cm" svg:x="33.873cm" svg:y="8.049cm" svg:viewBox="0 0 396 1285" draw:points="396,1285 141,0 0,0">
          <text:p/>
        </draw:polygon>
        <draw:polyline draw:style-name="gr3" draw:layer="layout" svg:width="1.086cm" svg:height="2.566cm" svg:x="33.873cm" svg:y="8.048cm" svg:viewBox="0 0 1087 2567" draw:points="1087,2567 282,0 0,1">
          <text:p/>
        </draw:polyline>
        <draw:polygon draw:style-name="gr6" draw:layer="layout" svg:width="0.27cm" svg:height="0.757cm" svg:x="35.704cm" svg:y="13.79cm" svg:viewBox="0 0 271 758" draw:points="0,758 271,0 212,1">
          <text:p/>
        </draw:polygon>
        <draw:polygon draw:style-name="gr7" draw:layer="layout" svg:width="0.269cm" svg:height="0.757cm" svg:x="35.974cm" svg:y="13.033cm" svg:viewBox="0 0 270 758" draw:points="0,758 270,0 211,1">
          <text:p/>
        </draw:polygon>
        <draw:polygon draw:style-name="gr7" draw:layer="layout" svg:width="0.269cm" svg:height="0.757cm" svg:x="35.916cm" svg:y="13.034cm" svg:viewBox="0 0 270 758" draw:points="59,757 270,0 0,758">
          <text:p/>
        </draw:polygon>
        <draw:polygon draw:style-name="gr7" draw:layer="layout" svg:width="0.269cm" svg:height="0.757cm" svg:x="35.916cm" svg:y="13.034cm" svg:viewBox="0 0 270 758" draw:points="0,758 270,0 213,0">
          <text:p/>
        </draw:polygon>
        <draw:polygon draw:style-name="gr6" draw:layer="layout" svg:width="0.352cm" svg:height="0.757cm" svg:x="35.564cm" svg:y="13.791cm" svg:viewBox="0 0 353 758" draw:points="140,757 353,0 0,758">
          <text:p/>
        </draw:polygon>
        <draw:polygon draw:style-name="gr7" draw:layer="layout" svg:width="0.352cm" svg:height="0.757cm" svg:x="35.776cm" svg:y="13.034cm" svg:viewBox="0 0 353 758" draw:points="141,758 353,0 0,758">
          <text:p/>
        </draw:polygon>
        <draw:polygon draw:style-name="gr7" draw:layer="layout" svg:width="0.352cm" svg:height="0.757cm" svg:x="35.564cm" svg:y="13.791cm" svg:viewBox="0 0 353 758" draw:points="353,0 212,0 0,758">
          <text:p/>
        </draw:polygon>
        <draw:polygon draw:style-name="gr6" draw:layer="layout" svg:width="0.351cm" svg:height="0.758cm" svg:x="35.425cm" svg:y="13.791cm" svg:viewBox="0 0 352 759" draw:points="140,758 352,0 0,759">
          <text:p/>
        </draw:polygon>
        <draw:polygon draw:style-name="gr7" draw:layer="layout" svg:width="0.352cm" svg:height="0.757cm" svg:x="35.776cm" svg:y="13.034cm" svg:viewBox="0 0 353 758" draw:points="353,0 266,1 0,758">
          <text:p/>
        </draw:polygon>
        <draw:polygon draw:style-name="gr7" draw:layer="layout" svg:width="0.351cm" svg:height="0.757cm" svg:x="35.69cm" svg:y="13.035cm" svg:viewBox="0 0 352 758" draw:points="352,0 266,0 0,758">
          <text:p/>
        </draw:polygon>
        <draw:polygon draw:style-name="gr7" draw:layer="layout" svg:width="0.351cm" svg:height="0.757cm" svg:x="35.69cm" svg:y="13.035cm" svg:viewBox="0 0 352 758" draw:points="352,0 0,758 86,757">
          <text:p/>
        </draw:polygon>
        <draw:polygon draw:style-name="gr7" draw:layer="layout" svg:width="0.351cm" svg:height="0.758cm" svg:x="35.425cm" svg:y="13.791cm" svg:viewBox="0 0 352 759" draw:points="352,0 266,1 0,759">
          <text:p/>
        </draw:polygon>
        <draw:polygon draw:style-name="gr6" draw:layer="layout" svg:width="0.265cm" svg:height="0.757cm" svg:x="35.425cm" svg:y="13.792cm" svg:viewBox="0 0 266 758" draw:points="0,758 266,0 207,0">
          <text:p/>
        </draw:polygon>
        <draw:polygon draw:style-name="gr7" draw:layer="layout" svg:width="0.265cm" svg:height="0.757cm" svg:x="35.69cm" svg:y="13.035cm" svg:viewBox="0 0 266 758" draw:points="0,758 266,0 207,1">
          <text:p/>
        </draw:polygon>
        <draw:polygon draw:style-name="gr7" draw:layer="layout" svg:width="0.265cm" svg:height="0.756cm" svg:x="35.632cm" svg:y="13.036cm" svg:viewBox="0 0 266 757" draw:points="59,757 266,0 0,757">
          <text:p/>
        </draw:polygon>
        <draw:polygon draw:style-name="gr7" draw:layer="layout" svg:width="0.265cm" svg:height="0.756cm" svg:x="35.632cm" svg:y="13.036cm" svg:viewBox="0 0 266 757" draw:points="0,757 266,0 208,0">
          <text:p/>
        </draw:polygon>
        <draw:polygon draw:style-name="gr6" draw:layer="layout" svg:width="0.347cm" svg:height="0.758cm" svg:x="35.285cm" svg:y="13.792cm" svg:viewBox="0 0 348 759" draw:points="140,758 348,0 0,759">
          <text:p/>
        </draw:polygon>
        <draw:polygon draw:style-name="gr7" draw:layer="layout" svg:width="0.347cm" svg:height="0.757cm" svg:x="35.492cm" svg:y="13.036cm" svg:viewBox="0 0 348 758" draw:points="140,757 348,0 0,758">
          <text:p/>
        </draw:polygon>
        <draw:polygon draw:style-name="gr7" draw:layer="layout" svg:width="0.347cm" svg:height="0.758cm" svg:x="35.285cm" svg:y="13.792cm" svg:viewBox="0 0 348 759" draw:points="348,0 208,1 0,759">
          <text:p/>
        </draw:polygon>
        <draw:polygon draw:style-name="gr6" draw:layer="layout" svg:width="0.347cm" svg:height="0.758cm" svg:x="35.145cm" svg:y="13.793cm" svg:viewBox="0 0 348 759" draw:points="140,758 348,0 0,759">
          <text:p/>
        </draw:polygon>
        <draw:polygon draw:style-name="gr7" draw:layer="layout" svg:width="0.347cm" svg:height="0.757cm" svg:x="35.492cm" svg:y="13.036cm" svg:viewBox="0 0 348 758" draw:points="348,0 260,1 0,758">
          <text:p/>
        </draw:polygon>
        <draw:polygon draw:style-name="gr7" draw:layer="layout" svg:width="0.347cm" svg:height="0.757cm" svg:x="35.405cm" svg:y="13.037cm" svg:viewBox="0 0 348 758" draw:points="348,0 262,0 0,758">
          <text:p/>
        </draw:polygon>
        <draw:polygon draw:style-name="gr7" draw:layer="layout" svg:width="0.347cm" svg:height="0.757cm" svg:x="35.405cm" svg:y="13.037cm" svg:viewBox="0 0 348 758" draw:points="348,0 0,758 88,757">
          <text:p/>
        </draw:polygon>
        <draw:polygon draw:style-name="gr7" draw:layer="layout" svg:width="0.347cm" svg:height="0.758cm" svg:x="35.145cm" svg:y="13.793cm" svg:viewBox="0 0 348 759" draw:points="348,0 260,1 0,759">
          <text:p/>
        </draw:polygon>
        <draw:polygon draw:style-name="gr6" draw:layer="layout" svg:width="0.26cm" svg:height="0.757cm" svg:x="35.145cm" svg:y="13.794cm" svg:viewBox="0 0 261 758" draw:points="0,758 261,0 204,0">
          <text:p/>
        </draw:polygon>
        <draw:polygon draw:style-name="gr7" draw:layer="layout" svg:width="0.261cm" svg:height="0.757cm" svg:x="35.405cm" svg:y="13.037cm" svg:viewBox="0 0 262 758" draw:points="0,758 262,0 204,1">
          <text:p/>
        </draw:polygon>
        <draw:polygon draw:style-name="gr7" draw:layer="layout" svg:width="0.26cm" svg:height="0.756cm" svg:x="35.348cm" svg:y="13.038cm" svg:viewBox="0 0 261 757" draw:points="57,757 261,0 0,757">
          <text:p/>
        </draw:polygon>
        <draw:polygon draw:style-name="gr7" draw:layer="layout" svg:width="0.26cm" svg:height="0.756cm" svg:x="35.348cm" svg:y="13.038cm" svg:viewBox="0 0 261 757" draw:points="0,757 261,0 203,0">
          <text:p/>
        </draw:polygon>
        <draw:polygon draw:style-name="gr6" draw:layer="layout" svg:width="0.343cm" svg:height="0.758cm" svg:x="35.005cm" svg:y="13.794cm" svg:viewBox="0 0 344 759" draw:points="140,758 344,0 0,759">
          <text:p/>
        </draw:polygon>
        <draw:polygon draw:style-name="gr7" draw:layer="layout" svg:width="0.342cm" svg:height="0.757cm" svg:x="35.208cm" svg:y="13.038cm" svg:viewBox="0 0 343 758" draw:points="141,757 343,0 0,758">
          <text:p/>
        </draw:polygon>
        <draw:polygon draw:style-name="gr7" draw:layer="layout" svg:width="0.343cm" svg:height="0.758cm" svg:x="35.005cm" svg:y="13.794cm" svg:viewBox="0 0 344 759" draw:points="344,0 203,1 0,759">
          <text:p/>
        </draw:polygon>
        <draw:polygon draw:style-name="gr6" draw:layer="layout" svg:width="0.343cm" svg:height="0.758cm" svg:x="34.865cm" svg:y="13.795cm" svg:viewBox="0 0 344 759" draw:points="141,758 344,0 0,759">
          <text:p/>
        </draw:polygon>
        <draw:polygon draw:style-name="gr7" draw:layer="layout" svg:width="0.342cm" svg:height="0.757cm" svg:x="35.208cm" svg:y="13.038cm" svg:viewBox="0 0 343 758" draw:points="343,0 257,0 0,758">
          <text:p/>
        </draw:polygon>
        <draw:polygon draw:style-name="gr7" draw:layer="layout" svg:width="0.343cm" svg:height="0.758cm" svg:x="35.121cm" svg:y="13.038cm" svg:viewBox="0 0 344 759" draw:points="344,0 257,1 0,759">
          <text:p/>
        </draw:polygon>
        <draw:polygon draw:style-name="gr7" draw:layer="layout" svg:width="0.343cm" svg:height="0.758cm" svg:x="35.121cm" svg:y="13.038cm" svg:viewBox="0 0 344 759" draw:points="344,0 0,759 87,758">
          <text:p/>
        </draw:polygon>
        <draw:polygon draw:style-name="gr7" draw:layer="layout" svg:width="0.343cm" svg:height="0.758cm" svg:x="34.865cm" svg:y="13.795cm" svg:viewBox="0 0 344 759" draw:points="344,0 257,1 0,759">
          <text:p/>
        </draw:polygon>
        <draw:path draw:style-name="gr3" draw:layer="layout" svg:width="2.082cm" svg:height="6.504cm" svg:x="33.873cm" svg:y="8.049cm" svg:viewBox="0 0 2083 6505" svg:d="m1552 6501 279-2m252-1512-531 1514m531-1514-531 1514m-280 2 280-2m531-1514-531 1514m241-1512-521 1514m521-1514-521 1514m-280 2 280-2m521-1514-521 1514m232-1512-512 1514m512-1514-512 1514m-992-6505 791 2567m0 0-791-2567">
          <text:p/>
        </draw:path>
        <draw:polygon draw:style-name="gr11" draw:layer="layout" svg:width="1.136cm" svg:height="3.899cm" svg:x="31.459cm" svg:y="8.061cm" svg:viewBox="0 0 1137 3900" draw:points="1137,2568 444,0 0,3900">
          <text:p/>
        </draw:polygon>
        <draw:polygon draw:style-name="gr11" draw:layer="layout" svg:width="1.136cm" svg:height="3.994cm" svg:x="31.459cm" svg:y="10.629cm" svg:viewBox="0 0 1137 3995" draw:points="1137,0 0,1331 645,3995">
          <text:p/>
        </draw:polygon>
        <draw:polyline draw:style-name="gr3" draw:layer="layout" svg:width="0.645cm" svg:height="6.562cm" svg:x="31.459cm" svg:y="8.061cm" svg:viewBox="0 0 646 6563" draw:points="444,0 0,3899 646,6563">
          <text:p/>
        </draw:polyline>
        <draw:polygon draw:style-name="gr12" draw:layer="layout" svg:width="2.049cm" svg:height="0.896cm" svg:x="27.172cm" svg:y="10.508cm" svg:viewBox="0 0 2050 897" draw:points="2050,884 828,0 0,897">
          <text:p/>
        </draw:polygon>
        <draw:polygon draw:style-name="gr12" draw:layer="layout" svg:width="2.049cm" svg:height="0.896cm" svg:x="25.951cm" svg:y="9.625cm" svg:viewBox="0 0 2050 897" draw:points="2050,884 828,0 0,897">
          <text:p/>
        </draw:polygon>
        <draw:polygon draw:style-name="gr12" draw:layer="layout" svg:width="2.049cm" svg:height="0.896cm" svg:x="25.951cm" svg:y="10.508cm" svg:viewBox="0 0 2050 897" draw:points="2050,0 0,13 1222,897">
          <text:p/>
        </draw:polygon>
        <draw:polygon draw:style-name="gr12" draw:layer="layout" svg:width="2.05cm" svg:height="0.896cm" svg:x="25.122cm" svg:y="10.521cm" svg:viewBox="0 0 2051 897" draw:points="2051,884 829,0 0,897">
          <text:p/>
        </draw:polygon>
        <draw:polygon draw:style-name="gr12" draw:layer="layout" svg:width="2.408cm" svg:height="0.906cm" svg:x="23.543cm" svg:y="10.521cm" svg:viewBox="0 0 2409 907" draw:points="1580,897 2409,0 0,907">
          <text:p/>
        </draw:polygon>
        <draw:polygon draw:style-name="gr12" draw:layer="layout" svg:width="2.408cm" svg:height="0.906cm" svg:x="24.371cm" svg:y="9.625cm" svg:viewBox="0 0 2409 907" draw:points="1581,897 2409,0 0,907">
          <text:p/>
        </draw:polygon>
        <draw:polygon draw:style-name="gr12" draw:layer="layout" svg:width="2.408cm" svg:height="0.906cm" svg:x="23.543cm" svg:y="10.521cm" svg:viewBox="0 0 2409 907" draw:points="2409,0 828,10 0,907">
          <text:p/>
        </draw:polygon>
        <draw:polygon draw:style-name="gr12" draw:layer="layout" svg:width="2.407cm" svg:height="0.906cm" svg:x="21.964cm" svg:y="10.531cm" svg:viewBox="0 0 2408 907" draw:points="1580,897 2408,0 0,907">
          <text:p/>
        </draw:polygon>
        <draw:path draw:style-name="gr3" draw:layer="layout" svg:width="7.257cm" svg:height="1.812cm" svg:x="21.964cm" svg:y="9.625cm" svg:viewBox="0 0 7258 1813" svg:d="m7258 1767-2442-1767m-4816 1813 4816-1813">
          <text:p/>
        </draw:path>
        <draw:polygon draw:style-name="gr10" draw:layer="layout" svg:width="0.396cm" svg:height="1.284cm" svg:x="34.12cm" svg:y="9.334cm" svg:viewBox="0 0 397 1285" draw:points="248,1285 397,1284 0,0">
          <text:p/>
        </draw:polygon>
        <draw:polygon draw:style-name="gr10" draw:layer="layout" svg:width="0.396cm" svg:height="1.284cm" svg:x="34.268cm" svg:y="9.333cm" svg:viewBox="0 0 397 1285" draw:points="249,1285 397,1284 0,0">
          <text:p/>
        </draw:polygon>
        <draw:polygon draw:style-name="gr10" draw:layer="layout" svg:width="0.396cm" svg:height="1.284cm" svg:x="34.12cm" svg:y="9.333cm" svg:viewBox="0 0 397 1285" draw:points="397,1285 148,0 0,1">
          <text:p/>
        </draw:polygon>
        <draw:polygon draw:style-name="gr10" draw:layer="layout" svg:width="0.395cm" svg:height="1.285cm" svg:x="33.873cm" svg:y="8.049cm" svg:viewBox="0 0 396 1286" draw:points="248,1286 396,1285 0,0">
          <text:p/>
        </draw:polygon>
        <draw:polygon draw:style-name="gr10" draw:layer="layout" svg:width="0.388cm" svg:height="1.284cm" svg:x="33.98cm" svg:y="9.334cm" svg:viewBox="0 0 389 1285" draw:points="389,1285 140,0 0,0">
          <text:p/>
        </draw:polygon>
        <draw:polygon draw:style-name="gr10" draw:layer="layout" svg:width="0.388cm" svg:height="1.285cm" svg:x="33.732cm" svg:y="8.049cm" svg:viewBox="0 0 389 1286" draw:points="389,1286 142,0 0,1">
          <text:p/>
        </draw:polygon>
        <draw:polygon draw:style-name="gr10" draw:layer="layout" svg:width="0.388cm" svg:height="1.284cm" svg:x="33.732cm" svg:y="8.05cm" svg:viewBox="0 0 389 1285" draw:points="389,1285 0,0 249,1285">
          <text:p/>
        </draw:polygon>
        <draw:polygon draw:style-name="gr10" draw:layer="layout" svg:width="0.389cm" svg:height="1.284cm" svg:x="33.591cm" svg:y="8.05cm" svg:viewBox="0 0 390 1285" draw:points="390,1285 141,0 0,1">
          <text:p/>
        </draw:polygon>
        <draw:polygon draw:style-name="gr10" draw:layer="layout" svg:width="0.389cm" svg:height="1.285cm" svg:x="33.832cm" svg:y="9.335cm" svg:viewBox="0 0 390 1286" draw:points="241,1286 390,1285 0,0">
          <text:p/>
        </draw:polygon>
        <draw:polygon draw:style-name="gr10" draw:layer="layout" svg:width="0.388cm" svg:height="1.285cm" svg:x="33.98cm" svg:y="9.334cm" svg:viewBox="0 0 389 1286" draw:points="242,1286 389,1285 0,0">
          <text:p/>
        </draw:polygon>
        <draw:polygon draw:style-name="gr10" draw:layer="layout" svg:width="0.389cm" svg:height="1.285cm" svg:x="33.832cm" svg:y="9.334cm" svg:viewBox="0 0 390 1286" draw:points="390,1286 148,0 0,1">
          <text:p/>
        </draw:polygon>
        <draw:polygon draw:style-name="gr10" draw:layer="layout" svg:width="0.389cm" svg:height="1.284cm" svg:x="33.591cm" svg:y="8.051cm" svg:viewBox="0 0 390 1285" draw:points="242,1285 390,1284 0,0">
          <text:p/>
        </draw:polygon>
        <draw:polygon draw:style-name="gr10" draw:layer="layout" svg:width="0.382cm" svg:height="1.285cm" svg:x="33.691cm" svg:y="9.335cm" svg:viewBox="0 0 383 1286" draw:points="383,1286 141,0 0,1">
          <text:p/>
        </draw:polygon>
        <draw:polygon draw:style-name="gr10" draw:layer="layout" svg:width="0.381cm" svg:height="1.284cm" svg:x="33.451cm" svg:y="8.051cm" svg:viewBox="0 0 382 1285" draw:points="382,1285 141,0 0,1">
          <text:p/>
        </draw:polygon>
        <draw:polygon draw:style-name="gr10" draw:layer="layout" svg:width="0.381cm" svg:height="1.284cm" svg:x="33.451cm" svg:y="8.052cm" svg:viewBox="0 0 382 1285" draw:points="382,1284 0,0 241,1285">
          <text:p/>
        </draw:polygon>
        <draw:polygon draw:style-name="gr10" draw:layer="layout" svg:width="0.381cm" svg:height="1.284cm" svg:x="33.31cm" svg:y="8.052cm" svg:viewBox="0 0 382 1285" draw:points="382,1285 141,0 0,1">
          <text:p/>
        </draw:polygon>
        <draw:polygon draw:style-name="gr13" draw:layer="layout" svg:width="0.381cm" svg:height="1.284cm" svg:x="33.544cm" svg:y="9.337cm" svg:viewBox="0 0 382 1285" draw:points="234,1285 382,1285 0,0">
          <text:p/>
        </draw:polygon>
        <draw:polygon draw:style-name="gr10" draw:layer="layout" svg:width="0.382cm" svg:height="1.285cm" svg:x="33.691cm" svg:y="9.336cm" svg:viewBox="0 0 383 1286" draw:points="234,1286 383,1285 0,0">
          <text:p/>
        </draw:polygon>
        <draw:polygon draw:style-name="gr10" draw:layer="layout" svg:width="0.381cm" svg:height="1.285cm" svg:x="33.544cm" svg:y="9.336cm" svg:viewBox="0 0 382 1286" draw:points="382,1286 148,0 0,1">
          <text:p/>
        </draw:polygon>
        <draw:polygon draw:style-name="gr13" draw:layer="layout" svg:width="0.381cm" svg:height="1.284cm" svg:x="33.31cm" svg:y="8.053cm" svg:viewBox="0 0 382 1285" draw:points="234,1285 382,1284 0,0">
          <text:p/>
        </draw:polygon>
        <draw:polygon draw:style-name="gr13" draw:layer="layout" svg:width="0.374cm" svg:height="1.284cm" svg:x="33.403cm" svg:y="9.337cm" svg:viewBox="0 0 375 1285" draw:points="375,1285 141,0 0,1">
          <text:p/>
        </draw:polygon>
        <draw:polygon draw:style-name="gr13" draw:layer="layout" svg:width="0.375cm" svg:height="1.284cm" svg:x="33.169cm" svg:y="8.053cm" svg:viewBox="0 0 376 1285" draw:points="376,1285 141,0 0,1">
          <text:p/>
        </draw:polygon>
        <draw:polygon draw:style-name="gr13" draw:layer="layout" svg:width="0.375cm" svg:height="1.284cm" svg:x="33.169cm" svg:y="8.054cm" svg:viewBox="0 0 376 1285" draw:points="376,1284 0,0 235,1285">
          <text:p/>
        </draw:polygon>
        <draw:polygon draw:style-name="gr13" draw:layer="layout" svg:width="0.374cm" svg:height="1.284cm" svg:x="33.029cm" svg:y="8.054cm" svg:viewBox="0 0 375 1285" draw:points="375,1285 140,0 0,0">
          <text:p/>
        </draw:polygon>
        <draw:polygon draw:style-name="gr13" draw:layer="layout" svg:width="0.375cm" svg:height="1.284cm" svg:x="33.255cm" svg:y="9.339cm" svg:viewBox="0 0 376 1285" draw:points="228,1285 376,1284 0,0">
          <text:p/>
        </draw:polygon>
        <draw:polygon draw:style-name="gr13" draw:layer="layout" svg:width="0.374cm" svg:height="1.284cm" svg:x="33.403cm" svg:y="9.338cm" svg:viewBox="0 0 375 1285" draw:points="227,1285 375,1284 0,0">
          <text:p/>
        </draw:polygon>
        <draw:polygon draw:style-name="gr13" draw:layer="layout" svg:width="0.375cm" svg:height="1.284cm" svg:x="33.255cm" svg:y="9.338cm" svg:viewBox="0 0 376 1285" draw:points="376,1285 149,0 0,1">
          <text:p/>
        </draw:polygon>
        <draw:polygon draw:style-name="gr13" draw:layer="layout" svg:width="0.374cm" svg:height="1.285cm" svg:x="33.029cm" svg:y="8.054cm" svg:viewBox="0 0 375 1286" draw:points="226,1286 375,1285 0,0">
          <text:p/>
        </draw:polygon>
        <draw:polygon draw:style-name="gr13" draw:layer="layout" svg:width="0.367cm" svg:height="1.284cm" svg:x="33.115cm" svg:y="9.339cm" svg:viewBox="0 0 368 1285" draw:points="368,1285 140,0 0,1">
          <text:p/>
        </draw:polygon>
        <draw:polygon draw:style-name="gr13" draw:layer="layout" svg:width="0.367cm" svg:height="1.285cm" svg:x="32.888cm" svg:y="8.054cm" svg:viewBox="0 0 368 1286" draw:points="368,1286 141,0 0,1">
          <text:p/>
        </draw:polygon>
        <draw:polygon draw:style-name="gr13" draw:layer="layout" svg:width="0.367cm" svg:height="1.285cm" svg:x="32.888cm" svg:y="8.055cm" svg:viewBox="0 0 368 1286" draw:points="368,1285 0,0 228,1286">
          <text:p/>
        </draw:polygon>
        <draw:polygon draw:style-name="gr13" draw:layer="layout" svg:width="0.368cm" svg:height="1.285cm" svg:x="32.747cm" svg:y="8.055cm" svg:viewBox="0 0 369 1286" draw:points="369,1286 141,0 0,1">
          <text:p/>
        </draw:polygon>
        <draw:polygon draw:style-name="gr13" draw:layer="layout" svg:width="0.367cm" svg:height="1.284cm" svg:x="32.967cm" svg:y="9.341cm" svg:viewBox="0 0 368 1285" draw:points="220,1285 368,1284 0,0">
          <text:p/>
        </draw:polygon>
        <draw:polygon draw:style-name="gr13" draw:layer="layout" svg:width="0.367cm" svg:height="1.284cm" svg:x="33.115cm" svg:y="9.34cm" svg:viewBox="0 0 368 1285" draw:points="219,1285 368,1284 0,0">
          <text:p/>
        </draw:polygon>
        <draw:polygon draw:style-name="gr13" draw:layer="layout" svg:width="0.367cm" svg:height="1.284cm" svg:x="32.967cm" svg:y="9.34cm" svg:viewBox="0 0 368 1285" draw:points="368,1285 149,0 0,1">
          <text:p/>
        </draw:polygon>
        <draw:polygon draw:style-name="gr13" draw:layer="layout" svg:width="0.368cm" svg:height="1.285cm" svg:x="32.747cm" svg:y="8.056cm" svg:viewBox="0 0 369 1286" draw:points="220,1286 369,1285 0,0">
          <text:p/>
        </draw:polygon>
        <draw:polygon draw:style-name="gr13" draw:layer="layout" svg:width="0.36cm" svg:height="1.284cm" svg:x="32.826cm" svg:y="9.341cm" svg:viewBox="0 0 361 1285" draw:points="361,1285 141,0 0,0">
          <text:p/>
        </draw:polygon>
        <draw:polygon draw:style-name="gr13" draw:layer="layout" svg:width="0.36cm" svg:height="1.285cm" svg:x="32.607cm" svg:y="8.056cm" svg:viewBox="0 0 361 1286" draw:points="361,1286 140,0 0,1">
          <text:p/>
        </draw:polygon>
        <draw:polygon draw:style-name="gr13" draw:layer="layout" svg:width="0.36cm" svg:height="1.284cm" svg:x="32.607cm" svg:y="8.057cm" svg:viewBox="0 0 361 1285" draw:points="361,1285 0,0 220,1285">
          <text:p/>
        </draw:polygon>
        <draw:polygon draw:style-name="gr13" draw:layer="layout" svg:width="0.36cm" svg:height="1.284cm" svg:x="32.466cm" svg:y="8.057cm" svg:viewBox="0 0 361 1285" draw:points="361,1285 141,0 0,1">
          <text:p/>
        </draw:polygon>
        <draw:polygon draw:style-name="gr13" draw:layer="layout" svg:width="0.361cm" svg:height="1.285cm" svg:x="32.678cm" svg:y="9.342cm" svg:viewBox="0 0 362 1286" draw:points="214,1286 362,1285 0,0">
          <text:p/>
        </draw:polygon>
        <draw:polygon draw:style-name="gr13" draw:layer="layout" svg:width="0.36cm" svg:height="1.285cm" svg:x="32.826cm" svg:y="9.341cm" svg:viewBox="0 0 361 1286" draw:points="213,1286 361,1285 0,0">
          <text:p/>
        </draw:polygon>
        <draw:polygon draw:style-name="gr13" draw:layer="layout" svg:width="0.361cm" svg:height="1.285cm" svg:x="32.678cm" svg:y="9.341cm" svg:viewBox="0 0 362 1286" draw:points="362,1286 149,0 0,1">
          <text:p/>
        </draw:polygon>
        <draw:polygon draw:style-name="gr13" draw:layer="layout" svg:width="0.36cm" svg:height="1.284cm" svg:x="32.466cm" svg:y="8.058cm" svg:viewBox="0 0 361 1285" draw:points="212,1285 361,1284 0,0">
          <text:p/>
        </draw:polygon>
        <draw:polygon draw:style-name="gr13" draw:layer="layout" svg:width="0.353cm" svg:height="1.285cm" svg:x="32.538cm" svg:y="9.342cm" svg:viewBox="0 0 354 1286" draw:points="354,1286 140,0 0,1">
          <text:p/>
        </draw:polygon>
        <draw:polygon draw:style-name="gr13" draw:layer="layout" svg:width="0.353cm" svg:height="1.284cm" svg:x="32.325cm" svg:y="8.058cm" svg:viewBox="0 0 354 1285" draw:points="354,1285 141,0 0,1">
          <text:p/>
        </draw:polygon>
        <draw:polygon draw:style-name="gr13" draw:layer="layout" svg:width="0.353cm" svg:height="1.284cm" svg:x="32.325cm" svg:y="8.059cm" svg:viewBox="0 0 354 1285" draw:points="354,1284 0,0 214,1285">
          <text:p/>
        </draw:polygon>
        <draw:polygon draw:style-name="gr13" draw:layer="layout" svg:width="0.353cm" svg:height="1.284cm" svg:x="32.185cm" svg:y="8.059cm" svg:viewBox="0 0 354 1285" draw:points="354,1285 140,0 0,0">
          <text:p/>
        </draw:polygon>
        <draw:polygon draw:style-name="gr13" draw:layer="layout" svg:width="0.353cm" svg:height="1.285cm" svg:x="32.39cm" svg:y="9.344cm" svg:viewBox="0 0 354 1286" draw:points="206,1286 354,1285 0,0">
          <text:p/>
        </draw:polygon>
        <draw:polygon draw:style-name="gr13" draw:layer="layout" svg:width="0.353cm" svg:height="1.285cm" svg:x="32.538cm" svg:y="9.343cm" svg:viewBox="0 0 354 1286" draw:points="205,1286 354,1285 0,0">
          <text:p/>
        </draw:polygon>
        <draw:polygon draw:style-name="gr13" draw:layer="layout" svg:width="0.353cm" svg:height="1.285cm" svg:x="32.39cm" svg:y="9.343cm" svg:viewBox="0 0 354 1286" draw:points="354,1286 149,0 0,1">
          <text:p/>
        </draw:polygon>
        <draw:polygon draw:style-name="gr13" draw:layer="layout" svg:width="0.353cm" svg:height="1.285cm" svg:x="32.185cm" svg:y="8.059cm" svg:viewBox="0 0 354 1286" draw:points="205,1286 354,1285 0,0">
          <text:p/>
        </draw:polygon>
        <draw:polygon draw:style-name="gr13" draw:layer="layout" svg:width="0.346cm" svg:height="1.285cm" svg:x="32.249cm" svg:y="9.344cm" svg:viewBox="0 0 347 1286" draw:points="347,1286 141,0 0,1">
          <text:p/>
        </draw:polygon>
        <draw:polygon draw:style-name="gr13" draw:layer="layout" svg:width="0.346cm" svg:height="1.285cm" svg:x="32.044cm" svg:y="8.059cm" svg:viewBox="0 0 347 1286" draw:points="347,1286 142,0 0,1">
          <text:p/>
        </draw:polygon>
        <draw:polygon draw:style-name="gr13" draw:layer="layout" svg:width="0.346cm" svg:height="1.285cm" svg:x="32.044cm" svg:y="8.06cm" svg:viewBox="0 0 347 1286" draw:points="347,1285 0,0 206,1286">
          <text:p/>
        </draw:polygon>
        <draw:polygon draw:style-name="gr13" draw:layer="layout" svg:width="0.346cm" svg:height="1.285cm" svg:x="31.903cm" svg:y="8.06cm" svg:viewBox="0 0 347 1286" draw:points="347,1286 141,0 0,1">
          <text:p/>
        </draw:polygon>
        <draw:path draw:style-name="gr3" draw:layer="layout" svg:width="2.465cm" svg:height="2.58cm" svg:x="31.903cm" svg:y="8.049cm" svg:viewBox="0 0 2466 2581" svg:d="m1971 0-282 2 777 2568-777-2568m777 2568-777-2568-281 2 763 2568-763-2568m763 2568-763-2568-281 1 748 2568-748-2568m748 2568-748-2568-282 2 735 2568-735-2568m735 2568-735-2568-281 2 720 2568-720-2568m720 2568-720-2568-282 1 707 2569-707-2569m707 2569-707-2569-282 2 693 2569-693-2569">
          <text:p/>
        </draw:path>
        <draw:polygon draw:style-name="gr14" draw:layer="layout" svg:width="0.432cm" svg:height="1.997cm" svg:x="34.096cm" svg:y="12.612cm" svg:viewBox="0 0 433 1998" draw:points="0,1998 142,1998 433,0">
          <text:p/>
        </draw:polygon>
        <draw:polygon draw:style-name="gr14" draw:layer="layout" svg:width="0.432cm" svg:height="1.998cm" svg:x="34.238cm" svg:y="12.611cm" svg:viewBox="0 0 433 1999" draw:points="0,1999 143,1998 433,0">
          <text:p/>
        </draw:polygon>
        <draw:polygon draw:style-name="gr14" draw:layer="layout" svg:width="0.432cm" svg:height="1.998cm" svg:x="34.238cm" svg:y="12.611cm" svg:viewBox="0 0 433 1999" draw:points="0,1999 433,0 291,1">
          <text:p/>
        </draw:polygon>
        <draw:polygon draw:style-name="gr15" draw:layer="layout" svg:width="0.431cm" svg:height="1.998cm" svg:x="34.528cm" svg:y="10.614cm" svg:viewBox="0 0 432 1999" draw:points="0,1999 142,1998 432,0">
          <text:p/>
        </draw:polygon>
        <draw:polygon draw:style-name="gr14" draw:layer="layout" svg:width="0.432cm" svg:height="1.997cm" svg:x="34.096cm" svg:y="12.612cm" svg:viewBox="0 0 433 1998" draw:points="0,1998 433,0 284,1">
          <text:p/>
        </draw:polygon>
        <draw:polygon draw:style-name="gr15" draw:layer="layout" svg:width="0.431cm" svg:height="1.998cm" svg:x="34.528cm" svg:y="10.614cm" svg:viewBox="0 0 432 1999" draw:points="0,1999 432,0 284,1">
          <text:p/>
        </draw:polygon>
        <draw:polygon draw:style-name="gr15" draw:layer="layout" svg:width="0.432cm" svg:height="1.998cm" svg:x="34.38cm" svg:y="10.615cm" svg:viewBox="0 0 433 1999" draw:points="149,1998 433,0 0,1999">
          <text:p/>
        </draw:polygon>
        <draw:polygon draw:style-name="gr15" draw:layer="layout" svg:width="0.432cm" svg:height="1.998cm" svg:x="34.38cm" svg:y="10.615cm" svg:viewBox="0 0 433 1999" draw:points="0,1999 433,0 285,1">
          <text:p/>
        </draw:polygon>
        <draw:polygon draw:style-name="gr14" draw:layer="layout" svg:width="0.426cm" svg:height="1.997cm" svg:x="33.812cm" svg:y="12.614cm" svg:viewBox="0 0 427 1998" draw:points="0,1998 142,1997 427,0">
          <text:p/>
        </draw:polygon>
        <draw:polygon draw:style-name="gr14" draw:layer="layout" svg:width="0.426cm" svg:height="1.997cm" svg:x="33.954cm" svg:y="12.613cm" svg:viewBox="0 0 427 1998" draw:points="0,1998 143,1997 427,0">
          <text:p/>
        </draw:polygon>
        <draw:polygon draw:style-name="gr14" draw:layer="layout" svg:width="0.426cm" svg:height="1.997cm" svg:x="33.954cm" svg:y="12.613cm" svg:viewBox="0 0 427 1998" draw:points="0,1998 427,0 285,1">
          <text:p/>
        </draw:polygon>
        <draw:polygon draw:style-name="gr15" draw:layer="layout" svg:width="0.426cm" svg:height="1.998cm" svg:x="34.238cm" svg:y="10.616cm" svg:viewBox="0 0 427 1999" draw:points="0,1999 142,1998 427,0">
          <text:p/>
        </draw:polygon>
        <draw:polygon draw:style-name="gr14" draw:layer="layout" svg:width="0.426cm" svg:height="1.997cm" svg:x="33.812cm" svg:y="12.614cm" svg:viewBox="0 0 427 1998" draw:points="0,1998 427,0 279,1">
          <text:p/>
        </draw:polygon>
        <draw:polygon draw:style-name="gr15" draw:layer="layout" svg:width="0.426cm" svg:height="1.998cm" svg:x="34.238cm" svg:y="10.616cm" svg:viewBox="0 0 427 1999" draw:points="0,1999 427,0 279,1">
          <text:p/>
        </draw:polygon>
        <draw:polygon draw:style-name="gr15" draw:layer="layout" svg:width="0.426cm" svg:height="1.998cm" svg:x="34.09cm" svg:y="10.617cm" svg:viewBox="0 0 427 1999" draw:points="148,1998 427,0 0,1999">
          <text:p/>
        </draw:polygon>
        <draw:polygon draw:style-name="gr15" draw:layer="layout" svg:width="0.426cm" svg:height="1.998cm" svg:x="34.09cm" svg:y="10.617cm" svg:viewBox="0 0 427 1999" draw:points="0,1999 427,0 278,1">
          <text:p/>
        </draw:polygon>
        <draw:polygon draw:style-name="gr14" draw:layer="layout" svg:width="0.421cm" svg:height="1.997cm" svg:x="33.527cm" svg:y="12.616cm" svg:viewBox="0 0 422 1998" draw:points="0,1998 143,1997 422,0">
          <text:p/>
        </draw:polygon>
        <draw:polygon draw:style-name="gr14" draw:layer="layout" svg:width="0.421cm" svg:height="1.997cm" svg:x="33.669cm" svg:y="12.615cm" svg:viewBox="0 0 422 1998" draw:points="0,1998 143,1997 422,0">
          <text:p/>
        </draw:polygon>
        <draw:polygon draw:style-name="gr14" draw:layer="layout" svg:width="0.421cm" svg:height="1.997cm" svg:x="33.669cm" svg:y="12.615cm" svg:viewBox="0 0 422 1998" draw:points="0,1998 422,0 279,1">
          <text:p/>
        </draw:polygon>
        <draw:polygon draw:style-name="gr15" draw:layer="layout" svg:width="0.42cm" svg:height="1.998cm" svg:x="33.948cm" svg:y="10.618cm" svg:viewBox="0 0 421 1999" draw:points="0,1999 143,1998 421,0">
          <text:p/>
        </draw:polygon>
        <draw:polygon draw:style-name="gr14" draw:layer="layout" svg:width="0.421cm" svg:height="1.997cm" svg:x="33.527cm" svg:y="12.616cm" svg:viewBox="0 0 422 1998" draw:points="0,1998 422,0 274,0">
          <text:p/>
        </draw:polygon>
        <draw:polygon draw:style-name="gr15" draw:layer="layout" svg:width="0.42cm" svg:height="1.998cm" svg:x="33.948cm" svg:y="10.618cm" svg:viewBox="0 0 421 1999" draw:points="0,1999 421,0 274,1">
          <text:p/>
        </draw:polygon>
        <draw:polygon draw:style-name="gr15" draw:layer="layout" svg:width="0.421cm" svg:height="1.997cm" svg:x="33.8cm" svg:y="10.619cm" svg:viewBox="0 0 422 1998" draw:points="148,1998 422,0 0,1998">
          <text:p/>
        </draw:polygon>
        <draw:polygon draw:style-name="gr15" draw:layer="layout" svg:width="0.421cm" svg:height="1.997cm" svg:x="33.8cm" svg:y="10.619cm" svg:viewBox="0 0 422 1998" draw:points="0,1998 422,0 274,1">
          <text:p/>
        </draw:polygon>
        <draw:polygon draw:style-name="gr14" draw:layer="layout" svg:width="0.416cm" svg:height="1.998cm" svg:x="33.242cm" svg:y="12.617cm" svg:viewBox="0 0 417 1999" draw:points="0,1999 143,1998 417,0">
          <text:p/>
        </draw:polygon>
        <draw:polygon draw:style-name="gr14" draw:layer="layout" svg:width="0.415cm" svg:height="1.998cm" svg:x="33.385cm" svg:y="12.616cm" svg:viewBox="0 0 416 1999" draw:points="0,1999 142,1998 416,0">
          <text:p/>
        </draw:polygon>
        <draw:polygon draw:style-name="gr14" draw:layer="layout" svg:width="0.415cm" svg:height="1.998cm" svg:x="33.385cm" svg:y="12.616cm" svg:viewBox="0 0 416 1999" draw:points="0,1999 416,0 274,1">
          <text:p/>
        </draw:polygon>
        <draw:polygon draw:style-name="gr15" draw:layer="layout" svg:width="0.415cm" svg:height="1.997cm" svg:x="33.658cm" svg:y="10.62cm" svg:viewBox="0 0 416 1998" draw:points="0,1998 142,1997 416,0">
          <text:p/>
        </draw:polygon>
        <draw:polygon draw:style-name="gr14" draw:layer="layout" svg:width="0.416cm" svg:height="1.998cm" svg:x="33.242cm" svg:y="12.617cm" svg:viewBox="0 0 417 1999" draw:points="0,1999 417,0 268,1">
          <text:p/>
        </draw:polygon>
        <draw:polygon draw:style-name="gr15" draw:layer="layout" svg:width="0.415cm" svg:height="1.997cm" svg:x="33.658cm" svg:y="10.62cm" svg:viewBox="0 0 416 1998" draw:points="0,1998 416,0 267,1">
          <text:p/>
        </draw:polygon>
        <draw:polygon draw:style-name="gr15" draw:layer="layout" svg:width="0.415cm" svg:height="1.997cm" svg:x="33.51cm" svg:y="10.621cm" svg:viewBox="0 0 416 1998" draw:points="149,1997 416,0 0,1998">
          <text:p/>
        </draw:polygon>
        <draw:polygon draw:style-name="gr15" draw:layer="layout" svg:width="0.415cm" svg:height="1.997cm" svg:x="33.51cm" svg:y="10.621cm" svg:viewBox="0 0 416 1998" draw:points="0,1998 416,0 268,0">
          <text:p/>
        </draw:polygon>
        <draw:polygon draw:style-name="gr14" draw:layer="layout" svg:width="0.41cm" svg:height="1.998cm" svg:x="32.958cm" svg:y="12.619cm" svg:viewBox="0 0 411 1999" draw:points="0,1999 142,1998 411,0">
          <text:p/>
        </draw:polygon>
        <draw:polygon draw:style-name="gr14" draw:layer="layout" svg:width="0.41cm" svg:height="1.998cm" svg:x="33.1cm" svg:y="12.618cm" svg:viewBox="0 0 411 1999" draw:points="0,1999 143,1998 411,0">
          <text:p/>
        </draw:polygon>
        <draw:polygon draw:style-name="gr14" draw:layer="layout" svg:width="0.41cm" svg:height="1.998cm" svg:x="33.1cm" svg:y="12.618cm" svg:viewBox="0 0 411 1999" draw:points="0,1999 411,0 269,1">
          <text:p/>
        </draw:polygon>
        <draw:polygon draw:style-name="gr15" draw:layer="layout" svg:width="0.409cm" svg:height="1.998cm" svg:x="33.368cm" svg:y="10.621cm" svg:viewBox="0 0 410 1999" draw:points="0,1999 142,1998 410,0">
          <text:p/>
        </draw:polygon>
        <draw:polygon draw:style-name="gr14" draw:layer="layout" svg:width="0.41cm" svg:height="1.998cm" svg:x="32.958cm" svg:y="12.619cm" svg:viewBox="0 0 411 1999" draw:points="0,1999 411,0 263,1">
          <text:p/>
        </draw:polygon>
        <draw:polygon draw:style-name="gr15" draw:layer="layout" svg:width="0.409cm" svg:height="1.998cm" svg:x="33.368cm" svg:y="10.621cm" svg:viewBox="0 0 410 1999" draw:points="0,1999 410,0 263,1">
          <text:p/>
        </draw:polygon>
        <draw:polygon draw:style-name="gr15" draw:layer="layout" svg:width="0.41cm" svg:height="1.998cm" svg:x="33.22cm" svg:y="10.622cm" svg:viewBox="0 0 411 1999" draw:points="148,1998 411,0 0,1999">
          <text:p/>
        </draw:polygon>
        <draw:polygon draw:style-name="gr15" draw:layer="layout" svg:width="0.41cm" svg:height="1.998cm" svg:x="33.22cm" svg:y="10.622cm" svg:viewBox="0 0 411 1999" draw:points="0,1999 411,0 262,1">
          <text:p/>
        </draw:polygon>
        <draw:polygon draw:style-name="gr14" draw:layer="layout" svg:width="0.405cm" svg:height="1.998cm" svg:x="32.673cm" svg:y="12.621cm" svg:viewBox="0 0 406 1999" draw:points="0,1999 143,1998 406,0">
          <text:p/>
        </draw:polygon>
        <draw:polygon draw:style-name="gr14" draw:layer="layout" svg:width="0.405cm" svg:height="1.998cm" svg:x="32.815cm" svg:y="12.62cm" svg:viewBox="0 0 406 1999" draw:points="0,1999 143,1998 406,0">
          <text:p/>
        </draw:polygon>
        <draw:polygon draw:style-name="gr14" draw:layer="layout" svg:width="0.405cm" svg:height="1.998cm" svg:x="32.815cm" svg:y="12.62cm" svg:viewBox="0 0 406 1999" draw:points="0,1999 406,0 263,1">
          <text:p/>
        </draw:polygon>
        <draw:polygon draw:style-name="gr15" draw:layer="layout" svg:width="0.404cm" svg:height="1.998cm" svg:x="33.078cm" svg:y="10.623cm" svg:viewBox="0 0 405 1999" draw:points="0,1999 143,1998 405,0">
          <text:p/>
        </draw:polygon>
        <draw:polygon draw:style-name="gr14" draw:layer="layout" svg:width="0.405cm" svg:height="1.998cm" svg:x="32.673cm" svg:y="12.621cm" svg:viewBox="0 0 406 1999" draw:points="0,1999 406,0 258,1">
          <text:p/>
        </draw:polygon>
        <draw:polygon draw:style-name="gr15" draw:layer="layout" svg:width="0.404cm" svg:height="1.998cm" svg:x="33.078cm" svg:y="10.623cm" svg:viewBox="0 0 405 1999" draw:points="0,1999 405,0 257,1">
          <text:p/>
        </draw:polygon>
        <draw:polygon draw:style-name="gr15" draw:layer="layout" svg:width="0.404cm" svg:height="1.998cm" svg:x="32.93cm" svg:y="10.624cm" svg:viewBox="0 0 405 1999" draw:points="148,1998 405,0 0,1999">
          <text:p/>
        </draw:polygon>
        <draw:polygon draw:style-name="gr15" draw:layer="layout" svg:width="0.404cm" svg:height="1.998cm" svg:x="32.93cm" svg:y="10.624cm" svg:viewBox="0 0 405 1999" draw:points="0,1999 405,0 257,1">
          <text:p/>
        </draw:polygon>
        <draw:polygon draw:style-name="gr14" draw:layer="layout" svg:width="0.398cm" svg:height="1.998cm" svg:x="32.389cm" svg:y="12.623cm" svg:viewBox="0 0 399 1999" draw:points="0,1999 142,1998 399,0">
          <text:p/>
        </draw:polygon>
        <draw:polygon draw:style-name="gr14" draw:layer="layout" svg:width="0.399cm" svg:height="1.998cm" svg:x="32.531cm" svg:y="12.622cm" svg:viewBox="0 0 400 1999" draw:points="0,1999 143,1998 400,0">
          <text:p/>
        </draw:polygon>
        <draw:polygon draw:style-name="gr14" draw:layer="layout" svg:width="0.399cm" svg:height="1.998cm" svg:x="32.531cm" svg:y="12.622cm" svg:viewBox="0 0 400 1999" draw:points="0,1999 400,0 257,1">
          <text:p/>
        </draw:polygon>
        <draw:polygon draw:style-name="gr15" draw:layer="layout" svg:width="0.399cm" svg:height="1.998cm" svg:x="32.787cm" svg:y="10.625cm" svg:viewBox="0 0 400 1999" draw:points="0,1999 143,1998 400,0">
          <text:p/>
        </draw:polygon>
        <draw:polygon draw:style-name="gr14" draw:layer="layout" svg:width="0.398cm" svg:height="1.998cm" svg:x="32.389cm" svg:y="12.623cm" svg:viewBox="0 0 399 1999" draw:points="0,1999 399,0 251,1">
          <text:p/>
        </draw:polygon>
        <draw:polygon draw:style-name="gr15" draw:layer="layout" svg:width="0.399cm" svg:height="1.998cm" svg:x="32.787cm" svg:y="10.625cm" svg:viewBox="0 0 400 1999" draw:points="0,1999 400,0 252,1">
          <text:p/>
        </draw:polygon>
        <draw:polygon draw:style-name="gr15" draw:layer="layout" svg:width="0.399cm" svg:height="1.998cm" svg:x="32.64cm" svg:y="10.626cm" svg:viewBox="0 0 400 1999" draw:points="148,1998 400,0 0,1999">
          <text:p/>
        </draw:polygon>
        <draw:polygon draw:style-name="gr15" draw:layer="layout" svg:width="0.399cm" svg:height="1.998cm" svg:x="32.64cm" svg:y="10.626cm" svg:viewBox="0 0 400 1999" draw:points="0,1999 400,0 252,1">
          <text:p/>
        </draw:polygon>
        <draw:polygon draw:style-name="gr14" draw:layer="layout" svg:width="0.393cm" svg:height="1.998cm" svg:x="32.104cm" svg:y="12.625cm" svg:viewBox="0 0 394 1999" draw:points="0,1999 143,1998 394,0">
          <text:p/>
        </draw:polygon>
        <draw:polygon draw:style-name="gr14" draw:layer="layout" svg:width="0.394cm" svg:height="1.998cm" svg:x="32.246cm" svg:y="12.624cm" svg:viewBox="0 0 395 1999" draw:points="0,1999 143,1998 395,0">
          <text:p/>
        </draw:polygon>
        <draw:polygon draw:style-name="gr14" draw:layer="layout" svg:width="0.394cm" svg:height="1.998cm" svg:x="32.246cm" svg:y="12.624cm" svg:viewBox="0 0 395 1999" draw:points="0,1999 395,0 251,1">
          <text:p/>
        </draw:polygon>
        <draw:polygon draw:style-name="gr15" draw:layer="layout" svg:width="0.394cm" svg:height="1.998cm" svg:x="32.497cm" svg:y="10.627cm" svg:viewBox="0 0 395 1999" draw:points="0,1999 144,1998 395,0">
          <text:p/>
        </draw:polygon>
        <draw:polygon draw:style-name="gr14" draw:layer="layout" svg:width="0.393cm" svg:height="1.998cm" svg:x="32.104cm" svg:y="12.625cm" svg:viewBox="0 0 394 1999" draw:points="0,1999 394,0 247,1">
          <text:p/>
        </draw:polygon>
        <draw:polygon draw:style-name="gr15" draw:layer="layout" svg:width="0.394cm" svg:height="1.998cm" svg:x="32.497cm" svg:y="10.627cm" svg:viewBox="0 0 395 1999" draw:points="0,1999 395,0 247,1">
          <text:p/>
        </draw:polygon>
        <draw:polygon draw:style-name="gr15" draw:layer="layout" svg:width="0.393cm" svg:height="1.998cm" svg:x="32.35cm" svg:y="10.628cm" svg:viewBox="0 0 394 1999" draw:points="147,1998 394,0 0,1999">
          <text:p/>
        </draw:polygon>
        <draw:polygon draw:style-name="gr15" draw:layer="layout" svg:width="0.393cm" svg:height="1.998cm" svg:x="32.35cm" svg:y="10.628cm" svg:viewBox="0 0 394 1999" draw:points="0,1999 394,0 245,1">
          <text:p/>
        </draw:polygon>
        <draw:polygon draw:style-name="gr16" draw:layer="layout" svg:width="0.415cm" svg:height="1.757cm" svg:x="36.961cm" svg:y="12.602cm" svg:viewBox="0 0 416 1758" draw:points="0,1758 114,1758 416,0">
          <text:p/>
        </draw:polygon>
        <draw:polygon draw:style-name="gr16" draw:layer="layout" svg:width="0.415cm" svg:height="1.758cm" svg:x="37.075cm" svg:y="12.601cm" svg:viewBox="0 0 416 1759" draw:points="0,1759 113,1758 416,0">
          <text:p/>
        </draw:polygon>
        <draw:polygon draw:style-name="gr16" draw:layer="layout" svg:width="0.415cm" svg:height="1.758cm" svg:x="37.075cm" svg:y="12.601cm" svg:viewBox="0 0 416 1759" draw:points="0,1759 416,0 302,1">
          <text:p/>
        </draw:polygon>
        <draw:polygon draw:style-name="gr17" draw:layer="layout" svg:width="0.415cm" svg:height="1.758cm" svg:x="37.376cm" svg:y="10.844cm" svg:viewBox="0 0 416 1759" draw:points="0,1759 114,1758 416,0">
          <text:p/>
        </draw:polygon>
        <draw:polygon draw:style-name="gr16" draw:layer="layout" svg:width="0.415cm" svg:height="1.757cm" svg:x="36.961cm" svg:y="12.602cm" svg:viewBox="0 0 416 1758" draw:points="0,1758 416,0 297,1">
          <text:p/>
        </draw:polygon>
        <draw:polygon draw:style-name="gr17" draw:layer="layout" svg:width="0.415cm" svg:height="1.758cm" svg:x="37.376cm" svg:y="10.844cm" svg:viewBox="0 0 416 1759" draw:points="0,1759 416,0 298,1">
          <text:p/>
        </draw:polygon>
        <draw:polygon draw:style-name="gr17" draw:layer="layout" svg:width="0.416cm" svg:height="1.758cm" svg:x="37.258cm" svg:y="10.845cm" svg:viewBox="0 0 417 1759" draw:points="119,1758 417,0 0,1759">
          <text:p/>
        </draw:polygon>
        <draw:polygon draw:style-name="gr17" draw:layer="layout" svg:width="0.416cm" svg:height="1.758cm" svg:x="37.258cm" svg:y="10.845cm" svg:viewBox="0 0 417 1759" draw:points="0,1759 417,0 299,1">
          <text:p/>
        </draw:polygon>
        <draw:path draw:style-name="gr3" draw:layer="layout" svg:width="5.687cm" svg:height="4.009cm" svg:x="32.104cm" svg:y="10.614cm" svg:viewBox="0 0 5688 4010" svg:d="m1992 3996 285-1 579-3995-295 2m0 0 295-2m-864 3996 569-3994m-853 3996 284-2 569-3994-297 2m0 0 297-2m-853 3996 556-3994m-841 3996 285-2 556-3994-295 2m0 0 295-2m-841 3996 546-3994m-831 3996 285-2 546-3994-296 1m0 0 296-1m-831 3996 535-3995m-819 3997 284-2 535-3995-295 2m0 0 295-2m-819 3997 524-3995m-809 3997 285-2 524-3995-296 2m0 0 296-2m-809 3997 513-3995m-797 3997 284-2 513-3995-295 2m0 0 295-2m-797 3997 502-3995m-787 3997 285-2 502-3995-296 2m0 0 296-2m-787 3997 491-3995m4367 3731 227-1 603-3515-235 2m0 0 235-2m-830 3516 595-3514">
          <text:p/>
        </draw:path>
        <draw:polygon draw:style-name="gr18" draw:layer="layout" svg:width="2.625cm" svg:height="0.46cm" svg:x="27.644cm" svg:y="13.78cm" svg:viewBox="0 0 2626 461" draw:points="2626,461 2013,0 0,13">
          <text:p/>
        </draw:polygon>
        <draw:polygon draw:style-name="gr18" draw:layer="layout" svg:width="2.626cm" svg:height="0.46cm" svg:x="27.03cm" svg:y="13.32cm" svg:viewBox="0 0 2627 461" draw:points="2627,461 2013,0 0,13">
          <text:p/>
        </draw:polygon>
        <draw:polygon draw:style-name="gr18" draw:layer="layout" svg:width="1.313cm" svg:height="0.231cm" svg:x="28.343cm" svg:y="13.556cm" svg:viewBox="0 0 1314 232" draw:points="1314,225 0,0 307,232">
          <text:p/>
        </draw:polygon>
        <draw:polygon draw:style-name="gr19" draw:layer="layout" svg:width="1.313cm" svg:height="0.23cm" svg:x="27.03cm" svg:y="13.333cm" svg:viewBox="0 0 1314 231" draw:points="1314,224 0,0 307,231">
          <text:p/>
        </draw:polygon>
        <draw:polygon draw:style-name="gr19" draw:layer="layout" svg:width="1.313cm" svg:height="0.231cm" svg:x="27.337cm" svg:y="13.556cm" svg:viewBox="0 0 1314 232" draw:points="1007,0 0,7 1314,232">
          <text:p/>
        </draw:polygon>
        <draw:polygon draw:style-name="gr19" draw:layer="layout" svg:width="1.313cm" svg:height="0.23cm" svg:x="27.337cm" svg:y="13.563cm" svg:viewBox="0 0 1314 231" draw:points="1314,225 0,0 307,231">
          <text:p/>
        </draw:polygon>
        <draw:polygon draw:style-name="gr19" draw:layer="layout" svg:width="2.626cm" svg:height="0.46cm" svg:x="25.018cm" svg:y="13.333cm" svg:viewBox="0 0 2627 461" draw:points="2627,461 2013,0 0,14">
          <text:p/>
        </draw:polygon>
        <draw:polygon draw:style-name="gr18" draw:layer="layout" svg:width="2.423cm" svg:height="1.241cm" svg:x="27.846cm" svg:y="14.017cm" svg:viewBox="0 0 2424 1242" draw:points="2424,223 1110,0 0,1242">
          <text:p/>
        </draw:polygon>
        <draw:polygon draw:style-name="gr18" draw:layer="layout" svg:width="2.423cm" svg:height="1.242cm" svg:x="26.533cm" svg:y="13.793cm" svg:viewBox="0 0 2424 1243" draw:points="2424,224 1112,0 0,1243">
          <text:p/>
        </draw:polygon>
        <draw:polygon draw:style-name="gr18" draw:layer="layout" svg:width="2.423cm" svg:height="1.241cm" svg:x="26.533cm" svg:y="14.017cm" svg:viewBox="0 0 2424 1242" draw:points="2424,0 0,1019 1314,1242">
          <text:p/>
        </draw:polygon>
        <draw:polygon draw:style-name="gr18" draw:layer="layout" svg:width="2.424cm" svg:height="1.241cm" svg:x="25.422cm" svg:y="15.035cm" svg:viewBox="0 0 2425 1242" draw:points="2425,223 1111,0 0,1242">
          <text:p/>
        </draw:polygon>
        <draw:polygon draw:style-name="gr19" draw:layer="layout" svg:width="2.424cm" svg:height="1.241cm" svg:x="25.22cm" svg:y="13.57cm" svg:viewBox="0 0 2425 1242" draw:points="2425,224 1111,0 0,1242">
          <text:p/>
        </draw:polygon>
        <draw:polygon draw:style-name="gr19" draw:layer="layout" svg:width="2.424cm" svg:height="1.241cm" svg:x="23.907cm" svg:y="13.346cm" svg:viewBox="0 0 2425 1242" draw:points="2425,224 1112,0 0,1242">
          <text:p/>
        </draw:polygon>
        <draw:polygon draw:style-name="gr19" draw:layer="layout" svg:width="2.424cm" svg:height="1.241cm" svg:x="23.907cm" svg:y="13.57cm" svg:viewBox="0 0 2425 1242" draw:points="2425,0 0,1018 1314,1242">
          <text:p/>
        </draw:polygon>
        <draw:polygon draw:style-name="gr19" draw:layer="layout" svg:width="2.424cm" svg:height="1.242cm" svg:x="22.796cm" svg:y="14.587cm" svg:viewBox="0 0 2425 1243" draw:points="2425,224 1111,0 0,1243">
          <text:p/>
        </draw:polygon>
        <draw:polygon draw:style-name="gr19" draw:layer="layout" svg:width="2.424cm" svg:height="1.242cm" svg:x="25.22cm" svg:y="13.793cm" svg:viewBox="0 0 2425 1243" draw:points="2425,0 0,1018 1313,1243">
          <text:p/>
        </draw:polygon>
        <draw:polygon draw:style-name="gr19" draw:layer="layout" svg:width="2.424cm" svg:height="1.241cm" svg:x="22.796cm" svg:y="14.811cm" svg:viewBox="0 0 2425 1242" draw:points="2425,0 0,1019 1313,1242">
          <text:p/>
        </draw:polygon>
        <draw:polygon draw:style-name="gr19" draw:layer="layout" svg:width="2.424cm" svg:height="1.241cm" svg:x="24.109cm" svg:y="14.811cm" svg:viewBox="0 0 2425 1242" draw:points="1112,0 0,1242 2425,225">
          <text:p/>
        </draw:polygon>
        <draw:polygon draw:style-name="gr18" draw:layer="layout" svg:width="2.424cm" svg:height="1.241cm" svg:x="24.109cm" svg:y="15.035cm" svg:viewBox="0 0 2425 1242" draw:points="2425,0 0,1017 1314,1242">
          <text:p/>
        </draw:polygon>
        <draw:polygon draw:style-name="gr18" draw:layer="layout" svg:width="2.423cm" svg:height="1.242cm" svg:x="22.999cm" svg:y="16.052cm" svg:viewBox="0 0 2424 1243" draw:points="2424,225 1110,0 0,1243">
          <text:p/>
        </draw:polygon>
        <draw:polygon draw:style-name="gr18" draw:layer="layout" svg:width="2.423cm" svg:height="1.241cm" svg:x="21.686cm" svg:y="15.829cm" svg:viewBox="0 0 2424 1242" draw:points="2424,223 1111,0 0,1242">
          <text:p/>
        </draw:polygon>
        <draw:polygon draw:style-name="gr18" draw:layer="layout" svg:width="2.423cm" svg:height="1.242cm" svg:x="21.686cm" svg:y="16.052cm" svg:viewBox="0 0 2424 1243" draw:points="2424,0 0,1019 1314,1243">
          <text:p/>
        </draw:polygon>
        <draw:polygon draw:style-name="gr18" draw:layer="layout" svg:width="2.424cm" svg:height="1.242cm" svg:x="20.575cm" svg:y="17.07cm" svg:viewBox="0 0 2425 1243" draw:points="2425,224 1111,0 0,1243">
          <text:p/>
        </draw:polygon>
        <draw:polygon draw:style-name="gr20" draw:layer="layout" svg:width="3.907cm" svg:height="0.928cm" svg:x="21.111cm" svg:y="13.346cm" svg:viewBox="0 0 3908 929" draw:points="3908,0 2356,10 0,929">
          <text:p/>
        </draw:polygon>
        <draw:polygon draw:style-name="gr20" draw:layer="layout" svg:width="3.907cm" svg:height="0.928cm" svg:x="19.56cm" svg:y="13.356cm" svg:viewBox="0 0 3908 929" draw:points="3908,0 2358,10 0,929">
          <text:p/>
        </draw:polygon>
        <draw:polygon draw:style-name="gr20" draw:layer="layout" svg:width="3.907cm" svg:height="0.928cm" svg:x="19.56cm" svg:y="13.356cm" svg:viewBox="0 0 3908 929" draw:points="3908,0 0,929 1552,919">
          <text:p/>
        </draw:polygon>
        <draw:polygon draw:style-name="gr19" draw:layer="layout" svg:width="3.907cm" svg:height="0.928cm" svg:x="17.204cm" svg:y="14.274cm" svg:viewBox="0 0 3908 929" draw:points="3908,0 2356,10 0,929">
          <text:p/>
        </draw:polygon>
        <draw:polygon draw:style-name="gr20" draw:layer="layout" svg:width="3.907cm" svg:height="2.483cm" svg:x="21.111cm" svg:y="13.346cm" svg:viewBox="0 0 3908 2484" draw:points="3908,0 0,928 1685,2484">
          <text:p/>
        </draw:polygon>
        <draw:polygon draw:style-name="gr19" draw:layer="layout" svg:width="3.907cm" svg:height="2.483cm" svg:x="17.204cm" svg:y="14.274cm" svg:viewBox="0 0 3908 2484" draw:points="3908,0 0,929 1685,2484">
          <text:p/>
        </draw:polygon>
        <draw:polygon draw:style-name="gr19" draw:layer="layout" svg:width="1.954cm" svg:height="1.242cm" svg:x="20cm" svg:y="14.274cm" svg:viewBox="0 0 1955 1243" draw:points="1111,0 0,1243 1955,779">
          <text:p/>
        </draw:polygon>
        <draw:polygon draw:style-name="gr19" draw:layer="layout" svg:width="1.954cm" svg:height="1.241cm" svg:x="18.889cm" svg:y="15.516cm" svg:viewBox="0 0 1955 1242" draw:points="1112,0 0,1242 1955,778">
          <text:p/>
        </draw:polygon>
        <draw:polygon draw:style-name="gr19" draw:layer="layout" svg:width="1.954cm" svg:height="1.241cm" svg:x="20cm" svg:y="15.052cm" svg:viewBox="0 0 1955 1242" draw:points="0,464 843,1242 1955,0">
          <text:p/>
        </draw:polygon>
        <draw:polygon draw:style-name="gr19" draw:layer="layout" svg:width="1.953cm" svg:height="1.241cm" svg:x="20.843cm" svg:y="15.052cm" svg:viewBox="0 0 1954 1242" draw:points="1112,0 0,1242 1954,777">
          <text:p/>
        </draw:polygon>
        <draw:polygon draw:style-name="gr19" draw:layer="layout" svg:width="3.907cm" svg:height="2.483cm" svg:x="18.889cm" svg:y="15.829cm" svg:viewBox="0 0 3908 2484" draw:points="3908,0 0,928 1687,2484">
          <text:p/>
        </draw:polygon>
        <draw:path draw:style-name="gr3" draw:layer="layout" svg:width="13.065cm" svg:height="1.882cm" svg:x="17.204cm" svg:y="13.32cm" svg:viewBox="0 0 13066 1883" svg:d="m11840 0 1226 920m-8353-874-4713 1837">
          <text:p/>
        </draw:path>
        <draw:polygon draw:style-name="gr21" draw:layer="layout" svg:width="2.675cm" svg:height="0.452cm" svg:x="27.798cm" svg:y="11.844cm" svg:viewBox="0 0 2676 453" draw:points="2676,453 2050,0 0,13">
          <text:p/>
        </draw:polygon>
        <draw:polygon draw:style-name="gr21" draw:layer="layout" svg:width="2.675cm" svg:height="0.453cm" svg:x="27.172cm" svg:y="11.391cm" svg:viewBox="0 0 2676 454" draw:points="2676,454 2049,0 0,13">
          <text:p/>
        </draw:polygon>
        <draw:polygon draw:style-name="gr21" draw:layer="layout" svg:width="2.675cm" svg:height="0.453cm" svg:x="27.172cm" svg:y="11.404cm" svg:viewBox="0 0 2676 454" draw:points="2676,441 0,0 626,454">
          <text:p/>
        </draw:polygon>
        <draw:polygon draw:style-name="gr21" draw:layer="layout" svg:width="2.676cm" svg:height="0.453cm" svg:x="25.122cm" svg:y="11.404cm" svg:viewBox="0 0 2677 454" draw:points="2677,454 2051,0 0,13">
          <text:p/>
        </draw:polygon>
        <draw:polygon draw:style-name="gr21" draw:layer="layout" svg:width="2.468cm" svg:height="1.222cm" svg:x="28.005cm" svg:y="12.077cm" svg:viewBox="0 0 2469 1223" draw:points="2469,220 1130,0 0,1223">
          <text:p/>
        </draw:polygon>
        <draw:polygon draw:style-name="gr21" draw:layer="layout" svg:width="2.468cm" svg:height="1.222cm" svg:x="26.667cm" svg:y="11.857cm" svg:viewBox="0 0 2469 1223" draw:points="2469,220 1132,0 0,1223">
          <text:p/>
        </draw:polygon>
        <draw:polygon draw:style-name="gr21" draw:layer="layout" svg:width="2.468cm" svg:height="1.222cm" svg:x="26.667cm" svg:y="12.077cm" svg:viewBox="0 0 2469 1223" draw:points="2469,0 0,1003 1339,1223">
          <text:p/>
        </draw:polygon>
        <draw:polygon draw:style-name="gr21" draw:layer="layout" svg:width="2.469cm" svg:height="1.223cm" svg:x="25.536cm" svg:y="13.079cm" svg:viewBox="0 0 2470 1224" draw:points="2470,220 1131,0 0,1224">
          <text:p/>
        </draw:polygon>
        <draw:polygon draw:style-name="gr21" draw:layer="layout" svg:width="2.469cm" svg:height="1.223cm" svg:x="25.329cm" svg:y="11.637cm" svg:viewBox="0 0 2470 1224" draw:points="2470,220 1131,0 0,1224">
          <text:p/>
        </draw:polygon>
        <draw:polygon draw:style-name="gr12" draw:layer="layout" svg:width="2.469cm" svg:height="1.223cm" svg:x="23.991cm" svg:y="11.417cm" svg:viewBox="0 0 2470 1224" draw:points="2470,220 1132,0 0,1224">
          <text:p/>
        </draw:polygon>
        <draw:polygon draw:style-name="gr12" draw:layer="layout" svg:width="2.469cm" svg:height="1.223cm" svg:x="23.991cm" svg:y="11.637cm" svg:viewBox="0 0 2470 1224" draw:points="2470,0 0,1004 1339,1224">
          <text:p/>
        </draw:polygon>
        <draw:polygon draw:style-name="gr21" draw:layer="layout" svg:width="2.468cm" svg:height="1.222cm" svg:x="22.861cm" svg:y="12.64cm" svg:viewBox="0 0 2469 1223" draw:points="2469,220 1130,0 0,1223">
          <text:p/>
        </draw:polygon>
        <draw:polygon draw:style-name="gr21" draw:layer="layout" svg:width="4.937cm" svg:height="2.445cm" svg:x="22.861cm" svg:y="11.857cm" svg:viewBox="0 0 4938 2446" draw:points="4938,0 0,2006 2676,2446">
          <text:p/>
        </draw:polygon>
        <draw:polygon draw:style-name="gr2" draw:layer="layout" svg:width="2.468cm" svg:height="1.223cm" svg:x="23.068cm" svg:y="14.082cm" svg:viewBox="0 0 2469 1224" draw:points="2469,220 1131,0 0,1224">
          <text:p/>
        </draw:polygon>
        <draw:polygon draw:style-name="gr21" draw:layer="layout" svg:width="2.469cm" svg:height="1.223cm" svg:x="21.73cm" svg:y="13.862cm" svg:viewBox="0 0 2470 1224" draw:points="2470,220 1132,0 0,1224">
          <text:p/>
        </draw:polygon>
        <draw:polygon draw:style-name="gr21" draw:layer="layout" svg:width="2.469cm" svg:height="1.223cm" svg:x="21.73cm" svg:y="14.082cm" svg:viewBox="0 0 2470 1224" draw:points="2470,0 0,1004 1339,1224">
          <text:p/>
        </draw:polygon>
        <draw:polygon draw:style-name="gr2" draw:layer="layout" svg:width="2.469cm" svg:height="1.223cm" svg:x="20.599cm" svg:y="15.085cm" svg:viewBox="0 0 2470 1224" draw:points="2470,220 1131,0 0,1224">
          <text:p/>
        </draw:polygon>
        <draw:polygon draw:style-name="gr12" draw:layer="layout" svg:width="7.959cm" svg:height="1.826cm" svg:x="17.163cm" svg:y="11.417cm" svg:viewBox="0 0 7960 1827" draw:points="7960,0 4801,20 0,1827">
          <text:p/>
        </draw:polygon>
        <draw:polygon draw:style-name="gr12" draw:layer="layout" svg:width="1.99cm" svg:height="1.223cm" svg:x="23.132cm" svg:y="11.417cm" svg:viewBox="0 0 1991 1224" draw:points="1991,0 0,457 859,1224">
          <text:p/>
        </draw:polygon>
        <draw:polygon draw:style-name="gr12" draw:layer="layout" svg:width="1.99cm" svg:height="1.222cm" svg:x="21.142cm" svg:y="11.874cm" svg:viewBox="0 0 1991 1223" draw:points="1991,0 0,457 860,1223">
          <text:p/>
        </draw:polygon>
        <draw:polygon draw:style-name="gr12" draw:layer="layout" svg:width="1.989cm" svg:height="1.222cm" svg:x="22.002cm" svg:y="11.874cm" svg:viewBox="0 0 1990 1223" draw:points="1131,0 0,1223 1990,767">
          <text:p/>
        </draw:polygon>
        <draw:polygon draw:style-name="gr21" draw:layer="layout" svg:width="1.989cm" svg:height="1.222cm" svg:x="22.002cm" svg:y="12.64cm" svg:viewBox="0 0 1990 1223" draw:points="1990,0 0,456 860,1223">
          <text:p/>
        </draw:polygon>
        <draw:polygon draw:style-name="gr12" draw:layer="layout" svg:width="1.989cm" svg:height="1.223cm" svg:x="19.153cm" svg:y="12.33cm" svg:viewBox="0 0 1990 1224" draw:points="1990,0 0,457 859,1224">
          <text:p/>
        </draw:polygon>
        <draw:polygon draw:style-name="gr12" draw:layer="layout" svg:width="1.99cm" svg:height="1.222cm" svg:x="17.163cm" svg:y="12.787cm" svg:viewBox="0 0 1991 1223" draw:points="1991,0 0,456 859,1223">
          <text:p/>
        </draw:polygon>
        <draw:polygon draw:style-name="gr12" draw:layer="layout" svg:width="1.99cm" svg:height="1.222cm" svg:x="18.022cm" svg:y="12.787cm" svg:viewBox="0 0 1991 1223" draw:points="1132,0 0,1223 1991,767">
          <text:p/>
        </draw:polygon>
        <draw:polygon draw:style-name="gr21" draw:layer="layout" svg:width="1.99cm" svg:height="1.222cm" svg:x="18.022cm" svg:y="13.553cm" svg:viewBox="0 0 1991 1223" draw:points="1991,0 0,456 860,1223">
          <text:p/>
        </draw:polygon>
        <draw:polygon draw:style-name="gr12" draw:layer="layout" svg:width="1.99cm" svg:height="1.223cm" svg:x="20.012cm" svg:y="12.33cm" svg:viewBox="0 0 1991 1224" draw:points="1131,0 0,1224 1991,766">
          <text:p/>
        </draw:polygon>
        <draw:polygon draw:style-name="gr21" draw:layer="layout" svg:width="1.99cm" svg:height="1.222cm" svg:x="18.881cm" svg:y="13.553cm" svg:viewBox="0 0 1991 1223" draw:points="1131,0 0,1223 1991,766">
          <text:p/>
        </draw:polygon>
        <draw:polygon draw:style-name="gr21" draw:layer="layout" svg:width="1.99cm" svg:height="1.223cm" svg:x="20.012cm" svg:y="13.096cm" svg:viewBox="0 0 1991 1224" draw:points="0,458 860,1224 1991,0">
          <text:p/>
        </draw:polygon>
        <draw:polygon draw:style-name="gr21" draw:layer="layout" svg:width="1.99cm" svg:height="1.223cm" svg:x="20.871cm" svg:y="13.096cm" svg:viewBox="0 0 1991 1224" draw:points="1131,0 0,1224 1991,767">
          <text:p/>
        </draw:polygon>
        <draw:polygon draw:style-name="gr21" draw:layer="layout" svg:width="1.99cm" svg:height="1.223cm" svg:x="20.871cm" svg:y="13.862cm" svg:viewBox="0 0 1991 1224" draw:points="1991,0 0,457 859,1224">
          <text:p/>
        </draw:polygon>
        <draw:polygon draw:style-name="gr21" draw:layer="layout" svg:width="1.99cm" svg:height="1.223cm" svg:x="18.881cm" svg:y="14.319cm" svg:viewBox="0 0 1991 1224" draw:points="1991,0 0,457 859,1224">
          <text:p/>
        </draw:polygon>
        <draw:polygon draw:style-name="gr21" draw:layer="layout" svg:width="1.99cm" svg:height="1.223cm" svg:x="19.74cm" svg:y="14.319cm" svg:viewBox="0 0 1991 1224" draw:points="1132,0 0,1224 1991,767">
          <text:p/>
        </draw:polygon>
        <draw:polygon draw:style-name="gr2" draw:layer="layout" svg:width="1.99cm" svg:height="1.223cm" svg:x="19.74cm" svg:y="15.085cm" svg:viewBox="0 0 1991 1224" draw:points="1991,0 0,457 860,1224">
          <text:p/>
        </draw:polygon>
        <draw:path draw:style-name="gr3" draw:layer="layout" svg:width="13.31cm" svg:height="1.852cm" svg:x="17.163cm" svg:y="11.391cm" svg:viewBox="0 0 13311 1853" svg:d="m12059 0 1252 905m-8510-859-4801 1807">
          <text:p/>
        </draw:path>
        <draw:polygon draw:style-name="gr22" draw:layer="layout" svg:width="2.471cm" svg:height="1.172cm" svg:x="20.591cm" svg:y="15.813cm" svg:viewBox="0 0 2472 1173" draw:points="0,1173 2454,164 2472,0">
          <text:p/>
        </draw:polygon>
        <draw:polygon draw:style-name="gr22" draw:layer="layout" svg:width="2.471cm" svg:height="1.172cm" svg:x="23.044cm" svg:y="14.805cm" svg:viewBox="0 0 2472 1173" draw:points="0,1173 2455,163 2472,0">
          <text:p/>
        </draw:polygon>
        <draw:polygon draw:style-name="gr22" draw:layer="layout" svg:width="2.471cm" svg:height="1.172cm" svg:x="23.044cm" svg:y="14.805cm" svg:viewBox="0 0 2472 1173" draw:points="0,1173 2472,0 18,1009">
          <text:p/>
        </draw:polygon>
        <draw:polygon draw:style-name="gr22" draw:layer="layout" svg:width="2.47cm" svg:height="1.172cm" svg:x="23.062cm" svg:y="14.641cm" svg:viewBox="0 0 2471 1173" draw:points="0,1173 2454,164 2471,0">
          <text:p/>
        </draw:polygon>
        <draw:polygon draw:style-name="gr23" draw:layer="layout" svg:width="2.47cm" svg:height="1.172cm" svg:x="25.498cm" svg:y="13.796cm" svg:viewBox="0 0 2471 1173" draw:points="0,1173 2454,164 2471,0">
          <text:p/>
        </draw:polygon>
        <draw:polygon draw:style-name="gr23" draw:layer="layout" svg:width="2.471cm" svg:height="1.172cm" svg:x="27.951cm" svg:y="12.788cm" svg:viewBox="0 0 2472 1173" draw:points="0,1173 2454,165 2472,0">
          <text:p/>
        </draw:polygon>
        <draw:polygon draw:style-name="gr23" draw:layer="layout" svg:width="2.471cm" svg:height="1.172cm" svg:x="27.951cm" svg:y="12.788cm" svg:viewBox="0 0 2472 1173" draw:points="0,1173 2472,0 17,1009">
          <text:p/>
        </draw:polygon>
        <draw:polygon draw:style-name="gr23" draw:layer="layout" svg:width="2.471cm" svg:height="1.172cm" svg:x="27.968cm" svg:y="12.624cm" svg:viewBox="0 0 2472 1173" draw:points="0,1173 2455,164 2472,0">
          <text:p/>
        </draw:polygon>
        <draw:polygon draw:style-name="gr23" draw:layer="layout" svg:width="2.47cm" svg:height="1.172cm" svg:x="25.498cm" svg:y="13.796cm" svg:viewBox="0 0 2471 1173" draw:points="0,1173 2471,0 17,1010">
          <text:p/>
        </draw:polygon>
        <draw:polygon draw:style-name="gr23" draw:layer="layout" svg:width="2.471cm" svg:height="1.172cm" svg:x="27.968cm" svg:y="12.624cm" svg:viewBox="0 0 2472 1173" draw:points="0,1173 2472,0 17,1009">
          <text:p/>
        </draw:polygon>
        <draw:polygon draw:style-name="gr23" draw:layer="layout" svg:width="2.47cm" svg:height="1.173cm" svg:x="25.515cm" svg:y="13.632cm" svg:viewBox="0 0 2471 1174" draw:points="2454,164 2471,0 0,1174">
          <text:p/>
        </draw:polygon>
        <draw:polygon draw:style-name="gr23" draw:layer="layout" svg:width="2.47cm" svg:height="1.173cm" svg:x="25.515cm" svg:y="13.632cm" svg:viewBox="0 0 2471 1174" draw:points="0,1174 2471,0 17,1010">
          <text:p/>
        </draw:polygon>
        <draw:polygon draw:style-name="gr23" draw:layer="layout" svg:width="2.471cm" svg:height="1.172cm" svg:x="25.532cm" svg:y="13.469cm" svg:viewBox="0 0 2472 1173" draw:points="0,1173 2454,163 2472,0">
          <text:p/>
        </draw:polygon>
        <draw:polygon draw:style-name="gr23" draw:layer="layout" svg:width="2.471cm" svg:height="1.172cm" svg:x="27.985cm" svg:y="12.46cm" svg:viewBox="0 0 2472 1173" draw:points="0,1173 2455,164 2472,0">
          <text:p/>
        </draw:polygon>
        <draw:polygon draw:style-name="gr23" draw:layer="layout" svg:width="2.471cm" svg:height="1.172cm" svg:x="27.985cm" svg:y="12.46cm" svg:viewBox="0 0 2472 1173" draw:points="0,1173 2472,0 18,1010">
          <text:p/>
        </draw:polygon>
        <draw:polygon draw:style-name="gr23" draw:layer="layout" svg:width="2.47cm" svg:height="1.173cm" svg:x="28.003cm" svg:y="12.296cm" svg:viewBox="0 0 2471 1174" draw:points="0,1174 2454,164 2471,0">
          <text:p/>
        </draw:polygon>
        <draw:polygon draw:style-name="gr22" draw:layer="layout" svg:width="2.471cm" svg:height="1.172cm" svg:x="20.591cm" svg:y="15.813cm" svg:viewBox="0 0 2472 1173" draw:points="0,1173 2472,0 2,1003">
          <text:p/>
        </draw:polygon>
        <draw:polygon draw:style-name="gr22" draw:layer="layout" svg:width="2.47cm" svg:height="1.172cm" svg:x="23.062cm" svg:y="14.641cm" svg:viewBox="0 0 2471 1173" draw:points="0,1173 2471,0 2,1003">
          <text:p/>
        </draw:polygon>
        <draw:polygon draw:style-name="gr22" draw:layer="layout" svg:width="2.471cm" svg:height="1.172cm" svg:x="20.593cm" svg:y="15.643cm" svg:viewBox="0 0 2472 1173" draw:points="2470,170 2472,0 0,1173">
          <text:p/>
        </draw:polygon>
        <draw:polygon draw:style-name="gr22" draw:layer="layout" svg:width="2.471cm" svg:height="1.172cm" svg:x="20.593cm" svg:y="15.643cm" svg:viewBox="0 0 2472 1173" draw:points="0,1173 2472,0 2,1004">
          <text:p/>
        </draw:polygon>
        <draw:polygon draw:style-name="gr23" draw:layer="layout" svg:width="2.471cm" svg:height="1.172cm" svg:x="25.532cm" svg:y="13.469cm" svg:viewBox="0 0 2472 1173" draw:points="0,1173 2472,0 2,1003">
          <text:p/>
        </draw:polygon>
        <draw:polygon draw:style-name="gr23" draw:layer="layout" svg:width="2.47cm" svg:height="1.173cm" svg:x="28.003cm" svg:y="12.296cm" svg:viewBox="0 0 2471 1174" draw:points="0,1174 2471,0 2,1004">
          <text:p/>
        </draw:polygon>
        <draw:polygon draw:style-name="gr23" draw:layer="layout" svg:width="2.471cm" svg:height="1.172cm" svg:x="25.534cm" svg:y="13.299cm" svg:viewBox="0 0 2472 1173" draw:points="2470,170 2472,0 0,1173">
          <text:p/>
        </draw:polygon>
        <draw:polygon draw:style-name="gr23" draw:layer="layout" svg:width="2.471cm" svg:height="1.172cm" svg:x="25.534cm" svg:y="13.299cm" svg:viewBox="0 0 2472 1173" draw:points="0,1173 2472,0 2,1004">
          <text:p/>
        </draw:polygon>
        <draw:polygon draw:style-name="gr23" draw:layer="layout" svg:width="2.47cm" svg:height="1.172cm" svg:x="23.064cm" svg:y="14.471cm" svg:viewBox="0 0 2471 1173" draw:points="2469,170 2471,0 0,1173">
          <text:p/>
        </draw:polygon>
        <draw:polygon draw:style-name="gr23" draw:layer="layout" svg:width="2.47cm" svg:height="1.172cm" svg:x="23.066cm" svg:y="14.302cm" svg:viewBox="0 0 2471 1173" draw:points="2469,169 2471,0 0,1173">
          <text:p/>
        </draw:polygon>
        <draw:polygon draw:style-name="gr23" draw:layer="layout" svg:width="2.47cm" svg:height="1.172cm" svg:x="23.064cm" svg:y="14.471cm" svg:viewBox="0 0 2471 1173" draw:points="2471,0 2,1004 0,1173">
          <text:p/>
        </draw:polygon>
        <draw:polygon draw:style-name="gr22" draw:layer="layout" svg:width="2.471cm" svg:height="1.172cm" svg:x="20.595cm" svg:y="15.474cm" svg:viewBox="0 0 2472 1173" draw:points="2470,169 2472,0 0,1173">
          <text:p/>
        </draw:polygon>
        <draw:polygon draw:style-name="gr22" draw:layer="layout" svg:width="2.471cm" svg:height="1.172cm" svg:x="20.595cm" svg:y="15.474cm" svg:viewBox="0 0 2472 1173" draw:points="0,1173 2472,0 2,1004">
          <text:p/>
        </draw:polygon>
        <draw:polygon draw:style-name="gr22" draw:layer="layout" svg:width="2.47cm" svg:height="1.172cm" svg:x="23.066cm" svg:y="14.302cm" svg:viewBox="0 0 2471 1173" draw:points="0,1173 2471,0 2,1004">
          <text:p/>
        </draw:polygon>
        <draw:polygon draw:style-name="gr22" draw:layer="layout" svg:width="2.471cm" svg:height="1.172cm" svg:x="20.597cm" svg:y="15.305cm" svg:viewBox="0 0 2472 1173" draw:points="2470,169 2472,0 0,1173">
          <text:p/>
        </draw:polygon>
        <draw:polygon draw:style-name="gr22" draw:layer="layout" svg:width="2.471cm" svg:height="1.172cm" svg:x="20.597cm" svg:y="15.305cm" svg:viewBox="0 0 2472 1173" draw:points="0,1173 2472,0 2,1003">
          <text:p/>
        </draw:polygon>
        <draw:polygon draw:style-name="gr23" draw:layer="layout" svg:width="2.426cm" svg:height="1.18cm" svg:x="20.567cm" svg:y="17.782cm" svg:viewBox="0 0 2427 1181" draw:points="0,1181 2410,158 2427,0">
          <text:p/>
        </draw:polygon>
        <draw:polygon draw:style-name="gr23" draw:layer="layout" svg:width="2.426cm" svg:height="1.181cm" svg:x="22.976cm" svg:y="16.759cm" svg:viewBox="0 0 2427 1182" draw:points="0,1182 2410,158 2427,0">
          <text:p/>
        </draw:polygon>
        <draw:polygon draw:style-name="gr23" draw:layer="layout" svg:width="2.426cm" svg:height="1.181cm" svg:x="22.976cm" svg:y="16.759cm" svg:viewBox="0 0 2427 1182" draw:points="0,1182 2427,0 17,1024">
          <text:p/>
        </draw:polygon>
        <draw:polygon draw:style-name="gr23" draw:layer="layout" svg:width="2.425cm" svg:height="1.181cm" svg:x="22.993cm" svg:y="16.601cm" svg:viewBox="0 0 2426 1182" draw:points="0,1182 2410,158 2426,0">
          <text:p/>
        </draw:polygon>
        <draw:polygon draw:style-name="gr24" draw:layer="layout" svg:width="2.426cm" svg:height="1.18cm" svg:x="25.385cm" svg:y="15.737cm" svg:viewBox="0 0 2427 1181" draw:points="0,1181 2410,158 2427,0">
          <text:p/>
        </draw:polygon>
        <draw:polygon draw:style-name="gr24" draw:layer="layout" svg:width="2.426cm" svg:height="1.181cm" svg:x="27.794cm" svg:y="14.714cm" svg:viewBox="0 0 2427 1182" draw:points="0,1182 2410,158 2427,0">
          <text:p/>
        </draw:polygon>
        <draw:polygon draw:style-name="gr24" draw:layer="layout" svg:width="2.426cm" svg:height="1.181cm" svg:x="27.794cm" svg:y="14.714cm" svg:viewBox="0 0 2427 1182" draw:points="0,1182 2427,0 17,1024">
          <text:p/>
        </draw:polygon>
        <draw:polygon draw:style-name="gr24" draw:layer="layout" svg:width="2.425cm" svg:height="1.181cm" svg:x="27.811cm" svg:y="14.556cm" svg:viewBox="0 0 2426 1182" draw:points="0,1182 2410,158 2426,0">
          <text:p/>
        </draw:polygon>
        <draw:polygon draw:style-name="gr24" draw:layer="layout" svg:width="2.426cm" svg:height="1.18cm" svg:x="25.385cm" svg:y="15.737cm" svg:viewBox="0 0 2427 1181" draw:points="0,1181 2427,0 17,1023">
          <text:p/>
        </draw:polygon>
        <draw:polygon draw:style-name="gr24" draw:layer="layout" svg:width="2.425cm" svg:height="1.181cm" svg:x="27.811cm" svg:y="14.556cm" svg:viewBox="0 0 2426 1182" draw:points="0,1182 2426,0 16,1024">
          <text:p/>
        </draw:polygon>
        <draw:polygon draw:style-name="gr24" draw:layer="layout" svg:width="2.425cm" svg:height="1.18cm" svg:x="25.402cm" svg:y="15.579cm" svg:viewBox="0 0 2426 1181" draw:points="2410,158 2426,0 0,1181">
          <text:p/>
        </draw:polygon>
        <draw:polygon draw:style-name="gr24" draw:layer="layout" svg:width="2.425cm" svg:height="1.18cm" svg:x="25.402cm" svg:y="15.579cm" svg:viewBox="0 0 2426 1181" draw:points="0,1181 2426,0 16,1023">
          <text:p/>
        </draw:polygon>
        <draw:polygon draw:style-name="gr23" draw:layer="layout" svg:width="2.426cm" svg:height="1.18cm" svg:x="25.418cm" svg:y="15.421cm" svg:viewBox="0 0 2427 1181" draw:points="0,1181 2410,158 2427,0">
          <text:p/>
        </draw:polygon>
        <draw:polygon draw:style-name="gr24" draw:layer="layout" svg:width="2.426cm" svg:height="1.181cm" svg:x="27.827cm" svg:y="14.398cm" svg:viewBox="0 0 2427 1182" draw:points="0,1182 2410,158 2427,0">
          <text:p/>
        </draw:polygon>
        <draw:polygon draw:style-name="gr24" draw:layer="layout" svg:width="2.426cm" svg:height="1.181cm" svg:x="27.827cm" svg:y="14.398cm" svg:viewBox="0 0 2427 1182" draw:points="0,1182 2427,0 17,1024">
          <text:p/>
        </draw:polygon>
        <draw:polygon draw:style-name="gr24" draw:layer="layout" svg:width="2.425cm" svg:height="1.181cm" svg:x="27.844cm" svg:y="14.24cm" svg:viewBox="0 0 2426 1182" draw:points="0,1182 2410,158 2426,0">
          <text:p/>
        </draw:polygon>
        <draw:polygon draw:style-name="gr23" draw:layer="layout" svg:width="4.851cm" svg:height="2.361cm" svg:x="20.567cm" svg:y="16.601cm" svg:viewBox="0 0 4852 2362" draw:points="0,2362 4852,0 4,2036">
          <text:p/>
        </draw:polygon>
        <draw:polygon draw:style-name="gr23" draw:layer="layout" svg:width="4.851cm" svg:height="2.361cm" svg:x="25.418cm" svg:y="14.24cm" svg:viewBox="0 0 4852 2362" draw:points="0,2362 4852,0 4,2036">
          <text:p/>
        </draw:polygon>
        <draw:polygon draw:style-name="gr23" draw:layer="layout" svg:width="4.851cm" svg:height="2.361cm" svg:x="20.571cm" svg:y="16.276cm" svg:viewBox="0 0 4852 2362" draw:points="4848,326 4852,0 0,2362">
          <text:p/>
        </draw:polygon>
        <draw:polygon draw:style-name="gr23" draw:layer="layout" svg:width="4.851cm" svg:height="2.361cm" svg:x="20.571cm" svg:y="16.276cm" svg:viewBox="0 0 4852 2362" draw:points="0,2362 4852,0 4,2037">
          <text:p/>
        </draw:polygon>
        <draw:path draw:style-name="gr3" draw:layer="layout" svg:width="9.906cm" svg:height="6.666cm" svg:x="20.567cm" svg:y="12.296cm" svg:viewBox="0 0 9907 6667" svg:d="m24 4690 9814-4034 69-656-9875 4013 9875-4013m-9907 6667 9637-4090 66-632-9695 4072 9695-4072">
          <text:p/>
        </draw:path>
        <draw:polygon draw:style-name="gr9" draw:layer="layout" svg:width="0.174cm" svg:height="0.679cm" svg:x="35.564cm" svg:y="11.293cm" svg:viewBox="0 0 175 680" draw:points="79,0 0,518 175,680">
          <text:p/>
        </draw:polygon>
        <draw:polygon draw:style-name="gr9" draw:layer="layout" svg:width="0.361cm" svg:height="1.229cm" svg:x="35.377cm" svg:y="11.81cm" svg:viewBox="0 0 362 1230" draw:points="187,0 0,1230 362,162">
          <text:p/>
        </draw:polygon>
        <draw:polygon draw:style-name="gr5" draw:layer="layout" svg:width="0.346cm" svg:height="0.68cm" svg:x="36.572cm" svg:y="11.285cm" svg:viewBox="0 0 347 681" draw:points="347,681 246,0 0,2">
          <text:p/>
        </draw:polygon>
        <draw:polygon draw:style-name="gr5" draw:layer="layout" svg:width="0.346cm" svg:height="0.68cm" svg:x="36.572cm" svg:y="11.287cm" svg:viewBox="0 0 347 681" draw:points="347,679 0,0 51,681">
          <text:p/>
        </draw:polygon>
        <draw:polygon draw:style-name="gr5" draw:layer="layout" svg:width="0.099cm" svg:height="0.68cm" svg:x="36.524cm" svg:y="11.287cm" svg:viewBox="0 0 100 681" draw:points="49,0 0,0 100,681">
          <text:p/>
        </draw:polygon>
        <draw:polygon draw:style-name="gr5" draw:layer="layout" svg:width="0.344cm" svg:height="0.68cm" svg:x="36.279cm" svg:y="11.287cm" svg:viewBox="0 0 345 681" draw:points="345,681 245,0 0,2">
          <text:p/>
        </draw:polygon>
        <draw:polygon draw:style-name="gr5" draw:layer="layout" svg:width="0.344cm" svg:height="0.679cm" svg:x="36.279cm" svg:y="11.289cm" svg:viewBox="0 0 345 680" draw:points="345,679 0,0 49,680">
          <text:p/>
        </draw:polygon>
        <draw:polygon draw:style-name="gr5" draw:layer="layout" svg:width="0.098cm" svg:height="0.679cm" svg:x="36.23cm" svg:y="11.289cm" svg:viewBox="0 0 99 680" draw:points="49,0 0,0 99,680">
          <text:p/>
        </draw:polygon>
        <draw:polygon draw:style-name="gr5" draw:layer="layout" svg:width="0.171cm" svg:height="0.339cm" svg:x="36.157cm" svg:y="11.629cm" svg:viewBox="0 0 172 340" draw:points="172,340 122,0 0,1">
          <text:p/>
        </draw:polygon>
        <draw:polygon draw:style-name="gr5" draw:layer="layout" svg:width="0.171cm" svg:height="0.34cm" svg:x="36.108cm" svg:y="11.289cm" svg:viewBox="0 0 172 341" draw:points="172,341 123,0 0,1">
          <text:p/>
        </draw:polygon>
        <draw:polygon draw:style-name="gr5" draw:layer="layout" svg:width="0.171cm" svg:height="0.34cm" svg:x="36.108cm" svg:y="11.29cm" svg:viewBox="0 0 172 341" draw:points="172,340 0,0 50,341">
          <text:p/>
        </draw:polygon>
        <draw:polygon draw:style-name="gr5" draw:layer="layout" svg:width="0.172cm" svg:height="0.34cm" svg:x="35.985cm" svg:y="11.29cm" svg:viewBox="0 0 173 341" draw:points="173,341 123,0 0,1">
          <text:p/>
        </draw:polygon>
        <draw:polygon draw:style-name="gr5" draw:layer="layout" svg:width="0.171cm" svg:height="0.339cm" svg:x="36.157cm" svg:y="11.63cm" svg:viewBox="0 0 172 340" draw:points="172,339 0,0 24,340">
          <text:p/>
        </draw:polygon>
        <draw:polygon draw:style-name="gr5" draw:layer="layout" svg:width="0.172cm" svg:height="0.34cm" svg:x="35.985cm" svg:y="11.291cm" svg:viewBox="0 0 173 341" draw:points="173,340 0,0 24,341">
          <text:p/>
        </draw:polygon>
        <draw:polygon draw:style-name="gr5" draw:layer="layout" svg:width="0.172cm" svg:height="0.339cm" svg:x="36.009cm" svg:y="11.63cm" svg:viewBox="0 0 173 340" draw:points="149,0 0,1 173,340">
          <text:p/>
        </draw:polygon>
        <draw:polygon draw:style-name="gr5" draw:layer="layout" svg:width="0.172cm" svg:height="0.339cm" svg:x="36.009cm" svg:y="11.631cm" svg:viewBox="0 0 173 340" draw:points="173,339 0,0 24,340">
          <text:p/>
        </draw:polygon>
        <draw:polygon draw:style-name="gr8" draw:layer="layout" svg:width="0.048cm" svg:height="0.34cm" svg:x="35.961cm" svg:y="11.291cm" svg:viewBox="0 0 49 341" draw:points="25,0 0,0 49,341">
          <text:p/>
        </draw:polygon>
        <draw:polygon draw:style-name="gr8" draw:layer="layout" svg:width="0.048cm" svg:height="0.34cm" svg:x="35.937cm" svg:y="11.291cm" svg:viewBox="0 0 49 341" draw:points="24,0 0,0 49,341">
          <text:p/>
        </draw:polygon>
        <draw:polygon draw:style-name="gr8" draw:layer="layout" svg:width="0.048cm" svg:height="0.34cm" svg:x="35.961cm" svg:y="11.291cm" svg:viewBox="0 0 49 341" draw:points="0,0 25,341 49,341">
          <text:p/>
        </draw:polygon>
        <draw:polygon draw:style-name="gr5" draw:layer="layout" svg:width="0.048cm" svg:height="0.339cm" svg:x="35.985cm" svg:y="11.631cm" svg:viewBox="0 0 49 340" draw:points="24,0 0,0 49,340">
          <text:p/>
        </draw:polygon>
        <draw:polygon draw:style-name="gr5" draw:layer="layout" svg:width="0.171cm" svg:height="0.339cm" svg:x="35.862cm" svg:y="11.631cm" svg:viewBox="0 0 172 340" draw:points="172,340 124,0 0,0">
          <text:p/>
        </draw:polygon>
        <draw:polygon draw:style-name="gr5" draw:layer="layout" svg:width="0.171cm" svg:height="0.34cm" svg:x="35.814cm" svg:y="11.291cm" svg:viewBox="0 0 172 341" draw:points="172,341 123,0 0,1">
          <text:p/>
        </draw:polygon>
        <draw:polygon draw:style-name="gr5" draw:layer="layout" svg:width="0.171cm" svg:height="0.339cm" svg:x="35.814cm" svg:y="11.292cm" svg:viewBox="0 0 172 340" draw:points="172,340 0,0 48,340">
          <text:p/>
        </draw:polygon>
        <draw:polygon draw:style-name="gr5" draw:layer="layout" svg:width="0.17cm" svg:height="0.339cm" svg:x="35.692cm" svg:y="11.292cm" svg:viewBox="0 0 171 340" draw:points="171,340 123,0 0,1">
          <text:p/>
        </draw:polygon>
        <draw:polygon draw:style-name="gr5" draw:layer="layout" svg:width="0.171cm" svg:height="0.34cm" svg:x="35.862cm" svg:y="11.631cm" svg:viewBox="0 0 172 341" draw:points="172,340 0,0 24,341">
          <text:p/>
        </draw:polygon>
        <draw:polygon draw:style-name="gr5" draw:layer="layout" svg:width="0.17cm" svg:height="0.339cm" svg:x="35.692cm" svg:y="11.293cm" svg:viewBox="0 0 171 340" draw:points="171,339 0,0 23,340">
          <text:p/>
        </draw:polygon>
        <draw:polygon draw:style-name="gr5" draw:layer="layout" svg:width="0.171cm" svg:height="0.34cm" svg:x="35.715cm" svg:y="11.631cm" svg:viewBox="0 0 172 341" draw:points="148,0 0,1 172,341">
          <text:p/>
        </draw:polygon>
        <draw:polygon draw:style-name="gr5" draw:layer="layout" svg:width="0.171cm" svg:height="0.34cm" svg:x="35.715cm" svg:y="11.632cm" svg:viewBox="0 0 172 341" draw:points="172,340 0,0 23,341">
          <text:p/>
        </draw:polygon>
        <draw:polygon draw:style-name="gr8" draw:layer="layout" svg:width="0.095cm" svg:height="0.679cm" svg:x="35.643cm" svg:y="11.293cm" svg:viewBox="0 0 96 680" draw:points="50,0 0,0 96,680">
          <text:p/>
        </draw:polygon>
        <draw:path draw:style-name="gr3" draw:layer="layout" svg:width="1.275cm" svg:height="0.687cm" svg:x="35.643cm" svg:y="11.285cm" svg:viewBox="0 0 1276 688" svg:d="m1175 0 101 681m-394-679 99 681m-99-681 99 681m-99-681 99 681m-393-679 98 680m-98-680 98 680m-98-680 98 680m-392-678 96 680m-96-680 96 680m-96-680 96 680m-390-678 95 680m-95-680 95 680">
          <text:p/>
        </draw:path>
        <draw:polygon draw:style-name="gr7" draw:layer="layout" svg:width="0.502cm" svg:height="1.067cm" svg:x="36.416cm" svg:y="11.965cm" svg:viewBox="0 0 503 1068" draw:points="117,1068 503,0 0,1068">
          <text:p/>
        </draw:polygon>
        <draw:polygon draw:style-name="gr7" draw:layer="layout" svg:width="0.502cm" svg:height="1.067cm" svg:x="36.416cm" svg:y="11.965cm" svg:viewBox="0 0 503 1068" draw:points="0,1068 503,0 208,2">
          <text:p/>
        </draw:polygon>
        <draw:polygon draw:style-name="gr7" draw:layer="layout" svg:width="0.38cm" svg:height="1.066cm" svg:x="36.243cm" svg:y="11.967cm" svg:viewBox="0 0 381 1067" draw:points="173,1066 381,0 0,1067">
          <text:p/>
        </draw:polygon>
        <draw:polygon draw:style-name="gr7" draw:layer="layout" svg:width="0.495cm" svg:height="1.067cm" svg:x="36.128cm" svg:y="11.967cm" svg:viewBox="0 0 496 1068" draw:points="115,1067 496,0 0,1068">
          <text:p/>
        </draw:polygon>
        <draw:polygon draw:style-name="gr7" draw:layer="layout" svg:width="0.495cm" svg:height="1.067cm" svg:x="36.128cm" svg:y="11.967cm" svg:viewBox="0 0 496 1068" draw:points="0,1068 496,0 200,1">
          <text:p/>
        </draw:polygon>
        <draw:polygon draw:style-name="gr7" draw:layer="layout" svg:width="0.373cm" svg:height="1.067cm" svg:x="35.955cm" svg:y="11.968cm" svg:viewBox="0 0 374 1068" draw:points="173,1067 374,0 0,1068">
          <text:p/>
        </draw:polygon>
        <draw:polygon draw:style-name="gr7" draw:layer="layout" svg:width="0.489cm" svg:height="1.068cm" svg:x="35.839cm" svg:y="11.968cm" svg:viewBox="0 0 490 1069" draw:points="116,1068 490,0 0,1069">
          <text:p/>
        </draw:polygon>
        <draw:polygon draw:style-name="gr7" draw:layer="layout" svg:width="0.489cm" svg:height="1.068cm" svg:x="35.839cm" svg:y="11.968cm" svg:viewBox="0 0 490 1069" draw:points="0,1069 490,0 194,2">
          <text:p/>
        </draw:polygon>
        <draw:polygon draw:style-name="gr7" draw:layer="layout" svg:width="0.367cm" svg:height="1.067cm" svg:x="35.666cm" svg:y="11.97cm" svg:viewBox="0 0 368 1068" draw:points="173,1067 368,0 0,1068">
          <text:p/>
        </draw:polygon>
        <draw:polygon draw:style-name="gr7" draw:layer="layout" svg:width="0.483cm" svg:height="1.068cm" svg:x="35.55cm" svg:y="11.97cm" svg:viewBox="0 0 484 1069" draw:points="117,1068 484,0 0,1069">
          <text:p/>
        </draw:polygon>
        <draw:polygon draw:style-name="gr7" draw:layer="layout" svg:width="0.483cm" svg:height="1.068cm" svg:x="35.55cm" svg:y="11.97cm" svg:viewBox="0 0 484 1069" draw:points="0,1069 484,0 189,2">
          <text:p/>
        </draw:polygon>
        <draw:polygon draw:style-name="gr7" draw:layer="layout" svg:width="0.361cm" svg:height="1.067cm" svg:x="35.377cm" svg:y="11.972cm" svg:viewBox="0 0 362 1068" draw:points="173,1067 362,0 0,1068">
          <text:p/>
        </draw:polygon>
        <draw:path draw:style-name="gr3" draw:layer="layout" svg:width="1.541cm" svg:height="1.074cm" svg:x="35.377cm" svg:y="11.965cm" svg:viewBox="0 0 1542 1075" svg:d="m1156 1068 386-1068-295 2m-380 1067 380-1067 295-2m-675 1069 380-1067m-380 1067 380-1067-295 1m-373 1068 373-1068 295-1m-668 1069 373-1068m-373 1068 373-1068-295 2m-368 1068 368-1068 295-2m-663 1070 368-1068m-368 1068 368-1068-296 2m-361 1068 361-1068 296-2m-657 1070 361-1068">
          <text:p/>
        </draw:path>
        <draw:polygon draw:style-name="gr25" draw:layer="layout" svg:width="0.859cm" svg:height="0.766cm" svg:x="19.74cm" svg:y="15.542cm" svg:viewBox="0 0 860 767" draw:points="860,767 0,0 4,165">
          <text:p/>
        </draw:polygon>
        <draw:polygon draw:style-name="gr25" draw:layer="layout" svg:width="0.859cm" svg:height="0.767cm" svg:x="18.881cm" svg:y="14.775cm" svg:viewBox="0 0 860 768" draw:points="860,768 0,0 3,166">
          <text:p/>
        </draw:polygon>
        <draw:polygon draw:style-name="gr25" draw:layer="layout" svg:width="0.86cm" svg:height="0.766cm" svg:x="18.884cm" svg:y="14.941cm" svg:viewBox="0 0 861 767" draw:points="857,602 0,0 861,767">
          <text:p/>
        </draw:polygon>
        <draw:polygon draw:style-name="gr25" draw:layer="layout" svg:width="0.86cm" svg:height="0.766cm" svg:x="18.884cm" svg:y="14.941cm" svg:viewBox="0 0 861 767" draw:points="861,767 0,0 4,165">
          <text:p/>
        </draw:polygon>
        <draw:polygon draw:style-name="gr26" draw:layer="layout" svg:width="0.859cm" svg:height="0.766cm" svg:x="18.022cm" svg:y="14.009cm" svg:viewBox="0 0 860 767" draw:points="860,767 0,0 3,166">
          <text:p/>
        </draw:polygon>
        <draw:polygon draw:style-name="gr26" draw:layer="layout" svg:width="0.859cm" svg:height="0.766cm" svg:x="17.163cm" svg:y="13.243cm" svg:viewBox="0 0 860 767" draw:points="860,767 0,0 3,166">
          <text:p/>
        </draw:polygon>
        <draw:polygon draw:style-name="gr26" draw:layer="layout" svg:width="0.859cm" svg:height="0.766cm" svg:x="17.166cm" svg:y="13.409cm" svg:viewBox="0 0 860 767" draw:points="857,601 0,0 860,767">
          <text:p/>
        </draw:polygon>
        <draw:polygon draw:style-name="gr26" draw:layer="layout" svg:width="0.859cm" svg:height="0.766cm" svg:x="17.166cm" svg:y="13.409cm" svg:viewBox="0 0 860 767" draw:points="860,767 0,0 4,165">
          <text:p/>
        </draw:polygon>
        <draw:polygon draw:style-name="gr26" draw:layer="layout" svg:width="0.859cm" svg:height="0.766cm" svg:x="18.025cm" svg:y="14.175cm" svg:viewBox="0 0 860 767" draw:points="857,601 0,0 860,767">
          <text:p/>
        </draw:polygon>
        <draw:polygon draw:style-name="gr26" draw:layer="layout" svg:width="0.859cm" svg:height="0.766cm" svg:x="17.17cm" svg:y="13.574cm" svg:viewBox="0 0 860 767" draw:points="856,602 0,0 860,767">
          <text:p/>
        </draw:polygon>
        <draw:polygon draw:style-name="gr26" draw:layer="layout" svg:width="0.859cm" svg:height="0.766cm" svg:x="18.025cm" svg:y="14.175cm" svg:viewBox="0 0 860 767" draw:points="0,0 4,165 860,767">
          <text:p/>
        </draw:polygon>
        <draw:polygon draw:style-name="gr26" draw:layer="layout" svg:width="0.859cm" svg:height="0.766cm" svg:x="18.029cm" svg:y="14.34cm" svg:viewBox="0 0 860 767" draw:points="856,602 0,0 860,767">
          <text:p/>
        </draw:polygon>
        <draw:polygon draw:style-name="gr26" draw:layer="layout" svg:width="0.859cm" svg:height="0.766cm" svg:x="18.029cm" svg:y="14.34cm" svg:viewBox="0 0 860 767" draw:points="860,767 0,0 3,165">
          <text:p/>
        </draw:polygon>
        <draw:polygon draw:style-name="gr26" draw:layer="layout" svg:width="0.859cm" svg:height="0.766cm" svg:x="17.17cm" svg:y="13.574cm" svg:viewBox="0 0 860 767" draw:points="860,767 0,0 3,165">
          <text:p/>
        </draw:polygon>
        <draw:polygon draw:style-name="gr26" draw:layer="layout" svg:width="0.859cm" svg:height="0.766cm" svg:x="17.173cm" svg:y="13.739cm" svg:viewBox="0 0 860 767" draw:points="857,602 0,0 860,767">
          <text:p/>
        </draw:polygon>
        <draw:polygon draw:style-name="gr26" draw:layer="layout" svg:width="0.859cm" svg:height="0.766cm" svg:x="17.173cm" svg:y="13.739cm" svg:viewBox="0 0 860 767" draw:points="860,767 0,0 3,166">
          <text:p/>
        </draw:polygon>
        <draw:polygon draw:style-name="gr25" draw:layer="layout" svg:width="0.855cm" svg:height="0.77cm" svg:x="19.744cm" svg:y="15.707cm" svg:viewBox="0 0 856 771" draw:points="856,602 0,0 854,771">
          <text:p/>
        </draw:polygon>
        <draw:polygon draw:style-name="gr25" draw:layer="layout" svg:width="0.856cm" svg:height="0.77cm" svg:x="18.888cm" svg:y="15.106cm" svg:viewBox="0 0 857 771" draw:points="857,602 0,0 855,771">
          <text:p/>
        </draw:polygon>
        <draw:polygon draw:style-name="gr25" draw:layer="layout" svg:width="0.855cm" svg:height="0.77cm" svg:x="19.742cm" svg:y="15.707cm" svg:viewBox="0 0 856 771" draw:points="2,0 0,169 856,771">
          <text:p/>
        </draw:polygon>
        <draw:polygon draw:style-name="gr25" draw:layer="layout" svg:width="0.855cm" svg:height="0.77cm" svg:x="19.742cm" svg:y="15.876cm" svg:viewBox="0 0 856 771" draw:points="856,602 0,0 854,771">
          <text:p/>
        </draw:polygon>
        <draw:polygon draw:style-name="gr26" draw:layer="layout" svg:width="0.856cm" svg:height="0.77cm" svg:x="18.032cm" svg:y="14.505cm" svg:viewBox="0 0 857 771" draw:points="857,602 0,0 855,771">
          <text:p/>
        </draw:polygon>
        <draw:polygon draw:style-name="gr26" draw:layer="layout" svg:width="0.856cm" svg:height="0.77cm" svg:x="17.176cm" svg:y="13.904cm" svg:viewBox="0 0 857 771" draw:points="857,601 0,0 855,771">
          <text:p/>
        </draw:polygon>
        <draw:polygon draw:style-name="gr26" draw:layer="layout" svg:width="0.856cm" svg:height="0.77cm" svg:x="18.03cm" svg:y="14.505cm" svg:viewBox="0 0 857 771" draw:points="2,0 0,170 857,771">
          <text:p/>
        </draw:polygon>
        <draw:polygon draw:style-name="gr26" draw:layer="layout" svg:width="0.856cm" svg:height="0.77cm" svg:x="18.03cm" svg:y="14.674cm" svg:viewBox="0 0 857 771" draw:points="857,601 0,0 855,771">
          <text:p/>
        </draw:polygon>
        <draw:polygon draw:style-name="gr26" draw:layer="layout" svg:width="0.856cm" svg:height="0.77cm" svg:x="18.886cm" svg:y="15.106cm" svg:viewBox="0 0 857 771" draw:points="2,0 0,169 857,771">
          <text:p/>
        </draw:polygon>
        <draw:polygon draw:style-name="gr26" draw:layer="layout" svg:width="0.856cm" svg:height="0.77cm" svg:x="18.884cm" svg:y="15.275cm" svg:viewBox="0 0 857 771" draw:points="2,0 0,170 857,771">
          <text:p/>
        </draw:polygon>
        <draw:polygon draw:style-name="gr26" draw:layer="layout" svg:width="0.856cm" svg:height="0.77cm" svg:x="18.886cm" svg:y="15.275cm" svg:viewBox="0 0 857 771" draw:points="0,0 855,771 857,602">
          <text:p/>
        </draw:polygon>
        <draw:polygon draw:style-name="gr25" draw:layer="layout" svg:width="0.855cm" svg:height="0.77cm" svg:x="19.74cm" svg:y="15.876cm" svg:viewBox="0 0 856 771" draw:points="2,0 0,169 856,771">
          <text:p/>
        </draw:polygon>
        <draw:polygon draw:style-name="gr25" draw:layer="layout" svg:width="0.855cm" svg:height="0.77cm" svg:x="19.74cm" svg:y="16.045cm" svg:viewBox="0 0 856 771" draw:points="856,602 0,0 854,771">
          <text:p/>
        </draw:polygon>
        <draw:polygon draw:style-name="gr25" draw:layer="layout" svg:width="0.856cm" svg:height="0.771cm" svg:x="18.884cm" svg:y="15.444cm" svg:viewBox="0 0 857 772" draw:points="857,601 0,0 854,772">
          <text:p/>
        </draw:polygon>
        <draw:polygon draw:style-name="gr25" draw:layer="layout" svg:width="0.856cm" svg:height="0.77cm" svg:x="19.737cm" svg:y="16.045cm" svg:viewBox="0 0 857 771" draw:points="3,0 0,171 857,771">
          <text:p/>
        </draw:polygon>
        <draw:polygon draw:style-name="gr25" draw:layer="layout" svg:width="0.856cm" svg:height="0.77cm" svg:x="19.737cm" svg:y="16.215cm" svg:viewBox="0 0 857 771" draw:points="857,600 0,0 855,771">
          <text:p/>
        </draw:polygon>
        <draw:polygon draw:style-name="gr26" draw:layer="layout" svg:width="1.686cm" svg:height="1.555cm" svg:x="18.889cm" svg:y="16.757cm" svg:viewBox="0 0 1687 1556" draw:points="1687,1556 0,0 7,318">
          <text:p/>
        </draw:polygon>
        <draw:polygon draw:style-name="gr26" draw:layer="layout" svg:width="1.685cm" svg:height="1.555cm" svg:x="17.204cm" svg:y="15.202cm" svg:viewBox="0 0 1686 1556" draw:points="1686,1556 0,0 6,319">
          <text:p/>
        </draw:polygon>
        <draw:polygon draw:style-name="gr26" draw:layer="layout" svg:width="1.686cm" svg:height="1.554cm" svg:x="17.21cm" svg:y="15.521cm" svg:viewBox="0 0 1687 1555" draw:points="1680,1237 0,0 1687,1555">
          <text:p/>
        </draw:polygon>
        <draw:polygon draw:style-name="gr26" draw:layer="layout" svg:width="1.686cm" svg:height="1.554cm" svg:x="17.21cm" svg:y="15.521cm" svg:viewBox="0 0 1687 1555" draw:points="1687,1555 0,0 7,319">
          <text:p/>
        </draw:polygon>
        <draw:polygon draw:style-name="gr26" draw:layer="layout" svg:width="1.679cm" svg:height="1.562cm" svg:x="18.896cm" svg:y="17.075cm" svg:viewBox="0 0 1680 1563" draw:points="1680,1238 0,0 1676,1563">
          <text:p/>
        </draw:polygon>
        <draw:polygon draw:style-name="gr26" draw:layer="layout" svg:width="1.679cm" svg:height="1.562cm" svg:x="17.217cm" svg:y="15.839cm" svg:viewBox="0 0 1680 1563" draw:points="1680,1236 0,0 1676,1563">
          <text:p/>
        </draw:polygon>
        <draw:polygon draw:style-name="gr26" draw:layer="layout" svg:width="1.679cm" svg:height="1.562cm" svg:x="18.892cm" svg:y="17.075cm" svg:viewBox="0 0 1680 1563" draw:points="4,0 0,327 1680,1563">
          <text:p/>
        </draw:polygon>
        <draw:polygon draw:style-name="gr26" draw:layer="layout" svg:width="1.679cm" svg:height="1.561cm" svg:x="18.892cm" svg:y="17.401cm" svg:viewBox="0 0 1680 1562" draw:points="1680,1236 0,0 1676,1562">
          <text:p/>
        </draw:polygon>
        <draw:path draw:style-name="gr3" draw:layer="layout" svg:width="3.436cm" svg:height="5.719cm" svg:x="17.163cm" svg:y="13.243cm" svg:viewBox="0 0 3437 5720" svg:d="m3437 3065-8 677m-3429-3742 3437 3065-3437-3065 13 661 3416 3081 8-677m-24 2005-8 650m-3364-3761 3372 3111-3372-3111 13 637 3351 3124 8-650">
          <text:p/>
        </draw:path>
        <draw:polygon draw:style-name="gr13" draw:layer="layout" svg:width="0.7cm" svg:height="0.712cm" svg:x="16.598cm" svg:y="15.919cm" svg:viewBox="0 0 701 713" draw:points="565,713 701,659 0,0">
          <text:p/>
        </draw:polygon>
        <draw:polygon draw:style-name="gr13" draw:layer="layout" svg:width="0.7cm" svg:height="0.712cm" svg:x="16.733cm" svg:y="15.865cm" svg:viewBox="0 0 701 713" draw:points="566,713 701,659 0,0">
          <text:p/>
        </draw:polygon>
        <draw:polygon draw:style-name="gr13" draw:layer="layout" svg:width="0.7cm" svg:height="0.712cm" svg:x="16.598cm" svg:y="15.865cm" svg:viewBox="0 0 701 713" draw:points="701,713 135,0 0,54">
          <text:p/>
        </draw:polygon>
        <draw:polygon draw:style-name="gr13" draw:layer="layout" svg:width="0.7cm" svg:height="0.712cm" svg:x="16.033cm" svg:y="15.207cm" svg:viewBox="0 0 701 713" draw:points="566,713 701,659 0,0">
          <text:p/>
        </draw:polygon>
        <draw:polygon draw:style-name="gr13" draw:layer="layout" svg:width="0.698cm" svg:height="0.712cm" svg:x="16.465cm" svg:y="15.919cm" svg:viewBox="0 0 699 713" draw:points="699,713 134,0 0,51">
          <text:p/>
        </draw:polygon>
        <draw:polygon draw:style-name="gr13" draw:layer="layout" svg:width="0.698cm" svg:height="0.712cm" svg:x="15.9cm" svg:y="15.207cm" svg:viewBox="0 0 699 713" draw:points="699,713 133,0 0,51">
          <text:p/>
        </draw:polygon>
        <draw:polygon draw:style-name="gr13" draw:layer="layout" svg:width="0.698cm" svg:height="0.712cm" svg:x="15.9cm" svg:y="15.258cm" svg:viewBox="0 0 699 713" draw:points="699,662 0,0 565,713">
          <text:p/>
        </draw:polygon>
        <draw:polygon draw:style-name="gr13" draw:layer="layout" svg:width="0.698cm" svg:height="0.712cm" svg:x="15.767cm" svg:y="15.258cm" svg:viewBox="0 0 699 713" draw:points="699,713 134,0 0,52">
          <text:p/>
        </draw:polygon>
        <draw:polyline draw:style-name="gr3" draw:layer="layout" svg:width="1.666cm" svg:height="1.316cm" svg:x="15.767cm" svg:y="15.207cm" svg:viewBox="0 0 1667 1317" draw:points="1667,1317 266,0 0,103">
          <text:p/>
        </draw:polyline>
        <draw:polygon draw:style-name="gr27" draw:layer="layout" svg:width="0.132cm" svg:height="1.091cm" svg:x="17.208cm" svg:y="17.614cm" svg:viewBox="0 0 133 1092" draw:points="0,1092 133,1037 113,0">
          <text:p/>
        </draw:polygon>
        <draw:polygon draw:style-name="gr27" draw:layer="layout" svg:width="0.132cm" svg:height="1.091cm" svg:x="17.34cm" svg:y="17.559cm" svg:viewBox="0 0 133 1092" draw:points="0,1092 133,1038 114,0">
          <text:p/>
        </draw:polygon>
        <draw:polygon draw:style-name="gr27" draw:layer="layout" svg:width="0.133cm" svg:height="1.091cm" svg:x="17.32cm" svg:y="17.559cm" svg:viewBox="0 0 134 1092" draw:points="20,1092 134,0 0,55">
          <text:p/>
        </draw:polygon>
        <draw:polygon draw:style-name="gr28" draw:layer="layout" svg:width="0.133cm" svg:height="1.091cm" svg:x="17.32cm" svg:y="16.523cm" svg:viewBox="0 0 134 1092" draw:points="0,1092 134,1037 113,0">
          <text:p/>
        </draw:polygon>
        <draw:polygon draw:style-name="gr27" draw:layer="layout" svg:width="0.135cm" svg:height="1.091cm" svg:x="17.185cm" svg:y="17.614cm" svg:viewBox="0 0 136 1092" draw:points="23,1092 136,0 0,54">
          <text:p/>
        </draw:polygon>
        <draw:polygon draw:style-name="gr28" draw:layer="layout" svg:width="0.135cm" svg:height="1.091cm" svg:x="17.298cm" svg:y="16.523cm" svg:viewBox="0 0 136 1092" draw:points="22,1092 136,0 0,54">
          <text:p/>
        </draw:polygon>
        <draw:polygon draw:style-name="gr28" draw:layer="layout" svg:width="0.135cm" svg:height="1.091cm" svg:x="17.185cm" svg:y="16.577cm" svg:viewBox="0 0 136 1092" draw:points="136,1038 114,0 0,1092">
          <text:p/>
        </draw:polygon>
        <draw:polygon draw:style-name="gr28" draw:layer="layout" svg:width="0.135cm" svg:height="1.091cm" svg:x="17.163cm" svg:y="16.577cm" svg:viewBox="0 0 136 1092" draw:points="22,1092 136,0 0,54">
          <text:p/>
        </draw:polygon>
        <draw:path draw:style-name="gr3" draw:layer="layout" svg:width="1.705cm" svg:height="3.395cm" svg:x="15.767cm" svg:y="15.31cm" svg:viewBox="0 0 1706 3396" svg:d="m1441 3396 265-109-40-2074-270 108 270-108m-270 108 45 2075m-1441-3396 1396 1321m-1325 735 1370 1340-45-2075m45 2075-45-2075-1396-1321">
          <text:p/>
        </draw:path>
        <draw:polygon draw:style-name="gr13" draw:layer="layout" svg:width="0.699cm" svg:height="0.715cm" svg:x="16.329cm" svg:y="16.024cm" svg:viewBox="0 0 700 716" draw:points="564,716 700,662 0,0">
          <text:p/>
        </draw:polygon>
        <draw:polygon draw:style-name="gr13" draw:layer="layout" svg:width="0.698cm" svg:height="0.715cm" svg:x="16.465cm" svg:y="15.97cm" svg:viewBox="0 0 699 716" draw:points="564,716 699,662 0,0">
          <text:p/>
        </draw:polygon>
        <draw:polygon draw:style-name="gr13" draw:layer="layout" svg:width="0.699cm" svg:height="0.715cm" svg:x="16.329cm" svg:y="15.97cm" svg:viewBox="0 0 700 716" draw:points="700,716 136,0 0,54">
          <text:p/>
        </draw:polygon>
        <draw:polygon draw:style-name="gr13" draw:layer="layout" svg:width="0.698cm" svg:height="0.714cm" svg:x="15.767cm" svg:y="15.31cm" svg:viewBox="0 0 699 715" draw:points="563,715 699,661 0,0">
          <text:p/>
        </draw:polygon>
        <draw:polygon draw:style-name="gr13" draw:layer="layout" svg:width="0.696cm" svg:height="0.715cm" svg:x="16.196cm" svg:y="16.024cm" svg:viewBox="0 0 697 716" draw:points="697,716 133,0 0,52">
          <text:p/>
        </draw:polygon>
        <draw:polygon draw:style-name="gr13" draw:layer="layout" svg:width="0.696cm" svg:height="0.714cm" svg:x="15.633cm" svg:y="15.31cm" svg:viewBox="0 0 697 715" draw:points="697,715 135,0 0,51">
          <text:p/>
        </draw:polygon>
        <draw:polygon draw:style-name="gr13" draw:layer="layout" svg:width="0.696cm" svg:height="0.715cm" svg:x="15.633cm" svg:y="15.361cm" svg:viewBox="0 0 697 716" draw:points="697,664 0,0 564,716">
          <text:p/>
        </draw:polygon>
        <draw:polygon draw:style-name="gr13" draw:layer="layout" svg:width="0.697cm" svg:height="0.715cm" svg:x="15.499cm" svg:y="15.361cm" svg:viewBox="0 0 698 716" draw:points="698,716 134,0 0,52">
          <text:p/>
        </draw:polygon>
        <draw:line draw:style-name="gr3" draw:layer="layout" svg:x1="15.768cm" svg:y1="15.31cm" svg:x2="15.499cm" svg:y2="15.414cm">
          <text:p/>
        </draw:line>
        <draw:polygon draw:style-name="gr27" draw:layer="layout" svg:width="0.133cm" svg:height="1.092cm" svg:x="16.942cm" svg:y="17.722cm" svg:viewBox="0 0 134 1093" draw:points="0,1093 134,1039 112,0">
          <text:p/>
        </draw:polygon>
        <draw:polygon draw:style-name="gr27" draw:layer="layout" svg:width="0.133cm" svg:height="1.092cm" svg:x="17.075cm" svg:y="17.668cm" svg:viewBox="0 0 134 1093" draw:points="0,1093 134,1038 111,0">
          <text:p/>
        </draw:polygon>
        <draw:polygon draw:style-name="gr27" draw:layer="layout" svg:width="0.132cm" svg:height="1.092cm" svg:x="17.053cm" svg:y="17.668cm" svg:viewBox="0 0 133 1093" draw:points="22,1093 133,0 0,54">
          <text:p/>
        </draw:polygon>
        <draw:polygon draw:style-name="gr28" draw:layer="layout" svg:width="0.132cm" svg:height="1.091cm" svg:x="17.053cm" svg:y="16.631cm" svg:viewBox="0 0 133 1092" draw:points="0,1092 133,1038 110,0">
          <text:p/>
        </draw:polygon>
        <draw:polygon draw:style-name="gr27" draw:layer="layout" svg:width="0.136cm" svg:height="1.092cm" svg:x="16.917cm" svg:y="17.722cm" svg:viewBox="0 0 137 1093" draw:points="25,1093 137,0 0,55">
          <text:p/>
        </draw:polygon>
        <draw:polygon draw:style-name="gr28" draw:layer="layout" svg:width="0.135cm" svg:height="1.091cm" svg:x="17.028cm" svg:y="16.631cm" svg:viewBox="0 0 136 1092" draw:points="25,1092 136,0 0,54">
          <text:p/>
        </draw:polygon>
        <draw:polygon draw:style-name="gr28" draw:layer="layout" svg:width="0.136cm" svg:height="1.092cm" svg:x="16.917cm" svg:y="16.685cm" svg:viewBox="0 0 137 1093" draw:points="137,1038 112,0 0,1093">
          <text:p/>
        </draw:polygon>
        <draw:polygon draw:style-name="gr28" draw:layer="layout" svg:width="0.136cm" svg:height="1.092cm" svg:x="16.892cm" svg:y="16.685cm" svg:viewBox="0 0 137 1093" draw:points="25,1093 137,0 0,54">
          <text:p/>
        </draw:polygon>
        <draw:path draw:style-name="gr3" draw:layer="layout" svg:width="1.709cm" svg:height="3.401cm" svg:x="15.499cm" svg:y="15.413cm" svg:viewBox="0 0 1710 3402" svg:d="m1444 3402 266-109m-45-2075-271 108m0 0 50 2076m-1444-3402 1394 1326m-1317 732 1367 1344-50-2076m50 2076-50-2076-1394-1326">
          <text:p/>
        </draw:path>
        <draw:polygon draw:style-name="gr13" draw:layer="layout" svg:width="0.696cm" svg:height="0.717cm" svg:x="16.06cm" svg:y="16.13cm" svg:viewBox="0 0 697 718" draw:points="561,718 697,664 0,0">
          <text:p/>
        </draw:polygon>
        <draw:polygon draw:style-name="gr13" draw:layer="layout" svg:width="0.696cm" svg:height="0.717cm" svg:x="16.196cm" svg:y="16.076cm" svg:viewBox="0 0 697 718" draw:points="561,718 697,664 0,0">
          <text:p/>
        </draw:polygon>
        <draw:polygon draw:style-name="gr13" draw:layer="layout" svg:width="0.696cm" svg:height="0.717cm" svg:x="16.06cm" svg:y="16.076cm" svg:viewBox="0 0 697 718" draw:points="697,718 136,0 0,54">
          <text:p/>
        </draw:polygon>
        <draw:polygon draw:style-name="gr13" draw:layer="layout" svg:width="0.697cm" svg:height="0.717cm" svg:x="15.499cm" svg:y="15.413cm" svg:viewBox="0 0 698 718" draw:points="562,718 698,664 0,0">
          <text:p/>
        </draw:polygon>
        <draw:polygon draw:style-name="gr13" draw:layer="layout" svg:width="0.695cm" svg:height="0.717cm" svg:x="15.925cm" svg:y="16.13cm" svg:viewBox="0 0 696 718" draw:points="696,718 135,0 0,52">
          <text:p/>
        </draw:polygon>
        <draw:polygon draw:style-name="gr13" draw:layer="layout" svg:width="0.695cm" svg:height="0.717cm" svg:x="15.365cm" svg:y="15.413cm" svg:viewBox="0 0 696 718" draw:points="696,718 134,0 0,52">
          <text:p/>
        </draw:polygon>
        <draw:polygon draw:style-name="gr13" draw:layer="layout" svg:width="0.695cm" svg:height="0.717cm" svg:x="15.365cm" svg:y="15.465cm" svg:viewBox="0 0 696 718" draw:points="696,666 0,0 561,718">
          <text:p/>
        </draw:polygon>
        <draw:polygon draw:style-name="gr13" draw:layer="layout" svg:width="0.694cm" svg:height="0.717cm" svg:x="15.231cm" svg:y="15.465cm" svg:viewBox="0 0 695 718" draw:points="695,718 134,0 0,52">
          <text:p/>
        </draw:polygon>
        <draw:line draw:style-name="gr3" draw:layer="layout" svg:x1="15.5cm" svg:y1="15.413cm" svg:x2="15.231cm" svg:y2="15.518cm">
          <text:p/>
        </draw:line>
        <draw:polygon draw:style-name="gr27" draw:layer="layout" svg:width="0.133cm" svg:height="1.092cm" svg:x="16.676cm" svg:y="17.832cm" svg:viewBox="0 0 134 1093" draw:points="0,1093 134,1038 109,0">
          <text:p/>
        </draw:polygon>
        <draw:polygon draw:style-name="gr27" draw:layer="layout" svg:width="0.133cm" svg:height="1.092cm" svg:x="16.809cm" svg:y="17.777cm" svg:viewBox="0 0 134 1093" draw:points="0,1093 134,1038 109,0">
          <text:p/>
        </draw:polygon>
        <draw:polygon draw:style-name="gr27" draw:layer="layout" svg:width="0.133cm" svg:height="1.092cm" svg:x="16.784cm" svg:y="17.777cm" svg:viewBox="0 0 134 1093" draw:points="25,1093 134,0 0,55">
          <text:p/>
        </draw:polygon>
        <draw:polygon draw:style-name="gr28" draw:layer="layout" svg:width="0.133cm" svg:height="1.093cm" svg:x="16.784cm" svg:y="16.739cm" svg:viewBox="0 0 134 1094" draw:points="0,1094 134,1039 108,0">
          <text:p/>
        </draw:polygon>
        <draw:polygon draw:style-name="gr27" draw:layer="layout" svg:width="0.136cm" svg:height="1.092cm" svg:x="16.648cm" svg:y="17.832cm" svg:viewBox="0 0 137 1093" draw:points="28,1093 137,0 0,54">
          <text:p/>
        </draw:polygon>
        <draw:polygon draw:style-name="gr28" draw:layer="layout" svg:width="0.136cm" svg:height="1.093cm" svg:x="16.756cm" svg:y="16.739cm" svg:viewBox="0 0 137 1094" draw:points="28,1094 137,0 0,54">
          <text:p/>
        </draw:polygon>
        <draw:polygon draw:style-name="gr28" draw:layer="layout" svg:width="0.136cm" svg:height="1.093cm" svg:x="16.648cm" svg:y="16.793cm" svg:viewBox="0 0 137 1094" draw:points="137,1040 109,0 0,1094">
          <text:p/>
        </draw:polygon>
        <draw:polygon draw:style-name="gr28" draw:layer="layout" svg:width="0.136cm" svg:height="1.093cm" svg:x="16.62cm" svg:y="16.793cm" svg:viewBox="0 0 137 1094" draw:points="28,1094 137,0 0,54">
          <text:p/>
        </draw:polygon>
        <draw:path draw:style-name="gr3" draw:layer="layout" svg:width="1.711cm" svg:height="3.407cm" svg:x="15.231cm" svg:y="15.517cm" svg:viewBox="0 0 1712 3408" svg:d="m1446 3408 266-110m-50-2076-272 108m0 0 56 2078m-1446-3408 1390 1330m-1308 729 1364 1349-56-2078m56 2078-56-2078-1390-1330">
          <text:p/>
        </draw:path>
        <draw:polygon draw:style-name="gr13" draw:layer="layout" svg:width="0.695cm" svg:height="0.719cm" svg:x="15.789cm" svg:y="16.237cm" svg:viewBox="0 0 696 720" draw:points="558,720 696,666 0,0">
          <text:p/>
        </draw:polygon>
        <draw:polygon draw:style-name="gr13" draw:layer="layout" svg:width="0.695cm" svg:height="0.72cm" svg:x="15.925cm" svg:y="16.182cm" svg:viewBox="0 0 696 721" draw:points="560,721 696,666 0,0">
          <text:p/>
        </draw:polygon>
        <draw:polygon draw:style-name="gr13" draw:layer="layout" svg:width="0.695cm" svg:height="0.72cm" svg:x="15.789cm" svg:y="16.182cm" svg:viewBox="0 0 696 721" draw:points="696,721 136,0 0,55">
          <text:p/>
        </draw:polygon>
        <draw:polygon draw:style-name="gr13" draw:layer="layout" svg:width="0.694cm" svg:height="0.72cm" svg:x="15.231cm" svg:y="15.517cm" svg:viewBox="0 0 695 721" draw:points="559,721 695,666 0,0">
          <text:p/>
        </draw:polygon>
        <draw:polygon draw:style-name="gr13" draw:layer="layout" svg:width="0.693cm" svg:height="0.719cm" svg:x="15.654cm" svg:y="16.237cm" svg:viewBox="0 0 694 720" draw:points="694,720 135,0 0,52">
          <text:p/>
        </draw:polygon>
        <draw:polygon draw:style-name="gr13" draw:layer="layout" svg:width="0.693cm" svg:height="0.72cm" svg:x="15.096cm" svg:y="15.517cm" svg:viewBox="0 0 694 721" draw:points="694,721 135,0 0,52">
          <text:p/>
        </draw:polygon>
        <draw:polygon draw:style-name="gr13" draw:layer="layout" svg:width="0.693cm" svg:height="0.72cm" svg:x="15.096cm" svg:y="15.569cm" svg:viewBox="0 0 694 721" draw:points="694,669 0,0 559,721">
          <text:p/>
        </draw:polygon>
        <draw:polygon draw:style-name="gr13" draw:layer="layout" svg:width="0.693cm" svg:height="0.72cm" svg:x="14.961cm" svg:y="15.569cm" svg:viewBox="0 0 694 721" draw:points="694,721 135,0 0,52">
          <text:p/>
        </draw:polygon>
        <draw:line draw:style-name="gr3" draw:layer="layout" svg:x1="15.232cm" svg:y1="15.517cm" svg:x2="14.961cm" svg:y2="15.622cm">
          <text:p/>
        </draw:line>
        <draw:polygon draw:style-name="gr27" draw:layer="layout" svg:width="0.134cm" svg:height="1.094cm" svg:x="16.409cm" svg:y="17.941cm" svg:viewBox="0 0 135 1095" draw:points="0,1095 135,1040 107,0">
          <text:p/>
        </draw:polygon>
        <draw:polygon draw:style-name="gr27" draw:layer="layout" svg:width="0.133cm" svg:height="1.094cm" svg:x="16.543cm" svg:y="17.886cm" svg:viewBox="0 0 134 1095" draw:points="0,1095 134,1039 106,0">
          <text:p/>
        </draw:polygon>
        <draw:polygon draw:style-name="gr27" draw:layer="layout" svg:width="0.133cm" svg:height="1.094cm" svg:x="16.515cm" svg:y="17.886cm" svg:viewBox="0 0 134 1095" draw:points="28,1095 134,0 0,55">
          <text:p/>
        </draw:polygon>
        <draw:polygon draw:style-name="gr28" draw:layer="layout" svg:width="0.133cm" svg:height="1.094cm" svg:x="16.515cm" svg:y="16.847cm" svg:viewBox="0 0 134 1095" draw:points="0,1095 134,1040 105,0">
          <text:p/>
        </draw:polygon>
        <draw:polygon draw:style-name="gr27" draw:layer="layout" svg:width="0.137cm" svg:height="1.094cm" svg:x="16.378cm" svg:y="17.941cm" svg:viewBox="0 0 138 1095" draw:points="31,1095 138,0 0,54">
          <text:p/>
        </draw:polygon>
        <draw:polygon draw:style-name="gr28" draw:layer="layout" svg:width="0.136cm" svg:height="1.094cm" svg:x="16.484cm" svg:y="16.847cm" svg:viewBox="0 0 137 1095" draw:points="31,1095 137,0 0,55">
          <text:p/>
        </draw:polygon>
        <draw:polygon draw:style-name="gr28" draw:layer="layout" svg:width="0.137cm" svg:height="1.093cm" svg:x="16.378cm" svg:y="16.902cm" svg:viewBox="0 0 138 1094" draw:points="138,1040 107,0 0,1094">
          <text:p/>
        </draw:polygon>
        <draw:polygon draw:style-name="gr28" draw:layer="layout" svg:width="0.137cm" svg:height="1.093cm" svg:x="16.347cm" svg:y="16.902cm" svg:viewBox="0 0 138 1094" draw:points="31,1094 138,0 0,54">
          <text:p/>
        </draw:polygon>
        <draw:path draw:style-name="gr3" draw:layer="layout" svg:width="0.329cm" svg:height="2.188cm" svg:x="16.347cm" svg:y="16.847cm" svg:viewBox="0 0 330 2189" svg:d="m62 2189 268-111m-56-2078-274 109">
          <text:p/>
        </draw:path>
        <draw:polygon draw:style-name="gr29" draw:layer="layout" svg:width="1.386cm" svg:height="2.06cm" svg:x="14.961cm" svg:y="15.621cm" svg:viewBox="0 0 1387 2061" draw:points="1387,1336 0,0 89,2061">
          <text:p/>
        </draw:polygon>
        <draw:polygon draw:style-name="gr29" draw:layer="layout" svg:width="1.359cm" svg:height="2.079cm" svg:x="15.05cm" svg:y="16.956cm" svg:viewBox="0 0 1360 2080" draw:points="1298,0 0,725 1360,2080">
          <text:p/>
        </draw:polygon>
        <draw:path draw:style-name="gr3" draw:layer="layout" svg:width="1.448cm" svg:height="3.414cm" svg:x="14.961cm" svg:y="15.621cm" svg:viewBox="0 0 1449 3415" svg:d="m1387 1335 62 2080m-1449-3415 1387 1335-1387-1335 89 2061 1360 1354-62-2080">
          <text:p/>
        </draw:path>
        <draw:polygon draw:style-name="gr13" draw:layer="layout" svg:width="1.375cm" svg:height="1.459cm" svg:x="14.239cm" svg:y="15.9cm" svg:viewBox="0 0 1376 1460" draw:points="1099,1460 1376,1350 0,0">
          <text:p/>
        </draw:polygon>
        <draw:polygon draw:style-name="gr13" draw:layer="layout" svg:width="1.372cm" svg:height="1.459cm" svg:x="13.966cm" svg:y="15.9cm" svg:viewBox="0 0 1373 1460" draw:points="1373,1460 274,0 0,106">
          <text:p/>
        </draw:polygon>
        <draw:polyline draw:style-name="gr3" draw:layer="layout" svg:width="1.648cm" svg:height="1.349cm" svg:x="13.966cm" svg:y="15.9cm" svg:viewBox="0 0 1649 1350" draw:points="1649,1350 273,0 0,106">
          <text:p/>
        </draw:polyline>
        <draw:polygon draw:style-name="gr28" draw:layer="layout" svg:width="0.271cm" svg:height="2.194cm" svg:x="15.421cm" svg:y="17.249cm" svg:viewBox="0 0 272 2195" draw:points="0,2195 272,2083 194,0">
          <text:p/>
        </draw:polygon>
        <draw:polygon draw:style-name="gr28" draw:layer="layout" svg:width="0.276cm" svg:height="2.194cm" svg:x="15.338cm" svg:y="17.249cm" svg:viewBox="0 0 277 2195" draw:points="83,2195 277,0 0,110">
          <text:p/>
        </draw:polygon>
        <draw:path draw:style-name="gr3" draw:layer="layout" svg:width="1.726cm" svg:height="3.437cm" svg:x="13.966cm" svg:y="16.006cm" svg:viewBox="0 0 1727 3438" svg:d="m1456 3438 271-112-78-2082-276 110 276-110m-276 110 83 2084m-1456-3438 1373 1354m83 2084-83-2084m83 2084-83-2084-1373-1354">
          <text:p/>
        </draw:path>
        <draw:polygon draw:style-name="gr13" draw:layer="layout" svg:width="1.372cm" svg:height="1.464cm" svg:x="13.966cm" svg:y="16.006cm" svg:viewBox="0 0 1373 1465" draw:points="1095,1465 1373,1354 0,0">
          <text:p/>
        </draw:polygon>
        <draw:polygon draw:style-name="gr13" draw:layer="layout" svg:width="1.368cm" svg:height="1.464cm" svg:x="13.692cm" svg:y="16.006cm" svg:viewBox="0 0 1369 1465" draw:points="1369,1465 274,0 0,107">
          <text:p/>
        </draw:polygon>
        <draw:line draw:style-name="gr3" draw:layer="layout" svg:x1="13.967cm" svg:y1="16.006cm" svg:x2="13.692cm" svg:y2="16.113cm">
          <text:p/>
        </draw:line>
        <draw:polygon draw:style-name="gr28" draw:layer="layout" svg:width="0.272cm" svg:height="2.196cm" svg:x="15.149cm" svg:y="17.359cm" svg:viewBox="0 0 273 2197" draw:points="0,2197 273,2085 190,0">
          <text:p/>
        </draw:polygon>
        <draw:polygon draw:style-name="gr28" draw:layer="layout" svg:width="0.278cm" svg:height="2.196cm" svg:x="15.06cm" svg:y="17.359cm" svg:viewBox="0 0 279 2197" draw:points="90,2197 279,0 0,111">
          <text:p/>
        </draw:polygon>
        <draw:path draw:style-name="gr3" draw:layer="layout" svg:width="1.729cm" svg:height="3.443cm" svg:x="13.692cm" svg:y="16.112cm" svg:viewBox="0 0 1730 3444" svg:d="m1458 3444 272-112m-83-2084-278 111m0 0 89 2085m-1458-3444 1369 1359m89 2085-89-2085m89 2085-89-2085-1369-1359">
          <text:p/>
        </draw:path>
        <draw:polygon draw:style-name="gr13" draw:layer="layout" svg:width="1.364cm" svg:height="1.475cm" svg:x="13.417cm" svg:y="16.218cm" svg:viewBox="0 0 1365 1476" draw:points="1086,1476 1365,1363 0,0">
          <text:p/>
        </draw:polygon>
        <draw:polygon draw:style-name="gr13" draw:layer="layout" svg:width="1.361cm" svg:height="1.475cm" svg:x="13.141cm" svg:y="16.218cm" svg:viewBox="0 0 1362 1476" draw:points="1362,1476 276,0 0,107">
          <text:p/>
        </draw:polygon>
        <draw:polygon draw:style-name="gr13" draw:layer="layout" svg:width="1.368cm" svg:height="1.469cm" svg:x="13.692cm" svg:y="16.112cm" svg:viewBox="0 0 1369 1470" draw:points="1090,1470 1369,1359 0,0">
          <text:p/>
        </draw:polygon>
        <draw:polygon draw:style-name="gr13" draw:layer="layout" svg:width="1.364cm" svg:height="1.469cm" svg:x="13.417cm" svg:y="16.112cm" svg:viewBox="0 0 1365 1470" draw:points="1365,1470 275,0 0,107">
          <text:p/>
        </draw:polygon>
        <draw:path draw:style-name="gr3" draw:layer="layout" svg:width="1.64cm" svg:height="1.469cm" svg:x="13.141cm" svg:y="16.112cm" svg:viewBox="0 0 1641 1470" svg:d="m1641 1470-1365-1363-276 107m552-214-276 107 1365 1363-1365-1363">
          <text:p/>
        </draw:path>
        <draw:polygon draw:style-name="gr28" draw:layer="layout" svg:width="0.273cm" svg:height="2.2cm" svg:x="14.603cm" svg:y="17.581cm" svg:viewBox="0 0 274 2201" draw:points="0,2201 274,2088 179,0">
          <text:p/>
        </draw:polygon>
        <draw:polygon draw:style-name="gr28" draw:layer="layout" svg:width="0.279cm" svg:height="2.2cm" svg:x="14.502cm" svg:y="17.581cm" svg:viewBox="0 0 280 2201" draw:points="101,2201 280,0 0,113">
          <text:p/>
        </draw:polygon>
        <draw:polygon draw:style-name="gr28" draw:layer="layout" svg:width="0.273cm" svg:height="2.198cm" svg:x="14.876cm" svg:y="17.47cm" svg:viewBox="0 0 274 2199" draw:points="0,2199 274,2086 184,0">
          <text:p/>
        </draw:polygon>
        <draw:polygon draw:style-name="gr28" draw:layer="layout" svg:width="0.279cm" svg:height="2.198cm" svg:x="14.781cm" svg:y="17.47cm" svg:viewBox="0 0 280 2199" draw:points="96,2199 280,0 0,111">
          <text:p/>
        </draw:polygon>
        <draw:path draw:style-name="gr3" draw:layer="layout" svg:width="0.647cm" svg:height="2.311cm" svg:x="14.502cm" svg:y="17.47cm" svg:viewBox="0 0 648 2312" svg:d="m101 2312 274-113-95-2088-280 112 280-112m95 2088 273-113m-89-2086-279 111 95 2088m-95-2088 279-111m-184 2199-95-2088">
          <text:p/>
        </draw:path>
        <draw:polygon draw:style-name="gr30" draw:layer="layout" svg:width="0.681cm" svg:height="1.034cm" svg:x="13.821cm" svg:y="17.009cm" svg:viewBox="0 0 682 1035" draw:points="682,685 0,0 63,1035">
          <text:p/>
        </draw:polygon>
        <draw:polygon draw:style-name="gr30" draw:layer="layout" svg:width="0.68cm" svg:height="1.034cm" svg:x="13.141cm" svg:y="16.325cm" svg:viewBox="0 0 681 1035" draw:points="681,685 0,0 63,1035">
          <text:p/>
        </draw:polygon>
        <draw:polygon draw:style-name="gr30" draw:layer="layout" svg:width="0.68cm" svg:height="1.034cm" svg:x="13.204cm" svg:y="17.009cm" svg:viewBox="0 0 681 1035" draw:points="618,0 0,350 681,1035">
          <text:p/>
        </draw:polygon>
        <draw:polygon draw:style-name="gr30" draw:layer="layout" svg:width="0.68cm" svg:height="1.035cm" svg:x="13.204cm" svg:y="17.359cm" svg:viewBox="0 0 681 1036" draw:points="681,685 0,0 63,1036">
          <text:p/>
        </draw:polygon>
        <draw:polygon draw:style-name="gr30" draw:layer="layout" svg:width="0.668cm" svg:height="1.044cm" svg:x="13.884cm" svg:y="17.693cm" svg:viewBox="0 0 669 1045" draw:points="619,0 0,351 669,1045">
          <text:p/>
        </draw:polygon>
        <draw:polygon draw:style-name="gr30" draw:layer="layout" svg:width="0.668cm" svg:height="1.045cm" svg:x="13.267cm" svg:y="18.043cm" svg:viewBox="0 0 669 1046" draw:points="618,0 0,351 669,1046">
          <text:p/>
        </draw:polygon>
        <draw:polygon draw:style-name="gr30" draw:layer="layout" svg:width="0.668cm" svg:height="1.045cm" svg:x="13.884cm" svg:y="18.043cm" svg:viewBox="0 0 669 1046" draw:points="0,0 51,1046 669,694">
          <text:p/>
        </draw:polygon>
        <draw:polygon draw:style-name="gr30" draw:layer="layout" svg:width="0.668cm" svg:height="1.044cm" svg:x="13.935cm" svg:y="18.737cm" svg:viewBox="0 0 669 1045" draw:points="618,0 0,352 669,1045">
          <text:p/>
        </draw:polygon>
        <draw:path draw:style-name="gr3" draw:layer="layout" svg:width="1.462cm" svg:height="3.456cm" svg:x="13.141cm" svg:y="16.325cm" svg:viewBox="0 0 1463 3457" svg:d="m1362 1369 101 2088m-1463-3457 1362 1369-1362-1369 126 2070 1337 1387-101-2088">
          <text:p/>
        </draw:path>
        <draw:polygon draw:style-name="gr31" draw:layer="layout" svg:width="1.307cm" svg:height="2.217cm" svg:x="12.683cm" svg:y="16.596cm" svg:viewBox="0 0 1308 2218" draw:points="1025,2218 1308,2103 0,0">
          <text:p/>
        </draw:polygon>
        <draw:polygon draw:style-name="gr31" draw:layer="layout" svg:width="1.305cm" svg:height="2.217cm" svg:x="12.402cm" svg:y="16.596cm" svg:viewBox="0 0 1306 2218" draw:points="1306,2218 281,0 0,109">
          <text:p/>
        </draw:polygon>
        <draw:polyline draw:style-name="gr3" draw:layer="layout" svg:width="1.588cm" svg:height="2.102cm" svg:x="12.402cm" svg:y="16.596cm" svg:viewBox="0 0 1589 2103" draw:points="1589,2103 281,0 0,109">
          <text:p/>
        </draw:polyline>
        <draw:polygon draw:style-name="gr32" draw:layer="layout" svg:width="0.689cm" svg:height="1.486cm" svg:x="13.301cm" svg:y="18.698cm" svg:viewBox="0 0 690 1487" draw:points="0,1487 277,1373 690,0">
          <text:p/>
        </draw:polygon>
        <draw:polygon draw:style-name="gr32" draw:layer="layout" svg:width="0.689cm" svg:height="1.486cm" svg:x="13.301cm" svg:y="18.698cm" svg:viewBox="0 0 690 1487" draw:points="0,1487 690,0 407,115">
          <text:p/>
        </draw:polygon>
        <draw:path draw:style-name="gr3" draw:layer="layout" svg:width="1.588cm" svg:height="3.479cm" svg:x="12.402cm" svg:y="16.705cm" svg:viewBox="0 0 1589 3480" svg:d="m900 3480 276-114 413-1372-283 115 283-115m-689 1486 406-1371-1306-2109m1306 2109-406 1371m-900-3480 1306 2109m-406 1371 406-1371">
          <text:p/>
        </draw:path>
        <draw:polygon draw:style-name="gr31" draw:layer="layout" svg:width="1.305cm" svg:height="2.222cm" svg:x="12.402cm" svg:y="16.705cm" svg:viewBox="0 0 1306 2223" draw:points="1021,2223 1306,2109 0,0">
          <text:p/>
        </draw:polygon>
        <draw:polygon draw:style-name="gr31" draw:layer="layout" svg:width="1.304cm" svg:height="2.222cm" svg:x="12.119cm" svg:y="16.705cm" svg:viewBox="0 0 1305 2223" draw:points="1305,2223 284,0 0,109">
          <text:p/>
        </draw:polygon>
        <draw:line draw:style-name="gr3" draw:layer="layout" svg:x1="12.403cm" svg:y1="16.705cm" svg:x2="12.119cm" svg:y2="16.815cm">
          <text:p/>
        </draw:line>
        <draw:polygon draw:style-name="gr32" draw:layer="layout" svg:width="0.683cm" svg:height="1.485cm" svg:x="13.024cm" svg:y="18.813cm" svg:viewBox="0 0 684 1486" draw:points="0,1486 277,1372 684,0">
          <text:p/>
        </draw:polygon>
        <draw:polygon draw:style-name="gr32" draw:layer="layout" svg:width="0.683cm" svg:height="1.485cm" svg:x="13.024cm" svg:y="18.813cm" svg:viewBox="0 0 684 1486" draw:points="0,1486 684,0 400,114">
          <text:p/>
        </draw:polygon>
        <draw:path draw:style-name="gr3" draw:layer="layout" svg:width="1.588cm" svg:height="3.484cm" svg:x="12.119cm" svg:y="16.814cm" svg:viewBox="0 0 1589 3485" svg:d="m905 3485 278-114m406-1371-284 114m-400 1371 400-1371-1305-2114m1305 2114-400 1371m-905-3485 1305 2114m-400 1371 400-1371">
          <text:p/>
        </draw:path>
        <draw:polygon draw:style-name="gr31" draw:layer="layout" svg:width="1.304cm" svg:height="2.228cm" svg:x="12.119cm" svg:y="16.814cm" svg:viewBox="0 0 1305 2229" draw:points="1020,2229 1305,2114 0,0">
          <text:p/>
        </draw:polygon>
        <draw:polygon draw:style-name="gr31" draw:layer="layout" svg:width="1.302cm" svg:height="2.228cm" svg:x="11.836cm" svg:y="16.814cm" svg:viewBox="0 0 1303 2229" draw:points="1303,2229 283,0 0,110">
          <text:p/>
        </draw:polygon>
        <draw:line draw:style-name="gr3" draw:layer="layout" svg:x1="12.12cm" svg:y1="16.814cm" svg:x2="11.836cm" svg:y2="16.925cm">
          <text:p/>
        </draw:line>
        <draw:polygon draw:style-name="gr32" draw:layer="layout" svg:width="0.676cm" svg:height="1.485cm" svg:x="12.747cm" svg:y="18.927cm" svg:viewBox="0 0 677 1486" draw:points="0,1486 277,1372 677,0">
          <text:p/>
        </draw:polygon>
        <draw:polygon draw:style-name="gr32" draw:layer="layout" svg:width="0.676cm" svg:height="1.485cm" svg:x="12.747cm" svg:y="18.927cm" svg:viewBox="0 0 677 1486" draw:points="0,1486 677,0 391,115">
          <text:p/>
        </draw:polygon>
        <draw:path draw:style-name="gr3" draw:layer="layout" svg:width="1.587cm" svg:height="3.488cm" svg:x="11.836cm" svg:y="16.924cm" svg:viewBox="0 0 1588 3489" svg:d="m911 3489 277-114m400-1371-285 115m-392 1370 392-1370-1303-2119m1303 2119-392 1370m-911-3489 1303 2119m-392 1370 392-1370">
          <text:p/>
        </draw:path>
        <draw:polygon draw:style-name="gr31" draw:layer="layout" svg:width="1.302cm" svg:height="2.234cm" svg:x="11.836cm" svg:y="16.924cm" svg:viewBox="0 0 1303 2235" draw:points="1017,2235 1303,2119 0,0">
          <text:p/>
        </draw:polygon>
        <draw:polygon draw:style-name="gr31" draw:layer="layout" svg:width="1.301cm" svg:height="2.234cm" svg:x="11.551cm" svg:y="16.924cm" svg:viewBox="0 0 1302 2235" draw:points="1302,2235 285,0 0,110">
          <text:p/>
        </draw:polygon>
        <draw:line draw:style-name="gr3" draw:layer="layout" svg:x1="11.837cm" svg:y1="16.924cm" svg:x2="11.551cm" svg:y2="17.035cm">
          <text:p/>
        </draw:line>
        <draw:polygon draw:style-name="gr32" draw:layer="layout" svg:width="0.67cm" svg:height="1.485cm" svg:x="12.468cm" svg:y="19.042cm" svg:viewBox="0 0 671 1486" draw:points="0,1486 279,1371 671,0">
          <text:p/>
        </draw:polygon>
        <draw:polygon draw:style-name="gr32" draw:layer="layout" svg:width="0.67cm" svg:height="1.485cm" svg:x="12.468cm" svg:y="19.042cm" svg:viewBox="0 0 671 1486" draw:points="0,1486 671,0 384,116">
          <text:p/>
        </draw:polygon>
        <draw:path draw:style-name="gr3" draw:layer="layout" svg:width="0.67cm" svg:height="1.485cm" svg:x="12.468cm" svg:y="19.042cm" svg:viewBox="0 0 671 1486" svg:d="m0 1486 279-115m392-1371-287 116">
          <text:p/>
        </draw:path>
        <draw:polygon draw:style-name="gr33" draw:layer="layout" svg:width="0.822cm" svg:height="1.062cm" svg:x="12.03cm" svg:y="18.096cm" svg:viewBox="0 0 823 1063" draw:points="823,1063 172,0 0,705">
          <text:p/>
        </draw:polygon>
        <draw:polygon draw:style-name="gr33" draw:layer="layout" svg:width="0.822cm" svg:height="1.062cm" svg:x="11.38cm" svg:y="17.034cm" svg:viewBox="0 0 823 1063" draw:points="823,1063 171,0 0,705">
          <text:p/>
        </draw:polygon>
        <draw:polygon draw:style-name="gr33" draw:layer="layout" svg:width="0.822cm" svg:height="1.062cm" svg:x="11.38cm" svg:y="17.739cm" svg:viewBox="0 0 823 1063" draw:points="823,358 0,0 651,1063">
          <text:p/>
        </draw:polygon>
        <draw:polygon draw:style-name="gr33" draw:layer="layout" svg:width="0.822cm" svg:height="1.062cm" svg:x="11.208cm" svg:y="17.739cm" svg:viewBox="0 0 823 1063" draw:points="823,1063 172,0 0,706">
          <text:p/>
        </draw:polygon>
        <draw:polygon draw:style-name="gr33" draw:layer="layout" svg:width="0.822cm" svg:height="1.042cm" svg:x="12.03cm" svg:y="18.801cm" svg:viewBox="0 0 823 1043" draw:points="823,357 0,0 630,1043">
          <text:p/>
        </draw:polygon>
        <draw:polygon draw:style-name="gr33" draw:layer="layout" svg:width="0.822cm" svg:height="1.042cm" svg:x="11.208cm" svg:y="18.444cm" svg:viewBox="0 0 823 1043" draw:points="823,358 0,0 630,1043">
          <text:p/>
        </draw:polygon>
        <draw:polygon draw:style-name="gr33" draw:layer="layout" svg:width="0.822cm" svg:height="1.042cm" svg:x="11.838cm" svg:y="18.801cm" svg:viewBox="0 0 823 1043" draw:points="193,0 0,685 823,1043">
          <text:p/>
        </draw:polygon>
        <draw:polygon draw:style-name="gr33" draw:layer="layout" svg:width="0.822cm" svg:height="1.041cm" svg:x="11.838cm" svg:y="19.486cm" svg:viewBox="0 0 823 1042" draw:points="823,358 0,0 631,1042">
          <text:p/>
        </draw:polygon>
        <draw:path draw:style-name="gr3" draw:layer="layout" svg:width="1.644cm" svg:height="3.493cm" svg:x="11.208cm" svg:y="17.034cm" svg:viewBox="0 0 1645 3494" svg:d="m1645 2125-384 1369m-918-3494 1302 2125-1302-2125-343 1411 1261 2083 384-1369">
          <text:p/>
        </draw:path>
        <draw:polygon draw:style-name="gr13" draw:layer="layout" svg:width="1.323cm" svg:height="1.532cm" svg:x="10.517cm" svg:y="17.339cm" svg:viewBox="0 0 1324 1533" draw:points="1033,1533 1324,1417 0,0">
          <text:p/>
        </draw:polygon>
        <draw:polygon draw:style-name="gr13" draw:layer="layout" svg:width="1.318cm" svg:height="1.532cm" svg:x="10.231cm" svg:y="17.339cm" svg:viewBox="0 0 1319 1533" draw:points="1319,1533 286,0 0,110">
          <text:p/>
        </draw:polygon>
        <draw:polyline draw:style-name="gr3" draw:layer="layout" svg:width="1.609cm" svg:height="1.416cm" svg:x="10.231cm" svg:y="17.339cm" svg:viewBox="0 0 1610 1417" draw:points="1610,1417 286,0 0,110">
          <text:p/>
        </draw:polyline>
        <draw:polygon draw:style-name="gr28" draw:layer="layout" svg:width="0.285cm" svg:height="2.219cm" svg:x="11.714cm" svg:y="18.755cm" svg:viewBox="0 0 286 2220" draw:points="0,2220 286,2103 127,0">
          <text:p/>
        </draw:polygon>
        <draw:polygon draw:style-name="gr28" draw:layer="layout" svg:width="0.291cm" svg:height="2.219cm" svg:x="11.549cm" svg:y="18.755cm" svg:viewBox="0 0 292 2220" draw:points="165,2220 292,0 0,116">
          <text:p/>
        </draw:polygon>
        <draw:path draw:style-name="gr3" draw:layer="layout" svg:width="1.768cm" svg:height="3.525cm" svg:x="10.231cm" svg:y="17.449cm" svg:viewBox="0 0 1769 3526" svg:d="m1484 3526 285-117-159-2102-291 116 291-116m-126 2219-165-2103-1319-1423m1319 1423 165 2103m-1484-3526 1319 1423m-1130 664 1295 1439-165-2103">
          <text:p/>
        </draw:path>
        <draw:polygon draw:style-name="gr13" draw:layer="layout" svg:width="1.318cm" svg:height="1.538cm" svg:x="10.231cm" svg:y="17.449cm" svg:viewBox="0 0 1319 1539" draw:points="1027,1539 1319,1423 0,0">
          <text:p/>
        </draw:polygon>
        <draw:polygon draw:style-name="gr13" draw:layer="layout" svg:width="1.314cm" svg:height="1.538cm" svg:x="9.943cm" svg:y="17.449cm" svg:viewBox="0 0 1315 1539" draw:points="1315,1539 288,0 0,111">
          <text:p/>
        </draw:polygon>
        <draw:line draw:style-name="gr3" draw:layer="layout" svg:x1="10.232cm" svg:y1="17.449cm" svg:x2="9.943cm" svg:y2="17.561cm">
          <text:p/>
        </draw:line>
        <draw:polygon draw:style-name="gr28" draw:layer="layout" svg:width="0.285cm" svg:height="2.221cm" svg:x="11.429cm" svg:y="18.871cm" svg:viewBox="0 0 286 2222" draw:points="0,2222 286,2104 121,0">
          <text:p/>
        </draw:polygon>
        <draw:polygon draw:style-name="gr28" draw:layer="layout" svg:width="0.292cm" svg:height="2.221cm" svg:x="11.257cm" svg:y="18.871cm" svg:viewBox="0 0 293 2222" draw:points="172,2222 293,0 0,116">
          <text:p/>
        </draw:polygon>
        <draw:path draw:style-name="gr3" draw:layer="layout" svg:width="1.771cm" svg:height="3.532cm" svg:x="9.943cm" svg:y="17.56cm" svg:viewBox="0 0 1772 3533" svg:d="m1487 3533 285-118m-165-2103-292 116m172 2105-172-2105-1315-1428m1315 1428 172 2105m-1487-3533 1315 1428m-1120 660 1292 1445-172-2105">
          <text:p/>
        </draw:path>
        <draw:polygon draw:style-name="gr13" draw:layer="layout" svg:width="1.314cm" svg:height="1.544cm" svg:x="9.943cm" svg:y="17.56cm" svg:viewBox="0 0 1315 1545" draw:points="1022,1545 1315,1428 0,0">
          <text:p/>
        </draw:polygon>
        <draw:polygon draw:style-name="gr13" draw:layer="layout" svg:width="1.309cm" svg:height="1.544cm" svg:x="9.655cm" svg:y="17.56cm" svg:viewBox="0 0 1310 1545" draw:points="1310,1545 288,0 0,112">
          <text:p/>
        </draw:polygon>
        <draw:line draw:style-name="gr3" draw:layer="layout" svg:x1="9.944cm" svg:y1="17.56cm" svg:x2="9.655cm" svg:y2="17.673cm">
          <text:p/>
        </draw:line>
        <draw:polygon draw:style-name="gr28" draw:layer="layout" svg:width="0.286cm" svg:height="2.223cm" svg:x="11.143cm" svg:y="18.987cm" svg:viewBox="0 0 287 2224" draw:points="0,2224 287,2106 114,0">
          <text:p/>
        </draw:polygon>
        <draw:polygon draw:style-name="gr28" draw:layer="layout" svg:width="0.293cm" svg:height="2.223cm" svg:x="10.964cm" svg:y="18.987cm" svg:viewBox="0 0 294 2224" draw:points="179,2224 294,0 0,117">
          <text:p/>
        </draw:polygon>
        <draw:path draw:style-name="gr3" draw:layer="layout" svg:width="1.774cm" svg:height="3.538cm" svg:x="9.655cm" svg:y="17.672cm" svg:viewBox="0 0 1775 3539" svg:d="m1489 3539 286-118m-172-2105-294 117m180 2106-180-2106-1309-1433m1309 1433 180 2106m-1489-3539 1309 1433m-1108 656 1288 1450-180-2106">
          <text:p/>
        </draw:path>
        <draw:polygon draw:style-name="gr13" draw:layer="layout" svg:width="1.309cm" svg:height="1.549cm" svg:x="9.655cm" svg:y="17.672cm" svg:viewBox="0 0 1310 1550" draw:points="1015,1550 1310,1433 0,0">
          <text:p/>
        </draw:polygon>
        <draw:polygon draw:style-name="gr13" draw:layer="layout" svg:width="1.305cm" svg:height="1.549cm" svg:x="9.365cm" svg:y="17.672cm" svg:viewBox="0 0 1306 1550" draw:points="1306,1550 291,0 0,112">
          <text:p/>
        </draw:polygon>
        <draw:line draw:style-name="gr3" draw:layer="layout" svg:x1="9.656cm" svg:y1="17.672cm" svg:x2="9.365cm" svg:y2="17.785cm">
          <text:p/>
        </draw:line>
        <draw:polygon draw:style-name="gr28" draw:layer="layout" svg:width="0.288cm" svg:height="2.225cm" svg:x="10.855cm" svg:y="19.104cm" svg:viewBox="0 0 289 2226" draw:points="0,2226 289,2107 109,0">
          <text:p/>
        </draw:polygon>
        <draw:polygon draw:style-name="gr28" draw:layer="layout" svg:width="0.294cm" svg:height="2.225cm" svg:x="10.67cm" svg:y="19.104cm" svg:viewBox="0 0 295 2226" draw:points="186,2226 295,0 0,117">
          <text:p/>
        </draw:polygon>
        <draw:path draw:style-name="gr3" draw:layer="layout" svg:width="0.473cm" svg:height="2.225cm" svg:x="10.67cm" svg:y="19.104cm" svg:viewBox="0 0 474 2226" svg:d="m186 2226 288-119m-179-2107-295 117">
          <text:p/>
        </draw:path>
        <draw:polygon draw:style-name="gr34" draw:layer="layout" svg:width="1.305cm" svg:height="2.09cm" svg:x="9.365cm" svg:y="17.784cm" svg:viewBox="0 0 1306 2091" draw:points="1306,1438 0,0 209,2091">
          <text:p/>
        </draw:polygon>
        <draw:polygon draw:style-name="gr34" draw:layer="layout" svg:width="1.282cm" svg:height="2.108cm" svg:x="9.573cm" svg:y="19.221cm" svg:viewBox="0 0 1283 2109" draw:points="1098,0 0,653 1283,2109">
          <text:p/>
        </draw:polygon>
        <draw:path draw:style-name="gr3" draw:layer="layout" svg:width="1.49cm" svg:height="3.545cm" svg:x="9.365cm" svg:y="17.784cm" svg:viewBox="0 0 1491 3546" svg:d="m1305 1437 186 2109m-1491-3546 1305 1437-1305-1437 208 2090 1283 1456-186-2109">
          <text:p/>
        </draw:path>
        <draw:polygon draw:style-name="gr35" draw:layer="layout" svg:width="0.305cm" svg:height="0.493cm" svg:x="7.853cm" svg:y="19.842cm" svg:viewBox="0 0 306 494" draw:points="0,0 3,139 306,494">
          <text:p/>
        </draw:polygon>
        <draw:polygon draw:style-name="gr35" draw:layer="layout" svg:width="0.305cm" svg:height="0.585cm" svg:x="7.853cm" svg:y="19.75cm" svg:viewBox="0 0 306 586" draw:points="26,0 0,92 306,586">
          <text:p/>
        </draw:polygon>
        <draw:polygon draw:style-name="gr35" draw:layer="layout" svg:width="0.279cm" svg:height="0.619cm" svg:x="7.879cm" svg:y="19.716cm" svg:viewBox="0 0 280 620" draw:points="54,0 0,34 280,620">
          <text:p/>
        </draw:polygon>
        <draw:polygon draw:style-name="gr35" draw:layer="layout" svg:width="0.226cm" svg:height="0.619cm" svg:x="7.932cm" svg:y="19.716cm" svg:viewBox="0 0 227 620" draw:points="77,26 0,0 227,620">
          <text:p/>
        </draw:polygon>
        <draw:polygon draw:style-name="gr35" draw:layer="layout" svg:width="0.149cm" svg:height="0.593cm" svg:x="8.009cm" svg:y="19.742cm" svg:viewBox="0 0 150 594" draw:points="92,84 0,0 150,594">
          <text:p/>
        </draw:polygon>
        <draw:polygon draw:style-name="gr35" draw:layer="layout" svg:width="0.097cm" svg:height="0.509cm" svg:x="8.1cm" svg:y="19.826cm" svg:viewBox="0 0 98 510" draw:points="98,135 0,0 58,510">
          <text:p/>
        </draw:polygon>
        <draw:polygon draw:style-name="gr35" draw:layer="layout" svg:width="0.132cm" svg:height="0.374cm" svg:x="8.158cm" svg:y="19.961cm" svg:viewBox="0 0 133 375" draw:points="133,172 39,0 0,375">
          <text:p/>
        </draw:polygon>
        <draw:polygon draw:style-name="gr35" draw:layer="layout" svg:width="0.213cm" svg:height="0.202cm" svg:x="8.158cm" svg:y="20.133cm" svg:viewBox="0 0 214 203" draw:points="214,193 132,0 0,203">
          <text:p/>
        </draw:polygon>
        <draw:polygon draw:style-name="gr35" draw:layer="layout" svg:width="0.272cm" svg:height="0.193cm" svg:x="8.158cm" svg:y="20.325cm" svg:viewBox="0 0 273 194" draw:points="273,194 214,0 0,10">
          <text:p/>
        </draw:polygon>
        <draw:polygon draw:style-name="gr35" draw:layer="layout" svg:width="0.305cm" svg:height="0.358cm" svg:x="8.158cm" svg:y="20.335cm" svg:viewBox="0 0 306 359" draw:points="306,359 273,184 0,0">
          <text:p/>
        </draw:polygon>
        <draw:polygon draw:style-name="gr35" draw:layer="layout" svg:width="0.307cm" svg:height="0.498cm" svg:x="8.158cm" svg:y="20.335cm" svg:viewBox="0 0 308 499" draw:points="308,499 306,359 0,0">
          <text:p/>
        </draw:polygon>
        <draw:polygon draw:style-name="gr35" draw:layer="layout" svg:width="0.307cm" svg:height="0.586cm" svg:x="8.158cm" svg:y="20.335cm" svg:viewBox="0 0 308 587" draw:points="281,587 308,498 0,0">
          <text:p/>
        </draw:polygon>
        <draw:polygon draw:style-name="gr35" draw:layer="layout" svg:width="0.28cm" svg:height="0.618cm" svg:x="8.158cm" svg:y="20.335cm" svg:viewBox="0 0 281 619" draw:points="226,619 281,587 0,0">
          <text:p/>
        </draw:polygon>
        <draw:polygon draw:style-name="gr35" draw:layer="layout" svg:width="0.225cm" svg:height="0.618cm" svg:x="8.158cm" svg:y="20.335cm" svg:viewBox="0 0 226 619" draw:points="149,590 226,619 0,0">
          <text:p/>
        </draw:polygon>
        <draw:polygon draw:style-name="gr35" draw:layer="layout" svg:width="0.148cm" svg:height="0.589cm" svg:x="8.158cm" svg:y="20.335cm" svg:viewBox="0 0 149 590" draw:points="57,504 149,590 0,0">
          <text:p/>
        </draw:polygon>
        <draw:polygon draw:style-name="gr35" draw:layer="layout" svg:width="0.096cm" svg:height="0.503cm" svg:x="8.119cm" svg:y="20.335cm" svg:viewBox="0 0 97 504" draw:points="0,370 97,504 39,0">
          <text:p/>
        </draw:polygon>
        <draw:polygon draw:style-name="gr35" draw:layer="layout" svg:width="0.131cm" svg:height="0.369cm" svg:x="8.027cm" svg:y="20.335cm" svg:viewBox="0 0 132 370" draw:points="0,198 93,370 132,0">
          <text:p/>
        </draw:polygon>
        <draw:polygon draw:style-name="gr35" draw:layer="layout" svg:width="0.21cm" svg:height="0.198cm" svg:x="7.948cm" svg:y="20.335cm" svg:viewBox="0 0 211 199" draw:points="0,9 79,199 211,0">
          <text:p/>
        </draw:polygon>
        <draw:polygon draw:style-name="gr35" draw:layer="layout" svg:width="0.269cm" svg:height="0.19cm" svg:x="7.889cm" svg:y="20.154cm" svg:viewBox="0 0 270 191" draw:points="0,0 60,191 270,182">
          <text:p/>
        </draw:polygon>
        <draw:polygon draw:style-name="gr35" draw:layer="layout" svg:width="0.302cm" svg:height="0.354cm" svg:x="7.856cm" svg:y="19.981cm" svg:viewBox="0 0 303 355" draw:points="0,0 33,174 303,355">
          <text:p/>
        </draw:polygon>
        <draw:path draw:style-name="gr3" draw:layer="layout" svg:width="0.612cm" svg:height="1.237cm" svg:x="7.853cm" svg:y="19.716cm" svg:viewBox="0 0 613 1238" svg:d="m0 127 3 139 302 354m-279-586-26 93 305 493m-226-620-53 34 279 586m-226-620 226 620m-149-594 149 594m-58-509 58 509m39-374-39 374m132-202-132 202m214-10-214 10m273 183-273-183m306 358-306-358m308 497-308-497m281 586-281-586m148 589 78 29-226-618m57 503 91 86-148-589m-39 369 96 134-57-503m-131 198 92 171 39-369m-210 9 79 189 131-198m-269-181 59 190 210-9m-302-354 33 173 269 181">
          <text:p/>
        </draw:path>
        <draw:polygon draw:style-name="gr36" draw:layer="layout" svg:width="0.049cm" svg:height="0.02cm" svg:x="8.734cm" svg:y="20.79cm" svg:viewBox="0 0 50 21" draw:points="43,4 50,0 0,21">
          <text:p/>
        </draw:polygon>
        <draw:polygon draw:style-name="gr37" draw:layer="layout" svg:width="0.049cm" svg:height="0.02cm" svg:x="8.741cm" svg:y="20.786cm" svg:viewBox="0 0 50 21" draw:points="43,4 50,0 0,21">
          <text:p/>
        </draw:polygon>
        <draw:polygon draw:style-name="gr37" draw:layer="layout" svg:width="0.049cm" svg:height="0.02cm" svg:x="8.734cm" svg:y="20.79cm" svg:viewBox="0 0 50 21" draw:points="50,0 7,17 0,21">
          <text:p/>
        </draw:polygon>
        <draw:polygon draw:style-name="gr37" draw:layer="layout" svg:width="0.05cm" svg:height="0.02cm" svg:x="8.691cm" svg:y="20.806cm" svg:viewBox="0 0 51 21" draw:points="44,4 51,0 0,21">
          <text:p/>
        </draw:polygon>
        <draw:polygon draw:style-name="gr37" draw:layer="layout" svg:width="0.049cm" svg:height="0.02cm" svg:x="8.748cm" svg:y="20.782cm" svg:viewBox="0 0 50 21" draw:points="42,5 50,0 0,21">
          <text:p/>
        </draw:polygon>
        <draw:polygon draw:style-name="gr5" draw:layer="layout" svg:width="0.049cm" svg:height="0.02cm" svg:x="8.755cm" svg:y="20.778cm" svg:viewBox="0 0 50 21" draw:points="43,4 50,0 0,21">
          <text:p/>
        </draw:polygon>
        <draw:polygon draw:style-name="gr5" draw:layer="layout" svg:width="0.049cm" svg:height="0.02cm" svg:x="8.748cm" svg:y="20.782cm" svg:viewBox="0 0 50 21" draw:points="50,0 7,17 0,21">
          <text:p/>
        </draw:polygon>
        <draw:polygon draw:style-name="gr5" draw:layer="layout" svg:width="0.05cm" svg:height="0.02cm" svg:x="8.705cm" svg:y="20.798cm" svg:viewBox="0 0 51 21" draw:points="44,4 51,0 0,21">
          <text:p/>
        </draw:polygon>
        <draw:polygon draw:style-name="gr37" draw:layer="layout" svg:width="0.049cm" svg:height="0.02cm" svg:x="8.741cm" svg:y="20.786cm" svg:viewBox="0 0 50 21" draw:points="50,0 8,16 0,21">
          <text:p/>
        </draw:polygon>
        <draw:polygon draw:style-name="gr5" draw:layer="layout" svg:width="0.05cm" svg:height="0.02cm" svg:x="8.698cm" svg:y="20.802cm" svg:viewBox="0 0 51 21" draw:points="51,0 7,17 0,21">
          <text:p/>
        </draw:polygon>
        <draw:polygon draw:style-name="gr5" draw:layer="layout" svg:width="0.05cm" svg:height="0.02cm" svg:x="8.698cm" svg:y="20.802cm" svg:viewBox="0 0 51 21" draw:points="51,0 0,21 43,5">
          <text:p/>
        </draw:polygon>
        <draw:polygon draw:style-name="gr37" draw:layer="layout" svg:width="0.05cm" svg:height="0.02cm" svg:x="8.691cm" svg:y="20.806cm" svg:viewBox="0 0 51 21" draw:points="51,0 8,16 0,21">
          <text:p/>
        </draw:polygon>
        <draw:polygon draw:style-name="gr37" draw:layer="layout" svg:width="0.049cm" svg:height="0.02cm" svg:x="8.649cm" svg:y="20.822cm" svg:viewBox="0 0 50 21" draw:points="42,5 50,0 0,21">
          <text:p/>
        </draw:polygon>
        <draw:polygon draw:style-name="gr5" draw:layer="layout" svg:width="0.049cm" svg:height="0.02cm" svg:x="8.656cm" svg:y="20.818cm" svg:viewBox="0 0 50 21" draw:points="43,4 50,0 0,21">
          <text:p/>
        </draw:polygon>
        <draw:polygon draw:style-name="gr5" draw:layer="layout" svg:width="0.049cm" svg:height="0.02cm" svg:x="8.649cm" svg:y="20.822cm" svg:viewBox="0 0 50 21" draw:points="50,0 7,17 0,21">
          <text:p/>
        </draw:polygon>
        <draw:polygon draw:style-name="gr5" draw:layer="layout" svg:width="0.049cm" svg:height="0.019cm" svg:x="8.607cm" svg:y="20.838cm" svg:viewBox="0 0 50 20" draw:points="43,4 50,0 0,20">
          <text:p/>
        </draw:polygon>
        <draw:polygon draw:style-name="gr5" draw:layer="layout" svg:width="0.049cm" svg:height="0.02cm" svg:x="8.762cm" svg:y="20.774cm" svg:viewBox="0 0 50 21" draw:points="43,4 50,0 0,21">
          <text:p/>
        </draw:polygon>
        <draw:polygon draw:style-name="gr8" draw:layer="layout" svg:width="0.05cm" svg:height="0.02cm" svg:x="8.768cm" svg:y="20.77cm" svg:viewBox="0 0 51 21" draw:points="44,4 51,0 0,21">
          <text:p/>
        </draw:polygon>
        <draw:polygon draw:style-name="gr8" draw:layer="layout" svg:width="0.049cm" svg:height="0.02cm" svg:x="8.762cm" svg:y="20.774cm" svg:viewBox="0 0 50 21" draw:points="50,0 6,17 0,21">
          <text:p/>
        </draw:polygon>
        <draw:polygon draw:style-name="gr8" draw:layer="layout" svg:width="0.049cm" svg:height="0.02cm" svg:x="8.719cm" svg:y="20.79cm" svg:viewBox="0 0 50 21" draw:points="44,4 50,0 0,21">
          <text:p/>
        </draw:polygon>
        <draw:polygon draw:style-name="gr38" draw:layer="layout" svg:width="0.05cm" svg:height="0.021cm" svg:x="8.775cm" svg:y="20.766cm" svg:viewBox="0 0 51 22" draw:points="44,5 51,0 0,22">
          <text:p/>
        </draw:polygon>
        <draw:polygon draw:style-name="gr38" draw:layer="layout" svg:width="0.05cm" svg:height="0.02cm" svg:x="8.782cm" svg:y="20.762cm" svg:viewBox="0 0 51 21" draw:points="44,4 51,0 0,21">
          <text:p/>
        </draw:polygon>
        <draw:polygon draw:style-name="gr38" draw:layer="layout" svg:width="0.05cm" svg:height="0.021cm" svg:x="8.775cm" svg:y="20.766cm" svg:viewBox="0 0 51 22" draw:points="51,0 7,17 0,22">
          <text:p/>
        </draw:polygon>
        <draw:polygon draw:style-name="gr38" draw:layer="layout" svg:width="0.049cm" svg:height="0.02cm" svg:x="8.733cm" svg:y="20.782cm" svg:viewBox="0 0 50 21" draw:points="43,5 50,0 0,21">
          <text:p/>
        </draw:polygon>
        <draw:polygon draw:style-name="gr38" draw:layer="layout" svg:width="0.05cm" svg:height="0.02cm" svg:x="8.768cm" svg:y="20.77cm" svg:viewBox="0 0 51 21" draw:points="51,0 7,17 0,21">
          <text:p/>
        </draw:polygon>
        <draw:polygon draw:style-name="gr38" draw:layer="layout" svg:width="0.049cm" svg:height="0.02cm" svg:x="8.726cm" svg:y="20.786cm" svg:viewBox="0 0 50 21" draw:points="50,0 7,16 0,21">
          <text:p/>
        </draw:polygon>
        <draw:polygon draw:style-name="gr38" draw:layer="layout" svg:width="0.049cm" svg:height="0.02cm" svg:x="8.726cm" svg:y="20.786cm" svg:viewBox="0 0 50 21" draw:points="50,0 0,21 43,4">
          <text:p/>
        </draw:polygon>
        <draw:polygon draw:style-name="gr38" draw:layer="layout" svg:width="0.049cm" svg:height="0.02cm" svg:x="8.719cm" svg:y="20.79cm" svg:viewBox="0 0 50 21" draw:points="50,0 7,17 0,21">
          <text:p/>
        </draw:polygon>
        <draw:polygon draw:style-name="gr38" draw:layer="layout" svg:width="0.049cm" svg:height="0.02cm" svg:x="8.677cm" svg:y="20.806cm" svg:viewBox="0 0 50 21" draw:points="43,4 50,0 0,21">
          <text:p/>
        </draw:polygon>
        <draw:polygon draw:style-name="gr38" draw:layer="layout" svg:width="0.049cm" svg:height="0.02cm" svg:x="8.684cm" svg:y="20.802cm" svg:viewBox="0 0 50 21" draw:points="43,5 50,0 0,21">
          <text:p/>
        </draw:polygon>
        <draw:polygon draw:style-name="gr38" draw:layer="layout" svg:width="0.049cm" svg:height="0.02cm" svg:x="8.677cm" svg:y="20.806cm" svg:viewBox="0 0 50 21" draw:points="50,0 7,16 0,21">
          <text:p/>
        </draw:polygon>
        <draw:polygon draw:style-name="gr38" draw:layer="layout" svg:width="0.049cm" svg:height="0.019cm" svg:x="8.635cm" svg:y="20.822cm" svg:viewBox="0 0 50 20" draw:points="43,5 50,0 0,20">
          <text:p/>
        </draw:polygon>
        <draw:polygon draw:style-name="gr5" draw:layer="layout" svg:width="0.049cm" svg:height="0.02cm" svg:x="8.755cm" svg:y="20.778cm" svg:viewBox="0 0 50 21" draw:points="50,0 7,17 0,21">
          <text:p/>
        </draw:polygon>
        <draw:polygon draw:style-name="gr8" draw:layer="layout" svg:width="0.05cm" svg:height="0.02cm" svg:x="8.712cm" svg:y="20.794cm" svg:viewBox="0 0 51 21" draw:points="51,0 7,17 0,21">
          <text:p/>
        </draw:polygon>
        <draw:polygon draw:style-name="gr8" draw:layer="layout" svg:width="0.05cm" svg:height="0.02cm" svg:x="8.712cm" svg:y="20.794cm" svg:viewBox="0 0 51 21" draw:points="51,0 0,21 44,4">
          <text:p/>
        </draw:polygon>
        <draw:polygon draw:style-name="gr5" draw:layer="layout" svg:width="0.05cm" svg:height="0.02cm" svg:x="8.705cm" svg:y="20.798cm" svg:viewBox="0 0 51 21" draw:points="51,0 7,17 0,21">
          <text:p/>
        </draw:polygon>
        <draw:polygon draw:style-name="gr38" draw:layer="layout" svg:width="0.049cm" svg:height="0.02cm" svg:x="8.67cm" svg:y="20.81cm" svg:viewBox="0 0 50 21" draw:points="50,0 7,17 0,21">
          <text:p/>
        </draw:polygon>
        <draw:polygon draw:style-name="gr38" draw:layer="layout" svg:width="0.049cm" svg:height="0.019cm" svg:x="8.628cm" svg:y="20.826cm" svg:viewBox="0 0 50 20" draw:points="50,0 7,15 0,20">
          <text:p/>
        </draw:polygon>
        <draw:polygon draw:style-name="gr38" draw:layer="layout" svg:width="0.049cm" svg:height="0.019cm" svg:x="8.628cm" svg:y="20.826cm" svg:viewBox="0 0 50 20" draw:points="50,0 0,20 43,4">
          <text:p/>
        </draw:polygon>
        <draw:polygon draw:style-name="gr38" draw:layer="layout" svg:width="0.049cm" svg:height="0.019cm" svg:x="8.621cm" svg:y="20.83cm" svg:viewBox="0 0 50 20" draw:points="50,0 7,16 0,20">
          <text:p/>
        </draw:polygon>
        <draw:polygon draw:style-name="gr38" draw:layer="layout" svg:width="0.049cm" svg:height="0.02cm" svg:x="8.67cm" svg:y="20.81cm" svg:viewBox="0 0 50 21" draw:points="50,0 0,21 43,4">
          <text:p/>
        </draw:polygon>
        <draw:polygon draw:style-name="gr38" draw:layer="layout" svg:width="0.049cm" svg:height="0.019cm" svg:x="8.621cm" svg:y="20.83cm" svg:viewBox="0 0 50 20" draw:points="50,0 0,20 43,4">
          <text:p/>
        </draw:polygon>
        <draw:polygon draw:style-name="gr38" draw:layer="layout" svg:width="0.049cm" svg:height="0.02cm" svg:x="8.663cm" svg:y="20.814cm" svg:viewBox="0 0 50 21" draw:points="7,17 0,21 50,0">
          <text:p/>
        </draw:polygon>
        <draw:polygon draw:style-name="gr8" draw:layer="layout" svg:width="0.049cm" svg:height="0.02cm" svg:x="8.663cm" svg:y="20.814cm" svg:viewBox="0 0 50 21" draw:points="50,0 0,21 43,4">
          <text:p/>
        </draw:polygon>
        <draw:polygon draw:style-name="gr5" draw:layer="layout" svg:width="0.049cm" svg:height="0.02cm" svg:x="8.656cm" svg:y="20.818cm" svg:viewBox="0 0 50 21" draw:points="50,0 7,17 0,21">
          <text:p/>
        </draw:polygon>
        <draw:polygon draw:style-name="gr8" draw:layer="layout" svg:width="0.049cm" svg:height="0.019cm" svg:x="8.614cm" svg:y="20.834cm" svg:viewBox="0 0 50 20" draw:points="50,0 7,16 0,20">
          <text:p/>
        </draw:polygon>
        <draw:polygon draw:style-name="gr8" draw:layer="layout" svg:width="0.049cm" svg:height="0.019cm" svg:x="8.614cm" svg:y="20.834cm" svg:viewBox="0 0 50 20" draw:points="50,0 0,20 43,4">
          <text:p/>
        </draw:polygon>
        <draw:polygon draw:style-name="gr5" draw:layer="layout" svg:width="0.049cm" svg:height="0.019cm" svg:x="8.607cm" svg:y="20.838cm" svg:viewBox="0 0 50 20" draw:points="50,0 7,16 0,20">
          <text:p/>
        </draw:polygon>
        <draw:polygon draw:style-name="gr5" draw:layer="layout" svg:width="0.05cm" svg:height="0.02cm" svg:x="8.564cm" svg:y="20.853cm" svg:viewBox="0 0 51 21" draw:points="44,4 51,0 0,21">
          <text:p/>
        </draw:polygon>
        <draw:polygon draw:style-name="gr8" draw:layer="layout" svg:width="0.05cm" svg:height="0.02cm" svg:x="8.571cm" svg:y="20.849cm" svg:viewBox="0 0 51 21" draw:points="44,4 51,0 0,21">
          <text:p/>
        </draw:polygon>
        <draw:polygon draw:style-name="gr8" draw:layer="layout" svg:width="0.05cm" svg:height="0.02cm" svg:x="8.564cm" svg:y="20.853cm" svg:viewBox="0 0 51 21" draw:points="51,0 7,17 0,21">
          <text:p/>
        </draw:polygon>
        <draw:polygon draw:style-name="gr8" draw:layer="layout" svg:width="0.049cm" svg:height="0.02cm" svg:x="8.522cm" svg:y="20.869cm" svg:viewBox="0 0 50 21" draw:points="43,4 50,0 0,21">
          <text:p/>
        </draw:polygon>
        <draw:polygon draw:style-name="gr38" draw:layer="layout" svg:width="0.05cm" svg:height="0.02cm" svg:x="8.578cm" svg:y="20.845cm" svg:viewBox="0 0 51 21" draw:points="44,4 51,0 0,21">
          <text:p/>
        </draw:polygon>
        <draw:polygon draw:style-name="gr38" draw:layer="layout" svg:width="0.05cm" svg:height="0.02cm" svg:x="8.585cm" svg:y="20.841cm" svg:viewBox="0 0 51 21" draw:points="44,5 51,0 0,21">
          <text:p/>
        </draw:polygon>
        <draw:polygon draw:style-name="gr38" draw:layer="layout" svg:width="0.05cm" svg:height="0.02cm" svg:x="8.578cm" svg:y="20.845cm" svg:viewBox="0 0 51 21" draw:points="51,0 7,16 0,21">
          <text:p/>
        </draw:polygon>
        <draw:polygon draw:style-name="gr38" draw:layer="layout" svg:width="0.049cm" svg:height="0.021cm" svg:x="8.536cm" svg:y="20.861cm" svg:viewBox="0 0 50 22" draw:points="43,5 50,0 0,22">
          <text:p/>
        </draw:polygon>
        <draw:polygon draw:style-name="gr38" draw:layer="layout" svg:width="0.05cm" svg:height="0.02cm" svg:x="8.571cm" svg:y="20.849cm" svg:viewBox="0 0 51 21" draw:points="51,0 7,17 0,21">
          <text:p/>
        </draw:polygon>
        <draw:polygon draw:style-name="gr38" draw:layer="layout" svg:width="0.049cm" svg:height="0.02cm" svg:x="8.529cm" svg:y="20.865cm" svg:viewBox="0 0 50 21" draw:points="50,0 7,17 0,21">
          <text:p/>
        </draw:polygon>
        <draw:polygon draw:style-name="gr38" draw:layer="layout" svg:width="0.049cm" svg:height="0.02cm" svg:x="8.529cm" svg:y="20.865cm" svg:viewBox="0 0 50 21" draw:points="50,0 0,21 43,4">
          <text:p/>
        </draw:polygon>
        <draw:polygon draw:style-name="gr38" draw:layer="layout" svg:width="0.049cm" svg:height="0.02cm" svg:x="8.522cm" svg:y="20.869cm" svg:viewBox="0 0 50 21" draw:points="50,0 7,17 0,21">
          <text:p/>
        </draw:polygon>
        <draw:polygon draw:style-name="gr38" draw:layer="layout" svg:width="0.049cm" svg:height="0.02cm" svg:x="8.48cm" svg:y="20.885cm" svg:viewBox="0 0 50 21" draw:points="43,4 50,0 0,21">
          <text:p/>
        </draw:polygon>
        <draw:polygon draw:style-name="gr38" draw:layer="layout" svg:width="0.049cm" svg:height="0.02cm" svg:x="8.487cm" svg:y="20.881cm" svg:viewBox="0 0 50 21" draw:points="43,4 50,0 0,21">
          <text:p/>
        </draw:polygon>
        <draw:polygon draw:style-name="gr38" draw:layer="layout" svg:width="0.049cm" svg:height="0.02cm" svg:x="8.48cm" svg:y="20.885cm" svg:viewBox="0 0 50 21" draw:points="50,0 7,17 0,21">
          <text:p/>
        </draw:polygon>
        <draw:polygon draw:style-name="gr38" draw:layer="layout" svg:width="0.049cm" svg:height="0.02cm" svg:x="8.438cm" svg:y="20.901cm" svg:viewBox="0 0 50 21" draw:points="43,4 50,0 0,21">
          <text:p/>
        </draw:polygon>
        <draw:polygon draw:style-name="gr36" draw:layer="layout" svg:width="0.049cm" svg:height="0.02cm" svg:x="8.727cm" svg:y="20.794cm" svg:viewBox="0 0 50 21" draw:points="50,0 7,17 0,21">
          <text:p/>
        </draw:polygon>
        <draw:polygon draw:style-name="gr37" draw:layer="layout" svg:width="0.05cm" svg:height="0.02cm" svg:x="8.684cm" svg:y="20.81cm" svg:viewBox="0 0 51 21" draw:points="51,0 7,17 0,21">
          <text:p/>
        </draw:polygon>
        <draw:polygon draw:style-name="gr37" draw:layer="layout" svg:width="0.05cm" svg:height="0.02cm" svg:x="8.684cm" svg:y="20.81cm" svg:viewBox="0 0 51 21" draw:points="51,0 0,21 44,4">
          <text:p/>
        </draw:polygon>
        <draw:polygon draw:style-name="gr36" draw:layer="layout" svg:width="0.049cm" svg:height="0.02cm" svg:x="8.678cm" svg:y="20.814cm" svg:viewBox="0 0 50 21" draw:points="50,0 6,17 0,21">
          <text:p/>
        </draw:polygon>
        <draw:polygon draw:style-name="gr37" draw:layer="layout" svg:width="0.049cm" svg:height="0.02cm" svg:x="8.642cm" svg:y="20.826cm" svg:viewBox="0 0 50 21" draw:points="50,0 8,16 0,21">
          <text:p/>
        </draw:polygon>
        <draw:polygon draw:style-name="gr5" draw:layer="layout" svg:width="0.049cm" svg:height="0.019cm" svg:x="8.6cm" svg:y="20.842cm" svg:viewBox="0 0 50 20" draw:points="50,0 7,16 0,20">
          <text:p/>
        </draw:polygon>
        <draw:polygon draw:style-name="gr5" draw:layer="layout" svg:width="0.049cm" svg:height="0.019cm" svg:x="8.6cm" svg:y="20.842cm" svg:viewBox="0 0 50 20" draw:points="50,0 0,20 42,5">
          <text:p/>
        </draw:polygon>
        <draw:polygon draw:style-name="gr37" draw:layer="layout" svg:width="0.049cm" svg:height="0.019cm" svg:x="8.593cm" svg:y="20.846cm" svg:viewBox="0 0 50 20" draw:points="50,0 8,15 0,20">
          <text:p/>
        </draw:polygon>
        <draw:polygon draw:style-name="gr37" draw:layer="layout" svg:width="0.049cm" svg:height="0.02cm" svg:x="8.642cm" svg:y="20.826cm" svg:viewBox="0 0 50 21" draw:points="50,0 0,21 43,4">
          <text:p/>
        </draw:polygon>
        <draw:polygon draw:style-name="gr37" draw:layer="layout" svg:width="0.049cm" svg:height="0.019cm" svg:x="8.593cm" svg:y="20.846cm" svg:viewBox="0 0 50 20" draw:points="50,0 0,20 43,4">
          <text:p/>
        </draw:polygon>
        <draw:polygon draw:style-name="gr37" draw:layer="layout" svg:width="0.049cm" svg:height="0.02cm" svg:x="8.635cm" svg:y="20.83cm" svg:viewBox="0 0 50 21" draw:points="7,17 0,21 50,0">
          <text:p/>
        </draw:polygon>
        <draw:polygon draw:style-name="gr37" draw:layer="layout" svg:width="0.049cm" svg:height="0.02cm" svg:x="8.635cm" svg:y="20.83cm" svg:viewBox="0 0 50 21" draw:points="50,0 0,21 44,4">
          <text:p/>
        </draw:polygon>
        <draw:polygon draw:style-name="gr36" draw:layer="layout" svg:width="0.05cm" svg:height="0.019cm" svg:x="8.628cm" svg:y="20.834cm" svg:viewBox="0 0 51 20" draw:points="51,0 7,17 0,20">
          <text:p/>
        </draw:polygon>
        <draw:polygon draw:style-name="gr37" draw:layer="layout" svg:width="0.049cm" svg:height="0.019cm" svg:x="8.586cm" svg:y="20.85cm" svg:viewBox="0 0 50 20" draw:points="50,0 7,16 0,20">
          <text:p/>
        </draw:polygon>
        <draw:polygon draw:style-name="gr37" draw:layer="layout" svg:width="0.049cm" svg:height="0.019cm" svg:x="8.586cm" svg:y="20.85cm" svg:viewBox="0 0 50 20" draw:points="50,0 0,20 43,3">
          <text:p/>
        </draw:polygon>
        <draw:polygon draw:style-name="gr36" draw:layer="layout" svg:width="0.049cm" svg:height="0.02cm" svg:x="8.579cm" svg:y="20.853cm" svg:viewBox="0 0 50 21" draw:points="50,0 7,17 0,21">
          <text:p/>
        </draw:polygon>
        <draw:polygon draw:style-name="gr5" draw:layer="layout" svg:width="0.049cm" svg:height="0.02cm" svg:x="8.558cm" svg:y="20.857cm" svg:viewBox="0 0 50 21" draw:points="50,0 6,17 0,21">
          <text:p/>
        </draw:polygon>
        <draw:polygon draw:style-name="gr8" draw:layer="layout" svg:width="0.049cm" svg:height="0.02cm" svg:x="8.515cm" svg:y="20.873cm" svg:viewBox="0 0 50 21" draw:points="50,0 7,17 0,21">
          <text:p/>
        </draw:polygon>
        <draw:polygon draw:style-name="gr8" draw:layer="layout" svg:width="0.049cm" svg:height="0.02cm" svg:x="8.515cm" svg:y="20.873cm" svg:viewBox="0 0 50 21" draw:points="50,0 0,21 44,4">
          <text:p/>
        </draw:polygon>
        <draw:polygon draw:style-name="gr5" draw:layer="layout" svg:width="0.05cm" svg:height="0.02cm" svg:x="8.508cm" svg:y="20.877cm" svg:viewBox="0 0 51 21" draw:points="51,0 7,17 0,21">
          <text:p/>
        </draw:polygon>
        <draw:polygon draw:style-name="gr38" draw:layer="layout" svg:width="0.049cm" svg:height="0.02cm" svg:x="8.473cm" svg:y="20.889cm" svg:viewBox="0 0 50 21" draw:points="50,0 7,17 0,21">
          <text:p/>
        </draw:polygon>
        <draw:polygon draw:style-name="gr38" draw:layer="layout" svg:width="0.049cm" svg:height="0.02cm" svg:x="8.431cm" svg:y="20.905cm" svg:viewBox="0 0 50 21" draw:points="50,0 7,17 0,21">
          <text:p/>
        </draw:polygon>
        <draw:polygon draw:style-name="gr38" draw:layer="layout" svg:width="0.049cm" svg:height="0.02cm" svg:x="8.431cm" svg:y="20.905cm" svg:viewBox="0 0 50 21" draw:points="50,0 0,21 43,4">
          <text:p/>
        </draw:polygon>
        <draw:polygon draw:style-name="gr38" draw:layer="layout" svg:width="0.049cm" svg:height="0.02cm" svg:x="8.424cm" svg:y="20.909cm" svg:viewBox="0 0 50 21" draw:points="50,0 7,17 0,21">
          <text:p/>
        </draw:polygon>
        <draw:polygon draw:style-name="gr38" draw:layer="layout" svg:width="0.049cm" svg:height="0.02cm" svg:x="8.473cm" svg:y="20.889cm" svg:viewBox="0 0 50 21" draw:points="50,0 0,21 43,4">
          <text:p/>
        </draw:polygon>
        <draw:polygon draw:style-name="gr38" draw:layer="layout" svg:width="0.049cm" svg:height="0.02cm" svg:x="8.424cm" svg:y="20.909cm" svg:viewBox="0 0 50 21" draw:points="50,0 0,21 43,4">
          <text:p/>
        </draw:polygon>
        <draw:polygon draw:style-name="gr38" draw:layer="layout" svg:width="0.049cm" svg:height="0.02cm" svg:x="8.466cm" svg:y="20.893cm" svg:viewBox="0 0 50 21" draw:points="7,17 0,21 50,0">
          <text:p/>
        </draw:polygon>
        <draw:polygon draw:style-name="gr8" draw:layer="layout" svg:width="0.049cm" svg:height="0.02cm" svg:x="8.466cm" svg:y="20.893cm" svg:viewBox="0 0 50 21" draw:points="50,0 0,21 43,4">
          <text:p/>
        </draw:polygon>
        <draw:polygon draw:style-name="gr5" draw:layer="layout" svg:width="0.049cm" svg:height="0.02cm" svg:x="8.459cm" svg:y="20.897cm" svg:viewBox="0 0 50 21" draw:points="50,0 7,17 0,21">
          <text:p/>
        </draw:polygon>
        <draw:polygon draw:style-name="gr8" draw:layer="layout" svg:width="0.049cm" svg:height="0.02cm" svg:x="8.417cm" svg:y="20.913cm" svg:viewBox="0 0 50 21" draw:points="50,0 7,17 0,21">
          <text:p/>
        </draw:polygon>
        <draw:polygon draw:style-name="gr8" draw:layer="layout" svg:width="0.049cm" svg:height="0.02cm" svg:x="8.417cm" svg:y="20.913cm" svg:viewBox="0 0 50 21" draw:points="50,0 0,21 43,4">
          <text:p/>
        </draw:polygon>
        <draw:polygon draw:style-name="gr5" draw:layer="layout" svg:width="0.049cm" svg:height="0.02cm" svg:x="8.41cm" svg:y="20.917cm" svg:viewBox="0 0 50 21" draw:points="50,0 7,17 0,21">
          <text:p/>
        </draw:polygon>
        <draw:polygon draw:style-name="gr5" draw:layer="layout" svg:width="0.049cm" svg:height="0.02cm" svg:x="8.558cm" svg:y="20.857cm" svg:viewBox="0 0 50 21" draw:points="50,0 0,21 43,4">
          <text:p/>
        </draw:polygon>
        <draw:polygon draw:style-name="gr5" draw:layer="layout" svg:width="0.05cm" svg:height="0.02cm" svg:x="8.508cm" svg:y="20.877cm" svg:viewBox="0 0 51 21" draw:points="51,0 0,21 44,5">
          <text:p/>
        </draw:polygon>
        <draw:polygon draw:style-name="gr5" draw:layer="layout" svg:width="0.049cm" svg:height="0.021cm" svg:x="8.551cm" svg:y="20.861cm" svg:viewBox="0 0 50 22" draw:points="7,17 0,22 50,0">
          <text:p/>
        </draw:polygon>
        <draw:polygon draw:style-name="gr5" draw:layer="layout" svg:width="0.049cm" svg:height="0.021cm" svg:x="8.551cm" svg:y="20.861cm" svg:viewBox="0 0 50 22" draw:points="50,0 0,22 42,5">
          <text:p/>
        </draw:polygon>
        <draw:polygon draw:style-name="gr5" draw:layer="layout" svg:width="0.049cm" svg:height="0.02cm" svg:x="8.459cm" svg:y="20.897cm" svg:viewBox="0 0 50 21" draw:points="50,0 0,21 44,5">
          <text:p/>
        </draw:polygon>
        <draw:polygon draw:style-name="gr5" draw:layer="layout" svg:width="0.049cm" svg:height="0.02cm" svg:x="8.41cm" svg:y="20.917cm" svg:viewBox="0 0 50 21" draw:points="50,0 0,21 43,5">
          <text:p/>
        </draw:polygon>
        <draw:polygon draw:style-name="gr5" draw:layer="layout" svg:width="0.05cm" svg:height="0.02cm" svg:x="8.452cm" svg:y="20.901cm" svg:viewBox="0 0 51 21" draw:points="7,16 0,21 51,0">
          <text:p/>
        </draw:polygon>
        <draw:polygon draw:style-name="gr5" draw:layer="layout" svg:width="0.05cm" svg:height="0.02cm" svg:x="8.452cm" svg:y="20.901cm" svg:viewBox="0 0 51 21" draw:points="51,0 0,21 43,4">
          <text:p/>
        </draw:polygon>
        <draw:polygon draw:style-name="gr5" draw:layer="layout" svg:width="0.049cm" svg:height="0.02cm" svg:x="8.502cm" svg:y="20.881cm" svg:viewBox="0 0 50 21" draw:points="6,16 0,21 50,0">
          <text:p/>
        </draw:polygon>
        <draw:polygon draw:style-name="gr5" draw:layer="layout" svg:width="0.049cm" svg:height="0.02cm" svg:x="8.495cm" svg:y="20.885cm" svg:viewBox="0 0 50 21" draw:points="8,17 0,21 50,0">
          <text:p/>
        </draw:polygon>
        <draw:polygon draw:style-name="gr5" draw:layer="layout" svg:width="0.049cm" svg:height="0.02cm" svg:x="8.502cm" svg:y="20.881cm" svg:viewBox="0 0 50 21" draw:points="0,21 42,4 50,0">
          <text:p/>
        </draw:polygon>
        <draw:polygon draw:style-name="gr5" draw:layer="layout" svg:width="0.049cm" svg:height="0.02cm" svg:x="8.544cm" svg:y="20.865cm" svg:viewBox="0 0 50 21" draw:points="8,17 0,21 50,0">
          <text:p/>
        </draw:polygon>
        <draw:polygon draw:style-name="gr37" draw:layer="layout" svg:width="0.049cm" svg:height="0.02cm" svg:x="8.544cm" svg:y="20.865cm" svg:viewBox="0 0 50 21" draw:points="50,0 0,21 43,4">
          <text:p/>
        </draw:polygon>
        <draw:polygon draw:style-name="gr37" draw:layer="layout" svg:width="0.049cm" svg:height="0.02cm" svg:x="8.495cm" svg:y="20.885cm" svg:viewBox="0 0 50 21" draw:points="50,0 0,21 43,4">
          <text:p/>
        </draw:polygon>
        <draw:polygon draw:style-name="gr37" draw:layer="layout" svg:width="0.049cm" svg:height="0.02cm" svg:x="8.537cm" svg:y="20.869cm" svg:viewBox="0 0 50 21" draw:points="7,17 0,21 50,0">
          <text:p/>
        </draw:polygon>
        <draw:polygon draw:style-name="gr37" draw:layer="layout" svg:width="0.049cm" svg:height="0.02cm" svg:x="8.537cm" svg:y="20.869cm" svg:viewBox="0 0 50 21" draw:points="50,0 0,21 43,4">
          <text:p/>
        </draw:polygon>
        <draw:polygon draw:style-name="gr36" draw:layer="layout" svg:width="0.049cm" svg:height="0.02cm" svg:x="8.53cm" svg:y="20.873cm" svg:viewBox="0 0 50 21" draw:points="50,0 7,17 0,21">
          <text:p/>
        </draw:polygon>
        <draw:polygon draw:style-name="gr37" draw:layer="layout" svg:width="0.049cm" svg:height="0.02cm" svg:x="8.488cm" svg:y="20.889cm" svg:viewBox="0 0 50 21" draw:points="50,0 7,17 0,21">
          <text:p/>
        </draw:polygon>
        <draw:polygon draw:style-name="gr37" draw:layer="layout" svg:width="0.049cm" svg:height="0.02cm" svg:x="8.488cm" svg:y="20.889cm" svg:viewBox="0 0 50 21" draw:points="50,0 0,21 43,4">
          <text:p/>
        </draw:polygon>
        <draw:polygon draw:style-name="gr36" draw:layer="layout" svg:width="0.049cm" svg:height="0.02cm" svg:x="8.481cm" svg:y="20.893cm" svg:viewBox="0 0 50 21" draw:points="50,0 7,17 0,21">
          <text:p/>
        </draw:polygon>
        <draw:polygon draw:style-name="gr37" draw:layer="layout" svg:width="0.049cm" svg:height="0.02cm" svg:x="8.446cm" svg:y="20.905cm" svg:viewBox="0 0 50 21" draw:points="50,0 7,17 0,21">
          <text:p/>
        </draw:polygon>
        <draw:polygon draw:style-name="gr5" draw:layer="layout" svg:width="0.049cm" svg:height="0.02cm" svg:x="8.403cm" svg:y="20.921cm" svg:viewBox="0 0 50 21" draw:points="50,0 7,16 0,21">
          <text:p/>
        </draw:polygon>
        <draw:polygon draw:style-name="gr5" draw:layer="layout" svg:width="0.049cm" svg:height="0.02cm" svg:x="8.403cm" svg:y="20.921cm" svg:viewBox="0 0 50 21" draw:points="50,0 0,21 43,4">
          <text:p/>
        </draw:polygon>
        <draw:polygon draw:style-name="gr37" draw:layer="layout" svg:width="0.05cm" svg:height="0.02cm" svg:x="8.396cm" svg:y="20.925cm" svg:viewBox="0 0 51 21" draw:points="51,0 8,17 0,21">
          <text:p/>
        </draw:polygon>
        <draw:polygon draw:style-name="gr37" draw:layer="layout" svg:width="0.049cm" svg:height="0.02cm" svg:x="8.446cm" svg:y="20.905cm" svg:viewBox="0 0 50 21" draw:points="50,0 0,21 43,4">
          <text:p/>
        </draw:polygon>
        <draw:polygon draw:style-name="gr37" draw:layer="layout" svg:width="0.05cm" svg:height="0.02cm" svg:x="8.396cm" svg:y="20.925cm" svg:viewBox="0 0 51 21" draw:points="51,0 0,21 44,4">
          <text:p/>
        </draw:polygon>
        <draw:polygon draw:style-name="gr37" draw:layer="layout" svg:width="0.049cm" svg:height="0.02cm" svg:x="8.439cm" svg:y="20.909cm" svg:viewBox="0 0 50 21" draw:points="7,17 0,21 50,0">
          <text:p/>
        </draw:polygon>
        <draw:polygon draw:style-name="gr37" draw:layer="layout" svg:width="0.049cm" svg:height="0.02cm" svg:x="8.439cm" svg:y="20.909cm" svg:viewBox="0 0 50 21" draw:points="50,0 0,21 43,4">
          <text:p/>
        </draw:polygon>
        <draw:polygon draw:style-name="gr36" draw:layer="layout" svg:width="0.049cm" svg:height="0.02cm" svg:x="8.432cm" svg:y="20.913cm" svg:viewBox="0 0 50 21" draw:points="50,0 7,17 0,21">
          <text:p/>
        </draw:polygon>
        <draw:polygon draw:style-name="gr37" draw:layer="layout" svg:width="0.05cm" svg:height="0.02cm" svg:x="8.389cm" svg:y="20.929cm" svg:viewBox="0 0 51 21" draw:points="51,0 7,17 0,21">
          <text:p/>
        </draw:polygon>
        <draw:polygon draw:style-name="gr37" draw:layer="layout" svg:width="0.05cm" svg:height="0.02cm" svg:x="8.389cm" svg:y="20.929cm" svg:viewBox="0 0 51 21" draw:points="51,0 0,21 44,4">
          <text:p/>
        </draw:polygon>
        <draw:polygon draw:style-name="gr36" draw:layer="layout" svg:width="0.049cm" svg:height="0.02cm" svg:x="8.383cm" svg:y="20.933cm" svg:viewBox="0 0 50 21" draw:points="50,0 6,17 0,21">
          <text:p/>
        </draw:polygon>
        <draw:path draw:style-name="gr3" draw:layer="layout" svg:width="0.449cm" svg:height="0.191cm" svg:x="8.383cm" svg:y="20.762cm" svg:viewBox="0 0 450 192" svg:d="m394 32 56-32m-395 160-55 32 394-160m-394 160 55-32">
          <text:p/>
        </draw:path>
        <draw:polygon draw:style-name="gr39" draw:layer="layout" svg:width="0.198cm" svg:height="0.08cm" svg:x="8.648cm" svg:y="20.717cm" svg:viewBox="0 0 199 81" draw:points="185,45 199,0 0,81">
          <text:p/>
        </draw:polygon>
        <draw:polygon draw:style-name="gr39" draw:layer="layout" svg:width="0.197cm" svg:height="0.08cm" svg:x="8.663cm" svg:y="20.672cm" svg:viewBox="0 0 198 81" draw:points="184,46 198,0 0,81">
          <text:p/>
        </draw:polygon>
        <draw:polygon draw:style-name="gr39" draw:layer="layout" svg:width="0.198cm" svg:height="0.08cm" svg:x="8.648cm" svg:y="20.717cm" svg:viewBox="0 0 199 81" draw:points="199,0 15,35 0,81">
          <text:p/>
        </draw:polygon>
        <draw:polygon draw:style-name="gr39" draw:layer="layout" svg:width="0.198cm" svg:height="0.08cm" svg:x="8.465cm" svg:y="20.752cm" svg:viewBox="0 0 199 81" draw:points="184,46 199,0 0,81">
          <text:p/>
        </draw:polygon>
        <draw:polygon draw:style-name="gr39" draw:layer="layout" svg:width="0.197cm" svg:height="0.079cm" svg:x="8.635cm" svg:y="20.762cm" svg:viewBox="0 0 198 80" draw:points="198,0 13,36 0,80">
          <text:p/>
        </draw:polygon>
        <draw:polygon draw:style-name="gr39" draw:layer="layout" svg:width="0.197cm" svg:height="0.079cm" svg:x="8.451cm" svg:y="20.797cm" svg:viewBox="0 0 198 80" draw:points="198,0 14,35 0,80">
          <text:p/>
        </draw:polygon>
        <draw:polygon draw:style-name="gr39" draw:layer="layout" svg:width="0.197cm" svg:height="0.079cm" svg:x="8.451cm" svg:y="20.797cm" svg:viewBox="0 0 198 80" draw:points="198,0 0,80 185,44">
          <text:p/>
        </draw:polygon>
        <draw:polygon draw:style-name="gr39" draw:layer="layout" svg:width="0.197cm" svg:height="0.08cm" svg:x="8.438cm" svg:y="20.841cm" svg:viewBox="0 0 198 81" draw:points="198,0 13,36 0,81">
          <text:p/>
        </draw:polygon>
        <draw:path draw:style-name="gr3" draw:layer="layout" svg:width="0.422cm" svg:height="0.249cm" svg:x="8.438cm" svg:y="20.672cm" svg:viewBox="0 0 423 250" svg:d="m394 90 29-90m-396 161-27 89 394-160-394 160">
          <text:p/>
        </draw:path>
        <draw:polygon draw:style-name="gr40" draw:layer="layout" svg:width="0.026cm" svg:height="0.009cm" svg:x="8.835cm" svg:y="20.664cm" svg:viewBox="0 0 27 10" draw:points="27,8 27,0 0,10">
          <text:p/>
        </draw:polygon>
        <draw:polygon draw:style-name="gr39" draw:layer="layout" svg:width="0.026cm" svg:height="0.01cm" svg:x="8.835cm" svg:y="20.655cm" svg:viewBox="0 0 27 11" draw:points="27,10 27,0 0,11">
          <text:p/>
        </draw:polygon>
        <draw:polygon draw:style-name="gr39" draw:layer="layout" svg:width="0.026cm" svg:height="0.009cm" svg:x="8.835cm" svg:y="20.664cm" svg:viewBox="0 0 27 10" draw:points="27,0 0,1 0,10">
          <text:p/>
        </draw:polygon>
        <draw:polygon draw:style-name="gr39" draw:layer="layout" svg:width="0.024cm" svg:height="0.01cm" svg:x="8.811cm" svg:y="20.665cm" svg:viewBox="0 0 25 11" draw:points="25,9 25,0 0,11">
          <text:p/>
        </draw:polygon>
        <draw:polygon draw:style-name="gr39" draw:layer="layout" svg:width="0.026cm" svg:height="0.01cm" svg:x="8.835cm" svg:y="20.646cm" svg:viewBox="0 0 27 11" draw:points="27,10 27,0 0,11">
          <text:p/>
        </draw:polygon>
        <draw:polygon draw:style-name="gr38" draw:layer="layout" svg:width="0.026cm" svg:height="0.01cm" svg:x="8.835cm" svg:y="20.637cm" svg:viewBox="0 0 27 11" draw:points="27,10 27,0 0,11">
          <text:p/>
        </draw:polygon>
        <draw:polygon draw:style-name="gr38" draw:layer="layout" svg:width="0.026cm" svg:height="0.01cm" svg:x="8.835cm" svg:y="20.646cm" svg:viewBox="0 0 27 11" draw:points="27,0 0,1 0,11">
          <text:p/>
        </draw:polygon>
        <draw:polygon draw:style-name="gr38" draw:layer="layout" svg:width="0.025cm" svg:height="0.01cm" svg:x="8.81cm" svg:y="20.647cm" svg:viewBox="0 0 26 11" draw:points="26,10 26,0 0,11">
          <text:p/>
        </draw:polygon>
        <draw:polygon draw:style-name="gr39" draw:layer="layout" svg:width="0.026cm" svg:height="0.01cm" svg:x="8.835cm" svg:y="20.655cm" svg:viewBox="0 0 27 11" draw:points="27,0 0,1 0,11">
          <text:p/>
        </draw:polygon>
        <draw:polygon draw:style-name="gr38" draw:layer="layout" svg:width="0.025cm" svg:height="0.01cm" svg:x="8.81cm" svg:y="20.656cm" svg:viewBox="0 0 26 11" draw:points="26,0 0,1 0,11">
          <text:p/>
        </draw:polygon>
        <draw:polygon draw:style-name="gr38" draw:layer="layout" svg:width="0.025cm" svg:height="0.01cm" svg:x="8.81cm" svg:y="20.656cm" svg:viewBox="0 0 26 11" draw:points="26,0 0,11 26,10">
          <text:p/>
        </draw:polygon>
        <draw:polygon draw:style-name="gr39" draw:layer="layout" svg:width="0.025cm" svg:height="0.01cm" svg:x="8.81cm" svg:y="20.665cm" svg:viewBox="0 0 26 11" draw:points="26,0 0,1 1,11">
          <text:p/>
        </draw:polygon>
        <draw:polygon draw:style-name="gr39" draw:layer="layout" svg:width="0.025cm" svg:height="0.01cm" svg:x="8.786cm" svg:y="20.666cm" svg:viewBox="0 0 26 11" draw:points="26,10 25,0 0,11">
          <text:p/>
        </draw:polygon>
        <draw:polygon draw:style-name="gr38" draw:layer="layout" svg:width="0.024cm" svg:height="0.01cm" svg:x="8.786cm" svg:y="20.657cm" svg:viewBox="0 0 25 11" draw:points="25,10 25,0 0,11">
          <text:p/>
        </draw:polygon>
        <draw:polygon draw:style-name="gr38" draw:layer="layout" svg:width="0.024cm" svg:height="0.01cm" svg:x="8.786cm" svg:y="20.666cm" svg:viewBox="0 0 25 11" draw:points="25,0 0,1 0,11">
          <text:p/>
        </draw:polygon>
        <draw:polygon draw:style-name="gr38" draw:layer="layout" svg:width="0.025cm" svg:height="0.01cm" svg:x="8.761cm" svg:y="20.667cm" svg:viewBox="0 0 26 11" draw:points="26,10 26,0 0,11">
          <text:p/>
        </draw:polygon>
        <draw:polygon draw:style-name="gr38" draw:layer="layout" svg:width="0.026cm" svg:height="0.01cm" svg:x="8.835cm" svg:y="20.629cm" svg:viewBox="0 0 27 11" draw:points="27,9 27,0 0,11">
          <text:p/>
        </draw:polygon>
        <draw:polygon draw:style-name="gr8" draw:layer="layout" svg:width="0.026cm" svg:height="0.01cm" svg:x="8.835cm" svg:y="20.62cm" svg:viewBox="0 0 27 11" draw:points="27,10 27,0 0,11">
          <text:p/>
        </draw:polygon>
        <draw:polygon draw:style-name="gr8" draw:layer="layout" svg:width="0.026cm" svg:height="0.01cm" svg:x="8.835cm" svg:y="20.629cm" svg:viewBox="0 0 27 11" draw:points="27,0 0,1 0,11">
          <text:p/>
        </draw:polygon>
        <draw:polygon draw:style-name="gr8" draw:layer="layout" svg:width="0.025cm" svg:height="0.01cm" svg:x="8.81cm" svg:y="20.63cm" svg:viewBox="0 0 26 11" draw:points="26,10 26,0 0,11">
          <text:p/>
        </draw:polygon>
        <draw:polygon draw:style-name="gr8" draw:layer="layout" svg:width="0.026cm" svg:height="0.01cm" svg:x="8.835cm" svg:y="20.611cm" svg:viewBox="0 0 27 11" draw:points="27,10 25,0 0,11">
          <text:p/>
        </draw:polygon>
        <draw:polygon draw:style-name="gr5" draw:layer="layout" svg:width="0.024cm" svg:height="0.01cm" svg:x="8.835cm" svg:y="20.603cm" svg:viewBox="0 0 25 11" draw:points="25,9 25,0 0,11">
          <text:p/>
        </draw:polygon>
        <draw:polygon draw:style-name="gr5" draw:layer="layout" svg:width="0.024cm" svg:height="0.01cm" svg:x="8.835cm" svg:y="20.611cm" svg:viewBox="0 0 25 11" draw:points="25,0 0,2 0,11">
          <text:p/>
        </draw:polygon>
        <draw:polygon draw:style-name="gr5" draw:layer="layout" svg:width="0.025cm" svg:height="0.01cm" svg:x="8.81cm" svg:y="20.613cm" svg:viewBox="0 0 26 11" draw:points="26,9 26,0 0,11">
          <text:p/>
        </draw:polygon>
        <draw:polygon draw:style-name="gr8" draw:layer="layout" svg:width="0.026cm" svg:height="0.01cm" svg:x="8.835cm" svg:y="20.62cm" svg:viewBox="0 0 27 11" draw:points="27,0 0,1 0,11">
          <text:p/>
        </draw:polygon>
        <draw:polygon draw:style-name="gr5" draw:layer="layout" svg:width="0.025cm" svg:height="0.01cm" svg:x="8.81cm" svg:y="20.621cm" svg:viewBox="0 0 26 11" draw:points="26,0 0,2 0,11">
          <text:p/>
        </draw:polygon>
        <draw:polygon draw:style-name="gr5" draw:layer="layout" svg:width="0.025cm" svg:height="0.01cm" svg:x="8.81cm" svg:y="20.621cm" svg:viewBox="0 0 26 11" draw:points="26,0 0,11 26,10">
          <text:p/>
        </draw:polygon>
        <draw:polygon draw:style-name="gr8" draw:layer="layout" svg:width="0.025cm" svg:height="0.01cm" svg:x="8.81cm" svg:y="20.63cm" svg:viewBox="0 0 26 11" draw:points="26,0 0,1 0,11">
          <text:p/>
        </draw:polygon>
        <draw:polygon draw:style-name="gr8" draw:layer="layout" svg:width="0.025cm" svg:height="0.01cm" svg:x="8.785cm" svg:y="20.631cm" svg:viewBox="0 0 26 11" draw:points="26,10 26,0 0,11">
          <text:p/>
        </draw:polygon>
        <draw:polygon draw:style-name="gr5" draw:layer="layout" svg:width="0.025cm" svg:height="0.01cm" svg:x="8.785cm" svg:y="20.623cm" svg:viewBox="0 0 26 11" draw:points="26,9 26,0 0,11">
          <text:p/>
        </draw:polygon>
        <draw:polygon draw:style-name="gr5" draw:layer="layout" svg:width="0.025cm" svg:height="0.01cm" svg:x="8.785cm" svg:y="20.631cm" svg:viewBox="0 0 26 11" draw:points="26,0 0,2 0,11">
          <text:p/>
        </draw:polygon>
        <draw:polygon draw:style-name="gr5" draw:layer="layout" svg:width="0.025cm" svg:height="0.01cm" svg:x="8.76cm" svg:y="20.633cm" svg:viewBox="0 0 26 11" draw:points="26,9 26,0 0,11">
          <text:p/>
        </draw:polygon>
        <draw:polygon draw:style-name="gr38" draw:layer="layout" svg:width="0.026cm" svg:height="0.01cm" svg:x="8.835cm" svg:y="20.637cm" svg:viewBox="0 0 27 11" draw:points="27,0 0,2 0,11">
          <text:p/>
        </draw:polygon>
        <draw:polygon draw:style-name="gr8" draw:layer="layout" svg:width="0.025cm" svg:height="0.01cm" svg:x="8.81cm" svg:y="20.639cm" svg:viewBox="0 0 26 11" draw:points="26,0 0,1 0,11">
          <text:p/>
        </draw:polygon>
        <draw:polygon draw:style-name="gr8" draw:layer="layout" svg:width="0.025cm" svg:height="0.01cm" svg:x="8.81cm" svg:y="20.639cm" svg:viewBox="0 0 26 11" draw:points="26,0 0,11 26,9">
          <text:p/>
        </draw:polygon>
        <draw:polygon draw:style-name="gr38" draw:layer="layout" svg:width="0.025cm" svg:height="0.01cm" svg:x="8.81cm" svg:y="20.647cm" svg:viewBox="0 0 26 11" draw:points="26,0 0,2 0,11">
          <text:p/>
        </draw:polygon>
        <draw:polygon draw:style-name="gr8" draw:layer="layout" svg:width="0.025cm" svg:height="0.01cm" svg:x="8.785cm" svg:y="20.64cm" svg:viewBox="0 0 26 11" draw:points="26,0 0,1 0,11">
          <text:p/>
        </draw:polygon>
        <draw:polygon draw:style-name="gr5" draw:layer="layout" svg:width="0.025cm" svg:height="0.01cm" svg:x="8.76cm" svg:y="20.641cm" svg:viewBox="0 0 26 11" draw:points="26,0 0,2 1,11">
          <text:p/>
        </draw:polygon>
        <draw:polygon draw:style-name="gr5" draw:layer="layout" svg:width="0.024cm" svg:height="0.01cm" svg:x="8.761cm" svg:y="20.641cm" svg:viewBox="0 0 25 11" draw:points="25,0 0,11 25,10">
          <text:p/>
        </draw:polygon>
        <draw:polygon draw:style-name="gr8" draw:layer="layout" svg:width="0.024cm" svg:height="0.01cm" svg:x="8.761cm" svg:y="20.65cm" svg:viewBox="0 0 25 11" draw:points="25,0 0,1 0,11">
          <text:p/>
        </draw:polygon>
        <draw:polygon draw:style-name="gr8" draw:layer="layout" svg:width="0.025cm" svg:height="0.01cm" svg:x="8.785cm" svg:y="20.64cm" svg:viewBox="0 0 26 11" draw:points="26,0 0,11 26,10">
          <text:p/>
        </draw:polygon>
        <draw:polygon draw:style-name="gr8" draw:layer="layout" svg:width="0.024cm" svg:height="0.01cm" svg:x="8.761cm" svg:y="20.65cm" svg:viewBox="0 0 25 11" draw:points="25,0 0,11 25,10">
          <text:p/>
        </draw:polygon>
        <draw:polygon draw:style-name="gr8" draw:layer="layout" svg:width="0.025cm" svg:height="0.01cm" svg:x="8.785cm" svg:y="20.649cm" svg:viewBox="0 0 26 11" draw:points="0,1 0,11 26,0">
          <text:p/>
        </draw:polygon>
        <draw:polygon draw:style-name="gr8" draw:layer="layout" svg:width="0.025cm" svg:height="0.01cm" svg:x="8.785cm" svg:y="20.649cm" svg:viewBox="0 0 26 11" draw:points="26,0 0,11 26,9">
          <text:p/>
        </draw:polygon>
        <draw:polygon draw:style-name="gr38" draw:layer="layout" svg:width="0.025cm" svg:height="0.01cm" svg:x="8.785cm" svg:y="20.657cm" svg:viewBox="0 0 26 11" draw:points="26,0 0,2 1,11">
          <text:p/>
        </draw:polygon>
        <draw:polygon draw:style-name="gr8" draw:layer="layout" svg:width="0.024cm" svg:height="0.01cm" svg:x="8.761cm" svg:y="20.659cm" svg:viewBox="0 0 25 11" draw:points="25,0 0,1 0,11">
          <text:p/>
        </draw:polygon>
        <draw:polygon draw:style-name="gr8" draw:layer="layout" svg:width="0.025cm" svg:height="0.01cm" svg:x="8.761cm" svg:y="20.659cm" svg:viewBox="0 0 26 11" draw:points="25,0 0,11 26,9">
          <text:p/>
        </draw:polygon>
        <draw:polygon draw:style-name="gr38" draw:layer="layout" svg:width="0.025cm" svg:height="0.01cm" svg:x="8.761cm" svg:y="20.667cm" svg:viewBox="0 0 26 11" draw:points="26,0 0,2 0,11">
          <text:p/>
        </draw:polygon>
        <draw:polygon draw:style-name="gr38" draw:layer="layout" svg:width="0.025cm" svg:height="0.01cm" svg:x="8.736cm" svg:y="20.669cm" svg:viewBox="0 0 26 11" draw:points="26,9 26,0 0,11">
          <text:p/>
        </draw:polygon>
        <draw:polygon draw:style-name="gr8" draw:layer="layout" svg:width="0.025cm" svg:height="0.01cm" svg:x="8.736cm" svg:y="20.66cm" svg:viewBox="0 0 26 11" draw:points="26,10 26,0 0,11">
          <text:p/>
        </draw:polygon>
        <draw:polygon draw:style-name="gr8" draw:layer="layout" svg:width="0.025cm" svg:height="0.01cm" svg:x="8.736cm" svg:y="20.669cm" svg:viewBox="0 0 26 11" draw:points="26,0 0,1 0,11">
          <text:p/>
        </draw:polygon>
        <draw:polygon draw:style-name="gr8" draw:layer="layout" svg:width="0.025cm" svg:height="0.01cm" svg:x="8.711cm" svg:y="20.67cm" svg:viewBox="0 0 26 11" draw:points="26,10 26,0 0,11">
          <text:p/>
        </draw:polygon>
        <draw:polygon draw:style-name="gr8" draw:layer="layout" svg:width="0.025cm" svg:height="0.01cm" svg:x="8.736cm" svg:y="20.651cm" svg:viewBox="0 0 26 11" draw:points="26,10 26,0 0,11">
          <text:p/>
        </draw:polygon>
        <draw:polygon draw:style-name="gr5" draw:layer="layout" svg:width="0.025cm" svg:height="0.01cm" svg:x="8.736cm" svg:y="20.643cm" svg:viewBox="0 0 26 11" draw:points="26,9 25,0 0,11">
          <text:p/>
        </draw:polygon>
        <draw:polygon draw:style-name="gr5" draw:layer="layout" svg:width="0.025cm" svg:height="0.01cm" svg:x="8.736cm" svg:y="20.651cm" svg:viewBox="0 0 26 11" draw:points="26,0 0,2 0,11">
          <text:p/>
        </draw:polygon>
        <draw:polygon draw:style-name="gr5" draw:layer="layout" svg:width="0.025cm" svg:height="0.01cm" svg:x="8.711cm" svg:y="20.653cm" svg:viewBox="0 0 26 11" draw:points="26,9 26,0 0,11">
          <text:p/>
        </draw:polygon>
        <draw:polygon draw:style-name="gr8" draw:layer="layout" svg:width="0.025cm" svg:height="0.01cm" svg:x="8.736cm" svg:y="20.66cm" svg:viewBox="0 0 26 11" draw:points="26,0 0,1 0,11">
          <text:p/>
        </draw:polygon>
        <draw:polygon draw:style-name="gr5" draw:layer="layout" svg:width="0.025cm" svg:height="0.01cm" svg:x="8.711cm" svg:y="20.661cm" svg:viewBox="0 0 26 11" draw:points="26,0 0,2 0,11">
          <text:p/>
        </draw:polygon>
        <draw:polygon draw:style-name="gr5" draw:layer="layout" svg:width="0.025cm" svg:height="0.01cm" svg:x="8.711cm" svg:y="20.661cm" svg:viewBox="0 0 26 11" draw:points="26,0 0,11 26,10">
          <text:p/>
        </draw:polygon>
        <draw:polygon draw:style-name="gr8" draw:layer="layout" svg:width="0.025cm" svg:height="0.01cm" svg:x="8.711cm" svg:y="20.67cm" svg:viewBox="0 0 26 11" draw:points="26,0 0,1 0,11">
          <text:p/>
        </draw:polygon>
        <draw:polygon draw:style-name="gr8" draw:layer="layout" svg:width="0.025cm" svg:height="0.01cm" svg:x="8.686cm" svg:y="20.671cm" svg:viewBox="0 0 26 11" draw:points="26,10 26,0 0,11">
          <text:p/>
        </draw:polygon>
        <draw:polygon draw:style-name="gr5" draw:layer="layout" svg:width="0.025cm" svg:height="0.011cm" svg:x="8.686cm" svg:y="20.663cm" svg:viewBox="0 0 26 12" draw:points="26,9 26,0 0,12">
          <text:p/>
        </draw:polygon>
        <draw:polygon draw:style-name="gr5" draw:layer="layout" svg:width="0.025cm" svg:height="0.01cm" svg:x="8.686cm" svg:y="20.671cm" svg:viewBox="0 0 26 11" draw:points="26,0 0,3 0,11">
          <text:p/>
        </draw:polygon>
        <draw:polygon draw:style-name="gr5" draw:layer="layout" svg:width="0.025cm" svg:height="0.01cm" svg:x="8.661cm" svg:y="20.673cm" svg:viewBox="0 0 26 11" draw:points="26,8 26,0 0,11">
          <text:p/>
        </draw:polygon>
        <draw:polygon draw:style-name="gr37" draw:layer="layout" svg:width="0.025cm" svg:height="0.01cm" svg:x="8.834cm" svg:y="20.594cm" svg:viewBox="0 0 26 11" draw:points="26,10 26,0 0,11">
          <text:p/>
        </draw:polygon>
        <draw:polygon draw:style-name="gr37" draw:layer="layout" svg:width="0.025cm" svg:height="0.01cm" svg:x="8.834cm" svg:y="20.585cm" svg:viewBox="0 0 26 11" draw:points="26,10 26,0 0,11">
          <text:p/>
        </draw:polygon>
        <draw:polygon draw:style-name="gr37" draw:layer="layout" svg:width="0.025cm" svg:height="0.01cm" svg:x="8.834cm" svg:y="20.594cm" svg:viewBox="0 0 26 11" draw:points="26,0 0,1 0,11">
          <text:p/>
        </draw:polygon>
        <draw:polygon draw:style-name="gr37" draw:layer="layout" svg:width="0.024cm" svg:height="0.01cm" svg:x="8.81cm" svg:y="20.595cm" svg:viewBox="0 0 25 11" draw:points="25,10 25,0 0,11">
          <text:p/>
        </draw:polygon>
        <draw:polygon draw:style-name="gr36" draw:layer="layout" svg:width="0.025cm" svg:height="0.01cm" svg:x="8.834cm" svg:y="20.577cm" svg:viewBox="0 0 26 11" draw:points="26,9 26,0 0,11">
          <text:p/>
        </draw:polygon>
        <draw:polygon draw:style-name="gr36" draw:layer="layout" svg:width="0.025cm" svg:height="0.01cm" svg:x="8.834cm" svg:y="20.568cm" svg:viewBox="0 0 26 11" draw:points="26,10 26,0 0,11">
          <text:p/>
        </draw:polygon>
        <draw:polygon draw:style-name="gr36" draw:layer="layout" svg:width="0.025cm" svg:height="0.01cm" svg:x="8.834cm" svg:y="20.577cm" svg:viewBox="0 0 26 11" draw:points="26,0 0,1 0,11">
          <text:p/>
        </draw:polygon>
        <draw:polygon draw:style-name="gr36" draw:layer="layout" svg:width="0.025cm" svg:height="0.01cm" svg:x="8.809cm" svg:y="20.578cm" svg:viewBox="0 0 26 11" draw:points="26,10 26,0 0,11">
          <text:p/>
        </draw:polygon>
        <draw:polygon draw:style-name="gr36" draw:layer="layout" svg:width="0.025cm" svg:height="0.01cm" svg:x="8.834cm" svg:y="20.585cm" svg:viewBox="0 0 26 11" draw:points="26,0 0,2 0,11">
          <text:p/>
        </draw:polygon>
        <draw:polygon draw:style-name="gr36" draw:layer="layout" svg:width="0.025cm" svg:height="0.01cm" svg:x="8.809cm" svg:y="20.587cm" svg:viewBox="0 0 26 11" draw:points="26,0 0,1 1,11">
          <text:p/>
        </draw:polygon>
        <draw:polygon draw:style-name="gr36" draw:layer="layout" svg:width="0.024cm" svg:height="0.01cm" svg:x="8.81cm" svg:y="20.587cm" svg:viewBox="0 0 25 11" draw:points="25,0 0,11 25,9">
          <text:p/>
        </draw:polygon>
        <draw:polygon draw:style-name="gr36" draw:layer="layout" svg:width="0.024cm" svg:height="0.01cm" svg:x="8.81cm" svg:y="20.595cm" svg:viewBox="0 0 25 11" draw:points="25,0 0,2 0,11">
          <text:p/>
        </draw:polygon>
        <draw:polygon draw:style-name="gr36" draw:layer="layout" svg:width="0.025cm" svg:height="0.01cm" svg:x="8.785cm" svg:y="20.597cm" svg:viewBox="0 0 26 11" draw:points="26,9 26,0 0,11">
          <text:p/>
        </draw:polygon>
        <draw:polygon draw:style-name="gr36" draw:layer="layout" svg:width="0.025cm" svg:height="0.01cm" svg:x="8.785cm" svg:y="20.588cm" svg:viewBox="0 0 26 11" draw:points="26,10 25,0 0,11">
          <text:p/>
        </draw:polygon>
        <draw:polygon draw:style-name="gr36" draw:layer="layout" svg:width="0.025cm" svg:height="0.01cm" svg:x="8.785cm" svg:y="20.597cm" svg:viewBox="0 0 26 11" draw:points="26,0 0,1 0,11">
          <text:p/>
        </draw:polygon>
        <draw:polygon draw:style-name="gr36" draw:layer="layout" svg:width="0.025cm" svg:height="0.01cm" svg:x="8.76cm" svg:y="20.598cm" svg:viewBox="0 0 26 11" draw:points="26,10 26,0 0,11">
          <text:p/>
        </draw:polygon>
        <draw:polygon draw:style-name="gr41" draw:layer="layout" svg:width="0.025cm" svg:height="0.01cm" svg:x="8.834cm" svg:y="20.559cm" svg:viewBox="0 0 26 11" draw:points="26,10 26,0 0,11">
          <text:p/>
        </draw:polygon>
        <draw:polygon draw:style-name="gr41" draw:layer="layout" svg:width="0.025cm" svg:height="0.01cm" svg:x="8.834cm" svg:y="20.551cm" svg:viewBox="0 0 26 11" draw:points="26,9 26,0 0,11">
          <text:p/>
        </draw:polygon>
        <draw:polygon draw:style-name="gr41" draw:layer="layout" svg:width="0.025cm" svg:height="0.01cm" svg:x="8.834cm" svg:y="20.559cm" svg:viewBox="0 0 26 11" draw:points="26,0 0,2 0,11">
          <text:p/>
        </draw:polygon>
        <draw:polygon draw:style-name="gr41" draw:layer="layout" svg:width="0.025cm" svg:height="0.01cm" svg:x="8.809cm" svg:y="20.561cm" svg:viewBox="0 0 26 11" draw:points="26,9 26,0 0,11">
          <text:p/>
        </draw:polygon>
        <draw:polygon draw:style-name="gr42" draw:layer="layout" svg:width="0.025cm" svg:height="0.01cm" svg:x="8.834cm" svg:y="20.542cm" svg:viewBox="0 0 26 11" draw:points="26,10 26,0 0,11">
          <text:p/>
        </draw:polygon>
        <draw:polygon draw:style-name="gr42" draw:layer="layout" svg:width="0.025cm" svg:height="0.01cm" svg:x="8.834cm" svg:y="20.533cm" svg:viewBox="0 0 26 11" draw:points="26,10 25,0 0,11">
          <text:p/>
        </draw:polygon>
        <draw:polygon draw:style-name="gr42" draw:layer="layout" svg:width="0.025cm" svg:height="0.01cm" svg:x="8.834cm" svg:y="20.542cm" svg:viewBox="0 0 26 11" draw:points="26,0 0,1 0,11">
          <text:p/>
        </draw:polygon>
        <draw:polygon draw:style-name="gr42" draw:layer="layout" svg:width="0.025cm" svg:height="0.01cm" svg:x="8.809cm" svg:y="20.543cm" svg:viewBox="0 0 26 11" draw:points="26,10 26,0 0,11">
          <text:p/>
        </draw:polygon>
        <draw:polygon draw:style-name="gr42" draw:layer="layout" svg:width="0.025cm" svg:height="0.01cm" svg:x="8.834cm" svg:y="20.551cm" svg:viewBox="0 0 26 11" draw:points="26,0 0,1 0,11">
          <text:p/>
        </draw:polygon>
        <draw:polygon draw:style-name="gr42" draw:layer="layout" svg:width="0.025cm" svg:height="0.01cm" svg:x="8.809cm" svg:y="20.552cm" svg:viewBox="0 0 26 11" draw:points="26,0 0,1 0,11">
          <text:p/>
        </draw:polygon>
        <draw:polygon draw:style-name="gr42" draw:layer="layout" svg:width="0.025cm" svg:height="0.01cm" svg:x="8.809cm" svg:y="20.552cm" svg:viewBox="0 0 26 11" draw:points="26,0 0,11 26,10">
          <text:p/>
        </draw:polygon>
        <draw:polygon draw:style-name="gr42" draw:layer="layout" svg:width="0.025cm" svg:height="0.01cm" svg:x="8.809cm" svg:y="20.561cm" svg:viewBox="0 0 26 11" draw:points="26,0 0,1 0,11">
          <text:p/>
        </draw:polygon>
        <draw:polygon draw:style-name="gr42" draw:layer="layout" svg:width="0.025cm" svg:height="0.01cm" svg:x="8.784cm" svg:y="20.562cm" svg:viewBox="0 0 26 11" draw:points="26,10 26,0 0,11">
          <text:p/>
        </draw:polygon>
        <draw:polygon draw:style-name="gr42" draw:layer="layout" svg:width="0.025cm" svg:height="0.01cm" svg:x="8.784cm" svg:y="20.553cm" svg:viewBox="0 0 26 11" draw:points="26,10 26,0 0,11">
          <text:p/>
        </draw:polygon>
        <draw:polygon draw:style-name="gr42" draw:layer="layout" svg:width="0.025cm" svg:height="0.01cm" svg:x="8.784cm" svg:y="20.562cm" svg:viewBox="0 0 26 11" draw:points="26,0 0,1 0,11">
          <text:p/>
        </draw:polygon>
        <draw:polygon draw:style-name="gr42" draw:layer="layout" svg:width="0.024cm" svg:height="0.01cm" svg:x="8.76cm" svg:y="20.563cm" svg:viewBox="0 0 25 11" draw:points="25,10 25,0 0,11">
          <text:p/>
        </draw:polygon>
        <draw:polygon draw:style-name="gr41" draw:layer="layout" svg:width="0.025cm" svg:height="0.01cm" svg:x="8.834cm" svg:y="20.568cm" svg:viewBox="0 0 26 11" draw:points="26,0 0,1 0,11">
          <text:p/>
        </draw:polygon>
        <draw:polygon draw:style-name="gr41" draw:layer="layout" svg:width="0.025cm" svg:height="0.01cm" svg:x="8.809cm" svg:y="20.569cm" svg:viewBox="0 0 26 11" draw:points="26,0 0,2 0,11">
          <text:p/>
        </draw:polygon>
        <draw:polygon draw:style-name="gr41" draw:layer="layout" svg:width="0.025cm" svg:height="0.01cm" svg:x="8.809cm" svg:y="20.569cm" svg:viewBox="0 0 26 11" draw:points="26,0 0,11 26,10">
          <text:p/>
        </draw:polygon>
        <draw:polygon draw:style-name="gr41" draw:layer="layout" svg:width="0.025cm" svg:height="0.01cm" svg:x="8.809cm" svg:y="20.578cm" svg:viewBox="0 0 26 11" draw:points="26,0 0,1 0,11">
          <text:p/>
        </draw:polygon>
        <draw:polygon draw:style-name="gr42" draw:layer="layout" svg:width="0.025cm" svg:height="0.01cm" svg:x="8.784cm" svg:y="20.571cm" svg:viewBox="0 0 26 11" draw:points="26,0 0,1 0,11">
          <text:p/>
        </draw:polygon>
        <draw:polygon draw:style-name="gr42" draw:layer="layout" svg:width="0.024cm" svg:height="0.01cm" svg:x="8.76cm" svg:y="20.572cm" svg:viewBox="0 0 25 11" draw:points="25,0 0,1 0,11">
          <text:p/>
        </draw:polygon>
        <draw:polygon draw:style-name="gr42" draw:layer="layout" svg:width="0.024cm" svg:height="0.01cm" svg:x="8.76cm" svg:y="20.572cm" svg:viewBox="0 0 25 11" draw:points="25,0 0,11 25,10">
          <text:p/>
        </draw:polygon>
        <draw:polygon draw:style-name="gr42" draw:layer="layout" svg:width="0.024cm" svg:height="0.01cm" svg:x="8.76cm" svg:y="20.581cm" svg:viewBox="0 0 25 11" draw:points="25,0 0,1 0,11">
          <text:p/>
        </draw:polygon>
        <draw:polygon draw:style-name="gr42" draw:layer="layout" svg:width="0.025cm" svg:height="0.01cm" svg:x="8.784cm" svg:y="20.571cm" svg:viewBox="0 0 26 11" draw:points="26,0 0,11 26,9">
          <text:p/>
        </draw:polygon>
        <draw:polygon draw:style-name="gr42" draw:layer="layout" svg:width="0.025cm" svg:height="0.01cm" svg:x="8.76cm" svg:y="20.581cm" svg:viewBox="0 0 26 11" draw:points="25,0 0,11 26,9">
          <text:p/>
        </draw:polygon>
        <draw:polygon draw:style-name="gr42" draw:layer="layout" svg:width="0.025cm" svg:height="0.01cm" svg:x="8.784cm" svg:y="20.579cm" svg:viewBox="0 0 26 11" draw:points="0,2 1,11 26,0">
          <text:p/>
        </draw:polygon>
        <draw:polygon draw:style-name="gr41" draw:layer="layout" svg:width="0.024cm" svg:height="0.01cm" svg:x="8.785cm" svg:y="20.579cm" svg:viewBox="0 0 25 11" draw:points="25,0 0,11 25,10">
          <text:p/>
        </draw:polygon>
        <draw:polygon draw:style-name="gr41" draw:layer="layout" svg:width="0.024cm" svg:height="0.01cm" svg:x="8.785cm" svg:y="20.588cm" svg:viewBox="0 0 25 11" draw:points="25,0 0,1 0,11">
          <text:p/>
        </draw:polygon>
        <draw:polygon draw:style-name="gr41" draw:layer="layout" svg:width="0.025cm" svg:height="0.01cm" svg:x="8.76cm" svg:y="20.589cm" svg:viewBox="0 0 26 11" draw:points="26,0 0,2 0,11">
          <text:p/>
        </draw:polygon>
        <draw:polygon draw:style-name="gr41" draw:layer="layout" svg:width="0.025cm" svg:height="0.01cm" svg:x="8.76cm" svg:y="20.589cm" svg:viewBox="0 0 26 11" draw:points="26,0 0,11 26,10">
          <text:p/>
        </draw:polygon>
        <draw:polygon draw:style-name="gr41" draw:layer="layout" svg:width="0.025cm" svg:height="0.01cm" svg:x="8.76cm" svg:y="20.598cm" svg:viewBox="0 0 26 11" draw:points="26,0 0,1 0,11">
          <text:p/>
        </draw:polygon>
        <draw:polygon draw:style-name="gr41" draw:layer="layout" svg:width="0.025cm" svg:height="0.01cm" svg:x="8.735cm" svg:y="20.599cm" svg:viewBox="0 0 26 11" draw:points="26,10 26,0 0,11">
          <text:p/>
        </draw:polygon>
        <draw:polygon draw:style-name="gr41" draw:layer="layout" svg:width="0.025cm" svg:height="0.011cm" svg:x="8.735cm" svg:y="20.591cm" svg:viewBox="0 0 26 12" draw:points="26,9 26,0 0,12">
          <text:p/>
        </draw:polygon>
        <draw:polygon draw:style-name="gr41" draw:layer="layout" svg:width="0.025cm" svg:height="0.01cm" svg:x="8.735cm" svg:y="20.599cm" svg:viewBox="0 0 26 11" draw:points="26,0 0,3 0,11">
          <text:p/>
        </draw:polygon>
        <draw:polygon draw:style-name="gr41" draw:layer="layout" svg:width="0.025cm" svg:height="0.01cm" svg:x="8.71cm" svg:y="20.601cm" svg:viewBox="0 0 26 11" draw:points="26,8 26,0 0,11">
          <text:p/>
        </draw:polygon>
        <draw:polygon draw:style-name="gr42" draw:layer="layout" svg:width="0.025cm" svg:height="0.011cm" svg:x="8.735cm" svg:y="20.582cm" svg:viewBox="0 0 26 12" draw:points="26,10 26,0 0,12">
          <text:p/>
        </draw:polygon>
        <draw:polygon draw:style-name="gr42" draw:layer="layout" svg:width="0.025cm" svg:height="0.011cm" svg:x="8.735cm" svg:y="20.573cm" svg:viewBox="0 0 26 12" draw:points="26,10 26,0 0,12">
          <text:p/>
        </draw:polygon>
        <draw:polygon draw:style-name="gr42" draw:layer="layout" svg:width="0.025cm" svg:height="0.011cm" svg:x="8.735cm" svg:y="20.582cm" svg:viewBox="0 0 26 12" draw:points="26,0 0,2 0,12">
          <text:p/>
        </draw:polygon>
        <draw:polygon draw:style-name="gr42" draw:layer="layout" svg:width="0.025cm" svg:height="0.01cm" svg:x="8.71cm" svg:y="20.583cm" svg:viewBox="0 0 26 11" draw:points="26,10 26,0 0,11">
          <text:p/>
        </draw:polygon>
        <draw:polygon draw:style-name="gr42" draw:layer="layout" svg:width="0.025cm" svg:height="0.011cm" svg:x="8.735cm" svg:y="20.591cm" svg:viewBox="0 0 26 12" draw:points="26,0 0,2 0,12">
          <text:p/>
        </draw:polygon>
        <draw:polygon draw:style-name="gr42" draw:layer="layout" svg:width="0.025cm" svg:height="0.01cm" svg:x="8.71cm" svg:y="20.592cm" svg:viewBox="0 0 26 11" draw:points="26,0 0,1 0,11">
          <text:p/>
        </draw:polygon>
        <draw:polygon draw:style-name="gr42" draw:layer="layout" svg:width="0.025cm" svg:height="0.01cm" svg:x="8.71cm" svg:y="20.592cm" svg:viewBox="0 0 26 11" draw:points="26,0 0,11 26,10">
          <text:p/>
        </draw:polygon>
        <draw:polygon draw:style-name="gr42" draw:layer="layout" svg:width="0.025cm" svg:height="0.01cm" svg:x="8.71cm" svg:y="20.601cm" svg:viewBox="0 0 26 11" draw:points="26,0 0,1 0,11">
          <text:p/>
        </draw:polygon>
        <draw:polygon draw:style-name="gr42" draw:layer="layout" svg:width="0.025cm" svg:height="0.01cm" svg:x="8.685cm" svg:y="20.602cm" svg:viewBox="0 0 26 11" draw:points="26,10 26,0 0,11">
          <text:p/>
        </draw:polygon>
        <draw:polygon draw:style-name="gr42" draw:layer="layout" svg:width="0.025cm" svg:height="0.01cm" svg:x="8.685cm" svg:y="20.593cm" svg:viewBox="0 0 26 11" draw:points="26,10 26,0 0,11">
          <text:p/>
        </draw:polygon>
        <draw:polygon draw:style-name="gr42" draw:layer="layout" svg:width="0.025cm" svg:height="0.01cm" svg:x="8.685cm" svg:y="20.602cm" svg:viewBox="0 0 26 11" draw:points="26,0 0,1 0,11">
          <text:p/>
        </draw:polygon>
        <draw:polygon draw:style-name="gr42" draw:layer="layout" svg:width="0.024cm" svg:height="0.01cm" svg:x="8.661cm" svg:y="20.603cm" svg:viewBox="0 0 25 11" draw:points="25,10 25,0 0,11">
          <text:p/>
        </draw:polygon>
        <draw:polygon draw:style-name="gr37" draw:layer="layout" svg:width="0.025cm" svg:height="0.01cm" svg:x="8.834cm" svg:y="20.603cm" svg:viewBox="0 0 26 11" draw:points="26,0 0,1 1,11">
          <text:p/>
        </draw:polygon>
        <draw:polygon draw:style-name="gr37" draw:layer="layout" svg:width="0.024cm" svg:height="0.01cm" svg:x="8.81cm" svg:y="20.604cm" svg:viewBox="0 0 25 11" draw:points="25,0 0,1 0,11">
          <text:p/>
        </draw:polygon>
        <draw:polygon draw:style-name="gr37" draw:layer="layout" svg:width="0.025cm" svg:height="0.01cm" svg:x="8.81cm" svg:y="20.604cm" svg:viewBox="0 0 26 11" draw:points="25,0 0,11 26,10">
          <text:p/>
        </draw:polygon>
        <draw:polygon draw:style-name="gr37" draw:layer="layout" svg:width="0.025cm" svg:height="0.01cm" svg:x="8.81cm" svg:y="20.613cm" svg:viewBox="0 0 26 11" draw:points="26,0 0,1 0,11">
          <text:p/>
        </draw:polygon>
        <draw:polygon draw:style-name="gr36" draw:layer="layout" svg:width="0.025cm" svg:height="0.01cm" svg:x="8.785cm" svg:y="20.605cm" svg:viewBox="0 0 26 11" draw:points="26,0 0,2 0,11">
          <text:p/>
        </draw:polygon>
        <draw:polygon draw:style-name="gr36" draw:layer="layout" svg:width="0.025cm" svg:height="0.01cm" svg:x="8.76cm" svg:y="20.607cm" svg:viewBox="0 0 26 11" draw:points="26,0 0,1 0,11">
          <text:p/>
        </draw:polygon>
        <draw:polygon draw:style-name="gr36" draw:layer="layout" svg:width="0.025cm" svg:height="0.01cm" svg:x="8.76cm" svg:y="20.607cm" svg:viewBox="0 0 26 11" draw:points="26,0 0,11 26,9">
          <text:p/>
        </draw:polygon>
        <draw:polygon draw:style-name="gr36" draw:layer="layout" svg:width="0.025cm" svg:height="0.01cm" svg:x="8.76cm" svg:y="20.615cm" svg:viewBox="0 0 26 11" draw:points="26,0 0,2 0,11">
          <text:p/>
        </draw:polygon>
        <draw:polygon draw:style-name="gr36" draw:layer="layout" svg:width="0.025cm" svg:height="0.01cm" svg:x="8.785cm" svg:y="20.605cm" svg:viewBox="0 0 26 11" draw:points="26,0 0,11 26,10">
          <text:p/>
        </draw:polygon>
        <draw:polygon draw:style-name="gr36" draw:layer="layout" svg:width="0.025cm" svg:height="0.01cm" svg:x="8.76cm" svg:y="20.615cm" svg:viewBox="0 0 26 11" draw:points="26,0 0,11 26,10">
          <text:p/>
        </draw:polygon>
        <draw:polygon draw:style-name="gr36" draw:layer="layout" svg:width="0.025cm" svg:height="0.01cm" svg:x="8.785cm" svg:y="20.614cm" svg:viewBox="0 0 26 11" draw:points="0,1 0,11 26,0">
          <text:p/>
        </draw:polygon>
        <draw:polygon draw:style-name="gr37" draw:layer="layout" svg:width="0.025cm" svg:height="0.01cm" svg:x="8.785cm" svg:y="20.614cm" svg:viewBox="0 0 26 11" draw:points="26,0 0,11 26,10">
          <text:p/>
        </draw:polygon>
        <draw:polygon draw:style-name="gr37" draw:layer="layout" svg:width="0.025cm" svg:height="0.01cm" svg:x="8.785cm" svg:y="20.623cm" svg:viewBox="0 0 26 11" draw:points="26,0 0,1 0,11">
          <text:p/>
        </draw:polygon>
        <draw:polygon draw:style-name="gr37" draw:layer="layout" svg:width="0.025cm" svg:height="0.01cm" svg:x="8.76cm" svg:y="20.624cm" svg:viewBox="0 0 26 11" draw:points="26,0 0,1 0,11">
          <text:p/>
        </draw:polygon>
        <draw:polygon draw:style-name="gr37" draw:layer="layout" svg:width="0.025cm" svg:height="0.01cm" svg:x="8.76cm" svg:y="20.624cm" svg:viewBox="0 0 26 11" draw:points="26,0 0,11 26,10">
          <text:p/>
        </draw:polygon>
        <draw:polygon draw:style-name="gr37" draw:layer="layout" svg:width="0.025cm" svg:height="0.01cm" svg:x="8.76cm" svg:y="20.633cm" svg:viewBox="0 0 26 11" draw:points="26,0 0,1 0,11">
          <text:p/>
        </draw:polygon>
        <draw:polygon draw:style-name="gr41" draw:layer="layout" svg:width="0.025cm" svg:height="0.01cm" svg:x="8.735cm" svg:y="20.608cm" svg:viewBox="0 0 26 11" draw:points="26,0 0,1 0,11">
          <text:p/>
        </draw:polygon>
        <draw:polygon draw:style-name="gr41" draw:layer="layout" svg:width="0.025cm" svg:height="0.011cm" svg:x="8.71cm" svg:y="20.609cm" svg:viewBox="0 0 26 12" draw:points="26,0 0,3 0,12">
          <text:p/>
        </draw:polygon>
        <draw:polygon draw:style-name="gr41" draw:layer="layout" svg:width="0.025cm" svg:height="0.011cm" svg:x="8.71cm" svg:y="20.609cm" svg:viewBox="0 0 26 12" draw:points="26,0 0,12 26,10">
          <text:p/>
        </draw:polygon>
        <draw:polygon draw:style-name="gr41" draw:layer="layout" svg:width="0.025cm" svg:height="0.011cm" svg:x="8.71cm" svg:y="20.618cm" svg:viewBox="0 0 26 12" draw:points="26,0 0,2 1,12">
          <text:p/>
        </draw:polygon>
        <draw:polygon draw:style-name="gr42" draw:layer="layout" svg:width="0.025cm" svg:height="0.01cm" svg:x="8.685cm" svg:y="20.611cm" svg:viewBox="0 0 26 11" draw:points="26,0 0,1 1,11">
          <text:p/>
        </draw:polygon>
        <draw:polygon draw:style-name="gr42" draw:layer="layout" svg:width="0.024cm" svg:height="0.01cm" svg:x="8.661cm" svg:y="20.612cm" svg:viewBox="0 0 25 11" draw:points="25,0 0,1 0,11">
          <text:p/>
        </draw:polygon>
        <draw:polygon draw:style-name="gr42" draw:layer="layout" svg:width="0.025cm" svg:height="0.01cm" svg:x="8.661cm" svg:y="20.612cm" svg:viewBox="0 0 26 11" draw:points="25,0 0,11 26,10">
          <text:p/>
        </draw:polygon>
        <draw:polygon draw:style-name="gr42" draw:layer="layout" svg:width="0.025cm" svg:height="0.009cm" svg:x="8.661cm" svg:y="20.621cm" svg:viewBox="0 0 26 10" draw:points="26,0 0,1 0,10">
          <text:p/>
        </draw:polygon>
        <draw:polygon draw:style-name="gr42" draw:layer="layout" svg:width="0.024cm" svg:height="0.01cm" svg:x="8.686cm" svg:y="20.611cm" svg:viewBox="0 0 25 11" draw:points="25,0 0,11 25,9">
          <text:p/>
        </draw:polygon>
        <draw:polygon draw:style-name="gr42" draw:layer="layout" svg:width="0.025cm" svg:height="0.009cm" svg:x="8.661cm" svg:y="20.621cm" svg:viewBox="0 0 26 10" draw:points="26,0 0,10 26,9">
          <text:p/>
        </draw:polygon>
        <draw:polygon draw:style-name="gr42" draw:layer="layout" svg:width="0.024cm" svg:height="0.01cm" svg:x="8.686cm" svg:y="20.619cm" svg:viewBox="0 0 25 11" draw:points="0,2 0,11 25,0">
          <text:p/>
        </draw:polygon>
        <draw:polygon draw:style-name="gr41" draw:layer="layout" svg:width="0.025cm" svg:height="0.01cm" svg:x="8.686cm" svg:y="20.619cm" svg:viewBox="0 0 26 11" draw:points="25,0 0,11 26,10">
          <text:p/>
        </draw:polygon>
        <draw:polygon draw:style-name="gr41" draw:layer="layout" svg:width="0.025cm" svg:height="0.01cm" svg:x="8.686cm" svg:y="20.628cm" svg:viewBox="0 0 26 11" draw:points="26,0 0,1 0,11">
          <text:p/>
        </draw:polygon>
        <draw:polygon draw:style-name="gr41" draw:layer="layout" svg:width="0.025cm" svg:height="0.01cm" svg:x="8.661cm" svg:y="20.629cm" svg:viewBox="0 0 26 11" draw:points="26,0 0,1 0,11">
          <text:p/>
        </draw:polygon>
        <draw:polygon draw:style-name="gr41" draw:layer="layout" svg:width="0.025cm" svg:height="0.01cm" svg:x="8.661cm" svg:y="20.629cm" svg:viewBox="0 0 26 11" draw:points="26,0 0,11 26,10">
          <text:p/>
        </draw:polygon>
        <draw:polygon draw:style-name="gr41" draw:layer="layout" svg:width="0.025cm" svg:height="0.01cm" svg:x="8.661cm" svg:y="20.638cm" svg:viewBox="0 0 26 11" draw:points="26,0 0,1 0,11">
          <text:p/>
        </draw:polygon>
        <draw:polygon draw:style-name="gr41" draw:layer="layout" svg:width="0.025cm" svg:height="0.01cm" svg:x="8.735cm" svg:y="20.608cm" svg:viewBox="0 0 26 11" draw:points="26,0 0,11 26,10">
          <text:p/>
        </draw:polygon>
        <draw:polygon draw:style-name="gr41" draw:layer="layout" svg:width="0.024cm" svg:height="0.011cm" svg:x="8.711cm" svg:y="20.618cm" svg:viewBox="0 0 25 12" draw:points="25,0 0,12 25,10">
          <text:p/>
        </draw:polygon>
        <draw:polygon draw:style-name="gr41" draw:layer="layout" svg:width="0.025cm" svg:height="0.01cm" svg:x="8.735cm" svg:y="20.617cm" svg:viewBox="0 0 26 11" draw:points="0,1 0,11 26,0">
          <text:p/>
        </draw:polygon>
        <draw:polygon draw:style-name="gr36" draw:layer="layout" svg:width="0.025cm" svg:height="0.01cm" svg:x="8.735cm" svg:y="20.617cm" svg:viewBox="0 0 26 11" draw:points="26,0 0,11 26,9">
          <text:p/>
        </draw:polygon>
        <draw:polygon draw:style-name="gr41" draw:layer="layout" svg:width="0.025cm" svg:height="0.01cm" svg:x="8.686cm" svg:y="20.628cm" svg:viewBox="0 0 26 11" draw:points="26,0 0,11 26,10">
          <text:p/>
        </draw:polygon>
        <draw:polygon draw:style-name="gr41" draw:layer="layout" svg:width="0.025cm" svg:height="0.01cm" svg:x="8.661cm" svg:y="20.638cm" svg:viewBox="0 0 26 11" draw:points="26,0 0,11 26,10">
          <text:p/>
        </draw:polygon>
        <draw:polygon draw:style-name="gr41" draw:layer="layout" svg:width="0.025cm" svg:height="0.01cm" svg:x="8.686cm" svg:y="20.637cm" svg:viewBox="0 0 26 11" draw:points="0,1 0,11 26,0">
          <text:p/>
        </draw:polygon>
        <draw:polygon draw:style-name="gr36" draw:layer="layout" svg:width="0.025cm" svg:height="0.01cm" svg:x="8.686cm" svg:y="20.637cm" svg:viewBox="0 0 26 11" draw:points="26,0 0,11 26,8">
          <text:p/>
        </draw:polygon>
        <draw:polygon draw:style-name="gr41" draw:layer="layout" svg:width="0.024cm" svg:height="0.011cm" svg:x="8.711cm" svg:y="20.627cm" svg:viewBox="0 0 25 12" draw:points="0,2 0,12 25,0">
          <text:p/>
        </draw:polygon>
        <draw:polygon draw:style-name="gr36" draw:layer="layout" svg:width="0.024cm" svg:height="0.01cm" svg:x="8.711cm" svg:y="20.635cm" svg:viewBox="0 0 25 11" draw:points="0,3 0,11 25,0">
          <text:p/>
        </draw:polygon>
        <draw:polygon draw:style-name="gr36" draw:layer="layout" svg:width="0.024cm" svg:height="0.011cm" svg:x="8.711cm" svg:y="20.627cm" svg:viewBox="0 0 25 12" draw:points="0,12 25,9 25,0">
          <text:p/>
        </draw:polygon>
        <draw:polygon draw:style-name="gr36" draw:layer="layout" svg:width="0.025cm" svg:height="0.01cm" svg:x="8.735cm" svg:y="20.625cm" svg:viewBox="0 0 26 11" draw:points="0,2 0,11 26,0">
          <text:p/>
        </draw:polygon>
        <draw:polygon draw:style-name="gr36" draw:layer="layout" svg:width="0.025cm" svg:height="0.01cm" svg:x="8.735cm" svg:y="20.625cm" svg:viewBox="0 0 26 11" draw:points="26,0 0,11 26,10">
          <text:p/>
        </draw:polygon>
        <draw:polygon draw:style-name="gr36" draw:layer="layout" svg:width="0.025cm" svg:height="0.01cm" svg:x="8.711cm" svg:y="20.635cm" svg:viewBox="0 0 26 11" draw:points="25,0 0,11 26,10">
          <text:p/>
        </draw:polygon>
        <draw:polygon draw:style-name="gr36" draw:layer="layout" svg:width="0.025cm" svg:height="0.01cm" svg:x="8.735cm" svg:y="20.634cm" svg:viewBox="0 0 26 11" draw:points="0,1 1,11 26,0">
          <text:p/>
        </draw:polygon>
        <draw:polygon draw:style-name="gr37" draw:layer="layout" svg:width="0.024cm" svg:height="0.01cm" svg:x="8.736cm" svg:y="20.634cm" svg:viewBox="0 0 25 11" draw:points="25,0 0,11 25,10">
          <text:p/>
        </draw:polygon>
        <draw:polygon draw:style-name="gr37" draw:layer="layout" svg:width="0.024cm" svg:height="0.01cm" svg:x="8.736cm" svg:y="20.643cm" svg:viewBox="0 0 25 11" draw:points="25,0 0,1 0,11">
          <text:p/>
        </draw:polygon>
        <draw:polygon draw:style-name="gr37" draw:layer="layout" svg:width="0.025cm" svg:height="0.01cm" svg:x="8.711cm" svg:y="20.644cm" svg:viewBox="0 0 26 11" draw:points="26,0 0,1 0,11">
          <text:p/>
        </draw:polygon>
        <draw:polygon draw:style-name="gr37" draw:layer="layout" svg:width="0.025cm" svg:height="0.01cm" svg:x="8.711cm" svg:y="20.644cm" svg:viewBox="0 0 26 11" draw:points="26,0 0,11 26,10">
          <text:p/>
        </draw:polygon>
        <draw:polygon draw:style-name="gr37" draw:layer="layout" svg:width="0.025cm" svg:height="0.01cm" svg:x="8.711cm" svg:y="20.653cm" svg:viewBox="0 0 26 11" draw:points="26,0 0,1 0,11">
          <text:p/>
        </draw:polygon>
        <draw:polygon draw:style-name="gr36" draw:layer="layout" svg:width="0.025cm" svg:height="0.011cm" svg:x="8.686cm" svg:y="20.645cm" svg:viewBox="0 0 26 12" draw:points="26,0 0,3 0,12">
          <text:p/>
        </draw:polygon>
        <draw:polygon draw:style-name="gr36" draw:layer="layout" svg:width="0.025cm" svg:height="0.009cm" svg:x="8.661cm" svg:y="20.647cm" svg:viewBox="0 0 26 10" draw:points="26,0 0,1 0,10">
          <text:p/>
        </draw:polygon>
        <draw:polygon draw:style-name="gr36" draw:layer="layout" svg:width="0.025cm" svg:height="0.009cm" svg:x="8.661cm" svg:y="20.647cm" svg:viewBox="0 0 26 10" draw:points="26,0 0,10 26,9">
          <text:p/>
        </draw:polygon>
        <draw:polygon draw:style-name="gr36" draw:layer="layout" svg:width="0.025cm" svg:height="0.01cm" svg:x="8.661cm" svg:y="20.655cm" svg:viewBox="0 0 26 11" draw:points="26,0 0,1 0,11">
          <text:p/>
        </draw:polygon>
        <draw:polygon draw:style-name="gr36" draw:layer="layout" svg:width="0.025cm" svg:height="0.011cm" svg:x="8.686cm" svg:y="20.645cm" svg:viewBox="0 0 26 12" draw:points="26,0 0,12 26,10">
          <text:p/>
        </draw:polygon>
        <draw:polygon draw:style-name="gr36" draw:layer="layout" svg:width="0.025cm" svg:height="0.01cm" svg:x="8.661cm" svg:y="20.655cm" svg:viewBox="0 0 26 11" draw:points="26,0 0,11 26,10">
          <text:p/>
        </draw:polygon>
        <draw:polygon draw:style-name="gr36" draw:layer="layout" svg:width="0.025cm" svg:height="0.011cm" svg:x="8.686cm" svg:y="20.654cm" svg:viewBox="0 0 26 12" draw:points="0,2 0,12 26,0">
          <text:p/>
        </draw:polygon>
        <draw:polygon draw:style-name="gr37" draw:layer="layout" svg:width="0.025cm" svg:height="0.011cm" svg:x="8.686cm" svg:y="20.654cm" svg:viewBox="0 0 26 12" draw:points="26,0 0,12 26,10">
          <text:p/>
        </draw:polygon>
        <draw:polygon draw:style-name="gr37" draw:layer="layout" svg:width="0.025cm" svg:height="0.011cm" svg:x="8.686cm" svg:y="20.663cm" svg:viewBox="0 0 26 12" draw:points="26,0 0,2 0,12">
          <text:p/>
        </draw:polygon>
        <draw:polygon draw:style-name="gr37" draw:layer="layout" svg:width="0.025cm" svg:height="0.01cm" svg:x="8.661cm" svg:y="20.664cm" svg:viewBox="0 0 26 11" draw:points="26,0 0,1 0,11">
          <text:p/>
        </draw:polygon>
        <draw:polygon draw:style-name="gr37" draw:layer="layout" svg:width="0.025cm" svg:height="0.01cm" svg:x="8.661cm" svg:y="20.664cm" svg:viewBox="0 0 26 11" draw:points="26,0 0,11 26,10">
          <text:p/>
        </draw:polygon>
        <draw:polygon draw:style-name="gr37" draw:layer="layout" svg:width="0.025cm" svg:height="0.01cm" svg:x="8.661cm" svg:y="20.673cm" svg:viewBox="0 0 26 11" draw:points="26,0 0,1 0,11">
          <text:p/>
        </draw:polygon>
        <draw:polygon draw:style-name="gr37" draw:layer="layout" svg:width="0.024cm" svg:height="0.01cm" svg:x="8.637cm" svg:y="20.674cm" svg:viewBox="0 0 25 11" draw:points="25,10 25,0 0,11">
          <text:p/>
        </draw:polygon>
        <draw:polygon draw:style-name="gr37" draw:layer="layout" svg:width="0.024cm" svg:height="0.01cm" svg:x="8.637cm" svg:y="20.665cm" svg:viewBox="0 0 25 11" draw:points="25,10 25,0 0,11">
          <text:p/>
        </draw:polygon>
        <draw:polygon draw:style-name="gr37" draw:layer="layout" svg:width="0.024cm" svg:height="0.01cm" svg:x="8.637cm" svg:y="20.674cm" svg:viewBox="0 0 25 11" draw:points="25,0 0,1 0,11">
          <text:p/>
        </draw:polygon>
        <draw:polygon draw:style-name="gr37" draw:layer="layout" svg:width="0.025cm" svg:height="0.01cm" svg:x="8.612cm" svg:y="20.675cm" svg:viewBox="0 0 26 11" draw:points="26,10 26,0 0,11">
          <text:p/>
        </draw:polygon>
        <draw:polygon draw:style-name="gr36" draw:layer="layout" svg:width="0.025cm" svg:height="0.01cm" svg:x="8.636cm" svg:y="20.656cm" svg:viewBox="0 0 26 11" draw:points="26,10 26,0 0,11">
          <text:p/>
        </draw:polygon>
        <draw:polygon draw:style-name="gr36" draw:layer="layout" svg:width="0.025cm" svg:height="0.01cm" svg:x="8.636cm" svg:y="20.648cm" svg:viewBox="0 0 26 11" draw:points="26,9 26,0 0,11">
          <text:p/>
        </draw:polygon>
        <draw:polygon draw:style-name="gr36" draw:layer="layout" svg:width="0.025cm" svg:height="0.01cm" svg:x="8.636cm" svg:y="20.656cm" svg:viewBox="0 0 26 11" draw:points="26,0 0,2 0,11">
          <text:p/>
        </draw:polygon>
        <draw:polygon draw:style-name="gr36" draw:layer="layout" svg:width="0.024cm" svg:height="0.01cm" svg:x="8.612cm" svg:y="20.658cm" svg:viewBox="0 0 25 11" draw:points="25,9 25,0 0,11">
          <text:p/>
        </draw:polygon>
        <draw:polygon draw:style-name="gr36" draw:layer="layout" svg:width="0.025cm" svg:height="0.01cm" svg:x="8.636cm" svg:y="20.665cm" svg:viewBox="0 0 26 11" draw:points="26,0 0,1 1,11">
          <text:p/>
        </draw:polygon>
        <draw:polygon draw:style-name="gr36" draw:layer="layout" svg:width="0.024cm" svg:height="0.01cm" svg:x="8.612cm" svg:y="20.666cm" svg:viewBox="0 0 25 11" draw:points="25,0 0,2 0,11">
          <text:p/>
        </draw:polygon>
        <draw:polygon draw:style-name="gr36" draw:layer="layout" svg:width="0.025cm" svg:height="0.01cm" svg:x="8.612cm" svg:y="20.666cm" svg:viewBox="0 0 26 11" draw:points="25,0 0,11 26,10">
          <text:p/>
        </draw:polygon>
        <draw:polygon draw:style-name="gr36" draw:layer="layout" svg:width="0.025cm" svg:height="0.01cm" svg:x="8.612cm" svg:y="20.675cm" svg:viewBox="0 0 26 11" draw:points="26,0 0,1 0,11">
          <text:p/>
        </draw:polygon>
        <draw:polygon draw:style-name="gr36" draw:layer="layout" svg:width="0.025cm" svg:height="0.01cm" svg:x="8.587cm" svg:y="20.676cm" svg:viewBox="0 0 26 11" draw:points="26,10 26,0 0,11">
          <text:p/>
        </draw:polygon>
        <draw:polygon draw:style-name="gr36" draw:layer="layout" svg:width="0.025cm" svg:height="0.01cm" svg:x="8.587cm" svg:y="20.668cm" svg:viewBox="0 0 26 11" draw:points="26,9 26,0 0,11">
          <text:p/>
        </draw:polygon>
        <draw:polygon draw:style-name="gr36" draw:layer="layout" svg:width="0.025cm" svg:height="0.01cm" svg:x="8.587cm" svg:y="20.676cm" svg:viewBox="0 0 26 11" draw:points="26,0 0,2 0,11">
          <text:p/>
        </draw:polygon>
        <draw:polygon draw:style-name="gr36" draw:layer="layout" svg:width="0.025cm" svg:height="0.01cm" svg:x="8.562cm" svg:y="20.678cm" svg:viewBox="0 0 26 11" draw:points="26,9 26,0 0,11">
          <text:p/>
        </draw:polygon>
        <draw:polygon draw:style-name="gr41" draw:layer="layout" svg:width="0.025cm" svg:height="0.01cm" svg:x="8.636cm" svg:y="20.639cm" svg:viewBox="0 0 26 11" draw:points="26,10 26,0 0,11">
          <text:p/>
        </draw:polygon>
        <draw:polygon draw:style-name="gr41" draw:layer="layout" svg:width="0.025cm" svg:height="0.01cm" svg:x="8.636cm" svg:y="20.63cm" svg:viewBox="0 0 26 11" draw:points="26,10 26,0 0,11">
          <text:p/>
        </draw:polygon>
        <draw:polygon draw:style-name="gr41" draw:layer="layout" svg:width="0.025cm" svg:height="0.01cm" svg:x="8.636cm" svg:y="20.639cm" svg:viewBox="0 0 26 11" draw:points="26,0 0,1 0,11">
          <text:p/>
        </draw:polygon>
        <draw:polygon draw:style-name="gr41" draw:layer="layout" svg:width="0.025cm" svg:height="0.01cm" svg:x="8.611cm" svg:y="20.64cm" svg:viewBox="0 0 26 11" draw:points="26,10 26,0 0,11">
          <text:p/>
        </draw:polygon>
        <draw:polygon draw:style-name="gr42" draw:layer="layout" svg:width="0.025cm" svg:height="0.01cm" svg:x="8.636cm" svg:y="20.622cm" svg:viewBox="0 0 26 11" draw:points="26,9 26,0 0,11">
          <text:p/>
        </draw:polygon>
        <draw:polygon draw:style-name="gr42" draw:layer="layout" svg:width="0.025cm" svg:height="0.01cm" svg:x="8.636cm" svg:y="20.613cm" svg:viewBox="0 0 26 11" draw:points="26,10 26,0 0,11">
          <text:p/>
        </draw:polygon>
        <draw:polygon draw:style-name="gr42" draw:layer="layout" svg:width="0.025cm" svg:height="0.01cm" svg:x="8.636cm" svg:y="20.622cm" svg:viewBox="0 0 26 11" draw:points="26,0 0,1 0,11">
          <text:p/>
        </draw:polygon>
        <draw:polygon draw:style-name="gr42" draw:layer="layout" svg:width="0.025cm" svg:height="0.01cm" svg:x="8.611cm" svg:y="20.623cm" svg:viewBox="0 0 26 11" draw:points="26,10 26,0 0,11">
          <text:p/>
        </draw:polygon>
        <draw:polygon draw:style-name="gr42" draw:layer="layout" svg:width="0.025cm" svg:height="0.01cm" svg:x="8.636cm" svg:y="20.63cm" svg:viewBox="0 0 26 11" draw:points="26,0 0,2 0,11">
          <text:p/>
        </draw:polygon>
        <draw:polygon draw:style-name="gr42" draw:layer="layout" svg:width="0.025cm" svg:height="0.01cm" svg:x="8.611cm" svg:y="20.632cm" svg:viewBox="0 0 26 11" draw:points="26,0 0,1 0,11">
          <text:p/>
        </draw:polygon>
        <draw:polygon draw:style-name="gr42" draw:layer="layout" svg:width="0.025cm" svg:height="0.01cm" svg:x="8.611cm" svg:y="20.632cm" svg:viewBox="0 0 26 11" draw:points="26,0 0,11 26,9">
          <text:p/>
        </draw:polygon>
        <draw:polygon draw:style-name="gr42" draw:layer="layout" svg:width="0.025cm" svg:height="0.01cm" svg:x="8.611cm" svg:y="20.64cm" svg:viewBox="0 0 26 11" draw:points="26,0 0,2 0,11">
          <text:p/>
        </draw:polygon>
        <draw:polygon draw:style-name="gr42" draw:layer="layout" svg:width="0.024cm" svg:height="0.01cm" svg:x="8.587cm" svg:y="20.642cm" svg:viewBox="0 0 25 11" draw:points="25,9 25,0 0,11">
          <text:p/>
        </draw:polygon>
        <draw:polygon draw:style-name="gr42" draw:layer="layout" svg:width="0.025cm" svg:height="0.01cm" svg:x="8.586cm" svg:y="20.633cm" svg:viewBox="0 0 26 11" draw:points="26,10 26,0 0,11">
          <text:p/>
        </draw:polygon>
        <draw:polygon draw:style-name="gr42" draw:layer="layout" svg:width="0.025cm" svg:height="0.01cm" svg:x="8.586cm" svg:y="20.642cm" svg:viewBox="0 0 26 11" draw:points="26,0 0,1 1,11">
          <text:p/>
        </draw:polygon>
        <draw:polygon draw:style-name="gr42" draw:layer="layout" svg:width="0.025cm" svg:height="0.01cm" svg:x="8.562cm" svg:y="20.643cm" svg:viewBox="0 0 26 11" draw:points="26,10 25,0 0,11">
          <text:p/>
        </draw:polygon>
        <draw:polygon draw:style-name="gr41" draw:layer="layout" svg:width="0.025cm" svg:height="0.01cm" svg:x="8.636cm" svg:y="20.648cm" svg:viewBox="0 0 26 11" draw:points="26,0 0,1 0,11">
          <text:p/>
        </draw:polygon>
        <draw:polygon draw:style-name="gr41" draw:layer="layout" svg:width="0.025cm" svg:height="0.01cm" svg:x="8.611cm" svg:y="20.649cm" svg:viewBox="0 0 26 11" draw:points="26,0 0,1 0,11">
          <text:p/>
        </draw:polygon>
        <draw:polygon draw:style-name="gr41" draw:layer="layout" svg:width="0.025cm" svg:height="0.01cm" svg:x="8.611cm" svg:y="20.649cm" svg:viewBox="0 0 26 11" draw:points="26,0 0,11 26,10">
          <text:p/>
        </draw:polygon>
        <draw:polygon draw:style-name="gr41" draw:layer="layout" svg:width="0.025cm" svg:height="0.01cm" svg:x="8.611cm" svg:y="20.658cm" svg:viewBox="0 0 26 11" draw:points="26,0 0,1 1,11">
          <text:p/>
        </draw:polygon>
        <draw:polygon draw:style-name="gr42" draw:layer="layout" svg:width="0.024cm" svg:height="0.01cm" svg:x="8.587cm" svg:y="20.65cm" svg:viewBox="0 0 25 11" draw:points="25,0 0,2 0,11">
          <text:p/>
        </draw:polygon>
        <draw:polygon draw:style-name="gr42" draw:layer="layout" svg:width="0.025cm" svg:height="0.01cm" svg:x="8.562cm" svg:y="20.652cm" svg:viewBox="0 0 26 11" draw:points="26,0 0,1 0,11">
          <text:p/>
        </draw:polygon>
        <draw:polygon draw:style-name="gr42" draw:layer="layout" svg:width="0.025cm" svg:height="0.01cm" svg:x="8.562cm" svg:y="20.652cm" svg:viewBox="0 0 26 11" draw:points="26,0 0,11 26,9">
          <text:p/>
        </draw:polygon>
        <draw:polygon draw:style-name="gr42" draw:layer="layout" svg:width="0.025cm" svg:height="0.01cm" svg:x="8.562cm" svg:y="20.66cm" svg:viewBox="0 0 26 11" draw:points="26,0 0,2 0,11">
          <text:p/>
        </draw:polygon>
        <draw:polygon draw:style-name="gr42" draw:layer="layout" svg:width="0.024cm" svg:height="0.01cm" svg:x="8.587cm" svg:y="20.65cm" svg:viewBox="0 0 25 11" draw:points="25,0 0,11 25,10">
          <text:p/>
        </draw:polygon>
        <draw:polygon draw:style-name="gr42" draw:layer="layout" svg:width="0.025cm" svg:height="0.01cm" svg:x="8.562cm" svg:y="20.66cm" svg:viewBox="0 0 26 11" draw:points="26,0 0,11 26,10">
          <text:p/>
        </draw:polygon>
        <draw:polygon draw:style-name="gr42" draw:layer="layout" svg:width="0.024cm" svg:height="0.01cm" svg:x="8.587cm" svg:y="20.659cm" svg:viewBox="0 0 25 11" draw:points="0,1 0,11 25,0">
          <text:p/>
        </draw:polygon>
        <draw:polygon draw:style-name="gr41" draw:layer="layout" svg:width="0.025cm" svg:height="0.01cm" svg:x="8.587cm" svg:y="20.659cm" svg:viewBox="0 0 26 11" draw:points="25,0 0,11 26,10">
          <text:p/>
        </draw:polygon>
        <draw:polygon draw:style-name="gr41" draw:layer="layout" svg:width="0.025cm" svg:height="0.01cm" svg:x="8.587cm" svg:y="20.668cm" svg:viewBox="0 0 26 11" draw:points="26,0 0,1 0,11">
          <text:p/>
        </draw:polygon>
        <draw:polygon draw:style-name="gr41" draw:layer="layout" svg:width="0.025cm" svg:height="0.01cm" svg:x="8.562cm" svg:y="20.669cm" svg:viewBox="0 0 26 11" draw:points="26,0 0,1 0,11">
          <text:p/>
        </draw:polygon>
        <draw:polygon draw:style-name="gr41" draw:layer="layout" svg:width="0.025cm" svg:height="0.01cm" svg:x="8.562cm" svg:y="20.669cm" svg:viewBox="0 0 26 11" draw:points="26,0 0,11 26,10">
          <text:p/>
        </draw:polygon>
        <draw:polygon draw:style-name="gr41" draw:layer="layout" svg:width="0.025cm" svg:height="0.01cm" svg:x="8.562cm" svg:y="20.678cm" svg:viewBox="0 0 26 11" draw:points="26,0 0,1 0,11">
          <text:p/>
        </draw:polygon>
        <draw:polygon draw:style-name="gr41" draw:layer="layout" svg:width="0.025cm" svg:height="0.01cm" svg:x="8.537cm" svg:y="20.679cm" svg:viewBox="0 0 26 11" draw:points="26,10 26,0 0,11">
          <text:p/>
        </draw:polygon>
        <draw:polygon draw:style-name="gr41" draw:layer="layout" svg:width="0.025cm" svg:height="0.01cm" svg:x="8.537cm" svg:y="20.67cm" svg:viewBox="0 0 26 11" draw:points="26,10 26,0 0,11">
          <text:p/>
        </draw:polygon>
        <draw:polygon draw:style-name="gr41" draw:layer="layout" svg:width="0.025cm" svg:height="0.01cm" svg:x="8.537cm" svg:y="20.679cm" svg:viewBox="0 0 26 11" draw:points="26,0 0,1 0,11">
          <text:p/>
        </draw:polygon>
        <draw:polygon draw:style-name="gr41" draw:layer="layout" svg:width="0.025cm" svg:height="0.01cm" svg:x="8.512cm" svg:y="20.68cm" svg:viewBox="0 0 26 11" draw:points="26,10 26,0 0,11">
          <text:p/>
        </draw:polygon>
        <draw:polygon draw:style-name="gr42" draw:layer="layout" svg:width="0.025cm" svg:height="0.01cm" svg:x="8.537cm" svg:y="20.662cm" svg:viewBox="0 0 26 11" draw:points="26,9 26,0 0,11">
          <text:p/>
        </draw:polygon>
        <draw:polygon draw:style-name="gr42" draw:layer="layout" svg:width="0.025cm" svg:height="0.01cm" svg:x="8.537cm" svg:y="20.653cm" svg:viewBox="0 0 26 11" draw:points="26,10 26,0 0,11">
          <text:p/>
        </draw:polygon>
        <draw:polygon draw:style-name="gr42" draw:layer="layout" svg:width="0.025cm" svg:height="0.01cm" svg:x="8.537cm" svg:y="20.662cm" svg:viewBox="0 0 26 11" draw:points="26,0 0,1 0,11">
          <text:p/>
        </draw:polygon>
        <draw:polygon draw:style-name="gr42" draw:layer="layout" svg:width="0.025cm" svg:height="0.011cm" svg:x="8.512cm" svg:y="20.663cm" svg:viewBox="0 0 26 12" draw:points="26,10 26,0 0,12">
          <text:p/>
        </draw:polygon>
        <draw:polygon draw:style-name="gr42" draw:layer="layout" svg:width="0.025cm" svg:height="0.01cm" svg:x="8.537cm" svg:y="20.67cm" svg:viewBox="0 0 26 11" draw:points="26,0 0,2 0,11">
          <text:p/>
        </draw:polygon>
        <draw:polygon draw:style-name="gr42" draw:layer="layout" svg:width="0.025cm" svg:height="0.011cm" svg:x="8.512cm" svg:y="20.672cm" svg:viewBox="0 0 26 12" draw:points="26,0 0,2 0,12">
          <text:p/>
        </draw:polygon>
        <draw:polygon draw:style-name="gr42" draw:layer="layout" svg:width="0.025cm" svg:height="0.011cm" svg:x="8.512cm" svg:y="20.672cm" svg:viewBox="0 0 26 12" draw:points="26,0 0,12 26,9">
          <text:p/>
        </draw:polygon>
        <draw:polygon draw:style-name="gr42" draw:layer="layout" svg:width="0.025cm" svg:height="0.01cm" svg:x="8.512cm" svg:y="20.68cm" svg:viewBox="0 0 26 11" draw:points="26,0 0,3 0,11">
          <text:p/>
        </draw:polygon>
        <draw:polygon draw:style-name="gr42" draw:layer="layout" svg:width="0.024cm" svg:height="0.01cm" svg:x="8.488cm" svg:y="20.682cm" svg:viewBox="0 0 25 11" draw:points="25,8 25,0 0,11">
          <text:p/>
        </draw:polygon>
        <draw:polygon draw:style-name="gr42" draw:layer="layout" svg:width="0.024cm" svg:height="0.01cm" svg:x="8.488cm" svg:y="20.673cm" svg:viewBox="0 0 25 11" draw:points="25,10 25,0 0,11">
          <text:p/>
        </draw:polygon>
        <draw:polygon draw:style-name="gr42" draw:layer="layout" svg:width="0.024cm" svg:height="0.01cm" svg:x="8.488cm" svg:y="20.682cm" svg:viewBox="0 0 25 11" draw:points="25,0 0,1 0,11">
          <text:p/>
        </draw:polygon>
        <draw:polygon draw:style-name="gr42" draw:layer="layout" svg:width="0.025cm" svg:height="0.01cm" svg:x="8.463cm" svg:y="20.683cm" svg:viewBox="0 0 26 11" draw:points="26,10 26,0 0,11">
          <text:p/>
        </draw:polygon>
        <draw:polygon draw:style-name="gr40" draw:layer="layout" svg:width="0.026cm" svg:height="0.011cm" svg:x="8.835cm" svg:y="20.672cm" svg:viewBox="0 0 27 12" draw:points="27,0 0,2 0,12">
          <text:p/>
        </draw:polygon>
        <draw:polygon draw:style-name="gr39" draw:layer="layout" svg:width="0.024cm" svg:height="0.01cm" svg:x="8.811cm" svg:y="20.673cm" svg:viewBox="0 0 25 11" draw:points="25,0 0,2 0,11">
          <text:p/>
        </draw:polygon>
        <draw:polygon draw:style-name="gr39" draw:layer="layout" svg:width="0.024cm" svg:height="0.01cm" svg:x="8.811cm" svg:y="20.673cm" svg:viewBox="0 0 25 11" draw:points="25,0 0,11 25,10">
          <text:p/>
        </draw:polygon>
        <draw:polygon draw:style-name="gr40" draw:layer="layout" svg:width="0.024cm" svg:height="0.01cm" svg:x="8.811cm" svg:y="20.682cm" svg:viewBox="0 0 25 11" draw:points="25,0 0,1 0,11">
          <text:p/>
        </draw:polygon>
        <draw:polygon draw:style-name="gr39" draw:layer="layout" svg:width="0.025cm" svg:height="0.01cm" svg:x="8.786cm" svg:y="20.675cm" svg:viewBox="0 0 26 11" draw:points="26,0 0,1 0,11">
          <text:p/>
        </draw:polygon>
        <draw:polygon draw:style-name="gr38" draw:layer="layout" svg:width="0.025cm" svg:height="0.01cm" svg:x="8.761cm" svg:y="20.676cm" svg:viewBox="0 0 26 11" draw:points="26,0 0,1 0,11">
          <text:p/>
        </draw:polygon>
        <draw:polygon draw:style-name="gr38" draw:layer="layout" svg:width="0.025cm" svg:height="0.01cm" svg:x="8.761cm" svg:y="20.676cm" svg:viewBox="0 0 26 11" draw:points="26,0 0,11 26,10">
          <text:p/>
        </draw:polygon>
        <draw:polygon draw:style-name="gr39" draw:layer="layout" svg:width="0.025cm" svg:height="0.01cm" svg:x="8.761cm" svg:y="20.685cm" svg:viewBox="0 0 26 11" draw:points="26,0 0,1 0,11">
          <text:p/>
        </draw:polygon>
        <draw:polygon draw:style-name="gr39" draw:layer="layout" svg:width="0.025cm" svg:height="0.01cm" svg:x="8.786cm" svg:y="20.675cm" svg:viewBox="0 0 26 11" draw:points="26,0 0,11 26,9">
          <text:p/>
        </draw:polygon>
        <draw:polygon draw:style-name="gr39" draw:layer="layout" svg:width="0.025cm" svg:height="0.01cm" svg:x="8.761cm" svg:y="20.685cm" svg:viewBox="0 0 26 11" draw:points="26,0 0,11 26,9">
          <text:p/>
        </draw:polygon>
        <draw:polygon draw:style-name="gr39" draw:layer="layout" svg:width="0.025cm" svg:height="0.01cm" svg:x="8.786cm" svg:y="20.683cm" svg:viewBox="0 0 26 11" draw:points="0,2 0,11 26,0">
          <text:p/>
        </draw:polygon>
        <draw:polygon draw:style-name="gr39" draw:layer="layout" svg:width="0.025cm" svg:height="0.01cm" svg:x="8.786cm" svg:y="20.683cm" svg:viewBox="0 0 26 11" draw:points="26,0 0,11 26,10">
          <text:p/>
        </draw:polygon>
        <draw:polygon draw:style-name="gr40" draw:layer="layout" svg:width="0.025cm" svg:height="0.01cm" svg:x="8.786cm" svg:y="20.692cm" svg:viewBox="0 0 26 11" draw:points="26,0 0,1 0,11">
          <text:p/>
        </draw:polygon>
        <draw:polygon draw:style-name="gr39" draw:layer="layout" svg:width="0.025cm" svg:height="0.01cm" svg:x="8.761cm" svg:y="20.693cm" svg:viewBox="0 0 26 11" draw:points="26,0 0,2 0,11">
          <text:p/>
        </draw:polygon>
        <draw:polygon draw:style-name="gr39" draw:layer="layout" svg:width="0.025cm" svg:height="0.01cm" svg:x="8.761cm" svg:y="20.693cm" svg:viewBox="0 0 26 11" draw:points="26,0 0,11 26,10">
          <text:p/>
        </draw:polygon>
        <draw:polygon draw:style-name="gr40" draw:layer="layout" svg:width="0.025cm" svg:height="0.01cm" svg:x="8.761cm" svg:y="20.702cm" svg:viewBox="0 0 26 11" draw:points="26,0 0,1 0,11">
          <text:p/>
        </draw:polygon>
        <draw:polygon draw:style-name="gr38" draw:layer="layout" svg:width="0.025cm" svg:height="0.01cm" svg:x="8.736cm" svg:y="20.677cm" svg:viewBox="0 0 26 11" draw:points="26,0 0,2 0,11">
          <text:p/>
        </draw:polygon>
        <draw:polygon draw:style-name="gr8" draw:layer="layout" svg:width="0.025cm" svg:height="0.01cm" svg:x="8.711cm" svg:y="20.679cm" svg:viewBox="0 0 26 11" draw:points="26,0 0,1 0,11">
          <text:p/>
        </draw:polygon>
        <draw:polygon draw:style-name="gr8" draw:layer="layout" svg:width="0.025cm" svg:height="0.01cm" svg:x="8.711cm" svg:y="20.679cm" svg:viewBox="0 0 26 11" draw:points="26,0 0,11 26,9">
          <text:p/>
        </draw:polygon>
        <draw:polygon draw:style-name="gr38" draw:layer="layout" svg:width="0.025cm" svg:height="0.01cm" svg:x="8.711cm" svg:y="20.687cm" svg:viewBox="0 0 26 11" draw:points="26,0 0,2 0,11">
          <text:p/>
        </draw:polygon>
        <draw:polygon draw:style-name="gr8" draw:layer="layout" svg:width="0.025cm" svg:height="0.01cm" svg:x="8.686cm" svg:y="20.68cm" svg:viewBox="0 0 26 11" draw:points="26,0 0,1 0,11">
          <text:p/>
        </draw:polygon>
        <draw:polygon draw:style-name="gr5" draw:layer="layout" svg:width="0.025cm" svg:height="0.011cm" svg:x="8.661cm" svg:y="20.681cm" svg:viewBox="0 0 26 12" draw:points="26,0 0,3 1,12">
          <text:p/>
        </draw:polygon>
        <draw:polygon draw:style-name="gr5" draw:layer="layout" svg:width="0.024cm" svg:height="0.011cm" svg:x="8.662cm" svg:y="20.681cm" svg:viewBox="0 0 25 12" draw:points="25,0 0,12 25,10">
          <text:p/>
        </draw:polygon>
        <draw:polygon draw:style-name="gr8" draw:layer="layout" svg:width="0.024cm" svg:height="0.011cm" svg:x="8.662cm" svg:y="20.69cm" svg:viewBox="0 0 25 12" draw:points="25,0 0,2 0,12">
          <text:p/>
        </draw:polygon>
        <draw:polygon draw:style-name="gr8" draw:layer="layout" svg:width="0.025cm" svg:height="0.01cm" svg:x="8.686cm" svg:y="20.68cm" svg:viewBox="0 0 26 11" draw:points="26,0 0,11 26,10">
          <text:p/>
        </draw:polygon>
        <draw:polygon draw:style-name="gr8" draw:layer="layout" svg:width="0.025cm" svg:height="0.011cm" svg:x="8.662cm" svg:y="20.69cm" svg:viewBox="0 0 26 12" draw:points="25,0 0,12 26,10">
          <text:p/>
        </draw:polygon>
        <draw:polygon draw:style-name="gr8" draw:layer="layout" svg:width="0.025cm" svg:height="0.01cm" svg:x="8.686cm" svg:y="20.689cm" svg:viewBox="0 0 26 11" draw:points="0,1 1,11 26,0">
          <text:p/>
        </draw:polygon>
        <draw:polygon draw:style-name="gr8" draw:layer="layout" svg:width="0.024cm" svg:height="0.01cm" svg:x="8.687cm" svg:y="20.689cm" svg:viewBox="0 0 25 11" draw:points="25,0 0,11 25,9">
          <text:p/>
        </draw:polygon>
        <draw:polygon draw:style-name="gr38" draw:layer="layout" svg:width="0.024cm" svg:height="0.01cm" svg:x="8.687cm" svg:y="20.697cm" svg:viewBox="0 0 25 11" draw:points="25,0 0,2 0,11">
          <text:p/>
        </draw:polygon>
        <draw:polygon draw:style-name="gr8" draw:layer="layout" svg:width="0.025cm" svg:height="0.011cm" svg:x="8.662cm" svg:y="20.699cm" svg:viewBox="0 0 26 12" draw:points="26,0 0,2 0,12">
          <text:p/>
        </draw:polygon>
        <draw:polygon draw:style-name="gr8" draw:layer="layout" svg:width="0.025cm" svg:height="0.011cm" svg:x="8.662cm" svg:y="20.699cm" svg:viewBox="0 0 26 12" draw:points="26,0 0,12 26,9">
          <text:p/>
        </draw:polygon>
        <draw:polygon draw:style-name="gr38" draw:layer="layout" svg:width="0.025cm" svg:height="0.01cm" svg:x="8.662cm" svg:y="20.707cm" svg:viewBox="0 0 26 11" draw:points="26,0 0,3 0,11">
          <text:p/>
        </draw:polygon>
        <draw:polygon draw:style-name="gr38" draw:layer="layout" svg:width="0.025cm" svg:height="0.01cm" svg:x="8.736cm" svg:y="20.677cm" svg:viewBox="0 0 26 11" draw:points="26,0 0,11 26,10">
          <text:p/>
        </draw:polygon>
        <draw:polygon draw:style-name="gr38" draw:layer="layout" svg:width="0.025cm" svg:height="0.01cm" svg:x="8.711cm" svg:y="20.687cm" svg:viewBox="0 0 26 11" draw:points="26,0 0,11 26,10">
          <text:p/>
        </draw:polygon>
        <draw:polygon draw:style-name="gr38" draw:layer="layout" svg:width="0.025cm" svg:height="0.01cm" svg:x="8.736cm" svg:y="20.686cm" svg:viewBox="0 0 26 11" draw:points="0,1 0,11 26,0">
          <text:p/>
        </draw:polygon>
        <draw:polygon draw:style-name="gr38" draw:layer="layout" svg:width="0.025cm" svg:height="0.01cm" svg:x="8.736cm" svg:y="20.686cm" svg:viewBox="0 0 26 11" draw:points="26,0 0,11 26,10">
          <text:p/>
        </draw:polygon>
        <draw:polygon draw:style-name="gr38" draw:layer="layout" svg:width="0.025cm" svg:height="0.01cm" svg:x="8.687cm" svg:y="20.697cm" svg:viewBox="0 0 26 11" draw:points="25,0 0,11 26,10">
          <text:p/>
        </draw:polygon>
        <draw:polygon draw:style-name="gr38" draw:layer="layout" svg:width="0.025cm" svg:height="0.01cm" svg:x="8.662cm" svg:y="20.707cm" svg:viewBox="0 0 26 11" draw:points="26,0 0,11 26,10">
          <text:p/>
        </draw:polygon>
        <draw:polygon draw:style-name="gr38" draw:layer="layout" svg:width="0.025cm" svg:height="0.01cm" svg:x="8.687cm" svg:y="20.706cm" svg:viewBox="0 0 26 11" draw:points="0,1 0,11 26,0">
          <text:p/>
        </draw:polygon>
        <draw:polygon draw:style-name="gr38" draw:layer="layout" svg:width="0.025cm" svg:height="0.01cm" svg:x="8.687cm" svg:y="20.706cm" svg:viewBox="0 0 26 11" draw:points="26,0 0,11 26,10">
          <text:p/>
        </draw:polygon>
        <draw:polygon draw:style-name="gr38" draw:layer="layout" svg:width="0.025cm" svg:height="0.01cm" svg:x="8.711cm" svg:y="20.696cm" svg:viewBox="0 0 26 11" draw:points="0,1 1,11 26,0">
          <text:p/>
        </draw:polygon>
        <draw:polygon draw:style-name="gr38" draw:layer="layout" svg:width="0.024cm" svg:height="0.01cm" svg:x="8.712cm" svg:y="20.705cm" svg:viewBox="0 0 25 11" draw:points="0,1 0,11 25,0">
          <text:p/>
        </draw:polygon>
        <draw:polygon draw:style-name="gr38" draw:layer="layout" svg:width="0.024cm" svg:height="0.01cm" svg:x="8.712cm" svg:y="20.696cm" svg:viewBox="0 0 25 11" draw:points="0,11 25,10 25,0">
          <text:p/>
        </draw:polygon>
        <draw:polygon draw:style-name="gr38" draw:layer="layout" svg:width="0.025cm" svg:height="0.01cm" svg:x="8.736cm" svg:y="20.695cm" svg:viewBox="0 0 26 11" draw:points="0,1 0,11 26,0">
          <text:p/>
        </draw:polygon>
        <draw:polygon draw:style-name="gr39" draw:layer="layout" svg:width="0.025cm" svg:height="0.01cm" svg:x="8.736cm" svg:y="20.695cm" svg:viewBox="0 0 26 11" draw:points="26,0 0,11 26,9">
          <text:p/>
        </draw:polygon>
        <draw:polygon draw:style-name="gr39" draw:layer="layout" svg:width="0.025cm" svg:height="0.01cm" svg:x="8.712cm" svg:y="20.705cm" svg:viewBox="0 0 26 11" draw:points="25,0 0,11 26,9">
          <text:p/>
        </draw:polygon>
        <draw:polygon draw:style-name="gr39" draw:layer="layout" svg:width="0.025cm" svg:height="0.01cm" svg:x="8.736cm" svg:y="20.703cm" svg:viewBox="0 0 26 11" draw:points="0,2 1,11 26,0">
          <text:p/>
        </draw:polygon>
        <draw:polygon draw:style-name="gr39" draw:layer="layout" svg:width="0.024cm" svg:height="0.01cm" svg:x="8.737cm" svg:y="20.703cm" svg:viewBox="0 0 25 11" draw:points="25,0 0,11 25,10">
          <text:p/>
        </draw:polygon>
        <draw:polygon draw:style-name="gr40" draw:layer="layout" svg:width="0.024cm" svg:height="0.01cm" svg:x="8.737cm" svg:y="20.712cm" svg:viewBox="0 0 25 11" draw:points="25,0 0,1 0,11">
          <text:p/>
        </draw:polygon>
        <draw:polygon draw:style-name="gr39" draw:layer="layout" svg:width="0.025cm" svg:height="0.01cm" svg:x="8.712cm" svg:y="20.713cm" svg:viewBox="0 0 26 11" draw:points="26,0 0,2 0,11">
          <text:p/>
        </draw:polygon>
        <draw:polygon draw:style-name="gr39" draw:layer="layout" svg:width="0.025cm" svg:height="0.01cm" svg:x="8.712cm" svg:y="20.713cm" svg:viewBox="0 0 26 11" draw:points="26,0 0,11 26,10">
          <text:p/>
        </draw:polygon>
        <draw:polygon draw:style-name="gr40" draw:layer="layout" svg:width="0.025cm" svg:height="0.01cm" svg:x="8.712cm" svg:y="20.722cm" svg:viewBox="0 0 26 11" draw:points="26,0 0,1 0,11">
          <text:p/>
        </draw:polygon>
        <draw:polygon draw:style-name="gr39" draw:layer="layout" svg:width="0.025cm" svg:height="0.01cm" svg:x="8.687cm" svg:y="20.715cm" svg:viewBox="0 0 26 11" draw:points="26,0 0,1 0,11">
          <text:p/>
        </draw:polygon>
        <draw:polygon draw:style-name="gr38" draw:layer="layout" svg:width="0.025cm" svg:height="0.01cm" svg:x="8.662cm" svg:y="20.716cm" svg:viewBox="0 0 26 11" draw:points="26,0 0,1 0,11">
          <text:p/>
        </draw:polygon>
        <draw:polygon draw:style-name="gr38" draw:layer="layout" svg:width="0.025cm" svg:height="0.01cm" svg:x="8.662cm" svg:y="20.716cm" svg:viewBox="0 0 26 11" draw:points="26,0 0,11 26,10">
          <text:p/>
        </draw:polygon>
        <draw:polygon draw:style-name="gr39" draw:layer="layout" svg:width="0.025cm" svg:height="0.01cm" svg:x="8.662cm" svg:y="20.725cm" svg:viewBox="0 0 26 11" draw:points="26,0 0,1 0,11">
          <text:p/>
        </draw:polygon>
        <draw:polygon draw:style-name="gr39" draw:layer="layout" svg:width="0.025cm" svg:height="0.01cm" svg:x="8.687cm" svg:y="20.715cm" svg:viewBox="0 0 26 11" draw:points="26,0 0,11 26,9">
          <text:p/>
        </draw:polygon>
        <draw:polygon draw:style-name="gr39" draw:layer="layout" svg:width="0.025cm" svg:height="0.01cm" svg:x="8.662cm" svg:y="20.725cm" svg:viewBox="0 0 26 11" draw:points="26,0 0,11 26,9">
          <text:p/>
        </draw:polygon>
        <draw:polygon draw:style-name="gr39" draw:layer="layout" svg:width="0.025cm" svg:height="0.01cm" svg:x="8.687cm" svg:y="20.723cm" svg:viewBox="0 0 26 11" draw:points="0,2 0,11 26,0">
          <text:p/>
        </draw:polygon>
        <draw:polygon draw:style-name="gr39" draw:layer="layout" svg:width="0.025cm" svg:height="0.01cm" svg:x="8.687cm" svg:y="20.723cm" svg:viewBox="0 0 26 11" draw:points="26,0 0,11 26,10">
          <text:p/>
        </draw:polygon>
        <draw:polygon draw:style-name="gr40" draw:layer="layout" svg:width="0.025cm" svg:height="0.01cm" svg:x="8.687cm" svg:y="20.732cm" svg:viewBox="0 0 26 11" draw:points="26,0 0,1 0,11">
          <text:p/>
        </draw:polygon>
        <draw:polygon draw:style-name="gr39" draw:layer="layout" svg:width="0.025cm" svg:height="0.01cm" svg:x="8.662cm" svg:y="20.733cm" svg:viewBox="0 0 26 11" draw:points="26,0 0,2 1,11">
          <text:p/>
        </draw:polygon>
        <draw:polygon draw:style-name="gr39" draw:layer="layout" svg:width="0.024cm" svg:height="0.01cm" svg:x="8.663cm" svg:y="20.733cm" svg:viewBox="0 0 25 11" draw:points="25,0 0,11 25,10">
          <text:p/>
        </draw:polygon>
        <draw:polygon draw:style-name="gr40" draw:layer="layout" svg:width="0.024cm" svg:height="0.01cm" svg:x="8.663cm" svg:y="20.742cm" svg:viewBox="0 0 25 11" draw:points="25,0 0,1 0,11">
          <text:p/>
        </draw:polygon>
        <draw:polygon draw:style-name="gr37" draw:layer="layout" svg:width="0.024cm" svg:height="0.009cm" svg:x="8.637cm" svg:y="20.683cm" svg:viewBox="0 0 25 10" draw:points="25,0 0,1 0,10">
          <text:p/>
        </draw:polygon>
        <draw:polygon draw:style-name="gr37" draw:layer="layout" svg:width="0.025cm" svg:height="0.01cm" svg:x="8.612cm" svg:y="20.684cm" svg:viewBox="0 0 26 11" draw:points="26,0 0,1 0,11">
          <text:p/>
        </draw:polygon>
        <draw:polygon draw:style-name="gr37" draw:layer="layout" svg:width="0.025cm" svg:height="0.01cm" svg:x="8.612cm" svg:y="20.684cm" svg:viewBox="0 0 26 11" draw:points="26,0 0,11 26,9">
          <text:p/>
        </draw:polygon>
        <draw:polygon draw:style-name="gr37" draw:layer="layout" svg:width="0.025cm" svg:height="0.01cm" svg:x="8.612cm" svg:y="20.692cm" svg:viewBox="0 0 26 11" draw:points="26,0 0,2 0,11">
          <text:p/>
        </draw:polygon>
        <draw:polygon draw:style-name="gr36" draw:layer="layout" svg:width="0.025cm" svg:height="0.01cm" svg:x="8.587cm" svg:y="20.685cm" svg:viewBox="0 0 26 11" draw:points="26,0 0,1 0,11">
          <text:p/>
        </draw:polygon>
        <draw:polygon draw:style-name="gr36" draw:layer="layout" svg:width="0.025cm" svg:height="0.01cm" svg:x="8.562cm" svg:y="20.686cm" svg:viewBox="0 0 26 11" draw:points="26,0 0,2 0,11">
          <text:p/>
        </draw:polygon>
        <draw:polygon draw:style-name="gr36" draw:layer="layout" svg:width="0.025cm" svg:height="0.01cm" svg:x="8.562cm" svg:y="20.686cm" svg:viewBox="0 0 26 11" draw:points="26,0 0,11 26,10">
          <text:p/>
        </draw:polygon>
        <draw:polygon draw:style-name="gr36" draw:layer="layout" svg:width="0.025cm" svg:height="0.01cm" svg:x="8.562cm" svg:y="20.695cm" svg:viewBox="0 0 26 11" draw:points="26,0 0,1 0,11">
          <text:p/>
        </draw:polygon>
        <draw:polygon draw:style-name="gr36" draw:layer="layout" svg:width="0.025cm" svg:height="0.01cm" svg:x="8.587cm" svg:y="20.685cm" svg:viewBox="0 0 26 11" draw:points="26,0 0,11 26,10">
          <text:p/>
        </draw:polygon>
        <draw:polygon draw:style-name="gr36" draw:layer="layout" svg:width="0.025cm" svg:height="0.01cm" svg:x="8.562cm" svg:y="20.695cm" svg:viewBox="0 0 26 11" draw:points="26,0 0,11 26,10">
          <text:p/>
        </draw:polygon>
        <draw:polygon draw:style-name="gr36" draw:layer="layout" svg:width="0.025cm" svg:height="0.01cm" svg:x="8.587cm" svg:y="20.694cm" svg:viewBox="0 0 26 11" draw:points="0,1 0,11 26,0">
          <text:p/>
        </draw:polygon>
        <draw:polygon draw:style-name="gr37" draw:layer="layout" svg:width="0.025cm" svg:height="0.01cm" svg:x="8.587cm" svg:y="20.694cm" svg:viewBox="0 0 26 11" draw:points="26,0 0,11 26,9">
          <text:p/>
        </draw:polygon>
        <draw:polygon draw:style-name="gr37" draw:layer="layout" svg:width="0.025cm" svg:height="0.01cm" svg:x="8.587cm" svg:y="20.702cm" svg:viewBox="0 0 26 11" draw:points="26,0 0,2 0,11">
          <text:p/>
        </draw:polygon>
        <draw:polygon draw:style-name="gr37" draw:layer="layout" svg:width="0.025cm" svg:height="0.01cm" svg:x="8.562cm" svg:y="20.704cm" svg:viewBox="0 0 26 11" draw:points="26,0 0,1 1,11">
          <text:p/>
        </draw:polygon>
        <draw:polygon draw:style-name="gr37" draw:layer="layout" svg:width="0.024cm" svg:height="0.01cm" svg:x="8.563cm" svg:y="20.704cm" svg:viewBox="0 0 25 11" draw:points="25,0 0,11 25,9">
          <text:p/>
        </draw:polygon>
        <draw:polygon draw:style-name="gr37" draw:layer="layout" svg:width="0.024cm" svg:height="0.01cm" svg:x="8.563cm" svg:y="20.712cm" svg:viewBox="0 0 25 11" draw:points="25,0 0,2 0,11">
          <text:p/>
        </draw:polygon>
        <draw:polygon draw:style-name="gr41" draw:layer="layout" svg:width="0.025cm" svg:height="0.01cm" svg:x="8.537cm" svg:y="20.688cm" svg:viewBox="0 0 26 11" draw:points="26,0 0,1 0,11">
          <text:p/>
        </draw:polygon>
        <draw:polygon draw:style-name="gr41" draw:layer="layout" svg:width="0.025cm" svg:height="0.01cm" svg:x="8.512cm" svg:y="20.689cm" svg:viewBox="0 0 26 11" draw:points="26,0 0,1 1,11">
          <text:p/>
        </draw:polygon>
        <draw:polygon draw:style-name="gr41" draw:layer="layout" svg:width="0.024cm" svg:height="0.01cm" svg:x="8.513cm" svg:y="20.689cm" svg:viewBox="0 0 25 11" draw:points="25,0 0,11 25,10">
          <text:p/>
        </draw:polygon>
        <draw:polygon draw:style-name="gr41" draw:layer="layout" svg:width="0.024cm" svg:height="0.01cm" svg:x="8.513cm" svg:y="20.698cm" svg:viewBox="0 0 25 11" draw:points="25,0 0,1 0,11">
          <text:p/>
        </draw:polygon>
        <draw:polygon draw:style-name="gr42" draw:layer="layout" svg:width="0.024cm" svg:height="0.011cm" svg:x="8.488cm" svg:y="20.69cm" svg:viewBox="0 0 25 12" draw:points="25,0 0,3 0,12">
          <text:p/>
        </draw:polygon>
        <draw:polygon draw:style-name="gr42" draw:layer="layout" svg:width="0.025cm" svg:height="0.01cm" svg:x="8.463cm" svg:y="20.692cm" svg:viewBox="0 0 26 11" draw:points="26,0 0,1 0,11">
          <text:p/>
        </draw:polygon>
        <draw:polygon draw:style-name="gr42" draw:layer="layout" svg:width="0.025cm" svg:height="0.01cm" svg:x="8.463cm" svg:y="20.692cm" svg:viewBox="0 0 26 11" draw:points="26,0 0,11 26,9">
          <text:p/>
        </draw:polygon>
        <draw:polygon draw:style-name="gr42" draw:layer="layout" svg:width="0.025cm" svg:height="0.01cm" svg:x="8.463cm" svg:y="20.7cm" svg:viewBox="0 0 26 11" draw:points="26,0 0,2 0,11">
          <text:p/>
        </draw:polygon>
        <draw:polygon draw:style-name="gr42" draw:layer="layout" svg:width="0.025cm" svg:height="0.011cm" svg:x="8.488cm" svg:y="20.69cm" svg:viewBox="0 0 26 12" draw:points="25,0 0,12 26,10">
          <text:p/>
        </draw:polygon>
        <draw:polygon draw:style-name="gr42" draw:layer="layout" svg:width="0.025cm" svg:height="0.01cm" svg:x="8.463cm" svg:y="20.7cm" svg:viewBox="0 0 26 11" draw:points="26,0 0,11 26,10">
          <text:p/>
        </draw:polygon>
        <draw:polygon draw:style-name="gr42" draw:layer="layout" svg:width="0.025cm" svg:height="0.011cm" svg:x="8.488cm" svg:y="20.699cm" svg:viewBox="0 0 26 12" draw:points="0,2 0,12 26,0">
          <text:p/>
        </draw:polygon>
        <draw:polygon draw:style-name="gr41" draw:layer="layout" svg:width="0.025cm" svg:height="0.011cm" svg:x="8.488cm" svg:y="20.699cm" svg:viewBox="0 0 26 12" draw:points="26,0 0,12 26,10">
          <text:p/>
        </draw:polygon>
        <draw:polygon draw:style-name="gr41" draw:layer="layout" svg:width="0.025cm" svg:height="0.011cm" svg:x="8.488cm" svg:y="20.708cm" svg:viewBox="0 0 26 12" draw:points="26,0 0,2 0,12">
          <text:p/>
        </draw:polygon>
        <draw:polygon draw:style-name="gr41" draw:layer="layout" svg:width="0.025cm" svg:height="0.01cm" svg:x="8.463cm" svg:y="20.709cm" svg:viewBox="0 0 26 11" draw:points="26,0 0,1 0,11">
          <text:p/>
        </draw:polygon>
        <draw:polygon draw:style-name="gr41" draw:layer="layout" svg:width="0.025cm" svg:height="0.01cm" svg:x="8.463cm" svg:y="20.709cm" svg:viewBox="0 0 26 11" draw:points="26,0 0,11 26,10">
          <text:p/>
        </draw:polygon>
        <draw:polygon draw:style-name="gr41" draw:layer="layout" svg:width="0.025cm" svg:height="0.01cm" svg:x="8.463cm" svg:y="20.718cm" svg:viewBox="0 0 26 11" draw:points="26,0 0,1 0,11">
          <text:p/>
        </draw:polygon>
        <draw:polygon draw:style-name="gr41" draw:layer="layout" svg:width="0.025cm" svg:height="0.01cm" svg:x="8.537cm" svg:y="20.688cm" svg:viewBox="0 0 26 11" draw:points="26,0 0,11 26,9">
          <text:p/>
        </draw:polygon>
        <draw:polygon draw:style-name="gr41" draw:layer="layout" svg:width="0.025cm" svg:height="0.01cm" svg:x="8.513cm" svg:y="20.698cm" svg:viewBox="0 0 26 11" draw:points="25,0 0,11 26,9">
          <text:p/>
        </draw:polygon>
        <draw:polygon draw:style-name="gr41" draw:layer="layout" svg:width="0.025cm" svg:height="0.01cm" svg:x="8.537cm" svg:y="20.696cm" svg:viewBox="0 0 26 11" draw:points="0,2 1,11 26,0">
          <text:p/>
        </draw:polygon>
        <draw:polygon draw:style-name="gr36" draw:layer="layout" svg:width="0.024cm" svg:height="0.01cm" svg:x="8.538cm" svg:y="20.696cm" svg:viewBox="0 0 25 11" draw:points="25,0 0,11 25,10">
          <text:p/>
        </draw:polygon>
        <draw:polygon draw:style-name="gr41" draw:layer="layout" svg:width="0.025cm" svg:height="0.011cm" svg:x="8.488cm" svg:y="20.708cm" svg:viewBox="0 0 26 12" draw:points="26,0 0,12 26,9">
          <text:p/>
        </draw:polygon>
        <draw:polygon draw:style-name="gr41" draw:layer="layout" svg:width="0.025cm" svg:height="0.01cm" svg:x="8.463cm" svg:y="20.718cm" svg:viewBox="0 0 26 11" draw:points="26,0 0,11 26,8">
          <text:p/>
        </draw:polygon>
        <draw:polygon draw:style-name="gr41" draw:layer="layout" svg:width="0.025cm" svg:height="0.01cm" svg:x="8.488cm" svg:y="20.716cm" svg:viewBox="0 0 26 11" draw:points="0,3 0,11 26,0">
          <text:p/>
        </draw:polygon>
        <draw:polygon draw:style-name="gr36" draw:layer="layout" svg:width="0.025cm" svg:height="0.01cm" svg:x="8.488cm" svg:y="20.716cm" svg:viewBox="0 0 26 11" draw:points="26,0 0,11 26,10">
          <text:p/>
        </draw:polygon>
        <draw:polygon draw:style-name="gr41" draw:layer="layout" svg:width="0.025cm" svg:height="0.01cm" svg:x="8.513cm" svg:y="20.706cm" svg:viewBox="0 0 26 11" draw:points="0,2 0,11 26,0">
          <text:p/>
        </draw:polygon>
        <draw:polygon draw:style-name="gr36" draw:layer="layout" svg:width="0.025cm" svg:height="0.01cm" svg:x="8.513cm" svg:y="20.715cm" svg:viewBox="0 0 26 11" draw:points="0,1 0,11 26,0">
          <text:p/>
        </draw:polygon>
        <draw:polygon draw:style-name="gr36" draw:layer="layout" svg:width="0.025cm" svg:height="0.01cm" svg:x="8.513cm" svg:y="20.706cm" svg:viewBox="0 0 26 11" draw:points="0,11 26,10 26,0">
          <text:p/>
        </draw:polygon>
        <draw:polygon draw:style-name="gr36" draw:layer="layout" svg:width="0.024cm" svg:height="0.01cm" svg:x="8.538cm" svg:y="20.705cm" svg:viewBox="0 0 25 11" draw:points="0,1 0,11 25,0">
          <text:p/>
        </draw:polygon>
        <draw:polygon draw:style-name="gr36" draw:layer="layout" svg:width="0.025cm" svg:height="0.01cm" svg:x="8.538cm" svg:y="20.705cm" svg:viewBox="0 0 26 11" draw:points="25,0 0,11 26,10">
          <text:p/>
        </draw:polygon>
        <draw:polygon draw:style-name="gr36" draw:layer="layout" svg:width="0.025cm" svg:height="0.01cm" svg:x="8.513cm" svg:y="20.715cm" svg:viewBox="0 0 26 11" draw:points="26,0 0,11 26,10">
          <text:p/>
        </draw:polygon>
        <draw:polygon draw:style-name="gr36" draw:layer="layout" svg:width="0.025cm" svg:height="0.01cm" svg:x="8.538cm" svg:y="20.714cm" svg:viewBox="0 0 26 11" draw:points="0,1 0,11 26,0">
          <text:p/>
        </draw:polygon>
        <draw:polygon draw:style-name="gr37" draw:layer="layout" svg:width="0.025cm" svg:height="0.01cm" svg:x="8.538cm" svg:y="20.714cm" svg:viewBox="0 0 26 11" draw:points="26,0 0,11 26,9">
          <text:p/>
        </draw:polygon>
        <draw:polygon draw:style-name="gr37" draw:layer="layout" svg:width="0.025cm" svg:height="0.01cm" svg:x="8.538cm" svg:y="20.722cm" svg:viewBox="0 0 26 11" draw:points="26,0 0,2 0,11">
          <text:p/>
        </draw:polygon>
        <draw:polygon draw:style-name="gr37" draw:layer="layout" svg:width="0.025cm" svg:height="0.01cm" svg:x="8.513cm" svg:y="20.724cm" svg:viewBox="0 0 26 11" draw:points="26,0 0,1 0,11">
          <text:p/>
        </draw:polygon>
        <draw:polygon draw:style-name="gr37" draw:layer="layout" svg:width="0.025cm" svg:height="0.01cm" svg:x="8.513cm" svg:y="20.724cm" svg:viewBox="0 0 26 11" draw:points="26,0 0,11 26,9">
          <text:p/>
        </draw:polygon>
        <draw:polygon draw:style-name="gr37" draw:layer="layout" svg:width="0.025cm" svg:height="0.01cm" svg:x="8.513cm" svg:y="20.732cm" svg:viewBox="0 0 26 11" draw:points="26,0 0,2 0,11">
          <text:p/>
        </draw:polygon>
        <draw:polygon draw:style-name="gr36" draw:layer="layout" svg:width="0.025cm" svg:height="0.01cm" svg:x="8.488cm" svg:y="20.725cm" svg:viewBox="0 0 26 11" draw:points="26,0 0,1 0,11">
          <text:p/>
        </draw:polygon>
        <draw:polygon draw:style-name="gr36" draw:layer="layout" svg:width="0.025cm" svg:height="0.011cm" svg:x="8.463cm" svg:y="20.726cm" svg:viewBox="0 0 26 12" draw:points="26,0 0,3 1,12">
          <text:p/>
        </draw:polygon>
        <draw:polygon draw:style-name="gr36" draw:layer="layout" svg:width="0.024cm" svg:height="0.011cm" svg:x="8.464cm" svg:y="20.726cm" svg:viewBox="0 0 25 12" draw:points="25,0 0,12 25,10">
          <text:p/>
        </draw:polygon>
        <draw:polygon draw:style-name="gr36" draw:layer="layout" svg:width="0.024cm" svg:height="0.011cm" svg:x="8.464cm" svg:y="20.735cm" svg:viewBox="0 0 25 12" draw:points="25,0 0,2 0,12">
          <text:p/>
        </draw:polygon>
        <draw:polygon draw:style-name="gr36" draw:layer="layout" svg:width="0.025cm" svg:height="0.01cm" svg:x="8.488cm" svg:y="20.725cm" svg:viewBox="0 0 26 11" draw:points="26,0 0,11 26,10">
          <text:p/>
        </draw:polygon>
        <draw:polygon draw:style-name="gr36" draw:layer="layout" svg:width="0.025cm" svg:height="0.011cm" svg:x="8.464cm" svg:y="20.735cm" svg:viewBox="0 0 26 12" draw:points="25,0 0,12 26,10">
          <text:p/>
        </draw:polygon>
        <draw:polygon draw:style-name="gr36" draw:layer="layout" svg:width="0.025cm" svg:height="0.01cm" svg:x="8.488cm" svg:y="20.734cm" svg:viewBox="0 0 26 11" draw:points="0,1 1,11 26,0">
          <text:p/>
        </draw:polygon>
        <draw:polygon draw:style-name="gr37" draw:layer="layout" svg:width="0.024cm" svg:height="0.01cm" svg:x="8.489cm" svg:y="20.734cm" svg:viewBox="0 0 25 11" draw:points="25,0 0,11 25,9">
          <text:p/>
        </draw:polygon>
        <draw:polygon draw:style-name="gr37" draw:layer="layout" svg:width="0.024cm" svg:height="0.01cm" svg:x="8.489cm" svg:y="20.742cm" svg:viewBox="0 0 25 11" draw:points="25,0 0,2 0,11">
          <text:p/>
        </draw:polygon>
        <draw:polygon draw:style-name="gr37" draw:layer="layout" svg:width="0.025cm" svg:height="0.011cm" svg:x="8.464cm" svg:y="20.744cm" svg:viewBox="0 0 26 12" draw:points="26,0 0,2 0,12">
          <text:p/>
        </draw:polygon>
        <draw:polygon draw:style-name="gr37" draw:layer="layout" svg:width="0.025cm" svg:height="0.011cm" svg:x="8.464cm" svg:y="20.744cm" svg:viewBox="0 0 26 12" draw:points="26,0 0,12 26,9">
          <text:p/>
        </draw:polygon>
        <draw:polygon draw:style-name="gr37" draw:layer="layout" svg:width="0.025cm" svg:height="0.01cm" svg:x="8.464cm" svg:y="20.752cm" svg:viewBox="0 0 26 11" draw:points="26,0 0,3 0,11">
          <text:p/>
        </draw:polygon>
        <draw:polygon draw:style-name="gr37" draw:layer="layout" svg:width="0.025cm" svg:height="0.009cm" svg:x="8.637cm" svg:y="20.683cm" svg:viewBox="0 0 26 10" draw:points="25,0 0,10 26,9">
          <text:p/>
        </draw:polygon>
        <draw:polygon draw:style-name="gr37" draw:layer="layout" svg:width="0.025cm" svg:height="0.01cm" svg:x="8.612cm" svg:y="20.692cm" svg:viewBox="0 0 26 11" draw:points="26,0 0,11 26,10">
          <text:p/>
        </draw:polygon>
        <draw:polygon draw:style-name="gr37" draw:layer="layout" svg:width="0.025cm" svg:height="0.01cm" svg:x="8.637cm" svg:y="20.691cm" svg:viewBox="0 0 26 11" draw:points="0,1 0,11 26,0">
          <text:p/>
        </draw:polygon>
        <draw:polygon draw:style-name="gr5" draw:layer="layout" svg:width="0.025cm" svg:height="0.01cm" svg:x="8.637cm" svg:y="20.691cm" svg:viewBox="0 0 26 11" draw:points="26,0 0,11 26,10">
          <text:p/>
        </draw:polygon>
        <draw:polygon draw:style-name="gr37" draw:layer="layout" svg:width="0.025cm" svg:height="0.01cm" svg:x="8.587cm" svg:y="20.702cm" svg:viewBox="0 0 26 11" draw:points="26,0 0,11 26,10">
          <text:p/>
        </draw:polygon>
        <draw:polygon draw:style-name="gr37" draw:layer="layout" svg:width="0.025cm" svg:height="0.01cm" svg:x="8.563cm" svg:y="20.712cm" svg:viewBox="0 0 26 11" draw:points="25,0 0,11 26,10">
          <text:p/>
        </draw:polygon>
        <draw:polygon draw:style-name="gr37" draw:layer="layout" svg:width="0.025cm" svg:height="0.01cm" svg:x="8.587cm" svg:y="20.711cm" svg:viewBox="0 0 26 11" draw:points="0,1 1,11 26,0">
          <text:p/>
        </draw:polygon>
        <draw:polygon draw:style-name="gr5" draw:layer="layout" svg:width="0.024cm" svg:height="0.01cm" svg:x="8.588cm" svg:y="20.711cm" svg:viewBox="0 0 25 11" draw:points="25,0 0,11 25,10">
          <text:p/>
        </draw:polygon>
        <draw:polygon draw:style-name="gr37" draw:layer="layout" svg:width="0.025cm" svg:height="0.01cm" svg:x="8.612cm" svg:y="20.701cm" svg:viewBox="0 0 26 11" draw:points="0,1 0,11 26,0">
          <text:p/>
        </draw:polygon>
        <draw:polygon draw:style-name="gr5" draw:layer="layout" svg:width="0.025cm" svg:height="0.01cm" svg:x="8.612cm" svg:y="20.71cm" svg:viewBox="0 0 26 11" draw:points="0,1 0,11 26,0">
          <text:p/>
        </draw:polygon>
        <draw:polygon draw:style-name="gr5" draw:layer="layout" svg:width="0.025cm" svg:height="0.01cm" svg:x="8.612cm" svg:y="20.701cm" svg:viewBox="0 0 26 11" draw:points="0,11 26,10 26,0">
          <text:p/>
        </draw:polygon>
        <draw:polygon draw:style-name="gr5" draw:layer="layout" svg:width="0.025cm" svg:height="0.01cm" svg:x="8.637cm" svg:y="20.7cm" svg:viewBox="0 0 26 11" draw:points="0,1 0,11 26,0">
          <text:p/>
        </draw:polygon>
        <draw:polygon draw:style-name="gr8" draw:layer="layout" svg:width="0.025cm" svg:height="0.01cm" svg:x="8.637cm" svg:y="20.7cm" svg:viewBox="0 0 26 11" draw:points="26,0 0,11 26,10">
          <text:p/>
        </draw:polygon>
        <draw:polygon draw:style-name="gr8" draw:layer="layout" svg:width="0.025cm" svg:height="0.01cm" svg:x="8.612cm" svg:y="20.71cm" svg:viewBox="0 0 26 11" draw:points="26,0 0,11 26,9">
          <text:p/>
        </draw:polygon>
        <draw:polygon draw:style-name="gr8" draw:layer="layout" svg:width="0.025cm" svg:height="0.009cm" svg:x="8.637cm" svg:y="20.709cm" svg:viewBox="0 0 26 10" draw:points="0,1 0,10 26,0">
          <text:p/>
        </draw:polygon>
        <draw:polygon draw:style-name="gr8" draw:layer="layout" svg:width="0.025cm" svg:height="0.009cm" svg:x="8.637cm" svg:y="20.709cm" svg:viewBox="0 0 26 10" draw:points="26,0 0,10 26,8">
          <text:p/>
        </draw:polygon>
        <draw:polygon draw:style-name="gr37" draw:layer="layout" svg:width="0.025cm" svg:height="0.01cm" svg:x="8.538cm" svg:y="20.722cm" svg:viewBox="0 0 26 11" draw:points="26,0 0,11 26,10">
          <text:p/>
        </draw:polygon>
        <draw:polygon draw:style-name="gr37" draw:layer="layout" svg:width="0.025cm" svg:height="0.01cm" svg:x="8.513cm" svg:y="20.732cm" svg:viewBox="0 0 26 11" draw:points="26,0 0,11 26,10">
          <text:p/>
        </draw:polygon>
        <draw:polygon draw:style-name="gr37" draw:layer="layout" svg:width="0.025cm" svg:height="0.01cm" svg:x="8.538cm" svg:y="20.731cm" svg:viewBox="0 0 26 11" draw:points="0,1 0,11 26,0">
          <text:p/>
        </draw:polygon>
        <draw:polygon draw:style-name="gr5" draw:layer="layout" svg:width="0.025cm" svg:height="0.01cm" svg:x="8.538cm" svg:y="20.731cm" svg:viewBox="0 0 26 11" draw:points="26,0 0,11 26,10">
          <text:p/>
        </draw:polygon>
        <draw:polygon draw:style-name="gr37" draw:layer="layout" svg:width="0.025cm" svg:height="0.01cm" svg:x="8.489cm" svg:y="20.742cm" svg:viewBox="0 0 26 11" draw:points="25,0 0,11 26,10">
          <text:p/>
        </draw:polygon>
        <draw:polygon draw:style-name="gr37" draw:layer="layout" svg:width="0.025cm" svg:height="0.01cm" svg:x="8.464cm" svg:y="20.752cm" svg:viewBox="0 0 26 11" draw:points="26,0 0,11 26,10">
          <text:p/>
        </draw:polygon>
        <draw:polygon draw:style-name="gr37" draw:layer="layout" svg:width="0.025cm" svg:height="0.01cm" svg:x="8.489cm" svg:y="20.751cm" svg:viewBox="0 0 26 11" draw:points="0,1 0,11 26,0">
          <text:p/>
        </draw:polygon>
        <draw:polygon draw:style-name="gr5" draw:layer="layout" svg:width="0.025cm" svg:height="0.01cm" svg:x="8.489cm" svg:y="20.751cm" svg:viewBox="0 0 26 11" draw:points="26,0 0,11 26,10">
          <text:p/>
        </draw:polygon>
        <draw:polygon draw:style-name="gr37" draw:layer="layout" svg:width="0.025cm" svg:height="0.01cm" svg:x="8.513cm" svg:y="20.741cm" svg:viewBox="0 0 26 11" draw:points="0,1 1,11 26,0">
          <text:p/>
        </draw:polygon>
        <draw:polygon draw:style-name="gr5" draw:layer="layout" svg:width="0.024cm" svg:height="0.01cm" svg:x="8.514cm" svg:y="20.75cm" svg:viewBox="0 0 25 11" draw:points="0,1 0,11 25,0">
          <text:p/>
        </draw:polygon>
        <draw:polygon draw:style-name="gr5" draw:layer="layout" svg:width="0.024cm" svg:height="0.01cm" svg:x="8.514cm" svg:y="20.741cm" svg:viewBox="0 0 25 11" draw:points="0,11 25,10 25,0">
          <text:p/>
        </draw:polygon>
        <draw:polygon draw:style-name="gr5" draw:layer="layout" svg:width="0.025cm" svg:height="0.01cm" svg:x="8.538cm" svg:y="20.74cm" svg:viewBox="0 0 26 11" draw:points="0,1 0,11 26,0">
          <text:p/>
        </draw:polygon>
        <draw:polygon draw:style-name="gr8" draw:layer="layout" svg:width="0.025cm" svg:height="0.01cm" svg:x="8.538cm" svg:y="20.74cm" svg:viewBox="0 0 26 11" draw:points="26,0 0,11 26,9">
          <text:p/>
        </draw:polygon>
        <draw:polygon draw:style-name="gr8" draw:layer="layout" svg:width="0.025cm" svg:height="0.01cm" svg:x="8.514cm" svg:y="20.75cm" svg:viewBox="0 0 26 11" draw:points="25,0 0,11 26,9">
          <text:p/>
        </draw:polygon>
        <draw:polygon draw:style-name="gr8" draw:layer="layout" svg:width="0.025cm" svg:height="0.01cm" svg:x="8.538cm" svg:y="20.748cm" svg:viewBox="0 0 26 11" draw:points="0,2 1,11 26,0">
          <text:p/>
        </draw:polygon>
        <draw:polygon draw:style-name="gr8" draw:layer="layout" svg:width="0.024cm" svg:height="0.01cm" svg:x="8.539cm" svg:y="20.748cm" svg:viewBox="0 0 25 11" draw:points="25,0 0,11 25,10">
          <text:p/>
        </draw:polygon>
        <draw:polygon draw:style-name="gr37" draw:layer="layout" svg:width="0.025cm" svg:height="0.01cm" svg:x="8.563cm" svg:y="20.721cm" svg:viewBox="0 0 26 11" draw:points="0,1 0,11 26,0">
          <text:p/>
        </draw:polygon>
        <draw:polygon draw:style-name="gr5" draw:layer="layout" svg:width="0.025cm" svg:height="0.01cm" svg:x="8.563cm" svg:y="20.73cm" svg:viewBox="0 0 26 11" draw:points="0,1 0,11 26,0">
          <text:p/>
        </draw:polygon>
        <draw:polygon draw:style-name="gr5" draw:layer="layout" svg:width="0.025cm" svg:height="0.01cm" svg:x="8.563cm" svg:y="20.721cm" svg:viewBox="0 0 26 11" draw:points="0,11 26,10 26,0">
          <text:p/>
        </draw:polygon>
        <draw:polygon draw:style-name="gr5" draw:layer="layout" svg:width="0.024cm" svg:height="0.01cm" svg:x="8.588cm" svg:y="20.72cm" svg:viewBox="0 0 25 11" draw:points="0,1 0,11 25,0">
          <text:p/>
        </draw:polygon>
        <draw:polygon draw:style-name="gr8" draw:layer="layout" svg:width="0.025cm" svg:height="0.01cm" svg:x="8.563cm" svg:y="20.738cm" svg:viewBox="0 0 26 11" draw:points="0,2 0,11 26,0">
          <text:p/>
        </draw:polygon>
        <draw:polygon draw:style-name="gr8" draw:layer="layout" svg:width="0.025cm" svg:height="0.01cm" svg:x="8.563cm" svg:y="20.747cm" svg:viewBox="0 0 26 11" draw:points="0,1 0,11 26,0">
          <text:p/>
        </draw:polygon>
        <draw:polygon draw:style-name="gr8" draw:layer="layout" svg:width="0.025cm" svg:height="0.01cm" svg:x="8.563cm" svg:y="20.738cm" svg:viewBox="0 0 26 11" draw:points="0,11 26,10 26,0">
          <text:p/>
        </draw:polygon>
        <draw:polygon draw:style-name="gr8" draw:layer="layout" svg:width="0.025cm" svg:height="0.01cm" svg:x="8.588cm" svg:y="20.737cm" svg:viewBox="0 0 26 11" draw:points="0,1 0,11 26,0">
          <text:p/>
        </draw:polygon>
        <draw:polygon draw:style-name="gr8" draw:layer="layout" svg:width="0.025cm" svg:height="0.01cm" svg:x="8.563cm" svg:y="20.73cm" svg:viewBox="0 0 26 11" draw:points="0,11 26,9 26,0">
          <text:p/>
        </draw:polygon>
        <draw:polygon draw:style-name="gr8" draw:layer="layout" svg:width="0.025cm" svg:height="0.01cm" svg:x="8.588cm" svg:y="20.728cm" svg:viewBox="0 0 26 11" draw:points="0,11 26,10 26,0">
          <text:p/>
        </draw:polygon>
        <draw:polygon draw:style-name="gr8" draw:layer="layout" svg:width="0.025cm" svg:height="0.01cm" svg:x="8.588cm" svg:y="20.728cm" svg:viewBox="0 0 26 11" draw:points="0,11 26,0 0,2">
          <text:p/>
        </draw:polygon>
        <draw:polygon draw:style-name="gr8" draw:layer="layout" svg:width="0.025cm" svg:height="0.01cm" svg:x="8.588cm" svg:y="20.72cm" svg:viewBox="0 0 26 11" draw:points="0,11 26,9 25,0">
          <text:p/>
        </draw:polygon>
        <draw:polygon draw:style-name="gr8" draw:layer="layout" svg:width="0.025cm" svg:height="0.01cm" svg:x="8.612cm" svg:y="20.718cm" svg:viewBox="0 0 26 11" draw:points="0,2 1,11 26,0">
          <text:p/>
        </draw:polygon>
        <draw:polygon draw:style-name="gr8" draw:layer="layout" svg:width="0.024cm" svg:height="0.01cm" svg:x="8.613cm" svg:y="20.727cm" svg:viewBox="0 0 25 11" draw:points="0,1 0,11 25,0">
          <text:p/>
        </draw:polygon>
        <draw:polygon draw:style-name="gr8" draw:layer="layout" svg:width="0.024cm" svg:height="0.01cm" svg:x="8.613cm" svg:y="20.718cm" svg:viewBox="0 0 25 11" draw:points="0,11 25,10 25,0">
          <text:p/>
        </draw:polygon>
        <draw:polygon draw:style-name="gr8" draw:layer="layout" svg:width="0.025cm" svg:height="0.011cm" svg:x="8.637cm" svg:y="20.717cm" svg:viewBox="0 0 26 12" draw:points="0,2 0,12 26,0">
          <text:p/>
        </draw:polygon>
        <draw:polygon draw:style-name="gr38" draw:layer="layout" svg:width="0.025cm" svg:height="0.011cm" svg:x="8.637cm" svg:y="20.717cm" svg:viewBox="0 0 26 12" draw:points="26,0 0,12 26,10">
          <text:p/>
        </draw:polygon>
        <draw:polygon draw:style-name="gr38" draw:layer="layout" svg:width="0.025cm" svg:height="0.01cm" svg:x="8.613cm" svg:y="20.727cm" svg:viewBox="0 0 26 11" draw:points="25,0 0,11 26,10">
          <text:p/>
        </draw:polygon>
        <draw:polygon draw:style-name="gr38" draw:layer="layout" svg:width="0.025cm" svg:height="0.011cm" svg:x="8.637cm" svg:y="20.726cm" svg:viewBox="0 0 26 12" draw:points="0,2 1,12 26,0">
          <text:p/>
        </draw:polygon>
        <draw:polygon draw:style-name="gr38" draw:layer="layout" svg:width="0.024cm" svg:height="0.011cm" svg:x="8.638cm" svg:y="20.726cm" svg:viewBox="0 0 25 12" draw:points="25,0 0,12 25,10">
          <text:p/>
        </draw:polygon>
        <draw:polygon draw:style-name="gr38" draw:layer="layout" svg:width="0.025cm" svg:height="0.01cm" svg:x="8.588cm" svg:y="20.737cm" svg:viewBox="0 0 26 11" draw:points="26,0 0,11 26,10">
          <text:p/>
        </draw:polygon>
        <draw:polygon draw:style-name="gr38" draw:layer="layout" svg:width="0.025cm" svg:height="0.01cm" svg:x="8.563cm" svg:y="20.747cm" svg:viewBox="0 0 26 11" draw:points="26,0 0,11 26,10">
          <text:p/>
        </draw:polygon>
        <draw:polygon draw:style-name="gr38" draw:layer="layout" svg:width="0.025cm" svg:height="0.01cm" svg:x="8.588cm" svg:y="20.746cm" svg:viewBox="0 0 26 11" draw:points="0,1 0,11 26,0">
          <text:p/>
        </draw:polygon>
        <draw:polygon draw:style-name="gr38" draw:layer="layout" svg:width="0.025cm" svg:height="0.01cm" svg:x="8.588cm" svg:y="20.746cm" svg:viewBox="0 0 26 11" draw:points="26,0 0,11 26,9">
          <text:p/>
        </draw:polygon>
        <draw:polygon draw:style-name="gr38" draw:layer="layout" svg:width="0.025cm" svg:height="0.01cm" svg:x="8.613cm" svg:y="20.736cm" svg:viewBox="0 0 26 11" draw:points="0,1 0,11 26,0">
          <text:p/>
        </draw:polygon>
        <draw:polygon draw:style-name="gr38" draw:layer="layout" svg:width="0.025cm" svg:height="0.009cm" svg:x="8.613cm" svg:y="20.745cm" svg:viewBox="0 0 26 10" draw:points="0,1 0,10 26,0">
          <text:p/>
        </draw:polygon>
        <draw:polygon draw:style-name="gr38" draw:layer="layout" svg:width="0.025cm" svg:height="0.01cm" svg:x="8.613cm" svg:y="20.736cm" svg:viewBox="0 0 26 11" draw:points="0,11 26,10 26,0">
          <text:p/>
        </draw:polygon>
        <draw:polygon draw:style-name="gr38" draw:layer="layout" svg:width="0.024cm" svg:height="0.011cm" svg:x="8.638cm" svg:y="20.735cm" svg:viewBox="0 0 25 12" draw:points="0,2 0,12 25,0">
          <text:p/>
        </draw:polygon>
        <draw:polygon draw:style-name="gr39" draw:layer="layout" svg:width="0.025cm" svg:height="0.011cm" svg:x="8.638cm" svg:y="20.735cm" svg:viewBox="0 0 26 12" draw:points="25,0 0,12 26,9">
          <text:p/>
        </draw:polygon>
        <draw:polygon draw:style-name="gr39" draw:layer="layout" svg:width="0.025cm" svg:height="0.009cm" svg:x="8.613cm" svg:y="20.745cm" svg:viewBox="0 0 26 10" draw:points="26,0 0,10 26,8">
          <text:p/>
        </draw:polygon>
        <draw:polygon draw:style-name="gr39" draw:layer="layout" svg:width="0.025cm" svg:height="0.01cm" svg:x="8.638cm" svg:y="20.743cm" svg:viewBox="0 0 26 11" draw:points="0,3 0,11 26,0">
          <text:p/>
        </draw:polygon>
        <draw:polygon draw:style-name="gr39" draw:layer="layout" svg:width="0.025cm" svg:height="0.01cm" svg:x="8.638cm" svg:y="20.743cm" svg:viewBox="0 0 26 11" draw:points="26,0 0,11 26,10">
          <text:p/>
        </draw:polygon>
        <draw:polygon draw:style-name="gr40" draw:layer="layout" svg:width="0.025cm" svg:height="0.01cm" svg:x="8.638cm" svg:y="20.752cm" svg:viewBox="0 0 26 11" draw:points="26,0 0,1 0,11">
          <text:p/>
        </draw:polygon>
        <draw:polygon draw:style-name="gr39" draw:layer="layout" svg:width="0.025cm" svg:height="0.011cm" svg:x="8.613cm" svg:y="20.753cm" svg:viewBox="0 0 26 12" draw:points="26,0 0,2 0,12">
          <text:p/>
        </draw:polygon>
        <draw:polygon draw:style-name="gr39" draw:layer="layout" svg:width="0.025cm" svg:height="0.011cm" svg:x="8.613cm" svg:y="20.753cm" svg:viewBox="0 0 26 12" draw:points="26,0 0,12 26,10">
          <text:p/>
        </draw:polygon>
        <draw:polygon draw:style-name="gr40" draw:layer="layout" svg:width="0.025cm" svg:height="0.011cm" svg:x="8.613cm" svg:y="20.762cm" svg:viewBox="0 0 26 12" draw:points="26,0 0,2 0,12">
          <text:p/>
        </draw:polygon>
        <draw:polygon draw:style-name="gr39" draw:layer="layout" svg:width="0.025cm" svg:height="0.01cm" svg:x="8.588cm" svg:y="20.754cm" svg:viewBox="0 0 26 11" draw:points="26,0 0,2 0,11">
          <text:p/>
        </draw:polygon>
        <draw:polygon draw:style-name="gr38" draw:layer="layout" svg:width="0.025cm" svg:height="0.01cm" svg:x="8.563cm" svg:y="20.756cm" svg:viewBox="0 0 26 11" draw:points="26,0 0,1 1,11">
          <text:p/>
        </draw:polygon>
        <draw:polygon draw:style-name="gr38" draw:layer="layout" svg:width="0.024cm" svg:height="0.01cm" svg:x="8.564cm" svg:y="20.756cm" svg:viewBox="0 0 25 11" draw:points="25,0 0,11 25,9">
          <text:p/>
        </draw:polygon>
        <draw:polygon draw:style-name="gr39" draw:layer="layout" svg:width="0.024cm" svg:height="0.01cm" svg:x="8.564cm" svg:y="20.764cm" svg:viewBox="0 0 25 11" draw:points="25,0 0,2 0,11">
          <text:p/>
        </draw:polygon>
        <draw:polygon draw:style-name="gr39" draw:layer="layout" svg:width="0.025cm" svg:height="0.01cm" svg:x="8.588cm" svg:y="20.754cm" svg:viewBox="0 0 26 11" draw:points="26,0 0,11 26,10">
          <text:p/>
        </draw:polygon>
        <draw:polygon draw:style-name="gr39" draw:layer="layout" svg:width="0.025cm" svg:height="0.01cm" svg:x="8.564cm" svg:y="20.764cm" svg:viewBox="0 0 26 11" draw:points="25,0 0,11 26,10">
          <text:p/>
        </draw:polygon>
        <draw:polygon draw:style-name="gr39" draw:layer="layout" svg:width="0.025cm" svg:height="0.01cm" svg:x="8.588cm" svg:y="20.763cm" svg:viewBox="0 0 26 11" draw:points="0,1 1,11 26,0">
          <text:p/>
        </draw:polygon>
        <draw:polygon draw:style-name="gr39" draw:layer="layout" svg:width="0.024cm" svg:height="0.01cm" svg:x="8.589cm" svg:y="20.763cm" svg:viewBox="0 0 25 11" draw:points="25,0 0,11 25,10">
          <text:p/>
        </draw:polygon>
        <draw:polygon draw:style-name="gr40" draw:layer="layout" svg:width="0.024cm" svg:height="0.01cm" svg:x="8.589cm" svg:y="20.772cm" svg:viewBox="0 0 25 11" draw:points="25,0 0,1 0,11">
          <text:p/>
        </draw:polygon>
        <draw:polygon draw:style-name="gr39" draw:layer="layout" svg:width="0.025cm" svg:height="0.01cm" svg:x="8.564cm" svg:y="20.773cm" svg:viewBox="0 0 26 11" draw:points="26,0 0,1 0,11">
          <text:p/>
        </draw:polygon>
        <draw:polygon draw:style-name="gr39" draw:layer="layout" svg:width="0.025cm" svg:height="0.01cm" svg:x="8.564cm" svg:y="20.773cm" svg:viewBox="0 0 26 11" draw:points="26,0 0,11 26,10">
          <text:p/>
        </draw:polygon>
        <draw:polygon draw:style-name="gr40" draw:layer="layout" svg:width="0.025cm" svg:height="0.01cm" svg:x="8.564cm" svg:y="20.782cm" svg:viewBox="0 0 26 11" draw:points="26,0 0,1 0,11">
          <text:p/>
        </draw:polygon>
        <draw:polygon draw:style-name="gr38" draw:layer="layout" svg:width="0.024cm" svg:height="0.01cm" svg:x="8.539cm" svg:y="20.757cm" svg:viewBox="0 0 25 11" draw:points="25,0 0,1 0,11">
          <text:p/>
        </draw:polygon>
        <draw:polygon draw:style-name="gr8" draw:layer="layout" svg:width="0.025cm" svg:height="0.01cm" svg:x="8.514cm" svg:y="20.758cm" svg:viewBox="0 0 26 11" draw:points="26,0 0,2 0,11">
          <text:p/>
        </draw:polygon>
        <draw:polygon draw:style-name="gr8" draw:layer="layout" svg:width="0.025cm" svg:height="0.01cm" svg:x="8.514cm" svg:y="20.758cm" svg:viewBox="0 0 26 11" draw:points="26,0 0,11 26,10">
          <text:p/>
        </draw:polygon>
        <draw:polygon draw:style-name="gr38" draw:layer="layout" svg:width="0.025cm" svg:height="0.01cm" svg:x="8.514cm" svg:y="20.767cm" svg:viewBox="0 0 26 11" draw:points="26,0 0,1 0,11">
          <text:p/>
        </draw:polygon>
        <draw:polygon draw:style-name="gr8" draw:layer="layout" svg:width="0.025cm" svg:height="0.01cm" svg:x="8.489cm" svg:y="20.76cm" svg:viewBox="0 0 26 11" draw:points="26,0 0,1 0,11">
          <text:p/>
        </draw:polygon>
        <draw:polygon draw:style-name="gr5" draw:layer="layout" svg:width="0.025cm" svg:height="0.01cm" svg:x="8.464cm" svg:y="20.761cm" svg:viewBox="0 0 26 11" draw:points="26,0 0,1 0,11">
          <text:p/>
        </draw:polygon>
        <draw:polygon draw:style-name="gr5" draw:layer="layout" svg:width="0.025cm" svg:height="0.01cm" svg:x="8.464cm" svg:y="20.761cm" svg:viewBox="0 0 26 11" draw:points="26,0 0,11 26,10">
          <text:p/>
        </draw:polygon>
        <draw:polygon draw:style-name="gr8" draw:layer="layout" svg:width="0.025cm" svg:height="0.01cm" svg:x="8.464cm" svg:y="20.77cm" svg:viewBox="0 0 26 11" draw:points="26,0 0,1 0,11">
          <text:p/>
        </draw:polygon>
        <draw:polygon draw:style-name="gr8" draw:layer="layout" svg:width="0.025cm" svg:height="0.01cm" svg:x="8.489cm" svg:y="20.76cm" svg:viewBox="0 0 26 11" draw:points="26,0 0,11 26,9">
          <text:p/>
        </draw:polygon>
        <draw:polygon draw:style-name="gr8" draw:layer="layout" svg:width="0.025cm" svg:height="0.01cm" svg:x="8.464cm" svg:y="20.77cm" svg:viewBox="0 0 26 11" draw:points="26,0 0,11 26,9">
          <text:p/>
        </draw:polygon>
        <draw:polygon draw:style-name="gr8" draw:layer="layout" svg:width="0.025cm" svg:height="0.01cm" svg:x="8.489cm" svg:y="20.768cm" svg:viewBox="0 0 26 11" draw:points="0,2 0,11 26,0">
          <text:p/>
        </draw:polygon>
        <draw:polygon draw:style-name="gr8" draw:layer="layout" svg:width="0.025cm" svg:height="0.01cm" svg:x="8.489cm" svg:y="20.768cm" svg:viewBox="0 0 26 11" draw:points="26,0 0,11 26,10">
          <text:p/>
        </draw:polygon>
        <draw:polygon draw:style-name="gr38" draw:layer="layout" svg:width="0.025cm" svg:height="0.01cm" svg:x="8.489cm" svg:y="20.777cm" svg:viewBox="0 0 26 11" draw:points="26,0 0,1 0,11">
          <text:p/>
        </draw:polygon>
        <draw:polygon draw:style-name="gr8" draw:layer="layout" svg:width="0.025cm" svg:height="0.01cm" svg:x="8.464cm" svg:y="20.778cm" svg:viewBox="0 0 26 11" draw:points="26,0 0,2 0,11">
          <text:p/>
        </draw:polygon>
        <draw:polygon draw:style-name="gr8" draw:layer="layout" svg:width="0.025cm" svg:height="0.01cm" svg:x="8.464cm" svg:y="20.778cm" svg:viewBox="0 0 26 11" draw:points="26,0 0,11 26,10">
          <text:p/>
        </draw:polygon>
        <draw:polygon draw:style-name="gr38" draw:layer="layout" svg:width="0.025cm" svg:height="0.01cm" svg:x="8.464cm" svg:y="20.787cm" svg:viewBox="0 0 26 11" draw:points="26,0 0,1 1,11">
          <text:p/>
        </draw:polygon>
        <draw:polygon draw:style-name="gr38" draw:layer="layout" svg:width="0.025cm" svg:height="0.01cm" svg:x="8.539cm" svg:y="20.757cm" svg:viewBox="0 0 26 11" draw:points="25,0 0,11 26,10">
          <text:p/>
        </draw:polygon>
        <draw:polygon draw:style-name="gr38" draw:layer="layout" svg:width="0.025cm" svg:height="0.01cm" svg:x="8.514cm" svg:y="20.767cm" svg:viewBox="0 0 26 11" draw:points="26,0 0,11 26,10">
          <text:p/>
        </draw:polygon>
        <draw:polygon draw:style-name="gr38" draw:layer="layout" svg:width="0.025cm" svg:height="0.01cm" svg:x="8.539cm" svg:y="20.766cm" svg:viewBox="0 0 26 11" draw:points="0,1 0,11 26,0">
          <text:p/>
        </draw:polygon>
        <draw:polygon draw:style-name="gr38" draw:layer="layout" svg:width="0.025cm" svg:height="0.01cm" svg:x="8.539cm" svg:y="20.766cm" svg:viewBox="0 0 26 11" draw:points="26,0 0,11 26,9">
          <text:p/>
        </draw:polygon>
        <draw:polygon draw:style-name="gr38" draw:layer="layout" svg:width="0.025cm" svg:height="0.01cm" svg:x="8.489cm" svg:y="20.777cm" svg:viewBox="0 0 26 11" draw:points="26,0 0,11 26,10">
          <text:p/>
        </draw:polygon>
        <draw:polygon draw:style-name="gr38" draw:layer="layout" svg:width="0.024cm" svg:height="0.01cm" svg:x="8.465cm" svg:y="20.787cm" svg:viewBox="0 0 25 11" draw:points="25,0 0,11 25,10">
          <text:p/>
        </draw:polygon>
        <draw:polygon draw:style-name="gr38" draw:layer="layout" svg:width="0.025cm" svg:height="0.01cm" svg:x="8.489cm" svg:y="20.786cm" svg:viewBox="0 0 26 11" draw:points="0,1 0,11 26,0">
          <text:p/>
        </draw:polygon>
        <draw:polygon draw:style-name="gr38" draw:layer="layout" svg:width="0.025cm" svg:height="0.01cm" svg:x="8.489cm" svg:y="20.786cm" svg:viewBox="0 0 26 11" draw:points="26,0 0,11 26,9">
          <text:p/>
        </draw:polygon>
        <draw:polygon draw:style-name="gr38" draw:layer="layout" svg:width="0.025cm" svg:height="0.01cm" svg:x="8.514cm" svg:y="20.776cm" svg:viewBox="0 0 26 11" draw:points="0,1 0,11 26,0">
          <text:p/>
        </draw:polygon>
        <draw:polygon draw:style-name="gr38" draw:layer="layout" svg:width="0.025cm" svg:height="0.01cm" svg:x="8.514cm" svg:y="20.784cm" svg:viewBox="0 0 26 11" draw:points="0,2 0,11 26,0">
          <text:p/>
        </draw:polygon>
        <draw:polygon draw:style-name="gr38" draw:layer="layout" svg:width="0.025cm" svg:height="0.01cm" svg:x="8.514cm" svg:y="20.776cm" svg:viewBox="0 0 26 11" draw:points="0,11 26,9 26,0">
          <text:p/>
        </draw:polygon>
        <draw:polygon draw:style-name="gr38" draw:layer="layout" svg:width="0.025cm" svg:height="0.01cm" svg:x="8.539cm" svg:y="20.774cm" svg:viewBox="0 0 26 11" draw:points="0,2 0,11 26,0">
          <text:p/>
        </draw:polygon>
        <draw:polygon draw:style-name="gr39" draw:layer="layout" svg:width="0.025cm" svg:height="0.01cm" svg:x="8.539cm" svg:y="20.774cm" svg:viewBox="0 0 26 11" draw:points="26,0 0,11 26,10">
          <text:p/>
        </draw:polygon>
        <draw:polygon draw:style-name="gr39" draw:layer="layout" svg:width="0.025cm" svg:height="0.01cm" svg:x="8.514cm" svg:y="20.784cm" svg:viewBox="0 0 26 11" draw:points="26,0 0,11 26,10">
          <text:p/>
        </draw:polygon>
        <draw:polygon draw:style-name="gr39" draw:layer="layout" svg:width="0.025cm" svg:height="0.01cm" svg:x="8.539cm" svg:y="20.783cm" svg:viewBox="0 0 26 11" draw:points="0,1 0,11 26,0">
          <text:p/>
        </draw:polygon>
        <draw:polygon draw:style-name="gr39" draw:layer="layout" svg:width="0.025cm" svg:height="0.01cm" svg:x="8.539cm" svg:y="20.783cm" svg:viewBox="0 0 26 11" draw:points="26,0 0,11 26,10">
          <text:p/>
        </draw:polygon>
        <draw:polygon draw:style-name="gr40" draw:layer="layout" svg:width="0.025cm" svg:height="0.01cm" svg:x="8.539cm" svg:y="20.792cm" svg:viewBox="0 0 26 11" draw:points="26,0 0,1 0,11">
          <text:p/>
        </draw:polygon>
        <draw:polygon draw:style-name="gr39" draw:layer="layout" svg:width="0.025cm" svg:height="0.01cm" svg:x="8.514cm" svg:y="20.793cm" svg:viewBox="0 0 26 11" draw:points="26,0 0,1 0,11">
          <text:p/>
        </draw:polygon>
        <draw:polygon draw:style-name="gr39" draw:layer="layout" svg:width="0.025cm" svg:height="0.01cm" svg:x="8.514cm" svg:y="20.793cm" svg:viewBox="0 0 26 11" draw:points="26,0 0,11 26,10">
          <text:p/>
        </draw:polygon>
        <draw:polygon draw:style-name="gr40" draw:layer="layout" svg:width="0.025cm" svg:height="0.01cm" svg:x="8.514cm" svg:y="20.802cm" svg:viewBox="0 0 26 11" draw:points="26,0 0,1 1,11">
          <text:p/>
        </draw:polygon>
        <draw:polygon draw:style-name="gr39" draw:layer="layout" svg:width="0.025cm" svg:height="0.01cm" svg:x="8.489cm" svg:y="20.794cm" svg:viewBox="0 0 26 11" draw:points="26,0 0,2 1,11">
          <text:p/>
        </draw:polygon>
        <draw:polygon draw:style-name="gr38" draw:layer="layout" svg:width="0.024cm" svg:height="0.01cm" svg:x="8.465cm" svg:y="20.796cm" svg:viewBox="0 0 25 11" draw:points="25,0 0,1 0,11">
          <text:p/>
        </draw:polygon>
        <draw:polygon draw:style-name="gr38" draw:layer="layout" svg:width="0.025cm" svg:height="0.01cm" svg:x="8.465cm" svg:y="20.796cm" svg:viewBox="0 0 26 11" draw:points="25,0 0,11 26,9">
          <text:p/>
        </draw:polygon>
        <draw:polygon draw:style-name="gr39" draw:layer="layout" svg:width="0.025cm" svg:height="0.01cm" svg:x="8.465cm" svg:y="20.804cm" svg:viewBox="0 0 26 11" draw:points="26,0 0,2 0,11">
          <text:p/>
        </draw:polygon>
        <draw:polygon draw:style-name="gr39" draw:layer="layout" svg:width="0.024cm" svg:height="0.01cm" svg:x="8.49cm" svg:y="20.794cm" svg:viewBox="0 0 25 11" draw:points="25,0 0,11 25,10">
          <text:p/>
        </draw:polygon>
        <draw:polygon draw:style-name="gr39" draw:layer="layout" svg:width="0.025cm" svg:height="0.01cm" svg:x="8.465cm" svg:y="20.804cm" svg:viewBox="0 0 26 11" draw:points="26,0 0,11 26,10">
          <text:p/>
        </draw:polygon>
        <draw:polygon draw:style-name="gr39" draw:layer="layout" svg:width="0.024cm" svg:height="0.01cm" svg:x="8.49cm" svg:y="20.803cm" svg:viewBox="0 0 25 11" draw:points="0,1 0,11 25,0">
          <text:p/>
        </draw:polygon>
        <draw:polygon draw:style-name="gr39" draw:layer="layout" svg:width="0.025cm" svg:height="0.01cm" svg:x="8.49cm" svg:y="20.803cm" svg:viewBox="0 0 26 11" draw:points="25,0 0,11 26,10">
          <text:p/>
        </draw:polygon>
        <draw:polygon draw:style-name="gr40" draw:layer="layout" svg:width="0.025cm" svg:height="0.01cm" svg:x="8.49cm" svg:y="20.812cm" svg:viewBox="0 0 26 11" draw:points="26,0 0,1 0,11">
          <text:p/>
        </draw:polygon>
        <draw:polygon draw:style-name="gr39" draw:layer="layout" svg:width="0.025cm" svg:height="0.01cm" svg:x="8.465cm" svg:y="20.813cm" svg:viewBox="0 0 26 11" draw:points="26,0 0,1 0,11">
          <text:p/>
        </draw:polygon>
        <draw:polygon draw:style-name="gr39" draw:layer="layout" svg:width="0.025cm" svg:height="0.01cm" svg:x="8.465cm" svg:y="20.813cm" svg:viewBox="0 0 26 11" draw:points="26,0 0,11 26,10">
          <text:p/>
        </draw:polygon>
        <draw:polygon draw:style-name="gr40" draw:layer="layout" svg:width="0.025cm" svg:height="0.01cm" svg:x="8.465cm" svg:y="20.822cm" svg:viewBox="0 0 26 11" draw:points="26,0 0,1 0,11">
          <text:p/>
        </draw:polygon>
        <draw:path draw:style-name="gr3" draw:layer="layout" svg:width="0.397cm" svg:height="0.299cm" svg:x="8.463cm" svg:y="20.533cm" svg:viewBox="0 0 398 300" svg:d="m398 140-2-140m-396 161 2 139 396-160-396 160">
          <text:p/>
        </draw:path>
        <draw:polygon draw:style-name="gr43" draw:layer="layout" svg:width="0.013cm" svg:height="0.005cm" svg:x="8.845cm" svg:y="20.528cm" svg:viewBox="0 0 14 6" draw:points="14,6 13,0 0,6">
          <text:p/>
        </draw:polygon>
        <draw:polygon draw:style-name="gr44" draw:layer="layout" svg:width="0.013cm" svg:height="0.005cm" svg:x="8.844cm" svg:y="20.523cm" svg:viewBox="0 0 14 6" draw:points="14,6 13,0 0,6">
          <text:p/>
        </draw:polygon>
        <draw:polygon draw:style-name="gr44" draw:layer="layout" svg:width="0.013cm" svg:height="0.005cm" svg:x="8.844cm" svg:y="20.528cm" svg:viewBox="0 0 14 6" draw:points="14,0 0,0 1,6">
          <text:p/>
        </draw:polygon>
        <draw:polygon draw:style-name="gr44" draw:layer="layout" svg:width="0.013cm" svg:height="0.005cm" svg:x="8.832cm" svg:y="20.528cm" svg:viewBox="0 0 14 6" draw:points="14,6 13,0 0,5">
          <text:p/>
        </draw:polygon>
        <draw:polygon draw:style-name="gr44" draw:layer="layout" svg:width="0.013cm" svg:height="0.006cm" svg:x="8.843cm" svg:y="20.517cm" svg:viewBox="0 0 14 7" draw:points="14,7 13,0 0,6">
          <text:p/>
        </draw:polygon>
        <draw:polygon draw:style-name="gr45" draw:layer="layout" svg:width="0.013cm" svg:height="0.005cm" svg:x="8.842cm" svg:y="20.512cm" svg:viewBox="0 0 14 6" draw:points="14,6 13,0 0,6">
          <text:p/>
        </draw:polygon>
        <draw:polygon draw:style-name="gr45" draw:layer="layout" svg:width="0.013cm" svg:height="0.005cm" svg:x="8.842cm" svg:y="20.517cm" svg:viewBox="0 0 14 6" draw:points="14,0 0,0 1,6">
          <text:p/>
        </draw:polygon>
        <draw:polygon draw:style-name="gr45" draw:layer="layout" svg:width="0.013cm" svg:height="0.005cm" svg:x="8.83cm" svg:y="20.517cm" svg:viewBox="0 0 14 6" draw:points="14,6 13,0 0,6">
          <text:p/>
        </draw:polygon>
        <draw:polygon draw:style-name="gr44" draw:layer="layout" svg:width="0.013cm" svg:height="0.006cm" svg:x="8.843cm" svg:y="20.522cm" svg:viewBox="0 0 14 7" draw:points="14,1 0,0 1,7">
          <text:p/>
        </draw:polygon>
        <draw:polygon draw:style-name="gr45" draw:layer="layout" svg:width="0.013cm" svg:height="0.005cm" svg:x="8.83cm" svg:y="20.522cm" svg:viewBox="0 0 14 6" draw:points="14,0 0,0 1,6">
          <text:p/>
        </draw:polygon>
        <draw:polygon draw:style-name="gr45" draw:layer="layout" svg:width="0.013cm" svg:height="0.006cm" svg:x="8.831cm" svg:y="20.522cm" svg:viewBox="0 0 14 7" draw:points="13,0 0,6 14,7">
          <text:p/>
        </draw:polygon>
        <draw:polygon draw:style-name="gr44" draw:layer="layout" svg:width="0.013cm" svg:height="0.005cm" svg:x="8.831cm" svg:y="20.527cm" svg:viewBox="0 0 14 6" draw:points="14,1 0,0 1,6">
          <text:p/>
        </draw:polygon>
        <draw:polygon draw:style-name="gr44" draw:layer="layout" svg:width="0.014cm" svg:height="0.005cm" svg:x="8.818cm" svg:y="20.527cm" svg:viewBox="0 0 15 6" draw:points="15,6 14,0 0,6">
          <text:p/>
        </draw:polygon>
        <draw:polygon draw:style-name="gr45" draw:layer="layout" svg:width="0.014cm" svg:height="0.005cm" svg:x="8.817cm" svg:y="20.522cm" svg:viewBox="0 0 15 6" draw:points="15,6 14,0 0,6">
          <text:p/>
        </draw:polygon>
        <draw:polygon draw:style-name="gr45" draw:layer="layout" svg:width="0.014cm" svg:height="0.005cm" svg:x="8.817cm" svg:y="20.527cm" svg:viewBox="0 0 15 6" draw:points="15,0 0,0 1,6">
          <text:p/>
        </draw:polygon>
        <draw:polygon draw:style-name="gr45" draw:layer="layout" svg:width="0.013cm" svg:height="0.005cm" svg:x="8.805cm" svg:y="20.527cm" svg:viewBox="0 0 14 6" draw:points="14,6 13,0 0,6">
          <text:p/>
        </draw:polygon>
        <draw:polygon draw:style-name="gr45" draw:layer="layout" svg:width="0.013cm" svg:height="0.006cm" svg:x="8.841cm" svg:y="20.506cm" svg:viewBox="0 0 14 7" draw:points="14,7 13,0 0,6">
          <text:p/>
        </draw:polygon>
        <draw:polygon draw:style-name="gr46" draw:layer="layout" svg:width="0.013cm" svg:height="0.005cm" svg:x="8.84cm" svg:y="20.501cm" svg:viewBox="0 0 14 6" draw:points="14,6 13,0 0,6">
          <text:p/>
        </draw:polygon>
        <draw:polygon draw:style-name="gr46" draw:layer="layout" svg:width="0.013cm" svg:height="0.005cm" svg:x="8.84cm" svg:y="20.506cm" svg:viewBox="0 0 14 6" draw:points="14,0 0,0 1,6">
          <text:p/>
        </draw:polygon>
        <draw:polygon draw:style-name="gr46" draw:layer="layout" svg:width="0.013cm" svg:height="0.005cm" svg:x="8.828cm" svg:y="20.506cm" svg:viewBox="0 0 14 6" draw:points="14,6 13,0 0,6">
          <text:p/>
        </draw:polygon>
        <draw:polygon draw:style-name="gr46" draw:layer="layout" svg:width="0.013cm" svg:height="0.006cm" svg:x="8.839cm" svg:y="20.495cm" svg:viewBox="0 0 14 7" draw:points="14,7 13,0 0,6">
          <text:p/>
        </draw:polygon>
        <draw:polygon draw:style-name="gr47" draw:layer="layout" svg:width="0.013cm" svg:height="0.005cm" svg:x="8.838cm" svg:y="20.49cm" svg:viewBox="0 0 14 6" draw:points="14,6 13,0 0,6">
          <text:p/>
        </draw:polygon>
        <draw:polygon draw:style-name="gr47" draw:layer="layout" svg:width="0.013cm" svg:height="0.005cm" svg:x="8.838cm" svg:y="20.495cm" svg:viewBox="0 0 14 6" draw:points="14,0 0,0 1,6">
          <text:p/>
        </draw:polygon>
        <draw:polygon draw:style-name="gr47" draw:layer="layout" svg:width="0.013cm" svg:height="0.005cm" svg:x="8.826cm" svg:y="20.495cm" svg:viewBox="0 0 14 6" draw:points="14,6 13,0 0,6">
          <text:p/>
        </draw:polygon>
        <draw:polygon draw:style-name="gr46" draw:layer="layout" svg:width="0.013cm" svg:height="0.006cm" svg:x="8.839cm" svg:y="20.5cm" svg:viewBox="0 0 14 7" draw:points="14,1 0,0 1,7">
          <text:p/>
        </draw:polygon>
        <draw:polygon draw:style-name="gr47" draw:layer="layout" svg:width="0.013cm" svg:height="0.005cm" svg:x="8.826cm" svg:y="20.5cm" svg:viewBox="0 0 14 6" draw:points="14,0 0,0 1,6">
          <text:p/>
        </draw:polygon>
        <draw:polygon draw:style-name="gr47" draw:layer="layout" svg:width="0.013cm" svg:height="0.006cm" svg:x="8.827cm" svg:y="20.5cm" svg:viewBox="0 0 14 7" draw:points="13,0 0,6 14,7">
          <text:p/>
        </draw:polygon>
        <draw:polygon draw:style-name="gr46" draw:layer="layout" svg:width="0.013cm" svg:height="0.006cm" svg:x="8.827cm" svg:y="20.505cm" svg:viewBox="0 0 14 7" draw:points="14,1 0,0 1,7">
          <text:p/>
        </draw:polygon>
        <draw:polygon draw:style-name="gr46" draw:layer="layout" svg:width="0.014cm" svg:height="0.006cm" svg:x="8.814cm" svg:y="20.505cm" svg:viewBox="0 0 15 7" draw:points="15,7 14,0 0,6">
          <text:p/>
        </draw:polygon>
        <draw:polygon draw:style-name="gr47" draw:layer="layout" svg:width="0.014cm" svg:height="0.005cm" svg:x="8.813cm" svg:y="20.5cm" svg:viewBox="0 0 15 6" draw:points="15,6 14,0 0,6">
          <text:p/>
        </draw:polygon>
        <draw:polygon draw:style-name="gr47" draw:layer="layout" svg:width="0.014cm" svg:height="0.005cm" svg:x="8.813cm" svg:y="20.505cm" svg:viewBox="0 0 15 6" draw:points="15,0 0,0 1,6">
          <text:p/>
        </draw:polygon>
        <draw:polygon draw:style-name="gr47" draw:layer="layout" svg:width="0.013cm" svg:height="0.005cm" svg:x="8.801cm" svg:y="20.505cm" svg:viewBox="0 0 14 6" draw:points="14,6 13,0 0,6">
          <text:p/>
        </draw:polygon>
        <draw:polygon draw:style-name="gr45" draw:layer="layout" svg:width="0.013cm" svg:height="0.006cm" svg:x="8.841cm" svg:y="20.511cm" svg:viewBox="0 0 14 7" draw:points="14,1 0,0 1,7">
          <text:p/>
        </draw:polygon>
        <draw:polygon draw:style-name="gr46" draw:layer="layout" svg:width="0.013cm" svg:height="0.005cm" svg:x="8.828cm" svg:y="20.511cm" svg:viewBox="0 0 14 6" draw:points="14,0 0,0 1,6">
          <text:p/>
        </draw:polygon>
        <draw:polygon draw:style-name="gr46" draw:layer="layout" svg:width="0.013cm" svg:height="0.006cm" svg:x="8.829cm" svg:y="20.511cm" svg:viewBox="0 0 14 7" draw:points="13,0 0,6 14,7">
          <text:p/>
        </draw:polygon>
        <draw:polygon draw:style-name="gr45" draw:layer="layout" svg:width="0.013cm" svg:height="0.006cm" svg:x="8.829cm" svg:y="20.516cm" svg:viewBox="0 0 14 7" draw:points="14,1 0,0 1,7">
          <text:p/>
        </draw:polygon>
        <draw:polygon draw:style-name="gr46" draw:layer="layout" svg:width="0.014cm" svg:height="0.006cm" svg:x="8.814cm" svg:y="20.51cm" svg:viewBox="0 0 15 7" draw:points="15,1 0,0 1,7">
          <text:p/>
        </draw:polygon>
        <draw:polygon draw:style-name="gr47" draw:layer="layout" svg:width="0.013cm" svg:height="0.005cm" svg:x="8.801cm" svg:y="20.51cm" svg:viewBox="0 0 14 6" draw:points="14,0 0,0 1,6">
          <text:p/>
        </draw:polygon>
        <draw:polygon draw:style-name="gr47" draw:layer="layout" svg:width="0.013cm" svg:height="0.006cm" svg:x="8.802cm" svg:y="20.51cm" svg:viewBox="0 0 14 7" draw:points="13,0 0,6 14,7">
          <text:p/>
        </draw:polygon>
        <draw:polygon draw:style-name="gr46" draw:layer="layout" svg:width="0.013cm" svg:height="0.006cm" svg:x="8.802cm" svg:y="20.515cm" svg:viewBox="0 0 14 7" draw:points="14,1 0,0 1,7">
          <text:p/>
        </draw:polygon>
        <draw:polygon draw:style-name="gr46" draw:layer="layout" svg:width="0.014cm" svg:height="0.005cm" svg:x="8.815cm" svg:y="20.511cm" svg:viewBox="0 0 15 6" draw:points="14,0 0,6 15,6">
          <text:p/>
        </draw:polygon>
        <draw:polygon draw:style-name="gr46" draw:layer="layout" svg:width="0.013cm" svg:height="0.005cm" svg:x="8.803cm" svg:y="20.516cm" svg:viewBox="0 0 14 6" draw:points="13,0 0,6 14,6">
          <text:p/>
        </draw:polygon>
        <draw:polygon draw:style-name="gr46" draw:layer="layout" svg:width="0.014cm" svg:height="0.005cm" svg:x="8.815cm" svg:y="20.516cm" svg:viewBox="0 0 15 6" draw:points="0,0 1,6 15,0">
          <text:p/>
        </draw:polygon>
        <draw:polygon draw:style-name="gr46" draw:layer="layout" svg:width="0.014cm" svg:height="0.006cm" svg:x="8.816cm" svg:y="20.516cm" svg:viewBox="0 0 15 7" draw:points="14,0 0,6 15,7">
          <text:p/>
        </draw:polygon>
        <draw:polygon draw:style-name="gr45" draw:layer="layout" svg:width="0.014cm" svg:height="0.006cm" svg:x="8.816cm" svg:y="20.521cm" svg:viewBox="0 0 15 7" draw:points="15,1 0,0 1,7">
          <text:p/>
        </draw:polygon>
        <draw:polygon draw:style-name="gr46" draw:layer="layout" svg:width="0.013cm" svg:height="0.005cm" svg:x="8.803cm" svg:y="20.521cm" svg:viewBox="0 0 14 6" draw:points="14,0 0,0 1,6">
          <text:p/>
        </draw:polygon>
        <draw:polygon draw:style-name="gr46" draw:layer="layout" svg:width="0.013cm" svg:height="0.006cm" svg:x="8.804cm" svg:y="20.521cm" svg:viewBox="0 0 14 7" draw:points="13,0 0,6 14,7">
          <text:p/>
        </draw:polygon>
        <draw:polygon draw:style-name="gr45" draw:layer="layout" svg:width="0.013cm" svg:height="0.006cm" svg:x="8.804cm" svg:y="20.526cm" svg:viewBox="0 0 14 7" draw:points="14,1 0,0 1,7">
          <text:p/>
        </draw:polygon>
        <draw:polygon draw:style-name="gr45" draw:layer="layout" svg:width="0.013cm" svg:height="0.006cm" svg:x="8.792cm" svg:y="20.526cm" svg:viewBox="0 0 14 7" draw:points="14,7 13,0 0,6">
          <text:p/>
        </draw:polygon>
        <draw:polygon draw:style-name="gr46" draw:layer="layout" svg:width="0.013cm" svg:height="0.005cm" svg:x="8.791cm" svg:y="20.521cm" svg:viewBox="0 0 14 6" draw:points="14,6 13,0 0,6">
          <text:p/>
        </draw:polygon>
        <draw:polygon draw:style-name="gr46" draw:layer="layout" svg:width="0.013cm" svg:height="0.005cm" svg:x="8.791cm" svg:y="20.526cm" svg:viewBox="0 0 14 6" draw:points="14,0 0,0 1,6">
          <text:p/>
        </draw:polygon>
        <draw:polygon draw:style-name="gr46" draw:layer="layout" svg:width="0.014cm" svg:height="0.005cm" svg:x="8.778cm" svg:y="20.526cm" svg:viewBox="0 0 15 6" draw:points="15,6 14,0 0,6">
          <text:p/>
        </draw:polygon>
        <draw:polygon draw:style-name="gr46" draw:layer="layout" svg:width="0.013cm" svg:height="0.006cm" svg:x="8.79cm" svg:y="20.515cm" svg:viewBox="0 0 14 7" draw:points="14,7 13,0 0,6">
          <text:p/>
        </draw:polygon>
        <draw:polygon draw:style-name="gr47" draw:layer="layout" svg:width="0.013cm" svg:height="0.005cm" svg:x="8.789cm" svg:y="20.51cm" svg:viewBox="0 0 14 6" draw:points="14,6 13,0 0,6">
          <text:p/>
        </draw:polygon>
        <draw:polygon draw:style-name="gr47" draw:layer="layout" svg:width="0.013cm" svg:height="0.005cm" svg:x="8.789cm" svg:y="20.515cm" svg:viewBox="0 0 14 6" draw:points="14,0 0,0 1,6">
          <text:p/>
        </draw:polygon>
        <draw:polygon draw:style-name="gr47" draw:layer="layout" svg:width="0.014cm" svg:height="0.005cm" svg:x="8.776cm" svg:y="20.515cm" svg:viewBox="0 0 15 6" draw:points="15,6 14,0 0,6">
          <text:p/>
        </draw:polygon>
        <draw:polygon draw:style-name="gr46" draw:layer="layout" svg:width="0.013cm" svg:height="0.006cm" svg:x="8.79cm" svg:y="20.52cm" svg:viewBox="0 0 14 7" draw:points="14,1 0,0 1,7">
          <text:p/>
        </draw:polygon>
        <draw:polygon draw:style-name="gr47" draw:layer="layout" svg:width="0.014cm" svg:height="0.005cm" svg:x="8.776cm" svg:y="20.52cm" svg:viewBox="0 0 15 6" draw:points="15,0 0,0 1,6">
          <text:p/>
        </draw:polygon>
        <draw:polygon draw:style-name="gr47" draw:layer="layout" svg:width="0.014cm" svg:height="0.006cm" svg:x="8.777cm" svg:y="20.52cm" svg:viewBox="0 0 15 7" draw:points="14,0 0,6 15,7">
          <text:p/>
        </draw:polygon>
        <draw:polygon draw:style-name="gr46" draw:layer="layout" svg:width="0.014cm" svg:height="0.006cm" svg:x="8.777cm" svg:y="20.525cm" svg:viewBox="0 0 15 7" draw:points="15,1 0,0 1,7">
          <text:p/>
        </draw:polygon>
        <draw:polygon draw:style-name="gr46" draw:layer="layout" svg:width="0.013cm" svg:height="0.006cm" svg:x="8.765cm" svg:y="20.525cm" svg:viewBox="0 0 14 7" draw:points="14,7 13,0 0,6">
          <text:p/>
        </draw:polygon>
        <draw:polygon draw:style-name="gr47" draw:layer="layout" svg:width="0.013cm" svg:height="0.005cm" svg:x="8.764cm" svg:y="20.52cm" svg:viewBox="0 0 14 6" draw:points="14,6 13,0 0,6">
          <text:p/>
        </draw:polygon>
        <draw:polygon draw:style-name="gr47" draw:layer="layout" svg:width="0.013cm" svg:height="0.005cm" svg:x="8.764cm" svg:y="20.525cm" svg:viewBox="0 0 14 6" draw:points="14,0 0,0 1,6">
          <text:p/>
        </draw:polygon>
        <draw:polygon draw:style-name="gr47" draw:layer="layout" svg:width="0.014cm" svg:height="0.005cm" svg:x="8.751cm" svg:y="20.525cm" svg:viewBox="0 0 15 6" draw:points="15,6 14,0 0,6">
          <text:p/>
        </draw:polygon>
        <draw:polygon draw:style-name="gr48" draw:layer="layout" svg:width="0.013cm" svg:height="0.007cm" svg:x="8.837cm" svg:y="20.484cm" svg:viewBox="0 0 14 8" draw:points="14,8 13,0 0,6">
          <text:p/>
        </draw:polygon>
        <draw:polygon draw:style-name="gr48" draw:layer="layout" svg:width="0.013cm" svg:height="0.005cm" svg:x="8.836cm" svg:y="20.479cm" svg:viewBox="0 0 14 6" draw:points="14,6 12,0 0,6">
          <text:p/>
        </draw:polygon>
        <draw:polygon draw:style-name="gr48" draw:layer="layout" svg:width="0.013cm" svg:height="0.005cm" svg:x="8.836cm" svg:y="20.484cm" svg:viewBox="0 0 14 6" draw:points="14,0 0,0 1,6">
          <text:p/>
        </draw:polygon>
        <draw:polygon draw:style-name="gr48" draw:layer="layout" svg:width="0.013cm" svg:height="0.005cm" svg:x="8.824cm" svg:y="20.484cm" svg:viewBox="0 0 14 6" draw:points="14,6 13,0 0,6">
          <text:p/>
        </draw:polygon>
        <draw:polygon draw:style-name="gr49" draw:layer="layout" svg:width="0.013cm" svg:height="0.005cm" svg:x="8.835cm" svg:y="20.474cm" svg:viewBox="0 0 14 6" draw:points="14,6 13,0 0,6">
          <text:p/>
        </draw:polygon>
        <draw:polygon draw:style-name="gr49" draw:layer="layout" svg:width="0.013cm" svg:height="0.006cm" svg:x="8.834cm" svg:y="20.468cm" svg:viewBox="0 0 14 7" draw:points="14,7 13,0 0,6">
          <text:p/>
        </draw:polygon>
        <draw:polygon draw:style-name="gr49" draw:layer="layout" svg:width="0.013cm" svg:height="0.006cm" svg:x="8.834cm" svg:y="20.473cm" svg:viewBox="0 0 14 7" draw:points="14,1 0,0 1,7">
          <text:p/>
        </draw:polygon>
        <draw:polygon draw:style-name="gr49" draw:layer="layout" svg:width="0.013cm" svg:height="0.006cm" svg:x="8.822cm" svg:y="20.473cm" svg:viewBox="0 0 14 7" draw:points="14,7 13,0 0,6">
          <text:p/>
        </draw:polygon>
        <draw:polygon draw:style-name="gr49" draw:layer="layout" svg:width="0.013cm" svg:height="0.005cm" svg:x="8.835cm" svg:y="20.479cm" svg:viewBox="0 0 14 6" draw:points="14,0 0,0 2,6">
          <text:p/>
        </draw:polygon>
        <draw:polygon draw:style-name="gr49" draw:layer="layout" svg:width="0.013cm" svg:height="0.005cm" svg:x="8.822cm" svg:y="20.478cm" svg:viewBox="0 0 14 6" draw:points="14,1 0,0 2,6">
          <text:p/>
        </draw:polygon>
        <draw:polygon draw:style-name="gr49" draw:layer="layout" svg:width="0.013cm" svg:height="0.005cm" svg:x="8.823cm" svg:y="20.479cm" svg:viewBox="0 0 14 6" draw:points="12,0 0,5 14,6">
          <text:p/>
        </draw:polygon>
        <draw:polygon draw:style-name="gr49" draw:layer="layout" svg:width="0.013cm" svg:height="0.006cm" svg:x="8.823cm" svg:y="20.483cm" svg:viewBox="0 0 14 7" draw:points="14,1 0,0 1,7">
          <text:p/>
        </draw:polygon>
        <draw:polygon draw:style-name="gr49" draw:layer="layout" svg:width="0.014cm" svg:height="0.006cm" svg:x="8.81cm" svg:y="20.483cm" svg:viewBox="0 0 15 7" draw:points="15,7 14,0 0,6">
          <text:p/>
        </draw:polygon>
        <draw:polygon draw:style-name="gr49" draw:layer="layout" svg:width="0.015cm" svg:height="0.005cm" svg:x="8.809cm" svg:y="20.478cm" svg:viewBox="0 0 16 6" draw:points="16,6 14,0 0,6">
          <text:p/>
        </draw:polygon>
        <draw:polygon draw:style-name="gr49" draw:layer="layout" svg:width="0.015cm" svg:height="0.005cm" svg:x="8.809cm" svg:y="20.483cm" svg:viewBox="0 0 16 6" draw:points="16,0 0,0 2,6">
          <text:p/>
        </draw:polygon>
        <draw:polygon draw:style-name="gr49" draw:layer="layout" svg:width="0.013cm" svg:height="0.005cm" svg:x="8.797cm" svg:y="20.483cm" svg:viewBox="0 0 14 6" draw:points="14,6 12,0 0,6">
          <text:p/>
        </draw:polygon>
        <draw:polygon draw:style-name="gr50" draw:layer="layout" svg:width="0.013cm" svg:height="0.005cm" svg:x="8.833cm" svg:y="20.463cm" svg:viewBox="0 0 14 6" draw:points="14,6 13,0 0,6">
          <text:p/>
        </draw:polygon>
        <draw:polygon draw:style-name="gr50" draw:layer="layout" svg:width="0.013cm" svg:height="0.006cm" svg:x="8.832cm" svg:y="20.457cm" svg:viewBox="0 0 14 7" draw:points="14,7 13,0 0,6">
          <text:p/>
        </draw:polygon>
        <draw:polygon draw:style-name="gr50" draw:layer="layout" svg:width="0.013cm" svg:height="0.006cm" svg:x="8.832cm" svg:y="20.462cm" svg:viewBox="0 0 14 7" draw:points="14,1 0,0 1,7">
          <text:p/>
        </draw:polygon>
        <draw:polygon draw:style-name="gr50" draw:layer="layout" svg:width="0.013cm" svg:height="0.006cm" svg:x="8.82cm" svg:y="20.462cm" svg:viewBox="0 0 14 7" draw:points="14,7 13,0 0,6">
          <text:p/>
        </draw:polygon>
        <draw:polygon draw:style-name="gr51" draw:layer="layout" svg:width="0.013cm" svg:height="0.005cm" svg:x="8.831cm" svg:y="20.452cm" svg:viewBox="0 0 14 6" draw:points="14,6 13,0 0,6">
          <text:p/>
        </draw:polygon>
        <draw:polygon draw:style-name="gr51" draw:layer="layout" svg:width="0.013cm" svg:height="0.006cm" svg:x="8.83cm" svg:y="20.446cm" svg:viewBox="0 0 14 7" draw:points="14,7 14,0 0,6">
          <text:p/>
        </draw:polygon>
        <draw:polygon draw:style-name="gr51" draw:layer="layout" svg:width="0.013cm" svg:height="0.006cm" svg:x="8.83cm" svg:y="20.451cm" svg:viewBox="0 0 14 7" draw:points="14,1 0,0 1,7">
          <text:p/>
        </draw:polygon>
        <draw:polygon draw:style-name="gr51" draw:layer="layout" svg:width="0.013cm" svg:height="0.006cm" svg:x="8.818cm" svg:y="20.451cm" svg:viewBox="0 0 14 7" draw:points="14,7 13,0 0,6">
          <text:p/>
        </draw:polygon>
        <draw:polygon draw:style-name="gr51" draw:layer="layout" svg:width="0.013cm" svg:height="0.005cm" svg:x="8.831cm" svg:y="20.457cm" svg:viewBox="0 0 14 6" draw:points="14,0 0,0 1,6">
          <text:p/>
        </draw:polygon>
        <draw:polygon draw:style-name="gr51" draw:layer="layout" svg:width="0.013cm" svg:height="0.006cm" svg:x="8.818cm" svg:y="20.456cm" svg:viewBox="0 0 14 7" draw:points="14,1 0,0 1,7">
          <text:p/>
        </draw:polygon>
        <draw:polygon draw:style-name="gr51" draw:layer="layout" svg:width="0.013cm" svg:height="0.005cm" svg:x="8.819cm" svg:y="20.457cm" svg:viewBox="0 0 14 6" draw:points="13,0 0,6 14,6">
          <text:p/>
        </draw:polygon>
        <draw:polygon draw:style-name="gr51" draw:layer="layout" svg:width="0.013cm" svg:height="0.005cm" svg:x="8.819cm" svg:y="20.462cm" svg:viewBox="0 0 14 6" draw:points="14,0 0,0 1,6">
          <text:p/>
        </draw:polygon>
        <draw:polygon draw:style-name="gr51" draw:layer="layout" svg:width="0.014cm" svg:height="0.005cm" svg:x="8.806cm" svg:y="20.462cm" svg:viewBox="0 0 15 6" draw:points="15,6 14,0 0,6">
          <text:p/>
        </draw:polygon>
        <draw:polygon draw:style-name="gr51" draw:layer="layout" svg:width="0.014cm" svg:height="0.006cm" svg:x="8.805cm" svg:y="20.456cm" svg:viewBox="0 0 15 7" draw:points="15,7 14,0 0,6">
          <text:p/>
        </draw:polygon>
        <draw:polygon draw:style-name="gr51" draw:layer="layout" svg:width="0.014cm" svg:height="0.006cm" svg:x="8.805cm" svg:y="20.461cm" svg:viewBox="0 0 15 7" draw:points="15,1 0,0 1,7">
          <text:p/>
        </draw:polygon>
        <draw:polygon draw:style-name="gr51" draw:layer="layout" svg:width="0.013cm" svg:height="0.006cm" svg:x="8.793cm" svg:y="20.461cm" svg:viewBox="0 0 14 7" draw:points="14,7 13,0 0,6">
          <text:p/>
        </draw:polygon>
        <draw:polygon draw:style-name="gr50" draw:layer="layout" svg:width="0.013cm" svg:height="0.005cm" svg:x="8.833cm" svg:y="20.468cm" svg:viewBox="0 0 14 6" draw:points="14,0 0,0 1,6">
          <text:p/>
        </draw:polygon>
        <draw:polygon draw:style-name="gr50" draw:layer="layout" svg:width="0.013cm" svg:height="0.006cm" svg:x="8.82cm" svg:y="20.467cm" svg:viewBox="0 0 14 7" draw:points="14,1 0,0 1,7">
          <text:p/>
        </draw:polygon>
        <draw:polygon draw:style-name="gr50" draw:layer="layout" svg:width="0.013cm" svg:height="0.005cm" svg:x="8.821cm" svg:y="20.468cm" svg:viewBox="0 0 14 6" draw:points="13,0 0,6 14,6">
          <text:p/>
        </draw:polygon>
        <draw:polygon draw:style-name="gr50" draw:layer="layout" svg:width="0.013cm" svg:height="0.005cm" svg:x="8.821cm" svg:y="20.473cm" svg:viewBox="0 0 14 6" draw:points="14,0 0,0 1,6">
          <text:p/>
        </draw:polygon>
        <draw:polygon draw:style-name="gr51" draw:layer="layout" svg:width="0.014cm" svg:height="0.005cm" svg:x="8.806cm" svg:y="20.467cm" svg:viewBox="0 0 15 6" draw:points="15,0 0,0 1,6">
          <text:p/>
        </draw:polygon>
        <draw:polygon draw:style-name="gr51" draw:layer="layout" svg:width="0.013cm" svg:height="0.006cm" svg:x="8.793cm" svg:y="20.466cm" svg:viewBox="0 0 14 7" draw:points="14,1 0,0 1,7">
          <text:p/>
        </draw:polygon>
        <draw:polygon draw:style-name="gr51" draw:layer="layout" svg:width="0.013cm" svg:height="0.005cm" svg:x="8.794cm" svg:y="20.467cm" svg:viewBox="0 0 14 6" draw:points="13,0 0,6 14,6">
          <text:p/>
        </draw:polygon>
        <draw:polygon draw:style-name="gr51" draw:layer="layout" svg:width="0.013cm" svg:height="0.005cm" svg:x="8.794cm" svg:y="20.472cm" svg:viewBox="0 0 14 6" draw:points="14,0 0,0 1,6">
          <text:p/>
        </draw:polygon>
        <draw:polygon draw:style-name="gr51" draw:layer="layout" svg:width="0.014cm" svg:height="0.006cm" svg:x="8.807cm" svg:y="20.467cm" svg:viewBox="0 0 15 7" draw:points="14,0 0,6 15,7">
          <text:p/>
        </draw:polygon>
        <draw:polygon draw:style-name="gr51" draw:layer="layout" svg:width="0.013cm" svg:height="0.006cm" svg:x="8.795cm" svg:y="20.472cm" svg:viewBox="0 0 14 7" draw:points="13,0 0,6 14,7">
          <text:p/>
        </draw:polygon>
        <draw:polygon draw:style-name="gr51" draw:layer="layout" svg:width="0.014cm" svg:height="0.006cm" svg:x="8.807cm" svg:y="20.472cm" svg:viewBox="0 0 15 7" draw:points="0,0 1,7 15,1">
          <text:p/>
        </draw:polygon>
        <draw:polygon draw:style-name="gr50" draw:layer="layout" svg:width="0.014cm" svg:height="0.005cm" svg:x="8.808cm" svg:y="20.473cm" svg:viewBox="0 0 15 6" draw:points="14,0 0,6 15,6">
          <text:p/>
        </draw:polygon>
        <draw:polygon draw:style-name="gr50" draw:layer="layout" svg:width="0.014cm" svg:height="0.005cm" svg:x="8.808cm" svg:y="20.478cm" svg:viewBox="0 0 15 6" draw:points="15,0 0,0 1,6">
          <text:p/>
        </draw:polygon>
        <draw:polygon draw:style-name="gr50" draw:layer="layout" svg:width="0.013cm" svg:height="0.006cm" svg:x="8.795cm" svg:y="20.477cm" svg:viewBox="0 0 14 7" draw:points="14,1 0,0 1,7">
          <text:p/>
        </draw:polygon>
        <draw:polygon draw:style-name="gr50" draw:layer="layout" svg:width="0.013cm" svg:height="0.005cm" svg:x="8.796cm" svg:y="20.478cm" svg:viewBox="0 0 14 6" draw:points="13,0 0,6 14,6">
          <text:p/>
        </draw:polygon>
        <draw:polygon draw:style-name="gr50" draw:layer="layout" svg:width="0.013cm" svg:height="0.005cm" svg:x="8.796cm" svg:y="20.483cm" svg:viewBox="0 0 14 6" draw:points="14,0 0,0 2,6">
          <text:p/>
        </draw:polygon>
        <draw:polygon draw:style-name="gr50" draw:layer="layout" svg:width="0.013cm" svg:height="0.005cm" svg:x="8.784cm" svg:y="20.483cm" svg:viewBox="0 0 14 6" draw:points="14,6 12,0 0,6">
          <text:p/>
        </draw:polygon>
        <draw:polygon draw:style-name="gr50" draw:layer="layout" svg:width="0.013cm" svg:height="0.006cm" svg:x="8.783cm" svg:y="20.477cm" svg:viewBox="0 0 14 7" draw:points="14,7 13,0 0,6">
          <text:p/>
        </draw:polygon>
        <draw:polygon draw:style-name="gr50" draw:layer="layout" svg:width="0.013cm" svg:height="0.006cm" svg:x="8.783cm" svg:y="20.482cm" svg:viewBox="0 0 14 7" draw:points="14,1 0,0 2,7">
          <text:p/>
        </draw:polygon>
        <draw:polygon draw:style-name="gr50" draw:layer="layout" svg:width="0.015cm" svg:height="0.006cm" svg:x="8.77cm" svg:y="20.482cm" svg:viewBox="0 0 16 7" draw:points="16,7 14,0 0,6">
          <text:p/>
        </draw:polygon>
        <draw:polygon draw:style-name="gr51" draw:layer="layout" svg:width="0.013cm" svg:height="0.005cm" svg:x="8.782cm" svg:y="20.472cm" svg:viewBox="0 0 14 6" draw:points="14,6 13,0 0,6">
          <text:p/>
        </draw:polygon>
        <draw:polygon draw:style-name="gr51" draw:layer="layout" svg:width="0.013cm" svg:height="0.006cm" svg:x="8.781cm" svg:y="20.466cm" svg:viewBox="0 0 14 7" draw:points="14,7 13,0 0,6">
          <text:p/>
        </draw:polygon>
        <draw:polygon draw:style-name="gr51" draw:layer="layout" svg:width="0.013cm" svg:height="0.006cm" svg:x="8.781cm" svg:y="20.471cm" svg:viewBox="0 0 14 7" draw:points="14,1 0,0 1,7">
          <text:p/>
        </draw:polygon>
        <draw:polygon draw:style-name="gr51" draw:layer="layout" svg:width="0.014cm" svg:height="0.006cm" svg:x="8.768cm" svg:y="20.471cm" svg:viewBox="0 0 15 7" draw:points="15,7 14,0 0,6">
          <text:p/>
        </draw:polygon>
        <draw:polygon draw:style-name="gr51" draw:layer="layout" svg:width="0.013cm" svg:height="0.005cm" svg:x="8.782cm" svg:y="20.477cm" svg:viewBox="0 0 14 6" draw:points="14,0 0,0 1,6">
          <text:p/>
        </draw:polygon>
        <draw:polygon draw:style-name="gr51" draw:layer="layout" svg:width="0.014cm" svg:height="0.006cm" svg:x="8.768cm" svg:y="20.476cm" svg:viewBox="0 0 15 7" draw:points="15,1 0,0 1,7">
          <text:p/>
        </draw:polygon>
        <draw:polygon draw:style-name="gr51" draw:layer="layout" svg:width="0.014cm" svg:height="0.005cm" svg:x="8.769cm" svg:y="20.477cm" svg:viewBox="0 0 15 6" draw:points="14,0 0,6 15,6">
          <text:p/>
        </draw:polygon>
        <draw:polygon draw:style-name="gr51" draw:layer="layout" svg:width="0.014cm" svg:height="0.005cm" svg:x="8.769cm" svg:y="20.482cm" svg:viewBox="0 0 15 6" draw:points="15,0 0,0 1,6">
          <text:p/>
        </draw:polygon>
        <draw:polygon draw:style-name="gr51" draw:layer="layout" svg:width="0.013cm" svg:height="0.005cm" svg:x="8.757cm" svg:y="20.482cm" svg:viewBox="0 0 14 6" draw:points="14,6 13,0 0,6">
          <text:p/>
        </draw:polygon>
        <draw:polygon draw:style-name="gr51" draw:layer="layout" svg:width="0.013cm" svg:height="0.006cm" svg:x="8.756cm" svg:y="20.476cm" svg:viewBox="0 0 14 7" draw:points="14,7 13,0 0,6">
          <text:p/>
        </draw:polygon>
        <draw:polygon draw:style-name="gr51" draw:layer="layout" svg:width="0.013cm" svg:height="0.006cm" svg:x="8.756cm" svg:y="20.481cm" svg:viewBox="0 0 14 7" draw:points="14,1 0,0 1,7">
          <text:p/>
        </draw:polygon>
        <draw:polygon draw:style-name="gr51" draw:layer="layout" svg:width="0.014cm" svg:height="0.006cm" svg:x="8.743cm" svg:y="20.481cm" svg:viewBox="0 0 15 7" draw:points="15,7 14,0 0,6">
          <text:p/>
        </draw:polygon>
        <draw:polygon draw:style-name="gr48" draw:layer="layout" svg:width="0.013cm" svg:height="0.007cm" svg:x="8.837cm" svg:y="20.489cm" svg:viewBox="0 0 14 8" draw:points="14,2 0,0 1,8">
          <text:p/>
        </draw:polygon>
        <draw:polygon draw:style-name="gr48" draw:layer="layout" svg:width="0.013cm" svg:height="0.005cm" svg:x="8.824cm" svg:y="20.489cm" svg:viewBox="0 0 14 6" draw:points="14,0 0,0 1,6">
          <text:p/>
        </draw:polygon>
        <draw:polygon draw:style-name="gr48" draw:layer="layout" svg:width="0.013cm" svg:height="0.007cm" svg:x="8.825cm" svg:y="20.489cm" svg:viewBox="0 0 14 8" draw:points="13,0 0,6 14,8">
          <text:p/>
        </draw:polygon>
        <draw:polygon draw:style-name="gr48" draw:layer="layout" svg:width="0.013cm" svg:height="0.007cm" svg:x="8.825cm" svg:y="20.494cm" svg:viewBox="0 0 14 8" draw:points="14,2 0,0 1,8">
          <text:p/>
        </draw:polygon>
        <draw:polygon draw:style-name="gr49" draw:layer="layout" svg:width="0.014cm" svg:height="0.006cm" svg:x="8.81cm" svg:y="20.488cm" svg:viewBox="0 0 15 7" draw:points="15,1 0,0 1,7">
          <text:p/>
        </draw:polygon>
        <draw:polygon draw:style-name="gr49" draw:layer="layout" svg:width="0.013cm" svg:height="0.005cm" svg:x="8.797cm" svg:y="20.488cm" svg:viewBox="0 0 14 6" draw:points="14,0 0,0 1,6">
          <text:p/>
        </draw:polygon>
        <draw:polygon draw:style-name="gr49" draw:layer="layout" svg:width="0.013cm" svg:height="0.006cm" svg:x="8.798cm" svg:y="20.488cm" svg:viewBox="0 0 14 7" draw:points="13,0 0,6 14,7">
          <text:p/>
        </draw:polygon>
        <draw:polygon draw:style-name="gr49" draw:layer="layout" svg:width="0.013cm" svg:height="0.006cm" svg:x="8.798cm" svg:y="20.493cm" svg:viewBox="0 0 14 7" draw:points="14,1 0,0 1,7">
          <text:p/>
        </draw:polygon>
        <draw:polygon draw:style-name="gr49" draw:layer="layout" svg:width="0.014cm" svg:height="0.005cm" svg:x="8.811cm" svg:y="20.489cm" svg:viewBox="0 0 15 6" draw:points="14,0 0,6 15,6">
          <text:p/>
        </draw:polygon>
        <draw:polygon draw:style-name="gr49" draw:layer="layout" svg:width="0.013cm" svg:height="0.005cm" svg:x="8.799cm" svg:y="20.494cm" svg:viewBox="0 0 14 6" draw:points="13,0 0,6 14,6">
          <text:p/>
        </draw:polygon>
        <draw:polygon draw:style-name="gr49" draw:layer="layout" svg:width="0.014cm" svg:height="0.005cm" svg:x="8.811cm" svg:y="20.494cm" svg:viewBox="0 0 15 6" draw:points="0,0 1,6 15,0">
          <text:p/>
        </draw:polygon>
        <draw:polygon draw:style-name="gr48" draw:layer="layout" svg:width="0.014cm" svg:height="0.007cm" svg:x="8.812cm" svg:y="20.494cm" svg:viewBox="0 0 15 8" draw:points="14,0 0,6 15,8">
          <text:p/>
        </draw:polygon>
        <draw:polygon draw:style-name="gr48" draw:layer="layout" svg:width="0.014cm" svg:height="0.007cm" svg:x="8.812cm" svg:y="20.499cm" svg:viewBox="0 0 15 8" draw:points="15,2 0,0 1,8">
          <text:p/>
        </draw:polygon>
        <draw:polygon draw:style-name="gr48" draw:layer="layout" svg:width="0.013cm" svg:height="0.005cm" svg:x="8.799cm" svg:y="20.499cm" svg:viewBox="0 0 14 6" draw:points="14,0 0,0 1,6">
          <text:p/>
        </draw:polygon>
        <draw:polygon draw:style-name="gr48" draw:layer="layout" svg:width="0.013cm" svg:height="0.007cm" svg:x="8.8cm" svg:y="20.499cm" svg:viewBox="0 0 14 8" draw:points="13,0 0,6 14,8">
          <text:p/>
        </draw:polygon>
        <draw:polygon draw:style-name="gr48" draw:layer="layout" svg:width="0.013cm" svg:height="0.007cm" svg:x="8.8cm" svg:y="20.504cm" svg:viewBox="0 0 14 8" draw:points="14,2 0,0 1,8">
          <text:p/>
        </draw:polygon>
        <draw:polygon draw:style-name="gr50" draw:layer="layout" svg:width="0.013cm" svg:height="0.005cm" svg:x="8.784cm" svg:y="20.488cm" svg:viewBox="0 0 14 6" draw:points="14,0 0,0 1,6">
          <text:p/>
        </draw:polygon>
        <draw:polygon draw:style-name="gr50" draw:layer="layout" svg:width="0.015cm" svg:height="0.005cm" svg:x="8.77cm" svg:y="20.487cm" svg:viewBox="0 0 16 6" draw:points="16,1 0,0 2,6">
          <text:p/>
        </draw:polygon>
        <draw:polygon draw:style-name="gr50" draw:layer="layout" svg:width="0.014cm" svg:height="0.005cm" svg:x="8.771cm" svg:y="20.488cm" svg:viewBox="0 0 15 6" draw:points="14,0 0,5 15,6">
          <text:p/>
        </draw:polygon>
        <draw:polygon draw:style-name="gr50" draw:layer="layout" svg:width="0.014cm" svg:height="0.006cm" svg:x="8.771cm" svg:y="20.492cm" svg:viewBox="0 0 15 7" draw:points="15,1 0,0 1,7">
          <text:p/>
        </draw:polygon>
        <draw:polygon draw:style-name="gr51" draw:layer="layout" svg:width="0.013cm" svg:height="0.005cm" svg:x="8.757cm" svg:y="20.487cm" svg:viewBox="0 0 14 6" draw:points="14,0 0,0 2,6">
          <text:p/>
        </draw:polygon>
        <draw:polygon draw:style-name="gr51" draw:layer="layout" svg:width="0.014cm" svg:height="0.006cm" svg:x="8.743cm" svg:y="20.486cm" svg:viewBox="0 0 15 7" draw:points="15,1 0,0 1,7">
          <text:p/>
        </draw:polygon>
        <draw:polygon draw:style-name="gr51" draw:layer="layout" svg:width="0.015cm" svg:height="0.005cm" svg:x="8.744cm" svg:y="20.487cm" svg:viewBox="0 0 16 6" draw:points="14,0 0,6 16,6">
          <text:p/>
        </draw:polygon>
        <draw:polygon draw:style-name="gr51" draw:layer="layout" svg:width="0.015cm" svg:height="0.005cm" svg:x="8.744cm" svg:y="20.492cm" svg:viewBox="0 0 16 6" draw:points="16,0 0,0 2,6">
          <text:p/>
        </draw:polygon>
        <draw:polygon draw:style-name="gr51" draw:layer="layout" svg:width="0.013cm" svg:height="0.005cm" svg:x="8.758cm" svg:y="20.487cm" svg:viewBox="0 0 14 6" draw:points="12,0 0,6 14,6">
          <text:p/>
        </draw:polygon>
        <draw:polygon draw:style-name="gr51" draw:layer="layout" svg:width="0.014cm" svg:height="0.005cm" svg:x="8.745cm" svg:y="20.492cm" svg:viewBox="0 0 15 6" draw:points="14,0 0,6 15,6">
          <text:p/>
        </draw:polygon>
        <draw:polygon draw:style-name="gr51" draw:layer="layout" svg:width="0.013cm" svg:height="0.005cm" svg:x="8.758cm" svg:y="20.492cm" svg:viewBox="0 0 14 6" draw:points="0,0 1,6 14,0">
          <text:p/>
        </draw:polygon>
        <draw:polygon draw:style-name="gr50" draw:layer="layout" svg:width="0.013cm" svg:height="0.006cm" svg:x="8.759cm" svg:y="20.492cm" svg:viewBox="0 0 14 7" draw:points="13,0 0,6 14,7">
          <text:p/>
        </draw:polygon>
        <draw:polygon draw:style-name="gr50" draw:layer="layout" svg:width="0.013cm" svg:height="0.006cm" svg:x="8.759cm" svg:y="20.497cm" svg:viewBox="0 0 14 7" draw:points="14,1 0,0 1,7">
          <text:p/>
        </draw:polygon>
        <draw:polygon draw:style-name="gr50" draw:layer="layout" svg:width="0.014cm" svg:height="0.005cm" svg:x="8.745cm" svg:y="20.497cm" svg:viewBox="0 0 15 6" draw:points="15,0 0,0 1,6">
          <text:p/>
        </draw:polygon>
        <draw:polygon draw:style-name="gr50" draw:layer="layout" svg:width="0.014cm" svg:height="0.006cm" svg:x="8.746cm" svg:y="20.497cm" svg:viewBox="0 0 15 7" draw:points="14,0 0,6 15,7">
          <text:p/>
        </draw:polygon>
        <draw:polygon draw:style-name="gr50" draw:layer="layout" svg:width="0.014cm" svg:height="0.006cm" svg:x="8.746cm" svg:y="20.502cm" svg:viewBox="0 0 15 7" draw:points="15,1 0,0 1,7">
          <text:p/>
        </draw:polygon>
        <draw:polygon draw:style-name="gr50" draw:layer="layout" svg:width="0.013cm" svg:height="0.005cm" svg:x="8.785cm" svg:y="20.488cm" svg:viewBox="0 0 14 6" draw:points="13,0 0,6 14,6">
          <text:p/>
        </draw:polygon>
        <draw:polygon draw:style-name="gr50" draw:layer="layout" svg:width="0.014cm" svg:height="0.005cm" svg:x="8.772cm" svg:y="20.493cm" svg:viewBox="0 0 15 6" draw:points="14,0 0,6 15,6">
          <text:p/>
        </draw:polygon>
        <draw:polygon draw:style-name="gr50" draw:layer="layout" svg:width="0.013cm" svg:height="0.005cm" svg:x="8.785cm" svg:y="20.493cm" svg:viewBox="0 0 14 6" draw:points="0,0 1,6 14,0">
          <text:p/>
        </draw:polygon>
        <draw:polygon draw:style-name="gr49" draw:layer="layout" svg:width="0.013cm" svg:height="0.006cm" svg:x="8.786cm" svg:y="20.493cm" svg:viewBox="0 0 14 7" draw:points="13,0 0,6 14,7">
          <text:p/>
        </draw:polygon>
        <draw:polygon draw:style-name="gr50" draw:layer="layout" svg:width="0.013cm" svg:height="0.005cm" svg:x="8.76cm" svg:y="20.498cm" svg:viewBox="0 0 14 6" draw:points="13,0 0,6 14,6">
          <text:p/>
        </draw:polygon>
        <draw:polygon draw:style-name="gr50" draw:layer="layout" svg:width="0.014cm" svg:height="0.005cm" svg:x="8.747cm" svg:y="20.503cm" svg:viewBox="0 0 15 6" draw:points="14,0 0,6 15,6">
          <text:p/>
        </draw:polygon>
        <draw:polygon draw:style-name="gr50" draw:layer="layout" svg:width="0.013cm" svg:height="0.005cm" svg:x="8.76cm" svg:y="20.503cm" svg:viewBox="0 0 14 6" draw:points="0,0 1,6 14,0">
          <text:p/>
        </draw:polygon>
        <draw:polygon draw:style-name="gr49" draw:layer="layout" svg:width="0.013cm" svg:height="0.006cm" svg:x="8.761cm" svg:y="20.503cm" svg:viewBox="0 0 14 7" draw:points="13,0 0,6 14,7">
          <text:p/>
        </draw:polygon>
        <draw:polygon draw:style-name="gr50" draw:layer="layout" svg:width="0.014cm" svg:height="0.005cm" svg:x="8.772cm" svg:y="20.498cm" svg:viewBox="0 0 15 6" draw:points="0,0 1,6 15,0">
          <text:p/>
        </draw:polygon>
        <draw:polygon draw:style-name="gr49" draw:layer="layout" svg:width="0.014cm" svg:height="0.006cm" svg:x="8.773cm" svg:y="20.503cm" svg:viewBox="0 0 15 7" draw:points="0,0 1,7 15,1">
          <text:p/>
        </draw:polygon>
        <draw:polygon draw:style-name="gr49" draw:layer="layout" svg:width="0.014cm" svg:height="0.006cm" svg:x="8.773cm" svg:y="20.498cm" svg:viewBox="0 0 15 7" draw:points="0,6 15,7 14,0">
          <text:p/>
        </draw:polygon>
        <draw:polygon draw:style-name="gr49" draw:layer="layout" svg:width="0.013cm" svg:height="0.006cm" svg:x="8.786cm" svg:y="20.498cm" svg:viewBox="0 0 14 7" draw:points="0,0 1,7 14,1">
          <text:p/>
        </draw:polygon>
        <draw:polygon draw:style-name="gr49" draw:layer="layout" svg:width="0.013cm" svg:height="0.005cm" svg:x="8.787cm" svg:y="20.499cm" svg:viewBox="0 0 14 6" draw:points="13,0 0,6 14,6">
          <text:p/>
        </draw:polygon>
        <draw:polygon draw:style-name="gr49" draw:layer="layout" svg:width="0.014cm" svg:height="0.005cm" svg:x="8.774cm" svg:y="20.504cm" svg:viewBox="0 0 15 6" draw:points="14,0 0,6 15,6">
          <text:p/>
        </draw:polygon>
        <draw:polygon draw:style-name="gr49" draw:layer="layout" svg:width="0.013cm" svg:height="0.005cm" svg:x="8.787cm" svg:y="20.504cm" svg:viewBox="0 0 14 6" draw:points="0,0 1,6 14,0">
          <text:p/>
        </draw:polygon>
        <draw:polygon draw:style-name="gr48" draw:layer="layout" svg:width="0.013cm" svg:height="0.007cm" svg:x="8.788cm" svg:y="20.504cm" svg:viewBox="0 0 14 8" draw:points="13,0 0,6 14,8">
          <text:p/>
        </draw:polygon>
        <draw:polygon draw:style-name="gr48" draw:layer="layout" svg:width="0.013cm" svg:height="0.007cm" svg:x="8.788cm" svg:y="20.509cm" svg:viewBox="0 0 14 8" draw:points="14,2 0,0 1,8">
          <text:p/>
        </draw:polygon>
        <draw:polygon draw:style-name="gr48" draw:layer="layout" svg:width="0.014cm" svg:height="0.005cm" svg:x="8.774cm" svg:y="20.509cm" svg:viewBox="0 0 15 6" draw:points="15,0 0,0 1,6">
          <text:p/>
        </draw:polygon>
        <draw:polygon draw:style-name="gr48" draw:layer="layout" svg:width="0.014cm" svg:height="0.007cm" svg:x="8.775cm" svg:y="20.509cm" svg:viewBox="0 0 15 8" draw:points="14,0 0,6 15,8">
          <text:p/>
        </draw:polygon>
        <draw:polygon draw:style-name="gr48" draw:layer="layout" svg:width="0.014cm" svg:height="0.007cm" svg:x="8.775cm" svg:y="20.514cm" svg:viewBox="0 0 15 8" draw:points="15,2 0,0 1,8">
          <text:p/>
        </draw:polygon>
        <draw:polygon draw:style-name="gr49" draw:layer="layout" svg:width="0.013cm" svg:height="0.006cm" svg:x="8.761cm" svg:y="20.508cm" svg:viewBox="0 0 14 7" draw:points="14,1 0,0 1,7">
          <text:p/>
        </draw:polygon>
        <draw:polygon draw:style-name="gr49" draw:layer="layout" svg:width="0.014cm" svg:height="0.005cm" svg:x="8.747cm" svg:y="20.508cm" svg:viewBox="0 0 15 6" draw:points="15,0 0,0 1,6">
          <text:p/>
        </draw:polygon>
        <draw:polygon draw:style-name="gr49" draw:layer="layout" svg:width="0.014cm" svg:height="0.006cm" svg:x="8.748cm" svg:y="20.508cm" svg:viewBox="0 0 15 7" draw:points="14,0 0,6 15,7">
          <text:p/>
        </draw:polygon>
        <draw:polygon draw:style-name="gr49" draw:layer="layout" svg:width="0.014cm" svg:height="0.006cm" svg:x="8.748cm" svg:y="20.513cm" svg:viewBox="0 0 15 7" draw:points="15,1 0,0 1,7">
          <text:p/>
        </draw:polygon>
        <draw:polygon draw:style-name="gr49" draw:layer="layout" svg:width="0.013cm" svg:height="0.005cm" svg:x="8.762cm" svg:y="20.509cm" svg:viewBox="0 0 14 6" draw:points="13,0 0,6 14,6">
          <text:p/>
        </draw:polygon>
        <draw:polygon draw:style-name="gr49" draw:layer="layout" svg:width="0.014cm" svg:height="0.005cm" svg:x="8.749cm" svg:y="20.514cm" svg:viewBox="0 0 15 6" draw:points="14,0 0,6 15,6">
          <text:p/>
        </draw:polygon>
        <draw:polygon draw:style-name="gr49" draw:layer="layout" svg:width="0.013cm" svg:height="0.005cm" svg:x="8.762cm" svg:y="20.514cm" svg:viewBox="0 0 14 6" draw:points="0,0 1,6 14,0">
          <text:p/>
        </draw:polygon>
        <draw:polygon draw:style-name="gr48" draw:layer="layout" svg:width="0.013cm" svg:height="0.007cm" svg:x="8.763cm" svg:y="20.514cm" svg:viewBox="0 0 14 8" draw:points="13,0 0,6 14,8">
          <text:p/>
        </draw:polygon>
        <draw:polygon draw:style-name="gr48" draw:layer="layout" svg:width="0.013cm" svg:height="0.007cm" svg:x="8.763cm" svg:y="20.519cm" svg:viewBox="0 0 14 8" draw:points="14,2 0,0 1,8">
          <text:p/>
        </draw:polygon>
        <draw:polygon draw:style-name="gr48" draw:layer="layout" svg:width="0.014cm" svg:height="0.005cm" svg:x="8.749cm" svg:y="20.519cm" svg:viewBox="0 0 15 6" draw:points="15,0 0,0 1,6">
          <text:p/>
        </draw:polygon>
        <draw:polygon draw:style-name="gr48" draw:layer="layout" svg:width="0.014cm" svg:height="0.007cm" svg:x="8.75cm" svg:y="20.519cm" svg:viewBox="0 0 15 8" draw:points="14,0 0,6 15,8">
          <text:p/>
        </draw:polygon>
        <draw:polygon draw:style-name="gr48" draw:layer="layout" svg:width="0.014cm" svg:height="0.007cm" svg:x="8.75cm" svg:y="20.524cm" svg:viewBox="0 0 15 8" draw:points="15,2 0,0 1,8">
          <text:p/>
        </draw:polygon>
        <draw:polygon draw:style-name="gr48" draw:layer="layout" svg:width="0.013cm" svg:height="0.007cm" svg:x="8.738cm" svg:y="20.524cm" svg:viewBox="0 0 14 8" draw:points="14,8 13,0 0,6">
          <text:p/>
        </draw:polygon>
        <draw:polygon draw:style-name="gr48" draw:layer="layout" svg:width="0.013cm" svg:height="0.005cm" svg:x="8.737cm" svg:y="20.519cm" svg:viewBox="0 0 14 6" draw:points="14,6 13,0 0,6">
          <text:p/>
        </draw:polygon>
        <draw:polygon draw:style-name="gr48" draw:layer="layout" svg:width="0.013cm" svg:height="0.005cm" svg:x="8.737cm" svg:y="20.524cm" svg:viewBox="0 0 14 6" draw:points="14,0 0,0 1,6">
          <text:p/>
        </draw:polygon>
        <draw:polygon draw:style-name="gr48" draw:layer="layout" svg:width="0.013cm" svg:height="0.005cm" svg:x="8.725cm" svg:y="20.524cm" svg:viewBox="0 0 14 6" draw:points="14,6 13,0 0,6">
          <text:p/>
        </draw:polygon>
        <draw:polygon draw:style-name="gr49" draw:layer="layout" svg:width="0.013cm" svg:height="0.006cm" svg:x="8.736cm" svg:y="20.513cm" svg:viewBox="0 0 14 7" draw:points="14,7 13,0 0,6">
          <text:p/>
        </draw:polygon>
        <draw:polygon draw:style-name="gr49" draw:layer="layout" svg:width="0.013cm" svg:height="0.005cm" svg:x="8.735cm" svg:y="20.508cm" svg:viewBox="0 0 14 6" draw:points="14,6 13,0 0,6">
          <text:p/>
        </draw:polygon>
        <draw:polygon draw:style-name="gr49" draw:layer="layout" svg:width="0.013cm" svg:height="0.005cm" svg:x="8.735cm" svg:y="20.513cm" svg:viewBox="0 0 14 6" draw:points="14,0 0,0 1,6">
          <text:p/>
        </draw:polygon>
        <draw:polygon draw:style-name="gr49" draw:layer="layout" svg:width="0.013cm" svg:height="0.005cm" svg:x="8.723cm" svg:y="20.513cm" svg:viewBox="0 0 14 6" draw:points="14,6 13,0 0,6">
          <text:p/>
        </draw:polygon>
        <draw:polygon draw:style-name="gr49" draw:layer="layout" svg:width="0.013cm" svg:height="0.006cm" svg:x="8.736cm" svg:y="20.518cm" svg:viewBox="0 0 14 7" draw:points="14,1 0,0 1,7">
          <text:p/>
        </draw:polygon>
        <draw:polygon draw:style-name="gr49" draw:layer="layout" svg:width="0.013cm" svg:height="0.005cm" svg:x="8.723cm" svg:y="20.518cm" svg:viewBox="0 0 14 6" draw:points="14,0 0,0 1,6">
          <text:p/>
        </draw:polygon>
        <draw:polygon draw:style-name="gr49" draw:layer="layout" svg:width="0.013cm" svg:height="0.006cm" svg:x="8.724cm" svg:y="20.518cm" svg:viewBox="0 0 14 7" draw:points="13,0 0,6 14,7">
          <text:p/>
        </draw:polygon>
        <draw:polygon draw:style-name="gr49" draw:layer="layout" svg:width="0.013cm" svg:height="0.006cm" svg:x="8.724cm" svg:y="20.523cm" svg:viewBox="0 0 14 7" draw:points="14,1 0,0 1,7">
          <text:p/>
        </draw:polygon>
        <draw:polygon draw:style-name="gr49" draw:layer="layout" svg:width="0.014cm" svg:height="0.006cm" svg:x="8.711cm" svg:y="20.523cm" svg:viewBox="0 0 15 7" draw:points="15,7 14,0 0,6">
          <text:p/>
        </draw:polygon>
        <draw:polygon draw:style-name="gr49" draw:layer="layout" svg:width="0.014cm" svg:height="0.005cm" svg:x="8.71cm" svg:y="20.518cm" svg:viewBox="0 0 15 6" draw:points="15,6 14,0 0,6">
          <text:p/>
        </draw:polygon>
        <draw:polygon draw:style-name="gr49" draw:layer="layout" svg:width="0.014cm" svg:height="0.005cm" svg:x="8.71cm" svg:y="20.523cm" svg:viewBox="0 0 15 6" draw:points="15,0 0,0 1,6">
          <text:p/>
        </draw:polygon>
        <draw:polygon draw:style-name="gr49" draw:layer="layout" svg:width="0.013cm" svg:height="0.005cm" svg:x="8.698cm" svg:y="20.523cm" svg:viewBox="0 0 14 6" draw:points="14,6 13,0 0,6">
          <text:p/>
        </draw:polygon>
        <draw:polygon draw:style-name="gr50" draw:layer="layout" svg:width="0.013cm" svg:height="0.006cm" svg:x="8.734cm" svg:y="20.502cm" svg:viewBox="0 0 14 7" draw:points="14,7 13,0 0,6">
          <text:p/>
        </draw:polygon>
        <draw:polygon draw:style-name="gr50" draw:layer="layout" svg:width="0.013cm" svg:height="0.005cm" svg:x="8.733cm" svg:y="20.497cm" svg:viewBox="0 0 14 6" draw:points="14,6 13,0 0,6">
          <text:p/>
        </draw:polygon>
        <draw:polygon draw:style-name="gr50" draw:layer="layout" svg:width="0.013cm" svg:height="0.005cm" svg:x="8.733cm" svg:y="20.502cm" svg:viewBox="0 0 14 6" draw:points="14,0 0,0 1,6">
          <text:p/>
        </draw:polygon>
        <draw:polygon draw:style-name="gr50" draw:layer="layout" svg:width="0.013cm" svg:height="0.005cm" svg:x="8.721cm" svg:y="20.502cm" svg:viewBox="0 0 14 6" draw:points="14,6 13,0 0,6">
          <text:p/>
        </draw:polygon>
        <draw:polygon draw:style-name="gr51" draw:layer="layout" svg:width="0.013cm" svg:height="0.005cm" svg:x="8.732cm" svg:y="20.492cm" svg:viewBox="0 0 14 6" draw:points="14,6 12,0 0,6">
          <text:p/>
        </draw:polygon>
        <draw:polygon draw:style-name="gr51" draw:layer="layout" svg:width="0.013cm" svg:height="0.006cm" svg:x="8.731cm" svg:y="20.486cm" svg:viewBox="0 0 14 7" draw:points="14,7 13,0 0,6">
          <text:p/>
        </draw:polygon>
        <draw:polygon draw:style-name="gr51" draw:layer="layout" svg:width="0.013cm" svg:height="0.006cm" svg:x="8.731cm" svg:y="20.491cm" svg:viewBox="0 0 14 7" draw:points="14,1 0,0 2,7">
          <text:p/>
        </draw:polygon>
        <draw:polygon draw:style-name="gr51" draw:layer="layout" svg:width="0.013cm" svg:height="0.006cm" svg:x="8.719cm" svg:y="20.491cm" svg:viewBox="0 0 14 7" draw:points="14,7 12,0 0,6">
          <text:p/>
        </draw:polygon>
        <draw:polygon draw:style-name="gr51" draw:layer="layout" svg:width="0.013cm" svg:height="0.005cm" svg:x="8.732cm" svg:y="20.497cm" svg:viewBox="0 0 14 6" draw:points="14,0 0,0 1,6">
          <text:p/>
        </draw:polygon>
        <draw:polygon draw:style-name="gr51" draw:layer="layout" svg:width="0.013cm" svg:height="0.005cm" svg:x="8.719cm" svg:y="20.496cm" svg:viewBox="0 0 14 6" draw:points="14,1 0,0 1,6">
          <text:p/>
        </draw:polygon>
        <draw:polygon draw:style-name="gr51" draw:layer="layout" svg:width="0.013cm" svg:height="0.005cm" svg:x="8.72cm" svg:y="20.497cm" svg:viewBox="0 0 14 6" draw:points="13,0 0,5 14,6">
          <text:p/>
        </draw:polygon>
        <draw:polygon draw:style-name="gr51" draw:layer="layout" svg:width="0.013cm" svg:height="0.006cm" svg:x="8.72cm" svg:y="20.501cm" svg:viewBox="0 0 14 7" draw:points="14,1 0,0 1,7">
          <text:p/>
        </draw:polygon>
        <draw:polygon draw:style-name="gr51" draw:layer="layout" svg:width="0.014cm" svg:height="0.006cm" svg:x="8.707cm" svg:y="20.501cm" svg:viewBox="0 0 15 7" draw:points="15,7 14,0 0,6">
          <text:p/>
        </draw:polygon>
        <draw:polygon draw:style-name="gr51" draw:layer="layout" svg:width="0.014cm" svg:height="0.005cm" svg:x="8.706cm" svg:y="20.496cm" svg:viewBox="0 0 15 6" draw:points="15,6 14,0 0,6">
          <text:p/>
        </draw:polygon>
        <draw:polygon draw:style-name="gr51" draw:layer="layout" svg:width="0.014cm" svg:height="0.005cm" svg:x="8.706cm" svg:y="20.501cm" svg:viewBox="0 0 15 6" draw:points="15,0 0,0 1,6">
          <text:p/>
        </draw:polygon>
        <draw:polygon draw:style-name="gr51" draw:layer="layout" svg:width="0.013cm" svg:height="0.005cm" svg:x="8.694cm" svg:y="20.501cm" svg:viewBox="0 0 14 6" draw:points="14,6 13,0 0,6">
          <text:p/>
        </draw:polygon>
        <draw:polygon draw:style-name="gr50" draw:layer="layout" svg:width="0.013cm" svg:height="0.006cm" svg:x="8.734cm" svg:y="20.507cm" svg:viewBox="0 0 14 7" draw:points="14,1 0,0 1,7">
          <text:p/>
        </draw:polygon>
        <draw:polygon draw:style-name="gr50" draw:layer="layout" svg:width="0.013cm" svg:height="0.005cm" svg:x="8.721cm" svg:y="20.507cm" svg:viewBox="0 0 14 6" draw:points="14,0 0,0 1,6">
          <text:p/>
        </draw:polygon>
        <draw:polygon draw:style-name="gr50" draw:layer="layout" svg:width="0.013cm" svg:height="0.006cm" svg:x="8.722cm" svg:y="20.507cm" svg:viewBox="0 0 14 7" draw:points="13,0 0,6 14,7">
          <text:p/>
        </draw:polygon>
        <draw:polygon draw:style-name="gr50" draw:layer="layout" svg:width="0.013cm" svg:height="0.006cm" svg:x="8.722cm" svg:y="20.512cm" svg:viewBox="0 0 14 7" draw:points="14,1 0,0 1,7">
          <text:p/>
        </draw:polygon>
        <draw:polygon draw:style-name="gr51" draw:layer="layout" svg:width="0.014cm" svg:height="0.006cm" svg:x="8.707cm" svg:y="20.506cm" svg:viewBox="0 0 15 7" draw:points="15,1 0,0 1,7">
          <text:p/>
        </draw:polygon>
        <draw:polygon draw:style-name="gr51" draw:layer="layout" svg:width="0.013cm" svg:height="0.005cm" svg:x="8.694cm" svg:y="20.506cm" svg:viewBox="0 0 14 6" draw:points="14,0 0,0 1,6">
          <text:p/>
        </draw:polygon>
        <draw:polygon draw:style-name="gr51" draw:layer="layout" svg:width="0.013cm" svg:height="0.006cm" svg:x="8.695cm" svg:y="20.506cm" svg:viewBox="0 0 14 7" draw:points="13,0 0,6 14,7">
          <text:p/>
        </draw:polygon>
        <draw:polygon draw:style-name="gr51" draw:layer="layout" svg:width="0.013cm" svg:height="0.006cm" svg:x="8.695cm" svg:y="20.511cm" svg:viewBox="0 0 14 7" draw:points="14,1 0,0 1,7">
          <text:p/>
        </draw:polygon>
        <draw:polygon draw:style-name="gr51" draw:layer="layout" svg:width="0.014cm" svg:height="0.005cm" svg:x="8.708cm" svg:y="20.507cm" svg:viewBox="0 0 15 6" draw:points="14,0 0,6 15,6">
          <text:p/>
        </draw:polygon>
        <draw:polygon draw:style-name="gr51" draw:layer="layout" svg:width="0.013cm" svg:height="0.005cm" svg:x="8.696cm" svg:y="20.512cm" svg:viewBox="0 0 14 6" draw:points="13,0 0,6 14,6">
          <text:p/>
        </draw:polygon>
        <draw:polygon draw:style-name="gr51" draw:layer="layout" svg:width="0.014cm" svg:height="0.005cm" svg:x="8.708cm" svg:y="20.512cm" svg:viewBox="0 0 15 6" draw:points="0,0 1,6 15,0">
          <text:p/>
        </draw:polygon>
        <draw:polygon draw:style-name="gr50" draw:layer="layout" svg:width="0.014cm" svg:height="0.006cm" svg:x="8.709cm" svg:y="20.512cm" svg:viewBox="0 0 15 7" draw:points="14,0 0,6 15,7">
          <text:p/>
        </draw:polygon>
        <draw:polygon draw:style-name="gr50" draw:layer="layout" svg:width="0.014cm" svg:height="0.006cm" svg:x="8.709cm" svg:y="20.517cm" svg:viewBox="0 0 15 7" draw:points="15,1 0,0 1,7">
          <text:p/>
        </draw:polygon>
        <draw:polygon draw:style-name="gr50" draw:layer="layout" svg:width="0.013cm" svg:height="0.005cm" svg:x="8.696cm" svg:y="20.517cm" svg:viewBox="0 0 14 6" draw:points="14,0 0,0 1,6">
          <text:p/>
        </draw:polygon>
        <draw:polygon draw:style-name="gr50" draw:layer="layout" svg:width="0.013cm" svg:height="0.006cm" svg:x="8.697cm" svg:y="20.517cm" svg:viewBox="0 0 14 7" draw:points="13,0 0,6 14,7">
          <text:p/>
        </draw:polygon>
        <draw:polygon draw:style-name="gr50" draw:layer="layout" svg:width="0.013cm" svg:height="0.006cm" svg:x="8.697cm" svg:y="20.522cm" svg:viewBox="0 0 14 7" draw:points="14,1 0,0 1,7">
          <text:p/>
        </draw:polygon>
        <draw:polygon draw:style-name="gr50" draw:layer="layout" svg:width="0.014cm" svg:height="0.006cm" svg:x="8.684cm" svg:y="20.522cm" svg:viewBox="0 0 15 7" draw:points="15,7 14,0 0,6">
          <text:p/>
        </draw:polygon>
        <draw:polygon draw:style-name="gr50" draw:layer="layout" svg:width="0.014cm" svg:height="0.005cm" svg:x="8.683cm" svg:y="20.517cm" svg:viewBox="0 0 15 6" draw:points="15,6 14,0 0,6">
          <text:p/>
        </draw:polygon>
        <draw:polygon draw:style-name="gr50" draw:layer="layout" svg:width="0.014cm" svg:height="0.005cm" svg:x="8.683cm" svg:y="20.522cm" svg:viewBox="0 0 15 6" draw:points="15,0 0,0 1,6">
          <text:p/>
        </draw:polygon>
        <draw:polygon draw:style-name="gr50" draw:layer="layout" svg:width="0.013cm" svg:height="0.005cm" svg:x="8.671cm" svg:y="20.522cm" svg:viewBox="0 0 14 6" draw:points="14,6 13,0 0,6">
          <text:p/>
        </draw:polygon>
        <draw:polygon draw:style-name="gr51" draw:layer="layout" svg:width="0.013cm" svg:height="0.006cm" svg:x="8.683cm" svg:y="20.511cm" svg:viewBox="0 0 14 7" draw:points="14,7 13,0 0,6">
          <text:p/>
        </draw:polygon>
        <draw:polygon draw:style-name="gr51" draw:layer="layout" svg:width="0.013cm" svg:height="0.005cm" svg:x="8.682cm" svg:y="20.506cm" svg:viewBox="0 0 14 6" draw:points="14,6 13,0 0,6">
          <text:p/>
        </draw:polygon>
        <draw:polygon draw:style-name="gr51" draw:layer="layout" svg:width="0.013cm" svg:height="0.005cm" svg:x="8.682cm" svg:y="20.511cm" svg:viewBox="0 0 14 6" draw:points="14,0 0,0 1,6">
          <text:p/>
        </draw:polygon>
        <draw:polygon draw:style-name="gr51" draw:layer="layout" svg:width="0.014cm" svg:height="0.005cm" svg:x="8.669cm" svg:y="20.511cm" svg:viewBox="0 0 15 6" draw:points="15,6 14,0 0,6">
          <text:p/>
        </draw:polygon>
        <draw:polygon draw:style-name="gr51" draw:layer="layout" svg:width="0.013cm" svg:height="0.006cm" svg:x="8.683cm" svg:y="20.516cm" svg:viewBox="0 0 14 7" draw:points="14,1 0,0 0,7">
          <text:p/>
        </draw:polygon>
        <draw:polygon draw:style-name="gr51" draw:layer="layout" svg:width="0.014cm" svg:height="0.005cm" svg:x="8.669cm" svg:y="20.516cm" svg:viewBox="0 0 15 6" draw:points="15,0 0,0 1,6">
          <text:p/>
        </draw:polygon>
        <draw:polygon draw:style-name="gr51" draw:layer="layout" svg:width="0.013cm" svg:height="0.006cm" svg:x="8.67cm" svg:y="20.516cm" svg:viewBox="0 0 14 7" draw:points="14,0 0,6 14,7">
          <text:p/>
        </draw:polygon>
        <draw:polygon draw:style-name="gr51" draw:layer="layout" svg:width="0.013cm" svg:height="0.006cm" svg:x="8.67cm" svg:y="20.521cm" svg:viewBox="0 0 14 7" draw:points="14,1 0,0 1,7">
          <text:p/>
        </draw:polygon>
        <draw:polygon draw:style-name="gr51" draw:layer="layout" svg:width="0.013cm" svg:height="0.006cm" svg:x="8.658cm" svg:y="20.521cm" svg:viewBox="0 0 14 7" draw:points="14,7 13,0 0,6">
          <text:p/>
        </draw:polygon>
        <draw:polygon draw:style-name="gr51" draw:layer="layout" svg:width="0.013cm" svg:height="0.005cm" svg:x="8.657cm" svg:y="20.516cm" svg:viewBox="0 0 14 6" draw:points="14,6 13,0 0,6">
          <text:p/>
        </draw:polygon>
        <draw:polygon draw:style-name="gr51" draw:layer="layout" svg:width="0.013cm" svg:height="0.005cm" svg:x="8.657cm" svg:y="20.521cm" svg:viewBox="0 0 14 6" draw:points="14,0 0,0 1,6">
          <text:p/>
        </draw:polygon>
        <draw:polygon draw:style-name="gr51" draw:layer="layout" svg:width="0.014cm" svg:height="0.005cm" svg:x="8.644cm" svg:y="20.521cm" svg:viewBox="0 0 15 6" draw:points="15,6 14,0 0,6">
          <text:p/>
        </draw:polygon>
        <draw:polygon draw:style-name="gr35" draw:layer="layout" svg:width="0.014cm" svg:height="0.005cm" svg:x="8.829cm" svg:y="20.441cm" svg:viewBox="0 0 15 6" draw:points="15,6 14,0 0,6">
          <text:p/>
        </draw:polygon>
        <draw:polygon draw:style-name="gr52" draw:layer="layout" svg:width="0.014cm" svg:height="0.006cm" svg:x="8.828cm" svg:y="20.435cm" svg:viewBox="0 0 15 7" draw:points="15,7 14,0 0,6">
          <text:p/>
        </draw:polygon>
        <draw:polygon draw:style-name="gr52" draw:layer="layout" svg:width="0.014cm" svg:height="0.006cm" svg:x="8.828cm" svg:y="20.44cm" svg:viewBox="0 0 15 7" draw:points="15,1 0,0 1,7">
          <text:p/>
        </draw:polygon>
        <draw:polygon draw:style-name="gr52" draw:layer="layout" svg:width="0.013cm" svg:height="0.006cm" svg:x="8.816cm" svg:y="20.44cm" svg:viewBox="0 0 14 7" draw:points="14,7 13,0 0,6">
          <text:p/>
        </draw:polygon>
        <draw:polygon draw:style-name="gr52" draw:layer="layout" svg:width="0.014cm" svg:height="0.005cm" svg:x="8.827cm" svg:y="20.43cm" svg:viewBox="0 0 15 6" draw:points="15,6 14,0 0,6">
          <text:p/>
        </draw:polygon>
        <draw:polygon draw:style-name="gr53" draw:layer="layout" svg:width="0.014cm" svg:height="0.005cm" svg:x="8.826cm" svg:y="20.425cm" svg:viewBox="0 0 15 6" draw:points="15,6 14,0 0,4">
          <text:p/>
        </draw:polygon>
        <draw:polygon draw:style-name="gr53" draw:layer="layout" svg:width="0.014cm" svg:height="0.007cm" svg:x="8.826cm" svg:y="20.429cm" svg:viewBox="0 0 15 8" draw:points="15,2 0,0 1,8">
          <text:p/>
        </draw:polygon>
        <draw:polygon draw:style-name="gr53" draw:layer="layout" svg:width="0.013cm" svg:height="0.007cm" svg:x="8.814cm" svg:y="20.429cm" svg:viewBox="0 0 14 8" draw:points="14,8 13,0 0,6">
          <text:p/>
        </draw:polygon>
        <draw:polygon draw:style-name="gr52" draw:layer="layout" svg:width="0.014cm" svg:height="0.005cm" svg:x="8.827cm" svg:y="20.435cm" svg:viewBox="0 0 15 6" draw:points="15,0 0,0 1,6">
          <text:p/>
        </draw:polygon>
        <draw:polygon draw:style-name="gr53" draw:layer="layout" svg:width="0.013cm" svg:height="0.007cm" svg:x="8.814cm" svg:y="20.434cm" svg:viewBox="0 0 14 8" draw:points="14,2 0,0 1,8">
          <text:p/>
        </draw:polygon>
        <draw:polygon draw:style-name="gr53" draw:layer="layout" svg:width="0.013cm" svg:height="0.005cm" svg:x="8.815cm" svg:y="20.435cm" svg:viewBox="0 0 14 6" draw:points="13,0 0,6 14,6">
          <text:p/>
        </draw:polygon>
        <draw:polygon draw:style-name="gr52" draw:layer="layout" svg:width="0.013cm" svg:height="0.005cm" svg:x="8.815cm" svg:y="20.44cm" svg:viewBox="0 0 14 6" draw:points="14,0 0,0 1,6">
          <text:p/>
        </draw:polygon>
        <draw:polygon draw:style-name="gr52" draw:layer="layout" svg:width="0.014cm" svg:height="0.005cm" svg:x="8.802cm" svg:y="20.44cm" svg:viewBox="0 0 15 6" draw:points="15,6 14,0 0,6">
          <text:p/>
        </draw:polygon>
        <draw:polygon draw:style-name="gr53" draw:layer="layout" svg:width="0.014cm" svg:height="0.007cm" svg:x="8.801cm" svg:y="20.434cm" svg:viewBox="0 0 15 8" draw:points="15,8 14,0 0,6">
          <text:p/>
        </draw:polygon>
        <draw:polygon draw:style-name="gr53" draw:layer="layout" svg:width="0.014cm" svg:height="0.007cm" svg:x="8.801cm" svg:y="20.439cm" svg:viewBox="0 0 15 8" draw:points="15,2 0,0 1,8">
          <text:p/>
        </draw:polygon>
        <draw:polygon draw:style-name="gr53" draw:layer="layout" svg:width="0.013cm" svg:height="0.007cm" svg:x="8.789cm" svg:y="20.439cm" svg:viewBox="0 0 14 8" draw:points="14,8 13,0 0,6">
          <text:p/>
        </draw:polygon>
        <draw:polygon draw:style-name="gr53" draw:layer="layout" svg:width="0.014cm" svg:height="0.007cm" svg:x="8.825cm" svg:y="20.419cm" svg:viewBox="0 0 15 8" draw:points="15,8 14,0 0,6">
          <text:p/>
        </draw:polygon>
        <draw:polygon draw:style-name="gr54" draw:layer="layout" svg:width="0.014cm" svg:height="0.005cm" svg:x="8.824cm" svg:y="20.414cm" svg:viewBox="0 0 15 6" draw:points="15,6 14,0 0,6">
          <text:p/>
        </draw:polygon>
        <draw:polygon draw:style-name="gr54" draw:layer="layout" svg:width="0.014cm" svg:height="0.005cm" svg:x="8.824cm" svg:y="20.419cm" svg:viewBox="0 0 15 6" draw:points="15,0 0,0 1,6">
          <text:p/>
        </draw:polygon>
        <draw:polygon draw:style-name="gr54" draw:layer="layout" svg:width="0.013cm" svg:height="0.005cm" svg:x="8.812cm" svg:y="20.419cm" svg:viewBox="0 0 14 6" draw:points="14,6 13,0 0,6">
          <text:p/>
        </draw:polygon>
        <draw:polygon draw:style-name="gr54" draw:layer="layout" svg:width="0.014cm" svg:height="0.006cm" svg:x="8.823cm" svg:y="20.408cm" svg:viewBox="0 0 15 7" draw:points="15,7 14,0 0,6">
          <text:p/>
        </draw:polygon>
        <draw:polygon draw:style-name="gr55" draw:layer="layout" svg:width="0.015cm" svg:height="0.005cm" svg:x="8.822cm" svg:y="20.403cm" svg:viewBox="0 0 16 6" draw:points="16,6 14,0 0,6">
          <text:p/>
        </draw:polygon>
        <draw:polygon draw:style-name="gr55" draw:layer="layout" svg:width="0.015cm" svg:height="0.005cm" svg:x="8.822cm" svg:y="20.408cm" svg:viewBox="0 0 16 6" draw:points="16,0 0,0 2,6">
          <text:p/>
        </draw:polygon>
        <draw:polygon draw:style-name="gr55" draw:layer="layout" svg:width="0.013cm" svg:height="0.005cm" svg:x="8.81cm" svg:y="20.408cm" svg:viewBox="0 0 14 6" draw:points="14,6 12,0 0,6">
          <text:p/>
        </draw:polygon>
        <draw:polygon draw:style-name="gr54" draw:layer="layout" svg:width="0.014cm" svg:height="0.006cm" svg:x="8.823cm" svg:y="20.413cm" svg:viewBox="0 0 15 7" draw:points="15,1 0,0 1,7">
          <text:p/>
        </draw:polygon>
        <draw:polygon draw:style-name="gr55" draw:layer="layout" svg:width="0.013cm" svg:height="0.005cm" svg:x="8.81cm" svg:y="20.413cm" svg:viewBox="0 0 14 6" draw:points="14,0 0,0 1,6">
          <text:p/>
        </draw:polygon>
        <draw:polygon draw:style-name="gr55" draw:layer="layout" svg:width="0.013cm" svg:height="0.006cm" svg:x="8.811cm" svg:y="20.413cm" svg:viewBox="0 0 14 7" draw:points="13,0 0,6 14,7">
          <text:p/>
        </draw:polygon>
        <draw:polygon draw:style-name="gr54" draw:layer="layout" svg:width="0.013cm" svg:height="0.006cm" svg:x="8.811cm" svg:y="20.418cm" svg:viewBox="0 0 14 7" draw:points="14,1 0,0 1,7">
          <text:p/>
        </draw:polygon>
        <draw:polygon draw:style-name="gr54" draw:layer="layout" svg:width="0.014cm" svg:height="0.006cm" svg:x="8.798cm" svg:y="20.418cm" svg:viewBox="0 0 15 7" draw:points="15,7 14,0 0,6">
          <text:p/>
        </draw:polygon>
        <draw:polygon draw:style-name="gr55" draw:layer="layout" svg:width="0.014cm" svg:height="0.005cm" svg:x="8.797cm" svg:y="20.413cm" svg:viewBox="0 0 15 6" draw:points="15,6 14,0 0,6">
          <text:p/>
        </draw:polygon>
        <draw:polygon draw:style-name="gr55" draw:layer="layout" svg:width="0.014cm" svg:height="0.005cm" svg:x="8.797cm" svg:y="20.418cm" svg:viewBox="0 0 15 6" draw:points="15,0 0,0 1,6">
          <text:p/>
        </draw:polygon>
        <draw:polygon draw:style-name="gr55" draw:layer="layout" svg:width="0.013cm" svg:height="0.005cm" svg:x="8.785cm" svg:y="20.418cm" svg:viewBox="0 0 14 6" draw:points="14,6 13,0 0,6">
          <text:p/>
        </draw:polygon>
        <draw:polygon draw:style-name="gr53" draw:layer="layout" svg:width="0.014cm" svg:height="0.005cm" svg:x="8.825cm" svg:y="20.424cm" svg:viewBox="0 0 15 6" draw:points="15,2 0,0 1,6">
          <text:p/>
        </draw:polygon>
        <draw:polygon draw:style-name="gr54" draw:layer="layout" svg:width="0.013cm" svg:height="0.005cm" svg:x="8.812cm" svg:y="20.424cm" svg:viewBox="0 0 14 6" draw:points="14,0 0,0 1,6">
          <text:p/>
        </draw:polygon>
        <draw:polygon draw:style-name="gr54" draw:layer="layout" svg:width="0.013cm" svg:height="0.005cm" svg:x="8.813cm" svg:y="20.424cm" svg:viewBox="0 0 14 6" draw:points="13,0 0,6 14,6">
          <text:p/>
        </draw:polygon>
        <draw:polygon draw:style-name="gr53" draw:layer="layout" svg:width="0.013cm" svg:height="0.005cm" svg:x="8.813cm" svg:y="20.429cm" svg:viewBox="0 0 14 6" draw:points="14,0 0,0 1,6">
          <text:p/>
        </draw:polygon>
        <draw:polygon draw:style-name="gr54" draw:layer="layout" svg:width="0.014cm" svg:height="0.006cm" svg:x="8.798cm" svg:y="20.423cm" svg:viewBox="0 0 15 7" draw:points="15,1 0,0 1,7">
          <text:p/>
        </draw:polygon>
        <draw:polygon draw:style-name="gr55" draw:layer="layout" svg:width="0.013cm" svg:height="0.005cm" svg:x="8.785cm" svg:y="20.423cm" svg:viewBox="0 0 14 6" draw:points="14,0 0,0 1,6">
          <text:p/>
        </draw:polygon>
        <draw:polygon draw:style-name="gr55" draw:layer="layout" svg:width="0.013cm" svg:height="0.006cm" svg:x="8.786cm" svg:y="20.423cm" svg:viewBox="0 0 14 7" draw:points="13,0 0,6 14,7">
          <text:p/>
        </draw:polygon>
        <draw:polygon draw:style-name="gr54" draw:layer="layout" svg:width="0.013cm" svg:height="0.006cm" svg:x="8.786cm" svg:y="20.428cm" svg:viewBox="0 0 14 7" draw:points="14,1 0,0 1,7">
          <text:p/>
        </draw:polygon>
        <draw:polygon draw:style-name="gr54" draw:layer="layout" svg:width="0.014cm" svg:height="0.005cm" svg:x="8.799cm" svg:y="20.424cm" svg:viewBox="0 0 15 6" draw:points="14,0 0,6 15,6">
          <text:p/>
        </draw:polygon>
        <draw:polygon draw:style-name="gr54" draw:layer="layout" svg:width="0.013cm" svg:height="0.005cm" svg:x="8.787cm" svg:y="20.429cm" svg:viewBox="0 0 14 6" draw:points="13,0 0,6 14,6">
          <text:p/>
        </draw:polygon>
        <draw:polygon draw:style-name="gr54" draw:layer="layout" svg:width="0.014cm" svg:height="0.005cm" svg:x="8.799cm" svg:y="20.429cm" svg:viewBox="0 0 15 6" draw:points="0,0 1,6 15,0">
          <text:p/>
        </draw:polygon>
        <draw:polygon draw:style-name="gr54" draw:layer="layout" svg:width="0.014cm" svg:height="0.005cm" svg:x="8.8cm" svg:y="20.429cm" svg:viewBox="0 0 15 6" draw:points="14,0 0,6 15,6">
          <text:p/>
        </draw:polygon>
        <draw:polygon draw:style-name="gr53" draw:layer="layout" svg:width="0.014cm" svg:height="0.005cm" svg:x="8.8cm" svg:y="20.434cm" svg:viewBox="0 0 15 6" draw:points="15,0 0,0 1,6">
          <text:p/>
        </draw:polygon>
        <draw:polygon draw:style-name="gr54" draw:layer="layout" svg:width="0.013cm" svg:height="0.005cm" svg:x="8.787cm" svg:y="20.434cm" svg:viewBox="0 0 14 6" draw:points="14,0 0,0 1,6">
          <text:p/>
        </draw:polygon>
        <draw:polygon draw:style-name="gr54" draw:layer="layout" svg:width="0.013cm" svg:height="0.005cm" svg:x="8.788cm" svg:y="20.434cm" svg:viewBox="0 0 14 6" draw:points="13,0 0,6 14,6">
          <text:p/>
        </draw:polygon>
        <draw:polygon draw:style-name="gr53" draw:layer="layout" svg:width="0.013cm" svg:height="0.005cm" svg:x="8.788cm" svg:y="20.439cm" svg:viewBox="0 0 14 6" draw:points="14,0 0,0 1,6">
          <text:p/>
        </draw:polygon>
        <draw:polygon draw:style-name="gr53" draw:layer="layout" svg:width="0.013cm" svg:height="0.005cm" svg:x="8.776cm" svg:y="20.439cm" svg:viewBox="0 0 14 6" draw:points="14,6 13,0 0,6">
          <text:p/>
        </draw:polygon>
        <draw:polygon draw:style-name="gr54" draw:layer="layout" svg:width="0.013cm" svg:height="0.005cm" svg:x="8.775cm" svg:y="20.434cm" svg:viewBox="0 0 14 6" draw:points="14,6 13,0 0,5">
          <text:p/>
        </draw:polygon>
        <draw:polygon draw:style-name="gr54" draw:layer="layout" svg:width="0.013cm" svg:height="0.006cm" svg:x="8.775cm" svg:y="20.438cm" svg:viewBox="0 0 14 7" draw:points="14,1 0,0 1,7">
          <text:p/>
        </draw:polygon>
        <draw:polygon draw:style-name="gr54" draw:layer="layout" svg:width="0.014cm" svg:height="0.006cm" svg:x="8.762cm" svg:y="20.438cm" svg:viewBox="0 0 15 7" draw:points="15,7 14,0 0,6">
          <text:p/>
        </draw:polygon>
        <draw:polygon draw:style-name="gr54" draw:layer="layout" svg:width="0.013cm" svg:height="0.006cm" svg:x="8.774cm" svg:y="20.428cm" svg:viewBox="0 0 14 7" draw:points="14,7 13,0 0,6">
          <text:p/>
        </draw:polygon>
        <draw:polygon draw:style-name="gr55" draw:layer="layout" svg:width="0.013cm" svg:height="0.005cm" svg:x="8.773cm" svg:y="20.423cm" svg:viewBox="0 0 14 6" draw:points="14,6 13,0 0,6">
          <text:p/>
        </draw:polygon>
        <draw:polygon draw:style-name="gr55" draw:layer="layout" svg:width="0.013cm" svg:height="0.005cm" svg:x="8.773cm" svg:y="20.428cm" svg:viewBox="0 0 14 6" draw:points="14,0 0,0 1,6">
          <text:p/>
        </draw:polygon>
        <draw:polygon draw:style-name="gr55" draw:layer="layout" svg:width="0.014cm" svg:height="0.005cm" svg:x="8.76cm" svg:y="20.428cm" svg:viewBox="0 0 15 6" draw:points="15,6 14,0 0,6">
          <text:p/>
        </draw:polygon>
        <draw:polygon draw:style-name="gr54" draw:layer="layout" svg:width="0.013cm" svg:height="0.005cm" svg:x="8.774cm" svg:y="20.433cm" svg:viewBox="0 0 14 6" draw:points="14,1 0,0 1,6">
          <text:p/>
        </draw:polygon>
        <draw:polygon draw:style-name="gr55" draw:layer="layout" svg:width="0.014cm" svg:height="0.005cm" svg:x="8.76cm" svg:y="20.433cm" svg:viewBox="0 0 15 6" draw:points="15,0 0,0 1,6">
          <text:p/>
        </draw:polygon>
        <draw:polygon draw:style-name="gr55" draw:layer="layout" svg:width="0.014cm" svg:height="0.005cm" svg:x="8.761cm" svg:y="20.433cm" svg:viewBox="0 0 15 6" draw:points="14,0 0,6 15,6">
          <text:p/>
        </draw:polygon>
        <draw:polygon draw:style-name="gr54" draw:layer="layout" svg:width="0.014cm" svg:height="0.005cm" svg:x="8.761cm" svg:y="20.438cm" svg:viewBox="0 0 15 6" draw:points="15,0 0,0 1,6">
          <text:p/>
        </draw:polygon>
        <draw:polygon draw:style-name="gr54" draw:layer="layout" svg:width="0.013cm" svg:height="0.005cm" svg:x="8.749cm" svg:y="20.438cm" svg:viewBox="0 0 14 6" draw:points="14,6 13,0 0,6">
          <text:p/>
        </draw:polygon>
        <draw:polygon draw:style-name="gr55" draw:layer="layout" svg:width="0.013cm" svg:height="0.005cm" svg:x="8.748cm" svg:y="20.433cm" svg:viewBox="0 0 14 6" draw:points="14,6 13,0 0,6">
          <text:p/>
        </draw:polygon>
        <draw:polygon draw:style-name="gr55" draw:layer="layout" svg:width="0.013cm" svg:height="0.005cm" svg:x="8.748cm" svg:y="20.438cm" svg:viewBox="0 0 14 6" draw:points="14,0 0,0 1,6">
          <text:p/>
        </draw:polygon>
        <draw:polygon draw:style-name="gr55" draw:layer="layout" svg:width="0.014cm" svg:height="0.005cm" svg:x="8.735cm" svg:y="20.438cm" svg:viewBox="0 0 15 6" draw:points="15,6 14,0 0,6">
          <text:p/>
        </draw:polygon>
        <draw:polygon draw:style-name="gr56" draw:layer="layout" svg:width="0.014cm" svg:height="0.006cm" svg:x="8.821cm" svg:y="20.397cm" svg:viewBox="0 0 15 7" draw:points="15,7 14,0 0,6">
          <text:p/>
        </draw:polygon>
        <draw:polygon draw:style-name="gr56" draw:layer="layout" svg:width="0.014cm" svg:height="0.005cm" svg:x="8.82cm" svg:y="20.392cm" svg:viewBox="0 0 15 6" draw:points="15,6 14,0 0,6">
          <text:p/>
        </draw:polygon>
        <draw:polygon draw:style-name="gr56" draw:layer="layout" svg:width="0.014cm" svg:height="0.005cm" svg:x="8.82cm" svg:y="20.397cm" svg:viewBox="0 0 15 6" draw:points="15,0 0,0 1,6">
          <text:p/>
        </draw:polygon>
        <draw:polygon draw:style-name="gr56" draw:layer="layout" svg:width="0.013cm" svg:height="0.005cm" svg:x="8.808cm" svg:y="20.397cm" svg:viewBox="0 0 14 6" draw:points="14,6 13,0 0,6">
          <text:p/>
        </draw:polygon>
        <draw:polygon draw:style-name="gr57" draw:layer="layout" svg:width="0.014cm" svg:height="0.006cm" svg:x="8.819cm" svg:y="20.386cm" svg:viewBox="0 0 15 7" draw:points="15,7 14,0 0,6">
          <text:p/>
        </draw:polygon>
        <draw:polygon draw:style-name="gr57" draw:layer="layout" svg:width="0.014cm" svg:height="0.005cm" svg:x="8.818cm" svg:y="20.381cm" svg:viewBox="0 0 15 6" draw:points="15,6 14,0 0,6">
          <text:p/>
        </draw:polygon>
        <draw:polygon draw:style-name="gr57" draw:layer="layout" svg:width="0.014cm" svg:height="0.005cm" svg:x="8.818cm" svg:y="20.386cm" svg:viewBox="0 0 15 6" draw:points="15,0 0,0 1,6">
          <text:p/>
        </draw:polygon>
        <draw:polygon draw:style-name="gr57" draw:layer="layout" svg:width="0.013cm" svg:height="0.005cm" svg:x="8.806cm" svg:y="20.386cm" svg:viewBox="0 0 14 6" draw:points="14,6 13,0 0,6">
          <text:p/>
        </draw:polygon>
        <draw:polygon draw:style-name="gr57" draw:layer="layout" svg:width="0.014cm" svg:height="0.006cm" svg:x="8.819cm" svg:y="20.391cm" svg:viewBox="0 0 15 7" draw:points="15,1 0,0 1,7">
          <text:p/>
        </draw:polygon>
        <draw:polygon draw:style-name="gr57" draw:layer="layout" svg:width="0.013cm" svg:height="0.005cm" svg:x="8.806cm" svg:y="20.391cm" svg:viewBox="0 0 14 6" draw:points="14,0 0,0 1,6">
          <text:p/>
        </draw:polygon>
        <draw:polygon draw:style-name="gr57" draw:layer="layout" svg:width="0.013cm" svg:height="0.006cm" svg:x="8.807cm" svg:y="20.391cm" svg:viewBox="0 0 14 7" draw:points="13,0 0,6 14,7">
          <text:p/>
        </draw:polygon>
        <draw:polygon draw:style-name="gr57" draw:layer="layout" svg:width="0.013cm" svg:height="0.006cm" svg:x="8.807cm" svg:y="20.396cm" svg:viewBox="0 0 14 7" draw:points="14,1 0,0 1,7">
          <text:p/>
        </draw:polygon>
        <draw:polygon draw:style-name="gr57" draw:layer="layout" svg:width="0.014cm" svg:height="0.006cm" svg:x="8.794cm" svg:y="20.396cm" svg:viewBox="0 0 15 7" draw:points="15,7 14,0 0,6">
          <text:p/>
        </draw:polygon>
        <draw:polygon draw:style-name="gr57" draw:layer="layout" svg:width="0.014cm" svg:height="0.005cm" svg:x="8.793cm" svg:y="20.391cm" svg:viewBox="0 0 15 6" draw:points="15,6 14,0 0,6">
          <text:p/>
        </draw:polygon>
        <draw:polygon draw:style-name="gr57" draw:layer="layout" svg:width="0.014cm" svg:height="0.005cm" svg:x="8.793cm" svg:y="20.396cm" svg:viewBox="0 0 15 6" draw:points="15,0 0,0 1,6">
          <text:p/>
        </draw:polygon>
        <draw:polygon draw:style-name="gr57" draw:layer="layout" svg:width="0.013cm" svg:height="0.005cm" svg:x="8.781cm" svg:y="20.396cm" svg:viewBox="0 0 14 6" draw:points="14,6 13,0 0,6">
          <text:p/>
        </draw:polygon>
        <draw:polygon draw:style-name="gr58" draw:layer="layout" svg:width="0.014cm" svg:height="0.006cm" svg:x="8.817cm" svg:y="20.375cm" svg:viewBox="0 0 15 7" draw:points="15,7 14,0 0,6">
          <text:p/>
        </draw:polygon>
        <draw:polygon draw:style-name="gr58" draw:layer="layout" svg:width="0.014cm" svg:height="0.005cm" svg:x="8.816cm" svg:y="20.37cm" svg:viewBox="0 0 15 6" draw:points="15,6 14,0 0,6">
          <text:p/>
        </draw:polygon>
        <draw:polygon draw:style-name="gr58" draw:layer="layout" svg:width="0.014cm" svg:height="0.005cm" svg:x="8.816cm" svg:y="20.375cm" svg:viewBox="0 0 15 6" draw:points="15,0 0,0 1,6">
          <text:p/>
        </draw:polygon>
        <draw:polygon draw:style-name="gr58" draw:layer="layout" svg:width="0.013cm" svg:height="0.005cm" svg:x="8.804cm" svg:y="20.375cm" svg:viewBox="0 0 14 6" draw:points="14,6 13,0 0,6">
          <text:p/>
        </draw:polygon>
        <draw:polygon draw:style-name="gr59" draw:layer="layout" svg:width="0.014cm" svg:height="0.005cm" svg:x="8.815cm" svg:y="20.365cm" svg:viewBox="0 0 15 6" draw:points="15,6 14,0 0,6">
          <text:p/>
        </draw:polygon>
        <draw:polygon draw:style-name="gr59" draw:layer="layout" svg:width="0.014cm" svg:height="0.007cm" svg:x="8.814cm" svg:y="20.359cm" svg:viewBox="0 0 15 8" draw:points="15,8 14,0 0,6">
          <text:p/>
        </draw:polygon>
        <draw:polygon draw:style-name="gr59" draw:layer="layout" svg:width="0.014cm" svg:height="0.007cm" svg:x="8.814cm" svg:y="20.364cm" svg:viewBox="0 0 15 8" draw:points="15,2 0,0 1,8">
          <text:p/>
        </draw:polygon>
        <draw:polygon draw:style-name="gr59" draw:layer="layout" svg:width="0.013cm" svg:height="0.007cm" svg:x="8.802cm" svg:y="20.364cm" svg:viewBox="0 0 14 8" draw:points="14,8 13,0 0,6">
          <text:p/>
        </draw:polygon>
        <draw:polygon draw:style-name="gr59" draw:layer="layout" svg:width="0.014cm" svg:height="0.005cm" svg:x="8.815cm" svg:y="20.37cm" svg:viewBox="0 0 15 6" draw:points="15,0 0,0 1,6">
          <text:p/>
        </draw:polygon>
        <draw:polygon draw:style-name="gr59" draw:layer="layout" svg:width="0.013cm" svg:height="0.007cm" svg:x="8.802cm" svg:y="20.369cm" svg:viewBox="0 0 14 8" draw:points="14,2 0,0 1,8">
          <text:p/>
        </draw:polygon>
        <draw:polygon draw:style-name="gr59" draw:layer="layout" svg:width="0.013cm" svg:height="0.005cm" svg:x="8.803cm" svg:y="20.37cm" svg:viewBox="0 0 14 6" draw:points="13,0 0,6 14,6">
          <text:p/>
        </draw:polygon>
        <draw:polygon draw:style-name="gr59" draw:layer="layout" svg:width="0.013cm" svg:height="0.005cm" svg:x="8.803cm" svg:y="20.375cm" svg:viewBox="0 0 14 6" draw:points="14,0 0,0 1,6">
          <text:p/>
        </draw:polygon>
        <draw:polygon draw:style-name="gr59" draw:layer="layout" svg:width="0.014cm" svg:height="0.005cm" svg:x="8.79cm" svg:y="20.375cm" svg:viewBox="0 0 15 6" draw:points="15,6 14,0 0,6">
          <text:p/>
        </draw:polygon>
        <draw:polygon draw:style-name="gr59" draw:layer="layout" svg:width="0.014cm" svg:height="0.007cm" svg:x="8.789cm" svg:y="20.369cm" svg:viewBox="0 0 15 8" draw:points="15,8 14,0 0,6">
          <text:p/>
        </draw:polygon>
        <draw:polygon draw:style-name="gr59" draw:layer="layout" svg:width="0.014cm" svg:height="0.007cm" svg:x="8.789cm" svg:y="20.374cm" svg:viewBox="0 0 15 8" draw:points="15,2 0,0 1,8">
          <text:p/>
        </draw:polygon>
        <draw:polygon draw:style-name="gr59" draw:layer="layout" svg:width="0.013cm" svg:height="0.007cm" svg:x="8.777cm" svg:y="20.374cm" svg:viewBox="0 0 14 8" draw:points="14,8 13,0 0,6">
          <text:p/>
        </draw:polygon>
        <draw:polygon draw:style-name="gr58" draw:layer="layout" svg:width="0.014cm" svg:height="0.006cm" svg:x="8.817cm" svg:y="20.38cm" svg:viewBox="0 0 15 7" draw:points="15,1 0,0 1,7">
          <text:p/>
        </draw:polygon>
        <draw:polygon draw:style-name="gr58" draw:layer="layout" svg:width="0.013cm" svg:height="0.005cm" svg:x="8.804cm" svg:y="20.38cm" svg:viewBox="0 0 14 6" draw:points="14,0 0,0 1,6">
          <text:p/>
        </draw:polygon>
        <draw:polygon draw:style-name="gr58" draw:layer="layout" svg:width="0.013cm" svg:height="0.006cm" svg:x="8.805cm" svg:y="20.38cm" svg:viewBox="0 0 14 7" draw:points="13,0 0,6 14,7">
          <text:p/>
        </draw:polygon>
        <draw:polygon draw:style-name="gr58" draw:layer="layout" svg:width="0.013cm" svg:height="0.006cm" svg:x="8.805cm" svg:y="20.385cm" svg:viewBox="0 0 14 7" draw:points="14,1 0,0 1,7">
          <text:p/>
        </draw:polygon>
        <draw:polygon draw:style-name="gr59" draw:layer="layout" svg:width="0.014cm" svg:height="0.005cm" svg:x="8.79cm" svg:y="20.38cm" svg:viewBox="0 0 15 6" draw:points="15,0 0,0 1,6">
          <text:p/>
        </draw:polygon>
        <draw:polygon draw:style-name="gr59" draw:layer="layout" svg:width="0.013cm" svg:height="0.005cm" svg:x="8.777cm" svg:y="20.379cm" svg:viewBox="0 0 14 6" draw:points="14,2 0,0 1,6">
          <text:p/>
        </draw:polygon>
        <draw:polygon draw:style-name="gr59" draw:layer="layout" svg:width="0.013cm" svg:height="0.005cm" svg:x="8.778cm" svg:y="20.38cm" svg:viewBox="0 0 14 6" draw:points="13,0 0,4 14,6">
          <text:p/>
        </draw:polygon>
        <draw:polygon draw:style-name="gr59" draw:layer="layout" svg:width="0.013cm" svg:height="0.007cm" svg:x="8.778cm" svg:y="20.384cm" svg:viewBox="0 0 14 8" draw:points="14,2 0,0 1,8">
          <text:p/>
        </draw:polygon>
        <draw:polygon draw:style-name="gr59" draw:layer="layout" svg:width="0.014cm" svg:height="0.005cm" svg:x="8.791cm" svg:y="20.38cm" svg:viewBox="0 0 15 6" draw:points="14,0 0,6 15,6">
          <text:p/>
        </draw:polygon>
        <draw:polygon draw:style-name="gr59" draw:layer="layout" svg:width="0.013cm" svg:height="0.005cm" svg:x="8.779cm" svg:y="20.385cm" svg:viewBox="0 0 14 6" draw:points="13,0 0,6 14,6">
          <text:p/>
        </draw:polygon>
        <draw:polygon draw:style-name="gr59" draw:layer="layout" svg:width="0.014cm" svg:height="0.005cm" svg:x="8.791cm" svg:y="20.385cm" svg:viewBox="0 0 15 6" draw:points="0,0 1,6 15,0">
          <text:p/>
        </draw:polygon>
        <draw:polygon draw:style-name="gr58" draw:layer="layout" svg:width="0.014cm" svg:height="0.006cm" svg:x="8.792cm" svg:y="20.385cm" svg:viewBox="0 0 15 7" draw:points="14,0 0,6 15,7">
          <text:p/>
        </draw:polygon>
        <draw:polygon draw:style-name="gr58" draw:layer="layout" svg:width="0.014cm" svg:height="0.006cm" svg:x="8.792cm" svg:y="20.39cm" svg:viewBox="0 0 15 7" draw:points="15,1 0,0 1,7">
          <text:p/>
        </draw:polygon>
        <draw:polygon draw:style-name="gr58" draw:layer="layout" svg:width="0.013cm" svg:height="0.005cm" svg:x="8.779cm" svg:y="20.39cm" svg:viewBox="0 0 14 6" draw:points="14,0 0,0 1,6">
          <text:p/>
        </draw:polygon>
        <draw:polygon draw:style-name="gr58" draw:layer="layout" svg:width="0.013cm" svg:height="0.006cm" svg:x="8.78cm" svg:y="20.39cm" svg:viewBox="0 0 14 7" draw:points="13,0 0,6 14,7">
          <text:p/>
        </draw:polygon>
        <draw:polygon draw:style-name="gr58" draw:layer="layout" svg:width="0.013cm" svg:height="0.006cm" svg:x="8.78cm" svg:y="20.395cm" svg:viewBox="0 0 14 7" draw:points="14,1 0,0 1,7">
          <text:p/>
        </draw:polygon>
        <draw:polygon draw:style-name="gr58" draw:layer="layout" svg:width="0.013cm" svg:height="0.006cm" svg:x="8.768cm" svg:y="20.395cm" svg:viewBox="0 0 14 7" draw:points="14,7 13,0 0,6">
          <text:p/>
        </draw:polygon>
        <draw:polygon draw:style-name="gr58" draw:layer="layout" svg:width="0.013cm" svg:height="0.005cm" svg:x="8.767cm" svg:y="20.39cm" svg:viewBox="0 0 14 6" draw:points="14,6 13,0 0,6">
          <text:p/>
        </draw:polygon>
        <draw:polygon draw:style-name="gr58" draw:layer="layout" svg:width="0.013cm" svg:height="0.005cm" svg:x="8.767cm" svg:y="20.395cm" svg:viewBox="0 0 14 6" draw:points="14,0 0,0 1,6">
          <text:p/>
        </draw:polygon>
        <draw:polygon draw:style-name="gr58" draw:layer="layout" svg:width="0.014cm" svg:height="0.005cm" svg:x="8.754cm" svg:y="20.395cm" svg:viewBox="0 0 15 6" draw:points="15,6 14,0 0,6">
          <text:p/>
        </draw:polygon>
        <draw:polygon draw:style-name="gr59" draw:layer="layout" svg:width="0.013cm" svg:height="0.007cm" svg:x="8.766cm" svg:y="20.384cm" svg:viewBox="0 0 14 8" draw:points="14,8 13,0 0,6">
          <text:p/>
        </draw:polygon>
        <draw:polygon draw:style-name="gr59" draw:layer="layout" svg:width="0.013cm" svg:height="0.005cm" svg:x="8.765cm" svg:y="20.379cm" svg:viewBox="0 0 14 6" draw:points="14,6 13,0 0,6">
          <text:p/>
        </draw:polygon>
        <draw:polygon draw:style-name="gr59" draw:layer="layout" svg:width="0.013cm" svg:height="0.005cm" svg:x="8.765cm" svg:y="20.384cm" svg:viewBox="0 0 14 6" draw:points="14,0 0,0 1,6">
          <text:p/>
        </draw:polygon>
        <draw:polygon draw:style-name="gr59" draw:layer="layout" svg:width="0.014cm" svg:height="0.005cm" svg:x="8.752cm" svg:y="20.384cm" svg:viewBox="0 0 15 6" draw:points="15,6 14,0 0,6">
          <text:p/>
        </draw:polygon>
        <draw:polygon draw:style-name="gr59" draw:layer="layout" svg:width="0.013cm" svg:height="0.007cm" svg:x="8.766cm" svg:y="20.389cm" svg:viewBox="0 0 14 8" draw:points="14,2 0,0 1,8">
          <text:p/>
        </draw:polygon>
        <draw:polygon draw:style-name="gr59" draw:layer="layout" svg:width="0.014cm" svg:height="0.005cm" svg:x="8.752cm" svg:y="20.389cm" svg:viewBox="0 0 15 6" draw:points="15,0 0,0 1,6">
          <text:p/>
        </draw:polygon>
        <draw:polygon draw:style-name="gr59" draw:layer="layout" svg:width="0.014cm" svg:height="0.007cm" svg:x="8.753cm" svg:y="20.389cm" svg:viewBox="0 0 15 8" draw:points="14,0 0,6 15,8">
          <text:p/>
        </draw:polygon>
        <draw:polygon draw:style-name="gr59" draw:layer="layout" svg:width="0.014cm" svg:height="0.007cm" svg:x="8.753cm" svg:y="20.394cm" svg:viewBox="0 0 15 8" draw:points="15,2 0,0 1,8">
          <text:p/>
        </draw:polygon>
        <draw:polygon draw:style-name="gr59" draw:layer="layout" svg:width="0.013cm" svg:height="0.007cm" svg:x="8.741cm" svg:y="20.394cm" svg:viewBox="0 0 14 8" draw:points="14,8 13,0 0,6">
          <text:p/>
        </draw:polygon>
        <draw:polygon draw:style-name="gr59" draw:layer="layout" svg:width="0.013cm" svg:height="0.005cm" svg:x="8.74cm" svg:y="20.389cm" svg:viewBox="0 0 14 6" draw:points="14,6 13,0 0,6">
          <text:p/>
        </draw:polygon>
        <draw:polygon draw:style-name="gr59" draw:layer="layout" svg:width="0.013cm" svg:height="0.005cm" svg:x="8.74cm" svg:y="20.394cm" svg:viewBox="0 0 14 6" draw:points="14,0 0,0 1,6">
          <text:p/>
        </draw:polygon>
        <draw:polygon draw:style-name="gr59" draw:layer="layout" svg:width="0.014cm" svg:height="0.005cm" svg:x="8.727cm" svg:y="20.394cm" svg:viewBox="0 0 15 6" draw:points="15,6 14,0 0,6">
          <text:p/>
        </draw:polygon>
        <draw:polygon draw:style-name="gr56" draw:layer="layout" svg:width="0.014cm" svg:height="0.006cm" svg:x="8.821cm" svg:y="20.402cm" svg:viewBox="0 0 15 7" draw:points="15,1 0,0 1,7">
          <text:p/>
        </draw:polygon>
        <draw:polygon draw:style-name="gr56" draw:layer="layout" svg:width="0.013cm" svg:height="0.005cm" svg:x="8.808cm" svg:y="20.402cm" svg:viewBox="0 0 14 6" draw:points="14,0 0,0 1,6">
          <text:p/>
        </draw:polygon>
        <draw:polygon draw:style-name="gr56" draw:layer="layout" svg:width="0.013cm" svg:height="0.006cm" svg:x="8.809cm" svg:y="20.402cm" svg:viewBox="0 0 14 7" draw:points="13,0 0,6 14,7">
          <text:p/>
        </draw:polygon>
        <draw:polygon draw:style-name="gr56" draw:layer="layout" svg:width="0.013cm" svg:height="0.006cm" svg:x="8.809cm" svg:y="20.407cm" svg:viewBox="0 0 14 7" draw:points="14,1 0,0 2,7">
          <text:p/>
        </draw:polygon>
        <draw:polygon draw:style-name="gr57" draw:layer="layout" svg:width="0.014cm" svg:height="0.006cm" svg:x="8.794cm" svg:y="20.401cm" svg:viewBox="0 0 15 7" draw:points="15,1 0,0 1,7">
          <text:p/>
        </draw:polygon>
        <draw:polygon draw:style-name="gr57" draw:layer="layout" svg:width="0.013cm" svg:height="0.005cm" svg:x="8.781cm" svg:y="20.401cm" svg:viewBox="0 0 14 6" draw:points="14,0 0,0 1,6">
          <text:p/>
        </draw:polygon>
        <draw:polygon draw:style-name="gr57" draw:layer="layout" svg:width="0.013cm" svg:height="0.006cm" svg:x="8.782cm" svg:y="20.401cm" svg:viewBox="0 0 14 7" draw:points="13,0 0,6 14,7">
          <text:p/>
        </draw:polygon>
        <draw:polygon draw:style-name="gr57" draw:layer="layout" svg:width="0.013cm" svg:height="0.006cm" svg:x="8.782cm" svg:y="20.406cm" svg:viewBox="0 0 14 7" draw:points="14,1 0,0 1,7">
          <text:p/>
        </draw:polygon>
        <draw:polygon draw:style-name="gr57" draw:layer="layout" svg:width="0.014cm" svg:height="0.005cm" svg:x="8.795cm" svg:y="20.402cm" svg:viewBox="0 0 15 6" draw:points="14,0 0,6 15,6">
          <text:p/>
        </draw:polygon>
        <draw:polygon draw:style-name="gr57" draw:layer="layout" svg:width="0.013cm" svg:height="0.005cm" svg:x="8.783cm" svg:y="20.407cm" svg:viewBox="0 0 14 6" draw:points="13,0 0,6 14,6">
          <text:p/>
        </draw:polygon>
        <draw:polygon draw:style-name="gr57" draw:layer="layout" svg:width="0.014cm" svg:height="0.005cm" svg:x="8.795cm" svg:y="20.407cm" svg:viewBox="0 0 15 6" draw:points="0,0 1,6 15,0">
          <text:p/>
        </draw:polygon>
        <draw:polygon draw:style-name="gr56" draw:layer="layout" svg:width="0.015cm" svg:height="0.006cm" svg:x="8.796cm" svg:y="20.407cm" svg:viewBox="0 0 16 7" draw:points="14,0 0,6 16,7">
          <text:p/>
        </draw:polygon>
        <draw:polygon draw:style-name="gr56" draw:layer="layout" svg:width="0.015cm" svg:height="0.006cm" svg:x="8.796cm" svg:y="20.412cm" svg:viewBox="0 0 16 7" draw:points="16,1 0,0 2,7">
          <text:p/>
        </draw:polygon>
        <draw:polygon draw:style-name="gr56" draw:layer="layout" svg:width="0.013cm" svg:height="0.005cm" svg:x="8.783cm" svg:y="20.412cm" svg:viewBox="0 0 14 6" draw:points="14,0 0,0 2,6">
          <text:p/>
        </draw:polygon>
        <draw:polygon draw:style-name="gr56" draw:layer="layout" svg:width="0.013cm" svg:height="0.006cm" svg:x="8.784cm" svg:y="20.412cm" svg:viewBox="0 0 14 7" draw:points="12,0 0,6 14,7">
          <text:p/>
        </draw:polygon>
        <draw:polygon draw:style-name="gr56" draw:layer="layout" svg:width="0.013cm" svg:height="0.006cm" svg:x="8.784cm" svg:y="20.417cm" svg:viewBox="0 0 14 7" draw:points="14,1 0,0 1,7">
          <text:p/>
        </draw:polygon>
        <draw:polygon draw:style-name="gr58" draw:layer="layout" svg:width="0.013cm" svg:height="0.006cm" svg:x="8.768cm" svg:y="20.4cm" svg:viewBox="0 0 14 7" draw:points="14,1 0,0 1,7">
          <text:p/>
        </draw:polygon>
        <draw:polygon draw:style-name="gr58" draw:layer="layout" svg:width="0.014cm" svg:height="0.005cm" svg:x="8.754cm" svg:y="20.4cm" svg:viewBox="0 0 15 6" draw:points="15,0 0,0 1,6">
          <text:p/>
        </draw:polygon>
        <draw:polygon draw:style-name="gr58" draw:layer="layout" svg:width="0.014cm" svg:height="0.006cm" svg:x="8.755cm" svg:y="20.4cm" svg:viewBox="0 0 15 7" draw:points="14,0 0,6 15,7">
          <text:p/>
        </draw:polygon>
        <draw:polygon draw:style-name="gr58" draw:layer="layout" svg:width="0.014cm" svg:height="0.006cm" svg:x="8.755cm" svg:y="20.405cm" svg:viewBox="0 0 15 7" draw:points="15,1 0,0 1,7">
          <text:p/>
        </draw:polygon>
        <draw:polygon draw:style-name="gr59" draw:layer="layout" svg:width="0.013cm" svg:height="0.007cm" svg:x="8.741cm" svg:y="20.399cm" svg:viewBox="0 0 14 8" draw:points="14,2 0,0 1,8">
          <text:p/>
        </draw:polygon>
        <draw:polygon draw:style-name="gr59" draw:layer="layout" svg:width="0.014cm" svg:height="0.005cm" svg:x="8.727cm" svg:y="20.399cm" svg:viewBox="0 0 15 6" draw:points="15,0 0,0 1,6">
          <text:p/>
        </draw:polygon>
        <draw:polygon draw:style-name="gr59" draw:layer="layout" svg:width="0.014cm" svg:height="0.007cm" svg:x="8.728cm" svg:y="20.399cm" svg:viewBox="0 0 15 8" draw:points="14,0 0,6 15,8">
          <text:p/>
        </draw:polygon>
        <draw:polygon draw:style-name="gr59" draw:layer="layout" svg:width="0.014cm" svg:height="0.007cm" svg:x="8.728cm" svg:y="20.404cm" svg:viewBox="0 0 15 8" draw:points="15,2 0,0 1,8">
          <text:p/>
        </draw:polygon>
        <draw:polygon draw:style-name="gr59" draw:layer="layout" svg:width="0.013cm" svg:height="0.005cm" svg:x="8.742cm" svg:y="20.4cm" svg:viewBox="0 0 14 6" draw:points="13,0 0,6 14,6">
          <text:p/>
        </draw:polygon>
        <draw:polygon draw:style-name="gr59" draw:layer="layout" svg:width="0.014cm" svg:height="0.005cm" svg:x="8.729cm" svg:y="20.405cm" svg:viewBox="0 0 15 6" draw:points="14,0 0,6 15,6">
          <text:p/>
        </draw:polygon>
        <draw:polygon draw:style-name="gr59" draw:layer="layout" svg:width="0.013cm" svg:height="0.005cm" svg:x="8.742cm" svg:y="20.405cm" svg:viewBox="0 0 14 6" draw:points="0,0 1,6 14,0">
          <text:p/>
        </draw:polygon>
        <draw:polygon draw:style-name="gr58" draw:layer="layout" svg:width="0.013cm" svg:height="0.006cm" svg:x="8.743cm" svg:y="20.405cm" svg:viewBox="0 0 14 7" draw:points="13,0 0,6 14,7">
          <text:p/>
        </draw:polygon>
        <draw:polygon draw:style-name="gr58" draw:layer="layout" svg:width="0.013cm" svg:height="0.006cm" svg:x="8.743cm" svg:y="20.41cm" svg:viewBox="0 0 14 7" draw:points="14,1 0,0 1,7">
          <text:p/>
        </draw:polygon>
        <draw:polygon draw:style-name="gr58" draw:layer="layout" svg:width="0.014cm" svg:height="0.005cm" svg:x="8.729cm" svg:y="20.41cm" svg:viewBox="0 0 15 6" draw:points="15,0 0,0 1,6">
          <text:p/>
        </draw:polygon>
        <draw:polygon draw:style-name="gr58" draw:layer="layout" svg:width="0.014cm" svg:height="0.006cm" svg:x="8.73cm" svg:y="20.41cm" svg:viewBox="0 0 15 7" draw:points="14,0 0,6 15,7">
          <text:p/>
        </draw:polygon>
        <draw:polygon draw:style-name="gr58" draw:layer="layout" svg:width="0.014cm" svg:height="0.006cm" svg:x="8.73cm" svg:y="20.415cm" svg:viewBox="0 0 15 7" draw:points="15,1 0,0 1,7">
          <text:p/>
        </draw:polygon>
        <draw:polygon draw:style-name="gr58" draw:layer="layout" svg:width="0.013cm" svg:height="0.005cm" svg:x="8.769cm" svg:y="20.401cm" svg:viewBox="0 0 14 6" draw:points="13,0 0,6 14,6">
          <text:p/>
        </draw:polygon>
        <draw:polygon draw:style-name="gr58" draw:layer="layout" svg:width="0.014cm" svg:height="0.005cm" svg:x="8.756cm" svg:y="20.406cm" svg:viewBox="0 0 15 6" draw:points="14,0 0,6 15,6">
          <text:p/>
        </draw:polygon>
        <draw:polygon draw:style-name="gr58" draw:layer="layout" svg:width="0.013cm" svg:height="0.005cm" svg:x="8.769cm" svg:y="20.406cm" svg:viewBox="0 0 14 6" draw:points="0,0 1,6 14,0">
          <text:p/>
        </draw:polygon>
        <draw:polygon draw:style-name="gr57" draw:layer="layout" svg:width="0.013cm" svg:height="0.006cm" svg:x="8.77cm" svg:y="20.406cm" svg:viewBox="0 0 14 7" draw:points="13,0 0,6 14,7">
          <text:p/>
        </draw:polygon>
        <draw:polygon draw:style-name="gr58" draw:layer="layout" svg:width="0.013cm" svg:height="0.005cm" svg:x="8.744cm" svg:y="20.411cm" svg:viewBox="0 0 14 6" draw:points="13,0 0,6 14,6">
          <text:p/>
        </draw:polygon>
        <draw:polygon draw:style-name="gr58" draw:layer="layout" svg:width="0.015cm" svg:height="0.005cm" svg:x="8.731cm" svg:y="20.416cm" svg:viewBox="0 0 16 6" draw:points="14,0 0,6 16,6">
          <text:p/>
        </draw:polygon>
        <draw:polygon draw:style-name="gr58" draw:layer="layout" svg:width="0.013cm" svg:height="0.005cm" svg:x="8.744cm" svg:y="20.416cm" svg:viewBox="0 0 14 6" draw:points="0,0 2,6 14,0">
          <text:p/>
        </draw:polygon>
        <draw:polygon draw:style-name="gr57" draw:layer="layout" svg:width="0.013cm" svg:height="0.006cm" svg:x="8.745cm" svg:y="20.416cm" svg:viewBox="0 0 14 7" draw:points="12,0 0,6 14,7">
          <text:p/>
        </draw:polygon>
        <draw:polygon draw:style-name="gr58" draw:layer="layout" svg:width="0.014cm" svg:height="0.005cm" svg:x="8.756cm" svg:y="20.411cm" svg:viewBox="0 0 15 6" draw:points="0,0 1,6 15,0">
          <text:p/>
        </draw:polygon>
        <draw:polygon draw:style-name="gr57" draw:layer="layout" svg:width="0.015cm" svg:height="0.006cm" svg:x="8.757cm" svg:y="20.416cm" svg:viewBox="0 0 16 7" draw:points="0,0 2,7 16,1">
          <text:p/>
        </draw:polygon>
        <draw:polygon draw:style-name="gr57" draw:layer="layout" svg:width="0.015cm" svg:height="0.006cm" svg:x="8.757cm" svg:y="20.411cm" svg:viewBox="0 0 16 7" draw:points="0,6 16,7 14,0">
          <text:p/>
        </draw:polygon>
        <draw:polygon draw:style-name="gr57" draw:layer="layout" svg:width="0.013cm" svg:height="0.006cm" svg:x="8.77cm" svg:y="20.411cm" svg:viewBox="0 0 14 7" draw:points="0,0 2,7 14,1">
          <text:p/>
        </draw:polygon>
        <draw:polygon draw:style-name="gr57" draw:layer="layout" svg:width="0.013cm" svg:height="0.005cm" svg:x="8.771cm" svg:y="20.412cm" svg:viewBox="0 0 14 6" draw:points="12,0 0,6 14,6">
          <text:p/>
        </draw:polygon>
        <draw:polygon draw:style-name="gr57" draw:layer="layout" svg:width="0.014cm" svg:height="0.005cm" svg:x="8.758cm" svg:y="20.417cm" svg:viewBox="0 0 15 6" draw:points="14,0 0,6 15,6">
          <text:p/>
        </draw:polygon>
        <draw:polygon draw:style-name="gr57" draw:layer="layout" svg:width="0.013cm" svg:height="0.005cm" svg:x="8.771cm" svg:y="20.417cm" svg:viewBox="0 0 14 6" draw:points="0,0 1,6 14,0">
          <text:p/>
        </draw:polygon>
        <draw:polygon draw:style-name="gr56" draw:layer="layout" svg:width="0.013cm" svg:height="0.006cm" svg:x="8.772cm" svg:y="20.417cm" svg:viewBox="0 0 14 7" draw:points="13,0 0,6 14,7">
          <text:p/>
        </draw:polygon>
        <draw:polygon draw:style-name="gr56" draw:layer="layout" svg:width="0.013cm" svg:height="0.006cm" svg:x="8.772cm" svg:y="20.422cm" svg:viewBox="0 0 14 7" draw:points="14,1 0,0 1,7">
          <text:p/>
        </draw:polygon>
        <draw:polygon draw:style-name="gr56" draw:layer="layout" svg:width="0.014cm" svg:height="0.005cm" svg:x="8.758cm" svg:y="20.422cm" svg:viewBox="0 0 15 6" draw:points="15,0 0,0 1,6">
          <text:p/>
        </draw:polygon>
        <draw:polygon draw:style-name="gr56" draw:layer="layout" svg:width="0.014cm" svg:height="0.006cm" svg:x="8.759cm" svg:y="20.422cm" svg:viewBox="0 0 15 7" draw:points="14,0 0,6 15,7">
          <text:p/>
        </draw:polygon>
        <draw:polygon draw:style-name="gr56" draw:layer="layout" svg:width="0.014cm" svg:height="0.006cm" svg:x="8.759cm" svg:y="20.427cm" svg:viewBox="0 0 15 7" draw:points="15,1 0,0 1,7">
          <text:p/>
        </draw:polygon>
        <draw:polygon draw:style-name="gr57" draw:layer="layout" svg:width="0.013cm" svg:height="0.006cm" svg:x="8.745cm" svg:y="20.421cm" svg:viewBox="0 0 14 7" draw:points="14,1 0,0 1,7">
          <text:p/>
        </draw:polygon>
        <draw:polygon draw:style-name="gr57" draw:layer="layout" svg:width="0.015cm" svg:height="0.005cm" svg:x="8.731cm" svg:y="20.421cm" svg:viewBox="0 0 16 6" draw:points="16,0 0,0 2,6">
          <text:p/>
        </draw:polygon>
        <draw:polygon draw:style-name="gr57" draw:layer="layout" svg:width="0.014cm" svg:height="0.006cm" svg:x="8.732cm" svg:y="20.421cm" svg:viewBox="0 0 15 7" draw:points="14,0 0,6 15,7">
          <text:p/>
        </draw:polygon>
        <draw:polygon draw:style-name="gr57" draw:layer="layout" svg:width="0.014cm" svg:height="0.006cm" svg:x="8.732cm" svg:y="20.426cm" svg:viewBox="0 0 15 7" draw:points="15,1 0,0 1,7">
          <text:p/>
        </draw:polygon>
        <draw:polygon draw:style-name="gr57" draw:layer="layout" svg:width="0.013cm" svg:height="0.005cm" svg:x="8.746cm" svg:y="20.422cm" svg:viewBox="0 0 14 6" draw:points="13,0 0,6 14,6">
          <text:p/>
        </draw:polygon>
        <draw:polygon draw:style-name="gr57" draw:layer="layout" svg:width="0.014cm" svg:height="0.005cm" svg:x="8.733cm" svg:y="20.427cm" svg:viewBox="0 0 15 6" draw:points="14,0 0,6 15,6">
          <text:p/>
        </draw:polygon>
        <draw:polygon draw:style-name="gr57" draw:layer="layout" svg:width="0.013cm" svg:height="0.005cm" svg:x="8.746cm" svg:y="20.427cm" svg:viewBox="0 0 14 6" draw:points="0,0 1,6 14,0">
          <text:p/>
        </draw:polygon>
        <draw:polygon draw:style-name="gr56" draw:layer="layout" svg:width="0.013cm" svg:height="0.006cm" svg:x="8.747cm" svg:y="20.427cm" svg:viewBox="0 0 14 7" draw:points="13,0 0,6 14,7">
          <text:p/>
        </draw:polygon>
        <draw:polygon draw:style-name="gr56" draw:layer="layout" svg:width="0.013cm" svg:height="0.006cm" svg:x="8.747cm" svg:y="20.432cm" svg:viewBox="0 0 14 7" draw:points="14,1 0,0 1,7">
          <text:p/>
        </draw:polygon>
        <draw:polygon draw:style-name="gr56" draw:layer="layout" svg:width="0.014cm" svg:height="0.005cm" svg:x="8.733cm" svg:y="20.432cm" svg:viewBox="0 0 15 6" draw:points="15,0 0,0 1,6">
          <text:p/>
        </draw:polygon>
        <draw:polygon draw:style-name="gr56" draw:layer="layout" svg:width="0.014cm" svg:height="0.006cm" svg:x="8.734cm" svg:y="20.432cm" svg:viewBox="0 0 15 7" draw:points="14,0 0,6 15,7">
          <text:p/>
        </draw:polygon>
        <draw:polygon draw:style-name="gr56" draw:layer="layout" svg:width="0.014cm" svg:height="0.006cm" svg:x="8.734cm" svg:y="20.437cm" svg:viewBox="0 0 15 7" draw:points="15,1 0,0 1,7">
          <text:p/>
        </draw:polygon>
        <draw:polygon draw:style-name="gr56" draw:layer="layout" svg:width="0.013cm" svg:height="0.006cm" svg:x="8.722cm" svg:y="20.437cm" svg:viewBox="0 0 14 7" draw:points="14,7 13,0 0,6">
          <text:p/>
        </draw:polygon>
        <draw:polygon draw:style-name="gr56" draw:layer="layout" svg:width="0.013cm" svg:height="0.005cm" svg:x="8.721cm" svg:y="20.432cm" svg:viewBox="0 0 14 6" draw:points="14,6 13,0 0,6">
          <text:p/>
        </draw:polygon>
        <draw:polygon draw:style-name="gr56" draw:layer="layout" svg:width="0.013cm" svg:height="0.005cm" svg:x="8.721cm" svg:y="20.437cm" svg:viewBox="0 0 14 6" draw:points="14,0 0,0 1,6">
          <text:p/>
        </draw:polygon>
        <draw:polygon draw:style-name="gr56" draw:layer="layout" svg:width="0.013cm" svg:height="0.005cm" svg:x="8.709cm" svg:y="20.437cm" svg:viewBox="0 0 14 6" draw:points="14,6 13,0 0,6">
          <text:p/>
        </draw:polygon>
        <draw:polygon draw:style-name="gr57" draw:layer="layout" svg:width="0.013cm" svg:height="0.006cm" svg:x="8.72cm" svg:y="20.426cm" svg:viewBox="0 0 14 7" draw:points="14,7 13,0 0,6">
          <text:p/>
        </draw:polygon>
        <draw:polygon draw:style-name="gr57" draw:layer="layout" svg:width="0.013cm" svg:height="0.005cm" svg:x="8.719cm" svg:y="20.421cm" svg:viewBox="0 0 14 6" draw:points="14,6 12,0 0,6">
          <text:p/>
        </draw:polygon>
        <draw:polygon draw:style-name="gr57" draw:layer="layout" svg:width="0.013cm" svg:height="0.005cm" svg:x="8.719cm" svg:y="20.426cm" svg:viewBox="0 0 14 6" draw:points="14,0 0,0 1,6">
          <text:p/>
        </draw:polygon>
        <draw:polygon draw:style-name="gr57" draw:layer="layout" svg:width="0.013cm" svg:height="0.005cm" svg:x="8.707cm" svg:y="20.426cm" svg:viewBox="0 0 14 6" draw:points="14,6 13,0 0,6">
          <text:p/>
        </draw:polygon>
        <draw:polygon draw:style-name="gr57" draw:layer="layout" svg:width="0.013cm" svg:height="0.006cm" svg:x="8.72cm" svg:y="20.431cm" svg:viewBox="0 0 14 7" draw:points="14,1 0,0 1,7">
          <text:p/>
        </draw:polygon>
        <draw:polygon draw:style-name="gr57" draw:layer="layout" svg:width="0.013cm" svg:height="0.005cm" svg:x="8.707cm" svg:y="20.431cm" svg:viewBox="0 0 14 6" draw:points="14,0 0,0 1,6">
          <text:p/>
        </draw:polygon>
        <draw:polygon draw:style-name="gr57" draw:layer="layout" svg:width="0.013cm" svg:height="0.006cm" svg:x="8.708cm" svg:y="20.431cm" svg:viewBox="0 0 14 7" draw:points="13,0 0,6 14,7">
          <text:p/>
        </draw:polygon>
        <draw:polygon draw:style-name="gr57" draw:layer="layout" svg:width="0.013cm" svg:height="0.006cm" svg:x="8.708cm" svg:y="20.436cm" svg:viewBox="0 0 14 7" draw:points="14,1 0,0 1,7">
          <text:p/>
        </draw:polygon>
        <draw:polygon draw:style-name="gr57" draw:layer="layout" svg:width="0.014cm" svg:height="0.006cm" svg:x="8.695cm" svg:y="20.436cm" svg:viewBox="0 0 15 7" draw:points="15,7 14,0 0,6">
          <text:p/>
        </draw:polygon>
        <draw:polygon draw:style-name="gr57" draw:layer="layout" svg:width="0.014cm" svg:height="0.005cm" svg:x="8.694cm" svg:y="20.431cm" svg:viewBox="0 0 15 6" draw:points="15,6 14,0 0,6">
          <text:p/>
        </draw:polygon>
        <draw:polygon draw:style-name="gr57" draw:layer="layout" svg:width="0.014cm" svg:height="0.005cm" svg:x="8.694cm" svg:y="20.436cm" svg:viewBox="0 0 15 6" draw:points="15,0 0,0 1,6">
          <text:p/>
        </draw:polygon>
        <draw:polygon draw:style-name="gr57" draw:layer="layout" svg:width="0.013cm" svg:height="0.005cm" svg:x="8.682cm" svg:y="20.436cm" svg:viewBox="0 0 14 6" draw:points="14,6 13,0 0,6">
          <text:p/>
        </draw:polygon>
        <draw:polygon draw:style-name="gr58" draw:layer="layout" svg:width="0.013cm" svg:height="0.006cm" svg:x="8.718cm" svg:y="20.415cm" svg:viewBox="0 0 14 7" draw:points="14,7 13,0 0,6">
          <text:p/>
        </draw:polygon>
        <draw:polygon draw:style-name="gr58" draw:layer="layout" svg:width="0.013cm" svg:height="0.005cm" svg:x="8.717cm" svg:y="20.41cm" svg:viewBox="0 0 14 6" draw:points="14,6 13,0 0,6">
          <text:p/>
        </draw:polygon>
        <draw:polygon draw:style-name="gr58" draw:layer="layout" svg:width="0.013cm" svg:height="0.005cm" svg:x="8.717cm" svg:y="20.415cm" svg:viewBox="0 0 14 6" draw:points="14,0 0,0 1,6">
          <text:p/>
        </draw:polygon>
        <draw:polygon draw:style-name="gr58" draw:layer="layout" svg:width="0.013cm" svg:height="0.005cm" svg:x="8.705cm" svg:y="20.415cm" svg:viewBox="0 0 14 6" draw:points="14,6 13,0 0,6">
          <text:p/>
        </draw:polygon>
        <draw:polygon draw:style-name="gr59" draw:layer="layout" svg:width="0.013cm" svg:height="0.007cm" svg:x="8.716cm" svg:y="20.404cm" svg:viewBox="0 0 14 8" draw:points="14,8 13,0 0,6">
          <text:p/>
        </draw:polygon>
        <draw:polygon draw:style-name="gr59" draw:layer="layout" svg:width="0.013cm" svg:height="0.005cm" svg:x="8.715cm" svg:y="20.399cm" svg:viewBox="0 0 14 6" draw:points="14,6 13,0 0,6">
          <text:p/>
        </draw:polygon>
        <draw:polygon draw:style-name="gr59" draw:layer="layout" svg:width="0.013cm" svg:height="0.005cm" svg:x="8.715cm" svg:y="20.404cm" svg:viewBox="0 0 14 6" draw:points="14,0 0,0 1,6">
          <text:p/>
        </draw:polygon>
        <draw:polygon draw:style-name="gr59" draw:layer="layout" svg:width="0.013cm" svg:height="0.005cm" svg:x="8.703cm" svg:y="20.404cm" svg:viewBox="0 0 14 6" draw:points="14,6 13,0 0,6">
          <text:p/>
        </draw:polygon>
        <draw:polygon draw:style-name="gr59" draw:layer="layout" svg:width="0.013cm" svg:height="0.007cm" svg:x="8.716cm" svg:y="20.409cm" svg:viewBox="0 0 14 8" draw:points="14,2 0,0 1,8">
          <text:p/>
        </draw:polygon>
        <draw:polygon draw:style-name="gr59" draw:layer="layout" svg:width="0.013cm" svg:height="0.005cm" svg:x="8.703cm" svg:y="20.409cm" svg:viewBox="0 0 14 6" draw:points="14,0 0,0 1,6">
          <text:p/>
        </draw:polygon>
        <draw:polygon draw:style-name="gr59" draw:layer="layout" svg:width="0.013cm" svg:height="0.007cm" svg:x="8.704cm" svg:y="20.409cm" svg:viewBox="0 0 14 8" draw:points="13,0 0,6 14,8">
          <text:p/>
        </draw:polygon>
        <draw:polygon draw:style-name="gr59" draw:layer="layout" svg:width="0.013cm" svg:height="0.007cm" svg:x="8.704cm" svg:y="20.414cm" svg:viewBox="0 0 14 8" draw:points="14,2 0,0 1,8">
          <text:p/>
        </draw:polygon>
        <draw:polygon draw:style-name="gr59" draw:layer="layout" svg:width="0.014cm" svg:height="0.007cm" svg:x="8.691cm" svg:y="20.414cm" svg:viewBox="0 0 15 8" draw:points="15,8 14,0 0,6">
          <text:p/>
        </draw:polygon>
        <draw:polygon draw:style-name="gr59" draw:layer="layout" svg:width="0.014cm" svg:height="0.005cm" svg:x="8.69cm" svg:y="20.409cm" svg:viewBox="0 0 15 6" draw:points="15,6 14,0 0,6">
          <text:p/>
        </draw:polygon>
        <draw:polygon draw:style-name="gr59" draw:layer="layout" svg:width="0.014cm" svg:height="0.005cm" svg:x="8.69cm" svg:y="20.414cm" svg:viewBox="0 0 15 6" draw:points="15,0 0,0 1,6">
          <text:p/>
        </draw:polygon>
        <draw:polygon draw:style-name="gr59" draw:layer="layout" svg:width="0.013cm" svg:height="0.005cm" svg:x="8.678cm" svg:y="20.414cm" svg:viewBox="0 0 14 6" draw:points="14,6 13,0 0,6">
          <text:p/>
        </draw:polygon>
        <draw:polygon draw:style-name="gr58" draw:layer="layout" svg:width="0.013cm" svg:height="0.006cm" svg:x="8.718cm" svg:y="20.42cm" svg:viewBox="0 0 14 7" draw:points="14,1 0,0 2,7">
          <text:p/>
        </draw:polygon>
        <draw:polygon draw:style-name="gr58" draw:layer="layout" svg:width="0.013cm" svg:height="0.005cm" svg:x="8.705cm" svg:y="20.42cm" svg:viewBox="0 0 14 6" draw:points="14,0 0,0 2,6">
          <text:p/>
        </draw:polygon>
        <draw:polygon draw:style-name="gr58" draw:layer="layout" svg:width="0.013cm" svg:height="0.006cm" svg:x="8.706cm" svg:y="20.42cm" svg:viewBox="0 0 14 7" draw:points="12,0 0,6 14,7">
          <text:p/>
        </draw:polygon>
        <draw:polygon draw:style-name="gr58" draw:layer="layout" svg:width="0.013cm" svg:height="0.006cm" svg:x="8.706cm" svg:y="20.425cm" svg:viewBox="0 0 14 7" draw:points="14,1 0,0 1,7">
          <text:p/>
        </draw:polygon>
        <draw:polygon draw:style-name="gr59" draw:layer="layout" svg:width="0.014cm" svg:height="0.007cm" svg:x="8.691cm" svg:y="20.419cm" svg:viewBox="0 0 15 8" draw:points="15,2 0,0 1,8">
          <text:p/>
        </draw:polygon>
        <draw:polygon draw:style-name="gr59" draw:layer="layout" svg:width="0.013cm" svg:height="0.005cm" svg:x="8.678cm" svg:y="20.419cm" svg:viewBox="0 0 14 6" draw:points="14,0 0,0 1,6">
          <text:p/>
        </draw:polygon>
        <draw:polygon draw:style-name="gr59" draw:layer="layout" svg:width="0.013cm" svg:height="0.007cm" svg:x="8.679cm" svg:y="20.419cm" svg:viewBox="0 0 14 8" draw:points="13,0 0,6 14,8">
          <text:p/>
        </draw:polygon>
        <draw:polygon draw:style-name="gr59" draw:layer="layout" svg:width="0.013cm" svg:height="0.007cm" svg:x="8.679cm" svg:y="20.424cm" svg:viewBox="0 0 14 8" draw:points="14,2 0,0 2,8">
          <text:p/>
        </draw:polygon>
        <draw:polygon draw:style-name="gr59" draw:layer="layout" svg:width="0.015cm" svg:height="0.005cm" svg:x="8.692cm" svg:y="20.42cm" svg:viewBox="0 0 16 6" draw:points="14,0 0,6 16,6">
          <text:p/>
        </draw:polygon>
        <draw:polygon draw:style-name="gr59" draw:layer="layout" svg:width="0.013cm" svg:height="0.005cm" svg:x="8.68cm" svg:y="20.425cm" svg:viewBox="0 0 14 6" draw:points="12,0 0,6 14,6">
          <text:p/>
        </draw:polygon>
        <draw:polygon draw:style-name="gr59" draw:layer="layout" svg:width="0.015cm" svg:height="0.005cm" svg:x="8.692cm" svg:y="20.425cm" svg:viewBox="0 0 16 6" draw:points="0,0 2,6 16,0">
          <text:p/>
        </draw:polygon>
        <draw:polygon draw:style-name="gr58" draw:layer="layout" svg:width="0.014cm" svg:height="0.006cm" svg:x="8.693cm" svg:y="20.425cm" svg:viewBox="0 0 15 7" draw:points="14,0 0,6 15,7">
          <text:p/>
        </draw:polygon>
        <draw:polygon draw:style-name="gr58" draw:layer="layout" svg:width="0.014cm" svg:height="0.006cm" svg:x="8.693cm" svg:y="20.43cm" svg:viewBox="0 0 15 7" draw:points="15,1 0,0 1,7">
          <text:p/>
        </draw:polygon>
        <draw:polygon draw:style-name="gr58" draw:layer="layout" svg:width="0.013cm" svg:height="0.005cm" svg:x="8.68cm" svg:y="20.43cm" svg:viewBox="0 0 14 6" draw:points="14,0 0,0 1,6">
          <text:p/>
        </draw:polygon>
        <draw:polygon draw:style-name="gr58" draw:layer="layout" svg:width="0.013cm" svg:height="0.006cm" svg:x="8.681cm" svg:y="20.43cm" svg:viewBox="0 0 14 7" draw:points="13,0 0,6 14,7">
          <text:p/>
        </draw:polygon>
        <draw:polygon draw:style-name="gr58" draw:layer="layout" svg:width="0.013cm" svg:height="0.006cm" svg:x="8.681cm" svg:y="20.435cm" svg:viewBox="0 0 14 7" draw:points="14,1 0,0 1,7">
          <text:p/>
        </draw:polygon>
        <draw:polygon draw:style-name="gr58" draw:layer="layout" svg:width="0.013cm" svg:height="0.006cm" svg:x="8.669cm" svg:y="20.435cm" svg:viewBox="0 0 14 7" draw:points="14,7 13,0 0,6">
          <text:p/>
        </draw:polygon>
        <draw:polygon draw:style-name="gr58" draw:layer="layout" svg:width="0.013cm" svg:height="0.005cm" svg:x="8.668cm" svg:y="20.43cm" svg:viewBox="0 0 14 6" draw:points="14,6 13,0 0,6">
          <text:p/>
        </draw:polygon>
        <draw:polygon draw:style-name="gr58" draw:layer="layout" svg:width="0.013cm" svg:height="0.005cm" svg:x="8.668cm" svg:y="20.435cm" svg:viewBox="0 0 14 6" draw:points="14,0 0,0 1,6">
          <text:p/>
        </draw:polygon>
        <draw:polygon draw:style-name="gr58" draw:layer="layout" svg:width="0.014cm" svg:height="0.005cm" svg:x="8.655cm" svg:y="20.435cm" svg:viewBox="0 0 15 6" draw:points="15,6 14,0 0,6">
          <text:p/>
        </draw:polygon>
        <draw:polygon draw:style-name="gr59" draw:layer="layout" svg:width="0.013cm" svg:height="0.007cm" svg:x="8.667cm" svg:y="20.424cm" svg:viewBox="0 0 14 8" draw:points="14,8 12,0 0,6">
          <text:p/>
        </draw:polygon>
        <draw:polygon draw:style-name="gr59" draw:layer="layout" svg:width="0.013cm" svg:height="0.005cm" svg:x="8.666cm" svg:y="20.419cm" svg:viewBox="0 0 14 6" draw:points="14,6 13,0 0,6">
          <text:p/>
        </draw:polygon>
        <draw:polygon draw:style-name="gr59" draw:layer="layout" svg:width="0.013cm" svg:height="0.005cm" svg:x="8.666cm" svg:y="20.424cm" svg:viewBox="0 0 14 6" draw:points="14,0 0,0 2,6">
          <text:p/>
        </draw:polygon>
        <draw:polygon draw:style-name="gr59" draw:layer="layout" svg:width="0.015cm" svg:height="0.005cm" svg:x="8.653cm" svg:y="20.424cm" svg:viewBox="0 0 16 6" draw:points="16,6 14,0 0,6">
          <text:p/>
        </draw:polygon>
        <draw:polygon draw:style-name="gr59" draw:layer="layout" svg:width="0.013cm" svg:height="0.007cm" svg:x="8.667cm" svg:y="20.429cm" svg:viewBox="0 0 14 8" draw:points="14,2 0,0 1,8">
          <text:p/>
        </draw:polygon>
        <draw:polygon draw:style-name="gr59" draw:layer="layout" svg:width="0.015cm" svg:height="0.005cm" svg:x="8.653cm" svg:y="20.429cm" svg:viewBox="0 0 16 6" draw:points="16,0 0,0 2,6">
          <text:p/>
        </draw:polygon>
        <draw:polygon draw:style-name="gr59" draw:layer="layout" svg:width="0.014cm" svg:height="0.007cm" svg:x="8.654cm" svg:y="20.429cm" svg:viewBox="0 0 15 8" draw:points="14,0 0,6 15,8">
          <text:p/>
        </draw:polygon>
        <draw:polygon draw:style-name="gr59" draw:layer="layout" svg:width="0.014cm" svg:height="0.007cm" svg:x="8.654cm" svg:y="20.434cm" svg:viewBox="0 0 15 8" draw:points="15,2 0,0 1,8">
          <text:p/>
        </draw:polygon>
        <draw:polygon draw:style-name="gr59" draw:layer="layout" svg:width="0.013cm" svg:height="0.007cm" svg:x="8.642cm" svg:y="20.434cm" svg:viewBox="0 0 14 8" draw:points="14,8 13,0 0,6">
          <text:p/>
        </draw:polygon>
        <draw:polygon draw:style-name="gr59" draw:layer="layout" svg:width="0.013cm" svg:height="0.005cm" svg:x="8.641cm" svg:y="20.429cm" svg:viewBox="0 0 14 6" draw:points="14,6 12,0 0,6">
          <text:p/>
        </draw:polygon>
        <draw:polygon draw:style-name="gr59" draw:layer="layout" svg:width="0.013cm" svg:height="0.005cm" svg:x="8.641cm" svg:y="20.434cm" svg:viewBox="0 0 14 6" draw:points="14,0 0,0 1,6">
          <text:p/>
        </draw:polygon>
        <draw:polygon draw:style-name="gr59" draw:layer="layout" svg:width="0.014cm" svg:height="0.005cm" svg:x="8.628cm" svg:y="20.434cm" svg:viewBox="0 0 15 6" draw:points="15,6 14,0 0,6">
          <text:p/>
        </draw:polygon>
        <draw:polygon draw:style-name="gr35" draw:layer="layout" svg:width="0.014cm" svg:height="0.005cm" svg:x="8.829cm" svg:y="20.446cm" svg:viewBox="0 0 15 6" draw:points="15,0 0,0 1,6">
          <text:p/>
        </draw:polygon>
        <draw:polygon draw:style-name="gr52" draw:layer="layout" svg:width="0.013cm" svg:height="0.006cm" svg:x="8.816cm" svg:y="20.445cm" svg:viewBox="0 0 14 7" draw:points="14,1 0,0 1,7">
          <text:p/>
        </draw:polygon>
        <draw:polygon draw:style-name="gr52" draw:layer="layout" svg:width="0.013cm" svg:height="0.005cm" svg:x="8.817cm" svg:y="20.446cm" svg:viewBox="0 0 14 6" draw:points="13,0 0,6 14,6">
          <text:p/>
        </draw:polygon>
        <draw:polygon draw:style-name="gr35" draw:layer="layout" svg:width="0.013cm" svg:height="0.005cm" svg:x="8.817cm" svg:y="20.451cm" svg:viewBox="0 0 14 6" draw:points="14,0 0,0 1,6">
          <text:p/>
        </draw:polygon>
        <draw:polygon draw:style-name="gr52" draw:layer="layout" svg:width="0.014cm" svg:height="0.005cm" svg:x="8.802cm" svg:y="20.445cm" svg:viewBox="0 0 15 6" draw:points="15,0 0,0 1,6">
          <text:p/>
        </draw:polygon>
        <draw:polygon draw:style-name="gr53" draw:layer="layout" svg:width="0.013cm" svg:height="0.007cm" svg:x="8.789cm" svg:y="20.444cm" svg:viewBox="0 0 14 8" draw:points="14,2 0,0 1,8">
          <text:p/>
        </draw:polygon>
        <draw:polygon draw:style-name="gr53" draw:layer="layout" svg:width="0.013cm" svg:height="0.005cm" svg:x="8.79cm" svg:y="20.445cm" svg:viewBox="0 0 14 6" draw:points="13,0 0,6 14,6">
          <text:p/>
        </draw:polygon>
        <draw:polygon draw:style-name="gr52" draw:layer="layout" svg:width="0.013cm" svg:height="0.005cm" svg:x="8.79cm" svg:y="20.45cm" svg:viewBox="0 0 14 6" draw:points="14,0 0,0 1,6">
          <text:p/>
        </draw:polygon>
        <draw:polygon draw:style-name="gr52" draw:layer="layout" svg:width="0.014cm" svg:height="0.006cm" svg:x="8.803cm" svg:y="20.445cm" svg:viewBox="0 0 15 7" draw:points="14,0 0,6 15,7">
          <text:p/>
        </draw:polygon>
        <draw:polygon draw:style-name="gr52" draw:layer="layout" svg:width="0.013cm" svg:height="0.006cm" svg:x="8.791cm" svg:y="20.45cm" svg:viewBox="0 0 14 7" draw:points="13,0 0,6 14,7">
          <text:p/>
        </draw:polygon>
        <draw:polygon draw:style-name="gr52" draw:layer="layout" svg:width="0.014cm" svg:height="0.006cm" svg:x="8.803cm" svg:y="20.45cm" svg:viewBox="0 0 15 7" draw:points="0,0 1,7 15,1">
          <text:p/>
        </draw:polygon>
        <draw:polygon draw:style-name="gr52" draw:layer="layout" svg:width="0.014cm" svg:height="0.005cm" svg:x="8.804cm" svg:y="20.451cm" svg:viewBox="0 0 15 6" draw:points="14,0 0,6 15,6">
          <text:p/>
        </draw:polygon>
        <draw:polygon draw:style-name="gr35" draw:layer="layout" svg:width="0.014cm" svg:height="0.005cm" svg:x="8.804cm" svg:y="20.456cm" svg:viewBox="0 0 15 6" draw:points="15,0 0,0 1,6">
          <text:p/>
        </draw:polygon>
        <draw:polygon draw:style-name="gr52" draw:layer="layout" svg:width="0.013cm" svg:height="0.006cm" svg:x="8.791cm" svg:y="20.455cm" svg:viewBox="0 0 14 7" draw:points="14,1 0,0 1,7">
          <text:p/>
        </draw:polygon>
        <draw:polygon draw:style-name="gr52" draw:layer="layout" svg:width="0.013cm" svg:height="0.005cm" svg:x="8.792cm" svg:y="20.456cm" svg:viewBox="0 0 14 6" draw:points="13,0 0,6 14,6">
          <text:p/>
        </draw:polygon>
        <draw:polygon draw:style-name="gr35" draw:layer="layout" svg:width="0.013cm" svg:height="0.005cm" svg:x="8.792cm" svg:y="20.461cm" svg:viewBox="0 0 14 6" draw:points="14,0 0,0 1,6">
          <text:p/>
        </draw:polygon>
        <draw:polygon draw:style-name="gr53" draw:layer="layout" svg:width="0.013cm" svg:height="0.005cm" svg:x="8.776cm" svg:y="20.444cm" svg:viewBox="0 0 14 6" draw:points="14,0 0,0 1,6">
          <text:p/>
        </draw:polygon>
        <draw:polygon draw:style-name="gr54" draw:layer="layout" svg:width="0.014cm" svg:height="0.006cm" svg:x="8.762cm" svg:y="20.443cm" svg:viewBox="0 0 15 7" draw:points="15,1 0,0 1,7">
          <text:p/>
        </draw:polygon>
        <draw:polygon draw:style-name="gr54" draw:layer="layout" svg:width="0.014cm" svg:height="0.005cm" svg:x="8.763cm" svg:y="20.444cm" svg:viewBox="0 0 15 6" draw:points="14,0 0,6 15,6">
          <text:p/>
        </draw:polygon>
        <draw:polygon draw:style-name="gr53" draw:layer="layout" svg:width="0.014cm" svg:height="0.005cm" svg:x="8.763cm" svg:y="20.449cm" svg:viewBox="0 0 15 6" draw:points="15,0 0,0 1,6">
          <text:p/>
        </draw:polygon>
        <draw:polygon draw:style-name="gr54" draw:layer="layout" svg:width="0.013cm" svg:height="0.005cm" svg:x="8.749cm" svg:y="20.443cm" svg:viewBox="0 0 14 6" draw:points="14,0 0,0 1,6">
          <text:p/>
        </draw:polygon>
        <draw:polygon draw:style-name="gr55" draw:layer="layout" svg:width="0.014cm" svg:height="0.005cm" svg:x="8.735cm" svg:y="20.443cm" svg:viewBox="0 0 15 6" draw:points="15,0 0,0 1,6">
          <text:p/>
        </draw:polygon>
        <draw:polygon draw:style-name="gr55" draw:layer="layout" svg:width="0.014cm" svg:height="0.005cm" svg:x="8.736cm" svg:y="20.443cm" svg:viewBox="0 0 15 6" draw:points="14,0 0,6 15,6">
          <text:p/>
        </draw:polygon>
        <draw:polygon draw:style-name="gr54" draw:layer="layout" svg:width="0.014cm" svg:height="0.005cm" svg:x="8.736cm" svg:y="20.448cm" svg:viewBox="0 0 15 6" draw:points="15,0 0,0 1,6">
          <text:p/>
        </draw:polygon>
        <draw:polygon draw:style-name="gr54" draw:layer="layout" svg:width="0.013cm" svg:height="0.006cm" svg:x="8.75cm" svg:y="20.443cm" svg:viewBox="0 0 14 7" draw:points="13,0 0,6 14,7">
          <text:p/>
        </draw:polygon>
        <draw:polygon draw:style-name="gr54" draw:layer="layout" svg:width="0.014cm" svg:height="0.006cm" svg:x="8.737cm" svg:y="20.448cm" svg:viewBox="0 0 15 7" draw:points="14,0 0,6 15,7">
          <text:p/>
        </draw:polygon>
        <draw:polygon draw:style-name="gr54" draw:layer="layout" svg:width="0.013cm" svg:height="0.006cm" svg:x="8.75cm" svg:y="20.448cm" svg:viewBox="0 0 14 7" draw:points="0,0 1,7 14,1">
          <text:p/>
        </draw:polygon>
        <draw:polygon draw:style-name="gr54" draw:layer="layout" svg:width="0.013cm" svg:height="0.005cm" svg:x="8.751cm" svg:y="20.449cm" svg:viewBox="0 0 14 6" draw:points="13,0 0,6 14,6">
          <text:p/>
        </draw:polygon>
        <draw:polygon draw:style-name="gr53" draw:layer="layout" svg:width="0.013cm" svg:height="0.005cm" svg:x="8.751cm" svg:y="20.454cm" svg:viewBox="0 0 14 6" draw:points="14,0 0,0 1,6">
          <text:p/>
        </draw:polygon>
        <draw:polygon draw:style-name="gr54" draw:layer="layout" svg:width="0.014cm" svg:height="0.006cm" svg:x="8.737cm" svg:y="20.453cm" svg:viewBox="0 0 15 7" draw:points="15,1 0,0 1,7">
          <text:p/>
        </draw:polygon>
        <draw:polygon draw:style-name="gr54" draw:layer="layout" svg:width="0.014cm" svg:height="0.005cm" svg:x="8.738cm" svg:y="20.454cm" svg:viewBox="0 0 15 6" draw:points="14,0 0,6 15,6">
          <text:p/>
        </draw:polygon>
        <draw:polygon draw:style-name="gr53" draw:layer="layout" svg:width="0.014cm" svg:height="0.005cm" svg:x="8.738cm" svg:y="20.459cm" svg:viewBox="0 0 15 6" draw:points="15,0 0,0 1,6">
          <text:p/>
        </draw:polygon>
        <draw:polygon draw:style-name="gr53" draw:layer="layout" svg:width="0.013cm" svg:height="0.007cm" svg:x="8.777cm" svg:y="20.444cm" svg:viewBox="0 0 14 8" draw:points="13,0 0,6 14,8">
          <text:p/>
        </draw:polygon>
        <draw:polygon draw:style-name="gr53" draw:layer="layout" svg:width="0.014cm" svg:height="0.007cm" svg:x="8.764cm" svg:y="20.449cm" svg:viewBox="0 0 15 8" draw:points="14,0 0,6 15,8">
          <text:p/>
        </draw:polygon>
        <draw:polygon draw:style-name="gr53" draw:layer="layout" svg:width="0.013cm" svg:height="0.007cm" svg:x="8.777cm" svg:y="20.449cm" svg:viewBox="0 0 14 8" draw:points="0,0 1,8 14,2">
          <text:p/>
        </draw:polygon>
        <draw:polygon draw:style-name="gr53" draw:layer="layout" svg:width="0.013cm" svg:height="0.005cm" svg:x="8.778cm" svg:y="20.45cm" svg:viewBox="0 0 14 6" draw:points="13,0 0,6 14,6">
          <text:p/>
        </draw:polygon>
        <draw:polygon draw:style-name="gr53" draw:layer="layout" svg:width="0.013cm" svg:height="0.007cm" svg:x="8.752cm" svg:y="20.454cm" svg:viewBox="0 0 14 8" draw:points="13,0 0,6 14,8">
          <text:p/>
        </draw:polygon>
        <draw:polygon draw:style-name="gr53" draw:layer="layout" svg:width="0.014cm" svg:height="0.007cm" svg:x="8.739cm" svg:y="20.459cm" svg:viewBox="0 0 15 8" draw:points="14,0 0,6 15,8">
          <text:p/>
        </draw:polygon>
        <draw:polygon draw:style-name="gr53" draw:layer="layout" svg:width="0.013cm" svg:height="0.007cm" svg:x="8.752cm" svg:y="20.459cm" svg:viewBox="0 0 14 8" draw:points="0,0 1,8 14,2">
          <text:p/>
        </draw:polygon>
        <draw:polygon draw:style-name="gr53" draw:layer="layout" svg:width="0.013cm" svg:height="0.005cm" svg:x="8.753cm" svg:y="20.46cm" svg:viewBox="0 0 14 6" draw:points="13,0 0,6 14,6">
          <text:p/>
        </draw:polygon>
        <draw:polygon draw:style-name="gr53" draw:layer="layout" svg:width="0.014cm" svg:height="0.007cm" svg:x="8.764cm" svg:y="20.454cm" svg:viewBox="0 0 15 8" draw:points="0,0 1,8 15,2">
          <text:p/>
        </draw:polygon>
        <draw:polygon draw:style-name="gr53" draw:layer="layout" svg:width="0.014cm" svg:height="0.005cm" svg:x="8.765cm" svg:y="20.46cm" svg:viewBox="0 0 15 6" draw:points="0,0 1,6 15,0">
          <text:p/>
        </draw:polygon>
        <draw:polygon draw:style-name="gr53" draw:layer="layout" svg:width="0.014cm" svg:height="0.005cm" svg:x="8.765cm" svg:y="20.455cm" svg:viewBox="0 0 15 6" draw:points="0,6 15,6 14,0">
          <text:p/>
        </draw:polygon>
        <draw:polygon draw:style-name="gr53" draw:layer="layout" svg:width="0.013cm" svg:height="0.005cm" svg:x="8.778cm" svg:y="20.455cm" svg:viewBox="0 0 14 6" draw:points="0,0 1,6 14,0">
          <text:p/>
        </draw:polygon>
        <draw:polygon draw:style-name="gr52" draw:layer="layout" svg:width="0.013cm" svg:height="0.006cm" svg:x="8.779cm" svg:y="20.455cm" svg:viewBox="0 0 14 7" draw:points="13,0 0,6 14,7">
          <text:p/>
        </draw:polygon>
        <draw:polygon draw:style-name="gr52" draw:layer="layout" svg:width="0.014cm" svg:height="0.006cm" svg:x="8.766cm" svg:y="20.46cm" svg:viewBox="0 0 15 7" draw:points="14,0 0,6 15,7">
          <text:p/>
        </draw:polygon>
        <draw:polygon draw:style-name="gr52" draw:layer="layout" svg:width="0.013cm" svg:height="0.006cm" svg:x="8.779cm" svg:y="20.46cm" svg:viewBox="0 0 14 7" draw:points="0,0 1,7 14,1">
          <text:p/>
        </draw:polygon>
        <draw:polygon draw:style-name="gr52" draw:layer="layout" svg:width="0.013cm" svg:height="0.005cm" svg:x="8.78cm" svg:y="20.461cm" svg:viewBox="0 0 14 6" draw:points="13,0 0,6 14,6">
          <text:p/>
        </draw:polygon>
        <draw:polygon draw:style-name="gr35" draw:layer="layout" svg:width="0.013cm" svg:height="0.005cm" svg:x="8.78cm" svg:y="20.466cm" svg:viewBox="0 0 14 6" draw:points="14,0 0,0 1,6">
          <text:p/>
        </draw:polygon>
        <draw:polygon draw:style-name="gr52" draw:layer="layout" svg:width="0.014cm" svg:height="0.006cm" svg:x="8.766cm" svg:y="20.465cm" svg:viewBox="0 0 15 7" draw:points="15,1 0,0 1,7">
          <text:p/>
        </draw:polygon>
        <draw:polygon draw:style-name="gr52" draw:layer="layout" svg:width="0.014cm" svg:height="0.005cm" svg:x="8.767cm" svg:y="20.466cm" svg:viewBox="0 0 15 6" draw:points="14,0 0,6 15,6">
          <text:p/>
        </draw:polygon>
        <draw:polygon draw:style-name="gr35" draw:layer="layout" svg:width="0.014cm" svg:height="0.005cm" svg:x="8.767cm" svg:y="20.471cm" svg:viewBox="0 0 15 6" draw:points="15,0 0,0 1,6">
          <text:p/>
        </draw:polygon>
        <draw:polygon draw:style-name="gr52" draw:layer="layout" svg:width="0.013cm" svg:height="0.005cm" svg:x="8.753cm" svg:y="20.465cm" svg:viewBox="0 0 14 6" draw:points="14,0 0,0 1,6">
          <text:p/>
        </draw:polygon>
        <draw:polygon draw:style-name="gr53" draw:layer="layout" svg:width="0.014cm" svg:height="0.007cm" svg:x="8.739cm" svg:y="20.464cm" svg:viewBox="0 0 15 8" draw:points="15,2 0,0 1,8">
          <text:p/>
        </draw:polygon>
        <draw:polygon draw:style-name="gr53" draw:layer="layout" svg:width="0.014cm" svg:height="0.005cm" svg:x="8.74cm" svg:y="20.465cm" svg:viewBox="0 0 15 6" draw:points="14,0 0,6 15,6">
          <text:p/>
        </draw:polygon>
        <draw:polygon draw:style-name="gr52" draw:layer="layout" svg:width="0.014cm" svg:height="0.005cm" svg:x="8.74cm" svg:y="20.47cm" svg:viewBox="0 0 15 6" draw:points="15,0 0,0 1,6">
          <text:p/>
        </draw:polygon>
        <draw:polygon draw:style-name="gr52" draw:layer="layout" svg:width="0.013cm" svg:height="0.006cm" svg:x="8.754cm" svg:y="20.465cm" svg:viewBox="0 0 14 7" draw:points="13,0 0,6 14,7">
          <text:p/>
        </draw:polygon>
        <draw:polygon draw:style-name="gr52" draw:layer="layout" svg:width="0.014cm" svg:height="0.006cm" svg:x="8.741cm" svg:y="20.47cm" svg:viewBox="0 0 15 7" draw:points="14,0 0,6 15,7">
          <text:p/>
        </draw:polygon>
        <draw:polygon draw:style-name="gr52" draw:layer="layout" svg:width="0.013cm" svg:height="0.006cm" svg:x="8.754cm" svg:y="20.47cm" svg:viewBox="0 0 14 7" draw:points="0,0 1,7 14,1">
          <text:p/>
        </draw:polygon>
        <draw:polygon draw:style-name="gr52" draw:layer="layout" svg:width="0.013cm" svg:height="0.005cm" svg:x="8.755cm" svg:y="20.471cm" svg:viewBox="0 0 14 6" draw:points="13,0 0,6 14,6">
          <text:p/>
        </draw:polygon>
        <draw:polygon draw:style-name="gr35" draw:layer="layout" svg:width="0.013cm" svg:height="0.005cm" svg:x="8.755cm" svg:y="20.476cm" svg:viewBox="0 0 14 6" draw:points="14,0 0,0 1,6">
          <text:p/>
        </draw:polygon>
        <draw:polygon draw:style-name="gr52" draw:layer="layout" svg:width="0.014cm" svg:height="0.006cm" svg:x="8.741cm" svg:y="20.475cm" svg:viewBox="0 0 15 7" draw:points="15,1 0,0 1,7">
          <text:p/>
        </draw:polygon>
        <draw:polygon draw:style-name="gr52" draw:layer="layout" svg:width="0.014cm" svg:height="0.005cm" svg:x="8.742cm" svg:y="20.476cm" svg:viewBox="0 0 15 6" draw:points="14,0 0,6 15,6">
          <text:p/>
        </draw:polygon>
        <draw:polygon draw:style-name="gr35" draw:layer="layout" svg:width="0.014cm" svg:height="0.005cm" svg:x="8.742cm" svg:y="20.481cm" svg:viewBox="0 0 15 6" draw:points="15,0 0,0 1,6">
          <text:p/>
        </draw:polygon>
        <draw:polygon draw:style-name="gr56" draw:layer="layout" svg:width="0.013cm" svg:height="0.005cm" svg:x="8.722cm" svg:y="20.442cm" svg:viewBox="0 0 14 6" draw:points="14,1 0,0 1,6">
          <text:p/>
        </draw:polygon>
        <draw:polygon draw:style-name="gr56" draw:layer="layout" svg:width="0.013cm" svg:height="0.005cm" svg:x="8.709cm" svg:y="20.442cm" svg:viewBox="0 0 14 6" draw:points="14,0 0,0 1,6">
          <text:p/>
        </draw:polygon>
        <draw:polygon draw:style-name="gr56" draw:layer="layout" svg:width="0.013cm" svg:height="0.005cm" svg:x="8.71cm" svg:y="20.442cm" svg:viewBox="0 0 14 6" draw:points="13,0 0,6 14,6">
          <text:p/>
        </draw:polygon>
        <draw:polygon draw:style-name="gr56" draw:layer="layout" svg:width="0.013cm" svg:height="0.005cm" svg:x="8.71cm" svg:y="20.447cm" svg:viewBox="0 0 14 6" draw:points="14,0 0,0 1,6">
          <text:p/>
        </draw:polygon>
        <draw:polygon draw:style-name="gr57" draw:layer="layout" svg:width="0.014cm" svg:height="0.006cm" svg:x="8.695cm" svg:y="20.441cm" svg:viewBox="0 0 15 7" draw:points="15,1 0,0 1,7">
          <text:p/>
        </draw:polygon>
        <draw:polygon draw:style-name="gr57" draw:layer="layout" svg:width="0.013cm" svg:height="0.005cm" svg:x="8.682cm" svg:y="20.441cm" svg:viewBox="0 0 14 6" draw:points="14,0 0,0 1,6">
          <text:p/>
        </draw:polygon>
        <draw:polygon draw:style-name="gr57" draw:layer="layout" svg:width="0.013cm" svg:height="0.006cm" svg:x="8.683cm" svg:y="20.441cm" svg:viewBox="0 0 14 7" draw:points="13,0 0,6 14,7">
          <text:p/>
        </draw:polygon>
        <draw:polygon draw:style-name="gr57" draw:layer="layout" svg:width="0.013cm" svg:height="0.006cm" svg:x="8.683cm" svg:y="20.446cm" svg:viewBox="0 0 14 7" draw:points="14,1 0,0 1,7">
          <text:p/>
        </draw:polygon>
        <draw:polygon draw:style-name="gr57" draw:layer="layout" svg:width="0.014cm" svg:height="0.005cm" svg:x="8.696cm" svg:y="20.442cm" svg:viewBox="0 0 15 6" draw:points="14,0 0,6 15,6">
          <text:p/>
        </draw:polygon>
        <draw:polygon draw:style-name="gr57" draw:layer="layout" svg:width="0.013cm" svg:height="0.005cm" svg:x="8.684cm" svg:y="20.447cm" svg:viewBox="0 0 14 6" draw:points="13,0 0,6 14,6">
          <text:p/>
        </draw:polygon>
        <draw:polygon draw:style-name="gr57" draw:layer="layout" svg:width="0.014cm" svg:height="0.005cm" svg:x="8.696cm" svg:y="20.447cm" svg:viewBox="0 0 15 6" draw:points="0,0 1,6 15,0">
          <text:p/>
        </draw:polygon>
        <draw:polygon draw:style-name="gr56" draw:layer="layout" svg:width="0.014cm" svg:height="0.005cm" svg:x="8.697cm" svg:y="20.447cm" svg:viewBox="0 0 15 6" draw:points="14,0 0,6 15,6">
          <text:p/>
        </draw:polygon>
        <draw:polygon draw:style-name="gr56" draw:layer="layout" svg:width="0.014cm" svg:height="0.005cm" svg:x="8.697cm" svg:y="20.452cm" svg:viewBox="0 0 15 6" draw:points="15,0 0,0 1,6">
          <text:p/>
        </draw:polygon>
        <draw:polygon draw:style-name="gr56" draw:layer="layout" svg:width="0.013cm" svg:height="0.005cm" svg:x="8.684cm" svg:y="20.452cm" svg:viewBox="0 0 14 6" draw:points="14,0 0,0 1,6">
          <text:p/>
        </draw:polygon>
        <draw:polygon draw:style-name="gr56" draw:layer="layout" svg:width="0.013cm" svg:height="0.005cm" svg:x="8.685cm" svg:y="20.452cm" svg:viewBox="0 0 14 6" draw:points="13,0 0,6 14,6">
          <text:p/>
        </draw:polygon>
        <draw:polygon draw:style-name="gr56" draw:layer="layout" svg:width="0.013cm" svg:height="0.005cm" svg:x="8.685cm" svg:y="20.457cm" svg:viewBox="0 0 14 6" draw:points="14,0 0,0 1,6">
          <text:p/>
        </draw:polygon>
        <draw:polygon draw:style-name="gr58" draw:layer="layout" svg:width="0.013cm" svg:height="0.006cm" svg:x="8.669cm" svg:y="20.44cm" svg:viewBox="0 0 14 7" draw:points="14,1 0,0 1,7">
          <text:p/>
        </draw:polygon>
        <draw:polygon draw:style-name="gr58" draw:layer="layout" svg:width="0.014cm" svg:height="0.005cm" svg:x="8.655cm" svg:y="20.44cm" svg:viewBox="0 0 15 6" draw:points="15,0 0,0 1,6">
          <text:p/>
        </draw:polygon>
        <draw:polygon draw:style-name="gr58" draw:layer="layout" svg:width="0.014cm" svg:height="0.006cm" svg:x="8.656cm" svg:y="20.44cm" svg:viewBox="0 0 15 7" draw:points="14,0 0,6 15,7">
          <text:p/>
        </draw:polygon>
        <draw:polygon draw:style-name="gr58" draw:layer="layout" svg:width="0.014cm" svg:height="0.006cm" svg:x="8.656cm" svg:y="20.445cm" svg:viewBox="0 0 15 7" draw:points="15,1 0,0 1,7">
          <text:p/>
        </draw:polygon>
        <draw:polygon draw:style-name="gr59" draw:layer="layout" svg:width="0.013cm" svg:height="0.007cm" svg:x="8.642cm" svg:y="20.439cm" svg:viewBox="0 0 14 8" draw:points="14,2 0,0 1,8">
          <text:p/>
        </draw:polygon>
        <draw:polygon draw:style-name="gr59" draw:layer="layout" svg:width="0.014cm" svg:height="0.005cm" svg:x="8.628cm" svg:y="20.439cm" svg:viewBox="0 0 15 6" draw:points="15,0 0,0 1,6">
          <text:p/>
        </draw:polygon>
        <draw:polygon draw:style-name="gr59" draw:layer="layout" svg:width="0.014cm" svg:height="0.007cm" svg:x="8.629cm" svg:y="20.439cm" svg:viewBox="0 0 15 8" draw:points="14,0 0,6 15,8">
          <text:p/>
        </draw:polygon>
        <draw:polygon draw:style-name="gr59" draw:layer="layout" svg:width="0.014cm" svg:height="0.007cm" svg:x="8.629cm" svg:y="20.444cm" svg:viewBox="0 0 15 8" draw:points="15,2 0,0 1,8">
          <text:p/>
        </draw:polygon>
        <draw:polygon draw:style-name="gr59" draw:layer="layout" svg:width="0.013cm" svg:height="0.005cm" svg:x="8.643cm" svg:y="20.44cm" svg:viewBox="0 0 14 6" draw:points="13,0 0,6 14,6">
          <text:p/>
        </draw:polygon>
        <draw:polygon draw:style-name="gr59" draw:layer="layout" svg:width="0.014cm" svg:height="0.005cm" svg:x="8.63cm" svg:y="20.445cm" svg:viewBox="0 0 15 6" draw:points="14,0 0,6 15,6">
          <text:p/>
        </draw:polygon>
        <draw:polygon draw:style-name="gr59" draw:layer="layout" svg:width="0.013cm" svg:height="0.005cm" svg:x="8.643cm" svg:y="20.445cm" svg:viewBox="0 0 14 6" draw:points="0,0 1,6 14,0">
          <text:p/>
        </draw:polygon>
        <draw:polygon draw:style-name="gr58" draw:layer="layout" svg:width="0.013cm" svg:height="0.006cm" svg:x="8.644cm" svg:y="20.445cm" svg:viewBox="0 0 14 7" draw:points="13,0 0,6 14,7">
          <text:p/>
        </draw:polygon>
        <draw:polygon draw:style-name="gr58" draw:layer="layout" svg:width="0.013cm" svg:height="0.006cm" svg:x="8.644cm" svg:y="20.45cm" svg:viewBox="0 0 14 7" draw:points="14,1 0,0 1,7">
          <text:p/>
        </draw:polygon>
        <draw:polygon draw:style-name="gr58" draw:layer="layout" svg:width="0.014cm" svg:height="0.005cm" svg:x="8.63cm" svg:y="20.45cm" svg:viewBox="0 0 15 6" draw:points="15,0 0,0 1,6">
          <text:p/>
        </draw:polygon>
        <draw:polygon draw:style-name="gr58" draw:layer="layout" svg:width="0.014cm" svg:height="0.006cm" svg:x="8.631cm" svg:y="20.45cm" svg:viewBox="0 0 15 7" draw:points="14,0 0,6 15,7">
          <text:p/>
        </draw:polygon>
        <draw:polygon draw:style-name="gr58" draw:layer="layout" svg:width="0.014cm" svg:height="0.006cm" svg:x="8.631cm" svg:y="20.455cm" svg:viewBox="0 0 15 7" draw:points="15,1 0,0 1,7">
          <text:p/>
        </draw:polygon>
        <draw:polygon draw:style-name="gr58" draw:layer="layout" svg:width="0.013cm" svg:height="0.005cm" svg:x="8.67cm" svg:y="20.441cm" svg:viewBox="0 0 14 6" draw:points="13,0 0,6 14,6">
          <text:p/>
        </draw:polygon>
        <draw:polygon draw:style-name="gr58" draw:layer="layout" svg:width="0.014cm" svg:height="0.005cm" svg:x="8.657cm" svg:y="20.446cm" svg:viewBox="0 0 15 6" draw:points="14,0 0,6 15,6">
          <text:p/>
        </draw:polygon>
        <draw:polygon draw:style-name="gr58" draw:layer="layout" svg:width="0.013cm" svg:height="0.005cm" svg:x="8.67cm" svg:y="20.446cm" svg:viewBox="0 0 14 6" draw:points="0,0 1,6 14,0">
          <text:p/>
        </draw:polygon>
        <draw:polygon draw:style-name="gr57" draw:layer="layout" svg:width="0.013cm" svg:height="0.006cm" svg:x="8.671cm" svg:y="20.446cm" svg:viewBox="0 0 14 7" draw:points="13,0 0,6 14,7">
          <text:p/>
        </draw:polygon>
        <draw:polygon draw:style-name="gr58" draw:layer="layout" svg:width="0.013cm" svg:height="0.005cm" svg:x="8.645cm" svg:y="20.451cm" svg:viewBox="0 0 14 6" draw:points="13,0 0,6 14,6">
          <text:p/>
        </draw:polygon>
        <draw:polygon draw:style-name="gr58" draw:layer="layout" svg:width="0.014cm" svg:height="0.005cm" svg:x="8.632cm" svg:y="20.456cm" svg:viewBox="0 0 15 6" draw:points="14,0 0,6 15,6">
          <text:p/>
        </draw:polygon>
        <draw:polygon draw:style-name="gr58" draw:layer="layout" svg:width="0.013cm" svg:height="0.005cm" svg:x="8.645cm" svg:y="20.456cm" svg:viewBox="0 0 14 6" draw:points="0,0 1,6 14,0">
          <text:p/>
        </draw:polygon>
        <draw:polygon draw:style-name="gr57" draw:layer="layout" svg:width="0.013cm" svg:height="0.005cm" svg:x="8.646cm" svg:y="20.456cm" svg:viewBox="0 0 14 6" draw:points="13,0 0,6 14,6">
          <text:p/>
        </draw:polygon>
        <draw:polygon draw:style-name="gr58" draw:layer="layout" svg:width="0.014cm" svg:height="0.005cm" svg:x="8.657cm" svg:y="20.451cm" svg:viewBox="0 0 15 6" draw:points="0,0 1,6 15,0">
          <text:p/>
        </draw:polygon>
        <draw:polygon draw:style-name="gr57" draw:layer="layout" svg:width="0.014cm" svg:height="0.005cm" svg:x="8.658cm" svg:y="20.456cm" svg:viewBox="0 0 15 6" draw:points="0,0 1,6 15,0">
          <text:p/>
        </draw:polygon>
        <draw:polygon draw:style-name="gr57" draw:layer="layout" svg:width="0.014cm" svg:height="0.005cm" svg:x="8.658cm" svg:y="20.451cm" svg:viewBox="0 0 15 6" draw:points="0,6 15,6 14,0">
          <text:p/>
        </draw:polygon>
        <draw:polygon draw:style-name="gr57" draw:layer="layout" svg:width="0.013cm" svg:height="0.005cm" svg:x="8.671cm" svg:y="20.451cm" svg:viewBox="0 0 14 6" draw:points="0,0 1,6 14,1">
          <text:p/>
        </draw:polygon>
        <draw:polygon draw:style-name="gr57" draw:layer="layout" svg:width="0.013cm" svg:height="0.005cm" svg:x="8.672cm" svg:y="20.452cm" svg:viewBox="0 0 14 6" draw:points="13,0 0,5 14,6">
          <text:p/>
        </draw:polygon>
        <draw:polygon draw:style-name="gr57" draw:layer="layout" svg:width="0.014cm" svg:height="0.006cm" svg:x="8.659cm" svg:y="20.456cm" svg:viewBox="0 0 15 7" draw:points="14,0 0,6 15,7">
          <text:p/>
        </draw:polygon>
        <draw:polygon draw:style-name="gr57" draw:layer="layout" svg:width="0.013cm" svg:height="0.006cm" svg:x="8.672cm" svg:y="20.456cm" svg:viewBox="0 0 14 7" draw:points="0,0 1,7 14,1">
          <text:p/>
        </draw:polygon>
        <draw:polygon draw:style-name="gr56" draw:layer="layout" svg:width="0.013cm" svg:height="0.005cm" svg:x="8.673cm" svg:y="20.457cm" svg:viewBox="0 0 14 6" draw:points="13,0 0,6 14,6">
          <text:p/>
        </draw:polygon>
        <draw:polygon draw:style-name="gr56" draw:layer="layout" svg:width="0.013cm" svg:height="0.005cm" svg:x="8.673cm" svg:y="20.462cm" svg:viewBox="0 0 14 6" draw:points="14,0 0,0 1,6">
          <text:p/>
        </draw:polygon>
        <draw:polygon draw:style-name="gr56" draw:layer="layout" svg:width="0.014cm" svg:height="0.006cm" svg:x="8.659cm" svg:y="20.461cm" svg:viewBox="0 0 15 7" draw:points="15,1 0,0 1,7">
          <text:p/>
        </draw:polygon>
        <draw:polygon draw:style-name="gr56" draw:layer="layout" svg:width="0.014cm" svg:height="0.005cm" svg:x="8.66cm" svg:y="20.462cm" svg:viewBox="0 0 15 6" draw:points="14,0 0,6 15,6">
          <text:p/>
        </draw:polygon>
        <draw:polygon draw:style-name="gr56" draw:layer="layout" svg:width="0.014cm" svg:height="0.005cm" svg:x="8.66cm" svg:y="20.467cm" svg:viewBox="0 0 15 6" draw:points="15,0 0,0 1,6">
          <text:p/>
        </draw:polygon>
        <draw:polygon draw:style-name="gr57" draw:layer="layout" svg:width="0.013cm" svg:height="0.005cm" svg:x="8.646cm" svg:y="20.461cm" svg:viewBox="0 0 14 6" draw:points="14,0 0,0 1,6">
          <text:p/>
        </draw:polygon>
        <draw:polygon draw:style-name="gr57" draw:layer="layout" svg:width="0.014cm" svg:height="0.005cm" svg:x="8.632cm" svg:y="20.461cm" svg:viewBox="0 0 15 6" draw:points="15,0 0,0 1,6">
          <text:p/>
        </draw:polygon>
        <draw:polygon draw:style-name="gr57" draw:layer="layout" svg:width="0.014cm" svg:height="0.005cm" svg:x="8.633cm" svg:y="20.461cm" svg:viewBox="0 0 15 6" draw:points="14,0 0,6 15,6">
          <text:p/>
        </draw:polygon>
        <draw:polygon draw:style-name="gr57" draw:layer="layout" svg:width="0.014cm" svg:height="0.005cm" svg:x="8.633cm" svg:y="20.466cm" svg:viewBox="0 0 15 6" draw:points="15,0 0,0 1,6">
          <text:p/>
        </draw:polygon>
        <draw:polygon draw:style-name="gr57" draw:layer="layout" svg:width="0.013cm" svg:height="0.006cm" svg:x="8.647cm" svg:y="20.461cm" svg:viewBox="0 0 14 7" draw:points="13,0 0,6 14,7">
          <text:p/>
        </draw:polygon>
        <draw:polygon draw:style-name="gr57" draw:layer="layout" svg:width="0.014cm" svg:height="0.006cm" svg:x="8.634cm" svg:y="20.466cm" svg:viewBox="0 0 15 7" draw:points="14,0 0,6 15,7">
          <text:p/>
        </draw:polygon>
        <draw:polygon draw:style-name="gr57" draw:layer="layout" svg:width="0.013cm" svg:height="0.006cm" svg:x="8.647cm" svg:y="20.466cm" svg:viewBox="0 0 14 7" draw:points="0,0 1,7 14,1">
          <text:p/>
        </draw:polygon>
        <draw:polygon draw:style-name="gr56" draw:layer="layout" svg:width="0.013cm" svg:height="0.005cm" svg:x="8.648cm" svg:y="20.467cm" svg:viewBox="0 0 14 6" draw:points="13,0 0,6 14,6">
          <text:p/>
        </draw:polygon>
        <draw:polygon draw:style-name="gr56" draw:layer="layout" svg:width="0.013cm" svg:height="0.005cm" svg:x="8.648cm" svg:y="20.472cm" svg:viewBox="0 0 14 6" draw:points="14,0 0,0 1,6">
          <text:p/>
        </draw:polygon>
        <draw:polygon draw:style-name="gr56" draw:layer="layout" svg:width="0.014cm" svg:height="0.006cm" svg:x="8.634cm" svg:y="20.471cm" svg:viewBox="0 0 15 7" draw:points="15,1 0,0 1,7">
          <text:p/>
        </draw:polygon>
        <draw:polygon draw:style-name="gr56" draw:layer="layout" svg:width="0.014cm" svg:height="0.005cm" svg:x="8.635cm" svg:y="20.472cm" svg:viewBox="0 0 15 6" draw:points="14,0 0,6 15,6">
          <text:p/>
        </draw:polygon>
        <draw:polygon draw:style-name="gr56" draw:layer="layout" svg:width="0.014cm" svg:height="0.005cm" svg:x="8.635cm" svg:y="20.477cm" svg:viewBox="0 0 15 6" draw:points="15,0 0,0 1,6">
          <text:p/>
        </draw:polygon>
        <draw:polygon draw:style-name="gr56" draw:layer="layout" svg:width="0.013cm" svg:height="0.005cm" svg:x="8.723cm" svg:y="20.443cm" svg:viewBox="0 0 14 6" draw:points="13,0 0,5 14,6">
          <text:p/>
        </draw:polygon>
        <draw:polygon draw:style-name="gr56" draw:layer="layout" svg:width="0.013cm" svg:height="0.006cm" svg:x="8.711cm" svg:y="20.447cm" svg:viewBox="0 0 14 7" draw:points="13,0 0,6 14,7">
          <text:p/>
        </draw:polygon>
        <draw:polygon draw:style-name="gr56" draw:layer="layout" svg:width="0.013cm" svg:height="0.006cm" svg:x="8.723cm" svg:y="20.447cm" svg:viewBox="0 0 14 7" draw:points="0,0 1,7 14,1">
          <text:p/>
        </draw:polygon>
        <draw:polygon draw:style-name="gr55" draw:layer="layout" svg:width="0.013cm" svg:height="0.005cm" svg:x="8.724cm" svg:y="20.448cm" svg:viewBox="0 0 14 6" draw:points="13,0 0,6 14,6">
          <text:p/>
        </draw:polygon>
        <draw:polygon draw:style-name="gr56" draw:layer="layout" svg:width="0.014cm" svg:height="0.006cm" svg:x="8.698cm" svg:y="20.452cm" svg:viewBox="0 0 15 7" draw:points="14,0 0,6 15,7">
          <text:p/>
        </draw:polygon>
        <draw:polygon draw:style-name="gr56" draw:layer="layout" svg:width="0.013cm" svg:height="0.006cm" svg:x="8.686cm" svg:y="20.457cm" svg:viewBox="0 0 14 7" draw:points="13,0 0,6 14,7">
          <text:p/>
        </draw:polygon>
        <draw:polygon draw:style-name="gr56" draw:layer="layout" svg:width="0.014cm" svg:height="0.006cm" svg:x="8.698cm" svg:y="20.457cm" svg:viewBox="0 0 15 7" draw:points="0,0 1,7 15,1">
          <text:p/>
        </draw:polygon>
        <draw:polygon draw:style-name="gr55" draw:layer="layout" svg:width="0.014cm" svg:height="0.005cm" svg:x="8.699cm" svg:y="20.458cm" svg:viewBox="0 0 15 6" draw:points="14,0 0,6 15,6">
          <text:p/>
        </draw:polygon>
        <draw:polygon draw:style-name="gr56" draw:layer="layout" svg:width="0.013cm" svg:height="0.006cm" svg:x="8.711cm" svg:y="20.452cm" svg:viewBox="0 0 14 7" draw:points="0,0 1,7 14,1">
          <text:p/>
        </draw:polygon>
        <draw:polygon draw:style-name="gr55" draw:layer="layout" svg:width="0.013cm" svg:height="0.005cm" svg:x="8.712cm" svg:y="20.458cm" svg:viewBox="0 0 14 6" draw:points="0,0 1,6 14,0">
          <text:p/>
        </draw:polygon>
        <draw:polygon draw:style-name="gr55" draw:layer="layout" svg:width="0.013cm" svg:height="0.005cm" svg:x="8.712cm" svg:y="20.453cm" svg:viewBox="0 0 14 6" draw:points="0,6 14,6 13,0">
          <text:p/>
        </draw:polygon>
        <draw:polygon draw:style-name="gr55" draw:layer="layout" svg:width="0.013cm" svg:height="0.005cm" svg:x="8.724cm" svg:y="20.453cm" svg:viewBox="0 0 14 6" draw:points="0,0 1,6 14,0">
          <text:p/>
        </draw:polygon>
        <draw:polygon draw:style-name="gr54" draw:layer="layout" svg:width="0.013cm" svg:height="0.006cm" svg:x="8.725cm" svg:y="20.453cm" svg:viewBox="0 0 14 7" draw:points="13,0 0,6 14,7">
          <text:p/>
        </draw:polygon>
        <draw:polygon draw:style-name="gr54" draw:layer="layout" svg:width="0.013cm" svg:height="0.006cm" svg:x="8.713cm" svg:y="20.458cm" svg:viewBox="0 0 14 7" draw:points="13,0 0,6 14,7">
          <text:p/>
        </draw:polygon>
        <draw:polygon draw:style-name="gr54" draw:layer="layout" svg:width="0.013cm" svg:height="0.006cm" svg:x="8.725cm" svg:y="20.458cm" svg:viewBox="0 0 14 7" draw:points="0,0 1,7 14,1">
          <text:p/>
        </draw:polygon>
        <draw:polygon draw:style-name="gr54" draw:layer="layout" svg:width="0.013cm" svg:height="0.005cm" svg:x="8.726cm" svg:y="20.459cm" svg:viewBox="0 0 14 6" draw:points="13,0 0,6 14,6">
          <text:p/>
        </draw:polygon>
        <draw:polygon draw:style-name="gr56" draw:layer="layout" svg:width="0.013cm" svg:height="0.006cm" svg:x="8.674cm" svg:y="20.462cm" svg:viewBox="0 0 14 7" draw:points="13,0 0,6 14,7">
          <text:p/>
        </draw:polygon>
        <draw:polygon draw:style-name="gr56" draw:layer="layout" svg:width="0.014cm" svg:height="0.006cm" svg:x="8.661cm" svg:y="20.467cm" svg:viewBox="0 0 15 7" draw:points="14,0 0,6 15,7">
          <text:p/>
        </draw:polygon>
        <draw:polygon draw:style-name="gr56" draw:layer="layout" svg:width="0.013cm" svg:height="0.006cm" svg:x="8.674cm" svg:y="20.467cm" svg:viewBox="0 0 14 7" draw:points="0,0 1,7 14,1">
          <text:p/>
        </draw:polygon>
        <draw:polygon draw:style-name="gr55" draw:layer="layout" svg:width="0.013cm" svg:height="0.005cm" svg:x="8.675cm" svg:y="20.468cm" svg:viewBox="0 0 14 6" draw:points="13,0 0,6 14,6">
          <text:p/>
        </draw:polygon>
        <draw:polygon draw:style-name="gr56" draw:layer="layout" svg:width="0.013cm" svg:height="0.006cm" svg:x="8.649cm" svg:y="20.472cm" svg:viewBox="0 0 14 7" draw:points="13,0 0,6 14,7">
          <text:p/>
        </draw:polygon>
        <draw:polygon draw:style-name="gr56" draw:layer="layout" svg:width="0.014cm" svg:height="0.006cm" svg:x="8.636cm" svg:y="20.477cm" svg:viewBox="0 0 15 7" draw:points="14,0 0,6 15,7">
          <text:p/>
        </draw:polygon>
        <draw:polygon draw:style-name="gr56" draw:layer="layout" svg:width="0.013cm" svg:height="0.006cm" svg:x="8.649cm" svg:y="20.477cm" svg:viewBox="0 0 14 7" draw:points="0,0 1,7 14,1">
          <text:p/>
        </draw:polygon>
        <draw:polygon draw:style-name="gr55" draw:layer="layout" svg:width="0.013cm" svg:height="0.005cm" svg:x="8.65cm" svg:y="20.478cm" svg:viewBox="0 0 14 6" draw:points="13,0 0,6 14,6">
          <text:p/>
        </draw:polygon>
        <draw:polygon draw:style-name="gr56" draw:layer="layout" svg:width="0.014cm" svg:height="0.006cm" svg:x="8.661cm" svg:y="20.472cm" svg:viewBox="0 0 15 7" draw:points="0,0 1,7 15,1">
          <text:p/>
        </draw:polygon>
        <draw:polygon draw:style-name="gr55" draw:layer="layout" svg:width="0.014cm" svg:height="0.005cm" svg:x="8.662cm" svg:y="20.478cm" svg:viewBox="0 0 15 6" draw:points="0,0 1,6 15,0">
          <text:p/>
        </draw:polygon>
        <draw:polygon draw:style-name="gr55" draw:layer="layout" svg:width="0.014cm" svg:height="0.005cm" svg:x="8.662cm" svg:y="20.473cm" svg:viewBox="0 0 15 6" draw:points="0,6 15,6 14,0">
          <text:p/>
        </draw:polygon>
        <draw:polygon draw:style-name="gr55" draw:layer="layout" svg:width="0.013cm" svg:height="0.005cm" svg:x="8.675cm" svg:y="20.473cm" svg:viewBox="0 0 14 6" draw:points="0,0 1,6 14,0">
          <text:p/>
        </draw:polygon>
        <draw:polygon draw:style-name="gr54" draw:layer="layout" svg:width="0.013cm" svg:height="0.006cm" svg:x="8.676cm" svg:y="20.473cm" svg:viewBox="0 0 14 7" draw:points="13,0 0,6 14,7">
          <text:p/>
        </draw:polygon>
        <draw:polygon draw:style-name="gr54" draw:layer="layout" svg:width="0.014cm" svg:height="0.006cm" svg:x="8.663cm" svg:y="20.478cm" svg:viewBox="0 0 15 7" draw:points="14,0 0,6 15,7">
          <text:p/>
        </draw:polygon>
        <draw:polygon draw:style-name="gr54" draw:layer="layout" svg:width="0.013cm" svg:height="0.006cm" svg:x="8.676cm" svg:y="20.478cm" svg:viewBox="0 0 14 7" draw:points="0,0 1,7 14,1">
          <text:p/>
        </draw:polygon>
        <draw:polygon draw:style-name="gr54" draw:layer="layout" svg:width="0.013cm" svg:height="0.005cm" svg:x="8.677cm" svg:y="20.479cm" svg:viewBox="0 0 14 6" draw:points="13,0 0,6 14,6">
          <text:p/>
        </draw:polygon>
        <draw:polygon draw:style-name="gr56" draw:layer="layout" svg:width="0.013cm" svg:height="0.006cm" svg:x="8.686cm" svg:y="20.462cm" svg:viewBox="0 0 14 7" draw:points="0,0 1,7 14,1">
          <text:p/>
        </draw:polygon>
        <draw:polygon draw:style-name="gr55" draw:layer="layout" svg:width="0.013cm" svg:height="0.005cm" svg:x="8.687cm" svg:y="20.468cm" svg:viewBox="0 0 14 6" draw:points="0,0 1,6 14,0">
          <text:p/>
        </draw:polygon>
        <draw:polygon draw:style-name="gr55" draw:layer="layout" svg:width="0.013cm" svg:height="0.005cm" svg:x="8.687cm" svg:y="20.463cm" svg:viewBox="0 0 14 6" draw:points="0,6 14,6 13,0">
          <text:p/>
        </draw:polygon>
        <draw:polygon draw:style-name="gr55" draw:layer="layout" svg:width="0.014cm" svg:height="0.005cm" svg:x="8.699cm" svg:y="20.463cm" svg:viewBox="0 0 15 6" draw:points="0,0 1,6 15,0">
          <text:p/>
        </draw:polygon>
        <draw:polygon draw:style-name="gr54" draw:layer="layout" svg:width="0.013cm" svg:height="0.006cm" svg:x="8.688cm" svg:y="20.473cm" svg:viewBox="0 0 14 7" draw:points="0,0 1,7 14,1">
          <text:p/>
        </draw:polygon>
        <draw:polygon draw:style-name="gr54" draw:layer="layout" svg:width="0.013cm" svg:height="0.005cm" svg:x="8.689cm" svg:y="20.479cm" svg:viewBox="0 0 14 6" draw:points="0,0 1,6 14,0">
          <text:p/>
        </draw:polygon>
        <draw:polygon draw:style-name="gr54" draw:layer="layout" svg:width="0.013cm" svg:height="0.005cm" svg:x="8.689cm" svg:y="20.474cm" svg:viewBox="0 0 14 6" draw:points="0,6 14,6 13,0">
          <text:p/>
        </draw:polygon>
        <draw:polygon draw:style-name="gr54" draw:layer="layout" svg:width="0.014cm" svg:height="0.005cm" svg:x="8.701cm" svg:y="20.474cm" svg:viewBox="0 0 15 6" draw:points="0,0 1,6 15,0">
          <text:p/>
        </draw:polygon>
        <draw:polygon draw:style-name="gr54" draw:layer="layout" svg:width="0.013cm" svg:height="0.006cm" svg:x="8.688cm" svg:y="20.468cm" svg:viewBox="0 0 14 7" draw:points="0,6 14,7 13,0">
          <text:p/>
        </draw:polygon>
        <draw:polygon draw:style-name="gr54" draw:layer="layout" svg:width="0.014cm" svg:height="0.005cm" svg:x="8.701cm" svg:y="20.469cm" svg:viewBox="0 0 15 6" draw:points="0,6 15,6 14,0">
          <text:p/>
        </draw:polygon>
        <draw:polygon draw:style-name="gr54" draw:layer="layout" svg:width="0.014cm" svg:height="0.006cm" svg:x="8.7cm" svg:y="20.468cm" svg:viewBox="0 0 15 7" draw:points="1,7 15,1 0,0">
          <text:p/>
        </draw:polygon>
        <draw:polygon draw:style-name="gr54" draw:layer="layout" svg:width="0.014cm" svg:height="0.006cm" svg:x="8.7cm" svg:y="20.463cm" svg:viewBox="0 0 15 7" draw:points="0,6 15,7 14,0">
          <text:p/>
        </draw:polygon>
        <draw:polygon draw:style-name="gr54" draw:layer="layout" svg:width="0.013cm" svg:height="0.006cm" svg:x="8.713cm" svg:y="20.463cm" svg:viewBox="0 0 14 7" draw:points="0,0 1,7 14,1">
          <text:p/>
        </draw:polygon>
        <draw:polygon draw:style-name="gr54" draw:layer="layout" svg:width="0.013cm" svg:height="0.005cm" svg:x="8.714cm" svg:y="20.469cm" svg:viewBox="0 0 14 6" draw:points="0,0 1,6 14,0">
          <text:p/>
        </draw:polygon>
        <draw:polygon draw:style-name="gr54" draw:layer="layout" svg:width="0.013cm" svg:height="0.005cm" svg:x="8.714cm" svg:y="20.464cm" svg:viewBox="0 0 14 6" draw:points="0,6 14,6 13,0">
          <text:p/>
        </draw:polygon>
        <draw:polygon draw:style-name="gr54" draw:layer="layout" svg:width="0.013cm" svg:height="0.005cm" svg:x="8.726cm" svg:y="20.464cm" svg:viewBox="0 0 14 6" draw:points="0,0 1,6 14,0">
          <text:p/>
        </draw:polygon>
        <draw:polygon draw:style-name="gr53" draw:layer="layout" svg:width="0.013cm" svg:height="0.007cm" svg:x="8.727cm" svg:y="20.464cm" svg:viewBox="0 0 14 8" draw:points="13,0 0,6 14,8">
          <text:p/>
        </draw:polygon>
        <draw:polygon draw:style-name="gr53" draw:layer="layout" svg:width="0.013cm" svg:height="0.007cm" svg:x="8.715cm" svg:y="20.469cm" svg:viewBox="0 0 14 8" draw:points="13,0 0,6 14,8">
          <text:p/>
        </draw:polygon>
        <draw:polygon draw:style-name="gr53" draw:layer="layout" svg:width="0.013cm" svg:height="0.007cm" svg:x="8.727cm" svg:y="20.469cm" svg:viewBox="0 0 14 8" draw:points="0,0 1,8 14,2">
          <text:p/>
        </draw:polygon>
        <draw:polygon draw:style-name="gr53" draw:layer="layout" svg:width="0.013cm" svg:height="0.005cm" svg:x="8.728cm" svg:y="20.47cm" svg:viewBox="0 0 14 6" draw:points="13,0 0,6 14,6">
          <text:p/>
        </draw:polygon>
        <draw:polygon draw:style-name="gr53" draw:layer="layout" svg:width="0.014cm" svg:height="0.007cm" svg:x="8.702cm" svg:y="20.474cm" svg:viewBox="0 0 15 8" draw:points="14,0 0,6 15,8">
          <text:p/>
        </draw:polygon>
        <draw:polygon draw:style-name="gr53" draw:layer="layout" svg:width="0.013cm" svg:height="0.007cm" svg:x="8.69cm" svg:y="20.479cm" svg:viewBox="0 0 14 8" draw:points="13,0 0,6 14,8">
          <text:p/>
        </draw:polygon>
        <draw:polygon draw:style-name="gr53" draw:layer="layout" svg:width="0.014cm" svg:height="0.007cm" svg:x="8.702cm" svg:y="20.479cm" svg:viewBox="0 0 15 8" draw:points="0,0 1,8 15,2">
          <text:p/>
        </draw:polygon>
        <draw:polygon draw:style-name="gr53" draw:layer="layout" svg:width="0.014cm" svg:height="0.005cm" svg:x="8.703cm" svg:y="20.48cm" svg:viewBox="0 0 15 6" draw:points="14,0 0,6 15,6">
          <text:p/>
        </draw:polygon>
        <draw:polygon draw:style-name="gr53" draw:layer="layout" svg:width="0.013cm" svg:height="0.007cm" svg:x="8.715cm" svg:y="20.474cm" svg:viewBox="0 0 14 8" draw:points="0,0 1,8 14,2">
          <text:p/>
        </draw:polygon>
        <draw:polygon draw:style-name="gr53" draw:layer="layout" svg:width="0.013cm" svg:height="0.005cm" svg:x="8.716cm" svg:y="20.48cm" svg:viewBox="0 0 14 6" draw:points="0,0 1,6 14,0">
          <text:p/>
        </draw:polygon>
        <draw:polygon draw:style-name="gr53" draw:layer="layout" svg:width="0.013cm" svg:height="0.005cm" svg:x="8.716cm" svg:y="20.475cm" svg:viewBox="0 0 14 6" draw:points="0,6 14,6 13,0">
          <text:p/>
        </draw:polygon>
        <draw:polygon draw:style-name="gr53" draw:layer="layout" svg:width="0.013cm" svg:height="0.005cm" svg:x="8.728cm" svg:y="20.475cm" svg:viewBox="0 0 14 6" draw:points="0,0 1,6 14,0">
          <text:p/>
        </draw:polygon>
        <draw:polygon draw:style-name="gr52" draw:layer="layout" svg:width="0.013cm" svg:height="0.006cm" svg:x="8.729cm" svg:y="20.475cm" svg:viewBox="0 0 14 7" draw:points="13,0 0,6 14,7">
          <text:p/>
        </draw:polygon>
        <draw:polygon draw:style-name="gr52" draw:layer="layout" svg:width="0.013cm" svg:height="0.006cm" svg:x="8.717cm" svg:y="20.48cm" svg:viewBox="0 0 14 7" draw:points="13,0 0,6 14,7">
          <text:p/>
        </draw:polygon>
        <draw:polygon draw:style-name="gr52" draw:layer="layout" svg:width="0.013cm" svg:height="0.006cm" svg:x="8.729cm" svg:y="20.48cm" svg:viewBox="0 0 14 7" draw:points="0,0 1,7 14,1">
          <text:p/>
        </draw:polygon>
        <draw:polygon draw:style-name="gr52" draw:layer="layout" svg:width="0.013cm" svg:height="0.005cm" svg:x="8.73cm" svg:y="20.481cm" svg:viewBox="0 0 14 6" draw:points="13,0 0,6 14,6">
          <text:p/>
        </draw:polygon>
        <draw:polygon draw:style-name="gr35" draw:layer="layout" svg:width="0.013cm" svg:height="0.005cm" svg:x="8.73cm" svg:y="20.486cm" svg:viewBox="0 0 14 6" draw:points="14,0 0,0 1,6">
          <text:p/>
        </draw:polygon>
        <draw:polygon draw:style-name="gr52" draw:layer="layout" svg:width="0.013cm" svg:height="0.006cm" svg:x="8.717cm" svg:y="20.485cm" svg:viewBox="0 0 14 7" draw:points="14,1 0,0 1,7">
          <text:p/>
        </draw:polygon>
        <draw:polygon draw:style-name="gr52" draw:layer="layout" svg:width="0.013cm" svg:height="0.005cm" svg:x="8.718cm" svg:y="20.486cm" svg:viewBox="0 0 14 6" draw:points="13,0 0,6 14,6">
          <text:p/>
        </draw:polygon>
        <draw:polygon draw:style-name="gr35" draw:layer="layout" svg:width="0.013cm" svg:height="0.005cm" svg:x="8.718cm" svg:y="20.491cm" svg:viewBox="0 0 14 6" draw:points="14,0 0,0 2,6">
          <text:p/>
        </draw:polygon>
        <draw:polygon draw:style-name="gr52" draw:layer="layout" svg:width="0.014cm" svg:height="0.005cm" svg:x="8.703cm" svg:y="20.485cm" svg:viewBox="0 0 15 6" draw:points="15,0 0,0 1,6">
          <text:p/>
        </draw:polygon>
        <draw:polygon draw:style-name="gr53" draw:layer="layout" svg:width="0.013cm" svg:height="0.007cm" svg:x="8.69cm" svg:y="20.484cm" svg:viewBox="0 0 14 8" draw:points="14,2 0,0 1,8">
          <text:p/>
        </draw:polygon>
        <draw:polygon draw:style-name="gr53" draw:layer="layout" svg:width="0.013cm" svg:height="0.005cm" svg:x="8.691cm" svg:y="20.485cm" svg:viewBox="0 0 14 6" draw:points="13,0 0,6 14,6">
          <text:p/>
        </draw:polygon>
        <draw:polygon draw:style-name="gr52" draw:layer="layout" svg:width="0.013cm" svg:height="0.005cm" svg:x="8.691cm" svg:y="20.49cm" svg:viewBox="0 0 14 6" draw:points="14,0 0,0 1,6">
          <text:p/>
        </draw:polygon>
        <draw:polygon draw:style-name="gr52" draw:layer="layout" svg:width="0.014cm" svg:height="0.006cm" svg:x="8.704cm" svg:y="20.485cm" svg:viewBox="0 0 15 7" draw:points="14,0 0,6 15,7">
          <text:p/>
        </draw:polygon>
        <draw:polygon draw:style-name="gr52" draw:layer="layout" svg:width="0.013cm" svg:height="0.006cm" svg:x="8.692cm" svg:y="20.49cm" svg:viewBox="0 0 14 7" draw:points="13,0 0,6 14,7">
          <text:p/>
        </draw:polygon>
        <draw:polygon draw:style-name="gr52" draw:layer="layout" svg:width="0.014cm" svg:height="0.006cm" svg:x="8.704cm" svg:y="20.49cm" svg:viewBox="0 0 15 7" draw:points="0,0 1,7 15,1">
          <text:p/>
        </draw:polygon>
        <draw:polygon draw:style-name="gr52" draw:layer="layout" svg:width="0.015cm" svg:height="0.005cm" svg:x="8.705cm" svg:y="20.491cm" svg:viewBox="0 0 16 6" draw:points="14,0 0,6 16,6">
          <text:p/>
        </draw:polygon>
        <draw:polygon draw:style-name="gr35" draw:layer="layout" svg:width="0.015cm" svg:height="0.005cm" svg:x="8.705cm" svg:y="20.496cm" svg:viewBox="0 0 16 6" draw:points="16,0 0,0 2,6">
          <text:p/>
        </draw:polygon>
        <draw:polygon draw:style-name="gr52" draw:layer="layout" svg:width="0.013cm" svg:height="0.006cm" svg:x="8.692cm" svg:y="20.495cm" svg:viewBox="0 0 14 7" draw:points="14,1 0,0 2,7">
          <text:p/>
        </draw:polygon>
        <draw:polygon draw:style-name="gr52" draw:layer="layout" svg:width="0.013cm" svg:height="0.005cm" svg:x="8.693cm" svg:y="20.496cm" svg:viewBox="0 0 14 6" draw:points="12,0 0,6 14,6">
          <text:p/>
        </draw:polygon>
        <draw:polygon draw:style-name="gr35" draw:layer="layout" svg:width="0.013cm" svg:height="0.005cm" svg:x="8.693cm" svg:y="20.501cm" svg:viewBox="0 0 14 6" draw:points="14,0 0,0 1,6">
          <text:p/>
        </draw:polygon>
        <draw:polygon draw:style-name="gr53" draw:layer="layout" svg:width="0.013cm" svg:height="0.005cm" svg:x="8.677cm" svg:y="20.484cm" svg:viewBox="0 0 14 6" draw:points="14,0 0,0 1,6">
          <text:p/>
        </draw:polygon>
        <draw:polygon draw:style-name="gr54" draw:layer="layout" svg:width="0.014cm" svg:height="0.006cm" svg:x="8.663cm" svg:y="20.483cm" svg:viewBox="0 0 15 7" draw:points="15,1 0,0 1,7">
          <text:p/>
        </draw:polygon>
        <draw:polygon draw:style-name="gr54" draw:layer="layout" svg:width="0.014cm" svg:height="0.005cm" svg:x="8.664cm" svg:y="20.484cm" svg:viewBox="0 0 15 6" draw:points="14,0 0,6 15,6">
          <text:p/>
        </draw:polygon>
        <draw:polygon draw:style-name="gr53" draw:layer="layout" svg:width="0.014cm" svg:height="0.005cm" svg:x="8.664cm" svg:y="20.489cm" svg:viewBox="0 0 15 6" draw:points="15,0 0,0 1,6">
          <text:p/>
        </draw:polygon>
        <draw:polygon draw:style-name="gr54" draw:layer="layout" svg:width="0.013cm" svg:height="0.005cm" svg:x="8.65cm" svg:y="20.483cm" svg:viewBox="0 0 14 6" draw:points="14,0 0,0 1,6">
          <text:p/>
        </draw:polygon>
        <draw:polygon draw:style-name="gr55" draw:layer="layout" svg:width="0.014cm" svg:height="0.006cm" svg:x="8.636cm" svg:y="20.482cm" svg:viewBox="0 0 15 7" draw:points="15,1 0,0 1,7">
          <text:p/>
        </draw:polygon>
        <draw:polygon draw:style-name="gr55" draw:layer="layout" svg:width="0.014cm" svg:height="0.005cm" svg:x="8.637cm" svg:y="20.483cm" svg:viewBox="0 0 15 6" draw:points="14,0 0,6 15,6">
          <text:p/>
        </draw:polygon>
        <draw:polygon draw:style-name="gr54" draw:layer="layout" svg:width="0.014cm" svg:height="0.005cm" svg:x="8.637cm" svg:y="20.488cm" svg:viewBox="0 0 15 6" draw:points="15,0 0,0 1,6">
          <text:p/>
        </draw:polygon>
        <draw:polygon draw:style-name="gr54" draw:layer="layout" svg:width="0.013cm" svg:height="0.006cm" svg:x="8.651cm" svg:y="20.483cm" svg:viewBox="0 0 14 7" draw:points="13,0 0,6 14,7">
          <text:p/>
        </draw:polygon>
        <draw:polygon draw:style-name="gr54" draw:layer="layout" svg:width="0.014cm" svg:height="0.006cm" svg:x="8.638cm" svg:y="20.488cm" svg:viewBox="0 0 15 7" draw:points="14,0 0,6 15,7">
          <text:p/>
        </draw:polygon>
        <draw:polygon draw:style-name="gr54" draw:layer="layout" svg:width="0.013cm" svg:height="0.006cm" svg:x="8.651cm" svg:y="20.488cm" svg:viewBox="0 0 14 7" draw:points="0,0 1,7 14,1">
          <text:p/>
        </draw:polygon>
        <draw:polygon draw:style-name="gr54" draw:layer="layout" svg:width="0.013cm" svg:height="0.005cm" svg:x="8.652cm" svg:y="20.489cm" svg:viewBox="0 0 14 6" draw:points="13,0 0,6 14,6">
          <text:p/>
        </draw:polygon>
        <draw:polygon draw:style-name="gr53" draw:layer="layout" svg:width="0.013cm" svg:height="0.005cm" svg:x="8.652cm" svg:y="20.494cm" svg:viewBox="0 0 14 6" draw:points="14,0 0,0 1,6">
          <text:p/>
        </draw:polygon>
        <draw:polygon draw:style-name="gr54" draw:layer="layout" svg:width="0.014cm" svg:height="0.006cm" svg:x="8.638cm" svg:y="20.493cm" svg:viewBox="0 0 15 7" draw:points="15,1 0,0 1,7">
          <text:p/>
        </draw:polygon>
        <draw:polygon draw:style-name="gr54" draw:layer="layout" svg:width="0.014cm" svg:height="0.005cm" svg:x="8.639cm" svg:y="20.494cm" svg:viewBox="0 0 15 6" draw:points="14,0 0,6 15,6">
          <text:p/>
        </draw:polygon>
        <draw:polygon draw:style-name="gr53" draw:layer="layout" svg:width="0.014cm" svg:height="0.005cm" svg:x="8.639cm" svg:y="20.499cm" svg:viewBox="0 0 15 6" draw:points="15,0 0,0 1,6">
          <text:p/>
        </draw:polygon>
        <draw:polygon draw:style-name="gr53" draw:layer="layout" svg:width="0.013cm" svg:height="0.007cm" svg:x="8.678cm" svg:y="20.484cm" svg:viewBox="0 0 14 8" draw:points="13,0 0,6 14,8">
          <text:p/>
        </draw:polygon>
        <draw:polygon draw:style-name="gr53" draw:layer="layout" svg:width="0.014cm" svg:height="0.007cm" svg:x="8.665cm" svg:y="20.489cm" svg:viewBox="0 0 15 8" draw:points="14,0 0,6 15,8">
          <text:p/>
        </draw:polygon>
        <draw:polygon draw:style-name="gr53" draw:layer="layout" svg:width="0.013cm" svg:height="0.007cm" svg:x="8.678cm" svg:y="20.489cm" svg:viewBox="0 0 14 8" draw:points="0,0 1,8 14,2">
          <text:p/>
        </draw:polygon>
        <draw:polygon draw:style-name="gr53" draw:layer="layout" svg:width="0.013cm" svg:height="0.005cm" svg:x="8.679cm" svg:y="20.49cm" svg:viewBox="0 0 14 6" draw:points="13,0 0,6 14,6">
          <text:p/>
        </draw:polygon>
        <draw:polygon draw:style-name="gr53" draw:layer="layout" svg:width="0.013cm" svg:height="0.007cm" svg:x="8.653cm" svg:y="20.494cm" svg:viewBox="0 0 14 8" draw:points="13,0 0,6 14,8">
          <text:p/>
        </draw:polygon>
        <draw:polygon draw:style-name="gr53" draw:layer="layout" svg:width="0.015cm" svg:height="0.007cm" svg:x="8.64cm" svg:y="20.499cm" svg:viewBox="0 0 16 8" draw:points="14,0 0,6 16,8">
          <text:p/>
        </draw:polygon>
        <draw:polygon draw:style-name="gr53" draw:layer="layout" svg:width="0.013cm" svg:height="0.007cm" svg:x="8.653cm" svg:y="20.499cm" svg:viewBox="0 0 14 8" draw:points="0,0 2,8 14,2">
          <text:p/>
        </draw:polygon>
        <draw:polygon draw:style-name="gr53" draw:layer="layout" svg:width="0.013cm" svg:height="0.005cm" svg:x="8.654cm" svg:y="20.5cm" svg:viewBox="0 0 14 6" draw:points="12,0 0,6 14,6">
          <text:p/>
        </draw:polygon>
        <draw:polygon draw:style-name="gr53" draw:layer="layout" svg:width="0.014cm" svg:height="0.007cm" svg:x="8.665cm" svg:y="20.494cm" svg:viewBox="0 0 15 8" draw:points="0,0 1,8 15,2">
          <text:p/>
        </draw:polygon>
        <draw:polygon draw:style-name="gr53" draw:layer="layout" svg:width="0.015cm" svg:height="0.005cm" svg:x="8.666cm" svg:y="20.5cm" svg:viewBox="0 0 16 6" draw:points="0,0 2,6 16,0">
          <text:p/>
        </draw:polygon>
        <draw:polygon draw:style-name="gr53" draw:layer="layout" svg:width="0.015cm" svg:height="0.005cm" svg:x="8.666cm" svg:y="20.495cm" svg:viewBox="0 0 16 6" draw:points="0,6 16,6 14,0">
          <text:p/>
        </draw:polygon>
        <draw:polygon draw:style-name="gr53" draw:layer="layout" svg:width="0.013cm" svg:height="0.005cm" svg:x="8.679cm" svg:y="20.495cm" svg:viewBox="0 0 14 6" draw:points="0,0 2,6 14,0">
          <text:p/>
        </draw:polygon>
        <draw:polygon draw:style-name="gr52" draw:layer="layout" svg:width="0.013cm" svg:height="0.006cm" svg:x="8.68cm" svg:y="20.495cm" svg:viewBox="0 0 14 7" draw:points="12,0 0,6 14,7">
          <text:p/>
        </draw:polygon>
        <draw:polygon draw:style-name="gr52" draw:layer="layout" svg:width="0.014cm" svg:height="0.006cm" svg:x="8.667cm" svg:y="20.5cm" svg:viewBox="0 0 15 7" draw:points="14,0 0,6 15,7">
          <text:p/>
        </draw:polygon>
        <draw:polygon draw:style-name="gr52" draw:layer="layout" svg:width="0.013cm" svg:height="0.006cm" svg:x="8.68cm" svg:y="20.5cm" svg:viewBox="0 0 14 7" draw:points="0,0 1,7 14,1">
          <text:p/>
        </draw:polygon>
        <draw:polygon draw:style-name="gr52" draw:layer="layout" svg:width="0.013cm" svg:height="0.005cm" svg:x="8.681cm" svg:y="20.501cm" svg:viewBox="0 0 14 6" draw:points="13,0 0,6 14,6">
          <text:p/>
        </draw:polygon>
        <draw:polygon draw:style-name="gr35" draw:layer="layout" svg:width="0.013cm" svg:height="0.005cm" svg:x="8.681cm" svg:y="20.506cm" svg:viewBox="0 0 14 6" draw:points="14,0 0,0 1,6">
          <text:p/>
        </draw:polygon>
        <draw:polygon draw:style-name="gr52" draw:layer="layout" svg:width="0.014cm" svg:height="0.005cm" svg:x="8.667cm" svg:y="20.505cm" svg:viewBox="0 0 15 6" draw:points="15,1 0,0 1,6">
          <text:p/>
        </draw:polygon>
        <draw:polygon draw:style-name="gr52" draw:layer="layout" svg:width="0.014cm" svg:height="0.005cm" svg:x="8.668cm" svg:y="20.506cm" svg:viewBox="0 0 15 6" draw:points="14,0 0,5 15,6">
          <text:p/>
        </draw:polygon>
        <draw:polygon draw:style-name="gr35" draw:layer="layout" svg:width="0.014cm" svg:height="0.006cm" svg:x="8.668cm" svg:y="20.51cm" svg:viewBox="0 0 15 7" draw:points="15,1 0,0 1,7">
          <text:p/>
        </draw:polygon>
        <draw:polygon draw:style-name="gr52" draw:layer="layout" svg:width="0.013cm" svg:height="0.005cm" svg:x="8.654cm" svg:y="20.505cm" svg:viewBox="0 0 14 6" draw:points="14,0 0,0 1,6">
          <text:p/>
        </draw:polygon>
        <draw:polygon draw:style-name="gr53" draw:layer="layout" svg:width="0.015cm" svg:height="0.007cm" svg:x="8.64cm" svg:y="20.504cm" svg:viewBox="0 0 16 8" draw:points="16,2 0,0 2,8">
          <text:p/>
        </draw:polygon>
        <draw:polygon draw:style-name="gr53" draw:layer="layout" svg:width="0.014cm" svg:height="0.005cm" svg:x="8.641cm" svg:y="20.505cm" svg:viewBox="0 0 15 6" draw:points="14,0 0,6 15,6">
          <text:p/>
        </draw:polygon>
        <draw:polygon draw:style-name="gr52" draw:layer="layout" svg:width="0.014cm" svg:height="0.005cm" svg:x="8.641cm" svg:y="20.51cm" svg:viewBox="0 0 15 6" draw:points="15,0 0,0 1,6">
          <text:p/>
        </draw:polygon>
        <draw:polygon draw:style-name="gr52" draw:layer="layout" svg:width="0.013cm" svg:height="0.005cm" svg:x="8.655cm" svg:y="20.505cm" svg:viewBox="0 0 14 6" draw:points="13,0 0,6 14,6">
          <text:p/>
        </draw:polygon>
        <draw:polygon draw:style-name="gr52" draw:layer="layout" svg:width="0.014cm" svg:height="0.005cm" svg:x="8.642cm" svg:y="20.51cm" svg:viewBox="0 0 15 6" draw:points="14,0 0,6 15,6">
          <text:p/>
        </draw:polygon>
        <draw:polygon draw:style-name="gr52" draw:layer="layout" svg:width="0.013cm" svg:height="0.005cm" svg:x="8.655cm" svg:y="20.51cm" svg:viewBox="0 0 14 6" draw:points="0,0 1,6 14,0">
          <text:p/>
        </draw:polygon>
        <draw:polygon draw:style-name="gr52" draw:layer="layout" svg:width="0.013cm" svg:height="0.006cm" svg:x="8.656cm" svg:y="20.51cm" svg:viewBox="0 0 14 7" draw:points="13,0 0,6 14,7">
          <text:p/>
        </draw:polygon>
        <draw:polygon draw:style-name="gr35" draw:layer="layout" svg:width="0.013cm" svg:height="0.006cm" svg:x="8.656cm" svg:y="20.515cm" svg:viewBox="0 0 14 7" draw:points="14,1 0,0 1,7">
          <text:p/>
        </draw:polygon>
        <draw:polygon draw:style-name="gr52" draw:layer="layout" svg:width="0.014cm" svg:height="0.005cm" svg:x="8.642cm" svg:y="20.515cm" svg:viewBox="0 0 15 6" draw:points="15,0 0,0 1,6">
          <text:p/>
        </draw:polygon>
        <draw:polygon draw:style-name="gr52" draw:layer="layout" svg:width="0.014cm" svg:height="0.006cm" svg:x="8.643cm" svg:y="20.515cm" svg:viewBox="0 0 15 7" draw:points="14,0 0,6 15,7">
          <text:p/>
        </draw:polygon>
        <draw:polygon draw:style-name="gr35" draw:layer="layout" svg:width="0.014cm" svg:height="0.006cm" svg:x="8.643cm" svg:y="20.52cm" svg:viewBox="0 0 15 7" draw:points="15,1 0,0 1,7">
          <text:p/>
        </draw:polygon>
        <draw:polygon draw:style-name="gr35" draw:layer="layout" svg:width="0.013cm" svg:height="0.006cm" svg:x="8.631cm" svg:y="20.52cm" svg:viewBox="0 0 14 7" draw:points="14,7 13,0 0,6">
          <text:p/>
        </draw:polygon>
        <draw:polygon draw:style-name="gr52" draw:layer="layout" svg:width="0.013cm" svg:height="0.005cm" svg:x="8.63cm" svg:y="20.515cm" svg:viewBox="0 0 14 6" draw:points="14,6 13,0 0,6">
          <text:p/>
        </draw:polygon>
        <draw:polygon draw:style-name="gr52" draw:layer="layout" svg:width="0.013cm" svg:height="0.005cm" svg:x="8.63cm" svg:y="20.52cm" svg:viewBox="0 0 14 6" draw:points="14,0 0,0 1,6">
          <text:p/>
        </draw:polygon>
        <draw:polygon draw:style-name="gr52" draw:layer="layout" svg:width="0.013cm" svg:height="0.005cm" svg:x="8.618cm" svg:y="20.52cm" svg:viewBox="0 0 14 6" draw:points="14,6 13,0 0,6">
          <text:p/>
        </draw:polygon>
        <draw:polygon draw:style-name="gr52" draw:layer="layout" svg:width="0.013cm" svg:height="0.005cm" svg:x="8.629cm" svg:y="20.51cm" svg:viewBox="0 0 14 6" draw:points="14,6 13,0 0,6">
          <text:p/>
        </draw:polygon>
        <draw:polygon draw:style-name="gr53" draw:layer="layout" svg:width="0.013cm" svg:height="0.007cm" svg:x="8.628cm" svg:y="20.504cm" svg:viewBox="0 0 14 8" draw:points="14,8 12,0 0,6">
          <text:p/>
        </draw:polygon>
        <draw:polygon draw:style-name="gr53" draw:layer="layout" svg:width="0.013cm" svg:height="0.007cm" svg:x="8.628cm" svg:y="20.509cm" svg:viewBox="0 0 14 8" draw:points="14,2 0,0 1,8">
          <text:p/>
        </draw:polygon>
        <draw:polygon draw:style-name="gr53" draw:layer="layout" svg:width="0.013cm" svg:height="0.007cm" svg:x="8.616cm" svg:y="20.509cm" svg:viewBox="0 0 14 8" draw:points="14,8 13,0 0,6">
          <text:p/>
        </draw:polygon>
        <draw:polygon draw:style-name="gr52" draw:layer="layout" svg:width="0.013cm" svg:height="0.005cm" svg:x="8.629cm" svg:y="20.515cm" svg:viewBox="0 0 14 6" draw:points="14,0 0,0 1,6">
          <text:p/>
        </draw:polygon>
        <draw:polygon draw:style-name="gr53" draw:layer="layout" svg:width="0.013cm" svg:height="0.005cm" svg:x="8.616cm" svg:y="20.514cm" svg:viewBox="0 0 14 6" draw:points="14,2 0,0 1,6">
          <text:p/>
        </draw:polygon>
        <draw:polygon draw:style-name="gr53" draw:layer="layout" svg:width="0.013cm" svg:height="0.005cm" svg:x="8.617cm" svg:y="20.515cm" svg:viewBox="0 0 14 6" draw:points="13,0 0,4 14,6">
          <text:p/>
        </draw:polygon>
        <draw:polygon draw:style-name="gr52" draw:layer="layout" svg:width="0.013cm" svg:height="0.007cm" svg:x="8.617cm" svg:y="20.519cm" svg:viewBox="0 0 14 8" draw:points="14,2 0,0 1,8">
          <text:p/>
        </draw:polygon>
        <draw:polygon draw:style-name="gr52" draw:layer="layout" svg:width="0.014cm" svg:height="0.007cm" svg:x="8.604cm" svg:y="20.519cm" svg:viewBox="0 0 15 8" draw:points="15,8 14,0 0,6">
          <text:p/>
        </draw:polygon>
        <draw:polygon draw:style-name="gr53" draw:layer="layout" svg:width="0.014cm" svg:height="0.005cm" svg:x="8.603cm" svg:y="20.514cm" svg:viewBox="0 0 15 6" draw:points="15,6 14,0 0,6">
          <text:p/>
        </draw:polygon>
        <draw:polygon draw:style-name="gr53" draw:layer="layout" svg:width="0.014cm" svg:height="0.005cm" svg:x="8.603cm" svg:y="20.519cm" svg:viewBox="0 0 15 6" draw:points="15,0 0,0 1,6">
          <text:p/>
        </draw:polygon>
        <draw:polygon draw:style-name="gr53" draw:layer="layout" svg:width="0.013cm" svg:height="0.005cm" svg:x="8.591cm" svg:y="20.519cm" svg:viewBox="0 0 14 6" draw:points="14,6 13,0 0,6">
          <text:p/>
        </draw:polygon>
        <draw:polygon draw:style-name="gr53" draw:layer="layout" svg:width="0.013cm" svg:height="0.005cm" svg:x="8.627cm" svg:y="20.499cm" svg:viewBox="0 0 14 6" draw:points="14,6 13,0 0,6">
          <text:p/>
        </draw:polygon>
        <draw:polygon draw:style-name="gr54" draw:layer="layout" svg:width="0.013cm" svg:height="0.006cm" svg:x="8.626cm" svg:y="20.493cm" svg:viewBox="0 0 14 7" draw:points="14,7 13,0 0,6">
          <text:p/>
        </draw:polygon>
        <draw:polygon draw:style-name="gr54" draw:layer="layout" svg:width="0.013cm" svg:height="0.006cm" svg:x="8.626cm" svg:y="20.498cm" svg:viewBox="0 0 14 7" draw:points="14,1 0,0 1,7">
          <text:p/>
        </draw:polygon>
        <draw:polygon draw:style-name="gr54" draw:layer="layout" svg:width="0.013cm" svg:height="0.006cm" svg:x="8.614cm" svg:y="20.498cm" svg:viewBox="0 0 14 7" draw:points="14,7 13,0 0,6">
          <text:p/>
        </draw:polygon>
        <draw:polygon draw:style-name="gr54" draw:layer="layout" svg:width="0.013cm" svg:height="0.005cm" svg:x="8.625cm" svg:y="20.488cm" svg:viewBox="0 0 14 6" draw:points="14,6 13,0 0,6">
          <text:p/>
        </draw:polygon>
        <draw:polygon draw:style-name="gr55" draw:layer="layout" svg:width="0.013cm" svg:height="0.006cm" svg:x="8.624cm" svg:y="20.482cm" svg:viewBox="0 0 14 7" draw:points="14,7 13,0 0,6">
          <text:p/>
        </draw:polygon>
        <draw:polygon draw:style-name="gr55" draw:layer="layout" svg:width="0.013cm" svg:height="0.006cm" svg:x="8.624cm" svg:y="20.487cm" svg:viewBox="0 0 14 7" draw:points="14,1 0,0 1,7">
          <text:p/>
        </draw:polygon>
        <draw:polygon draw:style-name="gr55" draw:layer="layout" svg:width="0.013cm" svg:height="0.006cm" svg:x="8.612cm" svg:y="20.487cm" svg:viewBox="0 0 14 7" draw:points="14,7 13,0 0,6">
          <text:p/>
        </draw:polygon>
        <draw:polygon draw:style-name="gr54" draw:layer="layout" svg:width="0.013cm" svg:height="0.005cm" svg:x="8.625cm" svg:y="20.493cm" svg:viewBox="0 0 14 6" draw:points="14,0 0,0 1,6">
          <text:p/>
        </draw:polygon>
        <draw:polygon draw:style-name="gr55" draw:layer="layout" svg:width="0.013cm" svg:height="0.006cm" svg:x="8.612cm" svg:y="20.492cm" svg:viewBox="0 0 14 7" draw:points="14,1 0,0 1,7">
          <text:p/>
        </draw:polygon>
        <draw:polygon draw:style-name="gr55" draw:layer="layout" svg:width="0.013cm" svg:height="0.005cm" svg:x="8.613cm" svg:y="20.493cm" svg:viewBox="0 0 14 6" draw:points="13,0 0,6 14,6">
          <text:p/>
        </draw:polygon>
        <draw:polygon draw:style-name="gr54" draw:layer="layout" svg:width="0.013cm" svg:height="0.005cm" svg:x="8.613cm" svg:y="20.498cm" svg:viewBox="0 0 14 6" draw:points="14,0 0,0 1,6">
          <text:p/>
        </draw:polygon>
        <draw:polygon draw:style-name="gr54" draw:layer="layout" svg:width="0.014cm" svg:height="0.005cm" svg:x="8.6cm" svg:y="20.498cm" svg:viewBox="0 0 15 6" draw:points="15,6 14,0 0,6">
          <text:p/>
        </draw:polygon>
        <draw:polygon draw:style-name="gr55" draw:layer="layout" svg:width="0.014cm" svg:height="0.006cm" svg:x="8.599cm" svg:y="20.492cm" svg:viewBox="0 0 15 7" draw:points="15,7 14,0 0,6">
          <text:p/>
        </draw:polygon>
        <draw:polygon draw:style-name="gr55" draw:layer="layout" svg:width="0.014cm" svg:height="0.006cm" svg:x="8.599cm" svg:y="20.497cm" svg:viewBox="0 0 15 7" draw:points="15,1 0,0 1,7">
          <text:p/>
        </draw:polygon>
        <draw:polygon draw:style-name="gr55" draw:layer="layout" svg:width="0.013cm" svg:height="0.006cm" svg:x="8.587cm" svg:y="20.497cm" svg:viewBox="0 0 14 7" draw:points="14,7 13,0 0,6">
          <text:p/>
        </draw:polygon>
        <draw:polygon draw:style-name="gr53" draw:layer="layout" svg:width="0.013cm" svg:height="0.005cm" svg:x="8.627cm" svg:y="20.504cm" svg:viewBox="0 0 14 6" draw:points="14,0 0,0 2,6">
          <text:p/>
        </draw:polygon>
        <draw:polygon draw:style-name="gr54" draw:layer="layout" svg:width="0.013cm" svg:height="0.006cm" svg:x="8.614cm" svg:y="20.503cm" svg:viewBox="0 0 14 7" draw:points="14,1 0,0 2,7">
          <text:p/>
        </draw:polygon>
        <draw:polygon draw:style-name="gr54" draw:layer="layout" svg:width="0.013cm" svg:height="0.005cm" svg:x="8.615cm" svg:y="20.504cm" svg:viewBox="0 0 14 6" draw:points="12,0 0,6 14,6">
          <text:p/>
        </draw:polygon>
        <draw:polygon draw:style-name="gr53" draw:layer="layout" svg:width="0.013cm" svg:height="0.005cm" svg:x="8.615cm" svg:y="20.509cm" svg:viewBox="0 0 14 6" draw:points="14,0 0,0 1,6">
          <text:p/>
        </draw:polygon>
        <draw:polygon draw:style-name="gr54" draw:layer="layout" svg:width="0.014cm" svg:height="0.005cm" svg:x="8.6cm" svg:y="20.503cm" svg:viewBox="0 0 15 6" draw:points="15,0 0,0 1,6">
          <text:p/>
        </draw:polygon>
        <draw:polygon draw:style-name="gr55" draw:layer="layout" svg:width="0.013cm" svg:height="0.006cm" svg:x="8.587cm" svg:y="20.502cm" svg:viewBox="0 0 14 7" draw:points="14,1 0,0 1,7">
          <text:p/>
        </draw:polygon>
        <draw:polygon draw:style-name="gr55" draw:layer="layout" svg:width="0.013cm" svg:height="0.005cm" svg:x="8.588cm" svg:y="20.503cm" svg:viewBox="0 0 14 6" draw:points="13,0 0,6 14,6">
          <text:p/>
        </draw:polygon>
        <draw:polygon draw:style-name="gr54" draw:layer="layout" svg:width="0.013cm" svg:height="0.005cm" svg:x="8.588cm" svg:y="20.508cm" svg:viewBox="0 0 14 6" draw:points="14,0 0,0 2,6">
          <text:p/>
        </draw:polygon>
        <draw:polygon draw:style-name="gr54" draw:layer="layout" svg:width="0.015cm" svg:height="0.006cm" svg:x="8.601cm" svg:y="20.503cm" svg:viewBox="0 0 16 7" draw:points="14,0 0,6 16,7">
          <text:p/>
        </draw:polygon>
        <draw:polygon draw:style-name="gr54" draw:layer="layout" svg:width="0.013cm" svg:height="0.006cm" svg:x="8.589cm" svg:y="20.508cm" svg:viewBox="0 0 14 7" draw:points="12,0 0,6 14,7">
          <text:p/>
        </draw:polygon>
        <draw:polygon draw:style-name="gr54" draw:layer="layout" svg:width="0.015cm" svg:height="0.006cm" svg:x="8.601cm" svg:y="20.508cm" svg:viewBox="0 0 16 7" draw:points="0,0 2,7 16,1">
          <text:p/>
        </draw:polygon>
        <draw:polygon draw:style-name="gr54" draw:layer="layout" svg:width="0.014cm" svg:height="0.005cm" svg:x="8.602cm" svg:y="20.509cm" svg:viewBox="0 0 15 6" draw:points="14,0 0,6 15,6">
          <text:p/>
        </draw:polygon>
        <draw:polygon draw:style-name="gr53" draw:layer="layout" svg:width="0.014cm" svg:height="0.005cm" svg:x="8.602cm" svg:y="20.514cm" svg:viewBox="0 0 15 6" draw:points="15,0 0,0 1,6">
          <text:p/>
        </draw:polygon>
        <draw:polygon draw:style-name="gr54" draw:layer="layout" svg:width="0.013cm" svg:height="0.006cm" svg:x="8.589cm" svg:y="20.513cm" svg:viewBox="0 0 14 7" draw:points="14,1 0,0 1,7">
          <text:p/>
        </draw:polygon>
        <draw:polygon draw:style-name="gr54" draw:layer="layout" svg:width="0.013cm" svg:height="0.005cm" svg:x="8.59cm" svg:y="20.514cm" svg:viewBox="0 0 14 6" draw:points="13,0 0,6 14,6">
          <text:p/>
        </draw:polygon>
        <draw:polygon draw:style-name="gr53" draw:layer="layout" svg:width="0.013cm" svg:height="0.005cm" svg:x="8.59cm" svg:y="20.519cm" svg:viewBox="0 0 14 6" draw:points="14,0 0,0 1,6">
          <text:p/>
        </draw:polygon>
        <draw:polygon draw:style-name="gr53" draw:layer="layout" svg:width="0.014cm" svg:height="0.005cm" svg:x="8.577cm" svg:y="20.519cm" svg:viewBox="0 0 15 6" draw:points="15,6 14,0 0,6">
          <text:p/>
        </draw:polygon>
        <draw:polygon draw:style-name="gr54" draw:layer="layout" svg:width="0.014cm" svg:height="0.006cm" svg:x="8.576cm" svg:y="20.513cm" svg:viewBox="0 0 15 7" draw:points="15,7 14,0 0,6">
          <text:p/>
        </draw:polygon>
        <draw:polygon draw:style-name="gr54" draw:layer="layout" svg:width="0.014cm" svg:height="0.006cm" svg:x="8.576cm" svg:y="20.518cm" svg:viewBox="0 0 15 7" draw:points="15,1 0,0 1,7">
          <text:p/>
        </draw:polygon>
        <draw:polygon draw:style-name="gr54" draw:layer="layout" svg:width="0.013cm" svg:height="0.006cm" svg:x="8.564cm" svg:y="20.518cm" svg:viewBox="0 0 14 7" draw:points="14,7 13,0 0,6">
          <text:p/>
        </draw:polygon>
        <draw:polygon draw:style-name="gr54" draw:layer="layout" svg:width="0.015cm" svg:height="0.005cm" svg:x="8.575cm" svg:y="20.508cm" svg:viewBox="0 0 16 6" draw:points="16,6 14,0 0,6">
          <text:p/>
        </draw:polygon>
        <draw:polygon draw:style-name="gr55" draw:layer="layout" svg:width="0.014cm" svg:height="0.006cm" svg:x="8.574cm" svg:y="20.502cm" svg:viewBox="0 0 15 7" draw:points="15,7 14,0 0,6">
          <text:p/>
        </draw:polygon>
        <draw:polygon draw:style-name="gr55" draw:layer="layout" svg:width="0.014cm" svg:height="0.006cm" svg:x="8.574cm" svg:y="20.507cm" svg:viewBox="0 0 15 7" draw:points="15,1 0,0 1,7">
          <text:p/>
        </draw:polygon>
        <draw:polygon draw:style-name="gr55" draw:layer="layout" svg:width="0.013cm" svg:height="0.006cm" svg:x="8.562cm" svg:y="20.507cm" svg:viewBox="0 0 14 7" draw:points="14,7 13,0 0,6">
          <text:p/>
        </draw:polygon>
        <draw:polygon draw:style-name="gr54" draw:layer="layout" svg:width="0.015cm" svg:height="0.005cm" svg:x="8.575cm" svg:y="20.513cm" svg:viewBox="0 0 16 6" draw:points="16,0 0,0 2,6">
          <text:p/>
        </draw:polygon>
        <draw:polygon draw:style-name="gr55" draw:layer="layout" svg:width="0.013cm" svg:height="0.006cm" svg:x="8.562cm" svg:y="20.512cm" svg:viewBox="0 0 14 7" draw:points="14,1 0,0 2,7">
          <text:p/>
        </draw:polygon>
        <draw:polygon draw:style-name="gr55" draw:layer="layout" svg:width="0.013cm" svg:height="0.005cm" svg:x="8.563cm" svg:y="20.513cm" svg:viewBox="0 0 14 6" draw:points="12,0 0,6 14,6">
          <text:p/>
        </draw:polygon>
        <draw:polygon draw:style-name="gr54" draw:layer="layout" svg:width="0.013cm" svg:height="0.005cm" svg:x="8.563cm" svg:y="20.518cm" svg:viewBox="0 0 14 6" draw:points="14,0 0,0 1,6">
          <text:p/>
        </draw:polygon>
        <draw:polygon draw:style-name="gr54" draw:layer="layout" svg:width="0.013cm" svg:height="0.005cm" svg:x="8.551cm" svg:y="20.518cm" svg:viewBox="0 0 14 6" draw:points="14,6 13,0 0,6">
          <text:p/>
        </draw:polygon>
        <draw:polygon draw:style-name="gr55" draw:layer="layout" svg:width="0.013cm" svg:height="0.006cm" svg:x="8.55cm" svg:y="20.512cm" svg:viewBox="0 0 14 7" draw:points="14,7 12,0 0,6">
          <text:p/>
        </draw:polygon>
        <draw:polygon draw:style-name="gr55" draw:layer="layout" svg:width="0.013cm" svg:height="0.006cm" svg:x="8.55cm" svg:y="20.517cm" svg:viewBox="0 0 14 7" draw:points="14,1 0,0 1,7">
          <text:p/>
        </draw:polygon>
        <draw:polygon draw:style-name="gr55" draw:layer="layout" svg:width="0.014cm" svg:height="0.006cm" svg:x="8.537cm" svg:y="20.517cm" svg:viewBox="0 0 15 7" draw:points="15,7 14,0 0,6">
          <text:p/>
        </draw:polygon>
        <draw:polygon draw:style-name="gr56" draw:layer="layout" svg:width="0.013cm" svg:height="0.005cm" svg:x="8.623cm" svg:y="20.477cm" svg:viewBox="0 0 14 6" draw:points="14,6 13,0 0,6">
          <text:p/>
        </draw:polygon>
        <draw:polygon draw:style-name="gr56" draw:layer="layout" svg:width="0.013cm" svg:height="0.006cm" svg:x="8.622cm" svg:y="20.471cm" svg:viewBox="0 0 14 7" draw:points="14,7 13,0 0,6">
          <text:p/>
        </draw:polygon>
        <draw:polygon draw:style-name="gr56" draw:layer="layout" svg:width="0.013cm" svg:height="0.006cm" svg:x="8.622cm" svg:y="20.476cm" svg:viewBox="0 0 14 7" draw:points="14,1 0,0 1,7">
          <text:p/>
        </draw:polygon>
        <draw:polygon draw:style-name="gr56" draw:layer="layout" svg:width="0.013cm" svg:height="0.006cm" svg:x="8.61cm" svg:y="20.476cm" svg:viewBox="0 0 14 7" draw:points="14,7 13,0 0,6">
          <text:p/>
        </draw:polygon>
        <draw:polygon draw:style-name="gr57" draw:layer="layout" svg:width="0.013cm" svg:height="0.005cm" svg:x="8.621cm" svg:y="20.466cm" svg:viewBox="0 0 14 6" draw:points="14,6 13,0 0,6">
          <text:p/>
        </draw:polygon>
        <draw:polygon draw:style-name="gr57" draw:layer="layout" svg:width="0.013cm" svg:height="0.005cm" svg:x="8.62cm" svg:y="20.461cm" svg:viewBox="0 0 14 6" draw:points="14,6 13,0 0,5">
          <text:p/>
        </draw:polygon>
        <draw:polygon draw:style-name="gr57" draw:layer="layout" svg:width="0.013cm" svg:height="0.006cm" svg:x="8.62cm" svg:y="20.465cm" svg:viewBox="0 0 14 7" draw:points="14,1 0,0 1,7">
          <text:p/>
        </draw:polygon>
        <draw:polygon draw:style-name="gr57" draw:layer="layout" svg:width="0.013cm" svg:height="0.006cm" svg:x="8.608cm" svg:y="20.465cm" svg:viewBox="0 0 14 7" draw:points="14,7 13,0 0,6">
          <text:p/>
        </draw:polygon>
        <draw:polygon draw:style-name="gr57" draw:layer="layout" svg:width="0.013cm" svg:height="0.005cm" svg:x="8.621cm" svg:y="20.471cm" svg:viewBox="0 0 14 6" draw:points="14,0 0,0 1,6">
          <text:p/>
        </draw:polygon>
        <draw:polygon draw:style-name="gr57" draw:layer="layout" svg:width="0.013cm" svg:height="0.006cm" svg:x="8.608cm" svg:y="20.47cm" svg:viewBox="0 0 14 7" draw:points="14,1 0,0 1,7">
          <text:p/>
        </draw:polygon>
        <draw:polygon draw:style-name="gr57" draw:layer="layout" svg:width="0.013cm" svg:height="0.005cm" svg:x="8.609cm" svg:y="20.471cm" svg:viewBox="0 0 14 6" draw:points="13,0 0,6 14,6">
          <text:p/>
        </draw:polygon>
        <draw:polygon draw:style-name="gr57" draw:layer="layout" svg:width="0.013cm" svg:height="0.005cm" svg:x="8.609cm" svg:y="20.476cm" svg:viewBox="0 0 14 6" draw:points="14,0 0,0 1,6">
          <text:p/>
        </draw:polygon>
        <draw:polygon draw:style-name="gr57" draw:layer="layout" svg:width="0.014cm" svg:height="0.005cm" svg:x="8.596cm" svg:y="20.476cm" svg:viewBox="0 0 15 6" draw:points="15,6 14,0 0,6">
          <text:p/>
        </draw:polygon>
        <draw:polygon draw:style-name="gr57" draw:layer="layout" svg:width="0.014cm" svg:height="0.006cm" svg:x="8.595cm" svg:y="20.47cm" svg:viewBox="0 0 15 7" draw:points="15,7 14,0 0,6">
          <text:p/>
        </draw:polygon>
        <draw:polygon draw:style-name="gr57" draw:layer="layout" svg:width="0.014cm" svg:height="0.006cm" svg:x="8.595cm" svg:y="20.475cm" svg:viewBox="0 0 15 7" draw:points="15,1 0,0 1,7">
          <text:p/>
        </draw:polygon>
        <draw:polygon draw:style-name="gr57" draw:layer="layout" svg:width="0.013cm" svg:height="0.006cm" svg:x="8.583cm" svg:y="20.475cm" svg:viewBox="0 0 14 7" draw:points="14,7 13,0 0,6">
          <text:p/>
        </draw:polygon>
        <draw:polygon draw:style-name="gr58" draw:layer="layout" svg:width="0.013cm" svg:height="0.006cm" svg:x="8.619cm" svg:y="20.455cm" svg:viewBox="0 0 14 7" draw:points="14,7 13,0 0,6">
          <text:p/>
        </draw:polygon>
        <draw:polygon draw:style-name="gr58" draw:layer="layout" svg:width="0.013cm" svg:height="0.005cm" svg:x="8.618cm" svg:y="20.45cm" svg:viewBox="0 0 14 6" draw:points="14,6 13,0 0,6">
          <text:p/>
        </draw:polygon>
        <draw:polygon draw:style-name="gr58" draw:layer="layout" svg:width="0.013cm" svg:height="0.005cm" svg:x="8.618cm" svg:y="20.455cm" svg:viewBox="0 0 14 6" draw:points="14,0 0,0 1,6">
          <text:p/>
        </draw:polygon>
        <draw:polygon draw:style-name="gr58" draw:layer="layout" svg:width="0.013cm" svg:height="0.005cm" svg:x="8.606cm" svg:y="20.455cm" svg:viewBox="0 0 14 6" draw:points="14,6 13,0 0,6">
          <text:p/>
        </draw:polygon>
        <draw:polygon draw:style-name="gr59" draw:layer="layout" svg:width="0.013cm" svg:height="0.007cm" svg:x="8.617cm" svg:y="20.444cm" svg:viewBox="0 0 14 8" draw:points="14,8 13,0 0,6">
          <text:p/>
        </draw:polygon>
        <draw:polygon draw:style-name="gr59" draw:layer="layout" svg:width="0.013cm" svg:height="0.005cm" svg:x="8.616cm" svg:y="20.439cm" svg:viewBox="0 0 14 6" draw:points="14,6 13,0 0,6">
          <text:p/>
        </draw:polygon>
        <draw:polygon draw:style-name="gr59" draw:layer="layout" svg:width="0.013cm" svg:height="0.005cm" svg:x="8.616cm" svg:y="20.444cm" svg:viewBox="0 0 14 6" draw:points="14,0 0,0 1,6">
          <text:p/>
        </draw:polygon>
        <draw:polygon draw:style-name="gr59" draw:layer="layout" svg:width="0.013cm" svg:height="0.005cm" svg:x="8.604cm" svg:y="20.444cm" svg:viewBox="0 0 14 6" draw:points="14,6 13,0 0,6">
          <text:p/>
        </draw:polygon>
        <draw:polygon draw:style-name="gr59" draw:layer="layout" svg:width="0.013cm" svg:height="0.007cm" svg:x="8.617cm" svg:y="20.449cm" svg:viewBox="0 0 14 8" draw:points="14,2 0,0 1,8">
          <text:p/>
        </draw:polygon>
        <draw:polygon draw:style-name="gr59" draw:layer="layout" svg:width="0.013cm" svg:height="0.005cm" svg:x="8.604cm" svg:y="20.449cm" svg:viewBox="0 0 14 6" draw:points="14,0 0,0 1,6">
          <text:p/>
        </draw:polygon>
        <draw:polygon draw:style-name="gr59" draw:layer="layout" svg:width="0.013cm" svg:height="0.007cm" svg:x="8.605cm" svg:y="20.449cm" svg:viewBox="0 0 14 8" draw:points="13,0 0,6 14,8">
          <text:p/>
        </draw:polygon>
        <draw:polygon draw:style-name="gr59" draw:layer="layout" svg:width="0.013cm" svg:height="0.007cm" svg:x="8.605cm" svg:y="20.454cm" svg:viewBox="0 0 14 8" draw:points="14,2 0,0 1,8">
          <text:p/>
        </draw:polygon>
        <draw:polygon draw:style-name="gr59" draw:layer="layout" svg:width="0.014cm" svg:height="0.007cm" svg:x="8.592cm" svg:y="20.454cm" svg:viewBox="0 0 15 8" draw:points="15,8 14,0 0,6">
          <text:p/>
        </draw:polygon>
        <draw:polygon draw:style-name="gr59" draw:layer="layout" svg:width="0.014cm" svg:height="0.005cm" svg:x="8.591cm" svg:y="20.449cm" svg:viewBox="0 0 15 6" draw:points="15,6 14,0 0,6">
          <text:p/>
        </draw:polygon>
        <draw:polygon draw:style-name="gr59" draw:layer="layout" svg:width="0.014cm" svg:height="0.005cm" svg:x="8.591cm" svg:y="20.454cm" svg:viewBox="0 0 15 6" draw:points="15,0 0,0 1,6">
          <text:p/>
        </draw:polygon>
        <draw:polygon draw:style-name="gr59" draw:layer="layout" svg:width="0.013cm" svg:height="0.005cm" svg:x="8.579cm" svg:y="20.454cm" svg:viewBox="0 0 14 6" draw:points="14,6 13,0 0,6">
          <text:p/>
        </draw:polygon>
        <draw:polygon draw:style-name="gr58" draw:layer="layout" svg:width="0.013cm" svg:height="0.005cm" svg:x="8.619cm" svg:y="20.46cm" svg:viewBox="0 0 14 6" draw:points="14,1 0,0 1,6">
          <text:p/>
        </draw:polygon>
        <draw:polygon draw:style-name="gr58" draw:layer="layout" svg:width="0.013cm" svg:height="0.005cm" svg:x="8.606cm" svg:y="20.46cm" svg:viewBox="0 0 14 6" draw:points="14,0 0,0 1,6">
          <text:p/>
        </draw:polygon>
        <draw:polygon draw:style-name="gr58" draw:layer="layout" svg:width="0.013cm" svg:height="0.005cm" svg:x="8.607cm" svg:y="20.46cm" svg:viewBox="0 0 14 6" draw:points="13,0 0,6 14,6">
          <text:p/>
        </draw:polygon>
        <draw:polygon draw:style-name="gr58" draw:layer="layout" svg:width="0.013cm" svg:height="0.005cm" svg:x="8.607cm" svg:y="20.465cm" svg:viewBox="0 0 14 6" draw:points="14,0 0,0 1,6">
          <text:p/>
        </draw:polygon>
        <draw:polygon draw:style-name="gr59" draw:layer="layout" svg:width="0.014cm" svg:height="0.007cm" svg:x="8.592cm" svg:y="20.459cm" svg:viewBox="0 0 15 8" draw:points="15,2 0,0 1,8">
          <text:p/>
        </draw:polygon>
        <draw:polygon draw:style-name="gr59" draw:layer="layout" svg:width="0.013cm" svg:height="0.005cm" svg:x="8.579cm" svg:y="20.459cm" svg:viewBox="0 0 14 6" draw:points="14,0 0,0 1,6">
          <text:p/>
        </draw:polygon>
        <draw:polygon draw:style-name="gr59" draw:layer="layout" svg:width="0.013cm" svg:height="0.007cm" svg:x="8.58cm" svg:y="20.459cm" svg:viewBox="0 0 14 8" draw:points="13,0 0,6 14,8">
          <text:p/>
        </draw:polygon>
        <draw:polygon draw:style-name="gr59" draw:layer="layout" svg:width="0.013cm" svg:height="0.007cm" svg:x="8.58cm" svg:y="20.464cm" svg:viewBox="0 0 14 8" draw:points="14,2 0,0 1,8">
          <text:p/>
        </draw:polygon>
        <draw:polygon draw:style-name="gr59" draw:layer="layout" svg:width="0.014cm" svg:height="0.005cm" svg:x="8.593cm" svg:y="20.46cm" svg:viewBox="0 0 15 6" draw:points="14,0 0,6 15,6">
          <text:p/>
        </draw:polygon>
        <draw:polygon draw:style-name="gr59" draw:layer="layout" svg:width="0.013cm" svg:height="0.005cm" svg:x="8.581cm" svg:y="20.465cm" svg:viewBox="0 0 14 6" draw:points="13,0 0,6 14,6">
          <text:p/>
        </draw:polygon>
        <draw:polygon draw:style-name="gr59" draw:layer="layout" svg:width="0.014cm" svg:height="0.005cm" svg:x="8.593cm" svg:y="20.465cm" svg:viewBox="0 0 15 6" draw:points="0,0 1,6 15,0">
          <text:p/>
        </draw:polygon>
        <draw:polygon draw:style-name="gr58" draw:layer="layout" svg:width="0.014cm" svg:height="0.005cm" svg:x="8.594cm" svg:y="20.465cm" svg:viewBox="0 0 15 6" draw:points="14,0 0,6 15,6">
          <text:p/>
        </draw:polygon>
        <draw:polygon draw:style-name="gr58" draw:layer="layout" svg:width="0.014cm" svg:height="0.005cm" svg:x="8.594cm" svg:y="20.47cm" svg:viewBox="0 0 15 6" draw:points="15,0 0,0 1,6">
          <text:p/>
        </draw:polygon>
        <draw:polygon draw:style-name="gr58" draw:layer="layout" svg:width="0.013cm" svg:height="0.005cm" svg:x="8.581cm" svg:y="20.47cm" svg:viewBox="0 0 14 6" draw:points="14,0 0,0 1,6">
          <text:p/>
        </draw:polygon>
        <draw:polygon draw:style-name="gr58" draw:layer="layout" svg:width="0.013cm" svg:height="0.005cm" svg:x="8.582cm" svg:y="20.47cm" svg:viewBox="0 0 14 6" draw:points="13,0 0,6 14,6">
          <text:p/>
        </draw:polygon>
        <draw:polygon draw:style-name="gr58" draw:layer="layout" svg:width="0.013cm" svg:height="0.005cm" svg:x="8.582cm" svg:y="20.475cm" svg:viewBox="0 0 14 6" draw:points="14,0 0,0 1,6">
          <text:p/>
        </draw:polygon>
        <draw:polygon draw:style-name="gr58" draw:layer="layout" svg:width="0.014cm" svg:height="0.005cm" svg:x="8.569cm" svg:y="20.475cm" svg:viewBox="0 0 15 6" draw:points="15,6 14,0 0,6">
          <text:p/>
        </draw:polygon>
        <draw:polygon draw:style-name="gr58" draw:layer="layout" svg:width="0.014cm" svg:height="0.005cm" svg:x="8.568cm" svg:y="20.47cm" svg:viewBox="0 0 15 6" draw:points="15,6 14,0 0,4">
          <text:p/>
        </draw:polygon>
        <draw:polygon draw:style-name="gr58" draw:layer="layout" svg:width="0.014cm" svg:height="0.007cm" svg:x="8.568cm" svg:y="20.474cm" svg:viewBox="0 0 15 8" draw:points="15,2 0,0 1,8">
          <text:p/>
        </draw:polygon>
        <draw:polygon draw:style-name="gr58" draw:layer="layout" svg:width="0.013cm" svg:height="0.007cm" svg:x="8.556cm" svg:y="20.474cm" svg:viewBox="0 0 14 8" draw:points="14,8 13,0 0,6">
          <text:p/>
        </draw:polygon>
        <draw:polygon draw:style-name="gr59" draw:layer="layout" svg:width="0.014cm" svg:height="0.007cm" svg:x="8.567cm" svg:y="20.464cm" svg:viewBox="0 0 15 8" draw:points="15,8 14,0 0,6">
          <text:p/>
        </draw:polygon>
        <draw:polygon draw:style-name="gr59" draw:layer="layout" svg:width="0.014cm" svg:height="0.005cm" svg:x="8.566cm" svg:y="20.459cm" svg:viewBox="0 0 15 6" draw:points="15,6 14,0 0,6">
          <text:p/>
        </draw:polygon>
        <draw:polygon draw:style-name="gr59" draw:layer="layout" svg:width="0.014cm" svg:height="0.005cm" svg:x="8.566cm" svg:y="20.464cm" svg:viewBox="0 0 15 6" draw:points="15,0 0,0 1,6">
          <text:p/>
        </draw:polygon>
        <draw:polygon draw:style-name="gr59" draw:layer="layout" svg:width="0.013cm" svg:height="0.005cm" svg:x="8.554cm" svg:y="20.464cm" svg:viewBox="0 0 14 6" draw:points="14,6 13,0 0,6">
          <text:p/>
        </draw:polygon>
        <draw:polygon draw:style-name="gr59" draw:layer="layout" svg:width="0.014cm" svg:height="0.005cm" svg:x="8.567cm" svg:y="20.469cm" svg:viewBox="0 0 15 6" draw:points="15,2 0,0 1,6">
          <text:p/>
        </draw:polygon>
        <draw:polygon draw:style-name="gr59" draw:layer="layout" svg:width="0.013cm" svg:height="0.005cm" svg:x="8.554cm" svg:y="20.469cm" svg:viewBox="0 0 14 6" draw:points="14,0 0,0 1,6">
          <text:p/>
        </draw:polygon>
        <draw:polygon draw:style-name="gr59" draw:layer="layout" svg:width="0.013cm" svg:height="0.005cm" svg:x="8.555cm" svg:y="20.469cm" svg:viewBox="0 0 14 6" draw:points="13,0 0,6 14,6">
          <text:p/>
        </draw:polygon>
        <draw:polygon draw:style-name="gr59" draw:layer="layout" svg:width="0.013cm" svg:height="0.005cm" svg:x="8.555cm" svg:y="20.474cm" svg:viewBox="0 0 14 6" draw:points="14,0 0,0 1,6">
          <text:p/>
        </draw:polygon>
        <draw:polygon draw:style-name="gr59" draw:layer="layout" svg:width="0.013cm" svg:height="0.005cm" svg:x="8.543cm" svg:y="20.474cm" svg:viewBox="0 0 14 6" draw:points="14,6 13,0 0,6">
          <text:p/>
        </draw:polygon>
        <draw:polygon draw:style-name="gr59" draw:layer="layout" svg:width="0.013cm" svg:height="0.005cm" svg:x="8.542cm" svg:y="20.469cm" svg:viewBox="0 0 14 6" draw:points="14,6 13,0 0,6">
          <text:p/>
        </draw:polygon>
        <draw:polygon draw:style-name="gr59" draw:layer="layout" svg:width="0.013cm" svg:height="0.005cm" svg:x="8.542cm" svg:y="20.474cm" svg:viewBox="0 0 14 6" draw:points="14,0 0,0 1,6">
          <text:p/>
        </draw:polygon>
        <draw:polygon draw:style-name="gr59" draw:layer="layout" svg:width="0.014cm" svg:height="0.005cm" svg:x="8.529cm" svg:y="20.474cm" svg:viewBox="0 0 15 6" draw:points="15,6 14,0 0,6">
          <text:p/>
        </draw:polygon>
        <draw:polygon draw:style-name="gr56" draw:layer="layout" svg:width="0.013cm" svg:height="0.005cm" svg:x="8.623cm" svg:y="20.482cm" svg:viewBox="0 0 14 6" draw:points="14,0 0,0 1,6">
          <text:p/>
        </draw:polygon>
        <draw:polygon draw:style-name="gr56" draw:layer="layout" svg:width="0.013cm" svg:height="0.006cm" svg:x="8.61cm" svg:y="20.481cm" svg:viewBox="0 0 14 7" draw:points="14,1 0,0 1,7">
          <text:p/>
        </draw:polygon>
        <draw:polygon draw:style-name="gr56" draw:layer="layout" svg:width="0.013cm" svg:height="0.005cm" svg:x="8.611cm" svg:y="20.482cm" svg:viewBox="0 0 14 6" draw:points="13,0 0,6 14,6">
          <text:p/>
        </draw:polygon>
        <draw:polygon draw:style-name="gr56" draw:layer="layout" svg:width="0.013cm" svg:height="0.005cm" svg:x="8.611cm" svg:y="20.487cm" svg:viewBox="0 0 14 6" draw:points="14,0 0,0 1,6">
          <text:p/>
        </draw:polygon>
        <draw:polygon draw:style-name="gr57" draw:layer="layout" svg:width="0.014cm" svg:height="0.005cm" svg:x="8.596cm" svg:y="20.481cm" svg:viewBox="0 0 15 6" draw:points="15,0 0,0 1,6">
          <text:p/>
        </draw:polygon>
        <draw:polygon draw:style-name="gr57" draw:layer="layout" svg:width="0.013cm" svg:height="0.006cm" svg:x="8.583cm" svg:y="20.48cm" svg:viewBox="0 0 14 7" draw:points="14,1 0,0 1,7">
          <text:p/>
        </draw:polygon>
        <draw:polygon draw:style-name="gr57" draw:layer="layout" svg:width="0.013cm" svg:height="0.005cm" svg:x="8.584cm" svg:y="20.481cm" svg:viewBox="0 0 14 6" draw:points="13,0 0,6 14,6">
          <text:p/>
        </draw:polygon>
        <draw:polygon draw:style-name="gr57" draw:layer="layout" svg:width="0.013cm" svg:height="0.005cm" svg:x="8.584cm" svg:y="20.486cm" svg:viewBox="0 0 14 6" draw:points="14,0 0,0 1,6">
          <text:p/>
        </draw:polygon>
        <draw:polygon draw:style-name="gr57" draw:layer="layout" svg:width="0.014cm" svg:height="0.006cm" svg:x="8.597cm" svg:y="20.481cm" svg:viewBox="0 0 15 7" draw:points="14,0 0,6 15,7">
          <text:p/>
        </draw:polygon>
        <draw:polygon draw:style-name="gr57" draw:layer="layout" svg:width="0.013cm" svg:height="0.006cm" svg:x="8.585cm" svg:y="20.486cm" svg:viewBox="0 0 14 7" draw:points="13,0 0,6 14,7">
          <text:p/>
        </draw:polygon>
        <draw:polygon draw:style-name="gr57" draw:layer="layout" svg:width="0.014cm" svg:height="0.006cm" svg:x="8.597cm" svg:y="20.486cm" svg:viewBox="0 0 15 7" draw:points="0,0 1,7 15,1">
          <text:p/>
        </draw:polygon>
        <draw:polygon draw:style-name="gr56" draw:layer="layout" svg:width="0.014cm" svg:height="0.005cm" svg:x="8.598cm" svg:y="20.487cm" svg:viewBox="0 0 15 6" draw:points="14,0 0,6 15,6">
          <text:p/>
        </draw:polygon>
        <draw:polygon draw:style-name="gr56" draw:layer="layout" svg:width="0.014cm" svg:height="0.005cm" svg:x="8.598cm" svg:y="20.492cm" svg:viewBox="0 0 15 6" draw:points="15,0 0,0 1,6">
          <text:p/>
        </draw:polygon>
        <draw:polygon draw:style-name="gr56" draw:layer="layout" svg:width="0.013cm" svg:height="0.006cm" svg:x="8.585cm" svg:y="20.491cm" svg:viewBox="0 0 14 7" draw:points="14,1 0,0 1,7">
          <text:p/>
        </draw:polygon>
        <draw:polygon draw:style-name="gr56" draw:layer="layout" svg:width="0.013cm" svg:height="0.005cm" svg:x="8.586cm" svg:y="20.492cm" svg:viewBox="0 0 14 6" draw:points="13,0 0,6 14,6">
          <text:p/>
        </draw:polygon>
        <draw:polygon draw:style-name="gr56" draw:layer="layout" svg:width="0.013cm" svg:height="0.005cm" svg:x="8.586cm" svg:y="20.497cm" svg:viewBox="0 0 14 6" draw:points="14,0 0,0 1,6">
          <text:p/>
        </draw:polygon>
        <draw:polygon draw:style-name="gr58" draw:layer="layout" svg:width="0.014cm" svg:height="0.005cm" svg:x="8.569cm" svg:y="20.48cm" svg:viewBox="0 0 15 6" draw:points="15,0 0,0 1,6">
          <text:p/>
        </draw:polygon>
        <draw:polygon draw:style-name="gr58" draw:layer="layout" svg:width="0.013cm" svg:height="0.007cm" svg:x="8.556cm" svg:y="20.479cm" svg:viewBox="0 0 14 8" draw:points="14,2 0,0 1,8">
          <text:p/>
        </draw:polygon>
        <draw:polygon draw:style-name="gr58" draw:layer="layout" svg:width="0.013cm" svg:height="0.005cm" svg:x="8.557cm" svg:y="20.48cm" svg:viewBox="0 0 14 6" draw:points="13,0 0,6 14,6">
          <text:p/>
        </draw:polygon>
        <draw:polygon draw:style-name="gr58" draw:layer="layout" svg:width="0.013cm" svg:height="0.005cm" svg:x="8.557cm" svg:y="20.485cm" svg:viewBox="0 0 14 6" draw:points="14,0 0,0 1,6">
          <text:p/>
        </draw:polygon>
        <draw:polygon draw:style-name="gr59" draw:layer="layout" svg:width="0.013cm" svg:height="0.005cm" svg:x="8.543cm" svg:y="20.479cm" svg:viewBox="0 0 14 6" draw:points="14,0 0,0 1,6">
          <text:p/>
        </draw:polygon>
        <draw:polygon draw:style-name="gr59" draw:layer="layout" svg:width="0.014cm" svg:height="0.005cm" svg:x="8.529cm" svg:y="20.479cm" svg:viewBox="0 0 15 6" draw:points="15,0 0,0 1,6">
          <text:p/>
        </draw:polygon>
        <draw:polygon draw:style-name="gr59" draw:layer="layout" svg:width="0.014cm" svg:height="0.005cm" svg:x="8.53cm" svg:y="20.479cm" svg:viewBox="0 0 15 6" draw:points="14,0 0,6 15,6">
          <text:p/>
        </draw:polygon>
        <draw:polygon draw:style-name="gr59" draw:layer="layout" svg:width="0.014cm" svg:height="0.005cm" svg:x="8.53cm" svg:y="20.484cm" svg:viewBox="0 0 15 6" draw:points="15,0 0,0 1,6">
          <text:p/>
        </draw:polygon>
        <draw:polygon draw:style-name="gr59" draw:layer="layout" svg:width="0.013cm" svg:height="0.007cm" svg:x="8.544cm" svg:y="20.479cm" svg:viewBox="0 0 14 8" draw:points="13,0 0,6 14,8">
          <text:p/>
        </draw:polygon>
        <draw:polygon draw:style-name="gr59" draw:layer="layout" svg:width="0.014cm" svg:height="0.007cm" svg:x="8.531cm" svg:y="20.484cm" svg:viewBox="0 0 15 8" draw:points="14,0 0,6 15,8">
          <text:p/>
        </draw:polygon>
        <draw:polygon draw:style-name="gr59" draw:layer="layout" svg:width="0.013cm" svg:height="0.007cm" svg:x="8.544cm" svg:y="20.484cm" svg:viewBox="0 0 14 8" draw:points="0,0 1,8 14,2">
          <text:p/>
        </draw:polygon>
        <draw:polygon draw:style-name="gr58" draw:layer="layout" svg:width="0.013cm" svg:height="0.005cm" svg:x="8.545cm" svg:y="20.485cm" svg:viewBox="0 0 14 6" draw:points="13,0 0,6 14,6">
          <text:p/>
        </draw:polygon>
        <draw:polygon draw:style-name="gr58" draw:layer="layout" svg:width="0.013cm" svg:height="0.005cm" svg:x="8.545cm" svg:y="20.49cm" svg:viewBox="0 0 14 6" draw:points="14,0 0,0 1,6">
          <text:p/>
        </draw:polygon>
        <draw:polygon draw:style-name="gr58" draw:layer="layout" svg:width="0.014cm" svg:height="0.007cm" svg:x="8.531cm" svg:y="20.489cm" svg:viewBox="0 0 15 8" draw:points="15,2 0,0 1,8">
          <text:p/>
        </draw:polygon>
        <draw:polygon draw:style-name="gr58" draw:layer="layout" svg:width="0.014cm" svg:height="0.005cm" svg:x="8.532cm" svg:y="20.49cm" svg:viewBox="0 0 15 6" draw:points="14,0 0,6 15,6">
          <text:p/>
        </draw:polygon>
        <draw:polygon draw:style-name="gr58" draw:layer="layout" svg:width="0.014cm" svg:height="0.005cm" svg:x="8.532cm" svg:y="20.495cm" svg:viewBox="0 0 15 6" draw:points="15,0 0,0 1,6">
          <text:p/>
        </draw:polygon>
        <draw:polygon draw:style-name="gr58" draw:layer="layout" svg:width="0.014cm" svg:height="0.006cm" svg:x="8.57cm" svg:y="20.48cm" svg:viewBox="0 0 15 7" draw:points="14,0 0,6 15,7">
          <text:p/>
        </draw:polygon>
        <draw:polygon draw:style-name="gr58" draw:layer="layout" svg:width="0.013cm" svg:height="0.006cm" svg:x="8.558cm" svg:y="20.485cm" svg:viewBox="0 0 14 7" draw:points="13,0 0,6 14,7">
          <text:p/>
        </draw:polygon>
        <draw:polygon draw:style-name="gr58" draw:layer="layout" svg:width="0.014cm" svg:height="0.006cm" svg:x="8.57cm" svg:y="20.485cm" svg:viewBox="0 0 15 7" draw:points="0,0 1,7 15,1">
          <text:p/>
        </draw:polygon>
        <draw:polygon draw:style-name="gr57" draw:layer="layout" svg:width="0.014cm" svg:height="0.005cm" svg:x="8.571cm" svg:y="20.486cm" svg:viewBox="0 0 15 6" draw:points="14,0 0,6 15,6">
          <text:p/>
        </draw:polygon>
        <draw:polygon draw:style-name="gr58" draw:layer="layout" svg:width="0.013cm" svg:height="0.006cm" svg:x="8.546cm" svg:y="20.49cm" svg:viewBox="0 0 14 7" draw:points="13,0 0,6 14,7">
          <text:p/>
        </draw:polygon>
        <draw:polygon draw:style-name="gr58" draw:layer="layout" svg:width="0.014cm" svg:height="0.006cm" svg:x="8.533cm" svg:y="20.495cm" svg:viewBox="0 0 15 7" draw:points="14,0 0,6 15,7">
          <text:p/>
        </draw:polygon>
        <draw:polygon draw:style-name="gr58" draw:layer="layout" svg:width="0.013cm" svg:height="0.006cm" svg:x="8.546cm" svg:y="20.495cm" svg:viewBox="0 0 14 7" draw:points="0,0 1,7 14,1">
          <text:p/>
        </draw:polygon>
        <draw:polygon draw:style-name="gr57" draw:layer="layout" svg:width="0.013cm" svg:height="0.005cm" svg:x="8.547cm" svg:y="20.496cm" svg:viewBox="0 0 14 6" draw:points="13,0 0,6 14,6">
          <text:p/>
        </draw:polygon>
        <draw:polygon draw:style-name="gr58" draw:layer="layout" svg:width="0.013cm" svg:height="0.006cm" svg:x="8.558cm" svg:y="20.49cm" svg:viewBox="0 0 14 7" draw:points="0,0 1,7 14,1">
          <text:p/>
        </draw:polygon>
        <draw:polygon draw:style-name="gr57" draw:layer="layout" svg:width="0.013cm" svg:height="0.005cm" svg:x="8.559cm" svg:y="20.496cm" svg:viewBox="0 0 14 6" draw:points="0,0 1,6 14,0">
          <text:p/>
        </draw:polygon>
        <draw:polygon draw:style-name="gr57" draw:layer="layout" svg:width="0.013cm" svg:height="0.005cm" svg:x="8.559cm" svg:y="20.491cm" svg:viewBox="0 0 14 6" draw:points="0,6 14,6 13,0">
          <text:p/>
        </draw:polygon>
        <draw:polygon draw:style-name="gr57" draw:layer="layout" svg:width="0.014cm" svg:height="0.005cm" svg:x="8.571cm" svg:y="20.491cm" svg:viewBox="0 0 15 6" draw:points="0,0 1,6 15,0">
          <text:p/>
        </draw:polygon>
        <draw:polygon draw:style-name="gr57" draw:layer="layout" svg:width="0.014cm" svg:height="0.006cm" svg:x="8.572cm" svg:y="20.491cm" svg:viewBox="0 0 15 7" draw:points="14,0 0,6 15,7">
          <text:p/>
        </draw:polygon>
        <draw:polygon draw:style-name="gr57" draw:layer="layout" svg:width="0.013cm" svg:height="0.006cm" svg:x="8.56cm" svg:y="20.496cm" svg:viewBox="0 0 14 7" draw:points="13,0 0,6 14,7">
          <text:p/>
        </draw:polygon>
        <draw:polygon draw:style-name="gr57" draw:layer="layout" svg:width="0.014cm" svg:height="0.006cm" svg:x="8.572cm" svg:y="20.496cm" svg:viewBox="0 0 15 7" draw:points="0,0 1,7 15,1">
          <text:p/>
        </draw:polygon>
        <draw:polygon draw:style-name="gr56" draw:layer="layout" svg:width="0.014cm" svg:height="0.005cm" svg:x="8.573cm" svg:y="20.497cm" svg:viewBox="0 0 15 6" draw:points="14,0 0,6 15,6">
          <text:p/>
        </draw:polygon>
        <draw:polygon draw:style-name="gr56" draw:layer="layout" svg:width="0.014cm" svg:height="0.005cm" svg:x="8.573cm" svg:y="20.502cm" svg:viewBox="0 0 15 6" draw:points="15,0 0,0 1,6">
          <text:p/>
        </draw:polygon>
        <draw:polygon draw:style-name="gr56" draw:layer="layout" svg:width="0.013cm" svg:height="0.006cm" svg:x="8.56cm" svg:y="20.501cm" svg:viewBox="0 0 14 7" draw:points="14,1 0,0 1,7">
          <text:p/>
        </draw:polygon>
        <draw:polygon draw:style-name="gr56" draw:layer="layout" svg:width="0.013cm" svg:height="0.005cm" svg:x="8.561cm" svg:y="20.502cm" svg:viewBox="0 0 14 6" draw:points="13,0 0,6 14,6">
          <text:p/>
        </draw:polygon>
        <draw:polygon draw:style-name="gr56" draw:layer="layout" svg:width="0.013cm" svg:height="0.005cm" svg:x="8.561cm" svg:y="20.507cm" svg:viewBox="0 0 14 6" draw:points="14,0 0,0 1,6">
          <text:p/>
        </draw:polygon>
        <draw:polygon draw:style-name="gr57" draw:layer="layout" svg:width="0.013cm" svg:height="0.005cm" svg:x="8.547cm" svg:y="20.501cm" svg:viewBox="0 0 14 6" draw:points="14,0 0,0 1,6">
          <text:p/>
        </draw:polygon>
        <draw:polygon draw:style-name="gr57" draw:layer="layout" svg:width="0.014cm" svg:height="0.006cm" svg:x="8.533cm" svg:y="20.5cm" svg:viewBox="0 0 15 7" draw:points="15,1 0,0 1,7">
          <text:p/>
        </draw:polygon>
        <draw:polygon draw:style-name="gr57" draw:layer="layout" svg:width="0.014cm" svg:height="0.005cm" svg:x="8.534cm" svg:y="20.501cm" svg:viewBox="0 0 15 6" draw:points="14,0 0,6 15,6">
          <text:p/>
        </draw:polygon>
        <draw:polygon draw:style-name="gr57" draw:layer="layout" svg:width="0.014cm" svg:height="0.005cm" svg:x="8.534cm" svg:y="20.506cm" svg:viewBox="0 0 15 6" draw:points="15,0 0,0 1,6">
          <text:p/>
        </draw:polygon>
        <draw:polygon draw:style-name="gr57" draw:layer="layout" svg:width="0.013cm" svg:height="0.006cm" svg:x="8.548cm" svg:y="20.501cm" svg:viewBox="0 0 14 7" draw:points="13,0 0,6 14,7">
          <text:p/>
        </draw:polygon>
        <draw:polygon draw:style-name="gr57" draw:layer="layout" svg:width="0.014cm" svg:height="0.006cm" svg:x="8.535cm" svg:y="20.506cm" svg:viewBox="0 0 15 7" draw:points="14,0 0,6 15,7">
          <text:p/>
        </draw:polygon>
        <draw:polygon draw:style-name="gr57" draw:layer="layout" svg:width="0.013cm" svg:height="0.006cm" svg:x="8.548cm" svg:y="20.506cm" svg:viewBox="0 0 14 7" draw:points="0,0 1,7 14,1">
          <text:p/>
        </draw:polygon>
        <draw:polygon draw:style-name="gr56" draw:layer="layout" svg:width="0.013cm" svg:height="0.005cm" svg:x="8.549cm" svg:y="20.507cm" svg:viewBox="0 0 14 6" draw:points="13,0 0,6 14,6">
          <text:p/>
        </draw:polygon>
        <draw:polygon draw:style-name="gr56" draw:layer="layout" svg:width="0.013cm" svg:height="0.005cm" svg:x="8.549cm" svg:y="20.512cm" svg:viewBox="0 0 14 6" draw:points="14,0 0,0 2,6">
          <text:p/>
        </draw:polygon>
        <draw:polygon draw:style-name="gr56" draw:layer="layout" svg:width="0.014cm" svg:height="0.006cm" svg:x="8.535cm" svg:y="20.511cm" svg:viewBox="0 0 15 7" draw:points="15,1 0,0 1,7">
          <text:p/>
        </draw:polygon>
        <draw:polygon draw:style-name="gr56" draw:layer="layout" svg:width="0.015cm" svg:height="0.005cm" svg:x="8.536cm" svg:y="20.512cm" svg:viewBox="0 0 16 6" draw:points="14,0 0,6 16,6">
          <text:p/>
        </draw:polygon>
        <draw:polygon draw:style-name="gr56" draw:layer="layout" svg:width="0.015cm" svg:height="0.005cm" svg:x="8.536cm" svg:y="20.517cm" svg:viewBox="0 0 16 6" draw:points="16,0 0,0 2,6">
          <text:p/>
        </draw:polygon>
        <draw:polygon draw:style-name="gr56" draw:layer="layout" svg:width="0.013cm" svg:height="0.005cm" svg:x="8.524cm" svg:y="20.517cm" svg:viewBox="0 0 14 6" draw:points="14,6 12,0 0,6">
          <text:p/>
        </draw:polygon>
        <draw:polygon draw:style-name="gr56" draw:layer="layout" svg:width="0.013cm" svg:height="0.006cm" svg:x="8.523cm" svg:y="20.511cm" svg:viewBox="0 0 14 7" draw:points="14,7 13,0 0,6">
          <text:p/>
        </draw:polygon>
        <draw:polygon draw:style-name="gr56" draw:layer="layout" svg:width="0.013cm" svg:height="0.006cm" svg:x="8.523cm" svg:y="20.516cm" svg:viewBox="0 0 14 7" draw:points="14,1 0,0 2,7">
          <text:p/>
        </draw:polygon>
        <draw:polygon draw:style-name="gr56" draw:layer="layout" svg:width="0.013cm" svg:height="0.006cm" svg:x="8.511cm" svg:y="20.516cm" svg:viewBox="0 0 14 7" draw:points="14,7 12,0 0,6">
          <text:p/>
        </draw:polygon>
        <draw:polygon draw:style-name="gr57" draw:layer="layout" svg:width="0.013cm" svg:height="0.005cm" svg:x="8.522cm" svg:y="20.506cm" svg:viewBox="0 0 14 6" draw:points="14,6 13,0 0,6">
          <text:p/>
        </draw:polygon>
        <draw:polygon draw:style-name="gr57" draw:layer="layout" svg:width="0.013cm" svg:height="0.006cm" svg:x="8.521cm" svg:y="20.5cm" svg:viewBox="0 0 14 7" draw:points="14,7 13,0 0,6">
          <text:p/>
        </draw:polygon>
        <draw:polygon draw:style-name="gr57" draw:layer="layout" svg:width="0.013cm" svg:height="0.006cm" svg:x="8.521cm" svg:y="20.505cm" svg:viewBox="0 0 14 7" draw:points="14,1 0,0 1,7">
          <text:p/>
        </draw:polygon>
        <draw:polygon draw:style-name="gr57" draw:layer="layout" svg:width="0.013cm" svg:height="0.006cm" svg:x="8.509cm" svg:y="20.505cm" svg:viewBox="0 0 14 7" draw:points="14,7 13,0 0,6">
          <text:p/>
        </draw:polygon>
        <draw:polygon draw:style-name="gr57" draw:layer="layout" svg:width="0.013cm" svg:height="0.005cm" svg:x="8.522cm" svg:y="20.511cm" svg:viewBox="0 0 14 6" draw:points="14,0 0,0 1,6">
          <text:p/>
        </draw:polygon>
        <draw:polygon draw:style-name="gr57" draw:layer="layout" svg:width="0.013cm" svg:height="0.006cm" svg:x="8.509cm" svg:y="20.51cm" svg:viewBox="0 0 14 7" draw:points="14,1 0,0 1,7">
          <text:p/>
        </draw:polygon>
        <draw:polygon draw:style-name="gr57" draw:layer="layout" svg:width="0.013cm" svg:height="0.005cm" svg:x="8.51cm" svg:y="20.511cm" svg:viewBox="0 0 14 6" draw:points="13,0 0,6 14,6">
          <text:p/>
        </draw:polygon>
        <draw:polygon draw:style-name="gr57" draw:layer="layout" svg:width="0.013cm" svg:height="0.005cm" svg:x="8.51cm" svg:y="20.516cm" svg:viewBox="0 0 14 6" draw:points="14,0 0,0 2,6">
          <text:p/>
        </draw:polygon>
        <draw:polygon draw:style-name="gr57" draw:layer="layout" svg:width="0.015cm" svg:height="0.005cm" svg:x="8.497cm" svg:y="20.516cm" svg:viewBox="0 0 16 6" draw:points="16,6 14,0 0,6">
          <text:p/>
        </draw:polygon>
        <draw:polygon draw:style-name="gr57" draw:layer="layout" svg:width="0.014cm" svg:height="0.006cm" svg:x="8.496cm" svg:y="20.51cm" svg:viewBox="0 0 15 7" draw:points="15,7 14,0 0,6">
          <text:p/>
        </draw:polygon>
        <draw:polygon draw:style-name="gr57" draw:layer="layout" svg:width="0.014cm" svg:height="0.006cm" svg:x="8.496cm" svg:y="20.515cm" svg:viewBox="0 0 15 7" draw:points="15,1 0,0 1,7">
          <text:p/>
        </draw:polygon>
        <draw:polygon draw:style-name="gr57" draw:layer="layout" svg:width="0.013cm" svg:height="0.006cm" svg:x="8.484cm" svg:y="20.515cm" svg:viewBox="0 0 14 7" draw:points="14,7 13,0 0,6">
          <text:p/>
        </draw:polygon>
        <draw:polygon draw:style-name="gr58" draw:layer="layout" svg:width="0.013cm" svg:height="0.005cm" svg:x="8.52cm" svg:y="20.495cm" svg:viewBox="0 0 14 6" draw:points="14,6 13,0 0,6">
          <text:p/>
        </draw:polygon>
        <draw:polygon draw:style-name="gr58" draw:layer="layout" svg:width="0.013cm" svg:height="0.007cm" svg:x="8.519cm" svg:y="20.489cm" svg:viewBox="0 0 14 8" draw:points="14,8 13,0 0,6">
          <text:p/>
        </draw:polygon>
        <draw:polygon draw:style-name="gr58" draw:layer="layout" svg:width="0.013cm" svg:height="0.007cm" svg:x="8.519cm" svg:y="20.494cm" svg:viewBox="0 0 14 8" draw:points="14,2 0,0 1,8">
          <text:p/>
        </draw:polygon>
        <draw:polygon draw:style-name="gr58" draw:layer="layout" svg:width="0.013cm" svg:height="0.007cm" svg:x="8.507cm" svg:y="20.494cm" svg:viewBox="0 0 14 8" draw:points="14,8 13,0 0,6">
          <text:p/>
        </draw:polygon>
        <draw:polygon draw:style-name="gr59" draw:layer="layout" svg:width="0.013cm" svg:height="0.005cm" svg:x="8.518cm" svg:y="20.484cm" svg:viewBox="0 0 14 6" draw:points="14,6 13,0 0,6">
          <text:p/>
        </draw:polygon>
        <draw:polygon draw:style-name="gr59" draw:layer="layout" svg:width="0.013cm" svg:height="0.005cm" svg:x="8.517cm" svg:y="20.479cm" svg:viewBox="0 0 14 6" draw:points="14,6 13,0 0,5">
          <text:p/>
        </draw:polygon>
        <draw:polygon draw:style-name="gr59" draw:layer="layout" svg:width="0.013cm" svg:height="0.006cm" svg:x="8.517cm" svg:y="20.483cm" svg:viewBox="0 0 14 7" draw:points="14,1 0,0 1,7">
          <text:p/>
        </draw:polygon>
        <draw:polygon draw:style-name="gr59" draw:layer="layout" svg:width="0.013cm" svg:height="0.006cm" svg:x="8.505cm" svg:y="20.483cm" svg:viewBox="0 0 14 7" draw:points="14,7 13,0 0,6">
          <text:p/>
        </draw:polygon>
        <draw:polygon draw:style-name="gr59" draw:layer="layout" svg:width="0.013cm" svg:height="0.005cm" svg:x="8.518cm" svg:y="20.489cm" svg:viewBox="0 0 14 6" draw:points="14,0 0,0 1,6">
          <text:p/>
        </draw:polygon>
        <draw:polygon draw:style-name="gr59" draw:layer="layout" svg:width="0.013cm" svg:height="0.006cm" svg:x="8.505cm" svg:y="20.488cm" svg:viewBox="0 0 14 7" draw:points="14,1 0,0 1,7">
          <text:p/>
        </draw:polygon>
        <draw:polygon draw:style-name="gr59" draw:layer="layout" svg:width="0.013cm" svg:height="0.005cm" svg:x="8.506cm" svg:y="20.489cm" svg:viewBox="0 0 14 6" draw:points="13,0 0,6 14,6">
          <text:p/>
        </draw:polygon>
        <draw:polygon draw:style-name="gr59" draw:layer="layout" svg:width="0.013cm" svg:height="0.005cm" svg:x="8.506cm" svg:y="20.494cm" svg:viewBox="0 0 14 6" draw:points="14,0 0,0 1,6">
          <text:p/>
        </draw:polygon>
        <draw:polygon draw:style-name="gr59" draw:layer="layout" svg:width="0.014cm" svg:height="0.005cm" svg:x="8.493cm" svg:y="20.494cm" svg:viewBox="0 0 15 6" draw:points="15,6 14,0 0,6">
          <text:p/>
        </draw:polygon>
        <draw:polygon draw:style-name="gr59" draw:layer="layout" svg:width="0.014cm" svg:height="0.006cm" svg:x="8.492cm" svg:y="20.488cm" svg:viewBox="0 0 15 7" draw:points="15,7 14,0 0,6">
          <text:p/>
        </draw:polygon>
        <draw:polygon draw:style-name="gr59" draw:layer="layout" svg:width="0.014cm" svg:height="0.006cm" svg:x="8.492cm" svg:y="20.493cm" svg:viewBox="0 0 15 7" draw:points="15,1 0,0 1,7">
          <text:p/>
        </draw:polygon>
        <draw:polygon draw:style-name="gr59" draw:layer="layout" svg:width="0.013cm" svg:height="0.006cm" svg:x="8.48cm" svg:y="20.493cm" svg:viewBox="0 0 14 7" draw:points="14,7 13,0 0,6">
          <text:p/>
        </draw:polygon>
        <draw:polygon draw:style-name="gr58" draw:layer="layout" svg:width="0.013cm" svg:height="0.005cm" svg:x="8.52cm" svg:y="20.5cm" svg:viewBox="0 0 14 6" draw:points="14,0 0,0 1,6">
          <text:p/>
        </draw:polygon>
        <draw:polygon draw:style-name="gr58" draw:layer="layout" svg:width="0.013cm" svg:height="0.007cm" svg:x="8.507cm" svg:y="20.499cm" svg:viewBox="0 0 14 8" draw:points="14,2 0,0 1,8">
          <text:p/>
        </draw:polygon>
        <draw:polygon draw:style-name="gr58" draw:layer="layout" svg:width="0.013cm" svg:height="0.005cm" svg:x="8.508cm" svg:y="20.5cm" svg:viewBox="0 0 14 6" draw:points="13,0 0,6 14,6">
          <text:p/>
        </draw:polygon>
        <draw:polygon draw:style-name="gr58" draw:layer="layout" svg:width="0.013cm" svg:height="0.005cm" svg:x="8.508cm" svg:y="20.505cm" svg:viewBox="0 0 14 6" draw:points="14,0 0,0 1,6">
          <text:p/>
        </draw:polygon>
        <draw:polygon draw:style-name="gr59" draw:layer="layout" svg:width="0.014cm" svg:height="0.005cm" svg:x="8.493cm" svg:y="20.499cm" svg:viewBox="0 0 15 6" draw:points="15,0 0,0 1,6">
          <text:p/>
        </draw:polygon>
        <draw:polygon draw:style-name="gr59" draw:layer="layout" svg:width="0.013cm" svg:height="0.006cm" svg:x="8.48cm" svg:y="20.498cm" svg:viewBox="0 0 14 7" draw:points="14,1 0,0 1,7">
          <text:p/>
        </draw:polygon>
        <draw:polygon draw:style-name="gr59" draw:layer="layout" svg:width="0.013cm" svg:height="0.005cm" svg:x="8.481cm" svg:y="20.499cm" svg:viewBox="0 0 14 6" draw:points="13,0 0,6 14,6">
          <text:p/>
        </draw:polygon>
        <draw:polygon draw:style-name="gr59" draw:layer="layout" svg:width="0.013cm" svg:height="0.005cm" svg:x="8.481cm" svg:y="20.504cm" svg:viewBox="0 0 14 6" draw:points="14,0 0,0 1,6">
          <text:p/>
        </draw:polygon>
        <draw:polygon draw:style-name="gr59" draw:layer="layout" svg:width="0.014cm" svg:height="0.007cm" svg:x="8.494cm" svg:y="20.499cm" svg:viewBox="0 0 15 8" draw:points="14,0 0,6 15,8">
          <text:p/>
        </draw:polygon>
        <draw:polygon draw:style-name="gr59" draw:layer="layout" svg:width="0.013cm" svg:height="0.007cm" svg:x="8.482cm" svg:y="20.504cm" svg:viewBox="0 0 14 8" draw:points="13,0 0,6 14,8">
          <text:p/>
        </draw:polygon>
        <draw:polygon draw:style-name="gr59" draw:layer="layout" svg:width="0.014cm" svg:height="0.007cm" svg:x="8.494cm" svg:y="20.504cm" svg:viewBox="0 0 15 8" draw:points="0,0 1,8 15,2">
          <text:p/>
        </draw:polygon>
        <draw:polygon draw:style-name="gr58" draw:layer="layout" svg:width="0.014cm" svg:height="0.005cm" svg:x="8.495cm" svg:y="20.505cm" svg:viewBox="0 0 15 6" draw:points="14,0 0,6 15,6">
          <text:p/>
        </draw:polygon>
        <draw:polygon draw:style-name="gr58" draw:layer="layout" svg:width="0.014cm" svg:height="0.005cm" svg:x="8.495cm" svg:y="20.51cm" svg:viewBox="0 0 15 6" draw:points="15,0 0,0 1,6">
          <text:p/>
        </draw:polygon>
        <draw:polygon draw:style-name="gr58" draw:layer="layout" svg:width="0.013cm" svg:height="0.007cm" svg:x="8.482cm" svg:y="20.509cm" svg:viewBox="0 0 14 8" draw:points="14,2 0,0 1,8">
          <text:p/>
        </draw:polygon>
        <draw:polygon draw:style-name="gr58" draw:layer="layout" svg:width="0.013cm" svg:height="0.005cm" svg:x="8.483cm" svg:y="20.51cm" svg:viewBox="0 0 14 6" draw:points="13,0 0,6 14,6">
          <text:p/>
        </draw:polygon>
        <draw:polygon draw:style-name="gr58" draw:layer="layout" svg:width="0.013cm" svg:height="0.005cm" svg:x="8.483cm" svg:y="20.515cm" svg:viewBox="0 0 14 6" draw:points="14,0 0,0 1,6">
          <text:p/>
        </draw:polygon>
        <draw:polygon draw:style-name="gr58" draw:layer="layout" svg:width="0.014cm" svg:height="0.005cm" svg:x="8.47cm" svg:y="20.515cm" svg:viewBox="0 0 15 6" draw:points="15,6 14,0 0,6">
          <text:p/>
        </draw:polygon>
        <draw:polygon draw:style-name="gr58" draw:layer="layout" svg:width="0.014cm" svg:height="0.007cm" svg:x="8.469cm" svg:y="20.509cm" svg:viewBox="0 0 15 8" draw:points="15,8 14,0 0,6">
          <text:p/>
        </draw:polygon>
        <draw:polygon draw:style-name="gr58" draw:layer="layout" svg:width="0.014cm" svg:height="0.007cm" svg:x="8.469cm" svg:y="20.514cm" svg:viewBox="0 0 15 8" draw:points="15,2 0,0 1,8">
          <text:p/>
        </draw:polygon>
        <draw:polygon draw:style-name="gr58" draw:layer="layout" svg:width="0.013cm" svg:height="0.007cm" svg:x="8.457cm" svg:y="20.514cm" svg:viewBox="0 0 14 8" draw:points="14,8 13,0 0,6">
          <text:p/>
        </draw:polygon>
        <draw:polygon draw:style-name="gr59" draw:layer="layout" svg:width="0.014cm" svg:height="0.005cm" svg:x="8.468cm" svg:y="20.504cm" svg:viewBox="0 0 15 6" draw:points="15,6 14,0 0,6">
          <text:p/>
        </draw:polygon>
        <draw:polygon draw:style-name="gr59" draw:layer="layout" svg:width="0.014cm" svg:height="0.006cm" svg:x="8.467cm" svg:y="20.498cm" svg:viewBox="0 0 15 7" draw:points="15,7 14,0 0,6">
          <text:p/>
        </draw:polygon>
        <draw:polygon draw:style-name="gr59" draw:layer="layout" svg:width="0.014cm" svg:height="0.006cm" svg:x="8.467cm" svg:y="20.503cm" svg:viewBox="0 0 15 7" draw:points="15,1 0,0 1,7">
          <text:p/>
        </draw:polygon>
        <draw:polygon draw:style-name="gr59" draw:layer="layout" svg:width="0.013cm" svg:height="0.006cm" svg:x="8.455cm" svg:y="20.503cm" svg:viewBox="0 0 14 7" draw:points="14,7 13,0 0,6">
          <text:p/>
        </draw:polygon>
        <draw:polygon draw:style-name="gr59" draw:layer="layout" svg:width="0.014cm" svg:height="0.005cm" svg:x="8.468cm" svg:y="20.509cm" svg:viewBox="0 0 15 6" draw:points="15,0 0,0 1,6">
          <text:p/>
        </draw:polygon>
        <draw:polygon draw:style-name="gr59" draw:layer="layout" svg:width="0.013cm" svg:height="0.006cm" svg:x="8.455cm" svg:y="20.508cm" svg:viewBox="0 0 14 7" draw:points="14,1 0,0 1,7">
          <text:p/>
        </draw:polygon>
        <draw:polygon draw:style-name="gr59" draw:layer="layout" svg:width="0.013cm" svg:height="0.005cm" svg:x="8.456cm" svg:y="20.509cm" svg:viewBox="0 0 14 6" draw:points="13,0 0,6 14,6">
          <text:p/>
        </draw:polygon>
        <draw:polygon draw:style-name="gr59" draw:layer="layout" svg:width="0.013cm" svg:height="0.005cm" svg:x="8.456cm" svg:y="20.514cm" svg:viewBox="0 0 14 6" draw:points="14,0 0,0 1,6">
          <text:p/>
        </draw:polygon>
        <draw:polygon draw:style-name="gr59" draw:layer="layout" svg:width="0.013cm" svg:height="0.005cm" svg:x="8.444cm" svg:y="20.514cm" svg:viewBox="0 0 14 6" draw:points="14,6 13,0 0,6">
          <text:p/>
        </draw:polygon>
        <draw:polygon draw:style-name="gr59" draw:layer="layout" svg:width="0.013cm" svg:height="0.006cm" svg:x="8.443cm" svg:y="20.508cm" svg:viewBox="0 0 14 7" draw:points="14,7 13,0 0,6">
          <text:p/>
        </draw:polygon>
        <draw:polygon draw:style-name="gr59" draw:layer="layout" svg:width="0.013cm" svg:height="0.006cm" svg:x="8.443cm" svg:y="20.513cm" svg:viewBox="0 0 14 7" draw:points="14,1 0,0 1,7">
          <text:p/>
        </draw:polygon>
        <draw:polygon draw:style-name="gr59" draw:layer="layout" svg:width="0.014cm" svg:height="0.006cm" svg:x="8.43cm" svg:y="20.513cm" svg:viewBox="0 0 15 7" draw:points="15,7 14,0 0,6">
          <text:p/>
        </draw:polygon>
        <draw:polygon draw:style-name="gr43" draw:layer="layout" svg:width="0.013cm" svg:height="0.005cm" svg:x="8.845cm" svg:y="20.533cm" svg:viewBox="0 0 14 6" draw:points="14,0 0,0 1,6">
          <text:p/>
        </draw:polygon>
        <draw:polygon draw:style-name="gr44" draw:layer="layout" svg:width="0.013cm" svg:height="0.006cm" svg:x="8.832cm" svg:y="20.532cm" svg:viewBox="0 0 14 7" draw:points="14,1 0,0 1,7">
          <text:p/>
        </draw:polygon>
        <draw:polygon draw:style-name="gr44" draw:layer="layout" svg:width="0.013cm" svg:height="0.005cm" svg:x="8.833cm" svg:y="20.533cm" svg:viewBox="0 0 14 6" draw:points="13,0 0,6 14,6">
          <text:p/>
        </draw:polygon>
        <draw:polygon draw:style-name="gr43" draw:layer="layout" svg:width="0.013cm" svg:height="0.005cm" svg:x="8.833cm" svg:y="20.538cm" svg:viewBox="0 0 14 6" draw:points="14,0 0,0 1,6">
          <text:p/>
        </draw:polygon>
        <draw:polygon draw:style-name="gr44" draw:layer="layout" svg:width="0.014cm" svg:height="0.005cm" svg:x="8.818cm" svg:y="20.532cm" svg:viewBox="0 0 15 6" draw:points="15,0 0,0 1,6">
          <text:p/>
        </draw:polygon>
        <draw:polygon draw:style-name="gr45" draw:layer="layout" svg:width="0.013cm" svg:height="0.005cm" svg:x="8.805cm" svg:y="20.532cm" svg:viewBox="0 0 14 6" draw:points="14,0 0,0 1,6">
          <text:p/>
        </draw:polygon>
        <draw:polygon draw:style-name="gr45" draw:layer="layout" svg:width="0.013cm" svg:height="0.005cm" svg:x="8.806cm" svg:y="20.532cm" svg:viewBox="0 0 14 6" draw:points="13,0 0,6 14,6">
          <text:p/>
        </draw:polygon>
        <draw:polygon draw:style-name="gr44" draw:layer="layout" svg:width="0.013cm" svg:height="0.005cm" svg:x="8.806cm" svg:y="20.537cm" svg:viewBox="0 0 14 6" draw:points="14,0 0,0 1,6">
          <text:p/>
        </draw:polygon>
        <draw:polygon draw:style-name="gr44" draw:layer="layout" svg:width="0.014cm" svg:height="0.006cm" svg:x="8.819cm" svg:y="20.532cm" svg:viewBox="0 0 15 7" draw:points="14,0 0,6 15,7">
          <text:p/>
        </draw:polygon>
        <draw:polygon draw:style-name="gr44" draw:layer="layout" svg:width="0.013cm" svg:height="0.006cm" svg:x="8.807cm" svg:y="20.537cm" svg:viewBox="0 0 14 7" draw:points="13,0 0,6 14,7">
          <text:p/>
        </draw:polygon>
        <draw:polygon draw:style-name="gr44" draw:layer="layout" svg:width="0.014cm" svg:height="0.006cm" svg:x="8.819cm" svg:y="20.537cm" svg:viewBox="0 0 15 7" draw:points="0,0 1,7 15,1">
          <text:p/>
        </draw:polygon>
        <draw:polygon draw:style-name="gr44" draw:layer="layout" svg:width="0.014cm" svg:height="0.005cm" svg:x="8.82cm" svg:y="20.538cm" svg:viewBox="0 0 15 6" draw:points="14,0 0,6 15,6">
          <text:p/>
        </draw:polygon>
        <draw:polygon draw:style-name="gr43" draw:layer="layout" svg:width="0.014cm" svg:height="0.005cm" svg:x="8.82cm" svg:y="20.543cm" svg:viewBox="0 0 15 6" draw:points="15,0 0,0 1,6">
          <text:p/>
        </draw:polygon>
        <draw:polygon draw:style-name="gr44" draw:layer="layout" svg:width="0.013cm" svg:height="0.006cm" svg:x="8.807cm" svg:y="20.542cm" svg:viewBox="0 0 14 7" draw:points="14,1 0,0 1,7">
          <text:p/>
        </draw:polygon>
        <draw:polygon draw:style-name="gr44" draw:layer="layout" svg:width="0.013cm" svg:height="0.005cm" svg:x="8.808cm" svg:y="20.543cm" svg:viewBox="0 0 14 6" draw:points="13,0 0,6 14,6">
          <text:p/>
        </draw:polygon>
        <draw:polygon draw:style-name="gr43" draw:layer="layout" svg:width="0.013cm" svg:height="0.005cm" svg:x="8.808cm" svg:y="20.548cm" svg:viewBox="0 0 14 6" draw:points="14,0 0,0 1,6">
          <text:p/>
        </draw:polygon>
        <draw:polygon draw:style-name="gr45" draw:layer="layout" svg:width="0.013cm" svg:height="0.006cm" svg:x="8.792cm" svg:y="20.531cm" svg:viewBox="0 0 14 7" draw:points="14,1 0,0 1,7">
          <text:p/>
        </draw:polygon>
        <draw:polygon draw:style-name="gr46" draw:layer="layout" svg:width="0.014cm" svg:height="0.005cm" svg:x="8.778cm" svg:y="20.531cm" svg:viewBox="0 0 15 6" draw:points="15,0 0,0 1,6">
          <text:p/>
        </draw:polygon>
        <draw:polygon draw:style-name="gr46" draw:layer="layout" svg:width="0.014cm" svg:height="0.006cm" svg:x="8.779cm" svg:y="20.531cm" svg:viewBox="0 0 15 7" draw:points="14,0 0,6 15,7">
          <text:p/>
        </draw:polygon>
        <draw:polygon draw:style-name="gr45" draw:layer="layout" svg:width="0.014cm" svg:height="0.006cm" svg:x="8.779cm" svg:y="20.536cm" svg:viewBox="0 0 15 7" draw:points="15,1 0,0 1,7">
          <text:p/>
        </draw:polygon>
        <draw:polygon draw:style-name="gr46" draw:layer="layout" svg:width="0.013cm" svg:height="0.006cm" svg:x="8.765cm" svg:y="20.53cm" svg:viewBox="0 0 14 7" draw:points="14,1 0,0 1,7">
          <text:p/>
        </draw:polygon>
        <draw:polygon draw:style-name="gr47" draw:layer="layout" svg:width="0.014cm" svg:height="0.005cm" svg:x="8.751cm" svg:y="20.53cm" svg:viewBox="0 0 15 6" draw:points="15,0 0,0 1,6">
          <text:p/>
        </draw:polygon>
        <draw:polygon draw:style-name="gr47" draw:layer="layout" svg:width="0.014cm" svg:height="0.006cm" svg:x="8.752cm" svg:y="20.53cm" svg:viewBox="0 0 15 7" draw:points="14,0 0,6 15,7">
          <text:p/>
        </draw:polygon>
        <draw:polygon draw:style-name="gr46" draw:layer="layout" svg:width="0.014cm" svg:height="0.006cm" svg:x="8.752cm" svg:y="20.535cm" svg:viewBox="0 0 15 7" draw:points="15,1 0,0 1,7">
          <text:p/>
        </draw:polygon>
        <draw:polygon draw:style-name="gr46" draw:layer="layout" svg:width="0.013cm" svg:height="0.005cm" svg:x="8.766cm" svg:y="20.531cm" svg:viewBox="0 0 14 6" draw:points="13,0 0,6 14,6">
          <text:p/>
        </draw:polygon>
        <draw:polygon draw:style-name="gr46" draw:layer="layout" svg:width="0.014cm" svg:height="0.005cm" svg:x="8.753cm" svg:y="20.536cm" svg:viewBox="0 0 15 6" draw:points="14,0 0,6 15,6">
          <text:p/>
        </draw:polygon>
        <draw:polygon draw:style-name="gr46" draw:layer="layout" svg:width="0.013cm" svg:height="0.005cm" svg:x="8.766cm" svg:y="20.536cm" svg:viewBox="0 0 14 6" draw:points="0,0 1,6 14,0">
          <text:p/>
        </draw:polygon>
        <draw:polygon draw:style-name="gr46" draw:layer="layout" svg:width="0.013cm" svg:height="0.006cm" svg:x="8.767cm" svg:y="20.536cm" svg:viewBox="0 0 14 7" draw:points="13,0 0,6 14,7">
          <text:p/>
        </draw:polygon>
        <draw:polygon draw:style-name="gr45" draw:layer="layout" svg:width="0.013cm" svg:height="0.005cm" svg:x="8.767cm" svg:y="20.541cm" svg:viewBox="0 0 14 6" draw:points="14,1 0,0 1,6">
          <text:p/>
        </draw:polygon>
        <draw:polygon draw:style-name="gr46" draw:layer="layout" svg:width="0.014cm" svg:height="0.005cm" svg:x="8.753cm" svg:y="20.541cm" svg:viewBox="0 0 15 6" draw:points="15,0 0,0 1,6">
          <text:p/>
        </draw:polygon>
        <draw:polygon draw:style-name="gr46" draw:layer="layout" svg:width="0.014cm" svg:height="0.005cm" svg:x="8.754cm" svg:y="20.541cm" svg:viewBox="0 0 15 6" draw:points="14,0 0,6 15,6">
          <text:p/>
        </draw:polygon>
        <draw:polygon draw:style-name="gr45" draw:layer="layout" svg:width="0.014cm" svg:height="0.005cm" svg:x="8.754cm" svg:y="20.546cm" svg:viewBox="0 0 15 6" draw:points="15,0 0,0 1,6">
          <text:p/>
        </draw:polygon>
        <draw:polygon draw:style-name="gr45" draw:layer="layout" svg:width="0.013cm" svg:height="0.005cm" svg:x="8.793cm" svg:y="20.532cm" svg:viewBox="0 0 14 6" draw:points="13,0 0,6 14,6">
          <text:p/>
        </draw:polygon>
        <draw:polygon draw:style-name="gr45" draw:layer="layout" svg:width="0.014cm" svg:height="0.005cm" svg:x="8.78cm" svg:y="20.537cm" svg:viewBox="0 0 15 6" draw:points="14,0 0,6 15,6">
          <text:p/>
        </draw:polygon>
        <draw:polygon draw:style-name="gr45" draw:layer="layout" svg:width="0.013cm" svg:height="0.005cm" svg:x="8.793cm" svg:y="20.537cm" svg:viewBox="0 0 14 6" draw:points="0,0 1,6 14,0">
          <text:p/>
        </draw:polygon>
        <draw:polygon draw:style-name="gr45" draw:layer="layout" svg:width="0.013cm" svg:height="0.005cm" svg:x="8.794cm" svg:y="20.537cm" svg:viewBox="0 0 14 6" draw:points="13,0 0,6 14,6">
          <text:p/>
        </draw:polygon>
        <draw:polygon draw:style-name="gr45" draw:layer="layout" svg:width="0.013cm" svg:height="0.005cm" svg:x="8.768cm" svg:y="20.542cm" svg:viewBox="0 0 14 6" draw:points="13,0 0,5 14,6">
          <text:p/>
        </draw:polygon>
        <draw:polygon draw:style-name="gr45" draw:layer="layout" svg:width="0.014cm" svg:height="0.006cm" svg:x="8.755cm" svg:y="20.546cm" svg:viewBox="0 0 15 7" draw:points="14,0 0,6 15,7">
          <text:p/>
        </draw:polygon>
        <draw:polygon draw:style-name="gr45" draw:layer="layout" svg:width="0.013cm" svg:height="0.006cm" svg:x="8.768cm" svg:y="20.546cm" svg:viewBox="0 0 14 7" draw:points="0,0 1,7 14,1">
          <text:p/>
        </draw:polygon>
        <draw:polygon draw:style-name="gr45" draw:layer="layout" svg:width="0.013cm" svg:height="0.005cm" svg:x="8.769cm" svg:y="20.547cm" svg:viewBox="0 0 14 6" draw:points="13,0 0,6 14,6">
          <text:p/>
        </draw:polygon>
        <draw:polygon draw:style-name="gr45" draw:layer="layout" svg:width="0.014cm" svg:height="0.005cm" svg:x="8.78cm" svg:y="20.542cm" svg:viewBox="0 0 15 6" draw:points="0,0 1,6 15,0">
          <text:p/>
        </draw:polygon>
        <draw:polygon draw:style-name="gr45" draw:layer="layout" svg:width="0.014cm" svg:height="0.005cm" svg:x="8.781cm" svg:y="20.547cm" svg:viewBox="0 0 15 6" draw:points="0,0 1,6 15,0">
          <text:p/>
        </draw:polygon>
        <draw:polygon draw:style-name="gr45" draw:layer="layout" svg:width="0.014cm" svg:height="0.005cm" svg:x="8.781cm" svg:y="20.542cm" svg:viewBox="0 0 15 6" draw:points="0,6 15,6 14,0">
          <text:p/>
        </draw:polygon>
        <draw:polygon draw:style-name="gr45" draw:layer="layout" svg:width="0.013cm" svg:height="0.005cm" svg:x="8.794cm" svg:y="20.542cm" svg:viewBox="0 0 14 6" draw:points="0,0 1,6 14,0">
          <text:p/>
        </draw:polygon>
        <draw:polygon draw:style-name="gr44" draw:layer="layout" svg:width="0.013cm" svg:height="0.006cm" svg:x="8.795cm" svg:y="20.542cm" svg:viewBox="0 0 14 7" draw:points="13,0 0,6 14,7">
          <text:p/>
        </draw:polygon>
        <draw:polygon draw:style-name="gr44" draw:layer="layout" svg:width="0.014cm" svg:height="0.006cm" svg:x="8.782cm" svg:y="20.547cm" svg:viewBox="0 0 15 7" draw:points="14,0 0,6 15,7">
          <text:p/>
        </draw:polygon>
        <draw:polygon draw:style-name="gr44" draw:layer="layout" svg:width="0.013cm" svg:height="0.006cm" svg:x="8.795cm" svg:y="20.547cm" svg:viewBox="0 0 14 7" draw:points="0,0 1,7 14,1">
          <text:p/>
        </draw:polygon>
        <draw:polygon draw:style-name="gr44" draw:layer="layout" svg:width="0.013cm" svg:height="0.005cm" svg:x="8.796cm" svg:y="20.548cm" svg:viewBox="0 0 14 6" draw:points="13,0 0,6 14,6">
          <text:p/>
        </draw:polygon>
        <draw:polygon draw:style-name="gr43" draw:layer="layout" svg:width="0.013cm" svg:height="0.005cm" svg:x="8.796cm" svg:y="20.553cm" svg:viewBox="0 0 14 6" draw:points="14,0 0,0 2,6">
          <text:p/>
        </draw:polygon>
        <draw:polygon draw:style-name="gr44" draw:layer="layout" svg:width="0.014cm" svg:height="0.006cm" svg:x="8.782cm" svg:y="20.552cm" svg:viewBox="0 0 15 7" draw:points="15,1 0,0 1,7">
          <text:p/>
        </draw:polygon>
        <draw:polygon draw:style-name="gr44" draw:layer="layout" svg:width="0.015cm" svg:height="0.005cm" svg:x="8.783cm" svg:y="20.553cm" svg:viewBox="0 0 16 6" draw:points="14,0 0,6 16,6">
          <text:p/>
        </draw:polygon>
        <draw:polygon draw:style-name="gr43" draw:layer="layout" svg:width="0.015cm" svg:height="0.005cm" svg:x="8.783cm" svg:y="20.558cm" svg:viewBox="0 0 16 6" draw:points="16,0 0,0 2,6">
          <text:p/>
        </draw:polygon>
        <draw:polygon draw:style-name="gr44" draw:layer="layout" svg:width="0.013cm" svg:height="0.005cm" svg:x="8.769cm" svg:y="20.552cm" svg:viewBox="0 0 14 6" draw:points="14,0 0,0 1,6">
          <text:p/>
        </draw:polygon>
        <draw:polygon draw:style-name="gr45" draw:layer="layout" svg:width="0.014cm" svg:height="0.006cm" svg:x="8.755cm" svg:y="20.551cm" svg:viewBox="0 0 15 7" draw:points="15,1 0,0 1,7">
          <text:p/>
        </draw:polygon>
        <draw:polygon draw:style-name="gr45" draw:layer="layout" svg:width="0.014cm" svg:height="0.005cm" svg:x="8.756cm" svg:y="20.552cm" svg:viewBox="0 0 15 6" draw:points="14,0 0,6 15,6">
          <text:p/>
        </draw:polygon>
        <draw:polygon draw:style-name="gr44" draw:layer="layout" svg:width="0.014cm" svg:height="0.005cm" svg:x="8.756cm" svg:y="20.557cm" svg:viewBox="0 0 15 6" draw:points="15,0 0,0 3,6">
          <text:p/>
        </draw:polygon>
        <draw:polygon draw:style-name="gr44" draw:layer="layout" svg:width="0.013cm" svg:height="0.006cm" svg:x="8.77cm" svg:y="20.552cm" svg:viewBox="0 0 14 7" draw:points="13,0 0,6 14,7">
          <text:p/>
        </draw:polygon>
        <draw:polygon draw:style-name="gr44" draw:layer="layout" svg:width="0.013cm" svg:height="0.006cm" svg:x="8.758cm" svg:y="20.557cm" svg:viewBox="0 0 14 7" draw:points="12,0 0,6 14,7">
          <text:p/>
        </draw:polygon>
        <draw:polygon draw:style-name="gr44" draw:layer="layout" svg:width="0.013cm" svg:height="0.006cm" svg:x="8.77cm" svg:y="20.557cm" svg:viewBox="0 0 14 7" draw:points="0,0 2,7 14,1">
          <text:p/>
        </draw:polygon>
        <draw:polygon draw:style-name="gr44" draw:layer="layout" svg:width="0.013cm" svg:height="0.005cm" svg:x="8.771cm" svg:y="20.558cm" svg:viewBox="0 0 14 6" draw:points="12,0 0,6 14,6">
          <text:p/>
        </draw:polygon>
        <draw:polygon draw:style-name="gr43" draw:layer="layout" svg:width="0.013cm" svg:height="0.005cm" svg:x="8.771cm" svg:y="20.563cm" svg:viewBox="0 0 14 6" draw:points="14,0 0,0 1,6">
          <text:p/>
        </draw:polygon>
        <draw:polygon draw:style-name="gr44" draw:layer="layout" svg:width="0.013cm" svg:height="0.006cm" svg:x="8.758cm" svg:y="20.562cm" svg:viewBox="0 0 14 7" draw:points="14,1 0,0 1,7">
          <text:p/>
        </draw:polygon>
        <draw:polygon draw:style-name="gr44" draw:layer="layout" svg:width="0.013cm" svg:height="0.005cm" svg:x="8.759cm" svg:y="20.563cm" svg:viewBox="0 0 14 6" draw:points="13,0 0,6 14,6">
          <text:p/>
        </draw:polygon>
        <draw:polygon draw:style-name="gr43" draw:layer="layout" svg:width="0.013cm" svg:height="0.005cm" svg:x="8.759cm" svg:y="20.568cm" svg:viewBox="0 0 14 6" draw:points="14,0 0,0 1,6">
          <text:p/>
        </draw:polygon>
        <draw:polygon draw:style-name="gr48" draw:layer="layout" svg:width="0.013cm" svg:height="0.007cm" svg:x="8.738cm" svg:y="20.529cm" svg:viewBox="0 0 14 8" draw:points="14,2 0,0 1,8">
          <text:p/>
        </draw:polygon>
        <draw:polygon draw:style-name="gr48" draw:layer="layout" svg:width="0.013cm" svg:height="0.005cm" svg:x="8.725cm" svg:y="20.529cm" svg:viewBox="0 0 14 6" draw:points="14,0 0,0 1,6">
          <text:p/>
        </draw:polygon>
        <draw:polygon draw:style-name="gr48" draw:layer="layout" svg:width="0.013cm" svg:height="0.007cm" svg:x="8.726cm" svg:y="20.529cm" svg:viewBox="0 0 14 8" draw:points="13,0 0,6 14,8">
          <text:p/>
        </draw:polygon>
        <draw:polygon draw:style-name="gr48" draw:layer="layout" svg:width="0.013cm" svg:height="0.007cm" svg:x="8.726cm" svg:y="20.534cm" svg:viewBox="0 0 14 8" draw:points="14,2 0,0 1,8">
          <text:p/>
        </draw:polygon>
        <draw:polygon draw:style-name="gr49" draw:layer="layout" svg:width="0.014cm" svg:height="0.006cm" svg:x="8.711cm" svg:y="20.528cm" svg:viewBox="0 0 15 7" draw:points="15,1 0,0 1,7">
          <text:p/>
        </draw:polygon>
        <draw:polygon draw:style-name="gr49" draw:layer="layout" svg:width="0.013cm" svg:height="0.005cm" svg:x="8.698cm" svg:y="20.528cm" svg:viewBox="0 0 14 6" draw:points="14,0 0,0 1,6">
          <text:p/>
        </draw:polygon>
        <draw:polygon draw:style-name="gr49" draw:layer="layout" svg:width="0.013cm" svg:height="0.006cm" svg:x="8.699cm" svg:y="20.528cm" svg:viewBox="0 0 14 7" draw:points="13,0 0,6 14,7">
          <text:p/>
        </draw:polygon>
        <draw:polygon draw:style-name="gr49" draw:layer="layout" svg:width="0.013cm" svg:height="0.006cm" svg:x="8.699cm" svg:y="20.533cm" svg:viewBox="0 0 14 7" draw:points="14,1 0,0 1,7">
          <text:p/>
        </draw:polygon>
        <draw:polygon draw:style-name="gr49" draw:layer="layout" svg:width="0.014cm" svg:height="0.005cm" svg:x="8.712cm" svg:y="20.529cm" svg:viewBox="0 0 15 6" draw:points="14,0 0,6 15,6">
          <text:p/>
        </draw:polygon>
        <draw:polygon draw:style-name="gr49" draw:layer="layout" svg:width="0.013cm" svg:height="0.005cm" svg:x="8.7cm" svg:y="20.534cm" svg:viewBox="0 0 14 6" draw:points="13,0 0,6 14,6">
          <text:p/>
        </draw:polygon>
        <draw:polygon draw:style-name="gr49" draw:layer="layout" svg:width="0.014cm" svg:height="0.005cm" svg:x="8.712cm" svg:y="20.534cm" svg:viewBox="0 0 15 6" draw:points="0,0 1,6 15,0">
          <text:p/>
        </draw:polygon>
        <draw:polygon draw:style-name="gr48" draw:layer="layout" svg:width="0.014cm" svg:height="0.007cm" svg:x="8.713cm" svg:y="20.534cm" svg:viewBox="0 0 15 8" draw:points="14,0 0,6 15,8">
          <text:p/>
        </draw:polygon>
        <draw:polygon draw:style-name="gr48" draw:layer="layout" svg:width="0.014cm" svg:height="0.007cm" svg:x="8.713cm" svg:y="20.539cm" svg:viewBox="0 0 15 8" draw:points="15,2 0,0 1,8">
          <text:p/>
        </draw:polygon>
        <draw:polygon draw:style-name="gr48" draw:layer="layout" svg:width="0.013cm" svg:height="0.005cm" svg:x="8.7cm" svg:y="20.539cm" svg:viewBox="0 0 14 6" draw:points="14,0 0,0 1,6">
          <text:p/>
        </draw:polygon>
        <draw:polygon draw:style-name="gr48" draw:layer="layout" svg:width="0.013cm" svg:height="0.007cm" svg:x="8.701cm" svg:y="20.539cm" svg:viewBox="0 0 14 8" draw:points="13,0 0,6 14,8">
          <text:p/>
        </draw:polygon>
        <draw:polygon draw:style-name="gr48" draw:layer="layout" svg:width="0.013cm" svg:height="0.007cm" svg:x="8.701cm" svg:y="20.544cm" svg:viewBox="0 0 14 8" draw:points="14,2 0,0 1,8">
          <text:p/>
        </draw:polygon>
        <draw:polygon draw:style-name="gr50" draw:layer="layout" svg:width="0.014cm" svg:height="0.006cm" svg:x="8.684cm" svg:y="20.527cm" svg:viewBox="0 0 15 7" draw:points="15,1 0,0 2,7">
          <text:p/>
        </draw:polygon>
        <draw:polygon draw:style-name="gr50" draw:layer="layout" svg:width="0.013cm" svg:height="0.005cm" svg:x="8.671cm" svg:y="20.527cm" svg:viewBox="0 0 14 6" draw:points="14,0 0,0 1,6">
          <text:p/>
        </draw:polygon>
        <draw:polygon draw:style-name="gr50" draw:layer="layout" svg:width="0.014cm" svg:height="0.006cm" svg:x="8.672cm" svg:y="20.527cm" svg:viewBox="0 0 15 7" draw:points="13,0 0,6 15,7">
          <text:p/>
        </draw:polygon>
        <draw:polygon draw:style-name="gr50" draw:layer="layout" svg:width="0.014cm" svg:height="0.006cm" svg:x="8.672cm" svg:y="20.532cm" svg:viewBox="0 0 15 7" draw:points="15,1 0,0 1,7">
          <text:p/>
        </draw:polygon>
        <draw:polygon draw:style-name="gr51" draw:layer="layout" svg:width="0.013cm" svg:height="0.006cm" svg:x="8.658cm" svg:y="20.526cm" svg:viewBox="0 0 14 7" draw:points="14,1 0,0 1,7">
          <text:p/>
        </draw:polygon>
        <draw:polygon draw:style-name="gr51" draw:layer="layout" svg:width="0.014cm" svg:height="0.005cm" svg:x="8.644cm" svg:y="20.526cm" svg:viewBox="0 0 15 6" draw:points="15,0 0,0 1,6">
          <text:p/>
        </draw:polygon>
        <draw:polygon draw:style-name="gr51" draw:layer="layout" svg:width="0.014cm" svg:height="0.006cm" svg:x="8.645cm" svg:y="20.526cm" svg:viewBox="0 0 15 7" draw:points="14,0 0,6 15,7">
          <text:p/>
        </draw:polygon>
        <draw:polygon draw:style-name="gr51" draw:layer="layout" svg:width="0.014cm" svg:height="0.006cm" svg:x="8.645cm" svg:y="20.531cm" svg:viewBox="0 0 15 7" draw:points="15,1 0,0 1,7">
          <text:p/>
        </draw:polygon>
        <draw:polygon draw:style-name="gr51" draw:layer="layout" svg:width="0.013cm" svg:height="0.005cm" svg:x="8.659cm" svg:y="20.527cm" svg:viewBox="0 0 14 6" draw:points="13,0 0,6 14,6">
          <text:p/>
        </draw:polygon>
        <draw:polygon draw:style-name="gr51" draw:layer="layout" svg:width="0.014cm" svg:height="0.005cm" svg:x="8.646cm" svg:y="20.532cm" svg:viewBox="0 0 15 6" draw:points="14,0 0,6 15,6">
          <text:p/>
        </draw:polygon>
        <draw:polygon draw:style-name="gr51" draw:layer="layout" svg:width="0.013cm" svg:height="0.005cm" svg:x="8.659cm" svg:y="20.532cm" svg:viewBox="0 0 14 6" draw:points="0,0 1,6 14,0">
          <text:p/>
        </draw:polygon>
        <draw:polygon draw:style-name="gr50" draw:layer="layout" svg:width="0.013cm" svg:height="0.006cm" svg:x="8.66cm" svg:y="20.532cm" svg:viewBox="0 0 14 7" draw:points="13,0 0,6 14,7">
          <text:p/>
        </draw:polygon>
        <draw:polygon draw:style-name="gr50" draw:layer="layout" svg:width="0.013cm" svg:height="0.006cm" svg:x="8.66cm" svg:y="20.537cm" svg:viewBox="0 0 14 7" draw:points="14,1 0,0 1,7">
          <text:p/>
        </draw:polygon>
        <draw:polygon draw:style-name="gr50" draw:layer="layout" svg:width="0.014cm" svg:height="0.005cm" svg:x="8.646cm" svg:y="20.537cm" svg:viewBox="0 0 15 6" draw:points="15,0 0,0 1,6">
          <text:p/>
        </draw:polygon>
        <draw:polygon draw:style-name="gr50" draw:layer="layout" svg:width="0.014cm" svg:height="0.006cm" svg:x="8.647cm" svg:y="20.537cm" svg:viewBox="0 0 15 7" draw:points="14,0 0,6 15,7">
          <text:p/>
        </draw:polygon>
        <draw:polygon draw:style-name="gr50" draw:layer="layout" svg:width="0.014cm" svg:height="0.006cm" svg:x="8.647cm" svg:y="20.542cm" svg:viewBox="0 0 15 7" draw:points="15,1 0,0 1,7">
          <text:p/>
        </draw:polygon>
        <draw:polygon draw:style-name="gr50" draw:layer="layout" svg:width="0.013cm" svg:height="0.005cm" svg:x="8.686cm" svg:y="20.528cm" svg:viewBox="0 0 14 6" draw:points="13,0 0,6 14,6">
          <text:p/>
        </draw:polygon>
        <draw:polygon draw:style-name="gr50" draw:layer="layout" svg:width="0.014cm" svg:height="0.005cm" svg:x="8.673cm" svg:y="20.533cm" svg:viewBox="0 0 15 6" draw:points="14,0 0,6 15,6">
          <text:p/>
        </draw:polygon>
        <draw:polygon draw:style-name="gr50" draw:layer="layout" svg:width="0.013cm" svg:height="0.005cm" svg:x="8.686cm" svg:y="20.533cm" svg:viewBox="0 0 14 6" draw:points="0,0 1,6 14,0">
          <text:p/>
        </draw:polygon>
        <draw:polygon draw:style-name="gr49" draw:layer="layout" svg:width="0.013cm" svg:height="0.006cm" svg:x="8.687cm" svg:y="20.533cm" svg:viewBox="0 0 14 7" draw:points="13,0 0,6 14,7">
          <text:p/>
        </draw:polygon>
        <draw:polygon draw:style-name="gr50" draw:layer="layout" svg:width="0.013cm" svg:height="0.005cm" svg:x="8.661cm" svg:y="20.538cm" svg:viewBox="0 0 14 6" draw:points="13,0 0,6 14,6">
          <text:p/>
        </draw:polygon>
        <draw:polygon draw:style-name="gr50" draw:layer="layout" svg:width="0.014cm" svg:height="0.005cm" svg:x="8.648cm" svg:y="20.543cm" svg:viewBox="0 0 15 6" draw:points="14,0 0,6 15,6">
          <text:p/>
        </draw:polygon>
        <draw:polygon draw:style-name="gr50" draw:layer="layout" svg:width="0.013cm" svg:height="0.005cm" svg:x="8.661cm" svg:y="20.543cm" svg:viewBox="0 0 14 6" draw:points="0,0 1,6 14,0">
          <text:p/>
        </draw:polygon>
        <draw:polygon draw:style-name="gr49" draw:layer="layout" svg:width="0.013cm" svg:height="0.006cm" svg:x="8.662cm" svg:y="20.543cm" svg:viewBox="0 0 14 7" draw:points="13,0 0,6 14,7">
          <text:p/>
        </draw:polygon>
        <draw:polygon draw:style-name="gr50" draw:layer="layout" svg:width="0.014cm" svg:height="0.005cm" svg:x="8.673cm" svg:y="20.538cm" svg:viewBox="0 0 15 6" draw:points="0,0 1,6 15,0">
          <text:p/>
        </draw:polygon>
        <draw:polygon draw:style-name="gr49" draw:layer="layout" svg:width="0.014cm" svg:height="0.006cm" svg:x="8.674cm" svg:y="20.543cm" svg:viewBox="0 0 15 7" draw:points="0,0 1,7 15,1">
          <text:p/>
        </draw:polygon>
        <draw:polygon draw:style-name="gr49" draw:layer="layout" svg:width="0.014cm" svg:height="0.006cm" svg:x="8.674cm" svg:y="20.538cm" svg:viewBox="0 0 15 7" draw:points="0,6 15,7 14,0">
          <text:p/>
        </draw:polygon>
        <draw:polygon draw:style-name="gr49" draw:layer="layout" svg:width="0.013cm" svg:height="0.006cm" svg:x="8.687cm" svg:y="20.538cm" svg:viewBox="0 0 14 7" draw:points="0,0 1,7 14,1">
          <text:p/>
        </draw:polygon>
        <draw:polygon draw:style-name="gr49" draw:layer="layout" svg:width="0.013cm" svg:height="0.005cm" svg:x="8.688cm" svg:y="20.539cm" svg:viewBox="0 0 14 6" draw:points="13,0 0,6 14,6">
          <text:p/>
        </draw:polygon>
        <draw:polygon draw:style-name="gr49" draw:layer="layout" svg:width="0.014cm" svg:height="0.005cm" svg:x="8.675cm" svg:y="20.544cm" svg:viewBox="0 0 15 6" draw:points="14,0 0,6 15,6">
          <text:p/>
        </draw:polygon>
        <draw:polygon draw:style-name="gr49" draw:layer="layout" svg:width="0.013cm" svg:height="0.005cm" svg:x="8.688cm" svg:y="20.544cm" svg:viewBox="0 0 14 6" draw:points="0,0 1,6 14,0">
          <text:p/>
        </draw:polygon>
        <draw:polygon draw:style-name="gr48" draw:layer="layout" svg:width="0.013cm" svg:height="0.007cm" svg:x="8.689cm" svg:y="20.544cm" svg:viewBox="0 0 14 8" draw:points="13,0 0,6 14,8">
          <text:p/>
        </draw:polygon>
        <draw:polygon draw:style-name="gr48" draw:layer="layout" svg:width="0.013cm" svg:height="0.007cm" svg:x="8.689cm" svg:y="20.549cm" svg:viewBox="0 0 14 8" draw:points="14,2 0,0 1,8">
          <text:p/>
        </draw:polygon>
        <draw:polygon draw:style-name="gr48" draw:layer="layout" svg:width="0.014cm" svg:height="0.005cm" svg:x="8.675cm" svg:y="20.549cm" svg:viewBox="0 0 15 6" draw:points="15,0 0,0 1,6">
          <text:p/>
        </draw:polygon>
        <draw:polygon draw:style-name="gr48" draw:layer="layout" svg:width="0.014cm" svg:height="0.007cm" svg:x="8.676cm" svg:y="20.549cm" svg:viewBox="0 0 15 8" draw:points="14,0 0,6 15,8">
          <text:p/>
        </draw:polygon>
        <draw:polygon draw:style-name="gr48" draw:layer="layout" svg:width="0.014cm" svg:height="0.007cm" svg:x="8.676cm" svg:y="20.554cm" svg:viewBox="0 0 15 8" draw:points="15,2 0,0 1,8">
          <text:p/>
        </draw:polygon>
        <draw:polygon draw:style-name="gr49" draw:layer="layout" svg:width="0.013cm" svg:height="0.006cm" svg:x="8.662cm" svg:y="20.548cm" svg:viewBox="0 0 14 7" draw:points="14,1 0,0 1,7">
          <text:p/>
        </draw:polygon>
        <draw:polygon draw:style-name="gr49" draw:layer="layout" svg:width="0.014cm" svg:height="0.005cm" svg:x="8.648cm" svg:y="20.548cm" svg:viewBox="0 0 15 6" draw:points="15,0 0,0 1,6">
          <text:p/>
        </draw:polygon>
        <draw:polygon draw:style-name="gr49" draw:layer="layout" svg:width="0.014cm" svg:height="0.006cm" svg:x="8.649cm" svg:y="20.548cm" svg:viewBox="0 0 15 7" draw:points="14,0 0,6 15,7">
          <text:p/>
        </draw:polygon>
        <draw:polygon draw:style-name="gr49" draw:layer="layout" svg:width="0.014cm" svg:height="0.006cm" svg:x="8.649cm" svg:y="20.553cm" svg:viewBox="0 0 15 7" draw:points="15,1 0,0 1,7">
          <text:p/>
        </draw:polygon>
        <draw:polygon draw:style-name="gr49" draw:layer="layout" svg:width="0.013cm" svg:height="0.005cm" svg:x="8.663cm" svg:y="20.549cm" svg:viewBox="0 0 14 6" draw:points="13,0 0,6 14,6">
          <text:p/>
        </draw:polygon>
        <draw:polygon draw:style-name="gr49" draw:layer="layout" svg:width="0.014cm" svg:height="0.005cm" svg:x="8.65cm" svg:y="20.554cm" svg:viewBox="0 0 15 6" draw:points="14,0 0,6 15,6">
          <text:p/>
        </draw:polygon>
        <draw:polygon draw:style-name="gr49" draw:layer="layout" svg:width="0.013cm" svg:height="0.005cm" svg:x="8.663cm" svg:y="20.554cm" svg:viewBox="0 0 14 6" draw:points="0,0 1,6 14,0">
          <text:p/>
        </draw:polygon>
        <draw:polygon draw:style-name="gr48" draw:layer="layout" svg:width="0.013cm" svg:height="0.007cm" svg:x="8.664cm" svg:y="20.554cm" svg:viewBox="0 0 14 8" draw:points="13,0 0,6 14,8">
          <text:p/>
        </draw:polygon>
        <draw:polygon draw:style-name="gr48" draw:layer="layout" svg:width="0.013cm" svg:height="0.007cm" svg:x="8.664cm" svg:y="20.559cm" svg:viewBox="0 0 14 8" draw:points="14,2 0,0 1,8">
          <text:p/>
        </draw:polygon>
        <draw:polygon draw:style-name="gr48" draw:layer="layout" svg:width="0.014cm" svg:height="0.005cm" svg:x="8.65cm" svg:y="20.559cm" svg:viewBox="0 0 15 6" draw:points="15,0 0,0 1,6">
          <text:p/>
        </draw:polygon>
        <draw:polygon draw:style-name="gr48" draw:layer="layout" svg:width="0.014cm" svg:height="0.007cm" svg:x="8.651cm" svg:y="20.559cm" svg:viewBox="0 0 15 8" draw:points="14,0 0,6 15,8">
          <text:p/>
        </draw:polygon>
        <draw:polygon draw:style-name="gr48" draw:layer="layout" svg:width="0.014cm" svg:height="0.007cm" svg:x="8.651cm" svg:y="20.564cm" svg:viewBox="0 0 15 8" draw:points="15,2 0,0 1,8">
          <text:p/>
        </draw:polygon>
        <draw:polygon draw:style-name="gr48" draw:layer="layout" svg:width="0.013cm" svg:height="0.005cm" svg:x="8.739cm" svg:y="20.53cm" svg:viewBox="0 0 14 6" draw:points="13,0 0,6 14,6">
          <text:p/>
        </draw:polygon>
        <draw:polygon draw:style-name="gr48" draw:layer="layout" svg:width="0.013cm" svg:height="0.005cm" svg:x="8.727cm" svg:y="20.535cm" svg:viewBox="0 0 14 6" draw:points="13,0 0,6 14,6">
          <text:p/>
        </draw:polygon>
        <draw:polygon draw:style-name="gr48" draw:layer="layout" svg:width="0.013cm" svg:height="0.005cm" svg:x="8.739cm" svg:y="20.535cm" svg:viewBox="0 0 14 6" draw:points="0,0 1,6 14,0">
          <text:p/>
        </draw:polygon>
        <draw:polygon draw:style-name="gr47" draw:layer="layout" svg:width="0.013cm" svg:height="0.006cm" svg:x="8.74cm" svg:y="20.535cm" svg:viewBox="0 0 14 7" draw:points="13,0 0,6 14,7">
          <text:p/>
        </draw:polygon>
        <draw:polygon draw:style-name="gr48" draw:layer="layout" svg:width="0.014cm" svg:height="0.005cm" svg:x="8.714cm" svg:y="20.54cm" svg:viewBox="0 0 15 6" draw:points="14,0 0,6 15,6">
          <text:p/>
        </draw:polygon>
        <draw:polygon draw:style-name="gr48" draw:layer="layout" svg:width="0.013cm" svg:height="0.005cm" svg:x="8.702cm" svg:y="20.545cm" svg:viewBox="0 0 14 6" draw:points="13,0 0,6 14,6">
          <text:p/>
        </draw:polygon>
        <draw:polygon draw:style-name="gr48" draw:layer="layout" svg:width="0.014cm" svg:height="0.005cm" svg:x="8.714cm" svg:y="20.545cm" svg:viewBox="0 0 15 6" draw:points="0,0 1,6 15,0">
          <text:p/>
        </draw:polygon>
        <draw:polygon draw:style-name="gr47" draw:layer="layout" svg:width="0.014cm" svg:height="0.006cm" svg:x="8.715cm" svg:y="20.545cm" svg:viewBox="0 0 15 7" draw:points="14,0 0,6 15,7">
          <text:p/>
        </draw:polygon>
        <draw:polygon draw:style-name="gr48" draw:layer="layout" svg:width="0.013cm" svg:height="0.005cm" svg:x="8.727cm" svg:y="20.54cm" svg:viewBox="0 0 14 6" draw:points="0,0 1,6 14,0">
          <text:p/>
        </draw:polygon>
        <draw:polygon draw:style-name="gr47" draw:layer="layout" svg:width="0.013cm" svg:height="0.006cm" svg:x="8.728cm" svg:y="20.545cm" svg:viewBox="0 0 14 7" draw:points="0,0 1,7 14,1">
          <text:p/>
        </draw:polygon>
        <draw:polygon draw:style-name="gr47" draw:layer="layout" svg:width="0.013cm" svg:height="0.006cm" svg:x="8.728cm" svg:y="20.54cm" svg:viewBox="0 0 14 7" draw:points="0,6 14,7 13,0">
          <text:p/>
        </draw:polygon>
        <draw:polygon draw:style-name="gr47" draw:layer="layout" svg:width="0.013cm" svg:height="0.006cm" svg:x="8.74cm" svg:y="20.54cm" svg:viewBox="0 0 14 7" draw:points="0,0 1,7 14,1">
          <text:p/>
        </draw:polygon>
        <draw:polygon draw:style-name="gr46" draw:layer="layout" svg:width="0.013cm" svg:height="0.005cm" svg:x="8.741cm" svg:y="20.541cm" svg:viewBox="0 0 14 6" draw:points="13,0 0,6 14,6">
          <text:p/>
        </draw:polygon>
        <draw:polygon draw:style-name="gr46" draw:layer="layout" svg:width="0.013cm" svg:height="0.005cm" svg:x="8.729cm" svg:y="20.546cm" svg:viewBox="0 0 14 6" draw:points="13,0 0,6 14,6">
          <text:p/>
        </draw:polygon>
        <draw:polygon draw:style-name="gr46" draw:layer="layout" svg:width="0.013cm" svg:height="0.005cm" svg:x="8.741cm" svg:y="20.546cm" svg:viewBox="0 0 14 6" draw:points="0,0 1,6 14,0">
          <text:p/>
        </draw:polygon>
        <draw:polygon draw:style-name="gr46" draw:layer="layout" svg:width="0.013cm" svg:height="0.005cm" svg:x="8.742cm" svg:y="20.546cm" svg:viewBox="0 0 14 6" draw:points="13,0 0,6 14,6">
          <text:p/>
        </draw:polygon>
        <draw:polygon draw:style-name="gr48" draw:layer="layout" svg:width="0.013cm" svg:height="0.005cm" svg:x="8.69cm" svg:y="20.55cm" svg:viewBox="0 0 14 6" draw:points="13,0 0,6 14,6">
          <text:p/>
        </draw:polygon>
        <draw:polygon draw:style-name="gr48" draw:layer="layout" svg:width="0.014cm" svg:height="0.005cm" svg:x="8.677cm" svg:y="20.555cm" svg:viewBox="0 0 15 6" draw:points="14,0 0,6 15,6">
          <text:p/>
        </draw:polygon>
        <draw:polygon draw:style-name="gr48" draw:layer="layout" svg:width="0.013cm" svg:height="0.005cm" svg:x="8.69cm" svg:y="20.555cm" svg:viewBox="0 0 14 6" draw:points="0,0 1,6 14,0">
          <text:p/>
        </draw:polygon>
        <draw:polygon draw:style-name="gr47" draw:layer="layout" svg:width="0.013cm" svg:height="0.005cm" svg:x="8.691cm" svg:y="20.555cm" svg:viewBox="0 0 14 6" draw:points="13,0 0,6 14,6">
          <text:p/>
        </draw:polygon>
        <draw:polygon draw:style-name="gr48" draw:layer="layout" svg:width="0.013cm" svg:height="0.005cm" svg:x="8.665cm" svg:y="20.56cm" svg:viewBox="0 0 14 6" draw:points="13,0 0,6 14,6">
          <text:p/>
        </draw:polygon>
        <draw:polygon draw:style-name="gr48" draw:layer="layout" svg:width="0.014cm" svg:height="0.005cm" svg:x="8.652cm" svg:y="20.565cm" svg:viewBox="0 0 15 6" draw:points="14,0 0,6 15,6">
          <text:p/>
        </draw:polygon>
        <draw:polygon draw:style-name="gr48" draw:layer="layout" svg:width="0.013cm" svg:height="0.005cm" svg:x="8.665cm" svg:y="20.565cm" svg:viewBox="0 0 14 6" draw:points="0,0 1,6 14,0">
          <text:p/>
        </draw:polygon>
        <draw:polygon draw:style-name="gr47" draw:layer="layout" svg:width="0.013cm" svg:height="0.005cm" svg:x="8.666cm" svg:y="20.565cm" svg:viewBox="0 0 14 6" draw:points="13,0 0,6 14,6">
          <text:p/>
        </draw:polygon>
        <draw:polygon draw:style-name="gr48" draw:layer="layout" svg:width="0.014cm" svg:height="0.005cm" svg:x="8.677cm" svg:y="20.56cm" svg:viewBox="0 0 15 6" draw:points="0,0 1,6 15,0">
          <text:p/>
        </draw:polygon>
        <draw:polygon draw:style-name="gr47" draw:layer="layout" svg:width="0.014cm" svg:height="0.005cm" svg:x="8.678cm" svg:y="20.565cm" svg:viewBox="0 0 15 6" draw:points="0,0 1,6 15,0">
          <text:p/>
        </draw:polygon>
        <draw:polygon draw:style-name="gr47" draw:layer="layout" svg:width="0.014cm" svg:height="0.005cm" svg:x="8.678cm" svg:y="20.56cm" svg:viewBox="0 0 15 6" draw:points="0,6 15,6 14,0">
          <text:p/>
        </draw:polygon>
        <draw:polygon draw:style-name="gr47" draw:layer="layout" svg:width="0.013cm" svg:height="0.005cm" svg:x="8.691cm" svg:y="20.56cm" svg:viewBox="0 0 14 6" draw:points="0,0 1,6 14,0">
          <text:p/>
        </draw:polygon>
        <draw:polygon draw:style-name="gr46" draw:layer="layout" svg:width="0.013cm" svg:height="0.006cm" svg:x="8.692cm" svg:y="20.56cm" svg:viewBox="0 0 14 7" draw:points="13,0 0,6 14,7">
          <text:p/>
        </draw:polygon>
        <draw:polygon draw:style-name="gr46" draw:layer="layout" svg:width="0.015cm" svg:height="0.006cm" svg:x="8.679cm" svg:y="20.565cm" svg:viewBox="0 0 16 7" draw:points="14,0 0,6 16,7">
          <text:p/>
        </draw:polygon>
        <draw:polygon draw:style-name="gr46" draw:layer="layout" svg:width="0.013cm" svg:height="0.006cm" svg:x="8.692cm" svg:y="20.565cm" svg:viewBox="0 0 14 7" draw:points="0,0 2,7 14,1">
          <text:p/>
        </draw:polygon>
        <draw:polygon draw:style-name="gr46" draw:layer="layout" svg:width="0.013cm" svg:height="0.005cm" svg:x="8.693cm" svg:y="20.566cm" svg:viewBox="0 0 14 6" draw:points="12,0 0,6 14,6">
          <text:p/>
        </draw:polygon>
        <draw:polygon draw:style-name="gr48" draw:layer="layout" svg:width="0.013cm" svg:height="0.005cm" svg:x="8.702cm" svg:y="20.55cm" svg:viewBox="0 0 14 6" draw:points="0,0 1,6 14,0">
          <text:p/>
        </draw:polygon>
        <draw:polygon draw:style-name="gr47" draw:layer="layout" svg:width="0.013cm" svg:height="0.005cm" svg:x="8.703cm" svg:y="20.555cm" svg:viewBox="0 0 14 6" draw:points="0,0 1,6 14,1">
          <text:p/>
        </draw:polygon>
        <draw:polygon draw:style-name="gr47" draw:layer="layout" svg:width="0.013cm" svg:height="0.006cm" svg:x="8.703cm" svg:y="20.55cm" svg:viewBox="0 0 14 7" draw:points="0,6 14,7 13,0">
          <text:p/>
        </draw:polygon>
        <draw:polygon draw:style-name="gr47" draw:layer="layout" svg:width="0.014cm" svg:height="0.006cm" svg:x="8.715cm" svg:y="20.55cm" svg:viewBox="0 0 15 7" draw:points="0,0 1,7 15,1">
          <text:p/>
        </draw:polygon>
        <draw:polygon draw:style-name="gr46" draw:layer="layout" svg:width="0.013cm" svg:height="0.006cm" svg:x="8.704cm" svg:y="20.56cm" svg:viewBox="0 0 14 7" draw:points="0,0 1,7 14,1">
          <text:p/>
        </draw:polygon>
        <draw:polygon draw:style-name="gr46" draw:layer="layout" svg:width="0.013cm" svg:height="0.005cm" svg:x="8.705cm" svg:y="20.566cm" svg:viewBox="0 0 14 6" draw:points="0,0 2,6 14,0">
          <text:p/>
        </draw:polygon>
        <draw:polygon draw:style-name="gr46" draw:layer="layout" svg:width="0.013cm" svg:height="0.005cm" svg:x="8.705cm" svg:y="20.561cm" svg:viewBox="0 0 14 6" draw:points="0,6 14,6 13,0">
          <text:p/>
        </draw:polygon>
        <draw:polygon draw:style-name="gr46" draw:layer="layout" svg:width="0.014cm" svg:height="0.005cm" svg:x="8.717cm" svg:y="20.561cm" svg:viewBox="0 0 15 6" draw:points="0,0 1,6 15,0">
          <text:p/>
        </draw:polygon>
        <draw:polygon draw:style-name="gr46" draw:layer="layout" svg:width="0.013cm" svg:height="0.005cm" svg:x="8.704cm" svg:y="20.556cm" svg:viewBox="0 0 14 6" draw:points="0,5 14,6 13,0">
          <text:p/>
        </draw:polygon>
        <draw:polygon draw:style-name="gr46" draw:layer="layout" svg:width="0.014cm" svg:height="0.005cm" svg:x="8.717cm" svg:y="20.556cm" svg:viewBox="0 0 15 6" draw:points="0,6 15,6 14,0">
          <text:p/>
        </draw:polygon>
        <draw:polygon draw:style-name="gr46" draw:layer="layout" svg:width="0.014cm" svg:height="0.005cm" svg:x="8.716cm" svg:y="20.556cm" svg:viewBox="0 0 15 6" draw:points="1,6 15,0 0,0">
          <text:p/>
        </draw:polygon>
        <draw:polygon draw:style-name="gr46" draw:layer="layout" svg:width="0.014cm" svg:height="0.005cm" svg:x="8.716cm" svg:y="20.551cm" svg:viewBox="0 0 15 6" draw:points="0,6 15,6 14,0">
          <text:p/>
        </draw:polygon>
        <draw:polygon draw:style-name="gr46" draw:layer="layout" svg:width="0.013cm" svg:height="0.005cm" svg:x="8.729cm" svg:y="20.551cm" svg:viewBox="0 0 14 6" draw:points="0,0 1,6 14,0">
          <text:p/>
        </draw:polygon>
        <draw:polygon draw:style-name="gr46" draw:layer="layout" svg:width="0.013cm" svg:height="0.005cm" svg:x="8.73cm" svg:y="20.556cm" svg:viewBox="0 0 14 6" draw:points="0,0 1,6 14,0">
          <text:p/>
        </draw:polygon>
        <draw:polygon draw:style-name="gr46" draw:layer="layout" svg:width="0.013cm" svg:height="0.005cm" svg:x="8.73cm" svg:y="20.551cm" svg:viewBox="0 0 14 6" draw:points="0,6 14,6 13,0">
          <text:p/>
        </draw:polygon>
        <draw:polygon draw:style-name="gr46" draw:layer="layout" svg:width="0.013cm" svg:height="0.005cm" svg:x="8.742cm" svg:y="20.551cm" svg:viewBox="0 0 14 6" draw:points="0,0 1,6 14,0">
          <text:p/>
        </draw:polygon>
        <draw:polygon draw:style-name="gr45" draw:layer="layout" svg:width="0.013cm" svg:height="0.006cm" svg:x="8.743cm" svg:y="20.551cm" svg:viewBox="0 0 14 7" draw:points="13,0 0,6 14,7">
          <text:p/>
        </draw:polygon>
        <draw:polygon draw:style-name="gr45" draw:layer="layout" svg:width="0.013cm" svg:height="0.006cm" svg:x="8.731cm" svg:y="20.556cm" svg:viewBox="0 0 14 7" draw:points="13,0 0,6 14,7">
          <text:p/>
        </draw:polygon>
        <draw:polygon draw:style-name="gr45" draw:layer="layout" svg:width="0.013cm" svg:height="0.006cm" svg:x="8.743cm" svg:y="20.556cm" svg:viewBox="0 0 14 7" draw:points="0,0 1,7 14,1">
          <text:p/>
        </draw:polygon>
        <draw:polygon draw:style-name="gr45" draw:layer="layout" svg:width="0.015cm" svg:height="0.005cm" svg:x="8.744cm" svg:y="20.557cm" svg:viewBox="0 0 16 6" draw:points="13,0 0,6 16,6">
          <text:p/>
        </draw:polygon>
        <draw:polygon draw:style-name="gr45" draw:layer="layout" svg:width="0.015cm" svg:height="0.006cm" svg:x="8.718cm" svg:y="20.561cm" svg:viewBox="0 0 16 7" draw:points="14,0 0,6 16,7">
          <text:p/>
        </draw:polygon>
        <draw:polygon draw:style-name="gr45" draw:layer="layout" svg:width="0.013cm" svg:height="0.006cm" svg:x="8.706cm" svg:y="20.566cm" svg:viewBox="0 0 14 7" draw:points="12,0 0,6 14,7">
          <text:p/>
        </draw:polygon>
        <draw:polygon draw:style-name="gr45" draw:layer="layout" svg:width="0.015cm" svg:height="0.006cm" svg:x="8.718cm" svg:y="20.566cm" svg:viewBox="0 0 16 7" draw:points="0,0 2,7 16,1">
          <text:p/>
        </draw:polygon>
        <draw:polygon draw:style-name="gr45" draw:layer="layout" svg:width="0.014cm" svg:height="0.005cm" svg:x="8.719cm" svg:y="20.567cm" svg:viewBox="0 0 15 6" draw:points="14,0 0,6 15,6">
          <text:p/>
        </draw:polygon>
        <draw:polygon draw:style-name="gr45" draw:layer="layout" svg:width="0.013cm" svg:height="0.006cm" svg:x="8.731cm" svg:y="20.561cm" svg:viewBox="0 0 14 7" draw:points="0,0 2,7 14,1">
          <text:p/>
        </draw:polygon>
        <draw:polygon draw:style-name="gr45" draw:layer="layout" svg:width="0.013cm" svg:height="0.005cm" svg:x="8.732cm" svg:y="20.567cm" svg:viewBox="0 0 14 6" draw:points="0,0 1,6 14,0">
          <text:p/>
        </draw:polygon>
        <draw:polygon draw:style-name="gr45" draw:layer="layout" svg:width="0.013cm" svg:height="0.005cm" svg:x="8.732cm" svg:y="20.562cm" svg:viewBox="0 0 14 6" draw:points="0,6 14,6 12,0">
          <text:p/>
        </draw:polygon>
        <draw:polygon draw:style-name="gr45" draw:layer="layout" svg:width="0.015cm" svg:height="0.005cm" svg:x="8.744cm" svg:y="20.562cm" svg:viewBox="0 0 16 6" draw:points="0,0 2,6 16,0">
          <text:p/>
        </draw:polygon>
        <draw:polygon draw:style-name="gr44" draw:layer="layout" svg:width="0.014cm" svg:height="0.006cm" svg:x="8.745cm" svg:y="20.562cm" svg:viewBox="0 0 15 7" draw:points="14,0 0,6 15,7">
          <text:p/>
        </draw:polygon>
        <draw:polygon draw:style-name="gr44" draw:layer="layout" svg:width="0.013cm" svg:height="0.006cm" svg:x="8.733cm" svg:y="20.567cm" svg:viewBox="0 0 14 7" draw:points="13,0 0,6 14,7">
          <text:p/>
        </draw:polygon>
        <draw:polygon draw:style-name="gr44" draw:layer="layout" svg:width="0.014cm" svg:height="0.006cm" svg:x="8.745cm" svg:y="20.567cm" svg:viewBox="0 0 15 7" draw:points="0,0 1,7 15,1">
          <text:p/>
        </draw:polygon>
        <draw:polygon draw:style-name="gr44" draw:layer="layout" svg:width="0.014cm" svg:height="0.005cm" svg:x="8.746cm" svg:y="20.568cm" svg:viewBox="0 0 15 6" draw:points="14,0 0,6 15,6">
          <text:p/>
        </draw:polygon>
        <draw:polygon draw:style-name="gr43" draw:layer="layout" svg:width="0.014cm" svg:height="0.005cm" svg:x="8.746cm" svg:y="20.573cm" svg:viewBox="0 0 15 6" draw:points="15,0 0,0 1,6">
          <text:p/>
        </draw:polygon>
        <draw:polygon draw:style-name="gr44" draw:layer="layout" svg:width="0.013cm" svg:height="0.006cm" svg:x="8.733cm" svg:y="20.572cm" svg:viewBox="0 0 14 7" draw:points="14,1 0,0 1,7">
          <text:p/>
        </draw:polygon>
        <draw:polygon draw:style-name="gr44" draw:layer="layout" svg:width="0.013cm" svg:height="0.005cm" svg:x="8.734cm" svg:y="20.573cm" svg:viewBox="0 0 14 6" draw:points="13,0 0,6 14,6">
          <text:p/>
        </draw:polygon>
        <draw:polygon draw:style-name="gr43" draw:layer="layout" svg:width="0.013cm" svg:height="0.005cm" svg:x="8.734cm" svg:y="20.578cm" svg:viewBox="0 0 14 6" draw:points="14,0 0,0 1,6">
          <text:p/>
        </draw:polygon>
        <draw:polygon draw:style-name="gr44" draw:layer="layout" svg:width="0.014cm" svg:height="0.005cm" svg:x="8.719cm" svg:y="20.572cm" svg:viewBox="0 0 15 6" draw:points="15,0 0,0 1,6">
          <text:p/>
        </draw:polygon>
        <draw:polygon draw:style-name="gr45" draw:layer="layout" svg:width="0.013cm" svg:height="0.006cm" svg:x="8.706cm" svg:y="20.571cm" svg:viewBox="0 0 14 7" draw:points="14,1 0,0 1,7">
          <text:p/>
        </draw:polygon>
        <draw:polygon draw:style-name="gr45" draw:layer="layout" svg:width="0.013cm" svg:height="0.005cm" svg:x="8.707cm" svg:y="20.572cm" svg:viewBox="0 0 14 6" draw:points="13,0 0,6 14,6">
          <text:p/>
        </draw:polygon>
        <draw:polygon draw:style-name="gr44" draw:layer="layout" svg:width="0.013cm" svg:height="0.005cm" svg:x="8.707cm" svg:y="20.577cm" svg:viewBox="0 0 14 6" draw:points="14,0 0,0 1,6">
          <text:p/>
        </draw:polygon>
        <draw:polygon draw:style-name="gr44" draw:layer="layout" svg:width="0.014cm" svg:height="0.006cm" svg:x="8.72cm" svg:y="20.572cm" svg:viewBox="0 0 15 7" draw:points="14,0 0,6 15,7">
          <text:p/>
        </draw:polygon>
        <draw:polygon draw:style-name="gr44" draw:layer="layout" svg:width="0.013cm" svg:height="0.006cm" svg:x="8.708cm" svg:y="20.577cm" svg:viewBox="0 0 14 7" draw:points="13,0 0,6 14,7">
          <text:p/>
        </draw:polygon>
        <draw:polygon draw:style-name="gr44" draw:layer="layout" svg:width="0.014cm" svg:height="0.006cm" svg:x="8.72cm" svg:y="20.577cm" svg:viewBox="0 0 15 7" draw:points="0,0 1,7 15,1">
          <text:p/>
        </draw:polygon>
        <draw:polygon draw:style-name="gr44" draw:layer="layout" svg:width="0.014cm" svg:height="0.005cm" svg:x="8.721cm" svg:y="20.578cm" svg:viewBox="0 0 15 6" draw:points="14,0 0,6 15,6">
          <text:p/>
        </draw:polygon>
        <draw:polygon draw:style-name="gr43" draw:layer="layout" svg:width="0.014cm" svg:height="0.005cm" svg:x="8.721cm" svg:y="20.583cm" svg:viewBox="0 0 15 6" draw:points="15,0 0,0 1,6">
          <text:p/>
        </draw:polygon>
        <draw:polygon draw:style-name="gr44" draw:layer="layout" svg:width="0.013cm" svg:height="0.006cm" svg:x="8.708cm" svg:y="20.582cm" svg:viewBox="0 0 14 7" draw:points="14,1 0,0 1,7">
          <text:p/>
        </draw:polygon>
        <draw:polygon draw:style-name="gr44" draw:layer="layout" svg:width="0.013cm" svg:height="0.005cm" svg:x="8.709cm" svg:y="20.583cm" svg:viewBox="0 0 14 6" draw:points="13,0 0,6 14,6">
          <text:p/>
        </draw:polygon>
        <draw:polygon draw:style-name="gr43" draw:layer="layout" svg:width="0.013cm" svg:height="0.005cm" svg:x="8.709cm" svg:y="20.588cm" svg:viewBox="0 0 14 6" draw:points="14,0 0,0 1,6">
          <text:p/>
        </draw:polygon>
        <draw:polygon draw:style-name="gr45" draw:layer="layout" svg:width="0.013cm" svg:height="0.005cm" svg:x="8.693cm" svg:y="20.571cm" svg:viewBox="0 0 14 6" draw:points="14,0 0,0 1,6">
          <text:p/>
        </draw:polygon>
        <draw:polygon draw:style-name="gr46" draw:layer="layout" svg:width="0.015cm" svg:height="0.006cm" svg:x="8.679cm" svg:y="20.57cm" svg:viewBox="0 0 16 7" draw:points="16,1 0,0 2,7">
          <text:p/>
        </draw:polygon>
        <draw:polygon draw:style-name="gr46" draw:layer="layout" svg:width="0.014cm" svg:height="0.005cm" svg:x="8.68cm" svg:y="20.571cm" svg:viewBox="0 0 15 6" draw:points="14,0 0,6 15,6">
          <text:p/>
        </draw:polygon>
        <draw:polygon draw:style-name="gr45" draw:layer="layout" svg:width="0.014cm" svg:height="0.005cm" svg:x="8.68cm" svg:y="20.576cm" svg:viewBox="0 0 15 6" draw:points="15,0 0,0 1,6">
          <text:p/>
        </draw:polygon>
        <draw:polygon draw:style-name="gr46" draw:layer="layout" svg:width="0.013cm" svg:height="0.005cm" svg:x="8.666cm" svg:y="20.57cm" svg:viewBox="0 0 14 6" draw:points="14,0 0,0 2,6">
          <text:p/>
        </draw:polygon>
        <draw:polygon draw:style-name="gr47" draw:layer="layout" svg:width="0.014cm" svg:height="0.005cm" svg:x="8.652cm" svg:y="20.57cm" svg:viewBox="0 0 15 6" draw:points="15,0 0,0 3,6">
          <text:p/>
        </draw:polygon>
        <draw:polygon draw:style-name="gr47" draw:layer="layout" svg:width="0.013cm" svg:height="0.005cm" svg:x="8.654cm" svg:y="20.57cm" svg:viewBox="0 0 14 6" draw:points="12,0 0,6 14,6">
          <text:p/>
        </draw:polygon>
        <draw:polygon draw:style-name="gr46" draw:layer="layout" svg:width="0.013cm" svg:height="0.005cm" svg:x="8.654cm" svg:y="20.575cm" svg:viewBox="0 0 14 6" draw:points="14,0 0,0 1,6">
          <text:p/>
        </draw:polygon>
        <draw:polygon draw:style-name="gr46" draw:layer="layout" svg:width="0.013cm" svg:height="0.006cm" svg:x="8.667cm" svg:y="20.57cm" svg:viewBox="0 0 14 7" draw:points="12,0 0,6 14,7">
          <text:p/>
        </draw:polygon>
        <draw:polygon draw:style-name="gr46" draw:layer="layout" svg:width="0.013cm" svg:height="0.006cm" svg:x="8.655cm" svg:y="20.575cm" svg:viewBox="0 0 14 7" draw:points="13,0 0,6 14,7">
          <text:p/>
        </draw:polygon>
        <draw:polygon draw:style-name="gr46" draw:layer="layout" svg:width="0.013cm" svg:height="0.006cm" svg:x="8.667cm" svg:y="20.575cm" svg:viewBox="0 0 14 7" draw:points="0,0 1,7 14,1">
          <text:p/>
        </draw:polygon>
        <draw:polygon draw:style-name="gr46" draw:layer="layout" svg:width="0.013cm" svg:height="0.005cm" svg:x="8.668cm" svg:y="20.576cm" svg:viewBox="0 0 14 6" draw:points="13,0 0,6 14,6">
          <text:p/>
        </draw:polygon>
        <draw:polygon draw:style-name="gr45" draw:layer="layout" svg:width="0.013cm" svg:height="0.005cm" svg:x="8.668cm" svg:y="20.581cm" svg:viewBox="0 0 14 6" draw:points="14,0 0,0 1,6">
          <text:p/>
        </draw:polygon>
        <draw:polygon draw:style-name="gr46" draw:layer="layout" svg:width="0.013cm" svg:height="0.006cm" svg:x="8.655cm" svg:y="20.58cm" svg:viewBox="0 0 14 7" draw:points="14,1 0,0 1,7">
          <text:p/>
        </draw:polygon>
        <draw:polygon draw:style-name="gr46" draw:layer="layout" svg:width="0.013cm" svg:height="0.005cm" svg:x="8.656cm" svg:y="20.581cm" svg:viewBox="0 0 14 6" draw:points="13,0 0,6 14,6">
          <text:p/>
        </draw:polygon>
        <draw:polygon draw:style-name="gr45" draw:layer="layout" svg:width="0.013cm" svg:height="0.005cm" svg:x="8.656cm" svg:y="20.586cm" svg:viewBox="0 0 14 6" draw:points="14,0 0,0 1,6">
          <text:p/>
        </draw:polygon>
        <draw:polygon draw:style-name="gr45" draw:layer="layout" svg:width="0.013cm" svg:height="0.006cm" svg:x="8.694cm" svg:y="20.571cm" svg:viewBox="0 0 14 7" draw:points="13,0 0,6 14,7">
          <text:p/>
        </draw:polygon>
        <draw:polygon draw:style-name="gr45" draw:layer="layout" svg:width="0.014cm" svg:height="0.006cm" svg:x="8.681cm" svg:y="20.576cm" svg:viewBox="0 0 15 7" draw:points="14,0 0,6 15,7">
          <text:p/>
        </draw:polygon>
        <draw:polygon draw:style-name="gr45" draw:layer="layout" svg:width="0.013cm" svg:height="0.006cm" svg:x="8.694cm" svg:y="20.576cm" svg:viewBox="0 0 14 7" draw:points="0,0 1,7 14,1">
          <text:p/>
        </draw:polygon>
        <draw:polygon draw:style-name="gr45" draw:layer="layout" svg:width="0.013cm" svg:height="0.005cm" svg:x="8.695cm" svg:y="20.577cm" svg:viewBox="0 0 14 6" draw:points="13,0 0,6 14,6">
          <text:p/>
        </draw:polygon>
        <draw:polygon draw:style-name="gr45" draw:layer="layout" svg:width="0.013cm" svg:height="0.006cm" svg:x="8.669cm" svg:y="20.581cm" svg:viewBox="0 0 14 7" draw:points="13,0 0,6 14,7">
          <text:p/>
        </draw:polygon>
        <draw:polygon draw:style-name="gr45" draw:layer="layout" svg:width="0.013cm" svg:height="0.006cm" svg:x="8.657cm" svg:y="20.586cm" svg:viewBox="0 0 14 7" draw:points="13,0 0,6 14,7">
          <text:p/>
        </draw:polygon>
        <draw:polygon draw:style-name="gr45" draw:layer="layout" svg:width="0.013cm" svg:height="0.006cm" svg:x="8.669cm" svg:y="20.586cm" svg:viewBox="0 0 14 7" draw:points="0,0 1,7 14,1">
          <text:p/>
        </draw:polygon>
        <draw:polygon draw:style-name="gr45" draw:layer="layout" svg:width="0.013cm" svg:height="0.005cm" svg:x="8.67cm" svg:y="20.587cm" svg:viewBox="0 0 14 6" draw:points="13,0 0,6 14,6">
          <text:p/>
        </draw:polygon>
        <draw:polygon draw:style-name="gr45" draw:layer="layout" svg:width="0.014cm" svg:height="0.006cm" svg:x="8.681cm" svg:y="20.581cm" svg:viewBox="0 0 15 7" draw:points="0,0 1,7 15,1">
          <text:p/>
        </draw:polygon>
        <draw:polygon draw:style-name="gr45" draw:layer="layout" svg:width="0.014cm" svg:height="0.005cm" svg:x="8.682cm" svg:y="20.587cm" svg:viewBox="0 0 15 6" draw:points="0,0 1,6 15,0">
          <text:p/>
        </draw:polygon>
        <draw:polygon draw:style-name="gr45" draw:layer="layout" svg:width="0.014cm" svg:height="0.005cm" svg:x="8.682cm" svg:y="20.582cm" svg:viewBox="0 0 15 6" draw:points="0,6 15,6 14,0">
          <text:p/>
        </draw:polygon>
        <draw:polygon draw:style-name="gr45" draw:layer="layout" svg:width="0.013cm" svg:height="0.005cm" svg:x="8.695cm" svg:y="20.582cm" svg:viewBox="0 0 14 6" draw:points="0,0 1,6 14,0">
          <text:p/>
        </draw:polygon>
        <draw:polygon draw:style-name="gr44" draw:layer="layout" svg:width="0.013cm" svg:height="0.006cm" svg:x="8.696cm" svg:y="20.582cm" svg:viewBox="0 0 14 7" draw:points="13,0 0,6 14,7">
          <text:p/>
        </draw:polygon>
        <draw:polygon draw:style-name="gr44" draw:layer="layout" svg:width="0.014cm" svg:height="0.006cm" svg:x="8.683cm" svg:y="20.587cm" svg:viewBox="0 0 15 7" draw:points="14,0 0,6 15,7">
          <text:p/>
        </draw:polygon>
        <draw:polygon draw:style-name="gr44" draw:layer="layout" svg:width="0.013cm" svg:height="0.006cm" svg:x="8.696cm" svg:y="20.587cm" svg:viewBox="0 0 14 7" draw:points="0,0 1,7 14,1">
          <text:p/>
        </draw:polygon>
        <draw:polygon draw:style-name="gr44" draw:layer="layout" svg:width="0.013cm" svg:height="0.005cm" svg:x="8.697cm" svg:y="20.588cm" svg:viewBox="0 0 14 6" draw:points="13,0 0,6 14,6">
          <text:p/>
        </draw:polygon>
        <draw:polygon draw:style-name="gr43" draw:layer="layout" svg:width="0.013cm" svg:height="0.005cm" svg:x="8.697cm" svg:y="20.593cm" svg:viewBox="0 0 14 6" draw:points="14,0 0,0 1,6">
          <text:p/>
        </draw:polygon>
        <draw:polygon draw:style-name="gr44" draw:layer="layout" svg:width="0.014cm" svg:height="0.006cm" svg:x="8.683cm" svg:y="20.592cm" svg:viewBox="0 0 15 7" draw:points="15,1 0,0 1,7">
          <text:p/>
        </draw:polygon>
        <draw:polygon draw:style-name="gr44" draw:layer="layout" svg:width="0.014cm" svg:height="0.005cm" svg:x="8.684cm" svg:y="20.593cm" svg:viewBox="0 0 15 6" draw:points="14,0 0,6 15,6">
          <text:p/>
        </draw:polygon>
        <draw:polygon draw:style-name="gr43" draw:layer="layout" svg:width="0.014cm" svg:height="0.005cm" svg:x="8.684cm" svg:y="20.598cm" svg:viewBox="0 0 15 6" draw:points="15,0 0,0 1,6">
          <text:p/>
        </draw:polygon>
        <draw:polygon draw:style-name="gr44" draw:layer="layout" svg:width="0.013cm" svg:height="0.005cm" svg:x="8.67cm" svg:y="20.592cm" svg:viewBox="0 0 14 6" draw:points="14,0 0,0 1,6">
          <text:p/>
        </draw:polygon>
        <draw:polygon draw:style-name="gr45" draw:layer="layout" svg:width="0.013cm" svg:height="0.006cm" svg:x="8.657cm" svg:y="20.591cm" svg:viewBox="0 0 14 7" draw:points="14,1 0,0 1,7">
          <text:p/>
        </draw:polygon>
        <draw:polygon draw:style-name="gr45" draw:layer="layout" svg:width="0.013cm" svg:height="0.005cm" svg:x="8.658cm" svg:y="20.592cm" svg:viewBox="0 0 14 6" draw:points="13,0 0,6 14,6">
          <text:p/>
        </draw:polygon>
        <draw:polygon draw:style-name="gr44" draw:layer="layout" svg:width="0.013cm" svg:height="0.005cm" svg:x="8.658cm" svg:y="20.597cm" svg:viewBox="0 0 14 6" draw:points="14,0 0,0 1,6">
          <text:p/>
        </draw:polygon>
        <draw:polygon draw:style-name="gr44" draw:layer="layout" svg:width="0.013cm" svg:height="0.006cm" svg:x="8.671cm" svg:y="20.592cm" svg:viewBox="0 0 14 7" draw:points="13,0 0,6 14,7">
          <text:p/>
        </draw:polygon>
        <draw:polygon draw:style-name="gr44" draw:layer="layout" svg:width="0.013cm" svg:height="0.006cm" svg:x="8.659cm" svg:y="20.597cm" svg:viewBox="0 0 14 7" draw:points="13,0 0,6 14,7">
          <text:p/>
        </draw:polygon>
        <draw:polygon draw:style-name="gr44" draw:layer="layout" svg:width="0.013cm" svg:height="0.006cm" svg:x="8.671cm" svg:y="20.597cm" svg:viewBox="0 0 14 7" draw:points="0,0 1,7 14,1">
          <text:p/>
        </draw:polygon>
        <draw:polygon draw:style-name="gr44" draw:layer="layout" svg:width="0.013cm" svg:height="0.005cm" svg:x="8.672cm" svg:y="20.598cm" svg:viewBox="0 0 14 6" draw:points="13,0 0,6 14,6">
          <text:p/>
        </draw:polygon>
        <draw:polygon draw:style-name="gr43" draw:layer="layout" svg:width="0.013cm" svg:height="0.005cm" svg:x="8.672cm" svg:y="20.603cm" svg:viewBox="0 0 14 6" draw:points="14,0 0,0 1,6">
          <text:p/>
        </draw:polygon>
        <draw:polygon draw:style-name="gr44" draw:layer="layout" svg:width="0.013cm" svg:height="0.006cm" svg:x="8.659cm" svg:y="20.602cm" svg:viewBox="0 0 14 7" draw:points="14,1 0,0 1,7">
          <text:p/>
        </draw:polygon>
        <draw:polygon draw:style-name="gr44" draw:layer="layout" svg:width="0.013cm" svg:height="0.005cm" svg:x="8.66cm" svg:y="20.603cm" svg:viewBox="0 0 14 6" draw:points="13,0 0,6 14,6">
          <text:p/>
        </draw:polygon>
        <draw:polygon draw:style-name="gr43" draw:layer="layout" svg:width="0.013cm" svg:height="0.005cm" svg:x="8.66cm" svg:y="20.608cm" svg:viewBox="0 0 14 6" draw:points="14,0 0,0 1,6">
          <text:p/>
        </draw:polygon>
        <draw:polygon draw:style-name="gr35" draw:layer="layout" svg:width="0.013cm" svg:height="0.006cm" svg:x="8.631cm" svg:y="20.525cm" svg:viewBox="0 0 14 7" draw:points="14,1 0,0 1,7">
          <text:p/>
        </draw:polygon>
        <draw:polygon draw:style-name="gr52" draw:layer="layout" svg:width="0.013cm" svg:height="0.005cm" svg:x="8.618cm" svg:y="20.525cm" svg:viewBox="0 0 14 6" draw:points="14,0 0,0 1,6">
          <text:p/>
        </draw:polygon>
        <draw:polygon draw:style-name="gr52" draw:layer="layout" svg:width="0.013cm" svg:height="0.006cm" svg:x="8.619cm" svg:y="20.525cm" svg:viewBox="0 0 14 7" draw:points="13,0 0,6 14,7">
          <text:p/>
        </draw:polygon>
        <draw:polygon draw:style-name="gr35" draw:layer="layout" svg:width="0.013cm" svg:height="0.006cm" svg:x="8.619cm" svg:y="20.53cm" svg:viewBox="0 0 14 7" draw:points="14,1 0,0 1,7">
          <text:p/>
        </draw:polygon>
        <draw:polygon draw:style-name="gr52" draw:layer="layout" svg:width="0.014cm" svg:height="0.007cm" svg:x="8.604cm" svg:y="20.524cm" svg:viewBox="0 0 15 8" draw:points="15,2 0,0 1,8">
          <text:p/>
        </draw:polygon>
        <draw:polygon draw:style-name="gr53" draw:layer="layout" svg:width="0.013cm" svg:height="0.005cm" svg:x="8.591cm" svg:y="20.524cm" svg:viewBox="0 0 14 6" draw:points="14,0 0,0 1,6">
          <text:p/>
        </draw:polygon>
        <draw:polygon draw:style-name="gr53" draw:layer="layout" svg:width="0.013cm" svg:height="0.007cm" svg:x="8.592cm" svg:y="20.524cm" svg:viewBox="0 0 14 8" draw:points="13,0 0,6 14,8">
          <text:p/>
        </draw:polygon>
        <draw:polygon draw:style-name="gr52" draw:layer="layout" svg:width="0.013cm" svg:height="0.007cm" svg:x="8.592cm" svg:y="20.529cm" svg:viewBox="0 0 14 8" draw:points="14,2 0,0 1,8">
          <text:p/>
        </draw:polygon>
        <draw:polygon draw:style-name="gr52" draw:layer="layout" svg:width="0.014cm" svg:height="0.005cm" svg:x="8.605cm" svg:y="20.525cm" svg:viewBox="0 0 15 6" draw:points="14,0 0,6 15,6">
          <text:p/>
        </draw:polygon>
        <draw:polygon draw:style-name="gr52" draw:layer="layout" svg:width="0.013cm" svg:height="0.005cm" svg:x="8.593cm" svg:y="20.53cm" svg:viewBox="0 0 14 6" draw:points="13,0 0,6 14,6">
          <text:p/>
        </draw:polygon>
        <draw:polygon draw:style-name="gr52" draw:layer="layout" svg:width="0.014cm" svg:height="0.005cm" svg:x="8.605cm" svg:y="20.53cm" svg:viewBox="0 0 15 6" draw:points="0,0 1,6 15,0">
          <text:p/>
        </draw:polygon>
        <draw:polygon draw:style-name="gr52" draw:layer="layout" svg:width="0.014cm" svg:height="0.006cm" svg:x="8.606cm" svg:y="20.53cm" svg:viewBox="0 0 15 7" draw:points="14,0 0,6 15,7">
          <text:p/>
        </draw:polygon>
        <draw:polygon draw:style-name="gr35" draw:layer="layout" svg:width="0.014cm" svg:height="0.006cm" svg:x="8.606cm" svg:y="20.535cm" svg:viewBox="0 0 15 7" draw:points="15,1 0,0 1,7">
          <text:p/>
        </draw:polygon>
        <draw:polygon draw:style-name="gr52" draw:layer="layout" svg:width="0.013cm" svg:height="0.005cm" svg:x="8.593cm" svg:y="20.535cm" svg:viewBox="0 0 14 6" draw:points="14,0 0,0 1,6">
          <text:p/>
        </draw:polygon>
        <draw:polygon draw:style-name="gr52" draw:layer="layout" svg:width="0.013cm" svg:height="0.006cm" svg:x="8.594cm" svg:y="20.535cm" svg:viewBox="0 0 14 7" draw:points="13,0 0,6 14,7">
          <text:p/>
        </draw:polygon>
        <draw:polygon draw:style-name="gr35" draw:layer="layout" svg:width="0.013cm" svg:height="0.006cm" svg:x="8.594cm" svg:y="20.54cm" svg:viewBox="0 0 14 7" draw:points="14,1 0,0 1,7">
          <text:p/>
        </draw:polygon>
        <draw:polygon draw:style-name="gr53" draw:layer="layout" svg:width="0.014cm" svg:height="0.005cm" svg:x="8.577cm" svg:y="20.524cm" svg:viewBox="0 0 15 6" draw:points="15,0 0,0 1,6">
          <text:p/>
        </draw:polygon>
        <draw:polygon draw:style-name="gr54" draw:layer="layout" svg:width="0.013cm" svg:height="0.005cm" svg:x="8.564cm" svg:y="20.523cm" svg:viewBox="0 0 14 6" draw:points="14,1 0,0 1,6">
          <text:p/>
        </draw:polygon>
        <draw:polygon draw:style-name="gr54" draw:layer="layout" svg:width="0.013cm" svg:height="0.005cm" svg:x="8.565cm" svg:y="20.524cm" svg:viewBox="0 0 14 6" draw:points="13,0 0,5 14,6">
          <text:p/>
        </draw:polygon>
        <draw:polygon draw:style-name="gr53" draw:layer="layout" svg:width="0.013cm" svg:height="0.006cm" svg:x="8.565cm" svg:y="20.528cm" svg:viewBox="0 0 14 7" draw:points="14,1 0,0 1,7">
          <text:p/>
        </draw:polygon>
        <draw:polygon draw:style-name="gr54" draw:layer="layout" svg:width="0.013cm" svg:height="0.005cm" svg:x="8.551cm" svg:y="20.523cm" svg:viewBox="0 0 14 6" draw:points="14,0 0,0 1,6">
          <text:p/>
        </draw:polygon>
        <draw:polygon draw:style-name="gr55" draw:layer="layout" svg:width="0.014cm" svg:height="0.006cm" svg:x="8.537cm" svg:y="20.522cm" svg:viewBox="0 0 15 7" draw:points="15,1 0,0 1,7">
          <text:p/>
        </draw:polygon>
        <draw:polygon draw:style-name="gr55" draw:layer="layout" svg:width="0.014cm" svg:height="0.005cm" svg:x="8.538cm" svg:y="20.523cm" svg:viewBox="0 0 15 6" draw:points="14,0 0,6 15,6">
          <text:p/>
        </draw:polygon>
        <draw:polygon draw:style-name="gr54" draw:layer="layout" svg:width="0.014cm" svg:height="0.005cm" svg:x="8.538cm" svg:y="20.528cm" svg:viewBox="0 0 15 6" draw:points="15,0 0,0 1,6">
          <text:p/>
        </draw:polygon>
        <draw:polygon draw:style-name="gr54" draw:layer="layout" svg:width="0.013cm" svg:height="0.005cm" svg:x="8.552cm" svg:y="20.523cm" svg:viewBox="0 0 14 6" draw:points="13,0 0,6 14,6">
          <text:p/>
        </draw:polygon>
        <draw:polygon draw:style-name="gr54" draw:layer="layout" svg:width="0.014cm" svg:height="0.005cm" svg:x="8.539cm" svg:y="20.528cm" svg:viewBox="0 0 15 6" draw:points="14,0 0,6 15,6">
          <text:p/>
        </draw:polygon>
        <draw:polygon draw:style-name="gr54" draw:layer="layout" svg:width="0.013cm" svg:height="0.005cm" svg:x="8.552cm" svg:y="20.528cm" svg:viewBox="0 0 14 6" draw:points="0,0 1,6 14,0">
          <text:p/>
        </draw:polygon>
        <draw:polygon draw:style-name="gr54" draw:layer="layout" svg:width="0.013cm" svg:height="0.006cm" svg:x="8.553cm" svg:y="20.528cm" svg:viewBox="0 0 14 7" draw:points="13,0 0,6 14,7">
          <text:p/>
        </draw:polygon>
        <draw:polygon draw:style-name="gr53" draw:layer="layout" svg:width="0.013cm" svg:height="0.006cm" svg:x="8.553cm" svg:y="20.533cm" svg:viewBox="0 0 14 7" draw:points="14,1 0,0 1,7">
          <text:p/>
        </draw:polygon>
        <draw:polygon draw:style-name="gr54" draw:layer="layout" svg:width="0.014cm" svg:height="0.005cm" svg:x="8.539cm" svg:y="20.533cm" svg:viewBox="0 0 15 6" draw:points="15,0 0,0 1,6">
          <text:p/>
        </draw:polygon>
        <draw:polygon draw:style-name="gr54" draw:layer="layout" svg:width="0.014cm" svg:height="0.006cm" svg:x="8.54cm" svg:y="20.533cm" svg:viewBox="0 0 15 7" draw:points="14,0 0,6 15,7">
          <text:p/>
        </draw:polygon>
        <draw:polygon draw:style-name="gr53" draw:layer="layout" svg:width="0.014cm" svg:height="0.006cm" svg:x="8.54cm" svg:y="20.538cm" svg:viewBox="0 0 15 7" draw:points="15,1 0,0 1,7">
          <text:p/>
        </draw:polygon>
        <draw:polygon draw:style-name="gr53" draw:layer="layout" svg:width="0.014cm" svg:height="0.005cm" svg:x="8.578cm" svg:y="20.524cm" svg:viewBox="0 0 15 6" draw:points="14,0 0,6 15,6">
          <text:p/>
        </draw:polygon>
        <draw:polygon draw:style-name="gr53" draw:layer="layout" svg:width="0.013cm" svg:height="0.005cm" svg:x="8.566cm" svg:y="20.529cm" svg:viewBox="0 0 14 6" draw:points="13,0 0,6 14,6">
          <text:p/>
        </draw:polygon>
        <draw:polygon draw:style-name="gr53" draw:layer="layout" svg:width="0.014cm" svg:height="0.005cm" svg:x="8.578cm" svg:y="20.529cm" svg:viewBox="0 0 15 6" draw:points="0,0 1,6 15,0">
          <text:p/>
        </draw:polygon>
        <draw:polygon draw:style-name="gr53" draw:layer="layout" svg:width="0.014cm" svg:height="0.007cm" svg:x="8.579cm" svg:y="20.529cm" svg:viewBox="0 0 15 8" draw:points="14,0 0,6 15,8">
          <text:p/>
        </draw:polygon>
        <draw:polygon draw:style-name="gr53" draw:layer="layout" svg:width="0.013cm" svg:height="0.005cm" svg:x="8.554cm" svg:y="20.534cm" svg:viewBox="0 0 14 6" draw:points="13,0 0,6 14,6">
          <text:p/>
        </draw:polygon>
        <draw:polygon draw:style-name="gr53" draw:layer="layout" svg:width="0.014cm" svg:height="0.005cm" svg:x="8.541cm" svg:y="20.539cm" svg:viewBox="0 0 15 6" draw:points="14,0 0,6 15,6">
          <text:p/>
        </draw:polygon>
        <draw:polygon draw:style-name="gr53" draw:layer="layout" svg:width="0.013cm" svg:height="0.005cm" svg:x="8.554cm" svg:y="20.539cm" svg:viewBox="0 0 14 6" draw:points="0,0 1,6 14,0">
          <text:p/>
        </draw:polygon>
        <draw:polygon draw:style-name="gr53" draw:layer="layout" svg:width="0.013cm" svg:height="0.007cm" svg:x="8.555cm" svg:y="20.539cm" svg:viewBox="0 0 14 8" draw:points="13,0 0,6 14,8">
          <text:p/>
        </draw:polygon>
        <draw:polygon draw:style-name="gr53" draw:layer="layout" svg:width="0.013cm" svg:height="0.005cm" svg:x="8.566cm" svg:y="20.534cm" svg:viewBox="0 0 14 6" draw:points="0,0 1,6 14,0">
          <text:p/>
        </draw:polygon>
        <draw:polygon draw:style-name="gr53" draw:layer="layout" svg:width="0.013cm" svg:height="0.007cm" svg:x="8.567cm" svg:y="20.539cm" svg:viewBox="0 0 14 8" draw:points="0,0 1,8 14,2">
          <text:p/>
        </draw:polygon>
        <draw:polygon draw:style-name="gr53" draw:layer="layout" svg:width="0.013cm" svg:height="0.007cm" svg:x="8.567cm" svg:y="20.534cm" svg:viewBox="0 0 14 8" draw:points="0,6 14,8 13,0">
          <text:p/>
        </draw:polygon>
        <draw:polygon draw:style-name="gr53" draw:layer="layout" svg:width="0.014cm" svg:height="0.007cm" svg:x="8.579cm" svg:y="20.534cm" svg:viewBox="0 0 15 8" draw:points="0,0 1,8 15,2">
          <text:p/>
        </draw:polygon>
        <draw:polygon draw:style-name="gr52" draw:layer="layout" svg:width="0.014cm" svg:height="0.005cm" svg:x="8.58cm" svg:y="20.535cm" svg:viewBox="0 0 15 6" draw:points="14,0 0,6 15,6">
          <text:p/>
        </draw:polygon>
        <draw:polygon draw:style-name="gr52" draw:layer="layout" svg:width="0.014cm" svg:height="0.005cm" svg:x="8.568cm" svg:y="20.54cm" svg:viewBox="0 0 15 6" draw:points="13,0 0,6 15,6">
          <text:p/>
        </draw:polygon>
        <draw:polygon draw:style-name="gr52" draw:layer="layout" svg:width="0.014cm" svg:height="0.005cm" svg:x="8.58cm" svg:y="20.54cm" svg:viewBox="0 0 15 6" draw:points="0,0 2,6 15,0">
          <text:p/>
        </draw:polygon>
        <draw:polygon draw:style-name="gr52" draw:layer="layout" svg:width="0.013cm" svg:height="0.006cm" svg:x="8.582cm" svg:y="20.54cm" svg:viewBox="0 0 14 7" draw:points="13,0 0,6 14,7">
          <text:p/>
        </draw:polygon>
        <draw:polygon draw:style-name="gr35" draw:layer="layout" svg:width="0.013cm" svg:height="0.006cm" svg:x="8.582cm" svg:y="20.545cm" svg:viewBox="0 0 14 7" draw:points="14,1 0,0 1,7">
          <text:p/>
        </draw:polygon>
        <draw:polygon draw:style-name="gr52" draw:layer="layout" svg:width="0.014cm" svg:height="0.005cm" svg:x="8.568cm" svg:y="20.545cm" svg:viewBox="0 0 15 6" draw:points="15,0 0,0 1,6">
          <text:p/>
        </draw:polygon>
        <draw:polygon draw:style-name="gr52" draw:layer="layout" svg:width="0.014cm" svg:height="0.006cm" svg:x="8.569cm" svg:y="20.545cm" svg:viewBox="0 0 15 7" draw:points="14,0 0,6 15,7">
          <text:p/>
        </draw:polygon>
        <draw:polygon draw:style-name="gr35" draw:layer="layout" svg:width="0.014cm" svg:height="0.006cm" svg:x="8.569cm" svg:y="20.55cm" svg:viewBox="0 0 15 7" draw:points="15,1 0,0 1,7">
          <text:p/>
        </draw:polygon>
        <draw:polygon draw:style-name="gr52" draw:layer="layout" svg:width="0.013cm" svg:height="0.007cm" svg:x="8.555cm" svg:y="20.544cm" svg:viewBox="0 0 14 8" draw:points="14,2 0,0 1,8">
          <text:p/>
        </draw:polygon>
        <draw:polygon draw:style-name="gr53" draw:layer="layout" svg:width="0.014cm" svg:height="0.005cm" svg:x="8.541cm" svg:y="20.544cm" svg:viewBox="0 0 15 6" draw:points="15,0 0,0 1,6">
          <text:p/>
        </draw:polygon>
        <draw:polygon draw:style-name="gr53" draw:layer="layout" svg:width="0.014cm" svg:height="0.007cm" svg:x="8.542cm" svg:y="20.544cm" svg:viewBox="0 0 15 8" draw:points="14,0 0,6 15,8">
          <text:p/>
        </draw:polygon>
        <draw:polygon draw:style-name="gr52" draw:layer="layout" svg:width="0.014cm" svg:height="0.007cm" svg:x="8.542cm" svg:y="20.549cm" svg:viewBox="0 0 15 8" draw:points="15,2 0,0 1,8">
          <text:p/>
        </draw:polygon>
        <draw:polygon draw:style-name="gr52" draw:layer="layout" svg:width="0.013cm" svg:height="0.005cm" svg:x="8.556cm" svg:y="20.545cm" svg:viewBox="0 0 14 6" draw:points="13,0 0,6 14,6">
          <text:p/>
        </draw:polygon>
        <draw:polygon draw:style-name="gr52" draw:layer="layout" svg:width="0.014cm" svg:height="0.005cm" svg:x="8.543cm" svg:y="20.55cm" svg:viewBox="0 0 15 6" draw:points="14,0 0,6 15,6">
          <text:p/>
        </draw:polygon>
        <draw:polygon draw:style-name="gr52" draw:layer="layout" svg:width="0.013cm" svg:height="0.005cm" svg:x="8.556cm" svg:y="20.55cm" svg:viewBox="0 0 14 6" draw:points="0,0 1,6 14,0">
          <text:p/>
        </draw:polygon>
        <draw:polygon draw:style-name="gr52" draw:layer="layout" svg:width="0.013cm" svg:height="0.006cm" svg:x="8.557cm" svg:y="20.55cm" svg:viewBox="0 0 14 7" draw:points="13,0 0,6 14,7">
          <text:p/>
        </draw:polygon>
        <draw:polygon draw:style-name="gr35" draw:layer="layout" svg:width="0.013cm" svg:height="0.006cm" svg:x="8.557cm" svg:y="20.555cm" svg:viewBox="0 0 14 7" draw:points="14,1 0,0 1,7">
          <text:p/>
        </draw:polygon>
        <draw:polygon draw:style-name="gr52" draw:layer="layout" svg:width="0.014cm" svg:height="0.005cm" svg:x="8.543cm" svg:y="20.555cm" svg:viewBox="0 0 15 6" draw:points="15,0 0,0 1,6">
          <text:p/>
        </draw:polygon>
        <draw:polygon draw:style-name="gr52" draw:layer="layout" svg:width="0.014cm" svg:height="0.006cm" svg:x="8.544cm" svg:y="20.555cm" svg:viewBox="0 0 15 7" draw:points="14,0 0,6 15,7">
          <text:p/>
        </draw:polygon>
        <draw:polygon draw:style-name="gr35" draw:layer="layout" svg:width="0.014cm" svg:height="0.006cm" svg:x="8.544cm" svg:y="20.56cm" svg:viewBox="0 0 15 7" draw:points="15,1 0,0 1,7">
          <text:p/>
        </draw:polygon>
        <draw:polygon draw:style-name="gr56" draw:layer="layout" svg:width="0.013cm" svg:height="0.005cm" svg:x="8.524cm" svg:y="20.522cm" svg:viewBox="0 0 14 6" draw:points="14,0 0,0 1,6">
          <text:p/>
        </draw:polygon>
        <draw:polygon draw:style-name="gr56" draw:layer="layout" svg:width="0.013cm" svg:height="0.006cm" svg:x="8.511cm" svg:y="20.521cm" svg:viewBox="0 0 14 7" draw:points="14,1 0,0 1,7">
          <text:p/>
        </draw:polygon>
        <draw:polygon draw:style-name="gr56" draw:layer="layout" svg:width="0.013cm" svg:height="0.005cm" svg:x="8.512cm" svg:y="20.522cm" svg:viewBox="0 0 14 6" draw:points="13,0 0,6 14,6">
          <text:p/>
        </draw:polygon>
        <draw:polygon draw:style-name="gr56" draw:layer="layout" svg:width="0.013cm" svg:height="0.005cm" svg:x="8.512cm" svg:y="20.527cm" svg:viewBox="0 0 14 6" draw:points="14,0 0,0 1,6">
          <text:p/>
        </draw:polygon>
        <draw:polygon draw:style-name="gr57" draw:layer="layout" svg:width="0.015cm" svg:height="0.005cm" svg:x="8.497cm" svg:y="20.521cm" svg:viewBox="0 0 16 6" draw:points="16,0 0,0 2,6">
          <text:p/>
        </draw:polygon>
        <draw:polygon draw:style-name="gr57" draw:layer="layout" svg:width="0.013cm" svg:height="0.006cm" svg:x="8.484cm" svg:y="20.52cm" svg:viewBox="0 0 14 7" draw:points="14,1 0,0 2,7">
          <text:p/>
        </draw:polygon>
        <draw:polygon draw:style-name="gr57" draw:layer="layout" svg:width="0.013cm" svg:height="0.005cm" svg:x="8.485cm" svg:y="20.521cm" svg:viewBox="0 0 14 6" draw:points="12,0 0,6 14,6">
          <text:p/>
        </draw:polygon>
        <draw:polygon draw:style-name="gr57" draw:layer="layout" svg:width="0.013cm" svg:height="0.005cm" svg:x="8.485cm" svg:y="20.526cm" svg:viewBox="0 0 14 6" draw:points="14,0 0,0 1,6">
          <text:p/>
        </draw:polygon>
        <draw:polygon draw:style-name="gr57" draw:layer="layout" svg:width="0.014cm" svg:height="0.006cm" svg:x="8.498cm" svg:y="20.521cm" svg:viewBox="0 0 15 7" draw:points="14,0 0,6 15,7">
          <text:p/>
        </draw:polygon>
        <draw:polygon draw:style-name="gr57" draw:layer="layout" svg:width="0.013cm" svg:height="0.006cm" svg:x="8.486cm" svg:y="20.526cm" svg:viewBox="0 0 14 7" draw:points="13,0 0,6 14,7">
          <text:p/>
        </draw:polygon>
        <draw:polygon draw:style-name="gr57" draw:layer="layout" svg:width="0.014cm" svg:height="0.006cm" svg:x="8.498cm" svg:y="20.526cm" svg:viewBox="0 0 15 7" draw:points="0,0 1,7 15,1">
          <text:p/>
        </draw:polygon>
        <draw:polygon draw:style-name="gr56" draw:layer="layout" svg:width="0.014cm" svg:height="0.005cm" svg:x="8.499cm" svg:y="20.527cm" svg:viewBox="0 0 15 6" draw:points="14,0 0,6 15,6">
          <text:p/>
        </draw:polygon>
        <draw:polygon draw:style-name="gr56" draw:layer="layout" svg:width="0.014cm" svg:height="0.005cm" svg:x="8.499cm" svg:y="20.532cm" svg:viewBox="0 0 15 6" draw:points="15,0 0,0 1,6">
          <text:p/>
        </draw:polygon>
        <draw:polygon draw:style-name="gr56" draw:layer="layout" svg:width="0.013cm" svg:height="0.006cm" svg:x="8.486cm" svg:y="20.531cm" svg:viewBox="0 0 14 7" draw:points="14,1 0,0 1,7">
          <text:p/>
        </draw:polygon>
        <draw:polygon draw:style-name="gr56" draw:layer="layout" svg:width="0.013cm" svg:height="0.005cm" svg:x="8.487cm" svg:y="20.532cm" svg:viewBox="0 0 14 6" draw:points="13,0 0,6 14,6">
          <text:p/>
        </draw:polygon>
        <draw:polygon draw:style-name="gr56" draw:layer="layout" svg:width="0.013cm" svg:height="0.005cm" svg:x="8.487cm" svg:y="20.537cm" svg:viewBox="0 0 14 6" draw:points="14,0 0,0 1,6">
          <text:p/>
        </draw:polygon>
        <draw:polygon draw:style-name="gr58" draw:layer="layout" svg:width="0.014cm" svg:height="0.005cm" svg:x="8.47cm" svg:y="20.52cm" svg:viewBox="0 0 15 6" draw:points="15,0 0,0 1,6">
          <text:p/>
        </draw:polygon>
        <draw:polygon draw:style-name="gr58" draw:layer="layout" svg:width="0.013cm" svg:height="0.007cm" svg:x="8.457cm" svg:y="20.519cm" svg:viewBox="0 0 14 8" draw:points="14,2 0,0 1,8">
          <text:p/>
        </draw:polygon>
        <draw:polygon draw:style-name="gr58" draw:layer="layout" svg:width="0.013cm" svg:height="0.005cm" svg:x="8.458cm" svg:y="20.52cm" svg:viewBox="0 0 14 6" draw:points="13,0 0,6 14,6">
          <text:p/>
        </draw:polygon>
        <draw:polygon draw:style-name="gr58" draw:layer="layout" svg:width="0.013cm" svg:height="0.005cm" svg:x="8.458cm" svg:y="20.525cm" svg:viewBox="0 0 14 6" draw:points="14,0 0,0 2,6">
          <text:p/>
        </draw:polygon>
        <draw:polygon draw:style-name="gr59" draw:layer="layout" svg:width="0.013cm" svg:height="0.005cm" svg:x="8.444cm" svg:y="20.519cm" svg:viewBox="0 0 14 6" draw:points="14,0 0,0 1,6">
          <text:p/>
        </draw:polygon>
        <draw:polygon draw:style-name="gr59" draw:layer="layout" svg:width="0.014cm" svg:height="0.006cm" svg:x="8.43cm" svg:y="20.518cm" svg:viewBox="0 0 15 7" draw:points="15,1 0,0 1,7">
          <text:p/>
        </draw:polygon>
        <draw:polygon draw:style-name="gr59" draw:layer="layout" svg:width="0.014cm" svg:height="0.005cm" svg:x="8.431cm" svg:y="20.519cm" svg:viewBox="0 0 15 6" draw:points="14,0 0,6 15,6">
          <text:p/>
        </draw:polygon>
        <draw:polygon draw:style-name="gr59" draw:layer="layout" svg:width="0.014cm" svg:height="0.005cm" svg:x="8.431cm" svg:y="20.524cm" svg:viewBox="0 0 15 6" draw:points="15,0 0,0 1,6">
          <text:p/>
        </draw:polygon>
        <draw:polygon draw:style-name="gr59" draw:layer="layout" svg:width="0.013cm" svg:height="0.007cm" svg:x="8.445cm" svg:y="20.519cm" svg:viewBox="0 0 14 8" draw:points="13,0 0,6 14,8">
          <text:p/>
        </draw:polygon>
        <draw:polygon draw:style-name="gr59" draw:layer="layout" svg:width="0.015cm" svg:height="0.007cm" svg:x="8.432cm" svg:y="20.524cm" svg:viewBox="0 0 16 8" draw:points="14,0 0,6 16,8">
          <text:p/>
        </draw:polygon>
        <draw:polygon draw:style-name="gr59" draw:layer="layout" svg:width="0.013cm" svg:height="0.007cm" svg:x="8.445cm" svg:y="20.524cm" svg:viewBox="0 0 14 8" draw:points="0,0 2,8 14,2">
          <text:p/>
        </draw:polygon>
        <draw:polygon draw:style-name="gr58" draw:layer="layout" svg:width="0.013cm" svg:height="0.005cm" svg:x="8.446cm" svg:y="20.525cm" svg:viewBox="0 0 14 6" draw:points="12,0 0,6 14,6">
          <text:p/>
        </draw:polygon>
        <draw:polygon draw:style-name="gr58" draw:layer="layout" svg:width="0.013cm" svg:height="0.005cm" svg:x="8.446cm" svg:y="20.53cm" svg:viewBox="0 0 14 6" draw:points="14,0 0,0 1,6">
          <text:p/>
        </draw:polygon>
        <draw:polygon draw:style-name="gr58" draw:layer="layout" svg:width="0.015cm" svg:height="0.007cm" svg:x="8.432cm" svg:y="20.529cm" svg:viewBox="0 0 16 8" draw:points="16,2 0,0 2,8">
          <text:p/>
        </draw:polygon>
        <draw:polygon draw:style-name="gr58" draw:layer="layout" svg:width="0.014cm" svg:height="0.005cm" svg:x="8.433cm" svg:y="20.53cm" svg:viewBox="0 0 15 6" draw:points="14,0 0,6 15,6">
          <text:p/>
        </draw:polygon>
        <draw:polygon draw:style-name="gr58" draw:layer="layout" svg:width="0.014cm" svg:height="0.005cm" svg:x="8.433cm" svg:y="20.535cm" svg:viewBox="0 0 15 6" draw:points="15,0 0,0 1,6">
          <text:p/>
        </draw:polygon>
        <draw:polygon draw:style-name="gr58" draw:layer="layout" svg:width="0.015cm" svg:height="0.006cm" svg:x="8.471cm" svg:y="20.52cm" svg:viewBox="0 0 16 7" draw:points="14,0 0,6 16,7">
          <text:p/>
        </draw:polygon>
        <draw:polygon draw:style-name="gr58" draw:layer="layout" svg:width="0.013cm" svg:height="0.006cm" svg:x="8.459cm" svg:y="20.525cm" svg:viewBox="0 0 14 7" draw:points="12,0 0,6 14,7">
          <text:p/>
        </draw:polygon>
        <draw:polygon draw:style-name="gr58" draw:layer="layout" svg:width="0.015cm" svg:height="0.006cm" svg:x="8.471cm" svg:y="20.525cm" svg:viewBox="0 0 16 7" draw:points="0,0 2,7 16,1">
          <text:p/>
        </draw:polygon>
        <draw:polygon draw:style-name="gr57" draw:layer="layout" svg:width="0.014cm" svg:height="0.005cm" svg:x="8.472cm" svg:y="20.526cm" svg:viewBox="0 0 15 6" draw:points="14,0 0,6 15,6">
          <text:p/>
        </draw:polygon>
        <draw:polygon draw:style-name="gr58" draw:layer="layout" svg:width="0.013cm" svg:height="0.006cm" svg:x="8.447cm" svg:y="20.53cm" svg:viewBox="0 0 14 7" draw:points="13,0 0,6 14,7">
          <text:p/>
        </draw:polygon>
        <draw:polygon draw:style-name="gr58" draw:layer="layout" svg:width="0.014cm" svg:height="0.006cm" svg:x="8.434cm" svg:y="20.535cm" svg:viewBox="0 0 15 7" draw:points="14,0 0,6 15,7">
          <text:p/>
        </draw:polygon>
        <draw:polygon draw:style-name="gr58" draw:layer="layout" svg:width="0.013cm" svg:height="0.006cm" svg:x="8.447cm" svg:y="20.535cm" svg:viewBox="0 0 14 7" draw:points="0,0 1,7 14,1">
          <text:p/>
        </draw:polygon>
        <draw:polygon draw:style-name="gr57" draw:layer="layout" svg:width="0.013cm" svg:height="0.005cm" svg:x="8.448cm" svg:y="20.536cm" svg:viewBox="0 0 14 6" draw:points="13,0 0,6 14,6">
          <text:p/>
        </draw:polygon>
        <draw:polygon draw:style-name="gr58" draw:layer="layout" svg:width="0.013cm" svg:height="0.006cm" svg:x="8.459cm" svg:y="20.53cm" svg:viewBox="0 0 14 7" draw:points="0,0 1,7 14,1">
          <text:p/>
        </draw:polygon>
        <draw:polygon draw:style-name="gr57" draw:layer="layout" svg:width="0.013cm" svg:height="0.005cm" svg:x="8.46cm" svg:y="20.536cm" svg:viewBox="0 0 14 6" draw:points="0,0 1,6 14,0">
          <text:p/>
        </draw:polygon>
        <draw:polygon draw:style-name="gr57" draw:layer="layout" svg:width="0.013cm" svg:height="0.005cm" svg:x="8.46cm" svg:y="20.531cm" svg:viewBox="0 0 14 6" draw:points="0,6 14,6 13,0">
          <text:p/>
        </draw:polygon>
        <draw:polygon draw:style-name="gr57" draw:layer="layout" svg:width="0.014cm" svg:height="0.005cm" svg:x="8.472cm" svg:y="20.531cm" svg:viewBox="0 0 15 6" draw:points="0,0 1,6 15,0">
          <text:p/>
        </draw:polygon>
        <draw:polygon draw:style-name="gr57" draw:layer="layout" svg:width="0.014cm" svg:height="0.006cm" svg:x="8.473cm" svg:y="20.531cm" svg:viewBox="0 0 15 7" draw:points="14,0 0,6 15,7">
          <text:p/>
        </draw:polygon>
        <draw:polygon draw:style-name="gr57" draw:layer="layout" svg:width="0.013cm" svg:height="0.006cm" svg:x="8.461cm" svg:y="20.536cm" svg:viewBox="0 0 14 7" draw:points="13,0 0,6 14,7">
          <text:p/>
        </draw:polygon>
        <draw:polygon draw:style-name="gr57" draw:layer="layout" svg:width="0.014cm" svg:height="0.006cm" svg:x="8.473cm" svg:y="20.536cm" svg:viewBox="0 0 15 7" draw:points="0,0 1,7 15,1">
          <text:p/>
        </draw:polygon>
        <draw:polygon draw:style-name="gr56" draw:layer="layout" svg:width="0.014cm" svg:height="0.005cm" svg:x="8.474cm" svg:y="20.537cm" svg:viewBox="0 0 15 6" draw:points="14,0 0,6 15,6">
          <text:p/>
        </draw:polygon>
        <draw:polygon draw:style-name="gr56" draw:layer="layout" svg:width="0.014cm" svg:height="0.005cm" svg:x="8.474cm" svg:y="20.542cm" svg:viewBox="0 0 15 6" draw:points="15,0 0,0 1,6">
          <text:p/>
        </draw:polygon>
        <draw:polygon draw:style-name="gr56" draw:layer="layout" svg:width="0.013cm" svg:height="0.006cm" svg:x="8.461cm" svg:y="20.541cm" svg:viewBox="0 0 14 7" draw:points="14,1 0,0 1,7">
          <text:p/>
        </draw:polygon>
        <draw:polygon draw:style-name="gr56" draw:layer="layout" svg:width="0.013cm" svg:height="0.005cm" svg:x="8.462cm" svg:y="20.542cm" svg:viewBox="0 0 14 6" draw:points="13,0 0,6 14,6">
          <text:p/>
        </draw:polygon>
        <draw:polygon draw:style-name="gr56" draw:layer="layout" svg:width="0.013cm" svg:height="0.005cm" svg:x="8.462cm" svg:y="20.547cm" svg:viewBox="0 0 14 6" draw:points="14,0 0,0 1,6">
          <text:p/>
        </draw:polygon>
        <draw:polygon draw:style-name="gr57" draw:layer="layout" svg:width="0.013cm" svg:height="0.005cm" svg:x="8.448cm" svg:y="20.541cm" svg:viewBox="0 0 14 6" draw:points="14,0 0,0 1,6">
          <text:p/>
        </draw:polygon>
        <draw:polygon draw:style-name="gr57" draw:layer="layout" svg:width="0.014cm" svg:height="0.006cm" svg:x="8.434cm" svg:y="20.54cm" svg:viewBox="0 0 15 7" draw:points="15,1 0,0 1,7">
          <text:p/>
        </draw:polygon>
        <draw:polygon draw:style-name="gr57" draw:layer="layout" svg:width="0.014cm" svg:height="0.005cm" svg:x="8.435cm" svg:y="20.541cm" svg:viewBox="0 0 15 6" draw:points="14,0 0,6 15,6">
          <text:p/>
        </draw:polygon>
        <draw:polygon draw:style-name="gr57" draw:layer="layout" svg:width="0.014cm" svg:height="0.005cm" svg:x="8.435cm" svg:y="20.546cm" svg:viewBox="0 0 15 6" draw:points="15,0 0,0 1,6">
          <text:p/>
        </draw:polygon>
        <draw:polygon draw:style-name="gr57" draw:layer="layout" svg:width="0.013cm" svg:height="0.006cm" svg:x="8.449cm" svg:y="20.541cm" svg:viewBox="0 0 14 7" draw:points="13,0 0,6 14,7">
          <text:p/>
        </draw:polygon>
        <draw:polygon draw:style-name="gr57" draw:layer="layout" svg:width="0.014cm" svg:height="0.006cm" svg:x="8.436cm" svg:y="20.546cm" svg:viewBox="0 0 15 7" draw:points="14,0 0,6 15,7">
          <text:p/>
        </draw:polygon>
        <draw:polygon draw:style-name="gr57" draw:layer="layout" svg:width="0.013cm" svg:height="0.006cm" svg:x="8.449cm" svg:y="20.546cm" svg:viewBox="0 0 14 7" draw:points="0,0 1,7 14,1">
          <text:p/>
        </draw:polygon>
        <draw:polygon draw:style-name="gr56" draw:layer="layout" svg:width="0.013cm" svg:height="0.005cm" svg:x="8.45cm" svg:y="20.547cm" svg:viewBox="0 0 14 6" draw:points="13,0 0,6 14,6">
          <text:p/>
        </draw:polygon>
        <draw:polygon draw:style-name="gr56" draw:layer="layout" svg:width="0.013cm" svg:height="0.005cm" svg:x="8.45cm" svg:y="20.552cm" svg:viewBox="0 0 14 6" draw:points="14,0 0,0 1,6">
          <text:p/>
        </draw:polygon>
        <draw:polygon draw:style-name="gr56" draw:layer="layout" svg:width="0.014cm" svg:height="0.005cm" svg:x="8.436cm" svg:y="20.551cm" svg:viewBox="0 0 15 6" draw:points="15,1 0,0 1,6">
          <text:p/>
        </draw:polygon>
        <draw:polygon draw:style-name="gr56" draw:layer="layout" svg:width="0.014cm" svg:height="0.005cm" svg:x="8.437cm" svg:y="20.552cm" svg:viewBox="0 0 15 6" draw:points="14,0 0,5 15,6">
          <text:p/>
        </draw:polygon>
        <draw:polygon draw:style-name="gr56" draw:layer="layout" svg:width="0.014cm" svg:height="0.006cm" svg:x="8.437cm" svg:y="20.556cm" svg:viewBox="0 0 15 7" draw:points="15,1 0,0 1,7">
          <text:p/>
        </draw:polygon>
        <draw:polygon draw:style-name="gr56" draw:layer="layout" svg:width="0.013cm" svg:height="0.006cm" svg:x="8.525cm" svg:y="20.522cm" svg:viewBox="0 0 14 7" draw:points="13,0 0,6 14,7">
          <text:p/>
        </draw:polygon>
        <draw:polygon draw:style-name="gr56" draw:layer="layout" svg:width="0.013cm" svg:height="0.006cm" svg:x="8.513cm" svg:y="20.527cm" svg:viewBox="0 0 14 7" draw:points="13,0 0,6 14,7">
          <text:p/>
        </draw:polygon>
        <draw:polygon draw:style-name="gr56" draw:layer="layout" svg:width="0.013cm" svg:height="0.006cm" svg:x="8.525cm" svg:y="20.527cm" svg:viewBox="0 0 14 7" draw:points="0,0 1,7 14,1">
          <text:p/>
        </draw:polygon>
        <draw:polygon draw:style-name="gr55" draw:layer="layout" svg:width="0.013cm" svg:height="0.005cm" svg:x="8.526cm" svg:y="20.528cm" svg:viewBox="0 0 14 6" draw:points="13,0 0,6 14,6">
          <text:p/>
        </draw:polygon>
        <draw:polygon draw:style-name="gr56" draw:layer="layout" svg:width="0.014cm" svg:height="0.006cm" svg:x="8.5cm" svg:y="20.532cm" svg:viewBox="0 0 15 7" draw:points="14,0 0,6 15,7">
          <text:p/>
        </draw:polygon>
        <draw:polygon draw:style-name="gr56" draw:layer="layout" svg:width="0.013cm" svg:height="0.005cm" svg:x="8.488cm" svg:y="20.537cm" svg:viewBox="0 0 14 6" draw:points="13,0 0,6 14,6">
          <text:p/>
        </draw:polygon>
        <draw:polygon draw:style-name="gr56" draw:layer="layout" svg:width="0.014cm" svg:height="0.005cm" svg:x="8.5cm" svg:y="20.537cm" svg:viewBox="0 0 15 6" draw:points="0,0 1,6 15,1">
          <text:p/>
        </draw:polygon>
        <draw:polygon draw:style-name="gr55" draw:layer="layout" svg:width="0.014cm" svg:height="0.005cm" svg:x="8.501cm" svg:y="20.538cm" svg:viewBox="0 0 15 6" draw:points="14,0 0,5 15,6">
          <text:p/>
        </draw:polygon>
        <draw:polygon draw:style-name="gr56" draw:layer="layout" svg:width="0.013cm" svg:height="0.006cm" svg:x="8.513cm" svg:y="20.532cm" svg:viewBox="0 0 14 7" draw:points="0,0 1,7 14,1">
          <text:p/>
        </draw:polygon>
        <draw:polygon draw:style-name="gr55" draw:layer="layout" svg:width="0.013cm" svg:height="0.005cm" svg:x="8.514cm" svg:y="20.538cm" svg:viewBox="0 0 14 6" draw:points="0,0 1,6 14,0">
          <text:p/>
        </draw:polygon>
        <draw:polygon draw:style-name="gr55" draw:layer="layout" svg:width="0.013cm" svg:height="0.005cm" svg:x="8.514cm" svg:y="20.533cm" svg:viewBox="0 0 14 6" draw:points="0,6 14,6 13,0">
          <text:p/>
        </draw:polygon>
        <draw:polygon draw:style-name="gr55" draw:layer="layout" svg:width="0.013cm" svg:height="0.005cm" svg:x="8.526cm" svg:y="20.533cm" svg:viewBox="0 0 14 6" draw:points="0,0 1,6 14,0">
          <text:p/>
        </draw:polygon>
        <draw:polygon draw:style-name="gr54" draw:layer="layout" svg:width="0.013cm" svg:height="0.005cm" svg:x="8.527cm" svg:y="20.533cm" svg:viewBox="0 0 14 6" draw:points="13,0 0,6 14,6">
          <text:p/>
        </draw:polygon>
        <draw:polygon draw:style-name="gr54" draw:layer="layout" svg:width="0.013cm" svg:height="0.005cm" svg:x="8.515cm" svg:y="20.538cm" svg:viewBox="0 0 14 6" draw:points="13,0 0,6 14,6">
          <text:p/>
        </draw:polygon>
        <draw:polygon draw:style-name="gr54" draw:layer="layout" svg:width="0.013cm" svg:height="0.005cm" svg:x="8.527cm" svg:y="20.538cm" svg:viewBox="0 0 14 6" draw:points="0,0 1,6 14,0">
          <text:p/>
        </draw:polygon>
        <draw:polygon draw:style-name="gr54" draw:layer="layout" svg:width="0.013cm" svg:height="0.006cm" svg:x="8.528cm" svg:y="20.538cm" svg:viewBox="0 0 14 7" draw:points="13,0 0,6 14,7">
          <text:p/>
        </draw:polygon>
        <draw:polygon draw:style-name="gr56" draw:layer="layout" svg:width="0.014cm" svg:height="0.005cm" svg:x="8.475cm" svg:y="20.542cm" svg:viewBox="0 0 15 6" draw:points="14,0 0,6 15,6">
          <text:p/>
        </draw:polygon>
        <draw:polygon draw:style-name="gr56" draw:layer="layout" svg:width="0.013cm" svg:height="0.005cm" svg:x="8.463cm" svg:y="20.547cm" svg:viewBox="0 0 14 6" draw:points="13,0 0,6 14,6">
          <text:p/>
        </draw:polygon>
        <draw:polygon draw:style-name="gr56" draw:layer="layout" svg:width="0.014cm" svg:height="0.005cm" svg:x="8.475cm" svg:y="20.547cm" svg:viewBox="0 0 15 6" draw:points="0,0 1,6 15,0">
          <text:p/>
        </draw:polygon>
        <draw:polygon draw:style-name="gr55" draw:layer="layout" svg:width="0.014cm" svg:height="0.006cm" svg:x="8.476cm" svg:y="20.547cm" svg:viewBox="0 0 15 7" draw:points="14,0 0,6 15,7">
          <text:p/>
        </draw:polygon>
        <draw:polygon draw:style-name="gr56" draw:layer="layout" svg:width="0.013cm" svg:height="0.005cm" svg:x="8.451cm" svg:y="20.552cm" svg:viewBox="0 0 14 6" draw:points="13,0 0,6 14,6">
          <text:p/>
        </draw:polygon>
        <draw:polygon draw:style-name="gr56" draw:layer="layout" svg:width="0.014cm" svg:height="0.005cm" svg:x="8.438cm" svg:y="20.557cm" svg:viewBox="0 0 15 6" draw:points="14,0 0,6 15,6">
          <text:p/>
        </draw:polygon>
        <draw:polygon draw:style-name="gr56" draw:layer="layout" svg:width="0.013cm" svg:height="0.005cm" svg:x="8.451cm" svg:y="20.557cm" svg:viewBox="0 0 14 6" draw:points="0,0 1,6 14,0">
          <text:p/>
        </draw:polygon>
        <draw:polygon draw:style-name="gr55" draw:layer="layout" svg:width="0.013cm" svg:height="0.006cm" svg:x="8.452cm" svg:y="20.557cm" svg:viewBox="0 0 14 7" draw:points="13,0 0,6 14,7">
          <text:p/>
        </draw:polygon>
        <draw:polygon draw:style-name="gr56" draw:layer="layout" svg:width="0.013cm" svg:height="0.005cm" svg:x="8.463cm" svg:y="20.552cm" svg:viewBox="0 0 14 6" draw:points="0,0 1,6 14,0">
          <text:p/>
        </draw:polygon>
        <draw:polygon draw:style-name="gr55" draw:layer="layout" svg:width="0.013cm" svg:height="0.006cm" svg:x="8.464cm" svg:y="20.557cm" svg:viewBox="0 0 14 7" draw:points="0,0 1,7 14,1">
          <text:p/>
        </draw:polygon>
        <draw:polygon draw:style-name="gr55" draw:layer="layout" svg:width="0.013cm" svg:height="0.006cm" svg:x="8.464cm" svg:y="20.552cm" svg:viewBox="0 0 14 7" draw:points="0,6 14,7 13,0">
          <text:p/>
        </draw:polygon>
        <draw:polygon draw:style-name="gr55" draw:layer="layout" svg:width="0.014cm" svg:height="0.006cm" svg:x="8.476cm" svg:y="20.552cm" svg:viewBox="0 0 15 7" draw:points="0,0 1,7 15,1">
          <text:p/>
        </draw:polygon>
        <draw:polygon draw:style-name="gr54" draw:layer="layout" svg:width="0.014cm" svg:height="0.005cm" svg:x="8.477cm" svg:y="20.553cm" svg:viewBox="0 0 15 6" draw:points="14,0 0,6 15,6">
          <text:p/>
        </draw:polygon>
        <draw:polygon draw:style-name="gr54" draw:layer="layout" svg:width="0.014cm" svg:height="0.005cm" svg:x="8.465cm" svg:y="20.558cm" svg:viewBox="0 0 15 6" draw:points="13,0 0,6 15,6">
          <text:p/>
        </draw:polygon>
        <draw:polygon draw:style-name="gr54" draw:layer="layout" svg:width="0.014cm" svg:height="0.005cm" svg:x="8.477cm" svg:y="20.558cm" svg:viewBox="0 0 15 6" draw:points="0,0 2,6 15,0">
          <text:p/>
        </draw:polygon>
        <draw:polygon draw:style-name="gr54" draw:layer="layout" svg:width="0.013cm" svg:height="0.006cm" svg:x="8.479cm" svg:y="20.558cm" svg:viewBox="0 0 14 7" draw:points="13,0 0,6 14,7">
          <text:p/>
        </draw:polygon>
        <draw:polygon draw:style-name="gr56" draw:layer="layout" svg:width="0.013cm" svg:height="0.005cm" svg:x="8.488cm" svg:y="20.542cm" svg:viewBox="0 0 14 6" draw:points="0,0 1,6 14,0">
          <text:p/>
        </draw:polygon>
        <draw:polygon draw:style-name="gr55" draw:layer="layout" svg:width="0.013cm" svg:height="0.006cm" svg:x="8.489cm" svg:y="20.547cm" svg:viewBox="0 0 14 7" draw:points="0,0 1,7 14,1">
          <text:p/>
        </draw:polygon>
        <draw:polygon draw:style-name="gr55" draw:layer="layout" svg:width="0.013cm" svg:height="0.006cm" svg:x="8.489cm" svg:y="20.542cm" svg:viewBox="0 0 14 7" draw:points="0,6 14,7 13,0">
          <text:p/>
        </draw:polygon>
        <draw:polygon draw:style-name="gr55" draw:layer="layout" svg:width="0.014cm" svg:height="0.006cm" svg:x="8.501cm" svg:y="20.542cm" svg:viewBox="0 0 15 7" draw:points="0,0 1,7 15,1">
          <text:p/>
        </draw:polygon>
        <draw:polygon draw:style-name="gr54" draw:layer="layout" svg:width="0.013cm" svg:height="0.005cm" svg:x="8.49cm" svg:y="20.553cm" svg:viewBox="0 0 14 6" draw:points="0,0 1,6 14,0">
          <text:p/>
        </draw:polygon>
        <draw:polygon draw:style-name="gr54" draw:layer="layout" svg:width="0.013cm" svg:height="0.006cm" svg:x="8.491cm" svg:y="20.558cm" svg:viewBox="0 0 14 7" draw:points="0,0 1,7 14,1">
          <text:p/>
        </draw:polygon>
        <draw:polygon draw:style-name="gr54" draw:layer="layout" svg:width="0.013cm" svg:height="0.006cm" svg:x="8.491cm" svg:y="20.553cm" svg:viewBox="0 0 14 7" draw:points="0,6 14,7 13,0">
          <text:p/>
        </draw:polygon>
        <draw:polygon draw:style-name="gr54" draw:layer="layout" svg:width="0.014cm" svg:height="0.006cm" svg:x="8.503cm" svg:y="20.553cm" svg:viewBox="0 0 15 7" draw:points="0,0 1,7 15,1">
          <text:p/>
        </draw:polygon>
        <draw:polygon draw:style-name="gr54" draw:layer="layout" svg:width="0.013cm" svg:height="0.005cm" svg:x="8.49cm" svg:y="20.548cm" svg:viewBox="0 0 14 6" draw:points="0,6 14,6 13,0">
          <text:p/>
        </draw:polygon>
        <draw:polygon draw:style-name="gr54" draw:layer="layout" svg:width="0.014cm" svg:height="0.006cm" svg:x="8.503cm" svg:y="20.548cm" svg:viewBox="0 0 15 7" draw:points="0,6 15,7 14,0">
          <text:p/>
        </draw:polygon>
        <draw:polygon draw:style-name="gr54" draw:layer="layout" svg:width="0.014cm" svg:height="0.005cm" svg:x="8.502cm" svg:y="20.548cm" svg:viewBox="0 0 15 6" draw:points="1,6 15,0 0,0">
          <text:p/>
        </draw:polygon>
        <draw:polygon draw:style-name="gr54" draw:layer="layout" svg:width="0.014cm" svg:height="0.005cm" svg:x="8.502cm" svg:y="20.543cm" svg:viewBox="0 0 15 6" draw:points="0,6 15,6 14,0">
          <text:p/>
        </draw:polygon>
        <draw:polygon draw:style-name="gr54" draw:layer="layout" svg:width="0.013cm" svg:height="0.005cm" svg:x="8.515cm" svg:y="20.543cm" svg:viewBox="0 0 14 6" draw:points="0,0 1,6 14,0">
          <text:p/>
        </draw:polygon>
        <draw:polygon draw:style-name="gr54" draw:layer="layout" svg:width="0.013cm" svg:height="0.006cm" svg:x="8.516cm" svg:y="20.548cm" svg:viewBox="0 0 14 7" draw:points="0,0 1,7 14,1">
          <text:p/>
        </draw:polygon>
        <draw:polygon draw:style-name="gr54" draw:layer="layout" svg:width="0.013cm" svg:height="0.006cm" svg:x="8.516cm" svg:y="20.543cm" svg:viewBox="0 0 14 7" draw:points="0,6 14,7 13,0">
          <text:p/>
        </draw:polygon>
        <draw:polygon draw:style-name="gr54" draw:layer="layout" svg:width="0.013cm" svg:height="0.006cm" svg:x="8.528cm" svg:y="20.543cm" svg:viewBox="0 0 14 7" draw:points="0,0 1,7 14,1">
          <text:p/>
        </draw:polygon>
        <draw:polygon draw:style-name="gr53" draw:layer="layout" svg:width="0.013cm" svg:height="0.005cm" svg:x="8.529cm" svg:y="20.544cm" svg:viewBox="0 0 14 6" draw:points="13,0 0,6 14,6">
          <text:p/>
        </draw:polygon>
        <draw:polygon draw:style-name="gr53" draw:layer="layout" svg:width="0.013cm" svg:height="0.005cm" svg:x="8.517cm" svg:y="20.549cm" svg:viewBox="0 0 14 6" draw:points="13,0 0,6 14,6">
          <text:p/>
        </draw:polygon>
        <draw:polygon draw:style-name="gr53" draw:layer="layout" svg:width="0.013cm" svg:height="0.005cm" svg:x="8.529cm" svg:y="20.549cm" svg:viewBox="0 0 14 6" draw:points="0,0 1,6 14,0">
          <text:p/>
        </draw:polygon>
        <draw:polygon draw:style-name="gr53" draw:layer="layout" svg:width="0.013cm" svg:height="0.007cm" svg:x="8.53cm" svg:y="20.549cm" svg:viewBox="0 0 14 8" draw:points="13,0 0,6 14,8">
          <text:p/>
        </draw:polygon>
        <draw:polygon draw:style-name="gr53" draw:layer="layout" svg:width="0.014cm" svg:height="0.005cm" svg:x="8.504cm" svg:y="20.554cm" svg:viewBox="0 0 15 6" draw:points="14,0 0,6 15,6">
          <text:p/>
        </draw:polygon>
        <draw:polygon draw:style-name="gr53" draw:layer="layout" svg:width="0.013cm" svg:height="0.005cm" svg:x="8.492cm" svg:y="20.559cm" svg:viewBox="0 0 14 6" draw:points="13,0 0,6 14,6">
          <text:p/>
        </draw:polygon>
        <draw:polygon draw:style-name="gr53" draw:layer="layout" svg:width="0.014cm" svg:height="0.005cm" svg:x="8.504cm" svg:y="20.559cm" svg:viewBox="0 0 15 6" draw:points="0,0 1,6 15,0">
          <text:p/>
        </draw:polygon>
        <draw:polygon draw:style-name="gr53" draw:layer="layout" svg:width="0.014cm" svg:height="0.007cm" svg:x="8.505cm" svg:y="20.559cm" svg:viewBox="0 0 15 8" draw:points="14,0 0,6 15,8">
          <text:p/>
        </draw:polygon>
        <draw:polygon draw:style-name="gr53" draw:layer="layout" svg:width="0.013cm" svg:height="0.005cm" svg:x="8.517cm" svg:y="20.554cm" svg:viewBox="0 0 14 6" draw:points="0,0 1,6 14,0">
          <text:p/>
        </draw:polygon>
        <draw:polygon draw:style-name="gr53" draw:layer="layout" svg:width="0.013cm" svg:height="0.007cm" svg:x="8.518cm" svg:y="20.559cm" svg:viewBox="0 0 14 8" draw:points="0,0 1,8 14,2">
          <text:p/>
        </draw:polygon>
        <draw:polygon draw:style-name="gr53" draw:layer="layout" svg:width="0.013cm" svg:height="0.007cm" svg:x="8.518cm" svg:y="20.554cm" svg:viewBox="0 0 14 8" draw:points="0,6 14,8 13,0">
          <text:p/>
        </draw:polygon>
        <draw:polygon draw:style-name="gr53" draw:layer="layout" svg:width="0.013cm" svg:height="0.007cm" svg:x="8.53cm" svg:y="20.554cm" svg:viewBox="0 0 14 8" draw:points="0,0 1,8 14,2">
          <text:p/>
        </draw:polygon>
        <draw:polygon draw:style-name="gr52" draw:layer="layout" svg:width="0.013cm" svg:height="0.005cm" svg:x="8.531cm" svg:y="20.555cm" svg:viewBox="0 0 14 6" draw:points="13,0 0,6 14,6">
          <text:p/>
        </draw:polygon>
        <draw:polygon draw:style-name="gr52" draw:layer="layout" svg:width="0.013cm" svg:height="0.005cm" svg:x="8.519cm" svg:y="20.56cm" svg:viewBox="0 0 14 6" draw:points="13,0 0,6 14,6">
          <text:p/>
        </draw:polygon>
        <draw:polygon draw:style-name="gr52" draw:layer="layout" svg:width="0.013cm" svg:height="0.005cm" svg:x="8.531cm" svg:y="20.56cm" svg:viewBox="0 0 14 6" draw:points="0,0 1,6 14,0">
          <text:p/>
        </draw:polygon>
        <draw:polygon draw:style-name="gr52" draw:layer="layout" svg:width="0.013cm" svg:height="0.006cm" svg:x="8.532cm" svg:y="20.56cm" svg:viewBox="0 0 14 7" draw:points="13,0 0,6 14,7">
          <text:p/>
        </draw:polygon>
        <draw:polygon draw:style-name="gr35" draw:layer="layout" svg:width="0.013cm" svg:height="0.006cm" svg:x="8.532cm" svg:y="20.565cm" svg:viewBox="0 0 14 7" draw:points="14,1 0,0 1,7">
          <text:p/>
        </draw:polygon>
        <draw:polygon draw:style-name="gr52" draw:layer="layout" svg:width="0.013cm" svg:height="0.005cm" svg:x="8.519cm" svg:y="20.565cm" svg:viewBox="0 0 14 6" draw:points="14,0 0,0 1,6">
          <text:p/>
        </draw:polygon>
        <draw:polygon draw:style-name="gr52" draw:layer="layout" svg:width="0.013cm" svg:height="0.006cm" svg:x="8.52cm" svg:y="20.565cm" svg:viewBox="0 0 14 7" draw:points="13,0 0,6 14,7">
          <text:p/>
        </draw:polygon>
        <draw:polygon draw:style-name="gr35" draw:layer="layout" svg:width="0.013cm" svg:height="0.006cm" svg:x="8.52cm" svg:y="20.57cm" svg:viewBox="0 0 14 7" draw:points="14,1 0,0 1,7">
          <text:p/>
        </draw:polygon>
        <draw:polygon draw:style-name="gr52" draw:layer="layout" svg:width="0.014cm" svg:height="0.007cm" svg:x="8.505cm" svg:y="20.564cm" svg:viewBox="0 0 15 8" draw:points="15,2 0,0 1,8">
          <text:p/>
        </draw:polygon>
        <draw:polygon draw:style-name="gr53" draw:layer="layout" svg:width="0.013cm" svg:height="0.005cm" svg:x="8.492cm" svg:y="20.564cm" svg:viewBox="0 0 14 6" draw:points="14,0 0,0 1,6">
          <text:p/>
        </draw:polygon>
        <draw:polygon draw:style-name="gr53" draw:layer="layout" svg:width="0.013cm" svg:height="0.007cm" svg:x="8.493cm" svg:y="20.564cm" svg:viewBox="0 0 14 8" draw:points="13,0 0,6 14,8">
          <text:p/>
        </draw:polygon>
        <draw:polygon draw:style-name="gr52" draw:layer="layout" svg:width="0.013cm" svg:height="0.007cm" svg:x="8.493cm" svg:y="20.569cm" svg:viewBox="0 0 14 8" draw:points="14,2 0,0 1,8">
          <text:p/>
        </draw:polygon>
        <draw:polygon draw:style-name="gr52" draw:layer="layout" svg:width="0.014cm" svg:height="0.005cm" svg:x="8.506cm" svg:y="20.565cm" svg:viewBox="0 0 15 6" draw:points="14,0 0,6 15,6">
          <text:p/>
        </draw:polygon>
        <draw:polygon draw:style-name="gr52" draw:layer="layout" svg:width="0.013cm" svg:height="0.005cm" svg:x="8.494cm" svg:y="20.57cm" svg:viewBox="0 0 14 6" draw:points="13,0 0,6 14,6">
          <text:p/>
        </draw:polygon>
        <draw:polygon draw:style-name="gr52" draw:layer="layout" svg:width="0.014cm" svg:height="0.005cm" svg:x="8.506cm" svg:y="20.57cm" svg:viewBox="0 0 15 6" draw:points="0,0 1,6 15,0">
          <text:p/>
        </draw:polygon>
        <draw:polygon draw:style-name="gr52" draw:layer="layout" svg:width="0.014cm" svg:height="0.006cm" svg:x="8.507cm" svg:y="20.57cm" svg:viewBox="0 0 15 7" draw:points="14,0 0,6 15,7">
          <text:p/>
        </draw:polygon>
        <draw:polygon draw:style-name="gr35" draw:layer="layout" svg:width="0.014cm" svg:height="0.006cm" svg:x="8.507cm" svg:y="20.575cm" svg:viewBox="0 0 15 7" draw:points="15,1 0,0 1,7">
          <text:p/>
        </draw:polygon>
        <draw:polygon draw:style-name="gr52" draw:layer="layout" svg:width="0.013cm" svg:height="0.005cm" svg:x="8.494cm" svg:y="20.575cm" svg:viewBox="0 0 14 6" draw:points="14,0 0,0 1,6">
          <text:p/>
        </draw:polygon>
        <draw:polygon draw:style-name="gr52" draw:layer="layout" svg:width="0.013cm" svg:height="0.006cm" svg:x="8.495cm" svg:y="20.575cm" svg:viewBox="0 0 14 7" draw:points="13,0 0,6 14,7">
          <text:p/>
        </draw:polygon>
        <draw:polygon draw:style-name="gr35" draw:layer="layout" svg:width="0.013cm" svg:height="0.006cm" svg:x="8.495cm" svg:y="20.58cm" svg:viewBox="0 0 14 7" draw:points="14,1 0,0 1,7">
          <text:p/>
        </draw:polygon>
        <draw:polygon draw:style-name="gr53" draw:layer="layout" svg:width="0.013cm" svg:height="0.006cm" svg:x="8.479cm" svg:y="20.563cm" svg:viewBox="0 0 14 7" draw:points="14,1 0,0 1,7">
          <text:p/>
        </draw:polygon>
        <draw:polygon draw:style-name="gr54" draw:layer="layout" svg:width="0.014cm" svg:height="0.005cm" svg:x="8.465cm" svg:y="20.563cm" svg:viewBox="0 0 15 6" draw:points="15,0 0,0 1,6">
          <text:p/>
        </draw:polygon>
        <draw:polygon draw:style-name="gr54" draw:layer="layout" svg:width="0.014cm" svg:height="0.006cm" svg:x="8.466cm" svg:y="20.563cm" svg:viewBox="0 0 15 7" draw:points="14,0 0,6 15,7">
          <text:p/>
        </draw:polygon>
        <draw:polygon draw:style-name="gr53" draw:layer="layout" svg:width="0.014cm" svg:height="0.006cm" svg:x="8.466cm" svg:y="20.568cm" svg:viewBox="0 0 15 7" draw:points="15,1 0,0 1,7">
          <text:p/>
        </draw:polygon>
        <draw:polygon draw:style-name="gr54" draw:layer="layout" svg:width="0.013cm" svg:height="0.006cm" svg:x="8.452cm" svg:y="20.562cm" svg:viewBox="0 0 14 7" draw:points="14,1 0,0 1,7">
          <text:p/>
        </draw:polygon>
        <draw:polygon draw:style-name="gr55" draw:layer="layout" svg:width="0.014cm" svg:height="0.005cm" svg:x="8.438cm" svg:y="20.562cm" svg:viewBox="0 0 15 6" draw:points="15,0 0,0 1,6">
          <text:p/>
        </draw:polygon>
        <draw:polygon draw:style-name="gr55" draw:layer="layout" svg:width="0.014cm" svg:height="0.006cm" svg:x="8.439cm" svg:y="20.562cm" svg:viewBox="0 0 15 7" draw:points="14,0 0,6 15,7">
          <text:p/>
        </draw:polygon>
        <draw:polygon draw:style-name="gr54" draw:layer="layout" svg:width="0.014cm" svg:height="0.006cm" svg:x="8.439cm" svg:y="20.567cm" svg:viewBox="0 0 15 7" draw:points="15,1 0,0 1,7">
          <text:p/>
        </draw:polygon>
        <draw:polygon draw:style-name="gr54" draw:layer="layout" svg:width="0.013cm" svg:height="0.005cm" svg:x="8.453cm" svg:y="20.563cm" svg:viewBox="0 0 14 6" draw:points="13,0 0,6 14,6">
          <text:p/>
        </draw:polygon>
        <draw:polygon draw:style-name="gr54" draw:layer="layout" svg:width="0.014cm" svg:height="0.005cm" svg:x="8.44cm" svg:y="20.568cm" svg:viewBox="0 0 15 6" draw:points="14,0 0,6 15,6">
          <text:p/>
        </draw:polygon>
        <draw:polygon draw:style-name="gr54" draw:layer="layout" svg:width="0.013cm" svg:height="0.005cm" svg:x="8.453cm" svg:y="20.568cm" svg:viewBox="0 0 14 6" draw:points="0,0 1,6 14,0">
          <text:p/>
        </draw:polygon>
        <draw:polygon draw:style-name="gr54" draw:layer="layout" svg:width="0.013cm" svg:height="0.006cm" svg:x="8.454cm" svg:y="20.568cm" svg:viewBox="0 0 14 7" draw:points="13,0 0,6 14,7">
          <text:p/>
        </draw:polygon>
        <draw:polygon draw:style-name="gr53" draw:layer="layout" svg:width="0.013cm" svg:height="0.006cm" svg:x="8.454cm" svg:y="20.573cm" svg:viewBox="0 0 14 7" draw:points="14,1 0,0 1,7">
          <text:p/>
        </draw:polygon>
        <draw:polygon draw:style-name="gr54" draw:layer="layout" svg:width="0.014cm" svg:height="0.005cm" svg:x="8.44cm" svg:y="20.573cm" svg:viewBox="0 0 15 6" draw:points="15,0 0,0 1,6">
          <text:p/>
        </draw:polygon>
        <draw:polygon draw:style-name="gr54" draw:layer="layout" svg:width="0.014cm" svg:height="0.006cm" svg:x="8.441cm" svg:y="20.573cm" svg:viewBox="0 0 15 7" draw:points="14,0 0,6 15,7">
          <text:p/>
        </draw:polygon>
        <draw:polygon draw:style-name="gr53" draw:layer="layout" svg:width="0.014cm" svg:height="0.006cm" svg:x="8.441cm" svg:y="20.578cm" svg:viewBox="0 0 15 7" draw:points="15,1 0,0 1,7">
          <text:p/>
        </draw:polygon>
        <draw:polygon draw:style-name="gr53" draw:layer="layout" svg:width="0.013cm" svg:height="0.005cm" svg:x="8.48cm" svg:y="20.564cm" svg:viewBox="0 0 14 6" draw:points="13,0 0,6 14,6">
          <text:p/>
        </draw:polygon>
        <draw:polygon draw:style-name="gr53" draw:layer="layout" svg:width="0.014cm" svg:height="0.005cm" svg:x="8.467cm" svg:y="20.569cm" svg:viewBox="0 0 15 6" draw:points="14,0 0,6 15,6">
          <text:p/>
        </draw:polygon>
        <draw:polygon draw:style-name="gr53" draw:layer="layout" svg:width="0.013cm" svg:height="0.005cm" svg:x="8.48cm" svg:y="20.569cm" svg:viewBox="0 0 14 6" draw:points="0,0 1,6 14,0">
          <text:p/>
        </draw:polygon>
        <draw:polygon draw:style-name="gr53" draw:layer="layout" svg:width="0.013cm" svg:height="0.007cm" svg:x="8.481cm" svg:y="20.569cm" svg:viewBox="0 0 14 8" draw:points="13,0 0,6 14,8">
          <text:p/>
        </draw:polygon>
        <draw:polygon draw:style-name="gr53" draw:layer="layout" svg:width="0.013cm" svg:height="0.005cm" svg:x="8.455cm" svg:y="20.574cm" svg:viewBox="0 0 14 6" draw:points="13,0 0,6 14,6">
          <text:p/>
        </draw:polygon>
        <draw:polygon draw:style-name="gr53" draw:layer="layout" svg:width="0.014cm" svg:height="0.005cm" svg:x="8.442cm" svg:y="20.579cm" svg:viewBox="0 0 15 6" draw:points="14,0 0,6 15,6">
          <text:p/>
        </draw:polygon>
        <draw:polygon draw:style-name="gr53" draw:layer="layout" svg:width="0.013cm" svg:height="0.005cm" svg:x="8.455cm" svg:y="20.579cm" svg:viewBox="0 0 14 6" draw:points="0,0 1,6 14,0">
          <text:p/>
        </draw:polygon>
        <draw:polygon draw:style-name="gr53" draw:layer="layout" svg:width="0.013cm" svg:height="0.007cm" svg:x="8.456cm" svg:y="20.579cm" svg:viewBox="0 0 14 8" draw:points="13,0 0,6 14,8">
          <text:p/>
        </draw:polygon>
        <draw:polygon draw:style-name="gr53" draw:layer="layout" svg:width="0.014cm" svg:height="0.005cm" svg:x="8.467cm" svg:y="20.574cm" svg:viewBox="0 0 15 6" draw:points="0,0 1,6 15,0">
          <text:p/>
        </draw:polygon>
        <draw:polygon draw:style-name="gr53" draw:layer="layout" svg:width="0.014cm" svg:height="0.007cm" svg:x="8.468cm" svg:y="20.579cm" svg:viewBox="0 0 15 8" draw:points="0,0 1,8 15,2">
          <text:p/>
        </draw:polygon>
        <draw:polygon draw:style-name="gr53" draw:layer="layout" svg:width="0.014cm" svg:height="0.007cm" svg:x="8.468cm" svg:y="20.574cm" svg:viewBox="0 0 15 8" draw:points="0,6 15,8 14,0">
          <text:p/>
        </draw:polygon>
        <draw:polygon draw:style-name="gr53" draw:layer="layout" svg:width="0.013cm" svg:height="0.007cm" svg:x="8.481cm" svg:y="20.574cm" svg:viewBox="0 0 14 8" draw:points="0,0 1,8 14,2">
          <text:p/>
        </draw:polygon>
        <draw:polygon draw:style-name="gr52" draw:layer="layout" svg:width="0.013cm" svg:height="0.005cm" svg:x="8.482cm" svg:y="20.575cm" svg:viewBox="0 0 14 6" draw:points="13,0 0,6 14,6">
          <text:p/>
        </draw:polygon>
        <draw:polygon draw:style-name="gr52" draw:layer="layout" svg:width="0.014cm" svg:height="0.005cm" svg:x="8.469cm" svg:y="20.58cm" svg:viewBox="0 0 15 6" draw:points="14,0 0,6 15,6">
          <text:p/>
        </draw:polygon>
        <draw:polygon draw:style-name="gr52" draw:layer="layout" svg:width="0.013cm" svg:height="0.005cm" svg:x="8.482cm" svg:y="20.58cm" svg:viewBox="0 0 14 6" draw:points="0,0 1,6 14,0">
          <text:p/>
        </draw:polygon>
        <draw:polygon draw:style-name="gr52" draw:layer="layout" svg:width="0.013cm" svg:height="0.006cm" svg:x="8.483cm" svg:y="20.58cm" svg:viewBox="0 0 14 7" draw:points="13,0 0,6 14,7">
          <text:p/>
        </draw:polygon>
        <draw:polygon draw:style-name="gr35" draw:layer="layout" svg:width="0.013cm" svg:height="0.006cm" svg:x="8.483cm" svg:y="20.585cm" svg:viewBox="0 0 14 7" draw:points="14,1 0,0 1,7">
          <text:p/>
        </draw:polygon>
        <draw:polygon draw:style-name="gr52" draw:layer="layout" svg:width="0.014cm" svg:height="0.005cm" svg:x="8.469cm" svg:y="20.585cm" svg:viewBox="0 0 15 6" draw:points="15,0 0,0 1,6">
          <text:p/>
        </draw:polygon>
        <draw:polygon draw:style-name="gr52" draw:layer="layout" svg:width="0.014cm" svg:height="0.006cm" svg:x="8.47cm" svg:y="20.585cm" svg:viewBox="0 0 15 7" draw:points="14,0 0,6 15,7">
          <text:p/>
        </draw:polygon>
        <draw:polygon draw:style-name="gr35" draw:layer="layout" svg:width="0.014cm" svg:height="0.006cm" svg:x="8.47cm" svg:y="20.59cm" svg:viewBox="0 0 15 7" draw:points="15,1 0,0 1,7">
          <text:p/>
        </draw:polygon>
        <draw:polygon draw:style-name="gr52" draw:layer="layout" svg:width="0.013cm" svg:height="0.007cm" svg:x="8.456cm" svg:y="20.584cm" svg:viewBox="0 0 14 8" draw:points="14,2 0,0 1,8">
          <text:p/>
        </draw:polygon>
        <draw:polygon draw:style-name="gr53" draw:layer="layout" svg:width="0.014cm" svg:height="0.005cm" svg:x="8.442cm" svg:y="20.584cm" svg:viewBox="0 0 15 6" draw:points="15,0 0,0 1,6">
          <text:p/>
        </draw:polygon>
        <draw:polygon draw:style-name="gr53" draw:layer="layout" svg:width="0.014cm" svg:height="0.007cm" svg:x="8.443cm" svg:y="20.584cm" svg:viewBox="0 0 15 8" draw:points="14,0 0,6 15,8">
          <text:p/>
        </draw:polygon>
        <draw:polygon draw:style-name="gr52" draw:layer="layout" svg:width="0.014cm" svg:height="0.007cm" svg:x="8.443cm" svg:y="20.589cm" svg:viewBox="0 0 15 8" draw:points="15,2 0,0 1,8">
          <text:p/>
        </draw:polygon>
        <draw:polygon draw:style-name="gr52" draw:layer="layout" svg:width="0.013cm" svg:height="0.005cm" svg:x="8.457cm" svg:y="20.585cm" svg:viewBox="0 0 14 6" draw:points="13,0 0,6 14,6">
          <text:p/>
        </draw:polygon>
        <draw:polygon draw:style-name="gr52" draw:layer="layout" svg:width="0.014cm" svg:height="0.005cm" svg:x="8.444cm" svg:y="20.59cm" svg:viewBox="0 0 15 6" draw:points="14,0 0,6 15,6">
          <text:p/>
        </draw:polygon>
        <draw:polygon draw:style-name="gr52" draw:layer="layout" svg:width="0.013cm" svg:height="0.005cm" svg:x="8.457cm" svg:y="20.59cm" svg:viewBox="0 0 14 6" draw:points="0,0 1,6 14,0">
          <text:p/>
        </draw:polygon>
        <draw:polygon draw:style-name="gr52" draw:layer="layout" svg:width="0.013cm" svg:height="0.006cm" svg:x="8.458cm" svg:y="20.59cm" svg:viewBox="0 0 14 7" draw:points="13,0 0,6 14,7">
          <text:p/>
        </draw:polygon>
        <draw:polygon draw:style-name="gr35" draw:layer="layout" svg:width="0.013cm" svg:height="0.006cm" svg:x="8.458cm" svg:y="20.595cm" svg:viewBox="0 0 14 7" draw:points="14,1 0,0 2,7">
          <text:p/>
        </draw:polygon>
        <draw:polygon draw:style-name="gr52" draw:layer="layout" svg:width="0.014cm" svg:height="0.005cm" svg:x="8.444cm" svg:y="20.595cm" svg:viewBox="0 0 15 6" draw:points="15,0 0,0 1,6">
          <text:p/>
        </draw:polygon>
        <draw:polygon draw:style-name="gr52" draw:layer="layout" svg:width="0.015cm" svg:height="0.006cm" svg:x="8.445cm" svg:y="20.595cm" svg:viewBox="0 0 16 7" draw:points="14,0 0,6 16,7">
          <text:p/>
        </draw:polygon>
        <draw:polygon draw:style-name="gr35" draw:layer="layout" svg:width="0.015cm" svg:height="0.006cm" svg:x="8.445cm" svg:y="20.6cm" svg:viewBox="0 0 16 7" draw:points="16,1 0,0 2,7">
          <text:p/>
        </draw:polygon>
        <draw:polygon draw:style-name="gr35" draw:layer="layout" svg:width="0.013cm" svg:height="0.005cm" svg:x="8.632cm" svg:y="20.526cm" svg:viewBox="0 0 14 6" draw:points="13,0 0,6 14,6">
          <text:p/>
        </draw:polygon>
        <draw:polygon draw:style-name="gr35" draw:layer="layout" svg:width="0.013cm" svg:height="0.005cm" svg:x="8.62cm" svg:y="20.531cm" svg:viewBox="0 0 14 6" draw:points="13,0 0,6 14,6">
          <text:p/>
        </draw:polygon>
        <draw:polygon draw:style-name="gr35" draw:layer="layout" svg:width="0.013cm" svg:height="0.005cm" svg:x="8.632cm" svg:y="20.531cm" svg:viewBox="0 0 14 6" draw:points="0,0 1,6 14,0">
          <text:p/>
        </draw:polygon>
        <draw:polygon draw:style-name="gr51" draw:layer="layout" svg:width="0.013cm" svg:height="0.006cm" svg:x="8.633cm" svg:y="20.531cm" svg:viewBox="0 0 14 7" draw:points="13,0 0,6 14,7">
          <text:p/>
        </draw:polygon>
        <draw:polygon draw:style-name="gr35" draw:layer="layout" svg:width="0.014cm" svg:height="0.005cm" svg:x="8.607cm" svg:y="20.536cm" svg:viewBox="0 0 15 6" draw:points="14,0 0,6 15,6">
          <text:p/>
        </draw:polygon>
        <draw:polygon draw:style-name="gr35" draw:layer="layout" svg:width="0.013cm" svg:height="0.005cm" svg:x="8.595cm" svg:y="20.541cm" svg:viewBox="0 0 14 6" draw:points="13,0 0,6 14,6">
          <text:p/>
        </draw:polygon>
        <draw:polygon draw:style-name="gr35" draw:layer="layout" svg:width="0.014cm" svg:height="0.005cm" svg:x="8.607cm" svg:y="20.541cm" svg:viewBox="0 0 15 6" draw:points="0,0 1,6 15,0">
          <text:p/>
        </draw:polygon>
        <draw:polygon draw:style-name="gr51" draw:layer="layout" svg:width="0.014cm" svg:height="0.006cm" svg:x="8.608cm" svg:y="20.541cm" svg:viewBox="0 0 15 7" draw:points="14,0 0,6 15,7">
          <text:p/>
        </draw:polygon>
        <draw:polygon draw:style-name="gr35" draw:layer="layout" svg:width="0.013cm" svg:height="0.005cm" svg:x="8.62cm" svg:y="20.536cm" svg:viewBox="0 0 14 6" draw:points="0,0 1,6 14,0">
          <text:p/>
        </draw:polygon>
        <draw:polygon draw:style-name="gr51" draw:layer="layout" svg:width="0.013cm" svg:height="0.006cm" svg:x="8.621cm" svg:y="20.541cm" svg:viewBox="0 0 14 7" draw:points="0,0 1,7 14,1">
          <text:p/>
        </draw:polygon>
        <draw:polygon draw:style-name="gr51" draw:layer="layout" svg:width="0.013cm" svg:height="0.006cm" svg:x="8.621cm" svg:y="20.536cm" svg:viewBox="0 0 14 7" draw:points="0,6 14,7 13,0">
          <text:p/>
        </draw:polygon>
        <draw:polygon draw:style-name="gr51" draw:layer="layout" svg:width="0.013cm" svg:height="0.006cm" svg:x="8.633cm" svg:y="20.536cm" svg:viewBox="0 0 14 7" draw:points="0,0 1,7 14,1">
          <text:p/>
        </draw:polygon>
        <draw:polygon draw:style-name="gr51" draw:layer="layout" svg:width="0.013cm" svg:height="0.005cm" svg:x="8.634cm" svg:y="20.537cm" svg:viewBox="0 0 14 6" draw:points="13,0 0,6 14,6">
          <text:p/>
        </draw:polygon>
        <draw:polygon draw:style-name="gr51" draw:layer="layout" svg:width="0.013cm" svg:height="0.005cm" svg:x="8.622cm" svg:y="20.542cm" svg:viewBox="0 0 14 6" draw:points="13,0 0,6 14,6">
          <text:p/>
        </draw:polygon>
        <draw:polygon draw:style-name="gr51" draw:layer="layout" svg:width="0.013cm" svg:height="0.005cm" svg:x="8.634cm" svg:y="20.542cm" svg:viewBox="0 0 14 6" draw:points="0,0 1,6 14,0">
          <text:p/>
        </draw:polygon>
        <draw:polygon draw:style-name="gr50" draw:layer="layout" svg:width="0.013cm" svg:height="0.006cm" svg:x="8.635cm" svg:y="20.542cm" svg:viewBox="0 0 14 7" draw:points="13,0 0,6 14,7">
          <text:p/>
        </draw:polygon>
        <draw:polygon draw:style-name="gr35" draw:layer="layout" svg:width="0.013cm" svg:height="0.005cm" svg:x="8.583cm" svg:y="20.546cm" svg:viewBox="0 0 14 6" draw:points="13,0 0,6 14,6">
          <text:p/>
        </draw:polygon>
        <draw:polygon draw:style-name="gr35" draw:layer="layout" svg:width="0.014cm" svg:height="0.005cm" svg:x="8.57cm" svg:y="20.551cm" svg:viewBox="0 0 15 6" draw:points="14,0 0,6 15,6">
          <text:p/>
        </draw:polygon>
        <draw:polygon draw:style-name="gr35" draw:layer="layout" svg:width="0.013cm" svg:height="0.005cm" svg:x="8.583cm" svg:y="20.551cm" svg:viewBox="0 0 14 6" draw:points="0,0 1,6 14,0">
          <text:p/>
        </draw:polygon>
        <draw:polygon draw:style-name="gr51" draw:layer="layout" svg:width="0.013cm" svg:height="0.006cm" svg:x="8.584cm" svg:y="20.551cm" svg:viewBox="0 0 14 7" draw:points="13,0 0,6 14,7">
          <text:p/>
        </draw:polygon>
        <draw:polygon draw:style-name="gr35" draw:layer="layout" svg:width="0.013cm" svg:height="0.005cm" svg:x="8.558cm" svg:y="20.556cm" svg:viewBox="0 0 14 6" draw:points="13,0 0,6 14,6">
          <text:p/>
        </draw:polygon>
        <draw:polygon draw:style-name="gr35" draw:layer="layout" svg:width="0.014cm" svg:height="0.005cm" svg:x="8.545cm" svg:y="20.561cm" svg:viewBox="0 0 15 6" draw:points="14,0 0,6 15,6">
          <text:p/>
        </draw:polygon>
        <draw:polygon draw:style-name="gr35" draw:layer="layout" svg:width="0.013cm" svg:height="0.005cm" svg:x="8.558cm" svg:y="20.561cm" svg:viewBox="0 0 14 6" draw:points="0,0 1,6 14,0">
          <text:p/>
        </draw:polygon>
        <draw:polygon draw:style-name="gr51" draw:layer="layout" svg:width="0.013cm" svg:height="0.006cm" svg:x="8.559cm" svg:y="20.561cm" svg:viewBox="0 0 14 7" draw:points="13,0 0,6 14,7">
          <text:p/>
        </draw:polygon>
        <draw:polygon draw:style-name="gr35" draw:layer="layout" svg:width="0.014cm" svg:height="0.005cm" svg:x="8.57cm" svg:y="20.556cm" svg:viewBox="0 0 15 6" draw:points="0,0 1,6 15,0">
          <text:p/>
        </draw:polygon>
        <draw:polygon draw:style-name="gr51" draw:layer="layout" svg:width="0.014cm" svg:height="0.006cm" svg:x="8.571cm" svg:y="20.561cm" svg:viewBox="0 0 15 7" draw:points="0,0 1,7 15,1">
          <text:p/>
        </draw:polygon>
        <draw:polygon draw:style-name="gr51" draw:layer="layout" svg:width="0.014cm" svg:height="0.006cm" svg:x="8.571cm" svg:y="20.556cm" svg:viewBox="0 0 15 7" draw:points="0,6 15,7 14,0">
          <text:p/>
        </draw:polygon>
        <draw:polygon draw:style-name="gr51" draw:layer="layout" svg:width="0.013cm" svg:height="0.006cm" svg:x="8.584cm" svg:y="20.556cm" svg:viewBox="0 0 14 7" draw:points="0,0 1,7 14,1">
          <text:p/>
        </draw:polygon>
        <draw:polygon draw:style-name="gr51" draw:layer="layout" svg:width="0.013cm" svg:height="0.005cm" svg:x="8.585cm" svg:y="20.557cm" svg:viewBox="0 0 14 6" draw:points="13,0 0,6 14,6">
          <text:p/>
        </draw:polygon>
        <draw:polygon draw:style-name="gr51" draw:layer="layout" svg:width="0.014cm" svg:height="0.005cm" svg:x="8.572cm" svg:y="20.562cm" svg:viewBox="0 0 15 6" draw:points="14,0 0,6 15,6">
          <text:p/>
        </draw:polygon>
        <draw:polygon draw:style-name="gr51" draw:layer="layout" svg:width="0.013cm" svg:height="0.005cm" svg:x="8.585cm" svg:y="20.562cm" svg:viewBox="0 0 14 6" draw:points="0,0 1,6 14,0">
          <text:p/>
        </draw:polygon>
        <draw:polygon draw:style-name="gr50" draw:layer="layout" svg:width="0.013cm" svg:height="0.006cm" svg:x="8.586cm" svg:y="20.562cm" svg:viewBox="0 0 14 7" draw:points="13,0 0,6 14,7">
          <text:p/>
        </draw:polygon>
        <draw:polygon draw:style-name="gr35" draw:layer="layout" svg:width="0.013cm" svg:height="0.005cm" svg:x="8.595cm" svg:y="20.546cm" svg:viewBox="0 0 14 6" draw:points="0,0 1,6 14,0">
          <text:p/>
        </draw:polygon>
        <draw:polygon draw:style-name="gr51" draw:layer="layout" svg:width="0.013cm" svg:height="0.006cm" svg:x="8.596cm" svg:y="20.551cm" svg:viewBox="0 0 14 7" draw:points="0,0 1,7 14,1">
          <text:p/>
        </draw:polygon>
        <draw:polygon draw:style-name="gr51" draw:layer="layout" svg:width="0.013cm" svg:height="0.006cm" svg:x="8.596cm" svg:y="20.546cm" svg:viewBox="0 0 14 7" draw:points="0,6 14,7 13,0">
          <text:p/>
        </draw:polygon>
        <draw:polygon draw:style-name="gr51" draw:layer="layout" svg:width="0.014cm" svg:height="0.006cm" svg:x="8.608cm" svg:y="20.546cm" svg:viewBox="0 0 15 7" draw:points="0,0 1,7 15,1">
          <text:p/>
        </draw:polygon>
        <draw:polygon draw:style-name="gr51" draw:layer="layout" svg:width="0.013cm" svg:height="0.005cm" svg:x="8.597cm" svg:y="20.557cm" svg:viewBox="0 0 14 6" draw:points="0,0 1,6 14,0">
          <text:p/>
        </draw:polygon>
        <draw:polygon draw:style-name="gr50" draw:layer="layout" svg:width="0.013cm" svg:height="0.006cm" svg:x="8.598cm" svg:y="20.562cm" svg:viewBox="0 0 14 7" draw:points="0,0 1,7 14,1">
          <text:p/>
        </draw:polygon>
        <draw:polygon draw:style-name="gr50" draw:layer="layout" svg:width="0.013cm" svg:height="0.006cm" svg:x="8.598cm" svg:y="20.557cm" svg:viewBox="0 0 14 7" draw:points="0,6 14,7 13,0">
          <text:p/>
        </draw:polygon>
        <draw:polygon draw:style-name="gr50" draw:layer="layout" svg:width="0.014cm" svg:height="0.006cm" svg:x="8.61cm" svg:y="20.557cm" svg:viewBox="0 0 15 7" draw:points="0,0 1,7 15,1">
          <text:p/>
        </draw:polygon>
        <draw:polygon draw:style-name="gr51" draw:layer="layout" svg:width="0.013cm" svg:height="0.005cm" svg:x="8.597cm" svg:y="20.552cm" svg:viewBox="0 0 14 6" draw:points="0,6 14,6 13,0">
          <text:p/>
        </draw:polygon>
        <draw:polygon draw:style-name="gr50" draw:layer="layout" svg:width="0.014cm" svg:height="0.006cm" svg:x="8.61cm" svg:y="20.552cm" svg:viewBox="0 0 15 7" draw:points="0,6 15,7 14,0">
          <text:p/>
        </draw:polygon>
        <draw:polygon draw:style-name="gr50" draw:layer="layout" svg:width="0.014cm" svg:height="0.005cm" svg:x="8.609cm" svg:y="20.552cm" svg:viewBox="0 0 15 6" draw:points="1,6 15,0 0,0">
          <text:p/>
        </draw:polygon>
        <draw:polygon draw:style-name="gr51" draw:layer="layout" svg:width="0.014cm" svg:height="0.005cm" svg:x="8.609cm" svg:y="20.547cm" svg:viewBox="0 0 15 6" draw:points="0,6 15,6 14,0">
          <text:p/>
        </draw:polygon>
        <draw:polygon draw:style-name="gr51" draw:layer="layout" svg:width="0.013cm" svg:height="0.005cm" svg:x="8.622cm" svg:y="20.547cm" svg:viewBox="0 0 14 6" draw:points="0,0 1,6 14,0">
          <text:p/>
        </draw:polygon>
        <draw:polygon draw:style-name="gr50" draw:layer="layout" svg:width="0.013cm" svg:height="0.006cm" svg:x="8.623cm" svg:y="20.552cm" svg:viewBox="0 0 14 7" draw:points="0,0 1,7 14,1">
          <text:p/>
        </draw:polygon>
        <draw:polygon draw:style-name="gr50" draw:layer="layout" svg:width="0.013cm" svg:height="0.006cm" svg:x="8.623cm" svg:y="20.547cm" svg:viewBox="0 0 14 7" draw:points="0,6 14,7 13,0">
          <text:p/>
        </draw:polygon>
        <draw:polygon draw:style-name="gr50" draw:layer="layout" svg:width="0.013cm" svg:height="0.006cm" svg:x="8.635cm" svg:y="20.547cm" svg:viewBox="0 0 14 7" draw:points="0,0 1,7 14,1">
          <text:p/>
        </draw:polygon>
        <draw:polygon draw:style-name="gr50" draw:layer="layout" svg:width="0.013cm" svg:height="0.005cm" svg:x="8.636cm" svg:y="20.548cm" svg:viewBox="0 0 14 6" draw:points="13,0 0,6 14,6">
          <text:p/>
        </draw:polygon>
        <draw:polygon draw:style-name="gr50" draw:layer="layout" svg:width="0.013cm" svg:height="0.005cm" svg:x="8.624cm" svg:y="20.553cm" svg:viewBox="0 0 14 6" draw:points="13,0 0,6 14,6">
          <text:p/>
        </draw:polygon>
        <draw:polygon draw:style-name="gr50" draw:layer="layout" svg:width="0.013cm" svg:height="0.005cm" svg:x="8.636cm" svg:y="20.553cm" svg:viewBox="0 0 14 6" draw:points="0,0 1,6 14,0">
          <text:p/>
        </draw:polygon>
        <draw:polygon draw:style-name="gr49" draw:layer="layout" svg:width="0.013cm" svg:height="0.006cm" svg:x="8.637cm" svg:y="20.553cm" svg:viewBox="0 0 14 7" draw:points="13,0 0,6 14,7">
          <text:p/>
        </draw:polygon>
        <draw:polygon draw:style-name="gr50" draw:layer="layout" svg:width="0.014cm" svg:height="0.005cm" svg:x="8.611cm" svg:y="20.558cm" svg:viewBox="0 0 15 6" draw:points="14,0 0,6 15,6">
          <text:p/>
        </draw:polygon>
        <draw:polygon draw:style-name="gr50" draw:layer="layout" svg:width="0.013cm" svg:height="0.005cm" svg:x="8.599cm" svg:y="20.563cm" svg:viewBox="0 0 14 6" draw:points="13,0 0,6 14,6">
          <text:p/>
        </draw:polygon>
        <draw:polygon draw:style-name="gr50" draw:layer="layout" svg:width="0.014cm" svg:height="0.005cm" svg:x="8.611cm" svg:y="20.563cm" svg:viewBox="0 0 15 6" draw:points="0,0 1,6 15,0">
          <text:p/>
        </draw:polygon>
        <draw:polygon draw:style-name="gr49" draw:layer="layout" svg:width="0.014cm" svg:height="0.006cm" svg:x="8.612cm" svg:y="20.563cm" svg:viewBox="0 0 15 7" draw:points="14,0 0,6 15,7">
          <text:p/>
        </draw:polygon>
        <draw:polygon draw:style-name="gr50" draw:layer="layout" svg:width="0.013cm" svg:height="0.005cm" svg:x="8.624cm" svg:y="20.558cm" svg:viewBox="0 0 14 6" draw:points="0,0 1,6 14,0">
          <text:p/>
        </draw:polygon>
        <draw:polygon draw:style-name="gr49" draw:layer="layout" svg:width="0.013cm" svg:height="0.006cm" svg:x="8.625cm" svg:y="20.563cm" svg:viewBox="0 0 14 7" draw:points="0,0 1,7 14,1">
          <text:p/>
        </draw:polygon>
        <draw:polygon draw:style-name="gr49" draw:layer="layout" svg:width="0.013cm" svg:height="0.006cm" svg:x="8.625cm" svg:y="20.558cm" svg:viewBox="0 0 14 7" draw:points="0,6 14,7 13,0">
          <text:p/>
        </draw:polygon>
        <draw:polygon draw:style-name="gr49" draw:layer="layout" svg:width="0.013cm" svg:height="0.006cm" svg:x="8.637cm" svg:y="20.558cm" svg:viewBox="0 0 14 7" draw:points="0,0 1,7 14,1">
          <text:p/>
        </draw:polygon>
        <draw:polygon draw:style-name="gr49" draw:layer="layout" svg:width="0.013cm" svg:height="0.005cm" svg:x="8.638cm" svg:y="20.559cm" svg:viewBox="0 0 14 6" draw:points="13,0 0,6 14,6">
          <text:p/>
        </draw:polygon>
        <draw:polygon draw:style-name="gr49" draw:layer="layout" svg:width="0.013cm" svg:height="0.005cm" svg:x="8.626cm" svg:y="20.564cm" svg:viewBox="0 0 14 6" draw:points="13,0 0,6 14,6">
          <text:p/>
        </draw:polygon>
        <draw:polygon draw:style-name="gr49" draw:layer="layout" svg:width="0.013cm" svg:height="0.005cm" svg:x="8.638cm" svg:y="20.564cm" svg:viewBox="0 0 14 6" draw:points="0,0 1,6 14,0">
          <text:p/>
        </draw:polygon>
        <draw:polygon draw:style-name="gr48" draw:layer="layout" svg:width="0.013cm" svg:height="0.007cm" svg:x="8.639cm" svg:y="20.564cm" svg:viewBox="0 0 14 8" draw:points="13,0 0,6 14,8">
          <text:p/>
        </draw:polygon>
        <draw:polygon draw:style-name="gr35" draw:layer="layout" svg:width="0.013cm" svg:height="0.005cm" svg:x="8.533cm" svg:y="20.566cm" svg:viewBox="0 0 14 6" draw:points="13,0 0,6 14,6">
          <text:p/>
        </draw:polygon>
        <draw:polygon draw:style-name="gr35" draw:layer="layout" svg:width="0.013cm" svg:height="0.005cm" svg:x="8.521cm" svg:y="20.571cm" svg:viewBox="0 0 14 6" draw:points="13,0 0,6 14,6">
          <text:p/>
        </draw:polygon>
        <draw:polygon draw:style-name="gr35" draw:layer="layout" svg:width="0.013cm" svg:height="0.005cm" svg:x="8.533cm" svg:y="20.571cm" svg:viewBox="0 0 14 6" draw:points="0,0 1,6 14,0">
          <text:p/>
        </draw:polygon>
        <draw:polygon draw:style-name="gr51" draw:layer="layout" svg:width="0.013cm" svg:height="0.006cm" svg:x="8.534cm" svg:y="20.571cm" svg:viewBox="0 0 14 7" draw:points="13,0 0,6 14,7">
          <text:p/>
        </draw:polygon>
        <draw:polygon draw:style-name="gr35" draw:layer="layout" svg:width="0.014cm" svg:height="0.005cm" svg:x="8.508cm" svg:y="20.576cm" svg:viewBox="0 0 15 6" draw:points="14,0 0,6 15,6">
          <text:p/>
        </draw:polygon>
        <draw:polygon draw:style-name="gr35" draw:layer="layout" svg:width="0.013cm" svg:height="0.005cm" svg:x="8.496cm" svg:y="20.581cm" svg:viewBox="0 0 14 6" draw:points="13,0 0,6 14,6">
          <text:p/>
        </draw:polygon>
        <draw:polygon draw:style-name="gr35" draw:layer="layout" svg:width="0.014cm" svg:height="0.005cm" svg:x="8.508cm" svg:y="20.581cm" svg:viewBox="0 0 15 6" draw:points="0,0 1,6 15,0">
          <text:p/>
        </draw:polygon>
        <draw:polygon draw:style-name="gr51" draw:layer="layout" svg:width="0.014cm" svg:height="0.006cm" svg:x="8.509cm" svg:y="20.581cm" svg:viewBox="0 0 15 7" draw:points="14,0 0,6 15,7">
          <text:p/>
        </draw:polygon>
        <draw:polygon draw:style-name="gr35" draw:layer="layout" svg:width="0.013cm" svg:height="0.005cm" svg:x="8.521cm" svg:y="20.576cm" svg:viewBox="0 0 14 6" draw:points="0,0 1,6 14,0">
          <text:p/>
        </draw:polygon>
        <draw:polygon draw:style-name="gr51" draw:layer="layout" svg:width="0.013cm" svg:height="0.006cm" svg:x="8.522cm" svg:y="20.581cm" svg:viewBox="0 0 14 7" draw:points="0,0 1,7 14,1">
          <text:p/>
        </draw:polygon>
        <draw:polygon draw:style-name="gr51" draw:layer="layout" svg:width="0.013cm" svg:height="0.006cm" svg:x="8.522cm" svg:y="20.576cm" svg:viewBox="0 0 14 7" draw:points="0,6 14,7 13,0">
          <text:p/>
        </draw:polygon>
        <draw:polygon draw:style-name="gr51" draw:layer="layout" svg:width="0.013cm" svg:height="0.006cm" svg:x="8.534cm" svg:y="20.576cm" svg:viewBox="0 0 14 7" draw:points="0,0 1,7 14,1">
          <text:p/>
        </draw:polygon>
        <draw:polygon draw:style-name="gr51" draw:layer="layout" svg:width="0.013cm" svg:height="0.005cm" svg:x="8.535cm" svg:y="20.577cm" svg:viewBox="0 0 14 6" draw:points="13,0 0,6 14,6">
          <text:p/>
        </draw:polygon>
        <draw:polygon draw:style-name="gr51" draw:layer="layout" svg:width="0.013cm" svg:height="0.005cm" svg:x="8.523cm" svg:y="20.582cm" svg:viewBox="0 0 14 6" draw:points="13,0 0,6 14,6">
          <text:p/>
        </draw:polygon>
        <draw:polygon draw:style-name="gr51" draw:layer="layout" svg:width="0.013cm" svg:height="0.005cm" svg:x="8.535cm" svg:y="20.582cm" svg:viewBox="0 0 14 6" draw:points="0,0 1,6 14,0">
          <text:p/>
        </draw:polygon>
        <draw:polygon draw:style-name="gr50" draw:layer="layout" svg:width="0.013cm" svg:height="0.006cm" svg:x="8.536cm" svg:y="20.582cm" svg:viewBox="0 0 14 7" draw:points="13,0 0,6 14,7">
          <text:p/>
        </draw:polygon>
        <draw:polygon draw:style-name="gr35" draw:layer="layout" svg:width="0.013cm" svg:height="0.005cm" svg:x="8.484cm" svg:y="20.586cm" svg:viewBox="0 0 14 6" draw:points="13,0 0,6 14,6">
          <text:p/>
        </draw:polygon>
        <draw:polygon draw:style-name="gr35" draw:layer="layout" svg:width="0.015cm" svg:height="0.005cm" svg:x="8.471cm" svg:y="20.591cm" svg:viewBox="0 0 16 6" draw:points="14,0 0,6 16,6">
          <text:p/>
        </draw:polygon>
        <draw:polygon draw:style-name="gr35" draw:layer="layout" svg:width="0.013cm" svg:height="0.005cm" svg:x="8.484cm" svg:y="20.591cm" svg:viewBox="0 0 14 6" draw:points="0,0 2,6 14,0">
          <text:p/>
        </draw:polygon>
        <draw:polygon draw:style-name="gr51" draw:layer="layout" svg:width="0.013cm" svg:height="0.006cm" svg:x="8.485cm" svg:y="20.591cm" svg:viewBox="0 0 14 7" draw:points="12,0 0,6 14,7">
          <text:p/>
        </draw:polygon>
        <draw:polygon draw:style-name="gr35" draw:layer="layout" svg:width="0.013cm" svg:height="0.005cm" svg:x="8.459cm" svg:y="20.596cm" svg:viewBox="0 0 14 6" draw:points="12,0 0,6 14,6">
          <text:p/>
        </draw:polygon>
        <draw:polygon draw:style-name="gr35" draw:layer="layout" svg:width="0.014cm" svg:height="0.005cm" svg:x="8.446cm" svg:y="20.601cm" svg:viewBox="0 0 15 6" draw:points="14,0 0,6 15,6">
          <text:p/>
        </draw:polygon>
        <draw:polygon draw:style-name="gr35" draw:layer="layout" svg:width="0.013cm" svg:height="0.005cm" svg:x="8.459cm" svg:y="20.601cm" svg:viewBox="0 0 14 6" draw:points="0,0 1,6 14,0">
          <text:p/>
        </draw:polygon>
        <draw:polygon draw:style-name="gr51" draw:layer="layout" svg:width="0.013cm" svg:height="0.006cm" svg:x="8.46cm" svg:y="20.601cm" svg:viewBox="0 0 14 7" draw:points="13,0 0,6 14,7">
          <text:p/>
        </draw:polygon>
        <draw:polygon draw:style-name="gr35" draw:layer="layout" svg:width="0.015cm" svg:height="0.005cm" svg:x="8.471cm" svg:y="20.596cm" svg:viewBox="0 0 16 6" draw:points="0,0 2,6 16,0">
          <text:p/>
        </draw:polygon>
        <draw:polygon draw:style-name="gr51" draw:layer="layout" svg:width="0.014cm" svg:height="0.006cm" svg:x="8.472cm" svg:y="20.601cm" svg:viewBox="0 0 15 7" draw:points="0,0 1,7 15,1">
          <text:p/>
        </draw:polygon>
        <draw:polygon draw:style-name="gr51" draw:layer="layout" svg:width="0.014cm" svg:height="0.006cm" svg:x="8.472cm" svg:y="20.596cm" svg:viewBox="0 0 15 7" draw:points="0,6 15,7 14,0">
          <text:p/>
        </draw:polygon>
        <draw:polygon draw:style-name="gr51" draw:layer="layout" svg:width="0.013cm" svg:height="0.006cm" svg:x="8.485cm" svg:y="20.596cm" svg:viewBox="0 0 14 7" draw:points="0,0 1,7 14,1">
          <text:p/>
        </draw:polygon>
        <draw:polygon draw:style-name="gr51" draw:layer="layout" svg:width="0.013cm" svg:height="0.005cm" svg:x="8.486cm" svg:y="20.597cm" svg:viewBox="0 0 14 6" draw:points="13,0 0,6 14,6">
          <text:p/>
        </draw:polygon>
        <draw:polygon draw:style-name="gr51" draw:layer="layout" svg:width="0.014cm" svg:height="0.005cm" svg:x="8.473cm" svg:y="20.602cm" svg:viewBox="0 0 15 6" draw:points="14,0 0,6 15,6">
          <text:p/>
        </draw:polygon>
        <draw:polygon draw:style-name="gr51" draw:layer="layout" svg:width="0.013cm" svg:height="0.005cm" svg:x="8.486cm" svg:y="20.602cm" svg:viewBox="0 0 14 6" draw:points="0,0 1,6 14,0">
          <text:p/>
        </draw:polygon>
        <draw:polygon draw:style-name="gr50" draw:layer="layout" svg:width="0.013cm" svg:height="0.005cm" svg:x="8.487cm" svg:y="20.602cm" svg:viewBox="0 0 14 6" draw:points="13,0 0,6 14,6">
          <text:p/>
        </draw:polygon>
        <draw:polygon draw:style-name="gr35" draw:layer="layout" svg:width="0.013cm" svg:height="0.005cm" svg:x="8.496cm" svg:y="20.586cm" svg:viewBox="0 0 14 6" draw:points="0,0 1,6 14,0">
          <text:p/>
        </draw:polygon>
        <draw:polygon draw:style-name="gr51" draw:layer="layout" svg:width="0.013cm" svg:height="0.006cm" svg:x="8.497cm" svg:y="20.591cm" svg:viewBox="0 0 14 7" draw:points="0,0 2,7 14,1">
          <text:p/>
        </draw:polygon>
        <draw:polygon draw:style-name="gr51" draw:layer="layout" svg:width="0.013cm" svg:height="0.006cm" svg:x="8.497cm" svg:y="20.586cm" svg:viewBox="0 0 14 7" draw:points="0,6 14,7 13,0">
          <text:p/>
        </draw:polygon>
        <draw:polygon draw:style-name="gr51" draw:layer="layout" svg:width="0.014cm" svg:height="0.006cm" svg:x="8.509cm" svg:y="20.586cm" svg:viewBox="0 0 15 7" draw:points="0,0 1,7 15,1">
          <text:p/>
        </draw:polygon>
        <draw:polygon draw:style-name="gr51" draw:layer="layout" svg:width="0.013cm" svg:height="0.005cm" svg:x="8.498cm" svg:y="20.597cm" svg:viewBox="0 0 14 6" draw:points="0,0 1,6 14,0">
          <text:p/>
        </draw:polygon>
        <draw:polygon draw:style-name="gr50" draw:layer="layout" svg:width="0.013cm" svg:height="0.005cm" svg:x="8.499cm" svg:y="20.602cm" svg:viewBox="0 0 14 6" draw:points="0,0 1,6 14,0">
          <text:p/>
        </draw:polygon>
        <draw:polygon draw:style-name="gr50" draw:layer="layout" svg:width="0.013cm" svg:height="0.005cm" svg:x="8.499cm" svg:y="20.597cm" svg:viewBox="0 0 14 6" draw:points="0,6 14,6 13,0">
          <text:p/>
        </draw:polygon>
        <draw:polygon draw:style-name="gr50" draw:layer="layout" svg:width="0.014cm" svg:height="0.005cm" svg:x="8.511cm" svg:y="20.597cm" svg:viewBox="0 0 15 6" draw:points="0,0 1,6 15,1">
          <text:p/>
        </draw:polygon>
        <draw:polygon draw:style-name="gr51" draw:layer="layout" svg:width="0.013cm" svg:height="0.005cm" svg:x="8.498cm" svg:y="20.592cm" svg:viewBox="0 0 14 6" draw:points="0,6 14,6 12,0">
          <text:p/>
        </draw:polygon>
        <draw:polygon draw:style-name="gr50" draw:layer="layout" svg:width="0.014cm" svg:height="0.006cm" svg:x="8.511cm" svg:y="20.592cm" svg:viewBox="0 0 15 7" draw:points="0,6 15,7 14,0">
          <text:p/>
        </draw:polygon>
        <draw:polygon draw:style-name="gr50" draw:layer="layout" svg:width="0.015cm" svg:height="0.005cm" svg:x="8.51cm" svg:y="20.592cm" svg:viewBox="0 0 16 6" draw:points="2,6 16,0 0,0">
          <text:p/>
        </draw:polygon>
        <draw:polygon draw:style-name="gr51" draw:layer="layout" svg:width="0.015cm" svg:height="0.005cm" svg:x="8.51cm" svg:y="20.587cm" svg:viewBox="0 0 16 6" draw:points="0,6 16,6 14,0">
          <text:p/>
        </draw:polygon>
        <draw:polygon draw:style-name="gr51" draw:layer="layout" svg:width="0.013cm" svg:height="0.005cm" svg:x="8.523cm" svg:y="20.587cm" svg:viewBox="0 0 14 6" draw:points="0,0 2,6 14,0">
          <text:p/>
        </draw:polygon>
        <draw:polygon draw:style-name="gr50" draw:layer="layout" svg:width="0.013cm" svg:height="0.006cm" svg:x="8.524cm" svg:y="20.592cm" svg:viewBox="0 0 14 7" draw:points="0,0 1,7 14,1">
          <text:p/>
        </draw:polygon>
        <draw:polygon draw:style-name="gr50" draw:layer="layout" svg:width="0.013cm" svg:height="0.006cm" svg:x="8.524cm" svg:y="20.587cm" svg:viewBox="0 0 14 7" draw:points="0,6 14,7 12,0">
          <text:p/>
        </draw:polygon>
        <draw:polygon draw:style-name="gr50" draw:layer="layout" svg:width="0.013cm" svg:height="0.006cm" svg:x="8.536cm" svg:y="20.587cm" svg:viewBox="0 0 14 7" draw:points="0,0 2,7 14,1">
          <text:p/>
        </draw:polygon>
        <draw:polygon draw:style-name="gr50" draw:layer="layout" svg:width="0.014cm" svg:height="0.005cm" svg:x="8.537cm" svg:y="20.588cm" svg:viewBox="0 0 15 6" draw:points="12,0 0,6 15,6">
          <text:p/>
        </draw:polygon>
        <draw:polygon draw:style-name="gr50" draw:layer="layout" svg:width="0.013cm" svg:height="0.005cm" svg:x="8.525cm" svg:y="20.593cm" svg:viewBox="0 0 14 6" draw:points="13,0 0,6 14,6">
          <text:p/>
        </draw:polygon>
        <draw:polygon draw:style-name="gr50" draw:layer="layout" svg:width="0.014cm" svg:height="0.005cm" svg:x="8.537cm" svg:y="20.593cm" svg:viewBox="0 0 15 6" draw:points="0,0 1,6 15,0">
          <text:p/>
        </draw:polygon>
        <draw:polygon draw:style-name="gr49" draw:layer="layout" svg:width="0.014cm" svg:height="0.005cm" svg:x="8.538cm" svg:y="20.593cm" svg:viewBox="0 0 15 6" draw:points="14,0 0,6 15,6">
          <text:p/>
        </draw:polygon>
        <draw:polygon draw:style-name="gr50" draw:layer="layout" svg:width="0.014cm" svg:height="0.005cm" svg:x="8.512cm" svg:y="20.598cm" svg:viewBox="0 0 15 6" draw:points="14,0 0,5 15,6">
          <text:p/>
        </draw:polygon>
        <draw:polygon draw:style-name="gr50" draw:layer="layout" svg:width="0.013cm" svg:height="0.006cm" svg:x="8.5cm" svg:y="20.602cm" svg:viewBox="0 0 14 7" draw:points="13,0 0,6 14,7">
          <text:p/>
        </draw:polygon>
        <draw:polygon draw:style-name="gr50" draw:layer="layout" svg:width="0.014cm" svg:height="0.006cm" svg:x="8.512cm" svg:y="20.602cm" svg:viewBox="0 0 15 7" draw:points="0,0 1,7 15,1">
          <text:p/>
        </draw:polygon>
        <draw:polygon draw:style-name="gr49" draw:layer="layout" svg:width="0.014cm" svg:height="0.005cm" svg:x="8.513cm" svg:y="20.603cm" svg:viewBox="0 0 15 6" draw:points="14,0 0,6 15,6">
          <text:p/>
        </draw:polygon>
        <draw:polygon draw:style-name="gr50" draw:layer="layout" svg:width="0.013cm" svg:height="0.005cm" svg:x="8.525cm" svg:y="20.598cm" svg:viewBox="0 0 14 6" draw:points="0,0 1,6 14,0">
          <text:p/>
        </draw:polygon>
        <draw:polygon draw:style-name="gr49" draw:layer="layout" svg:width="0.013cm" svg:height="0.005cm" svg:x="8.526cm" svg:y="20.603cm" svg:viewBox="0 0 14 6" draw:points="0,0 1,6 14,0">
          <text:p/>
        </draw:polygon>
        <draw:polygon draw:style-name="gr49" draw:layer="layout" svg:width="0.013cm" svg:height="0.005cm" svg:x="8.526cm" svg:y="20.598cm" svg:viewBox="0 0 14 6" draw:points="0,6 14,6 13,0">
          <text:p/>
        </draw:polygon>
        <draw:polygon draw:style-name="gr49" draw:layer="layout" svg:width="0.014cm" svg:height="0.005cm" svg:x="8.538cm" svg:y="20.598cm" svg:viewBox="0 0 15 6" draw:points="0,0 1,6 15,0">
          <text:p/>
        </draw:polygon>
        <draw:polygon draw:style-name="gr49" draw:layer="layout" svg:width="0.014cm" svg:height="0.006cm" svg:x="8.539cm" svg:y="20.598cm" svg:viewBox="0 0 15 7" draw:points="14,0 0,6 15,7">
          <text:p/>
        </draw:polygon>
        <draw:polygon draw:style-name="gr49" draw:layer="layout" svg:width="0.013cm" svg:height="0.006cm" svg:x="8.527cm" svg:y="20.603cm" svg:viewBox="0 0 14 7" draw:points="13,0 0,6 14,7">
          <text:p/>
        </draw:polygon>
        <draw:polygon draw:style-name="gr49" draw:layer="layout" svg:width="0.014cm" svg:height="0.006cm" svg:x="8.539cm" svg:y="20.603cm" svg:viewBox="0 0 15 7" draw:points="0,0 1,7 15,1">
          <text:p/>
        </draw:polygon>
        <draw:polygon draw:style-name="gr48" draw:layer="layout" svg:width="0.014cm" svg:height="0.005cm" svg:x="8.54cm" svg:y="20.604cm" svg:viewBox="0 0 15 6" draw:points="14,0 0,6 15,6">
          <text:p/>
        </draw:polygon>
        <draw:polygon draw:style-name="gr35" draw:layer="layout" svg:width="0.014cm" svg:height="0.005cm" svg:x="8.545cm" svg:y="20.566cm" svg:viewBox="0 0 15 6" draw:points="0,0 1,6 15,0">
          <text:p/>
        </draw:polygon>
        <draw:polygon draw:style-name="gr51" draw:layer="layout" svg:width="0.014cm" svg:height="0.006cm" svg:x="8.546cm" svg:y="20.571cm" svg:viewBox="0 0 15 7" draw:points="0,0 1,7 15,1">
          <text:p/>
        </draw:polygon>
        <draw:polygon draw:style-name="gr51" draw:layer="layout" svg:width="0.014cm" svg:height="0.006cm" svg:x="8.546cm" svg:y="20.566cm" svg:viewBox="0 0 15 7" draw:points="0,6 15,7 14,0">
          <text:p/>
        </draw:polygon>
        <draw:polygon draw:style-name="gr51" draw:layer="layout" svg:width="0.013cm" svg:height="0.006cm" svg:x="8.559cm" svg:y="20.566cm" svg:viewBox="0 0 14 7" draw:points="0,0 1,7 14,1">
          <text:p/>
        </draw:polygon>
        <draw:polygon draw:style-name="gr51" draw:layer="layout" svg:width="0.014cm" svg:height="0.005cm" svg:x="8.547cm" svg:y="20.577cm" svg:viewBox="0 0 15 6" draw:points="0,0 1,6 15,0">
          <text:p/>
        </draw:polygon>
        <draw:polygon draw:style-name="gr50" draw:layer="layout" svg:width="0.014cm" svg:height="0.006cm" svg:x="8.548cm" svg:y="20.582cm" svg:viewBox="0 0 15 7" draw:points="0,0 1,7 15,1">
          <text:p/>
        </draw:polygon>
        <draw:polygon draw:style-name="gr50" draw:layer="layout" svg:width="0.014cm" svg:height="0.006cm" svg:x="8.548cm" svg:y="20.577cm" svg:viewBox="0 0 15 7" draw:points="0,6 15,7 14,0">
          <text:p/>
        </draw:polygon>
        <draw:polygon draw:style-name="gr50" draw:layer="layout" svg:width="0.013cm" svg:height="0.006cm" svg:x="8.561cm" svg:y="20.577cm" svg:viewBox="0 0 14 7" draw:points="0,0 1,7 14,1">
          <text:p/>
        </draw:polygon>
        <draw:polygon draw:style-name="gr51" draw:layer="layout" svg:width="0.014cm" svg:height="0.005cm" svg:x="8.547cm" svg:y="20.572cm" svg:viewBox="0 0 15 6" draw:points="0,6 15,6 14,0">
          <text:p/>
        </draw:polygon>
        <draw:polygon draw:style-name="gr50" draw:layer="layout" svg:width="0.013cm" svg:height="0.006cm" svg:x="8.561cm" svg:y="20.572cm" svg:viewBox="0 0 14 7" draw:points="0,6 14,7 13,0">
          <text:p/>
        </draw:polygon>
        <draw:polygon draw:style-name="gr50" draw:layer="layout" svg:width="0.013cm" svg:height="0.005cm" svg:x="8.56cm" svg:y="20.572cm" svg:viewBox="0 0 14 6" draw:points="1,6 14,0 0,0">
          <text:p/>
        </draw:polygon>
        <draw:polygon draw:style-name="gr51" draw:layer="layout" svg:width="0.013cm" svg:height="0.005cm" svg:x="8.56cm" svg:y="20.567cm" svg:viewBox="0 0 14 6" draw:points="0,6 14,6 13,0">
          <text:p/>
        </draw:polygon>
        <draw:polygon draw:style-name="gr51" draw:layer="layout" svg:width="0.014cm" svg:height="0.005cm" svg:x="8.572cm" svg:y="20.567cm" svg:viewBox="0 0 15 6" draw:points="0,0 1,6 15,0">
          <text:p/>
        </draw:polygon>
        <draw:polygon draw:style-name="gr50" draw:layer="layout" svg:width="0.014cm" svg:height="0.006cm" svg:x="8.573cm" svg:y="20.572cm" svg:viewBox="0 0 15 7" draw:points="0,0 1,7 15,1">
          <text:p/>
        </draw:polygon>
        <draw:polygon draw:style-name="gr50" draw:layer="layout" svg:width="0.014cm" svg:height="0.006cm" svg:x="8.573cm" svg:y="20.567cm" svg:viewBox="0 0 15 7" draw:points="0,6 15,7 14,0">
          <text:p/>
        </draw:polygon>
        <draw:polygon draw:style-name="gr50" draw:layer="layout" svg:width="0.013cm" svg:height="0.006cm" svg:x="8.586cm" svg:y="20.567cm" svg:viewBox="0 0 14 7" draw:points="0,0 1,7 14,1">
          <text:p/>
        </draw:polygon>
        <draw:polygon draw:style-name="gr50" draw:layer="layout" svg:width="0.015cm" svg:height="0.005cm" svg:x="8.549cm" svg:y="20.588cm" svg:viewBox="0 0 16 6" draw:points="0,0 3,6 16,0">
          <text:p/>
        </draw:polygon>
        <draw:polygon draw:style-name="gr49" draw:layer="layout" svg:width="0.013cm" svg:height="0.005cm" svg:x="8.551cm" svg:y="20.593cm" svg:viewBox="0 0 14 6" draw:points="0,0 1,6 14,0">
          <text:p/>
        </draw:polygon>
        <draw:polygon draw:style-name="gr49" draw:layer="layout" svg:width="0.013cm" svg:height="0.005cm" svg:x="8.551cm" svg:y="20.588cm" svg:viewBox="0 0 14 6" draw:points="0,6 14,6 13,0">
          <text:p/>
        </draw:polygon>
        <draw:polygon draw:style-name="gr49" draw:layer="layout" svg:width="0.013cm" svg:height="0.005cm" svg:x="8.563cm" svg:y="20.588cm" svg:viewBox="0 0 14 6" draw:points="0,0 1,6 14,0">
          <text:p/>
        </draw:polygon>
        <draw:polygon draw:style-name="gr49" draw:layer="layout" svg:width="0.013cm" svg:height="0.006cm" svg:x="8.552cm" svg:y="20.598cm" svg:viewBox="0 0 14 7" draw:points="0,0 1,7 14,1">
          <text:p/>
        </draw:polygon>
        <draw:polygon draw:style-name="gr48" draw:layer="layout" svg:width="0.013cm" svg:height="0.005cm" svg:x="8.553cm" svg:y="20.604cm" svg:viewBox="0 0 14 6" draw:points="0,0 1,6 14,0">
          <text:p/>
        </draw:polygon>
        <draw:polygon draw:style-name="gr48" draw:layer="layout" svg:width="0.013cm" svg:height="0.005cm" svg:x="8.553cm" svg:y="20.599cm" svg:viewBox="0 0 14 6" draw:points="0,6 14,6 13,0">
          <text:p/>
        </draw:polygon>
        <draw:polygon draw:style-name="gr48" draw:layer="layout" svg:width="0.013cm" svg:height="0.005cm" svg:x="8.565cm" svg:y="20.599cm" svg:viewBox="0 0 14 6" draw:points="0,0 1,6 14,0">
          <text:p/>
        </draw:polygon>
        <draw:polygon draw:style-name="gr49" draw:layer="layout" svg:width="0.013cm" svg:height="0.006cm" svg:x="8.552cm" svg:y="20.593cm" svg:viewBox="0 0 14 7" draw:points="0,6 14,7 13,0">
          <text:p/>
        </draw:polygon>
        <draw:polygon draw:style-name="gr48" draw:layer="layout" svg:width="0.013cm" svg:height="0.005cm" svg:x="8.565cm" svg:y="20.594cm" svg:viewBox="0 0 14 6" draw:points="0,6 14,6 13,0">
          <text:p/>
        </draw:polygon>
        <draw:polygon draw:style-name="gr48" draw:layer="layout" svg:width="0.013cm" svg:height="0.006cm" svg:x="8.564cm" svg:y="20.593cm" svg:viewBox="0 0 14 7" draw:points="1,7 14,1 0,0">
          <text:p/>
        </draw:polygon>
        <draw:polygon draw:style-name="gr49" draw:layer="layout" svg:width="0.013cm" svg:height="0.006cm" svg:x="8.564cm" svg:y="20.588cm" svg:viewBox="0 0 14 7" draw:points="0,6 14,7 13,0">
          <text:p/>
        </draw:polygon>
        <draw:polygon draw:style-name="gr49" draw:layer="layout" svg:width="0.014cm" svg:height="0.006cm" svg:x="8.576cm" svg:y="20.588cm" svg:viewBox="0 0 15 7" draw:points="0,0 1,7 15,1">
          <text:p/>
        </draw:polygon>
        <draw:polygon draw:style-name="gr48" draw:layer="layout" svg:width="0.014cm" svg:height="0.005cm" svg:x="8.577cm" svg:y="20.594cm" svg:viewBox="0 0 15 6" draw:points="0,0 1,6 15,0">
          <text:p/>
        </draw:polygon>
        <draw:polygon draw:style-name="gr48" draw:layer="layout" svg:width="0.014cm" svg:height="0.005cm" svg:x="8.577cm" svg:y="20.589cm" svg:viewBox="0 0 15 6" draw:points="0,6 15,6 14,0">
          <text:p/>
        </draw:polygon>
        <draw:polygon draw:style-name="gr48" draw:layer="layout" svg:width="0.013cm" svg:height="0.005cm" svg:x="8.59cm" svg:y="20.589cm" svg:viewBox="0 0 14 6" draw:points="0,0 1,6 14,0">
          <text:p/>
        </draw:polygon>
        <draw:polygon draw:style-name="gr50" draw:layer="layout" svg:width="0.015cm" svg:height="0.005cm" svg:x="8.549cm" svg:y="20.583cm" svg:viewBox="0 0 16 6" draw:points="0,6 16,6 14,0">
          <text:p/>
        </draw:polygon>
        <draw:polygon draw:style-name="gr49" draw:layer="layout" svg:width="0.013cm" svg:height="0.005cm" svg:x="8.563cm" svg:y="20.583cm" svg:viewBox="0 0 14 6" draw:points="0,6 14,6 12,0">
          <text:p/>
        </draw:polygon>
        <draw:polygon draw:style-name="gr49" draw:layer="layout" svg:width="0.013cm" svg:height="0.005cm" svg:x="8.562cm" svg:y="20.583cm" svg:viewBox="0 0 14 6" draw:points="2,6 14,0 0,0">
          <text:p/>
        </draw:polygon>
        <draw:polygon draw:style-name="gr50" draw:layer="layout" svg:width="0.013cm" svg:height="0.005cm" svg:x="8.562cm" svg:y="20.578cm" svg:viewBox="0 0 14 6" draw:points="0,6 14,6 13,0">
          <text:p/>
        </draw:polygon>
        <draw:polygon draw:style-name="gr49" draw:layer="layout" svg:width="0.014cm" svg:height="0.005cm" svg:x="8.576cm" svg:y="20.584cm" svg:viewBox="0 0 15 6" draw:points="0,5 15,6 14,0">
          <text:p/>
        </draw:polygon>
        <draw:polygon draw:style-name="gr48" draw:layer="layout" svg:width="0.013cm" svg:height="0.005cm" svg:x="8.59cm" svg:y="20.584cm" svg:viewBox="0 0 14 6" draw:points="0,6 14,6 13,0">
          <text:p/>
        </draw:polygon>
        <draw:polygon draw:style-name="gr48" draw:layer="layout" svg:width="0.013cm" svg:height="0.005cm" svg:x="8.589cm" svg:y="20.584cm" svg:viewBox="0 0 14 6" draw:points="1,6 14,0 0,0">
          <text:p/>
        </draw:polygon>
        <draw:polygon draw:style-name="gr49" draw:layer="layout" svg:width="0.013cm" svg:height="0.005cm" svg:x="8.589cm" svg:y="20.579cm" svg:viewBox="0 0 14 6" draw:points="0,6 14,6 12,0">
          <text:p/>
        </draw:polygon>
        <draw:polygon draw:style-name="gr49" draw:layer="layout" svg:width="0.015cm" svg:height="0.005cm" svg:x="8.575cm" svg:y="20.583cm" svg:viewBox="0 0 16 6" draw:points="2,6 16,1 0,0">
          <text:p/>
        </draw:polygon>
        <draw:polygon draw:style-name="gr49" draw:layer="layout" svg:width="0.013cm" svg:height="0.006cm" svg:x="8.588cm" svg:y="20.578cm" svg:viewBox="0 0 14 7" draw:points="2,7 14,1 0,0">
          <text:p/>
        </draw:polygon>
        <draw:polygon draw:style-name="gr49" draw:layer="layout" svg:width="0.015cm" svg:height="0.006cm" svg:x="8.575cm" svg:y="20.578cm" svg:viewBox="0 0 16 7" draw:points="16,7 14,0 0,6">
          <text:p/>
        </draw:polygon>
        <draw:polygon draw:style-name="gr49" draw:layer="layout" svg:width="0.014cm" svg:height="0.005cm" svg:x="8.574cm" svg:y="20.578cm" svg:viewBox="0 0 15 6" draw:points="1,6 15,0 0,0">
          <text:p/>
        </draw:polygon>
        <draw:polygon draw:style-name="gr50" draw:layer="layout" svg:width="0.014cm" svg:height="0.005cm" svg:x="8.574cm" svg:y="20.573cm" svg:viewBox="0 0 15 6" draw:points="0,6 15,6 14,0">
          <text:p/>
        </draw:polygon>
        <draw:polygon draw:style-name="gr49" draw:layer="layout" svg:width="0.013cm" svg:height="0.006cm" svg:x="8.588cm" svg:y="20.573cm" svg:viewBox="0 0 14 7" draw:points="0,6 14,7 13,0">
          <text:p/>
        </draw:polygon>
        <draw:polygon draw:style-name="gr49" draw:layer="layout" svg:width="0.013cm" svg:height="0.005cm" svg:x="8.587cm" svg:y="20.573cm" svg:viewBox="0 0 14 6" draw:points="1,6 14,0 0,0">
          <text:p/>
        </draw:polygon>
        <draw:polygon draw:style-name="gr50" draw:layer="layout" svg:width="0.013cm" svg:height="0.005cm" svg:x="8.587cm" svg:y="20.568cm" svg:viewBox="0 0 14 6" draw:points="0,6 14,6 13,0">
          <text:p/>
        </draw:polygon>
        <draw:polygon draw:style-name="gr50" draw:layer="layout" svg:width="0.013cm" svg:height="0.005cm" svg:x="8.599cm" svg:y="20.568cm" svg:viewBox="0 0 14 6" draw:points="0,0 1,6 14,0">
          <text:p/>
        </draw:polygon>
        <draw:polygon draw:style-name="gr49" draw:layer="layout" svg:width="0.013cm" svg:height="0.006cm" svg:x="8.6cm" svg:y="20.573cm" svg:viewBox="0 0 14 7" draw:points="0,0 1,7 14,1">
          <text:p/>
        </draw:polygon>
        <draw:polygon draw:style-name="gr49" draw:layer="layout" svg:width="0.013cm" svg:height="0.006cm" svg:x="8.6cm" svg:y="20.568cm" svg:viewBox="0 0 14 7" draw:points="0,6 14,7 13,0">
          <text:p/>
        </draw:polygon>
        <draw:polygon draw:style-name="gr49" draw:layer="layout" svg:width="0.014cm" svg:height="0.006cm" svg:x="8.612cm" svg:y="20.568cm" svg:viewBox="0 0 15 7" draw:points="0,0 1,7 15,1">
          <text:p/>
        </draw:polygon>
        <draw:polygon draw:style-name="gr49" draw:layer="layout" svg:width="0.013cm" svg:height="0.005cm" svg:x="8.601cm" svg:y="20.579cm" svg:viewBox="0 0 14 6" draw:points="0,0 2,6 14,0">
          <text:p/>
        </draw:polygon>
        <draw:polygon draw:style-name="gr48" draw:layer="layout" svg:width="0.013cm" svg:height="0.005cm" svg:x="8.602cm" svg:y="20.584cm" svg:viewBox="0 0 14 6" draw:points="0,0 1,6 14,0">
          <text:p/>
        </draw:polygon>
        <draw:polygon draw:style-name="gr48" draw:layer="layout" svg:width="0.013cm" svg:height="0.005cm" svg:x="8.602cm" svg:y="20.579cm" svg:viewBox="0 0 14 6" draw:points="0,6 14,6 12,0">
          <text:p/>
        </draw:polygon>
        <draw:polygon draw:style-name="gr48" draw:layer="layout" svg:width="0.015cm" svg:height="0.005cm" svg:x="8.614cm" svg:y="20.579cm" svg:viewBox="0 0 16 6" draw:points="0,0 2,6 16,0">
          <text:p/>
        </draw:polygon>
        <draw:polygon draw:style-name="gr49" draw:layer="layout" svg:width="0.013cm" svg:height="0.005cm" svg:x="8.601cm" svg:y="20.574cm" svg:viewBox="0 0 14 6" draw:points="0,6 14,6 13,0">
          <text:p/>
        </draw:polygon>
        <draw:polygon draw:style-name="gr48" draw:layer="layout" svg:width="0.015cm" svg:height="0.005cm" svg:x="8.614cm" svg:y="20.574cm" svg:viewBox="0 0 16 6" draw:points="0,6 16,6 14,0">
          <text:p/>
        </draw:polygon>
        <draw:polygon draw:style-name="gr48" draw:layer="layout" svg:width="0.014cm" svg:height="0.005cm" svg:x="8.613cm" svg:y="20.574cm" svg:viewBox="0 0 15 6" draw:points="1,6 15,0 0,0">
          <text:p/>
        </draw:polygon>
        <draw:polygon draw:style-name="gr49" draw:layer="layout" svg:width="0.014cm" svg:height="0.005cm" svg:x="8.613cm" svg:y="20.569cm" svg:viewBox="0 0 15 6" draw:points="0,6 15,6 14,0">
          <text:p/>
        </draw:polygon>
        <draw:polygon draw:style-name="gr49" draw:layer="layout" svg:width="0.013cm" svg:height="0.005cm" svg:x="8.626cm" svg:y="20.569cm" svg:viewBox="0 0 14 6" draw:points="0,0 1,6 14,0">
          <text:p/>
        </draw:polygon>
        <draw:polygon draw:style-name="gr48" draw:layer="layout" svg:width="0.013cm" svg:height="0.005cm" svg:x="8.627cm" svg:y="20.574cm" svg:viewBox="0 0 14 6" draw:points="0,0 2,6 14,0">
          <text:p/>
        </draw:polygon>
        <draw:polygon draw:style-name="gr48" draw:layer="layout" svg:width="0.013cm" svg:height="0.005cm" svg:x="8.627cm" svg:y="20.569cm" svg:viewBox="0 0 14 6" draw:points="0,6 14,6 13,0">
          <text:p/>
        </draw:polygon>
        <draw:polygon draw:style-name="gr48" draw:layer="layout" svg:width="0.013cm" svg:height="0.005cm" svg:x="8.639cm" svg:y="20.569cm" svg:viewBox="0 0 14 6" draw:points="0,0 1,6 14,2">
          <text:p/>
        </draw:polygon>
        <draw:polygon draw:style-name="gr48" draw:layer="layout" svg:width="0.015cm" svg:height="0.005cm" svg:x="8.64cm" svg:y="20.57cm" svg:viewBox="0 0 16 6" draw:points="13,0 0,4 16,6">
          <text:p/>
        </draw:polygon>
        <draw:polygon draw:style-name="gr48" draw:layer="layout" svg:width="0.013cm" svg:height="0.007cm" svg:x="8.628cm" svg:y="20.574cm" svg:viewBox="0 0 14 8" draw:points="12,0 0,6 14,8">
          <text:p/>
        </draw:polygon>
        <draw:polygon draw:style-name="gr48" draw:layer="layout" svg:width="0.015cm" svg:height="0.007cm" svg:x="8.64cm" svg:y="20.574cm" svg:viewBox="0 0 16 8" draw:points="0,0 2,8 16,2">
          <text:p/>
        </draw:polygon>
        <draw:polygon draw:style-name="gr47" draw:layer="layout" svg:width="0.014cm" svg:height="0.005cm" svg:x="8.641cm" svg:y="20.575cm" svg:viewBox="0 0 15 6" draw:points="14,0 0,6 15,6">
          <text:p/>
        </draw:polygon>
        <draw:polygon draw:style-name="gr48" draw:layer="layout" svg:width="0.014cm" svg:height="0.007cm" svg:x="8.615cm" svg:y="20.579cm" svg:viewBox="0 0 15 8" draw:points="14,0 0,6 15,8">
          <text:p/>
        </draw:polygon>
        <draw:polygon draw:style-name="gr48" draw:layer="layout" svg:width="0.013cm" svg:height="0.007cm" svg:x="8.603cm" svg:y="20.584cm" svg:viewBox="0 0 14 8" draw:points="13,0 0,6 14,8">
          <text:p/>
        </draw:polygon>
        <draw:polygon draw:style-name="gr48" draw:layer="layout" svg:width="0.014cm" svg:height="0.007cm" svg:x="8.615cm" svg:y="20.584cm" svg:viewBox="0 0 15 8" draw:points="0,0 1,8 15,2">
          <text:p/>
        </draw:polygon>
        <draw:polygon draw:style-name="gr47" draw:layer="layout" svg:width="0.014cm" svg:height="0.005cm" svg:x="8.616cm" svg:y="20.585cm" svg:viewBox="0 0 15 6" draw:points="14,0 0,6 15,6">
          <text:p/>
        </draw:polygon>
        <draw:polygon draw:style-name="gr48" draw:layer="layout" svg:width="0.013cm" svg:height="0.007cm" svg:x="8.628cm" svg:y="20.579cm" svg:viewBox="0 0 14 8" draw:points="0,0 1,8 14,2">
          <text:p/>
        </draw:polygon>
        <draw:polygon draw:style-name="gr47" draw:layer="layout" svg:width="0.013cm" svg:height="0.005cm" svg:x="8.629cm" svg:y="20.585cm" svg:viewBox="0 0 14 6" draw:points="0,0 1,6 14,0">
          <text:p/>
        </draw:polygon>
        <draw:polygon draw:style-name="gr47" draw:layer="layout" svg:width="0.013cm" svg:height="0.005cm" svg:x="8.629cm" svg:y="20.58cm" svg:viewBox="0 0 14 6" draw:points="0,6 14,6 13,0">
          <text:p/>
        </draw:polygon>
        <draw:polygon draw:style-name="gr47" draw:layer="layout" svg:width="0.014cm" svg:height="0.005cm" svg:x="8.641cm" svg:y="20.58cm" svg:viewBox="0 0 15 6" draw:points="0,0 1,6 15,0">
          <text:p/>
        </draw:polygon>
        <draw:polygon draw:style-name="gr46" draw:layer="layout" svg:width="0.014cm" svg:height="0.006cm" svg:x="8.642cm" svg:y="20.58cm" svg:viewBox="0 0 15 7" draw:points="14,0 0,6 15,7">
          <text:p/>
        </draw:polygon>
        <draw:polygon draw:style-name="gr46" draw:layer="layout" svg:width="0.013cm" svg:height="0.006cm" svg:x="8.63cm" svg:y="20.585cm" svg:viewBox="0 0 14 7" draw:points="13,0 0,6 14,7">
          <text:p/>
        </draw:polygon>
        <draw:polygon draw:style-name="gr46" draw:layer="layout" svg:width="0.014cm" svg:height="0.006cm" svg:x="8.642cm" svg:y="20.585cm" svg:viewBox="0 0 15 7" draw:points="0,0 1,7 15,1">
          <text:p/>
        </draw:polygon>
        <draw:polygon draw:style-name="gr46" draw:layer="layout" svg:width="0.014cm" svg:height="0.005cm" svg:x="8.643cm" svg:y="20.586cm" svg:viewBox="0 0 15 6" draw:points="14,0 0,6 15,6">
          <text:p/>
        </draw:polygon>
        <draw:polygon draw:style-name="gr48" draw:layer="layout" svg:width="0.013cm" svg:height="0.007cm" svg:x="8.591cm" svg:y="20.589cm" svg:viewBox="0 0 14 8" draw:points="13,0 0,6 14,8">
          <text:p/>
        </draw:polygon>
        <draw:polygon draw:style-name="gr48" draw:layer="layout" svg:width="0.014cm" svg:height="0.007cm" svg:x="8.578cm" svg:y="20.594cm" svg:viewBox="0 0 15 8" draw:points="14,0 0,6 15,8">
          <text:p/>
        </draw:polygon>
        <draw:polygon draw:style-name="gr48" draw:layer="layout" svg:width="0.013cm" svg:height="0.007cm" svg:x="8.591cm" svg:y="20.594cm" svg:viewBox="0 0 14 8" draw:points="0,0 1,8 14,2">
          <text:p/>
        </draw:polygon>
        <draw:polygon draw:style-name="gr47" draw:layer="layout" svg:width="0.013cm" svg:height="0.005cm" svg:x="8.592cm" svg:y="20.595cm" svg:viewBox="0 0 14 6" draw:points="13,0 0,6 14,6">
          <text:p/>
        </draw:polygon>
        <draw:polygon draw:style-name="gr48" draw:layer="layout" svg:width="0.013cm" svg:height="0.007cm" svg:x="8.566cm" svg:y="20.599cm" svg:viewBox="0 0 14 8" draw:points="13,0 0,6 14,8">
          <text:p/>
        </draw:polygon>
        <draw:polygon draw:style-name="gr48" draw:layer="layout" svg:width="0.013cm" svg:height="0.007cm" svg:x="8.554cm" svg:y="20.604cm" svg:viewBox="0 0 14 8" draw:points="13,0 0,6 14,8">
          <text:p/>
        </draw:polygon>
        <draw:polygon draw:style-name="gr48" draw:layer="layout" svg:width="0.013cm" svg:height="0.007cm" svg:x="8.566cm" svg:y="20.604cm" svg:viewBox="0 0 14 8" draw:points="0,0 1,8 14,2">
          <text:p/>
        </draw:polygon>
        <draw:polygon draw:style-name="gr47" draw:layer="layout" svg:width="0.013cm" svg:height="0.005cm" svg:x="8.567cm" svg:y="20.605cm" svg:viewBox="0 0 14 6" draw:points="13,0 0,6 14,6">
          <text:p/>
        </draw:polygon>
        <draw:polygon draw:style-name="gr48" draw:layer="layout" svg:width="0.014cm" svg:height="0.007cm" svg:x="8.578cm" svg:y="20.599cm" svg:viewBox="0 0 15 8" draw:points="0,0 1,8 15,2">
          <text:p/>
        </draw:polygon>
        <draw:polygon draw:style-name="gr47" draw:layer="layout" svg:width="0.014cm" svg:height="0.005cm" svg:x="8.579cm" svg:y="20.605cm" svg:viewBox="0 0 15 6" draw:points="0,0 1,6 15,0">
          <text:p/>
        </draw:polygon>
        <draw:polygon draw:style-name="gr47" draw:layer="layout" svg:width="0.014cm" svg:height="0.005cm" svg:x="8.579cm" svg:y="20.6cm" svg:viewBox="0 0 15 6" draw:points="0,6 15,6 14,0">
          <text:p/>
        </draw:polygon>
        <draw:polygon draw:style-name="gr47" draw:layer="layout" svg:width="0.013cm" svg:height="0.005cm" svg:x="8.592cm" svg:y="20.6cm" svg:viewBox="0 0 14 6" draw:points="0,0 1,6 14,0">
          <text:p/>
        </draw:polygon>
        <draw:polygon draw:style-name="gr46" draw:layer="layout" svg:width="0.013cm" svg:height="0.006cm" svg:x="8.593cm" svg:y="20.6cm" svg:viewBox="0 0 14 7" draw:points="13,0 0,6 14,7">
          <text:p/>
        </draw:polygon>
        <draw:polygon draw:style-name="gr46" draw:layer="layout" svg:width="0.014cm" svg:height="0.006cm" svg:x="8.58cm" svg:y="20.605cm" svg:viewBox="0 0 15 7" draw:points="14,0 0,6 15,7">
          <text:p/>
        </draw:polygon>
        <draw:polygon draw:style-name="gr46" draw:layer="layout" svg:width="0.013cm" svg:height="0.006cm" svg:x="8.593cm" svg:y="20.605cm" svg:viewBox="0 0 14 7" draw:points="0,0 1,7 14,1">
          <text:p/>
        </draw:polygon>
        <draw:polygon draw:style-name="gr46" draw:layer="layout" svg:width="0.013cm" svg:height="0.005cm" svg:x="8.594cm" svg:y="20.606cm" svg:viewBox="0 0 14 6" draw:points="13,0 0,6 14,6">
          <text:p/>
        </draw:polygon>
        <draw:polygon draw:style-name="gr48" draw:layer="layout" svg:width="0.013cm" svg:height="0.007cm" svg:x="8.603cm" svg:y="20.589cm" svg:viewBox="0 0 14 8" draw:points="0,0 1,8 14,2">
          <text:p/>
        </draw:polygon>
        <draw:polygon draw:style-name="gr47" draw:layer="layout" svg:width="0.013cm" svg:height="0.005cm" svg:x="8.604cm" svg:y="20.595cm" svg:viewBox="0 0 14 6" draw:points="0,0 1,6 14,0">
          <text:p/>
        </draw:polygon>
        <draw:polygon draw:style-name="gr47" draw:layer="layout" svg:width="0.013cm" svg:height="0.005cm" svg:x="8.604cm" svg:y="20.59cm" svg:viewBox="0 0 14 6" draw:points="0,6 14,6 13,0">
          <text:p/>
        </draw:polygon>
        <draw:polygon draw:style-name="gr47" draw:layer="layout" svg:width="0.014cm" svg:height="0.005cm" svg:x="8.616cm" svg:y="20.59cm" svg:viewBox="0 0 15 6" draw:points="0,0 1,6 15,0">
          <text:p/>
        </draw:polygon>
        <draw:polygon draw:style-name="gr46" draw:layer="layout" svg:width="0.013cm" svg:height="0.006cm" svg:x="8.605cm" svg:y="20.6cm" svg:viewBox="0 0 14 7" draw:points="0,0 1,7 14,1">
          <text:p/>
        </draw:polygon>
        <draw:polygon draw:style-name="gr46" draw:layer="layout" svg:width="0.013cm" svg:height="0.005cm" svg:x="8.606cm" svg:y="20.606cm" svg:viewBox="0 0 14 6" draw:points="0,0 1,6 14,0">
          <text:p/>
        </draw:polygon>
        <draw:polygon draw:style-name="gr46" draw:layer="layout" svg:width="0.013cm" svg:height="0.005cm" svg:x="8.606cm" svg:y="20.601cm" svg:viewBox="0 0 14 6" draw:points="0,6 14,6 13,0">
          <text:p/>
        </draw:polygon>
        <draw:polygon draw:style-name="gr46" draw:layer="layout" svg:width="0.014cm" svg:height="0.005cm" svg:x="8.618cm" svg:y="20.601cm" svg:viewBox="0 0 15 6" draw:points="0,0 1,6 15,0">
          <text:p/>
        </draw:polygon>
        <draw:polygon draw:style-name="gr46" draw:layer="layout" svg:width="0.013cm" svg:height="0.006cm" svg:x="8.605cm" svg:y="20.595cm" svg:viewBox="0 0 14 7" draw:points="0,6 14,7 13,0">
          <text:p/>
        </draw:polygon>
        <draw:polygon draw:style-name="gr46" draw:layer="layout" svg:width="0.014cm" svg:height="0.005cm" svg:x="8.618cm" svg:y="20.596cm" svg:viewBox="0 0 15 6" draw:points="0,6 15,6 14,0">
          <text:p/>
        </draw:polygon>
        <draw:polygon draw:style-name="gr46" draw:layer="layout" svg:width="0.014cm" svg:height="0.006cm" svg:x="8.617cm" svg:y="20.595cm" svg:viewBox="0 0 15 7" draw:points="1,7 15,1 0,0">
          <text:p/>
        </draw:polygon>
        <draw:polygon draw:style-name="gr46" draw:layer="layout" svg:width="0.014cm" svg:height="0.006cm" svg:x="8.617cm" svg:y="20.59cm" svg:viewBox="0 0 15 7" draw:points="0,6 15,7 14,0">
          <text:p/>
        </draw:polygon>
        <draw:polygon draw:style-name="gr46" draw:layer="layout" svg:width="0.013cm" svg:height="0.006cm" svg:x="8.63cm" svg:y="20.59cm" svg:viewBox="0 0 14 7" draw:points="0,0 1,7 14,1">
          <text:p/>
        </draw:polygon>
        <draw:polygon draw:style-name="gr46" draw:layer="layout" svg:width="0.013cm" svg:height="0.005cm" svg:x="8.631cm" svg:y="20.596cm" svg:viewBox="0 0 14 6" draw:points="0,0 1,6 14,0">
          <text:p/>
        </draw:polygon>
        <draw:polygon draw:style-name="gr46" draw:layer="layout" svg:width="0.013cm" svg:height="0.005cm" svg:x="8.631cm" svg:y="20.591cm" svg:viewBox="0 0 14 6" draw:points="0,6 14,6 13,0">
          <text:p/>
        </draw:polygon>
        <draw:polygon draw:style-name="gr46" draw:layer="layout" svg:width="0.014cm" svg:height="0.005cm" svg:x="8.643cm" svg:y="20.591cm" svg:viewBox="0 0 15 6" draw:points="0,0 1,6 15,0">
          <text:p/>
        </draw:polygon>
        <draw:polygon draw:style-name="gr45" draw:layer="layout" svg:width="0.014cm" svg:height="0.006cm" svg:x="8.644cm" svg:y="20.591cm" svg:viewBox="0 0 15 7" draw:points="14,0 0,6 15,7">
          <text:p/>
        </draw:polygon>
        <draw:polygon draw:style-name="gr45" draw:layer="layout" svg:width="0.013cm" svg:height="0.006cm" svg:x="8.632cm" svg:y="20.596cm" svg:viewBox="0 0 14 7" draw:points="13,0 0,6 14,7">
          <text:p/>
        </draw:polygon>
        <draw:polygon draw:style-name="gr45" draw:layer="layout" svg:width="0.014cm" svg:height="0.006cm" svg:x="8.644cm" svg:y="20.596cm" svg:viewBox="0 0 15 7" draw:points="0,0 1,7 15,1">
          <text:p/>
        </draw:polygon>
        <draw:polygon draw:style-name="gr45" draw:layer="layout" svg:width="0.014cm" svg:height="0.005cm" svg:x="8.645cm" svg:y="20.597cm" svg:viewBox="0 0 15 6" draw:points="14,0 0,6 15,6">
          <text:p/>
        </draw:polygon>
        <draw:polygon draw:style-name="gr45" draw:layer="layout" svg:width="0.014cm" svg:height="0.006cm" svg:x="8.619cm" svg:y="20.601cm" svg:viewBox="0 0 15 7" draw:points="14,0 0,6 15,7">
          <text:p/>
        </draw:polygon>
        <draw:polygon draw:style-name="gr45" draw:layer="layout" svg:width="0.013cm" svg:height="0.006cm" svg:x="8.607cm" svg:y="20.606cm" svg:viewBox="0 0 14 7" draw:points="13,0 0,6 14,7">
          <text:p/>
        </draw:polygon>
        <draw:polygon draw:style-name="gr45" draw:layer="layout" svg:width="0.014cm" svg:height="0.006cm" svg:x="8.619cm" svg:y="20.606cm" svg:viewBox="0 0 15 7" draw:points="0,0 1,7 15,1">
          <text:p/>
        </draw:polygon>
        <draw:polygon draw:style-name="gr45" draw:layer="layout" svg:width="0.014cm" svg:height="0.005cm" svg:x="8.62cm" svg:y="20.607cm" svg:viewBox="0 0 15 6" draw:points="14,0 0,6 15,6">
          <text:p/>
        </draw:polygon>
        <draw:polygon draw:style-name="gr45" draw:layer="layout" svg:width="0.013cm" svg:height="0.006cm" svg:x="8.632cm" svg:y="20.601cm" svg:viewBox="0 0 14 7" draw:points="0,0 1,7 14,1">
          <text:p/>
        </draw:polygon>
        <draw:polygon draw:style-name="gr45" draw:layer="layout" svg:width="0.013cm" svg:height="0.005cm" svg:x="8.633cm" svg:y="20.607cm" svg:viewBox="0 0 14 6" draw:points="0,0 1,6 14,0">
          <text:p/>
        </draw:polygon>
        <draw:polygon draw:style-name="gr45" draw:layer="layout" svg:width="0.013cm" svg:height="0.005cm" svg:x="8.633cm" svg:y="20.602cm" svg:viewBox="0 0 14 6" draw:points="0,6 14,6 13,0">
          <text:p/>
        </draw:polygon>
        <draw:polygon draw:style-name="gr45" draw:layer="layout" svg:width="0.014cm" svg:height="0.005cm" svg:x="8.645cm" svg:y="20.602cm" svg:viewBox="0 0 15 6" draw:points="0,0 1,6 15,0">
          <text:p/>
        </draw:polygon>
        <draw:polygon draw:style-name="gr44" draw:layer="layout" svg:width="0.014cm" svg:height="0.006cm" svg:x="8.646cm" svg:y="20.602cm" svg:viewBox="0 0 15 7" draw:points="14,0 0,6 15,7">
          <text:p/>
        </draw:polygon>
        <draw:polygon draw:style-name="gr44" draw:layer="layout" svg:width="0.013cm" svg:height="0.006cm" svg:x="8.634cm" svg:y="20.607cm" svg:viewBox="0 0 14 7" draw:points="13,0 0,6 14,7">
          <text:p/>
        </draw:polygon>
        <draw:polygon draw:style-name="gr44" draw:layer="layout" svg:width="0.014cm" svg:height="0.006cm" svg:x="8.646cm" svg:y="20.607cm" svg:viewBox="0 0 15 7" draw:points="0,0 1,7 15,1">
          <text:p/>
        </draw:polygon>
        <draw:polygon draw:style-name="gr44" draw:layer="layout" svg:width="0.014cm" svg:height="0.005cm" svg:x="8.647cm" svg:y="20.608cm" svg:viewBox="0 0 15 6" draw:points="14,0 0,6 15,6">
          <text:p/>
        </draw:polygon>
        <draw:polygon draw:style-name="gr43" draw:layer="layout" svg:width="0.014cm" svg:height="0.005cm" svg:x="8.647cm" svg:y="20.613cm" svg:viewBox="0 0 15 6" draw:points="15,0 0,0 1,6">
          <text:p/>
        </draw:polygon>
        <draw:polygon draw:style-name="gr44" draw:layer="layout" svg:width="0.013cm" svg:height="0.006cm" svg:x="8.634cm" svg:y="20.612cm" svg:viewBox="0 0 14 7" draw:points="14,1 0,0 1,7">
          <text:p/>
        </draw:polygon>
        <draw:polygon draw:style-name="gr44" draw:layer="layout" svg:width="0.013cm" svg:height="0.005cm" svg:x="8.635cm" svg:y="20.613cm" svg:viewBox="0 0 14 6" draw:points="13,0 0,6 14,6">
          <text:p/>
        </draw:polygon>
        <draw:polygon draw:style-name="gr43" draw:layer="layout" svg:width="0.013cm" svg:height="0.005cm" svg:x="8.635cm" svg:y="20.618cm" svg:viewBox="0 0 14 6" draw:points="14,0 0,0 1,6">
          <text:p/>
        </draw:polygon>
        <draw:polygon draw:style-name="gr44" draw:layer="layout" svg:width="0.014cm" svg:height="0.005cm" svg:x="8.62cm" svg:y="20.612cm" svg:viewBox="0 0 15 6" draw:points="15,0 0,0 1,6">
          <text:p/>
        </draw:polygon>
        <draw:polygon draw:style-name="gr45" draw:layer="layout" svg:width="0.013cm" svg:height="0.006cm" svg:x="8.607cm" svg:y="20.611cm" svg:viewBox="0 0 14 7" draw:points="14,1 0,0 1,7">
          <text:p/>
        </draw:polygon>
        <draw:polygon draw:style-name="gr45" draw:layer="layout" svg:width="0.013cm" svg:height="0.005cm" svg:x="8.608cm" svg:y="20.612cm" svg:viewBox="0 0 14 6" draw:points="13,0 0,6 14,6">
          <text:p/>
        </draw:polygon>
        <draw:polygon draw:style-name="gr44" draw:layer="layout" svg:width="0.013cm" svg:height="0.005cm" svg:x="8.608cm" svg:y="20.617cm" svg:viewBox="0 0 14 6" draw:points="14,0 0,0 1,6">
          <text:p/>
        </draw:polygon>
        <draw:polygon draw:style-name="gr44" draw:layer="layout" svg:width="0.014cm" svg:height="0.006cm" svg:x="8.621cm" svg:y="20.612cm" svg:viewBox="0 0 15 7" draw:points="14,0 0,6 15,7">
          <text:p/>
        </draw:polygon>
        <draw:polygon draw:style-name="gr44" draw:layer="layout" svg:width="0.014cm" svg:height="0.006cm" svg:x="8.609cm" svg:y="20.617cm" svg:viewBox="0 0 15 7" draw:points="13,0 0,6 15,7">
          <text:p/>
        </draw:polygon>
        <draw:polygon draw:style-name="gr44" draw:layer="layout" svg:width="0.014cm" svg:height="0.006cm" svg:x="8.621cm" svg:y="20.617cm" svg:viewBox="0 0 15 7" draw:points="0,0 2,7 15,1">
          <text:p/>
        </draw:polygon>
        <draw:polygon draw:style-name="gr44" draw:layer="layout" svg:width="0.013cm" svg:height="0.005cm" svg:x="8.623cm" svg:y="20.618cm" svg:viewBox="0 0 14 6" draw:points="13,0 0,6 14,6">
          <text:p/>
        </draw:polygon>
        <draw:polygon draw:style-name="gr43" draw:layer="layout" svg:width="0.013cm" svg:height="0.005cm" svg:x="8.623cm" svg:y="20.623cm" svg:viewBox="0 0 14 6" draw:points="14,0 0,0 1,6">
          <text:p/>
        </draw:polygon>
        <draw:polygon draw:style-name="gr44" draw:layer="layout" svg:width="0.014cm" svg:height="0.006cm" svg:x="8.609cm" svg:y="20.622cm" svg:viewBox="0 0 15 7" draw:points="15,1 0,0 1,7">
          <text:p/>
        </draw:polygon>
        <draw:polygon draw:style-name="gr44" draw:layer="layout" svg:width="0.014cm" svg:height="0.005cm" svg:x="8.61cm" svg:y="20.623cm" svg:viewBox="0 0 15 6" draw:points="14,0 0,6 15,6">
          <text:p/>
        </draw:polygon>
        <draw:polygon draw:style-name="gr43" draw:layer="layout" svg:width="0.014cm" svg:height="0.005cm" svg:x="8.61cm" svg:y="20.628cm" svg:viewBox="0 0 15 6" draw:points="15,0 0,0 1,6">
          <text:p/>
        </draw:polygon>
        <draw:polygon draw:style-name="gr45" draw:layer="layout" svg:width="0.013cm" svg:height="0.005cm" svg:x="8.594cm" svg:y="20.611cm" svg:viewBox="0 0 14 6" draw:points="14,0 0,0 1,6">
          <text:p/>
        </draw:polygon>
        <draw:polygon draw:style-name="gr46" draw:layer="layout" svg:width="0.014cm" svg:height="0.006cm" svg:x="8.58cm" svg:y="20.61cm" svg:viewBox="0 0 15 7" draw:points="15,1 0,0 1,7">
          <text:p/>
        </draw:polygon>
        <draw:polygon draw:style-name="gr46" draw:layer="layout" svg:width="0.014cm" svg:height="0.005cm" svg:x="8.581cm" svg:y="20.611cm" svg:viewBox="0 0 15 6" draw:points="14,0 0,6 15,6">
          <text:p/>
        </draw:polygon>
        <draw:polygon draw:style-name="gr45" draw:layer="layout" svg:width="0.014cm" svg:height="0.005cm" svg:x="8.581cm" svg:y="20.616cm" svg:viewBox="0 0 15 6" draw:points="15,0 0,0 1,6">
          <text:p/>
        </draw:polygon>
        <draw:polygon draw:style-name="gr46" draw:layer="layout" svg:width="0.013cm" svg:height="0.005cm" svg:x="8.567cm" svg:y="20.61cm" svg:viewBox="0 0 14 6" draw:points="14,0 0,0 1,6">
          <text:p/>
        </draw:polygon>
        <draw:polygon draw:style-name="gr47" draw:layer="layout" svg:width="0.013cm" svg:height="0.007cm" svg:x="8.554cm" svg:y="20.609cm" svg:viewBox="0 0 14 8" draw:points="14,2 0,0 1,8">
          <text:p/>
        </draw:polygon>
        <draw:polygon draw:style-name="gr47" draw:layer="layout" svg:width="0.013cm" svg:height="0.005cm" svg:x="8.555cm" svg:y="20.61cm" svg:viewBox="0 0 14 6" draw:points="13,0 0,6 14,6">
          <text:p/>
        </draw:polygon>
        <draw:polygon draw:style-name="gr46" draw:layer="layout" svg:width="0.013cm" svg:height="0.005cm" svg:x="8.555cm" svg:y="20.615cm" svg:viewBox="0 0 14 6" draw:points="14,0 0,0 1,6">
          <text:p/>
        </draw:polygon>
        <draw:polygon draw:style-name="gr46" draw:layer="layout" svg:width="0.013cm" svg:height="0.006cm" svg:x="8.568cm" svg:y="20.61cm" svg:viewBox="0 0 14 7" draw:points="13,0 0,6 14,7">
          <text:p/>
        </draw:polygon>
        <draw:polygon draw:style-name="gr46" draw:layer="layout" svg:width="0.013cm" svg:height="0.006cm" svg:x="8.556cm" svg:y="20.615cm" svg:viewBox="0 0 14 7" draw:points="13,0 0,6 14,7">
          <text:p/>
        </draw:polygon>
        <draw:polygon draw:style-name="gr46" draw:layer="layout" svg:width="0.013cm" svg:height="0.006cm" svg:x="8.568cm" svg:y="20.615cm" svg:viewBox="0 0 14 7" draw:points="0,0 1,7 14,1">
          <text:p/>
        </draw:polygon>
        <draw:polygon draw:style-name="gr46" draw:layer="layout" svg:width="0.013cm" svg:height="0.005cm" svg:x="8.569cm" svg:y="20.616cm" svg:viewBox="0 0 14 6" draw:points="13,0 0,6 14,6">
          <text:p/>
        </draw:polygon>
        <draw:polygon draw:style-name="gr45" draw:layer="layout" svg:width="0.013cm" svg:height="0.005cm" svg:x="8.569cm" svg:y="20.621cm" svg:viewBox="0 0 14 6" draw:points="14,0 0,0 1,6">
          <text:p/>
        </draw:polygon>
        <draw:polygon draw:style-name="gr46" draw:layer="layout" svg:width="0.013cm" svg:height="0.006cm" svg:x="8.556cm" svg:y="20.62cm" svg:viewBox="0 0 14 7" draw:points="14,1 0,0 1,7">
          <text:p/>
        </draw:polygon>
        <draw:polygon draw:style-name="gr46" draw:layer="layout" svg:width="0.013cm" svg:height="0.005cm" svg:x="8.557cm" svg:y="20.621cm" svg:viewBox="0 0 14 6" draw:points="13,0 0,6 14,6">
          <text:p/>
        </draw:polygon>
        <draw:polygon draw:style-name="gr45" draw:layer="layout" svg:width="0.013cm" svg:height="0.005cm" svg:x="8.557cm" svg:y="20.626cm" svg:viewBox="0 0 14 6" draw:points="14,0 0,0 1,6">
          <text:p/>
        </draw:polygon>
        <draw:polygon draw:style-name="gr45" draw:layer="layout" svg:width="0.013cm" svg:height="0.006cm" svg:x="8.595cm" svg:y="20.611cm" svg:viewBox="0 0 14 7" draw:points="13,0 0,6 14,7">
          <text:p/>
        </draw:polygon>
        <draw:polygon draw:style-name="gr45" draw:layer="layout" svg:width="0.014cm" svg:height="0.006cm" svg:x="8.582cm" svg:y="20.616cm" svg:viewBox="0 0 15 7" draw:points="14,0 0,6 15,7">
          <text:p/>
        </draw:polygon>
        <draw:polygon draw:style-name="gr45" draw:layer="layout" svg:width="0.013cm" svg:height="0.006cm" svg:x="8.595cm" svg:y="20.616cm" svg:viewBox="0 0 14 7" draw:points="0,0 1,7 14,1">
          <text:p/>
        </draw:polygon>
        <draw:polygon draw:style-name="gr45" draw:layer="layout" svg:width="0.013cm" svg:height="0.005cm" svg:x="8.596cm" svg:y="20.617cm" svg:viewBox="0 0 14 6" draw:points="13,0 0,6 14,6">
          <text:p/>
        </draw:polygon>
        <draw:polygon draw:style-name="gr45" draw:layer="layout" svg:width="0.013cm" svg:height="0.006cm" svg:x="8.57cm" svg:y="20.621cm" svg:viewBox="0 0 14 7" draw:points="13,0 0,6 14,7">
          <text:p/>
        </draw:polygon>
        <draw:polygon draw:style-name="gr45" draw:layer="layout" svg:width="0.013cm" svg:height="0.006cm" svg:x="8.558cm" svg:y="20.626cm" svg:viewBox="0 0 14 7" draw:points="13,0 0,6 14,7">
          <text:p/>
        </draw:polygon>
        <draw:polygon draw:style-name="gr45" draw:layer="layout" svg:width="0.013cm" svg:height="0.006cm" svg:x="8.57cm" svg:y="20.626cm" svg:viewBox="0 0 14 7" draw:points="0,0 1,7 14,1">
          <text:p/>
        </draw:polygon>
        <draw:polygon draw:style-name="gr45" draw:layer="layout" svg:width="0.013cm" svg:height="0.005cm" svg:x="8.571cm" svg:y="20.627cm" svg:viewBox="0 0 14 6" draw:points="13,0 0,6 14,6">
          <text:p/>
        </draw:polygon>
        <draw:polygon draw:style-name="gr45" draw:layer="layout" svg:width="0.014cm" svg:height="0.006cm" svg:x="8.582cm" svg:y="20.621cm" svg:viewBox="0 0 15 7" draw:points="0,0 1,7 15,1">
          <text:p/>
        </draw:polygon>
        <draw:polygon draw:style-name="gr45" draw:layer="layout" svg:width="0.014cm" svg:height="0.005cm" svg:x="8.583cm" svg:y="20.627cm" svg:viewBox="0 0 15 6" draw:points="0,0 1,6 15,0">
          <text:p/>
        </draw:polygon>
        <draw:polygon draw:style-name="gr45" draw:layer="layout" svg:width="0.014cm" svg:height="0.005cm" svg:x="8.583cm" svg:y="20.622cm" svg:viewBox="0 0 15 6" draw:points="0,6 15,6 14,0">
          <text:p/>
        </draw:polygon>
        <draw:polygon draw:style-name="gr45" draw:layer="layout" svg:width="0.013cm" svg:height="0.005cm" svg:x="8.596cm" svg:y="20.622cm" svg:viewBox="0 0 14 6" draw:points="0,0 1,6 14,0">
          <text:p/>
        </draw:polygon>
        <draw:polygon draw:style-name="gr44" draw:layer="layout" svg:width="0.013cm" svg:height="0.006cm" svg:x="8.597cm" svg:y="20.622cm" svg:viewBox="0 0 14 7" draw:points="13,0 0,6 14,7">
          <text:p/>
        </draw:polygon>
        <draw:polygon draw:style-name="gr44" draw:layer="layout" svg:width="0.014cm" svg:height="0.006cm" svg:x="8.584cm" svg:y="20.627cm" svg:viewBox="0 0 15 7" draw:points="14,0 0,6 15,7">
          <text:p/>
        </draw:polygon>
        <draw:polygon draw:style-name="gr44" draw:layer="layout" svg:width="0.013cm" svg:height="0.006cm" svg:x="8.597cm" svg:y="20.627cm" svg:viewBox="0 0 14 7" draw:points="0,0 1,7 14,1">
          <text:p/>
        </draw:polygon>
        <draw:polygon draw:style-name="gr44" draw:layer="layout" svg:width="0.013cm" svg:height="0.005cm" svg:x="8.598cm" svg:y="20.628cm" svg:viewBox="0 0 14 6" draw:points="13,0 0,6 14,6">
          <text:p/>
        </draw:polygon>
        <draw:polygon draw:style-name="gr43" draw:layer="layout" svg:width="0.013cm" svg:height="0.005cm" svg:x="8.598cm" svg:y="20.633cm" svg:viewBox="0 0 14 6" draw:points="14,0 0,0 1,6">
          <text:p/>
        </draw:polygon>
        <draw:polygon draw:style-name="gr44" draw:layer="layout" svg:width="0.014cm" svg:height="0.006cm" svg:x="8.584cm" svg:y="20.632cm" svg:viewBox="0 0 15 7" draw:points="15,1 0,0 1,7">
          <text:p/>
        </draw:polygon>
        <draw:polygon draw:style-name="gr44" draw:layer="layout" svg:width="0.014cm" svg:height="0.005cm" svg:x="8.585cm" svg:y="20.633cm" svg:viewBox="0 0 15 6" draw:points="14,0 0,6 15,6">
          <text:p/>
        </draw:polygon>
        <draw:polygon draw:style-name="gr43" draw:layer="layout" svg:width="0.014cm" svg:height="0.005cm" svg:x="8.585cm" svg:y="20.638cm" svg:viewBox="0 0 15 6" draw:points="15,0 0,0 1,6">
          <text:p/>
        </draw:polygon>
        <draw:polygon draw:style-name="gr44" draw:layer="layout" svg:width="0.013cm" svg:height="0.005cm" svg:x="8.571cm" svg:y="20.632cm" svg:viewBox="0 0 14 6" draw:points="14,0 0,0 1,6">
          <text:p/>
        </draw:polygon>
        <draw:polygon draw:style-name="gr45" draw:layer="layout" svg:width="0.013cm" svg:height="0.006cm" svg:x="8.558cm" svg:y="20.631cm" svg:viewBox="0 0 14 7" draw:points="14,1 0,0 1,7">
          <text:p/>
        </draw:polygon>
        <draw:polygon draw:style-name="gr45" draw:layer="layout" svg:width="0.013cm" svg:height="0.005cm" svg:x="8.559cm" svg:y="20.632cm" svg:viewBox="0 0 14 6" draw:points="13,0 0,6 14,6">
          <text:p/>
        </draw:polygon>
        <draw:polygon draw:style-name="gr44" draw:layer="layout" svg:width="0.013cm" svg:height="0.005cm" svg:x="8.559cm" svg:y="20.637cm" svg:viewBox="0 0 14 6" draw:points="14,0 0,0 1,6">
          <text:p/>
        </draw:polygon>
        <draw:polygon draw:style-name="gr44" draw:layer="layout" svg:width="0.013cm" svg:height="0.006cm" svg:x="8.572cm" svg:y="20.632cm" svg:viewBox="0 0 14 7" draw:points="13,0 0,6 14,7">
          <text:p/>
        </draw:polygon>
        <draw:polygon draw:style-name="gr44" draw:layer="layout" svg:width="0.013cm" svg:height="0.006cm" svg:x="8.56cm" svg:y="20.637cm" svg:viewBox="0 0 14 7" draw:points="13,0 0,6 14,7">
          <text:p/>
        </draw:polygon>
        <draw:polygon draw:style-name="gr44" draw:layer="layout" svg:width="0.013cm" svg:height="0.006cm" svg:x="8.572cm" svg:y="20.637cm" svg:viewBox="0 0 14 7" draw:points="0,0 1,7 14,1">
          <text:p/>
        </draw:polygon>
        <draw:polygon draw:style-name="gr44" draw:layer="layout" svg:width="0.013cm" svg:height="0.005cm" svg:x="8.573cm" svg:y="20.638cm" svg:viewBox="0 0 14 6" draw:points="13,0 0,6 14,6">
          <text:p/>
        </draw:polygon>
        <draw:polygon draw:style-name="gr43" draw:layer="layout" svg:width="0.013cm" svg:height="0.005cm" svg:x="8.573cm" svg:y="20.643cm" svg:viewBox="0 0 14 6" draw:points="14,0 0,0 1,6">
          <text:p/>
        </draw:polygon>
        <draw:polygon draw:style-name="gr44" draw:layer="layout" svg:width="0.013cm" svg:height="0.006cm" svg:x="8.56cm" svg:y="20.642cm" svg:viewBox="0 0 14 7" draw:points="14,1 0,0 1,7">
          <text:p/>
        </draw:polygon>
        <draw:polygon draw:style-name="gr44" draw:layer="layout" svg:width="0.013cm" svg:height="0.005cm" svg:x="8.561cm" svg:y="20.643cm" svg:viewBox="0 0 14 6" draw:points="13,0 0,6 14,6">
          <text:p/>
        </draw:polygon>
        <draw:polygon draw:style-name="gr43" draw:layer="layout" svg:width="0.013cm" svg:height="0.005cm" svg:x="8.561cm" svg:y="20.648cm" svg:viewBox="0 0 14 6" draw:points="14,0 0,0 1,6">
          <text:p/>
        </draw:polygon>
        <draw:polygon draw:style-name="gr48" draw:layer="layout" svg:width="0.014cm" svg:height="0.005cm" svg:x="8.54cm" svg:y="20.609cm" svg:viewBox="0 0 15 6" draw:points="15,0 0,0 1,6">
          <text:p/>
        </draw:polygon>
        <draw:polygon draw:style-name="gr48" draw:layer="layout" svg:width="0.013cm" svg:height="0.006cm" svg:x="8.527cm" svg:y="20.608cm" svg:viewBox="0 0 14 7" draw:points="14,1 0,0 1,7">
          <text:p/>
        </draw:polygon>
        <draw:polygon draw:style-name="gr48" draw:layer="layout" svg:width="0.013cm" svg:height="0.005cm" svg:x="8.528cm" svg:y="20.609cm" svg:viewBox="0 0 14 6" draw:points="13,0 0,6 14,6">
          <text:p/>
        </draw:polygon>
        <draw:polygon draw:style-name="gr48" draw:layer="layout" svg:width="0.013cm" svg:height="0.005cm" svg:x="8.528cm" svg:y="20.614cm" svg:viewBox="0 0 14 6" draw:points="14,0 0,0 1,6">
          <text:p/>
        </draw:polygon>
        <draw:polygon draw:style-name="gr49" draw:layer="layout" svg:width="0.014cm" svg:height="0.005cm" svg:x="8.513cm" svg:y="20.608cm" svg:viewBox="0 0 15 6" draw:points="15,0 0,0 1,6">
          <text:p/>
        </draw:polygon>
        <draw:polygon draw:style-name="gr49" draw:layer="layout" svg:width="0.013cm" svg:height="0.006cm" svg:x="8.5cm" svg:y="20.607cm" svg:viewBox="0 0 14 7" draw:points="14,1 0,0 1,7">
          <text:p/>
        </draw:polygon>
        <draw:polygon draw:style-name="gr49" draw:layer="layout" svg:width="0.013cm" svg:height="0.005cm" svg:x="8.501cm" svg:y="20.608cm" svg:viewBox="0 0 14 6" draw:points="13,0 0,6 14,6">
          <text:p/>
        </draw:polygon>
        <draw:polygon draw:style-name="gr49" draw:layer="layout" svg:width="0.013cm" svg:height="0.005cm" svg:x="8.501cm" svg:y="20.613cm" svg:viewBox="0 0 14 6" draw:points="14,0 0,0 1,6">
          <text:p/>
        </draw:polygon>
        <draw:polygon draw:style-name="gr49" draw:layer="layout" svg:width="0.014cm" svg:height="0.006cm" svg:x="8.514cm" svg:y="20.608cm" svg:viewBox="0 0 15 7" draw:points="14,0 0,6 15,7">
          <text:p/>
        </draw:polygon>
        <draw:polygon draw:style-name="gr49" draw:layer="layout" svg:width="0.013cm" svg:height="0.006cm" svg:x="8.502cm" svg:y="20.613cm" svg:viewBox="0 0 14 7" draw:points="13,0 0,6 14,7">
          <text:p/>
        </draw:polygon>
        <draw:polygon draw:style-name="gr49" draw:layer="layout" svg:width="0.014cm" svg:height="0.006cm" svg:x="8.514cm" svg:y="20.613cm" svg:viewBox="0 0 15 7" draw:points="0,0 1,7 15,1">
          <text:p/>
        </draw:polygon>
        <draw:polygon draw:style-name="gr48" draw:layer="layout" svg:width="0.014cm" svg:height="0.005cm" svg:x="8.515cm" svg:y="20.614cm" svg:viewBox="0 0 15 6" draw:points="14,0 0,6 15,6">
          <text:p/>
        </draw:polygon>
        <draw:polygon draw:style-name="gr48" draw:layer="layout" svg:width="0.014cm" svg:height="0.005cm" svg:x="8.515cm" svg:y="20.619cm" svg:viewBox="0 0 15 6" draw:points="15,0 0,0 1,6">
          <text:p/>
        </draw:polygon>
        <draw:polygon draw:style-name="gr48" draw:layer="layout" svg:width="0.013cm" svg:height="0.006cm" svg:x="8.502cm" svg:y="20.618cm" svg:viewBox="0 0 14 7" draw:points="14,1 0,0 1,7">
          <text:p/>
        </draw:polygon>
        <draw:polygon draw:style-name="gr48" draw:layer="layout" svg:width="0.013cm" svg:height="0.005cm" svg:x="8.503cm" svg:y="20.619cm" svg:viewBox="0 0 14 6" draw:points="13,0 0,6 14,6">
          <text:p/>
        </draw:polygon>
        <draw:polygon draw:style-name="gr48" draw:layer="layout" svg:width="0.013cm" svg:height="0.005cm" svg:x="8.503cm" svg:y="20.624cm" svg:viewBox="0 0 14 6" draw:points="14,0 0,0 1,6">
          <text:p/>
        </draw:polygon>
        <draw:polygon draw:style-name="gr50" draw:layer="layout" svg:width="0.013cm" svg:height="0.005cm" svg:x="8.487cm" svg:y="20.607cm" svg:viewBox="0 0 14 6" draw:points="14,0 0,0 1,6">
          <text:p/>
        </draw:polygon>
        <draw:polygon draw:style-name="gr50" draw:layer="layout" svg:width="0.014cm" svg:height="0.005cm" svg:x="8.473cm" svg:y="20.607cm" svg:viewBox="0 0 15 6" draw:points="15,0 0,0 1,6">
          <text:p/>
        </draw:polygon>
        <draw:polygon draw:style-name="gr50" draw:layer="layout" svg:width="0.014cm" svg:height="0.005cm" svg:x="8.474cm" svg:y="20.607cm" svg:viewBox="0 0 15 6" draw:points="14,0 0,6 15,6">
          <text:p/>
        </draw:polygon>
        <draw:polygon draw:style-name="gr50" draw:layer="layout" svg:width="0.014cm" svg:height="0.005cm" svg:x="8.474cm" svg:y="20.612cm" svg:viewBox="0 0 15 6" draw:points="15,0 0,0 1,6">
          <text:p/>
        </draw:polygon>
        <draw:polygon draw:style-name="gr51" draw:layer="layout" svg:width="0.013cm" svg:height="0.005cm" svg:x="8.46cm" svg:y="20.606cm" svg:viewBox="0 0 14 6" draw:points="14,1 0,0 1,6">
          <text:p/>
        </draw:polygon>
        <draw:polygon draw:style-name="gr51" draw:layer="layout" svg:width="0.014cm" svg:height="0.005cm" svg:x="8.446cm" svg:y="20.606cm" svg:viewBox="0 0 15 6" draw:points="15,0 0,0 2,6">
          <text:p/>
        </draw:polygon>
        <draw:polygon draw:style-name="gr51" draw:layer="layout" svg:width="0.013cm" svg:height="0.005cm" svg:x="8.448cm" svg:y="20.606cm" svg:viewBox="0 0 14 6" draw:points="13,0 0,6 14,6">
          <text:p/>
        </draw:polygon>
        <draw:polygon draw:style-name="gr51" draw:layer="layout" svg:width="0.013cm" svg:height="0.005cm" svg:x="8.448cm" svg:y="20.611cm" svg:viewBox="0 0 14 6" draw:points="14,0 0,0 1,6">
          <text:p/>
        </draw:polygon>
        <draw:polygon draw:style-name="gr51" draw:layer="layout" svg:width="0.013cm" svg:height="0.005cm" svg:x="8.461cm" svg:y="20.607cm" svg:viewBox="0 0 14 6" draw:points="13,0 0,5 14,6">
          <text:p/>
        </draw:polygon>
        <draw:polygon draw:style-name="gr51" draw:layer="layout" svg:width="0.013cm" svg:height="0.006cm" svg:x="8.449cm" svg:y="20.611cm" svg:viewBox="0 0 14 7" draw:points="13,0 0,6 14,7">
          <text:p/>
        </draw:polygon>
        <draw:polygon draw:style-name="gr51" draw:layer="layout" svg:width="0.013cm" svg:height="0.006cm" svg:x="8.461cm" svg:y="20.611cm" svg:viewBox="0 0 14 7" draw:points="0,0 1,7 14,1">
          <text:p/>
        </draw:polygon>
        <draw:polygon draw:style-name="gr50" draw:layer="layout" svg:width="0.013cm" svg:height="0.005cm" svg:x="8.462cm" svg:y="20.612cm" svg:viewBox="0 0 14 6" draw:points="13,0 0,6 14,6">
          <text:p/>
        </draw:polygon>
        <draw:polygon draw:style-name="gr50" draw:layer="layout" svg:width="0.013cm" svg:height="0.005cm" svg:x="8.462cm" svg:y="20.617cm" svg:viewBox="0 0 14 6" draw:points="14,0 0,0 1,6">
          <text:p/>
        </draw:polygon>
        <draw:polygon draw:style-name="gr50" draw:layer="layout" svg:width="0.013cm" svg:height="0.006cm" svg:x="8.449cm" svg:y="20.616cm" svg:viewBox="0 0 14 7" draw:points="14,1 0,0 1,7">
          <text:p/>
        </draw:polygon>
        <draw:polygon draw:style-name="gr50" draw:layer="layout" svg:width="0.013cm" svg:height="0.005cm" svg:x="8.45cm" svg:y="20.617cm" svg:viewBox="0 0 14 6" draw:points="13,0 0,6 14,6">
          <text:p/>
        </draw:polygon>
        <draw:polygon draw:style-name="gr50" draw:layer="layout" svg:width="0.013cm" svg:height="0.005cm" svg:x="8.45cm" svg:y="20.622cm" svg:viewBox="0 0 14 6" draw:points="14,0 0,0 1,6">
          <text:p/>
        </draw:polygon>
        <draw:polygon draw:style-name="gr50" draw:layer="layout" svg:width="0.013cm" svg:height="0.006cm" svg:x="8.488cm" svg:y="20.607cm" svg:viewBox="0 0 14 7" draw:points="13,0 0,6 14,7">
          <text:p/>
        </draw:polygon>
        <draw:polygon draw:style-name="gr50" draw:layer="layout" svg:width="0.014cm" svg:height="0.006cm" svg:x="8.475cm" svg:y="20.612cm" svg:viewBox="0 0 15 7" draw:points="14,0 0,6 15,7">
          <text:p/>
        </draw:polygon>
        <draw:polygon draw:style-name="gr50" draw:layer="layout" svg:width="0.013cm" svg:height="0.006cm" svg:x="8.488cm" svg:y="20.612cm" svg:viewBox="0 0 14 7" draw:points="0,0 1,7 14,1">
          <text:p/>
        </draw:polygon>
        <draw:polygon draw:style-name="gr49" draw:layer="layout" svg:width="0.013cm" svg:height="0.005cm" svg:x="8.489cm" svg:y="20.613cm" svg:viewBox="0 0 14 6" draw:points="13,0 0,6 14,6">
          <text:p/>
        </draw:polygon>
        <draw:polygon draw:style-name="gr50" draw:layer="layout" svg:width="0.013cm" svg:height="0.006cm" svg:x="8.463cm" svg:y="20.617cm" svg:viewBox="0 0 14 7" draw:points="13,0 0,6 14,7">
          <text:p/>
        </draw:polygon>
        <draw:polygon draw:style-name="gr50" draw:layer="layout" svg:width="0.013cm" svg:height="0.006cm" svg:x="8.451cm" svg:y="20.622cm" svg:viewBox="0 0 14 7" draw:points="13,0 0,6 14,7">
          <text:p/>
        </draw:polygon>
        <draw:polygon draw:style-name="gr50" draw:layer="layout" svg:width="0.013cm" svg:height="0.006cm" svg:x="8.463cm" svg:y="20.622cm" svg:viewBox="0 0 14 7" draw:points="0,0 1,7 14,1">
          <text:p/>
        </draw:polygon>
        <draw:polygon draw:style-name="gr49" draw:layer="layout" svg:width="0.013cm" svg:height="0.005cm" svg:x="8.464cm" svg:y="20.623cm" svg:viewBox="0 0 14 6" draw:points="13,0 0,6 14,6">
          <text:p/>
        </draw:polygon>
        <draw:polygon draw:style-name="gr50" draw:layer="layout" svg:width="0.014cm" svg:height="0.006cm" svg:x="8.475cm" svg:y="20.617cm" svg:viewBox="0 0 15 7" draw:points="0,0 1,7 15,1">
          <text:p/>
        </draw:polygon>
        <draw:polygon draw:style-name="gr49" draw:layer="layout" svg:width="0.014cm" svg:height="0.005cm" svg:x="8.476cm" svg:y="20.623cm" svg:viewBox="0 0 15 6" draw:points="0,0 1,6 15,0">
          <text:p/>
        </draw:polygon>
        <draw:polygon draw:style-name="gr49" draw:layer="layout" svg:width="0.014cm" svg:height="0.005cm" svg:x="8.476cm" svg:y="20.618cm" svg:viewBox="0 0 15 6" draw:points="0,6 15,6 14,0">
          <text:p/>
        </draw:polygon>
        <draw:polygon draw:style-name="gr49" draw:layer="layout" svg:width="0.013cm" svg:height="0.005cm" svg:x="8.489cm" svg:y="20.618cm" svg:viewBox="0 0 14 6" draw:points="0,0 1,6 14,0">
          <text:p/>
        </draw:polygon>
        <draw:polygon draw:style-name="gr49" draw:layer="layout" svg:width="0.013cm" svg:height="0.006cm" svg:x="8.49cm" svg:y="20.618cm" svg:viewBox="0 0 14 7" draw:points="13,0 0,6 14,7">
          <text:p/>
        </draw:polygon>
        <draw:polygon draw:style-name="gr49" draw:layer="layout" svg:width="0.014cm" svg:height="0.006cm" svg:x="8.477cm" svg:y="20.623cm" svg:viewBox="0 0 15 7" draw:points="14,0 0,6 15,7">
          <text:p/>
        </draw:polygon>
        <draw:polygon draw:style-name="gr49" draw:layer="layout" svg:width="0.013cm" svg:height="0.006cm" svg:x="8.49cm" svg:y="20.623cm" svg:viewBox="0 0 14 7" draw:points="0,0 1,7 14,1">
          <text:p/>
        </draw:polygon>
        <draw:polygon draw:style-name="gr48" draw:layer="layout" svg:width="0.013cm" svg:height="0.005cm" svg:x="8.491cm" svg:y="20.624cm" svg:viewBox="0 0 14 6" draw:points="13,0 0,6 14,6">
          <text:p/>
        </draw:polygon>
        <draw:polygon draw:style-name="gr48" draw:layer="layout" svg:width="0.013cm" svg:height="0.005cm" svg:x="8.491cm" svg:y="20.629cm" svg:viewBox="0 0 14 6" draw:points="14,0 0,0 1,6">
          <text:p/>
        </draw:polygon>
        <draw:polygon draw:style-name="gr48" draw:layer="layout" svg:width="0.014cm" svg:height="0.006cm" svg:x="8.477cm" svg:y="20.628cm" svg:viewBox="0 0 15 7" draw:points="15,1 0,0 1,7">
          <text:p/>
        </draw:polygon>
        <draw:polygon draw:style-name="gr48" draw:layer="layout" svg:width="0.014cm" svg:height="0.005cm" svg:x="8.478cm" svg:y="20.629cm" svg:viewBox="0 0 15 6" draw:points="14,0 0,6 15,6">
          <text:p/>
        </draw:polygon>
        <draw:polygon draw:style-name="gr48" draw:layer="layout" svg:width="0.014cm" svg:height="0.005cm" svg:x="8.478cm" svg:y="20.634cm" svg:viewBox="0 0 15 6" draw:points="15,0 0,0 1,6">
          <text:p/>
        </draw:polygon>
        <draw:polygon draw:style-name="gr49" draw:layer="layout" svg:width="0.013cm" svg:height="0.005cm" svg:x="8.464cm" svg:y="20.628cm" svg:viewBox="0 0 14 6" draw:points="14,0 0,0 1,6">
          <text:p/>
        </draw:polygon>
        <draw:polygon draw:style-name="gr49" draw:layer="layout" svg:width="0.013cm" svg:height="0.006cm" svg:x="8.451cm" svg:y="20.627cm" svg:viewBox="0 0 14 7" draw:points="14,1 0,0 1,7">
          <text:p/>
        </draw:polygon>
        <draw:polygon draw:style-name="gr49" draw:layer="layout" svg:width="0.013cm" svg:height="0.005cm" svg:x="8.452cm" svg:y="20.628cm" svg:viewBox="0 0 14 6" draw:points="13,0 0,6 14,6">
          <text:p/>
        </draw:polygon>
        <draw:polygon draw:style-name="gr49" draw:layer="layout" svg:width="0.013cm" svg:height="0.005cm" svg:x="8.452cm" svg:y="20.633cm" svg:viewBox="0 0 14 6" draw:points="14,0 0,0 1,6">
          <text:p/>
        </draw:polygon>
        <draw:polygon draw:style-name="gr49" draw:layer="layout" svg:width="0.013cm" svg:height="0.006cm" svg:x="8.465cm" svg:y="20.628cm" svg:viewBox="0 0 14 7" draw:points="13,0 0,6 14,7">
          <text:p/>
        </draw:polygon>
        <draw:polygon draw:style-name="gr49" draw:layer="layout" svg:width="0.013cm" svg:height="0.006cm" svg:x="8.453cm" svg:y="20.633cm" svg:viewBox="0 0 14 7" draw:points="13,0 0,6 14,7">
          <text:p/>
        </draw:polygon>
        <draw:polygon draw:style-name="gr49" draw:layer="layout" svg:width="0.013cm" svg:height="0.006cm" svg:x="8.465cm" svg:y="20.633cm" svg:viewBox="0 0 14 7" draw:points="0,0 1,7 14,1">
          <text:p/>
        </draw:polygon>
        <draw:polygon draw:style-name="gr48" draw:layer="layout" svg:width="0.013cm" svg:height="0.005cm" svg:x="8.466cm" svg:y="20.634cm" svg:viewBox="0 0 14 6" draw:points="13,0 0,6 14,6">
          <text:p/>
        </draw:polygon>
        <draw:polygon draw:style-name="gr48" draw:layer="layout" svg:width="0.013cm" svg:height="0.005cm" svg:x="8.466cm" svg:y="20.639cm" svg:viewBox="0 0 14 6" draw:points="14,0 0,0 1,6">
          <text:p/>
        </draw:polygon>
        <draw:polygon draw:style-name="gr48" draw:layer="layout" svg:width="0.013cm" svg:height="0.006cm" svg:x="8.453cm" svg:y="20.638cm" svg:viewBox="0 0 14 7" draw:points="14,1 0,0 1,7">
          <text:p/>
        </draw:polygon>
        <draw:polygon draw:style-name="gr48" draw:layer="layout" svg:width="0.013cm" svg:height="0.005cm" svg:x="8.454cm" svg:y="20.639cm" svg:viewBox="0 0 14 6" draw:points="13,0 0,6 14,6">
          <text:p/>
        </draw:polygon>
        <draw:polygon draw:style-name="gr48" draw:layer="layout" svg:width="0.013cm" svg:height="0.005cm" svg:x="8.454cm" svg:y="20.644cm" svg:viewBox="0 0 14 6" draw:points="14,0 0,0 1,6">
          <text:p/>
        </draw:polygon>
        <draw:polygon draw:style-name="gr48" draw:layer="layout" svg:width="0.014cm" svg:height="0.007cm" svg:x="8.541cm" svg:y="20.609cm" svg:viewBox="0 0 15 8" draw:points="14,0 0,6 15,8">
          <text:p/>
        </draw:polygon>
        <draw:polygon draw:style-name="gr48" draw:layer="layout" svg:width="0.013cm" svg:height="0.007cm" svg:x="8.529cm" svg:y="20.614cm" svg:viewBox="0 0 14 8" draw:points="13,0 0,6 14,8">
          <text:p/>
        </draw:polygon>
        <draw:polygon draw:style-name="gr48" draw:layer="layout" svg:width="0.014cm" svg:height="0.007cm" svg:x="8.541cm" svg:y="20.614cm" svg:viewBox="0 0 15 8" draw:points="0,0 1,8 15,2">
          <text:p/>
        </draw:polygon>
        <draw:polygon draw:style-name="gr47" draw:layer="layout" svg:width="0.014cm" svg:height="0.005cm" svg:x="8.542cm" svg:y="20.615cm" svg:viewBox="0 0 15 6" draw:points="14,0 0,6 15,6">
          <text:p/>
        </draw:polygon>
        <draw:polygon draw:style-name="gr48" draw:layer="layout" svg:width="0.014cm" svg:height="0.007cm" svg:x="8.516cm" svg:y="20.619cm" svg:viewBox="0 0 15 8" draw:points="14,0 0,6 15,8">
          <text:p/>
        </draw:polygon>
        <draw:polygon draw:style-name="gr48" draw:layer="layout" svg:width="0.013cm" svg:height="0.007cm" svg:x="8.504cm" svg:y="20.624cm" svg:viewBox="0 0 14 8" draw:points="13,0 0,6 14,8">
          <text:p/>
        </draw:polygon>
        <draw:polygon draw:style-name="gr48" draw:layer="layout" svg:width="0.014cm" svg:height="0.007cm" svg:x="8.516cm" svg:y="20.624cm" svg:viewBox="0 0 15 8" draw:points="0,0 1,8 15,2">
          <text:p/>
        </draw:polygon>
        <draw:polygon draw:style-name="gr47" draw:layer="layout" svg:width="0.014cm" svg:height="0.005cm" svg:x="8.517cm" svg:y="20.625cm" svg:viewBox="0 0 15 6" draw:points="14,0 0,6 15,6">
          <text:p/>
        </draw:polygon>
        <draw:polygon draw:style-name="gr48" draw:layer="layout" svg:width="0.013cm" svg:height="0.007cm" svg:x="8.529cm" svg:y="20.619cm" svg:viewBox="0 0 14 8" draw:points="0,0 1,8 14,2">
          <text:p/>
        </draw:polygon>
        <draw:polygon draw:style-name="gr47" draw:layer="layout" svg:width="0.013cm" svg:height="0.005cm" svg:x="8.53cm" svg:y="20.625cm" svg:viewBox="0 0 14 6" draw:points="0,0 1,6 14,0">
          <text:p/>
        </draw:polygon>
        <draw:polygon draw:style-name="gr47" draw:layer="layout" svg:width="0.013cm" svg:height="0.005cm" svg:x="8.53cm" svg:y="20.62cm" svg:viewBox="0 0 14 6" draw:points="0,6 14,6 13,0">
          <text:p/>
        </draw:polygon>
        <draw:polygon draw:style-name="gr47" draw:layer="layout" svg:width="0.014cm" svg:height="0.005cm" svg:x="8.542cm" svg:y="20.62cm" svg:viewBox="0 0 15 6" draw:points="0,0 1,6 15,0">
          <text:p/>
        </draw:polygon>
        <draw:polygon draw:style-name="gr46" draw:layer="layout" svg:width="0.014cm" svg:height="0.006cm" svg:x="8.543cm" svg:y="20.62cm" svg:viewBox="0 0 15 7" draw:points="14,0 0,6 15,7">
          <text:p/>
        </draw:polygon>
        <draw:polygon draw:style-name="gr46" draw:layer="layout" svg:width="0.013cm" svg:height="0.006cm" svg:x="8.531cm" svg:y="20.625cm" svg:viewBox="0 0 14 7" draw:points="13,0 0,6 14,7">
          <text:p/>
        </draw:polygon>
        <draw:polygon draw:style-name="gr46" draw:layer="layout" svg:width="0.014cm" svg:height="0.006cm" svg:x="8.543cm" svg:y="20.625cm" svg:viewBox="0 0 15 7" draw:points="0,0 1,7 15,1">
          <text:p/>
        </draw:polygon>
        <draw:polygon draw:style-name="gr46" draw:layer="layout" svg:width="0.014cm" svg:height="0.005cm" svg:x="8.544cm" svg:y="20.626cm" svg:viewBox="0 0 15 6" draw:points="14,0 0,6 15,6">
          <text:p/>
        </draw:polygon>
        <draw:polygon draw:style-name="gr48" draw:layer="layout" svg:width="0.013cm" svg:height="0.007cm" svg:x="8.492cm" svg:y="20.629cm" svg:viewBox="0 0 14 8" draw:points="13,0 0,6 14,8">
          <text:p/>
        </draw:polygon>
        <draw:polygon draw:style-name="gr48" draw:layer="layout" svg:width="0.014cm" svg:height="0.007cm" svg:x="8.479cm" svg:y="20.634cm" svg:viewBox="0 0 15 8" draw:points="14,0 0,6 15,8">
          <text:p/>
        </draw:polygon>
        <draw:polygon draw:style-name="gr48" draw:layer="layout" svg:width="0.013cm" svg:height="0.007cm" svg:x="8.492cm" svg:y="20.634cm" svg:viewBox="0 0 14 8" draw:points="0,0 1,8 14,2">
          <text:p/>
        </draw:polygon>
        <draw:polygon draw:style-name="gr47" draw:layer="layout" svg:width="0.013cm" svg:height="0.005cm" svg:x="8.493cm" svg:y="20.635cm" svg:viewBox="0 0 14 6" draw:points="13,0 0,6 14,6">
          <text:p/>
        </draw:polygon>
        <draw:polygon draw:style-name="gr48" draw:layer="layout" svg:width="0.013cm" svg:height="0.007cm" svg:x="8.467cm" svg:y="20.639cm" svg:viewBox="0 0 14 8" draw:points="13,0 0,6 14,8">
          <text:p/>
        </draw:polygon>
        <draw:polygon draw:style-name="gr48" draw:layer="layout" svg:width="0.013cm" svg:height="0.007cm" svg:x="8.455cm" svg:y="20.644cm" svg:viewBox="0 0 14 8" draw:points="13,0 0,6 14,8">
          <text:p/>
        </draw:polygon>
        <draw:polygon draw:style-name="gr48" draw:layer="layout" svg:width="0.013cm" svg:height="0.007cm" svg:x="8.467cm" svg:y="20.644cm" svg:viewBox="0 0 14 8" draw:points="0,0 1,8 14,2">
          <text:p/>
        </draw:polygon>
        <draw:polygon draw:style-name="gr47" draw:layer="layout" svg:width="0.013cm" svg:height="0.005cm" svg:x="8.468cm" svg:y="20.645cm" svg:viewBox="0 0 14 6" draw:points="13,0 0,6 14,6">
          <text:p/>
        </draw:polygon>
        <draw:polygon draw:style-name="gr48" draw:layer="layout" svg:width="0.014cm" svg:height="0.007cm" svg:x="8.479cm" svg:y="20.639cm" svg:viewBox="0 0 15 8" draw:points="0,0 1,8 15,2">
          <text:p/>
        </draw:polygon>
        <draw:polygon draw:style-name="gr47" draw:layer="layout" svg:width="0.014cm" svg:height="0.005cm" svg:x="8.48cm" svg:y="20.645cm" svg:viewBox="0 0 15 6" draw:points="0,0 1,6 15,0">
          <text:p/>
        </draw:polygon>
        <draw:polygon draw:style-name="gr47" draw:layer="layout" svg:width="0.014cm" svg:height="0.005cm" svg:x="8.48cm" svg:y="20.64cm" svg:viewBox="0 0 15 6" draw:points="0,6 15,6 14,0">
          <text:p/>
        </draw:polygon>
        <draw:polygon draw:style-name="gr47" draw:layer="layout" svg:width="0.013cm" svg:height="0.005cm" svg:x="8.493cm" svg:y="20.64cm" svg:viewBox="0 0 14 6" draw:points="0,0 1,6 14,0">
          <text:p/>
        </draw:polygon>
        <draw:polygon draw:style-name="gr46" draw:layer="layout" svg:width="0.013cm" svg:height="0.006cm" svg:x="8.494cm" svg:y="20.64cm" svg:viewBox="0 0 14 7" draw:points="13,0 0,6 14,7">
          <text:p/>
        </draw:polygon>
        <draw:polygon draw:style-name="gr46" draw:layer="layout" svg:width="0.014cm" svg:height="0.006cm" svg:x="8.481cm" svg:y="20.645cm" svg:viewBox="0 0 15 7" draw:points="14,0 0,6 15,7">
          <text:p/>
        </draw:polygon>
        <draw:polygon draw:style-name="gr46" draw:layer="layout" svg:width="0.013cm" svg:height="0.006cm" svg:x="8.494cm" svg:y="20.645cm" svg:viewBox="0 0 14 7" draw:points="0,0 1,7 14,1">
          <text:p/>
        </draw:polygon>
        <draw:polygon draw:style-name="gr46" draw:layer="layout" svg:width="0.013cm" svg:height="0.005cm" svg:x="8.495cm" svg:y="20.646cm" svg:viewBox="0 0 14 6" draw:points="13,0 0,6 14,6">
          <text:p/>
        </draw:polygon>
        <draw:polygon draw:style-name="gr48" draw:layer="layout" svg:width="0.013cm" svg:height="0.007cm" svg:x="8.504cm" svg:y="20.629cm" svg:viewBox="0 0 14 8" draw:points="0,0 1,8 14,2">
          <text:p/>
        </draw:polygon>
        <draw:polygon draw:style-name="gr47" draw:layer="layout" svg:width="0.013cm" svg:height="0.005cm" svg:x="8.505cm" svg:y="20.635cm" svg:viewBox="0 0 14 6" draw:points="0,0 1,6 14,0">
          <text:p/>
        </draw:polygon>
        <draw:polygon draw:style-name="gr47" draw:layer="layout" svg:width="0.013cm" svg:height="0.005cm" svg:x="8.505cm" svg:y="20.63cm" svg:viewBox="0 0 14 6" draw:points="0,6 14,6 13,0">
          <text:p/>
        </draw:polygon>
        <draw:polygon draw:style-name="gr47" draw:layer="layout" svg:width="0.014cm" svg:height="0.005cm" svg:x="8.517cm" svg:y="20.63cm" svg:viewBox="0 0 15 6" draw:points="0,0 1,6 15,0">
          <text:p/>
        </draw:polygon>
        <draw:polygon draw:style-name="gr46" draw:layer="layout" svg:width="0.014cm" svg:height="0.006cm" svg:x="8.506cm" svg:y="20.64cm" svg:viewBox="0 0 15 7" draw:points="0,0 1,7 15,1">
          <text:p/>
        </draw:polygon>
        <draw:polygon draw:style-name="gr46" draw:layer="layout" svg:width="0.014cm" svg:height="0.005cm" svg:x="8.507cm" svg:y="20.646cm" svg:viewBox="0 0 15 6" draw:points="0,0 1,6 15,0">
          <text:p/>
        </draw:polygon>
        <draw:polygon draw:style-name="gr46" draw:layer="layout" svg:width="0.014cm" svg:height="0.005cm" svg:x="8.507cm" svg:y="20.641cm" svg:viewBox="0 0 15 6" draw:points="0,6 15,6 14,0">
          <text:p/>
        </draw:polygon>
        <draw:polygon draw:style-name="gr46" draw:layer="layout" svg:width="0.013cm" svg:height="0.005cm" svg:x="8.52cm" svg:y="20.641cm" svg:viewBox="0 0 14 6" draw:points="0,0 1,6 14,0">
          <text:p/>
        </draw:polygon>
        <draw:polygon draw:style-name="gr46" draw:layer="layout" svg:width="0.014cm" svg:height="0.006cm" svg:x="8.506cm" svg:y="20.635cm" svg:viewBox="0 0 15 7" draw:points="0,6 15,7 13,0">
          <text:p/>
        </draw:polygon>
        <draw:polygon draw:style-name="gr46" draw:layer="layout" svg:width="0.013cm" svg:height="0.005cm" svg:x="8.52cm" svg:y="20.636cm" svg:viewBox="0 0 14 6" draw:points="0,6 14,6 13,0">
          <text:p/>
        </draw:polygon>
        <draw:polygon draw:style-name="gr46" draw:layer="layout" svg:width="0.014cm" svg:height="0.006cm" svg:x="8.518cm" svg:y="20.635cm" svg:viewBox="0 0 15 7" draw:points="2,7 15,1 0,0">
          <text:p/>
        </draw:polygon>
        <draw:polygon draw:style-name="gr46" draw:layer="layout" svg:width="0.014cm" svg:height="0.006cm" svg:x="8.518cm" svg:y="20.63cm" svg:viewBox="0 0 15 7" draw:points="0,6 15,7 14,0">
          <text:p/>
        </draw:polygon>
        <draw:polygon draw:style-name="gr46" draw:layer="layout" svg:width="0.013cm" svg:height="0.006cm" svg:x="8.531cm" svg:y="20.63cm" svg:viewBox="0 0 14 7" draw:points="0,0 1,7 14,1">
          <text:p/>
        </draw:polygon>
        <draw:polygon draw:style-name="gr46" draw:layer="layout" svg:width="0.013cm" svg:height="0.005cm" svg:x="8.532cm" svg:y="20.636cm" svg:viewBox="0 0 14 6" draw:points="0,0 1,6 14,0">
          <text:p/>
        </draw:polygon>
        <draw:polygon draw:style-name="gr46" draw:layer="layout" svg:width="0.013cm" svg:height="0.005cm" svg:x="8.532cm" svg:y="20.631cm" svg:viewBox="0 0 14 6" draw:points="0,6 14,6 13,0">
          <text:p/>
        </draw:polygon>
        <draw:polygon draw:style-name="gr46" draw:layer="layout" svg:width="0.014cm" svg:height="0.005cm" svg:x="8.544cm" svg:y="20.631cm" svg:viewBox="0 0 15 6" draw:points="0,0 1,6 15,0">
          <text:p/>
        </draw:polygon>
        <draw:polygon draw:style-name="gr45" draw:layer="layout" svg:width="0.014cm" svg:height="0.006cm" svg:x="8.545cm" svg:y="20.631cm" svg:viewBox="0 0 15 7" draw:points="14,0 0,6 15,7">
          <text:p/>
        </draw:polygon>
        <draw:polygon draw:style-name="gr45" draw:layer="layout" svg:width="0.013cm" svg:height="0.006cm" svg:x="8.533cm" svg:y="20.636cm" svg:viewBox="0 0 14 7" draw:points="13,0 0,6 14,7">
          <text:p/>
        </draw:polygon>
        <draw:polygon draw:style-name="gr45" draw:layer="layout" svg:width="0.014cm" svg:height="0.006cm" svg:x="8.545cm" svg:y="20.636cm" svg:viewBox="0 0 15 7" draw:points="0,0 1,7 15,1">
          <text:p/>
        </draw:polygon>
        <draw:polygon draw:style-name="gr45" draw:layer="layout" svg:width="0.014cm" svg:height="0.005cm" svg:x="8.546cm" svg:y="20.637cm" svg:viewBox="0 0 15 6" draw:points="14,0 0,6 15,6">
          <text:p/>
        </draw:polygon>
        <draw:polygon draw:style-name="gr45" draw:layer="layout" svg:width="0.013cm" svg:height="0.006cm" svg:x="8.521cm" svg:y="20.641cm" svg:viewBox="0 0 14 7" draw:points="13,0 0,6 14,7">
          <text:p/>
        </draw:polygon>
        <draw:polygon draw:style-name="gr45" draw:layer="layout" svg:width="0.014cm" svg:height="0.006cm" svg:x="8.508cm" svg:y="20.646cm" svg:viewBox="0 0 15 7" draw:points="14,0 0,6 15,7">
          <text:p/>
        </draw:polygon>
        <draw:polygon draw:style-name="gr45" draw:layer="layout" svg:width="0.013cm" svg:height="0.006cm" svg:x="8.521cm" svg:y="20.646cm" svg:viewBox="0 0 14 7" draw:points="0,0 1,7 14,1">
          <text:p/>
        </draw:polygon>
        <draw:polygon draw:style-name="gr45" draw:layer="layout" svg:width="0.013cm" svg:height="0.005cm" svg:x="8.522cm" svg:y="20.647cm" svg:viewBox="0 0 14 6" draw:points="13,0 0,6 14,6">
          <text:p/>
        </draw:polygon>
        <draw:polygon draw:style-name="gr45" draw:layer="layout" svg:width="0.013cm" svg:height="0.006cm" svg:x="8.533cm" svg:y="20.641cm" svg:viewBox="0 0 14 7" draw:points="0,0 1,7 14,1">
          <text:p/>
        </draw:polygon>
        <draw:polygon draw:style-name="gr45" draw:layer="layout" svg:width="0.013cm" svg:height="0.005cm" svg:x="8.534cm" svg:y="20.647cm" svg:viewBox="0 0 14 6" draw:points="0,0 1,6 14,0">
          <text:p/>
        </draw:polygon>
        <draw:polygon draw:style-name="gr45" draw:layer="layout" svg:width="0.013cm" svg:height="0.005cm" svg:x="8.534cm" svg:y="20.642cm" svg:viewBox="0 0 14 6" draw:points="0,6 14,6 13,0">
          <text:p/>
        </draw:polygon>
        <draw:polygon draw:style-name="gr45" draw:layer="layout" svg:width="0.014cm" svg:height="0.005cm" svg:x="8.546cm" svg:y="20.642cm" svg:viewBox="0 0 15 6" draw:points="0,0 1,6 15,0">
          <text:p/>
        </draw:polygon>
        <draw:polygon draw:style-name="gr44" draw:layer="layout" svg:width="0.014cm" svg:height="0.006cm" svg:x="8.547cm" svg:y="20.642cm" svg:viewBox="0 0 15 7" draw:points="14,0 0,6 15,7">
          <text:p/>
        </draw:polygon>
        <draw:polygon draw:style-name="gr44" draw:layer="layout" svg:width="0.013cm" svg:height="0.006cm" svg:x="8.535cm" svg:y="20.647cm" svg:viewBox="0 0 14 7" draw:points="13,0 0,6 14,7">
          <text:p/>
        </draw:polygon>
        <draw:polygon draw:style-name="gr44" draw:layer="layout" svg:width="0.014cm" svg:height="0.006cm" svg:x="8.547cm" svg:y="20.647cm" svg:viewBox="0 0 15 7" draw:points="0,0 1,7 15,1">
          <text:p/>
        </draw:polygon>
        <draw:polygon draw:style-name="gr44" draw:layer="layout" svg:width="0.014cm" svg:height="0.005cm" svg:x="8.548cm" svg:y="20.648cm" svg:viewBox="0 0 15 6" draw:points="14,0 0,6 15,6">
          <text:p/>
        </draw:polygon>
        <draw:polygon draw:style-name="gr43" draw:layer="layout" svg:width="0.014cm" svg:height="0.005cm" svg:x="8.548cm" svg:y="20.653cm" svg:viewBox="0 0 15 6" draw:points="15,0 0,0 1,6">
          <text:p/>
        </draw:polygon>
        <draw:polygon draw:style-name="gr44" draw:layer="layout" svg:width="0.013cm" svg:height="0.005cm" svg:x="8.535cm" svg:y="20.652cm" svg:viewBox="0 0 14 6" draw:points="14,1 0,0 1,6">
          <text:p/>
        </draw:polygon>
        <draw:polygon draw:style-name="gr44" draw:layer="layout" svg:width="0.013cm" svg:height="0.005cm" svg:x="8.536cm" svg:y="20.653cm" svg:viewBox="0 0 14 6" draw:points="13,0 0,5 14,6">
          <text:p/>
        </draw:polygon>
        <draw:polygon draw:style-name="gr43" draw:layer="layout" svg:width="0.013cm" svg:height="0.006cm" svg:x="8.536cm" svg:y="20.657cm" svg:viewBox="0 0 14 7" draw:points="14,1 0,0 2,7">
          <text:p/>
        </draw:polygon>
        <draw:polygon draw:style-name="gr44" draw:layer="layout" svg:width="0.013cm" svg:height="0.005cm" svg:x="8.522cm" svg:y="20.652cm" svg:viewBox="0 0 14 6" draw:points="14,0 0,0 1,6">
          <text:p/>
        </draw:polygon>
        <draw:polygon draw:style-name="gr45" draw:layer="layout" svg:width="0.014cm" svg:height="0.006cm" svg:x="8.508cm" svg:y="20.651cm" svg:viewBox="0 0 15 7" draw:points="15,1 0,0 1,7">
          <text:p/>
        </draw:polygon>
        <draw:polygon draw:style-name="gr45" draw:layer="layout" svg:width="0.014cm" svg:height="0.005cm" svg:x="8.509cm" svg:y="20.652cm" svg:viewBox="0 0 15 6" draw:points="14,0 0,6 15,6">
          <text:p/>
        </draw:polygon>
        <draw:polygon draw:style-name="gr44" draw:layer="layout" svg:width="0.014cm" svg:height="0.005cm" svg:x="8.509cm" svg:y="20.657cm" svg:viewBox="0 0 15 6" draw:points="15,0 0,0 1,6">
          <text:p/>
        </draw:polygon>
        <draw:polygon draw:style-name="gr44" draw:layer="layout" svg:width="0.013cm" svg:height="0.005cm" svg:x="8.523cm" svg:y="20.652cm" svg:viewBox="0 0 14 6" draw:points="13,0 0,6 14,6">
          <text:p/>
        </draw:polygon>
        <draw:polygon draw:style-name="gr44" draw:layer="layout" svg:width="0.015cm" svg:height="0.005cm" svg:x="8.51cm" svg:y="20.657cm" svg:viewBox="0 0 16 6" draw:points="14,0 0,6 16,6">
          <text:p/>
        </draw:polygon>
        <draw:polygon draw:style-name="gr44" draw:layer="layout" svg:width="0.013cm" svg:height="0.005cm" svg:x="8.523cm" svg:y="20.657cm" svg:viewBox="0 0 14 6" draw:points="0,0 2,6 14,0">
          <text:p/>
        </draw:polygon>
        <draw:polygon draw:style-name="gr44" draw:layer="layout" svg:width="0.013cm" svg:height="0.006cm" svg:x="8.524cm" svg:y="20.657cm" svg:viewBox="0 0 14 7" draw:points="12,0 0,6 14,7">
          <text:p/>
        </draw:polygon>
        <draw:polygon draw:style-name="gr43" draw:layer="layout" svg:width="0.013cm" svg:height="0.006cm" svg:x="8.524cm" svg:y="20.662cm" svg:viewBox="0 0 14 7" draw:points="14,1 0,0 1,7">
          <text:p/>
        </draw:polygon>
        <draw:polygon draw:style-name="gr44" draw:layer="layout" svg:width="0.015cm" svg:height="0.005cm" svg:x="8.51cm" svg:y="20.662cm" svg:viewBox="0 0 16 6" draw:points="16,0 0,0 2,6">
          <text:p/>
        </draw:polygon>
        <draw:polygon draw:style-name="gr44" draw:layer="layout" svg:width="0.014cm" svg:height="0.006cm" svg:x="8.511cm" svg:y="20.662cm" svg:viewBox="0 0 15 7" draw:points="14,0 0,6 15,7">
          <text:p/>
        </draw:polygon>
        <draw:polygon draw:style-name="gr43" draw:layer="layout" svg:width="0.014cm" svg:height="0.006cm" svg:x="8.511cm" svg:y="20.667cm" svg:viewBox="0 0 15 7" draw:points="15,1 0,0 1,7">
          <text:p/>
        </draw:polygon>
        <draw:polygon draw:style-name="gr45" draw:layer="layout" svg:width="0.013cm" svg:height="0.005cm" svg:x="8.495cm" svg:y="20.651cm" svg:viewBox="0 0 14 6" draw:points="14,0 0,0 1,6">
          <text:p/>
        </draw:polygon>
        <draw:polygon draw:style-name="gr46" draw:layer="layout" svg:width="0.014cm" svg:height="0.006cm" svg:x="8.481cm" svg:y="20.65cm" svg:viewBox="0 0 15 7" draw:points="15,1 0,0 1,7">
          <text:p/>
        </draw:polygon>
        <draw:polygon draw:style-name="gr46" draw:layer="layout" svg:width="0.014cm" svg:height="0.005cm" svg:x="8.482cm" svg:y="20.651cm" svg:viewBox="0 0 15 6" draw:points="14,0 0,6 15,6">
          <text:p/>
        </draw:polygon>
        <draw:polygon draw:style-name="gr45" draw:layer="layout" svg:width="0.014cm" svg:height="0.005cm" svg:x="8.482cm" svg:y="20.656cm" svg:viewBox="0 0 15 6" draw:points="15,0 0,0 1,6">
          <text:p/>
        </draw:polygon>
        <draw:polygon draw:style-name="gr46" draw:layer="layout" svg:width="0.013cm" svg:height="0.005cm" svg:x="8.468cm" svg:y="20.65cm" svg:viewBox="0 0 14 6" draw:points="14,0 0,0 1,6">
          <text:p/>
        </draw:polygon>
        <draw:polygon draw:style-name="gr47" draw:layer="layout" svg:width="0.013cm" svg:height="0.007cm" svg:x="8.455cm" svg:y="20.649cm" svg:viewBox="0 0 14 8" draw:points="14,2 0,0 1,8">
          <text:p/>
        </draw:polygon>
        <draw:polygon draw:style-name="gr47" draw:layer="layout" svg:width="0.013cm" svg:height="0.005cm" svg:x="8.456cm" svg:y="20.65cm" svg:viewBox="0 0 14 6" draw:points="13,0 0,6 14,6">
          <text:p/>
        </draw:polygon>
        <draw:polygon draw:style-name="gr46" draw:layer="layout" svg:width="0.013cm" svg:height="0.005cm" svg:x="8.456cm" svg:y="20.655cm" svg:viewBox="0 0 14 6" draw:points="14,0 0,0 1,6">
          <text:p/>
        </draw:polygon>
        <draw:polygon draw:style-name="gr46" draw:layer="layout" svg:width="0.013cm" svg:height="0.006cm" svg:x="8.469cm" svg:y="20.65cm" svg:viewBox="0 0 14 7" draw:points="13,0 0,6 14,7">
          <text:p/>
        </draw:polygon>
        <draw:polygon draw:style-name="gr46" draw:layer="layout" svg:width="0.013cm" svg:height="0.006cm" svg:x="8.457cm" svg:y="20.655cm" svg:viewBox="0 0 14 7" draw:points="13,0 0,6 14,7">
          <text:p/>
        </draw:polygon>
        <draw:polygon draw:style-name="gr46" draw:layer="layout" svg:width="0.013cm" svg:height="0.006cm" svg:x="8.469cm" svg:y="20.655cm" svg:viewBox="0 0 14 7" draw:points="0,0 1,7 14,1">
          <text:p/>
        </draw:polygon>
        <draw:polygon draw:style-name="gr46" draw:layer="layout" svg:width="0.013cm" svg:height="0.005cm" svg:x="8.47cm" svg:y="20.656cm" svg:viewBox="0 0 14 6" draw:points="13,0 0,6 14,6">
          <text:p/>
        </draw:polygon>
        <draw:polygon draw:style-name="gr45" draw:layer="layout" svg:width="0.013cm" svg:height="0.005cm" svg:x="8.47cm" svg:y="20.661cm" svg:viewBox="0 0 14 6" draw:points="14,0 0,0 1,6">
          <text:p/>
        </draw:polygon>
        <draw:polygon draw:style-name="gr46" draw:layer="layout" svg:width="0.013cm" svg:height="0.006cm" svg:x="8.457cm" svg:y="20.66cm" svg:viewBox="0 0 14 7" draw:points="14,1 0,0 1,7">
          <text:p/>
        </draw:polygon>
        <draw:polygon draw:style-name="gr46" draw:layer="layout" svg:width="0.013cm" svg:height="0.005cm" svg:x="8.458cm" svg:y="20.661cm" svg:viewBox="0 0 14 6" draw:points="13,0 0,6 14,6">
          <text:p/>
        </draw:polygon>
        <draw:polygon draw:style-name="gr45" draw:layer="layout" svg:width="0.013cm" svg:height="0.005cm" svg:x="8.458cm" svg:y="20.666cm" svg:viewBox="0 0 14 6" draw:points="14,0 0,0 2,6">
          <text:p/>
        </draw:polygon>
        <draw:polygon draw:style-name="gr45" draw:layer="layout" svg:width="0.013cm" svg:height="0.006cm" svg:x="8.496cm" svg:y="20.651cm" svg:viewBox="0 0 14 7" draw:points="13,0 0,6 14,7">
          <text:p/>
        </draw:polygon>
        <draw:polygon draw:style-name="gr45" draw:layer="layout" svg:width="0.014cm" svg:height="0.006cm" svg:x="8.483cm" svg:y="20.656cm" svg:viewBox="0 0 15 7" draw:points="14,0 0,6 15,7">
          <text:p/>
        </draw:polygon>
        <draw:polygon draw:style-name="gr45" draw:layer="layout" svg:width="0.013cm" svg:height="0.006cm" svg:x="8.496cm" svg:y="20.656cm" svg:viewBox="0 0 14 7" draw:points="0,0 1,7 14,1">
          <text:p/>
        </draw:polygon>
        <draw:polygon draw:style-name="gr45" draw:layer="layout" svg:width="0.013cm" svg:height="0.005cm" svg:x="8.497cm" svg:y="20.657cm" svg:viewBox="0 0 14 6" draw:points="13,0 0,6 14,6">
          <text:p/>
        </draw:polygon>
        <draw:polygon draw:style-name="gr45" draw:layer="layout" svg:width="0.013cm" svg:height="0.006cm" svg:x="8.471cm" svg:y="20.661cm" svg:viewBox="0 0 14 7" draw:points="13,0 0,6 14,7">
          <text:p/>
        </draw:polygon>
        <draw:polygon draw:style-name="gr45" draw:layer="layout" svg:width="0.013cm" svg:height="0.005cm" svg:x="8.459cm" svg:y="20.666cm" svg:viewBox="0 0 14 6" draw:points="12,0 0,6 14,6">
          <text:p/>
        </draw:polygon>
        <draw:polygon draw:style-name="gr45" draw:layer="layout" svg:width="0.013cm" svg:height="0.005cm" svg:x="8.471cm" svg:y="20.666cm" svg:viewBox="0 0 14 6" draw:points="0,0 2,6 14,1">
          <text:p/>
        </draw:polygon>
        <draw:polygon draw:style-name="gr45" draw:layer="layout" svg:width="0.013cm" svg:height="0.005cm" svg:x="8.472cm" svg:y="20.667cm" svg:viewBox="0 0 14 6" draw:points="12,0 0,5 14,6">
          <text:p/>
        </draw:polygon>
        <draw:polygon draw:style-name="gr45" draw:layer="layout" svg:width="0.014cm" svg:height="0.006cm" svg:x="8.483cm" svg:y="20.661cm" svg:viewBox="0 0 15 7" draw:points="0,0 1,7 15,1">
          <text:p/>
        </draw:polygon>
        <draw:polygon draw:style-name="gr45" draw:layer="layout" svg:width="0.015cm" svg:height="0.005cm" svg:x="8.484cm" svg:y="20.667cm" svg:viewBox="0 0 16 6" draw:points="0,0 2,6 16,0">
          <text:p/>
        </draw:polygon>
        <draw:polygon draw:style-name="gr45" draw:layer="layout" svg:width="0.015cm" svg:height="0.005cm" svg:x="8.484cm" svg:y="20.662cm" svg:viewBox="0 0 16 6" draw:points="0,6 16,6 14,0">
          <text:p/>
        </draw:polygon>
        <draw:polygon draw:style-name="gr45" draw:layer="layout" svg:width="0.013cm" svg:height="0.005cm" svg:x="8.497cm" svg:y="20.662cm" svg:viewBox="0 0 14 6" draw:points="0,0 2,6 14,0">
          <text:p/>
        </draw:polygon>
        <draw:polygon draw:style-name="gr44" draw:layer="layout" svg:width="0.013cm" svg:height="0.005cm" svg:x="8.498cm" svg:y="20.662cm" svg:viewBox="0 0 14 6" draw:points="12,0 0,6 14,6">
          <text:p/>
        </draw:polygon>
        <draw:polygon draw:style-name="gr44" draw:layer="layout" svg:width="0.014cm" svg:height="0.005cm" svg:x="8.485cm" svg:y="20.667cm" svg:viewBox="0 0 15 6" draw:points="14,0 0,6 15,6">
          <text:p/>
        </draw:polygon>
        <draw:polygon draw:style-name="gr44" draw:layer="layout" svg:width="0.013cm" svg:height="0.005cm" svg:x="8.498cm" svg:y="20.667cm" svg:viewBox="0 0 14 6" draw:points="0,0 1,6 14,0">
          <text:p/>
        </draw:polygon>
        <draw:polygon draw:style-name="gr44" draw:layer="layout" svg:width="0.013cm" svg:height="0.006cm" svg:x="8.499cm" svg:y="20.667cm" svg:viewBox="0 0 14 7" draw:points="13,0 0,6 14,7">
          <text:p/>
        </draw:polygon>
        <draw:polygon draw:style-name="gr43" draw:layer="layout" svg:width="0.013cm" svg:height="0.006cm" svg:x="8.499cm" svg:y="20.672cm" svg:viewBox="0 0 14 7" draw:points="14,1 0,0 1,7">
          <text:p/>
        </draw:polygon>
        <draw:polygon draw:style-name="gr44" draw:layer="layout" svg:width="0.014cm" svg:height="0.005cm" svg:x="8.485cm" svg:y="20.672cm" svg:viewBox="0 0 15 6" draw:points="15,0 0,0 1,6">
          <text:p/>
        </draw:polygon>
        <draw:polygon draw:style-name="gr44" draw:layer="layout" svg:width="0.014cm" svg:height="0.006cm" svg:x="8.486cm" svg:y="20.672cm" svg:viewBox="0 0 15 7" draw:points="14,0 0,6 15,7">
          <text:p/>
        </draw:polygon>
        <draw:polygon draw:style-name="gr43" draw:layer="layout" svg:width="0.014cm" svg:height="0.006cm" svg:x="8.486cm" svg:y="20.677cm" svg:viewBox="0 0 15 7" draw:points="15,1 0,0 2,7">
          <text:p/>
        </draw:polygon>
        <draw:polygon draw:style-name="gr44" draw:layer="layout" svg:width="0.013cm" svg:height="0.006cm" svg:x="8.472cm" svg:y="20.671cm" svg:viewBox="0 0 14 7" draw:points="14,1 0,0 1,7">
          <text:p/>
        </draw:polygon>
        <draw:polygon draw:style-name="gr45" draw:layer="layout" svg:width="0.013cm" svg:height="0.005cm" svg:x="8.459cm" svg:y="20.671cm" svg:viewBox="0 0 14 6" draw:points="14,0 0,0 1,6">
          <text:p/>
        </draw:polygon>
        <draw:polygon draw:style-name="gr45" draw:layer="layout" svg:width="0.013cm" svg:height="0.006cm" svg:x="8.46cm" svg:y="20.671cm" svg:viewBox="0 0 14 7" draw:points="13,0 0,6 14,7">
          <text:p/>
        </draw:polygon>
        <draw:polygon draw:style-name="gr44" draw:layer="layout" svg:width="0.013cm" svg:height="0.006cm" svg:x="8.46cm" svg:y="20.676cm" svg:viewBox="0 0 14 7" draw:points="14,1 0,0 1,7">
          <text:p/>
        </draw:polygon>
        <draw:polygon draw:style-name="gr44" draw:layer="layout" svg:width="0.013cm" svg:height="0.005cm" svg:x="8.473cm" svg:y="20.672cm" svg:viewBox="0 0 14 6" draw:points="13,0 0,6 14,6">
          <text:p/>
        </draw:polygon>
        <draw:polygon draw:style-name="gr44" draw:layer="layout" svg:width="0.013cm" svg:height="0.005cm" svg:x="8.461cm" svg:y="20.677cm" svg:viewBox="0 0 14 6" draw:points="13,0 0,6 14,6">
          <text:p/>
        </draw:polygon>
        <draw:polygon draw:style-name="gr44" draw:layer="layout" svg:width="0.013cm" svg:height="0.005cm" svg:x="8.473cm" svg:y="20.677cm" svg:viewBox="0 0 14 6" draw:points="0,0 1,6 14,0">
          <text:p/>
        </draw:polygon>
        <draw:polygon draw:style-name="gr44" draw:layer="layout" svg:width="0.014cm" svg:height="0.006cm" svg:x="8.474cm" svg:y="20.677cm" svg:viewBox="0 0 15 7" draw:points="13,0 0,6 15,7">
          <text:p/>
        </draw:polygon>
        <draw:polygon draw:style-name="gr43" draw:layer="layout" svg:width="0.014cm" svg:height="0.006cm" svg:x="8.474cm" svg:y="20.682cm" svg:viewBox="0 0 15 7" draw:points="15,1 0,0 1,7">
          <text:p/>
        </draw:polygon>
        <draw:polygon draw:style-name="gr44" draw:layer="layout" svg:width="0.013cm" svg:height="0.005cm" svg:x="8.461cm" svg:y="20.682cm" svg:viewBox="0 0 14 6" draw:points="14,0 0,0 1,6">
          <text:p/>
        </draw:polygon>
        <draw:polygon draw:style-name="gr44" draw:layer="layout" svg:width="0.013cm" svg:height="0.006cm" svg:x="8.462cm" svg:y="20.682cm" svg:viewBox="0 0 14 7" draw:points="13,0 0,6 14,7">
          <text:p/>
        </draw:polygon>
        <draw:polygon draw:style-name="gr43" draw:layer="layout" svg:width="0.013cm" svg:height="0.006cm" svg:x="8.462cm" svg:y="20.687cm" svg:viewBox="0 0 14 7" draw:points="14,1 0,0 1,7">
          <text:p/>
        </draw:polygon>
        <draw:path draw:style-name="gr3" draw:layer="layout" svg:width="0.428cm" svg:height="0.334cm" svg:x="8.43cm" svg:y="20.359cm" svg:viewBox="0 0 429 335" svg:d="m429 174-31-174m-398 159 33 176 396-161-396 161">
          <text:p/>
        </draw:path>
        <draw:polygon draw:style-name="gr60" draw:layer="layout" svg:width="0.057cm" svg:height="0.024cm" svg:x="8.77cm" svg:y="20.335cm" svg:viewBox="0 0 58 25" draw:points="58,25 50,0 0,21">
          <text:p/>
        </draw:polygon>
        <draw:polygon draw:style-name="gr61" draw:layer="layout" svg:width="0.057cm" svg:height="0.024cm" svg:x="8.762cm" svg:y="20.311cm" svg:viewBox="0 0 58 25" draw:points="58,25 51,0 0,21">
          <text:p/>
        </draw:polygon>
        <draw:polygon draw:style-name="gr61" draw:layer="layout" svg:width="0.057cm" svg:height="0.024cm" svg:x="8.762cm" svg:y="20.331cm" svg:viewBox="0 0 58 25" draw:points="58,4 0,0 8,25">
          <text:p/>
        </draw:polygon>
        <draw:polygon draw:style-name="gr61" draw:layer="layout" svg:width="0.057cm" svg:height="0.024cm" svg:x="8.713cm" svg:y="20.331cm" svg:viewBox="0 0 58 25" draw:points="58,25 50,0 0,20">
          <text:p/>
        </draw:polygon>
        <draw:polygon draw:style-name="gr62" draw:layer="layout" svg:width="0.058cm" svg:height="0.024cm" svg:x="8.755cm" svg:y="20.287cm" svg:viewBox="0 0 59 25" draw:points="59,25 50,0 0,21">
          <text:p/>
        </draw:polygon>
        <draw:polygon draw:style-name="gr63" draw:layer="layout" svg:width="0.057cm" svg:height="0.024cm" svg:x="8.747cm" svg:y="20.263cm" svg:viewBox="0 0 58 25" draw:points="58,25 51,0 0,21">
          <text:p/>
        </draw:polygon>
        <draw:polygon draw:style-name="gr63" draw:layer="layout" svg:width="0.057cm" svg:height="0.024cm" svg:x="8.747cm" svg:y="20.283cm" svg:viewBox="0 0 58 25" draw:points="58,4 0,0 8,25">
          <text:p/>
        </draw:polygon>
        <draw:polygon draw:style-name="gr63" draw:layer="layout" svg:width="0.057cm" svg:height="0.024cm" svg:x="8.698cm" svg:y="20.283cm" svg:viewBox="0 0 58 25" draw:points="58,25 50,0 0,20">
          <text:p/>
        </draw:polygon>
        <draw:polygon draw:style-name="gr62" draw:layer="layout" svg:width="0.058cm" svg:height="0.024cm" svg:x="8.755cm" svg:y="20.307cm" svg:viewBox="0 0 59 25" draw:points="59,4 0,0 8,25">
          <text:p/>
        </draw:polygon>
        <draw:polygon draw:style-name="gr63" draw:layer="layout" svg:width="0.057cm" svg:height="0.024cm" svg:x="8.698cm" svg:y="20.303cm" svg:viewBox="0 0 58 25" draw:points="58,5 0,0 8,25">
          <text:p/>
        </draw:polygon>
        <draw:polygon draw:style-name="gr63" draw:layer="layout" svg:width="0.057cm" svg:height="0.024cm" svg:x="8.705cm" svg:y="20.307cm" svg:viewBox="0 0 58 25" draw:points="50,0 0,20 58,25">
          <text:p/>
        </draw:polygon>
        <draw:polygon draw:style-name="gr62" draw:layer="layout" svg:width="0.057cm" svg:height="0.024cm" svg:x="8.705cm" svg:y="20.327cm" svg:viewBox="0 0 58 25" draw:points="58,5 0,0 8,25">
          <text:p/>
        </draw:polygon>
        <draw:polygon draw:style-name="gr62" draw:layer="layout" svg:width="0.057cm" svg:height="0.024cm" svg:x="8.656cm" svg:y="20.327cm" svg:viewBox="0 0 58 25" draw:points="58,25 50,0 0,20">
          <text:p/>
        </draw:polygon>
        <draw:polygon draw:style-name="gr63" draw:layer="layout" svg:width="0.057cm" svg:height="0.024cm" svg:x="8.648cm" svg:y="20.303cm" svg:viewBox="0 0 58 25" draw:points="58,25 50,0 0,20">
          <text:p/>
        </draw:polygon>
        <draw:polygon draw:style-name="gr63" draw:layer="layout" svg:width="0.057cm" svg:height="0.024cm" svg:x="8.648cm" svg:y="20.322cm" svg:viewBox="0 0 58 25" draw:points="58,5 0,0 8,25">
          <text:p/>
        </draw:polygon>
        <draw:polygon draw:style-name="gr63" draw:layer="layout" svg:width="0.057cm" svg:height="0.024cm" svg:x="8.599cm" svg:y="20.322cm" svg:viewBox="0 0 58 25" draw:points="58,25 50,0 0,21">
          <text:p/>
        </draw:polygon>
        <draw:polygon draw:style-name="gr64" draw:layer="layout" svg:width="0.057cm" svg:height="0.024cm" svg:x="8.74cm" svg:y="20.239cm" svg:viewBox="0 0 58 25" draw:points="58,25 51,0 0,21">
          <text:p/>
        </draw:polygon>
        <draw:polygon draw:style-name="gr64" draw:layer="layout" svg:width="0.057cm" svg:height="0.024cm" svg:x="8.733cm" svg:y="20.215cm" svg:viewBox="0 0 58 25" draw:points="58,25 50,0 0,21">
          <text:p/>
        </draw:polygon>
        <draw:polygon draw:style-name="gr64" draw:layer="layout" svg:width="0.057cm" svg:height="0.024cm" svg:x="8.733cm" svg:y="20.235cm" svg:viewBox="0 0 58 25" draw:points="58,4 0,0 7,25">
          <text:p/>
        </draw:polygon>
        <draw:polygon draw:style-name="gr64" draw:layer="layout" svg:width="0.057cm" svg:height="0.024cm" svg:x="8.683cm" svg:y="20.235cm" svg:viewBox="0 0 58 25" draw:points="58,25 51,0 0,19">
          <text:p/>
        </draw:polygon>
        <draw:polygon draw:style-name="gr65" draw:layer="layout" svg:width="0.057cm" svg:height="0.024cm" svg:x="8.725cm" svg:y="20.191cm" svg:viewBox="0 0 58 25" draw:points="58,25 51,0 0,21">
          <text:p/>
        </draw:polygon>
        <draw:polygon draw:style-name="gr66" draw:layer="layout" svg:width="0.057cm" svg:height="0.024cm" svg:x="8.718cm" svg:y="20.167cm" svg:viewBox="0 0 58 25" draw:points="58,25 50,0 0,20">
          <text:p/>
        </draw:polygon>
        <draw:polygon draw:style-name="gr66" draw:layer="layout" svg:width="0.057cm" svg:height="0.025cm" svg:x="8.718cm" svg:y="20.186cm" svg:viewBox="0 0 58 26" draw:points="58,5 0,0 7,26">
          <text:p/>
        </draw:polygon>
        <draw:polygon draw:style-name="gr66" draw:layer="layout" svg:width="0.057cm" svg:height="0.025cm" svg:x="8.668cm" svg:y="20.186cm" svg:viewBox="0 0 58 26" draw:points="58,26 51,0 0,20">
          <text:p/>
        </draw:polygon>
        <draw:polygon draw:style-name="gr65" draw:layer="layout" svg:width="0.057cm" svg:height="0.024cm" svg:x="8.725cm" svg:y="20.211cm" svg:viewBox="0 0 58 25" draw:points="58,4 0,0 8,25">
          <text:p/>
        </draw:polygon>
        <draw:polygon draw:style-name="gr66" draw:layer="layout" svg:width="0.057cm" svg:height="0.024cm" svg:x="8.668cm" svg:y="20.206cm" svg:viewBox="0 0 58 25" draw:points="58,6 0,0 8,25">
          <text:p/>
        </draw:polygon>
        <draw:polygon draw:style-name="gr66" draw:layer="layout" svg:width="0.057cm" svg:height="0.024cm" svg:x="8.676cm" svg:y="20.211cm" svg:viewBox="0 0 58 25" draw:points="50,0 0,19 58,25">
          <text:p/>
        </draw:polygon>
        <draw:polygon draw:style-name="gr65" draw:layer="layout" svg:width="0.057cm" svg:height="0.024cm" svg:x="8.676cm" svg:y="20.23cm" svg:viewBox="0 0 58 25" draw:points="58,6 0,0 7,25">
          <text:p/>
        </draw:polygon>
        <draw:polygon draw:style-name="gr65" draw:layer="layout" svg:width="0.057cm" svg:height="0.024cm" svg:x="8.626cm" svg:y="20.23cm" svg:viewBox="0 0 58 25" draw:points="58,25 51,0 0,21">
          <text:p/>
        </draw:polygon>
        <draw:polygon draw:style-name="gr66" draw:layer="layout" svg:width="0.057cm" svg:height="0.024cm" svg:x="8.619cm" svg:y="20.206cm" svg:viewBox="0 0 58 25" draw:points="58,25 50,0 0,21">
          <text:p/>
        </draw:polygon>
        <draw:polygon draw:style-name="gr66" draw:layer="layout" svg:width="0.057cm" svg:height="0.024cm" svg:x="8.619cm" svg:y="20.226cm" svg:viewBox="0 0 58 25" draw:points="58,4 0,0 7,25">
          <text:p/>
        </draw:polygon>
        <draw:polygon draw:style-name="gr66" draw:layer="layout" svg:width="0.057cm" svg:height="0.024cm" svg:x="8.569cm" svg:y="20.226cm" svg:viewBox="0 0 58 25" draw:points="58,25 51,0 0,21">
          <text:p/>
        </draw:polygon>
        <draw:polygon draw:style-name="gr64" draw:layer="layout" svg:width="0.057cm" svg:height="0.024cm" svg:x="8.74cm" svg:y="20.259cm" svg:viewBox="0 0 58 25" draw:points="58,4 0,0 7,25">
          <text:p/>
        </draw:polygon>
        <draw:polygon draw:style-name="gr64" draw:layer="layout" svg:width="0.057cm" svg:height="0.024cm" svg:x="8.683cm" svg:y="20.254cm" svg:viewBox="0 0 58 25" draw:points="58,6 0,0 7,25">
          <text:p/>
        </draw:polygon>
        <draw:polygon draw:style-name="gr64" draw:layer="layout" svg:width="0.057cm" svg:height="0.024cm" svg:x="8.69cm" svg:y="20.259cm" svg:viewBox="0 0 58 25" draw:points="51,0 0,19 58,25">
          <text:p/>
        </draw:polygon>
        <draw:polygon draw:style-name="gr64" draw:layer="layout" svg:width="0.057cm" svg:height="0.025cm" svg:x="8.69cm" svg:y="20.278cm" svg:viewBox="0 0 58 26" draw:points="58,6 0,0 8,26">
          <text:p/>
        </draw:polygon>
        <draw:polygon draw:style-name="gr65" draw:layer="layout" svg:width="0.057cm" svg:height="0.024cm" svg:x="8.626cm" svg:y="20.25cm" svg:viewBox="0 0 58 25" draw:points="58,4 0,0 7,25">
          <text:p/>
        </draw:polygon>
        <draw:polygon draw:style-name="gr66" draw:layer="layout" svg:width="0.057cm" svg:height="0.024cm" svg:x="8.569cm" svg:y="20.246cm" svg:viewBox="0 0 58 25" draw:points="58,4 0,0 7,25">
          <text:p/>
        </draw:polygon>
        <draw:polygon draw:style-name="gr66" draw:layer="layout" svg:width="0.057cm" svg:height="0.024cm" svg:x="8.576cm" svg:y="20.25cm" svg:viewBox="0 0 58 25" draw:points="51,0 0,21 58,25">
          <text:p/>
        </draw:polygon>
        <draw:polygon draw:style-name="gr65" draw:layer="layout" svg:width="0.057cm" svg:height="0.024cm" svg:x="8.576cm" svg:y="20.27cm" svg:viewBox="0 0 58 25" draw:points="58,4 0,0 8,25">
          <text:p/>
        </draw:polygon>
        <draw:polygon draw:style-name="gr65" draw:layer="layout" svg:width="0.057cm" svg:height="0.024cm" svg:x="8.633cm" svg:y="20.254cm" svg:viewBox="0 0 58 25" draw:points="51,0 0,21 58,25">
          <text:p/>
        </draw:polygon>
        <draw:polygon draw:style-name="gr65" draw:layer="layout" svg:width="0.057cm" svg:height="0.024cm" svg:x="8.584cm" svg:y="20.274cm" svg:viewBox="0 0 58 25" draw:points="50,0 0,21 58,25">
          <text:p/>
        </draw:polygon>
        <draw:polygon draw:style-name="gr65" draw:layer="layout" svg:width="0.057cm" svg:height="0.024cm" svg:x="8.633cm" svg:y="20.274cm" svg:viewBox="0 0 58 25" draw:points="0,0 8,25 58,4">
          <text:p/>
        </draw:polygon>
        <draw:polygon draw:style-name="gr64" draw:layer="layout" svg:width="0.057cm" svg:height="0.025cm" svg:x="8.641cm" svg:y="20.278cm" svg:viewBox="0 0 58 26" draw:points="50,0 0,21 58,26">
          <text:p/>
        </draw:polygon>
        <draw:polygon draw:style-name="gr64" draw:layer="layout" svg:width="0.057cm" svg:height="0.024cm" svg:x="8.641cm" svg:y="20.298cm" svg:viewBox="0 0 58 25" draw:points="58,5 0,0 8,25">
          <text:p/>
        </draw:polygon>
        <draw:polygon draw:style-name="gr64" draw:layer="layout" svg:width="0.057cm" svg:height="0.024cm" svg:x="8.584cm" svg:y="20.294cm" svg:viewBox="0 0 58 25" draw:points="58,4 0,0 8,25">
          <text:p/>
        </draw:polygon>
        <draw:polygon draw:style-name="gr64" draw:layer="layout" svg:width="0.057cm" svg:height="0.024cm" svg:x="8.591cm" svg:y="20.298cm" svg:viewBox="0 0 58 25" draw:points="50,0 0,21 58,25">
          <text:p/>
        </draw:polygon>
        <draw:polygon draw:style-name="gr64" draw:layer="layout" svg:width="0.057cm" svg:height="0.024cm" svg:x="8.591cm" svg:y="20.318cm" svg:viewBox="0 0 58 25" draw:points="58,4 0,0 8,25">
          <text:p/>
        </draw:polygon>
        <draw:polygon draw:style-name="gr64" draw:layer="layout" svg:width="0.057cm" svg:height="0.024cm" svg:x="8.542cm" svg:y="20.318cm" svg:viewBox="0 0 58 25" draw:points="58,25 50,0 0,21">
          <text:p/>
        </draw:polygon>
        <draw:polygon draw:style-name="gr64" draw:layer="layout" svg:width="0.057cm" svg:height="0.024cm" svg:x="8.534cm" svg:y="20.294cm" svg:viewBox="0 0 58 25" draw:points="58,25 50,0 0,21">
          <text:p/>
        </draw:polygon>
        <draw:polygon draw:style-name="gr64" draw:layer="layout" svg:width="0.057cm" svg:height="0.024cm" svg:x="8.534cm" svg:y="20.314cm" svg:viewBox="0 0 58 25" draw:points="58,4 0,0 8,25">
          <text:p/>
        </draw:polygon>
        <draw:polygon draw:style-name="gr64" draw:layer="layout" svg:width="0.057cm" svg:height="0.024cm" svg:x="8.485cm" svg:y="20.314cm" svg:viewBox="0 0 58 25" draw:points="58,25 50,0 0,21">
          <text:p/>
        </draw:polygon>
        <draw:polygon draw:style-name="gr65" draw:layer="layout" svg:width="0.057cm" svg:height="0.024cm" svg:x="8.527cm" svg:y="20.27cm" svg:viewBox="0 0 58 25" draw:points="58,25 50,0 0,21">
          <text:p/>
        </draw:polygon>
        <draw:polygon draw:style-name="gr66" draw:layer="layout" svg:width="0.056cm" svg:height="0.024cm" svg:x="8.52cm" svg:y="20.246cm" svg:viewBox="0 0 57 25" draw:points="57,25 50,0 0,21">
          <text:p/>
        </draw:polygon>
        <draw:polygon draw:style-name="gr66" draw:layer="layout" svg:width="0.056cm" svg:height="0.024cm" svg:x="8.52cm" svg:y="20.266cm" svg:viewBox="0 0 57 25" draw:points="57,4 0,0 7,25">
          <text:p/>
        </draw:polygon>
        <draw:polygon draw:style-name="gr66" draw:layer="layout" svg:width="0.057cm" svg:height="0.024cm" svg:x="8.47cm" svg:y="20.266cm" svg:viewBox="0 0 58 25" draw:points="58,25 51,0 0,21">
          <text:p/>
        </draw:polygon>
        <draw:polygon draw:style-name="gr65" draw:layer="layout" svg:width="0.057cm" svg:height="0.024cm" svg:x="8.527cm" svg:y="20.29cm" svg:viewBox="0 0 58 25" draw:points="58,4 0,0 8,25">
          <text:p/>
        </draw:polygon>
        <draw:polygon draw:style-name="gr66" draw:layer="layout" svg:width="0.057cm" svg:height="0.024cm" svg:x="8.47cm" svg:y="20.286cm" svg:viewBox="0 0 58 25" draw:points="58,4 0,0 8,25">
          <text:p/>
        </draw:polygon>
        <draw:polygon draw:style-name="gr66" draw:layer="layout" svg:width="0.057cm" svg:height="0.024cm" svg:x="8.477cm" svg:y="20.29cm" svg:viewBox="0 0 58 25" draw:points="50,0 0,21 58,25">
          <text:p/>
        </draw:polygon>
        <draw:polygon draw:style-name="gr65" draw:layer="layout" svg:width="0.057cm" svg:height="0.024cm" svg:x="8.477cm" svg:y="20.31cm" svg:viewBox="0 0 58 25" draw:points="58,4 0,0 8,25">
          <text:p/>
        </draw:polygon>
        <draw:polygon draw:style-name="gr65" draw:layer="layout" svg:width="0.057cm" svg:height="0.024cm" svg:x="8.428cm" svg:y="20.31cm" svg:viewBox="0 0 58 25" draw:points="58,25 50,0 0,21">
          <text:p/>
        </draw:polygon>
        <draw:polygon draw:style-name="gr66" draw:layer="layout" svg:width="0.057cm" svg:height="0.024cm" svg:x="8.42cm" svg:y="20.286cm" svg:viewBox="0 0 58 25" draw:points="58,25 50,0 0,21">
          <text:p/>
        </draw:polygon>
        <draw:polygon draw:style-name="gr66" draw:layer="layout" svg:width="0.057cm" svg:height="0.024cm" svg:x="8.42cm" svg:y="20.306cm" svg:viewBox="0 0 58 25" draw:points="58,4 0,0 8,25">
          <text:p/>
        </draw:polygon>
        <draw:polygon draw:style-name="gr66" draw:layer="layout" svg:width="0.057cm" svg:height="0.024cm" svg:x="8.371cm" svg:y="20.306cm" svg:viewBox="0 0 58 25" draw:points="58,25 50,0 0,19">
          <text:p/>
        </draw:polygon>
        <draw:polygon draw:style-name="gr60" draw:layer="layout" svg:width="0.057cm" svg:height="0.024cm" svg:x="8.77cm" svg:y="20.355cm" svg:viewBox="0 0 58 25" draw:points="58,4 0,0 7,25">
          <text:p/>
        </draw:polygon>
        <draw:polygon draw:style-name="gr61" draw:layer="layout" svg:width="0.057cm" svg:height="0.024cm" svg:x="8.713cm" svg:y="20.351cm" svg:viewBox="0 0 58 25" draw:points="58,5 0,0 7,25">
          <text:p/>
        </draw:polygon>
        <draw:polygon draw:style-name="gr61" draw:layer="layout" svg:width="0.057cm" svg:height="0.024cm" svg:x="8.72cm" svg:y="20.355cm" svg:viewBox="0 0 58 25" draw:points="51,0 0,20 58,25">
          <text:p/>
        </draw:polygon>
        <draw:polygon draw:style-name="gr60" draw:layer="layout" svg:width="0.057cm" svg:height="0.024cm" svg:x="8.72cm" svg:y="20.375cm" svg:viewBox="0 0 58 25" draw:points="58,5 0,0 7,25">
          <text:p/>
        </draw:polygon>
        <draw:polygon draw:style-name="gr62" draw:layer="layout" svg:width="0.057cm" svg:height="0.025cm" svg:x="8.656cm" svg:y="20.346cm" svg:viewBox="0 0 58 26" draw:points="58,5 0,0 7,26">
          <text:p/>
        </draw:polygon>
        <draw:polygon draw:style-name="gr63" draw:layer="layout" svg:width="0.057cm" svg:height="0.024cm" svg:x="8.599cm" svg:y="20.342cm" svg:viewBox="0 0 58 25" draw:points="58,4 0,0 7,25">
          <text:p/>
        </draw:polygon>
        <draw:polygon draw:style-name="gr63" draw:layer="layout" svg:width="0.057cm" svg:height="0.025cm" svg:x="8.606cm" svg:y="20.346cm" svg:viewBox="0 0 58 26" draw:points="51,0 0,21 58,26">
          <text:p/>
        </draw:polygon>
        <draw:polygon draw:style-name="gr62" draw:layer="layout" svg:width="0.057cm" svg:height="0.024cm" svg:x="8.606cm" svg:y="20.366cm" svg:viewBox="0 0 58 25" draw:points="58,5 0,0 8,25">
          <text:p/>
        </draw:polygon>
        <draw:polygon draw:style-name="gr62" draw:layer="layout" svg:width="0.057cm" svg:height="0.024cm" svg:x="8.663cm" svg:y="20.351cm" svg:viewBox="0 0 58 25" draw:points="51,0 0,21 58,25">
          <text:p/>
        </draw:polygon>
        <draw:polygon draw:style-name="gr62" draw:layer="layout" svg:width="0.056cm" svg:height="0.024cm" svg:x="8.614cm" svg:y="20.371cm" svg:viewBox="0 0 57 25" draw:points="50,0 0,20 57,25">
          <text:p/>
        </draw:polygon>
        <draw:polygon draw:style-name="gr62" draw:layer="layout" svg:width="0.057cm" svg:height="0.024cm" svg:x="8.663cm" svg:y="20.371cm" svg:viewBox="0 0 58 25" draw:points="0,0 7,25 58,4">
          <text:p/>
        </draw:polygon>
        <draw:polygon draw:style-name="gr61" draw:layer="layout" svg:width="0.057cm" svg:height="0.024cm" svg:x="8.67cm" svg:y="20.375cm" svg:viewBox="0 0 58 25" draw:points="51,0 0,21 58,25">
          <text:p/>
        </draw:polygon>
        <draw:polygon draw:style-name="gr60" draw:layer="layout" svg:width="0.057cm" svg:height="0.024cm" svg:x="8.67cm" svg:y="20.395cm" svg:viewBox="0 0 58 25" draw:points="58,4 0,0 8,25">
          <text:p/>
        </draw:polygon>
        <draw:polygon draw:style-name="gr61" draw:layer="layout" svg:width="0.056cm" svg:height="0.025cm" svg:x="8.614cm" svg:y="20.39cm" svg:viewBox="0 0 57 26" draw:points="57,5 0,0 7,26">
          <text:p/>
        </draw:polygon>
        <draw:polygon draw:style-name="gr61" draw:layer="layout" svg:width="0.057cm" svg:height="0.024cm" svg:x="8.621cm" svg:y="20.395cm" svg:viewBox="0 0 58 25" draw:points="50,0 0,21 58,25">
          <text:p/>
        </draw:polygon>
        <draw:polygon draw:style-name="gr60" draw:layer="layout" svg:width="0.057cm" svg:height="0.024cm" svg:x="8.621cm" svg:y="20.415cm" svg:viewBox="0 0 58 25" draw:points="58,4 0,0 7,25">
          <text:p/>
        </draw:polygon>
        <draw:polygon draw:style-name="gr64" draw:layer="layout" svg:width="0.057cm" svg:height="0.024cm" svg:x="8.542cm" svg:y="20.338cm" svg:viewBox="0 0 58 25" draw:points="58,4 0,0 7,25">
          <text:p/>
        </draw:polygon>
        <draw:polygon draw:style-name="gr64" draw:layer="layout" svg:width="0.057cm" svg:height="0.024cm" svg:x="8.485cm" svg:y="20.334cm" svg:viewBox="0 0 58 25" draw:points="58,4 0,0 7,25">
          <text:p/>
        </draw:polygon>
        <draw:polygon draw:style-name="gr64" draw:layer="layout" svg:width="0.057cm" svg:height="0.024cm" svg:x="8.492cm" svg:y="20.338cm" svg:viewBox="0 0 58 25" draw:points="51,0 0,21 58,25">
          <text:p/>
        </draw:polygon>
        <draw:polygon draw:style-name="gr64" draw:layer="layout" svg:width="0.057cm" svg:height="0.024cm" svg:x="8.492cm" svg:y="20.358cm" svg:viewBox="0 0 58 25" draw:points="58,4 0,0 8,25">
          <text:p/>
        </draw:polygon>
        <draw:polygon draw:style-name="gr65" draw:layer="layout" svg:width="0.057cm" svg:height="0.024cm" svg:x="8.428cm" svg:y="20.33cm" svg:viewBox="0 0 58 25" draw:points="58,4 0,0 7,25">
          <text:p/>
        </draw:polygon>
        <draw:polygon draw:style-name="gr66" draw:layer="layout" svg:width="0.057cm" svg:height="0.024cm" svg:x="8.371cm" svg:y="20.325cm" svg:viewBox="0 0 58 25" draw:points="58,6 0,0 7,25">
          <text:p/>
        </draw:polygon>
        <draw:polygon draw:style-name="gr66" draw:layer="layout" svg:width="0.057cm" svg:height="0.024cm" svg:x="8.378cm" svg:y="20.33cm" svg:viewBox="0 0 58 25" draw:points="51,0 0,19 58,25">
          <text:p/>
        </draw:polygon>
        <draw:polygon draw:style-name="gr65" draw:layer="layout" svg:width="0.057cm" svg:height="0.025cm" svg:x="8.378cm" svg:y="20.349cm" svg:viewBox="0 0 58 26" draw:points="58,6 0,0 8,26">
          <text:p/>
        </draw:polygon>
        <draw:polygon draw:style-name="gr65" draw:layer="layout" svg:width="0.057cm" svg:height="0.024cm" svg:x="8.435cm" svg:y="20.334cm" svg:viewBox="0 0 58 25" draw:points="51,0 0,21 58,25">
          <text:p/>
        </draw:polygon>
        <draw:polygon draw:style-name="gr65" draw:layer="layout" svg:width="0.057cm" svg:height="0.024cm" svg:x="8.386cm" svg:y="20.354cm" svg:viewBox="0 0 58 25" draw:points="50,0 0,20 58,25">
          <text:p/>
        </draw:polygon>
        <draw:polygon draw:style-name="gr65" draw:layer="layout" svg:width="0.057cm" svg:height="0.024cm" svg:x="8.435cm" svg:y="20.354cm" svg:viewBox="0 0 58 25" draw:points="0,0 8,25 58,4">
          <text:p/>
        </draw:polygon>
        <draw:polygon draw:style-name="gr64" draw:layer="layout" svg:width="0.057cm" svg:height="0.024cm" svg:x="8.443cm" svg:y="20.358cm" svg:viewBox="0 0 58 25" draw:points="50,0 0,21 58,25">
          <text:p/>
        </draw:polygon>
        <draw:polygon draw:style-name="gr64" draw:layer="layout" svg:width="0.057cm" svg:height="0.024cm" svg:x="8.443cm" svg:y="20.378cm" svg:viewBox="0 0 58 25" draw:points="58,4 0,0 7,25">
          <text:p/>
        </draw:polygon>
        <draw:polygon draw:style-name="gr64" draw:layer="layout" svg:width="0.057cm" svg:height="0.024cm" svg:x="8.386cm" svg:y="20.374cm" svg:viewBox="0 0 58 25" draw:points="58,5 0,0 7,25">
          <text:p/>
        </draw:polygon>
        <draw:polygon draw:style-name="gr64" draw:layer="layout" svg:width="0.057cm" svg:height="0.024cm" svg:x="8.393cm" svg:y="20.378cm" svg:viewBox="0 0 58 25" draw:points="51,0 0,20 58,25">
          <text:p/>
        </draw:polygon>
        <draw:polygon draw:style-name="gr64" draw:layer="layout" svg:width="0.057cm" svg:height="0.024cm" svg:x="8.393cm" svg:y="20.398cm" svg:viewBox="0 0 58 25" draw:points="58,5 0,0 7,25">
          <text:p/>
        </draw:polygon>
        <draw:polygon draw:style-name="gr64" draw:layer="layout" svg:width="0.057cm" svg:height="0.024cm" svg:x="8.549cm" svg:y="20.342cm" svg:viewBox="0 0 58 25" draw:points="51,0 0,21 58,25">
          <text:p/>
        </draw:polygon>
        <draw:polygon draw:style-name="gr64" draw:layer="layout" svg:width="0.057cm" svg:height="0.024cm" svg:x="8.5cm" svg:y="20.362cm" svg:viewBox="0 0 58 25" draw:points="50,0 0,21 58,25">
          <text:p/>
        </draw:polygon>
        <draw:polygon draw:style-name="gr64" draw:layer="layout" svg:width="0.057cm" svg:height="0.024cm" svg:x="8.549cm" svg:y="20.362cm" svg:viewBox="0 0 58 25" draw:points="0,0 8,25 58,4">
          <text:p/>
        </draw:polygon>
        <draw:polygon draw:style-name="gr63" draw:layer="layout" svg:width="0.057cm" svg:height="0.024cm" svg:x="8.557cm" svg:y="20.366cm" svg:viewBox="0 0 58 25" draw:points="50,0 0,21 58,25">
          <text:p/>
        </draw:polygon>
        <draw:polygon draw:style-name="gr64" draw:layer="layout" svg:width="0.057cm" svg:height="0.024cm" svg:x="8.45cm" svg:y="20.382cm" svg:viewBox="0 0 58 25" draw:points="51,0 0,21 58,25">
          <text:p/>
        </draw:polygon>
        <draw:polygon draw:style-name="gr64" draw:layer="layout" svg:width="0.057cm" svg:height="0.024cm" svg:x="8.4cm" svg:y="20.402cm" svg:viewBox="0 0 58 25" draw:points="51,0 0,20 58,25">
          <text:p/>
        </draw:polygon>
        <draw:polygon draw:style-name="gr64" draw:layer="layout" svg:width="0.057cm" svg:height="0.024cm" svg:x="8.45cm" svg:y="20.402cm" svg:viewBox="0 0 58 25" draw:points="0,0 7,25 58,4">
          <text:p/>
        </draw:polygon>
        <draw:polygon draw:style-name="gr63" draw:layer="layout" svg:width="0.057cm" svg:height="0.024cm" svg:x="8.457cm" svg:y="20.406cm" svg:viewBox="0 0 58 25" draw:points="51,0 0,21 58,25">
          <text:p/>
        </draw:polygon>
        <draw:polygon draw:style-name="gr64" draw:layer="layout" svg:width="0.057cm" svg:height="0.024cm" svg:x="8.5cm" svg:y="20.382cm" svg:viewBox="0 0 58 25" draw:points="0,0 7,25 58,4">
          <text:p/>
        </draw:polygon>
        <draw:polygon draw:style-name="gr63" draw:layer="layout" svg:width="0.057cm" svg:height="0.024cm" svg:x="8.507cm" svg:y="20.406cm" svg:viewBox="0 0 58 25" draw:points="0,0 7,25 58,4">
          <text:p/>
        </draw:polygon>
        <draw:polygon draw:style-name="gr63" draw:layer="layout" svg:width="0.057cm" svg:height="0.024cm" svg:x="8.507cm" svg:y="20.386cm" svg:viewBox="0 0 58 25" draw:points="0,21 58,25 51,0">
          <text:p/>
        </draw:polygon>
        <draw:polygon draw:style-name="gr63" draw:layer="layout" svg:width="0.057cm" svg:height="0.024cm" svg:x="8.557cm" svg:y="20.386cm" svg:viewBox="0 0 58 25" draw:points="0,0 7,25 58,4">
          <text:p/>
        </draw:polygon>
        <draw:polygon draw:style-name="gr62" draw:layer="layout" svg:width="0.057cm" svg:height="0.025cm" svg:x="8.564cm" svg:y="20.39cm" svg:viewBox="0 0 58 26" draw:points="51,0 0,21 58,26">
          <text:p/>
        </draw:polygon>
        <draw:polygon draw:style-name="gr62" draw:layer="layout" svg:width="0.057cm" svg:height="0.025cm" svg:x="8.514cm" svg:y="20.41cm" svg:viewBox="0 0 58 26" draw:points="51,0 0,21 58,26">
          <text:p/>
        </draw:polygon>
        <draw:polygon draw:style-name="gr62" draw:layer="layout" svg:width="0.057cm" svg:height="0.025cm" svg:x="8.564cm" svg:y="20.41cm" svg:viewBox="0 0 58 26" draw:points="0,0 7,26 58,5">
          <text:p/>
        </draw:polygon>
        <draw:polygon draw:style-name="gr61" draw:layer="layout" svg:width="0.057cm" svg:height="0.024cm" svg:x="8.571cm" svg:y="20.415cm" svg:viewBox="0 0 58 25" draw:points="51,0 0,21 58,25">
          <text:p/>
        </draw:polygon>
        <draw:polygon draw:style-name="gr60" draw:layer="layout" svg:width="0.057cm" svg:height="0.024cm" svg:x="8.571cm" svg:y="20.435cm" svg:viewBox="0 0 58 25" draw:points="58,4 0,0 8,25">
          <text:p/>
        </draw:polygon>
        <draw:polygon draw:style-name="gr61" draw:layer="layout" svg:width="0.057cm" svg:height="0.024cm" svg:x="8.514cm" svg:y="20.43cm" svg:viewBox="0 0 58 25" draw:points="58,5 0,0 8,25">
          <text:p/>
        </draw:polygon>
        <draw:polygon draw:style-name="gr61" draw:layer="layout" svg:width="0.057cm" svg:height="0.024cm" svg:x="8.522cm" svg:y="20.435cm" svg:viewBox="0 0 58 25" draw:points="50,0 0,20 58,25">
          <text:p/>
        </draw:polygon>
        <draw:polygon draw:style-name="gr60" draw:layer="layout" svg:width="0.057cm" svg:height="0.025cm" svg:x="8.522cm" svg:y="20.454cm" svg:viewBox="0 0 58 26" draw:points="58,5 0,0 7,26">
          <text:p/>
        </draw:polygon>
        <draw:polygon draw:style-name="gr62" draw:layer="layout" svg:width="0.057cm" svg:height="0.024cm" svg:x="8.457cm" svg:y="20.426cm" svg:viewBox="0 0 58 25" draw:points="58,4 0,0 8,25">
          <text:p/>
        </draw:polygon>
        <draw:polygon draw:style-name="gr63" draw:layer="layout" svg:width="0.057cm" svg:height="0.024cm" svg:x="8.4cm" svg:y="20.422cm" svg:viewBox="0 0 58 25" draw:points="58,5 0,0 8,25">
          <text:p/>
        </draw:polygon>
        <draw:polygon draw:style-name="gr63" draw:layer="layout" svg:width="0.057cm" svg:height="0.024cm" svg:x="8.408cm" svg:y="20.426cm" svg:viewBox="0 0 58 25" draw:points="50,0 0,20 58,25">
          <text:p/>
        </draw:polygon>
        <draw:polygon draw:style-name="gr62" draw:layer="layout" svg:width="0.057cm" svg:height="0.024cm" svg:x="8.408cm" svg:y="20.446cm" svg:viewBox="0 0 58 25" draw:points="58,5 0,0 7,25">
          <text:p/>
        </draw:polygon>
        <draw:polygon draw:style-name="gr62" draw:layer="layout" svg:width="0.057cm" svg:height="0.024cm" svg:x="8.465cm" svg:y="20.43cm" svg:viewBox="0 0 58 25" draw:points="50,0 0,21 58,25">
          <text:p/>
        </draw:polygon>
        <draw:polygon draw:style-name="gr62" draw:layer="layout" svg:width="0.057cm" svg:height="0.024cm" svg:x="8.415cm" svg:y="20.45cm" svg:viewBox="0 0 58 25" draw:points="51,0 0,20 58,25">
          <text:p/>
        </draw:polygon>
        <draw:polygon draw:style-name="gr62" draw:layer="layout" svg:width="0.057cm" svg:height="0.024cm" svg:x="8.465cm" svg:y="20.45cm" svg:viewBox="0 0 58 25" draw:points="0,0 7,25 58,4">
          <text:p/>
        </draw:polygon>
        <draw:polygon draw:style-name="gr61" draw:layer="layout" svg:width="0.057cm" svg:height="0.025cm" svg:x="8.472cm" svg:y="20.454cm" svg:viewBox="0 0 58 26" draw:points="51,0 0,21 58,26">
          <text:p/>
        </draw:polygon>
        <draw:polygon draw:style-name="gr60" draw:layer="layout" svg:width="0.057cm" svg:height="0.024cm" svg:x="8.472cm" svg:y="20.474cm" svg:viewBox="0 0 58 25" draw:points="58,5 0,0 9,25">
          <text:p/>
        </draw:polygon>
        <draw:polygon draw:style-name="gr61" draw:layer="layout" svg:width="0.057cm" svg:height="0.024cm" svg:x="8.415cm" svg:y="20.47cm" svg:viewBox="0 0 58 25" draw:points="58,5 0,0 9,25">
          <text:p/>
        </draw:polygon>
        <draw:polygon draw:style-name="gr61" draw:layer="layout" svg:width="0.057cm" svg:height="0.024cm" svg:x="8.423cm" svg:y="20.474cm" svg:viewBox="0 0 58 25" draw:points="49,0 0,20 58,25">
          <text:p/>
        </draw:polygon>
        <draw:polygon draw:style-name="gr60" draw:layer="layout" svg:width="0.057cm" svg:height="0.024cm" svg:x="8.423cm" svg:y="20.494cm" svg:viewBox="0 0 58 25" draw:points="58,5 0,0 7,25">
          <text:p/>
        </draw:polygon>
        <draw:path draw:style-name="gr3" draw:layer="layout" svg:width="0.456cm" svg:height="0.351cm" svg:x="8.371cm" svg:y="20.167cm" svg:viewBox="0 0 457 352" svg:d="m457 193-60-193m-397 158 59 194 398-159-398 159">
          <text:p/>
        </draw:path>
        <draw:polygon draw:style-name="gr67" draw:layer="layout" svg:width="0.059cm" svg:height="0.024cm" svg:x="8.708cm" svg:y="20.143cm" svg:viewBox="0 0 60 25" draw:points="60,25 50,0 0,20">
          <text:p/>
        </draw:polygon>
        <draw:polygon draw:style-name="gr67" draw:layer="layout" svg:width="0.059cm" svg:height="0.024cm" svg:x="8.698cm" svg:y="20.119cm" svg:viewBox="0 0 60 25" draw:points="60,25 50,0 0,20">
          <text:p/>
        </draw:polygon>
        <draw:polygon draw:style-name="gr67" draw:layer="layout" svg:width="0.059cm" svg:height="0.024cm" svg:x="8.698cm" svg:y="20.138cm" svg:viewBox="0 0 60 25" draw:points="60,5 0,0 10,25">
          <text:p/>
        </draw:polygon>
        <draw:polygon draw:style-name="gr67" draw:layer="layout" svg:width="0.06cm" svg:height="0.024cm" svg:x="8.648cm" svg:y="20.138cm" svg:viewBox="0 0 61 25" draw:points="61,25 51,0 0,21">
          <text:p/>
        </draw:polygon>
        <draw:polygon draw:style-name="gr66" draw:layer="layout" svg:width="0.059cm" svg:height="0.024cm" svg:x="8.688cm" svg:y="20.095cm" svg:viewBox="0 0 60 25" draw:points="60,25 50,0 0,21">
          <text:p/>
        </draw:polygon>
        <draw:polygon draw:style-name="gr66" draw:layer="layout" svg:width="0.059cm" svg:height="0.024cm" svg:x="8.678cm" svg:y="20.071cm" svg:viewBox="0 0 60 25" draw:points="60,25 49,0 0,21">
          <text:p/>
        </draw:polygon>
        <draw:polygon draw:style-name="gr66" draw:layer="layout" svg:width="0.059cm" svg:height="0.024cm" svg:x="8.678cm" svg:y="20.091cm" svg:viewBox="0 0 60 25" draw:points="60,4 0,0 10,25">
          <text:p/>
        </draw:polygon>
        <draw:polygon draw:style-name="gr66" draw:layer="layout" svg:width="0.06cm" svg:height="0.024cm" svg:x="8.628cm" svg:y="20.091cm" svg:viewBox="0 0 61 25" draw:points="61,25 51,0 0,20">
          <text:p/>
        </draw:polygon>
        <draw:polygon draw:style-name="gr66" draw:layer="layout" svg:width="0.059cm" svg:height="0.023cm" svg:x="8.688cm" svg:y="20.115cm" svg:viewBox="0 0 60 24" draw:points="60,4 0,0 10,24">
          <text:p/>
        </draw:polygon>
        <draw:polygon draw:style-name="gr66" draw:layer="layout" svg:width="0.06cm" svg:height="0.024cm" svg:x="8.628cm" svg:y="20.11cm" svg:viewBox="0 0 61 25" draw:points="61,5 0,0 10,25">
          <text:p/>
        </draw:polygon>
        <draw:polygon draw:style-name="gr66" draw:layer="layout" svg:width="0.06cm" svg:height="0.023cm" svg:x="8.638cm" svg:y="20.115cm" svg:viewBox="0 0 61 24" draw:points="51,0 0,20 61,24">
          <text:p/>
        </draw:polygon>
        <draw:polygon draw:style-name="gr66" draw:layer="layout" svg:width="0.06cm" svg:height="0.024cm" svg:x="8.638cm" svg:y="20.134cm" svg:viewBox="0 0 61 25" draw:points="61,4 0,0 10,25">
          <text:p/>
        </draw:polygon>
        <draw:polygon draw:style-name="gr66" draw:layer="layout" svg:width="0.06cm" svg:height="0.024cm" svg:x="8.588cm" svg:y="20.134cm" svg:viewBox="0 0 61 25" draw:points="61,25 51,0 0,21">
          <text:p/>
        </draw:polygon>
        <draw:polygon draw:style-name="gr66" draw:layer="layout" svg:width="0.06cm" svg:height="0.024cm" svg:x="8.578cm" svg:y="20.11cm" svg:viewBox="0 0 61 25" draw:points="61,25 51,0 0,21">
          <text:p/>
        </draw:polygon>
        <draw:polygon draw:style-name="gr66" draw:layer="layout" svg:width="0.06cm" svg:height="0.024cm" svg:x="8.578cm" svg:y="20.13cm" svg:viewBox="0 0 61 25" draw:points="61,4 0,0 10,25">
          <text:p/>
        </draw:polygon>
        <draw:polygon draw:style-name="gr66" draw:layer="layout" svg:width="0.059cm" svg:height="0.024cm" svg:x="8.529cm" svg:y="20.13cm" svg:viewBox="0 0 60 25" draw:points="60,25 50,0 0,21">
          <text:p/>
        </draw:polygon>
        <draw:polygon draw:style-name="gr65" draw:layer="layout" svg:width="0.059cm" svg:height="0.024cm" svg:x="8.668cm" svg:y="20.047cm" svg:viewBox="0 0 60 25" draw:points="60,25 50,0 0,21">
          <text:p/>
        </draw:polygon>
        <draw:polygon draw:style-name="gr65" draw:layer="layout" svg:width="0.059cm" svg:height="0.024cm" svg:x="8.658cm" svg:y="20.023cm" svg:viewBox="0 0 60 25" draw:points="60,25 50,0 0,21">
          <text:p/>
        </draw:polygon>
        <draw:polygon draw:style-name="gr65" draw:layer="layout" svg:width="0.059cm" svg:height="0.024cm" svg:x="8.658cm" svg:y="20.043cm" svg:viewBox="0 0 60 25" draw:points="60,4 0,0 10,25">
          <text:p/>
        </draw:polygon>
        <draw:polygon draw:style-name="gr65" draw:layer="layout" svg:width="0.06cm" svg:height="0.024cm" svg:x="8.608cm" svg:y="20.043cm" svg:viewBox="0 0 61 25" draw:points="61,25 51,0 0,20">
          <text:p/>
        </draw:polygon>
        <draw:polygon draw:style-name="gr64" draw:layer="layout" svg:width="0.059cm" svg:height="0.024cm" svg:x="8.648cm" svg:y="19.999cm" svg:viewBox="0 0 60 25" draw:points="60,25 50,0 0,21">
          <text:p/>
        </draw:polygon>
        <draw:polygon draw:style-name="gr64" draw:layer="layout" svg:width="0.06cm" svg:height="0.024cm" svg:x="8.637cm" svg:y="19.975cm" svg:viewBox="0 0 61 25" draw:points="61,25 51,0 0,21">
          <text:p/>
        </draw:polygon>
        <draw:polygon draw:style-name="gr64" draw:layer="layout" svg:width="0.06cm" svg:height="0.024cm" svg:x="8.637cm" svg:y="19.995cm" svg:viewBox="0 0 61 25" draw:points="61,4 0,0 11,25">
          <text:p/>
        </draw:polygon>
        <draw:polygon draw:style-name="gr64" draw:layer="layout" svg:width="0.06cm" svg:height="0.024cm" svg:x="8.588cm" svg:y="19.995cm" svg:viewBox="0 0 61 25" draw:points="61,25 50,0 0,21">
          <text:p/>
        </draw:polygon>
        <draw:polygon draw:style-name="gr64" draw:layer="layout" svg:width="0.059cm" svg:height="0.024cm" svg:x="8.648cm" svg:y="20.019cm" svg:viewBox="0 0 60 25" draw:points="60,4 0,0 10,25">
          <text:p/>
        </draw:polygon>
        <draw:polygon draw:style-name="gr64" draw:layer="layout" svg:width="0.06cm" svg:height="0.023cm" svg:x="8.588cm" svg:y="20.015cm" svg:viewBox="0 0 61 24" draw:points="61,4 0,0 10,24">
          <text:p/>
        </draw:polygon>
        <draw:polygon draw:style-name="gr64" draw:layer="layout" svg:width="0.06cm" svg:height="0.024cm" svg:x="8.598cm" svg:y="20.019cm" svg:viewBox="0 0 61 25" draw:points="51,0 0,20 61,25">
          <text:p/>
        </draw:polygon>
        <draw:polygon draw:style-name="gr64" draw:layer="layout" svg:width="0.06cm" svg:height="0.024cm" svg:x="8.598cm" svg:y="20.038cm" svg:viewBox="0 0 61 25" draw:points="61,5 0,0 10,25">
          <text:p/>
        </draw:polygon>
        <draw:polygon draw:style-name="gr64" draw:layer="layout" svg:width="0.06cm" svg:height="0.024cm" svg:x="8.548cm" svg:y="20.038cm" svg:viewBox="0 0 61 25" draw:points="61,25 51,0 0,21">
          <text:p/>
        </draw:polygon>
        <draw:polygon draw:style-name="gr64" draw:layer="layout" svg:width="0.06cm" svg:height="0.023cm" svg:x="8.538cm" svg:y="20.015cm" svg:viewBox="0 0 61 24" draw:points="61,24 51,0 0,20">
          <text:p/>
        </draw:polygon>
        <draw:polygon draw:style-name="gr64" draw:layer="layout" svg:width="0.06cm" svg:height="0.024cm" svg:x="8.538cm" svg:y="20.034cm" svg:viewBox="0 0 61 25" draw:points="61,4 0,0 10,25">
          <text:p/>
        </draw:polygon>
        <draw:polygon draw:style-name="gr64" draw:layer="layout" svg:width="0.059cm" svg:height="0.024cm" svg:x="8.489cm" svg:y="20.034cm" svg:viewBox="0 0 60 25" draw:points="60,25 50,0 0,20">
          <text:p/>
        </draw:polygon>
        <draw:polygon draw:style-name="gr65" draw:layer="layout" svg:width="0.059cm" svg:height="0.024cm" svg:x="8.668cm" svg:y="20.067cm" svg:viewBox="0 0 60 25" draw:points="60,4 0,0 11,25">
          <text:p/>
        </draw:polygon>
        <draw:polygon draw:style-name="gr65" draw:layer="layout" svg:width="0.06cm" svg:height="0.024cm" svg:x="8.608cm" svg:y="20.062cm" svg:viewBox="0 0 61 25" draw:points="61,5 0,0 11,25">
          <text:p/>
        </draw:polygon>
        <draw:polygon draw:style-name="gr65" draw:layer="layout" svg:width="0.06cm" svg:height="0.024cm" svg:x="8.618cm" svg:y="20.067cm" svg:viewBox="0 0 61 25" draw:points="50,0 0,20 61,25">
          <text:p/>
        </draw:polygon>
        <draw:polygon draw:style-name="gr65" draw:layer="layout" svg:width="0.06cm" svg:height="0.024cm" svg:x="8.618cm" svg:y="20.086cm" svg:viewBox="0 0 61 25" draw:points="61,5 0,0 10,25">
          <text:p/>
        </draw:polygon>
        <draw:polygon draw:style-name="gr64" draw:layer="layout" svg:width="0.06cm" svg:height="0.024cm" svg:x="8.548cm" svg:y="20.058cm" svg:viewBox="0 0 61 25" draw:points="61,4 0,0 11,25">
          <text:p/>
        </draw:polygon>
        <draw:polygon draw:style-name="gr64" draw:layer="layout" svg:width="0.059cm" svg:height="0.024cm" svg:x="8.489cm" svg:y="20.054cm" svg:viewBox="0 0 60 25" draw:points="60,5 0,0 11,25">
          <text:p/>
        </draw:polygon>
        <draw:polygon draw:style-name="gr64" draw:layer="layout" svg:width="0.059cm" svg:height="0.024cm" svg:x="8.499cm" svg:y="20.058cm" svg:viewBox="0 0 60 25" draw:points="49,0 0,20 60,25">
          <text:p/>
        </draw:polygon>
        <draw:polygon draw:style-name="gr64" draw:layer="layout" svg:width="0.059cm" svg:height="0.025cm" svg:x="8.499cm" svg:y="20.078cm" svg:viewBox="0 0 60 26" draw:points="60,5 0,0 10,26">
          <text:p/>
        </draw:polygon>
        <draw:polygon draw:style-name="gr64" draw:layer="layout" svg:width="0.06cm" svg:height="0.024cm" svg:x="8.558cm" svg:y="20.062cm" svg:viewBox="0 0 61 25" draw:points="50,0 0,21 61,25">
          <text:p/>
        </draw:polygon>
        <draw:polygon draw:style-name="gr64" draw:layer="layout" svg:width="0.059cm" svg:height="0.024cm" svg:x="8.509cm" svg:y="20.082cm" svg:viewBox="0 0 60 25" draw:points="50,0 0,21 60,25">
          <text:p/>
        </draw:polygon>
        <draw:polygon draw:style-name="gr64" draw:layer="layout" svg:width="0.06cm" svg:height="0.024cm" svg:x="8.558cm" svg:y="20.082cm" svg:viewBox="0 0 61 25" draw:points="0,0 10,25 61,4">
          <text:p/>
        </draw:polygon>
        <draw:polygon draw:style-name="gr65" draw:layer="layout" svg:width="0.06cm" svg:height="0.024cm" svg:x="8.568cm" svg:y="20.086cm" svg:viewBox="0 0 61 25" draw:points="51,0 0,21 61,25">
          <text:p/>
        </draw:polygon>
        <draw:polygon draw:style-name="gr65" draw:layer="layout" svg:width="0.06cm" svg:height="0.024cm" svg:x="8.568cm" svg:y="20.106cm" svg:viewBox="0 0 61 25" draw:points="61,4 0,0 10,25">
          <text:p/>
        </draw:polygon>
        <draw:polygon draw:style-name="gr65" draw:layer="layout" svg:width="0.059cm" svg:height="0.024cm" svg:x="8.509cm" svg:y="20.102cm" svg:viewBox="0 0 60 25" draw:points="60,4 0,0 10,25">
          <text:p/>
        </draw:polygon>
        <draw:polygon draw:style-name="gr65" draw:layer="layout" svg:width="0.059cm" svg:height="0.024cm" svg:x="8.519cm" svg:y="20.106cm" svg:viewBox="0 0 60 25" draw:points="50,0 0,21 60,25">
          <text:p/>
        </draw:polygon>
        <draw:polygon draw:style-name="gr65" draw:layer="layout" svg:width="0.059cm" svg:height="0.024cm" svg:x="8.519cm" svg:y="20.126cm" svg:viewBox="0 0 60 25" draw:points="60,4 0,0 10,25">
          <text:p/>
        </draw:polygon>
        <draw:polygon draw:style-name="gr65" draw:layer="layout" svg:width="0.06cm" svg:height="0.024cm" svg:x="8.469cm" svg:y="20.126cm" svg:viewBox="0 0 61 25" draw:points="61,25 51,0 0,20">
          <text:p/>
        </draw:polygon>
        <draw:polygon draw:style-name="gr65" draw:layer="layout" svg:width="0.06cm" svg:height="0.024cm" svg:x="8.459cm" svg:y="20.102cm" svg:viewBox="0 0 61 25" draw:points="61,25 51,0 0,20">
          <text:p/>
        </draw:polygon>
        <draw:polygon draw:style-name="gr65" draw:layer="layout" svg:width="0.06cm" svg:height="0.024cm" svg:x="8.459cm" svg:y="20.122cm" svg:viewBox="0 0 61 25" draw:points="61,5 0,0 10,25">
          <text:p/>
        </draw:polygon>
        <draw:polygon draw:style-name="gr65" draw:layer="layout" svg:width="0.059cm" svg:height="0.024cm" svg:x="8.41cm" svg:y="20.122cm" svg:viewBox="0 0 60 25" draw:points="60,25 50,0 0,21">
          <text:p/>
        </draw:polygon>
        <draw:polygon draw:style-name="gr64" draw:layer="layout" svg:width="0.06cm" svg:height="0.025cm" svg:x="8.449cm" svg:y="20.078cm" svg:viewBox="0 0 61 26" draw:points="61,26 51,0 0,21">
          <text:p/>
        </draw:polygon>
        <draw:polygon draw:style-name="gr64" draw:layer="layout" svg:width="0.06cm" svg:height="0.024cm" svg:x="8.439cm" svg:y="20.054cm" svg:viewBox="0 0 61 25" draw:points="61,25 50,0 0,21">
          <text:p/>
        </draw:polygon>
        <draw:polygon draw:style-name="gr64" draw:layer="layout" svg:width="0.06cm" svg:height="0.024cm" svg:x="8.439cm" svg:y="20.074cm" svg:viewBox="0 0 61 25" draw:points="61,4 0,0 10,25">
          <text:p/>
        </draw:polygon>
        <draw:polygon draw:style-name="gr64" draw:layer="layout" svg:width="0.06cm" svg:height="0.024cm" svg:x="8.389cm" svg:y="20.074cm" svg:viewBox="0 0 61 25" draw:points="61,25 51,0 0,21">
          <text:p/>
        </draw:polygon>
        <draw:polygon draw:style-name="gr64" draw:layer="layout" svg:width="0.06cm" svg:height="0.024cm" svg:x="8.449cm" svg:y="20.098cm" svg:viewBox="0 0 61 25" draw:points="61,5 0,0 10,25">
          <text:p/>
        </draw:polygon>
        <draw:polygon draw:style-name="gr64" draw:layer="layout" svg:width="0.06cm" svg:height="0.024cm" svg:x="8.389cm" svg:y="20.094cm" svg:viewBox="0 0 61 25" draw:points="61,4 0,0 10,25">
          <text:p/>
        </draw:polygon>
        <draw:polygon draw:style-name="gr64" draw:layer="layout" svg:width="0.06cm" svg:height="0.024cm" svg:x="8.399cm" svg:y="20.098cm" svg:viewBox="0 0 61 25" draw:points="51,0 0,21 61,25">
          <text:p/>
        </draw:polygon>
        <draw:polygon draw:style-name="gr64" draw:layer="layout" svg:width="0.06cm" svg:height="0.024cm" svg:x="8.399cm" svg:y="20.118cm" svg:viewBox="0 0 61 25" draw:points="61,4 0,0 11,25">
          <text:p/>
        </draw:polygon>
        <draw:polygon draw:style-name="gr64" draw:layer="layout" svg:width="0.06cm" svg:height="0.024cm" svg:x="8.35cm" svg:y="20.118cm" svg:viewBox="0 0 61 25" draw:points="61,25 50,0 0,20">
          <text:p/>
        </draw:polygon>
        <draw:polygon draw:style-name="gr64" draw:layer="layout" svg:width="0.059cm" svg:height="0.024cm" svg:x="8.34cm" svg:y="20.094cm" svg:viewBox="0 0 60 25" draw:points="60,25 50,0 0,20">
          <text:p/>
        </draw:polygon>
        <draw:polygon draw:style-name="gr64" draw:layer="layout" svg:width="0.059cm" svg:height="0.024cm" svg:x="8.34cm" svg:y="20.113cm" svg:viewBox="0 0 60 25" draw:points="60,5 0,0 10,25">
          <text:p/>
        </draw:polygon>
        <draw:polygon draw:style-name="gr64" draw:layer="layout" svg:width="0.06cm" svg:height="0.024cm" svg:x="8.29cm" svg:y="20.113cm" svg:viewBox="0 0 61 25" draw:points="61,25 51,0 0,21">
          <text:p/>
        </draw:polygon>
        <draw:polygon draw:style-name="gr67" draw:layer="layout" svg:width="0.059cm" svg:height="0.024cm" svg:x="8.708cm" svg:y="20.162cm" svg:viewBox="0 0 60 25" draw:points="60,5 0,0 10,25">
          <text:p/>
        </draw:polygon>
        <draw:polygon draw:style-name="gr67" draw:layer="layout" svg:width="0.06cm" svg:height="0.024cm" svg:x="8.648cm" svg:y="20.158cm" svg:viewBox="0 0 61 25" draw:points="61,5 0,0 10,25">
          <text:p/>
        </draw:polygon>
        <draw:polygon draw:style-name="gr67" draw:layer="layout" svg:width="0.06cm" svg:height="0.024cm" svg:x="8.658cm" svg:y="20.162cm" svg:viewBox="0 0 61 25" draw:points="51,0 0,20 61,25">
          <text:p/>
        </draw:polygon>
        <draw:polygon draw:style-name="gr67" draw:layer="layout" svg:width="0.06cm" svg:height="0.024cm" svg:x="8.658cm" svg:y="20.182cm" svg:viewBox="0 0 61 25" draw:points="61,5 0,0 10,25">
          <text:p/>
        </draw:polygon>
        <draw:polygon draw:style-name="gr66" draw:layer="layout" svg:width="0.06cm" svg:height="0.024cm" svg:x="8.588cm" svg:y="20.154cm" svg:viewBox="0 0 61 25" draw:points="61,4 0,0 11,25">
          <text:p/>
        </draw:polygon>
        <draw:polygon draw:style-name="gr66" draw:layer="layout" svg:width="0.059cm" svg:height="0.024cm" svg:x="8.529cm" svg:y="20.15cm" svg:viewBox="0 0 60 25" draw:points="60,4 0,0 10,25">
          <text:p/>
        </draw:polygon>
        <draw:polygon draw:style-name="gr66" draw:layer="layout" svg:width="0.06cm" svg:height="0.024cm" svg:x="8.539cm" svg:y="20.154cm" svg:viewBox="0 0 61 25" draw:points="50,0 0,21 61,25">
          <text:p/>
        </draw:polygon>
        <draw:polygon draw:style-name="gr66" draw:layer="layout" svg:width="0.06cm" svg:height="0.024cm" svg:x="8.539cm" svg:y="20.174cm" svg:viewBox="0 0 61 25" draw:points="61,4 0,0 10,25">
          <text:p/>
        </draw:polygon>
        <draw:polygon draw:style-name="gr66" draw:layer="layout" svg:width="0.059cm" svg:height="0.024cm" svg:x="8.599cm" svg:y="20.158cm" svg:viewBox="0 0 60 25" draw:points="50,0 0,21 60,25">
          <text:p/>
        </draw:polygon>
        <draw:polygon draw:style-name="gr66" draw:layer="layout" svg:width="0.06cm" svg:height="0.024cm" svg:x="8.549cm" svg:y="20.178cm" svg:viewBox="0 0 61 25" draw:points="51,0 0,21 61,25">
          <text:p/>
        </draw:polygon>
        <draw:polygon draw:style-name="gr66" draw:layer="layout" svg:width="0.059cm" svg:height="0.024cm" svg:x="8.599cm" svg:y="20.178cm" svg:viewBox="0 0 60 25" draw:points="0,0 10,25 60,4">
          <text:p/>
        </draw:polygon>
        <draw:polygon draw:style-name="gr67" draw:layer="layout" svg:width="0.059cm" svg:height="0.024cm" svg:x="8.609cm" svg:y="20.182cm" svg:viewBox="0 0 60 25" draw:points="50,0 0,21 60,25">
          <text:p/>
        </draw:polygon>
        <draw:polygon draw:style-name="gr67" draw:layer="layout" svg:width="0.059cm" svg:height="0.024cm" svg:x="8.609cm" svg:y="20.202cm" svg:viewBox="0 0 60 25" draw:points="60,4 0,0 11,25">
          <text:p/>
        </draw:polygon>
        <draw:polygon draw:style-name="gr67" draw:layer="layout" svg:width="0.06cm" svg:height="0.024cm" svg:x="8.549cm" svg:y="20.198cm" svg:viewBox="0 0 61 25" draw:points="61,4 0,0 11,25">
          <text:p/>
        </draw:polygon>
        <draw:polygon draw:style-name="gr67" draw:layer="layout" svg:width="0.06cm" svg:height="0.024cm" svg:x="8.559cm" svg:y="20.202cm" svg:viewBox="0 0 61 25" draw:points="50,0 0,21 61,25">
          <text:p/>
        </draw:polygon>
        <draw:polygon draw:style-name="gr67" draw:layer="layout" svg:width="0.06cm" svg:height="0.024cm" svg:x="8.559cm" svg:y="20.222cm" svg:viewBox="0 0 61 25" draw:points="61,4 0,0 10,25">
          <text:p/>
        </draw:polygon>
        <draw:polygon draw:style-name="gr65" draw:layer="layout" svg:width="0.06cm" svg:height="0.024cm" svg:x="8.469cm" svg:y="20.146cm" svg:viewBox="0 0 61 25" draw:points="61,4 0,0 10,25">
          <text:p/>
        </draw:polygon>
        <draw:polygon draw:style-name="gr65" draw:layer="layout" svg:width="0.059cm" svg:height="0.024cm" svg:x="8.41cm" svg:y="20.142cm" svg:viewBox="0 0 60 25" draw:points="60,4 0,0 10,25">
          <text:p/>
        </draw:polygon>
        <draw:polygon draw:style-name="gr65" draw:layer="layout" svg:width="0.059cm" svg:height="0.024cm" svg:x="8.42cm" svg:y="20.146cm" svg:viewBox="0 0 60 25" draw:points="50,0 0,21 60,25">
          <text:p/>
        </draw:polygon>
        <draw:polygon draw:style-name="gr65" draw:layer="layout" svg:width="0.059cm" svg:height="0.024cm" svg:x="8.42cm" svg:y="20.166cm" svg:viewBox="0 0 60 25" draw:points="60,4 0,0 10,25">
          <text:p/>
        </draw:polygon>
        <draw:polygon draw:style-name="gr64" draw:layer="layout" svg:width="0.06cm" svg:height="0.024cm" svg:x="8.35cm" svg:y="20.137cm" svg:viewBox="0 0 61 25" draw:points="61,5 0,0 10,25">
          <text:p/>
        </draw:polygon>
        <draw:polygon draw:style-name="gr64" draw:layer="layout" svg:width="0.06cm" svg:height="0.024cm" svg:x="8.29cm" svg:y="20.133cm" svg:viewBox="0 0 61 25" draw:points="61,5 0,0 10,25">
          <text:p/>
        </draw:polygon>
        <draw:polygon draw:style-name="gr64" draw:layer="layout" svg:width="0.06cm" svg:height="0.024cm" svg:x="8.3cm" svg:y="20.137cm" svg:viewBox="0 0 61 25" draw:points="51,0 0,20 61,25">
          <text:p/>
        </draw:polygon>
        <draw:polygon draw:style-name="gr64" draw:layer="layout" svg:width="0.06cm" svg:height="0.024cm" svg:x="8.3cm" svg:y="20.157cm" svg:viewBox="0 0 61 25" draw:points="61,5 0,0 10,25">
          <text:p/>
        </draw:polygon>
        <draw:polygon draw:style-name="gr64" draw:layer="layout" svg:width="0.06cm" svg:height="0.024cm" svg:x="8.36cm" svg:y="20.142cm" svg:viewBox="0 0 61 25" draw:points="51,0 0,20 61,25">
          <text:p/>
        </draw:polygon>
        <draw:polygon draw:style-name="gr64" draw:layer="layout" svg:width="0.06cm" svg:height="0.024cm" svg:x="8.31cm" svg:y="20.161cm" svg:viewBox="0 0 61 25" draw:points="51,0 0,20 61,25">
          <text:p/>
        </draw:polygon>
        <draw:polygon draw:style-name="gr64" draw:layer="layout" svg:width="0.06cm" svg:height="0.024cm" svg:x="8.36cm" svg:y="20.161cm" svg:viewBox="0 0 61 25" draw:points="0,0 10,25 61,5">
          <text:p/>
        </draw:polygon>
        <draw:polygon draw:style-name="gr65" draw:layer="layout" svg:width="0.06cm" svg:height="0.024cm" svg:x="8.37cm" svg:y="20.166cm" svg:viewBox="0 0 61 25" draw:points="51,0 0,20 61,25">
          <text:p/>
        </draw:polygon>
        <draw:polygon draw:style-name="gr65" draw:layer="layout" svg:width="0.06cm" svg:height="0.024cm" svg:x="8.37cm" svg:y="20.185cm" svg:viewBox="0 0 61 25" draw:points="61,5 0,0 11,25">
          <text:p/>
        </draw:polygon>
        <draw:polygon draw:style-name="gr65" draw:layer="layout" svg:width="0.06cm" svg:height="0.024cm" svg:x="8.31cm" svg:y="20.181cm" svg:viewBox="0 0 61 25" draw:points="61,5 0,0 11,25">
          <text:p/>
        </draw:polygon>
        <draw:polygon draw:style-name="gr65" draw:layer="layout" svg:width="0.06cm" svg:height="0.024cm" svg:x="8.32cm" svg:y="20.185cm" svg:viewBox="0 0 61 25" draw:points="50,0 0,20 61,25">
          <text:p/>
        </draw:polygon>
        <draw:polygon draw:style-name="gr65" draw:layer="layout" svg:width="0.06cm" svg:height="0.024cm" svg:x="8.32cm" svg:y="20.205cm" svg:viewBox="0 0 61 25" draw:points="61,5 0,0 10,25">
          <text:p/>
        </draw:polygon>
        <draw:polygon draw:style-name="gr65" draw:layer="layout" svg:width="0.06cm" svg:height="0.024cm" svg:x="8.479cm" svg:y="20.15cm" svg:viewBox="0 0 61 25" draw:points="51,0 0,21 61,25">
          <text:p/>
        </draw:polygon>
        <draw:polygon draw:style-name="gr65" draw:layer="layout" svg:width="0.059cm" svg:height="0.024cm" svg:x="8.43cm" svg:y="20.17cm" svg:viewBox="0 0 60 25" draw:points="50,0 0,21 60,25">
          <text:p/>
        </draw:polygon>
        <draw:polygon draw:style-name="gr65" draw:layer="layout" svg:width="0.06cm" svg:height="0.024cm" svg:x="8.479cm" svg:y="20.17cm" svg:viewBox="0 0 61 25" draw:points="0,0 10,25 61,4">
          <text:p/>
        </draw:polygon>
        <draw:polygon draw:style-name="gr66" draw:layer="layout" svg:width="0.06cm" svg:height="0.024cm" svg:x="8.489cm" svg:y="20.174cm" svg:viewBox="0 0 61 25" draw:points="51,0 0,21 61,25">
          <text:p/>
        </draw:polygon>
        <draw:polygon draw:style-name="gr65" draw:layer="layout" svg:width="0.06cm" svg:height="0.024cm" svg:x="8.38cm" svg:y="20.19cm" svg:viewBox="0 0 61 25" draw:points="50,0 0,20 61,25">
          <text:p/>
        </draw:polygon>
        <draw:polygon draw:style-name="gr65" draw:layer="layout" svg:width="0.06cm" svg:height="0.024cm" svg:x="8.33cm" svg:y="20.209cm" svg:viewBox="0 0 61 25" draw:points="51,0 0,20 61,25">
          <text:p/>
        </draw:polygon>
        <draw:polygon draw:style-name="gr65" draw:layer="layout" svg:width="0.06cm" svg:height="0.024cm" svg:x="8.38cm" svg:y="20.209cm" svg:viewBox="0 0 61 25" draw:points="0,0 10,25 61,5">
          <text:p/>
        </draw:polygon>
        <draw:polygon draw:style-name="gr66" draw:layer="layout" svg:width="0.06cm" svg:height="0.024cm" svg:x="8.39cm" svg:y="20.214cm" svg:viewBox="0 0 61 25" draw:points="51,0 0,20 61,25">
          <text:p/>
        </draw:polygon>
        <draw:polygon draw:style-name="gr65" draw:layer="layout" svg:width="0.059cm" svg:height="0.024cm" svg:x="8.43cm" svg:y="20.19cm" svg:viewBox="0 0 60 25" draw:points="0,0 11,25 60,4">
          <text:p/>
        </draw:polygon>
        <draw:polygon draw:style-name="gr66" draw:layer="layout" svg:width="0.059cm" svg:height="0.024cm" svg:x="8.44cm" svg:y="20.214cm" svg:viewBox="0 0 60 25" draw:points="0,0 10,25 60,4">
          <text:p/>
        </draw:polygon>
        <draw:polygon draw:style-name="gr66" draw:layer="layout" svg:width="0.059cm" svg:height="0.024cm" svg:x="8.44cm" svg:y="20.194cm" svg:viewBox="0 0 60 25" draw:points="0,21 60,25 49,0">
          <text:p/>
        </draw:polygon>
        <draw:polygon draw:style-name="gr66" draw:layer="layout" svg:width="0.06cm" svg:height="0.024cm" svg:x="8.489cm" svg:y="20.194cm" svg:viewBox="0 0 61 25" draw:points="0,0 11,25 61,4">
          <text:p/>
        </draw:polygon>
        <draw:polygon draw:style-name="gr66" draw:layer="layout" svg:width="0.06cm" svg:height="0.024cm" svg:x="8.499cm" svg:y="20.198cm" svg:viewBox="0 0 61 25" draw:points="50,0 0,21 61,25">
          <text:p/>
        </draw:polygon>
        <draw:polygon draw:style-name="gr66" draw:layer="layout" svg:width="0.059cm" svg:height="0.024cm" svg:x="8.45cm" svg:y="20.218cm" svg:viewBox="0 0 60 25" draw:points="50,0 0,21 60,25">
          <text:p/>
        </draw:polygon>
        <draw:polygon draw:style-name="gr66" draw:layer="layout" svg:width="0.06cm" svg:height="0.024cm" svg:x="8.499cm" svg:y="20.218cm" svg:viewBox="0 0 61 25" draw:points="0,0 10,25 61,4">
          <text:p/>
        </draw:polygon>
        <draw:polygon draw:style-name="gr67" draw:layer="layout" svg:width="0.06cm" svg:height="0.024cm" svg:x="8.509cm" svg:y="20.222cm" svg:viewBox="0 0 61 25" draw:points="51,0 0,21 61,25">
          <text:p/>
        </draw:polygon>
        <draw:polygon draw:style-name="gr67" draw:layer="layout" svg:width="0.06cm" svg:height="0.024cm" svg:x="8.509cm" svg:y="20.242cm" svg:viewBox="0 0 61 25" draw:points="61,4 0,0 11,25">
          <text:p/>
        </draw:polygon>
        <draw:polygon draw:style-name="gr67" draw:layer="layout" svg:width="0.059cm" svg:height="0.024cm" svg:x="8.45cm" svg:y="20.238cm" svg:viewBox="0 0 60 25" draw:points="60,4 0,0 10,25">
          <text:p/>
        </draw:polygon>
        <draw:polygon draw:style-name="gr67" draw:layer="layout" svg:width="0.06cm" svg:height="0.024cm" svg:x="8.46cm" svg:y="20.242cm" svg:viewBox="0 0 61 25" draw:points="50,0 0,21 61,25">
          <text:p/>
        </draw:polygon>
        <draw:polygon draw:style-name="gr67" draw:layer="layout" svg:width="0.06cm" svg:height="0.024cm" svg:x="8.46cm" svg:y="20.262cm" svg:viewBox="0 0 61 25" draw:points="61,4 0,0 10,25">
          <text:p/>
        </draw:polygon>
        <draw:polygon draw:style-name="gr66" draw:layer="layout" svg:width="0.06cm" svg:height="0.024cm" svg:x="8.39cm" svg:y="20.233cm" svg:viewBox="0 0 61 25" draw:points="61,5 0,0 10,25">
          <text:p/>
        </draw:polygon>
        <draw:polygon draw:style-name="gr66" draw:layer="layout" svg:width="0.06cm" svg:height="0.024cm" svg:x="8.33cm" svg:y="20.229cm" svg:viewBox="0 0 61 25" draw:points="61,5 0,0 11,25">
          <text:p/>
        </draw:polygon>
        <draw:polygon draw:style-name="gr66" draw:layer="layout" svg:width="0.059cm" svg:height="0.024cm" svg:x="8.341cm" svg:y="20.233cm" svg:viewBox="0 0 60 25" draw:points="50,0 0,20 60,25">
          <text:p/>
        </draw:polygon>
        <draw:polygon draw:style-name="gr66" draw:layer="layout" svg:width="0.059cm" svg:height="0.024cm" svg:x="8.341cm" svg:y="20.253cm" svg:viewBox="0 0 60 25" draw:points="60,5 0,0 10,25">
          <text:p/>
        </draw:polygon>
        <draw:polygon draw:style-name="gr66" draw:layer="layout" svg:width="0.06cm" svg:height="0.024cm" svg:x="8.4cm" svg:y="20.238cm" svg:viewBox="0 0 61 25" draw:points="51,0 0,20 61,25">
          <text:p/>
        </draw:polygon>
        <draw:polygon draw:style-name="gr66" draw:layer="layout" svg:width="0.059cm" svg:height="0.024cm" svg:x="8.351cm" svg:y="20.257cm" svg:viewBox="0 0 60 25" draw:points="50,0 0,20 60,25">
          <text:p/>
        </draw:polygon>
        <draw:polygon draw:style-name="gr66" draw:layer="layout" svg:width="0.06cm" svg:height="0.024cm" svg:x="8.4cm" svg:y="20.257cm" svg:viewBox="0 0 61 25" draw:points="0,0 10,25 61,5">
          <text:p/>
        </draw:polygon>
        <draw:polygon draw:style-name="gr67" draw:layer="layout" svg:width="0.06cm" svg:height="0.024cm" svg:x="8.41cm" svg:y="20.262cm" svg:viewBox="0 0 61 25" draw:points="51,0 0,20 61,25">
          <text:p/>
        </draw:polygon>
        <draw:polygon draw:style-name="gr67" draw:layer="layout" svg:width="0.06cm" svg:height="0.025cm" svg:x="8.41cm" svg:y="20.281cm" svg:viewBox="0 0 61 26" draw:points="61,5 0,0 10,26">
          <text:p/>
        </draw:polygon>
        <draw:polygon draw:style-name="gr67" draw:layer="layout" svg:width="0.059cm" svg:height="0.024cm" svg:x="8.351cm" svg:y="20.277cm" svg:viewBox="0 0 60 25" draw:points="60,5 0,0 10,25">
          <text:p/>
        </draw:polygon>
        <draw:polygon draw:style-name="gr67" draw:layer="layout" svg:width="0.059cm" svg:height="0.025cm" svg:x="8.361cm" svg:y="20.281cm" svg:viewBox="0 0 60 26" draw:points="50,0 0,20 60,26">
          <text:p/>
        </draw:polygon>
        <draw:polygon draw:style-name="gr67" draw:layer="layout" svg:width="0.059cm" svg:height="0.024cm" svg:x="8.361cm" svg:y="20.301cm" svg:viewBox="0 0 60 25" draw:points="60,6 0,0 10,25">
          <text:p/>
        </draw:polygon>
        <draw:path draw:style-name="gr3" draw:layer="layout" svg:width="0.477cm" svg:height="0.35cm" svg:x="8.29cm" svg:y="19.975cm" svg:viewBox="0 0 478 351" svg:d="m478 192-80-192m-398 158 81 193 397-159-397 159">
          <text:p/>
        </draw:path>
        <draw:polygon draw:style-name="gr63" draw:layer="layout" svg:width="0.123cm" svg:height="0.043cm" svg:x="8.564cm" svg:y="19.932cm" svg:viewBox="0 0 124 44" draw:points="124,44 101,0 0,41">
          <text:p/>
        </draw:polygon>
        <draw:polygon draw:style-name="gr62" draw:layer="layout" svg:width="0.123cm" svg:height="0.043cm" svg:x="8.541cm" svg:y="19.889cm" svg:viewBox="0 0 124 44" draw:points="124,44 100,0 0,41">
          <text:p/>
        </draw:polygon>
        <draw:polygon draw:style-name="gr62" draw:layer="layout" svg:width="0.123cm" svg:height="0.043cm" svg:x="8.541cm" svg:y="19.929cm" svg:viewBox="0 0 124 44" draw:points="124,3 0,0 23,44">
          <text:p/>
        </draw:polygon>
        <draw:polygon draw:style-name="gr62" draw:layer="layout" svg:width="0.122cm" svg:height="0.043cm" svg:x="8.442cm" svg:y="19.929cm" svg:viewBox="0 0 123 44" draw:points="123,44 100,0 0,40">
          <text:p/>
        </draw:polygon>
        <draw:polygon draw:style-name="gr62" draw:layer="layout" svg:width="0.122cm" svg:height="0.043cm" svg:x="8.518cm" svg:y="19.846cm" svg:viewBox="0 0 123 44" draw:points="123,44 100,0 0,41">
          <text:p/>
        </draw:polygon>
        <draw:polygon draw:style-name="gr61" draw:layer="layout" svg:width="0.123cm" svg:height="0.043cm" svg:x="8.494cm" svg:y="19.803cm" svg:viewBox="0 0 124 44" draw:points="124,44 100,0 0,41">
          <text:p/>
        </draw:polygon>
        <draw:polygon draw:style-name="gr61" draw:layer="layout" svg:width="0.123cm" svg:height="0.043cm" svg:x="8.494cm" svg:y="19.843cm" svg:viewBox="0 0 124 44" draw:points="124,3 0,0 24,44">
          <text:p/>
        </draw:polygon>
        <draw:polygon draw:style-name="gr61" draw:layer="layout" svg:width="0.123cm" svg:height="0.043cm" svg:x="8.395cm" svg:y="19.843cm" svg:viewBox="0 0 124 44" draw:points="124,44 100,0 0,40">
          <text:p/>
        </draw:polygon>
        <draw:polygon draw:style-name="gr62" draw:layer="layout" svg:width="0.122cm" svg:height="0.043cm" svg:x="8.518cm" svg:y="19.886cm" svg:viewBox="0 0 123 44" draw:points="123,3 0,0 23,44">
          <text:p/>
        </draw:polygon>
        <draw:polygon draw:style-name="gr61" draw:layer="layout" svg:width="0.123cm" svg:height="0.043cm" svg:x="8.395cm" svg:y="19.882cm" svg:viewBox="0 0 124 44" draw:points="124,4 0,0 23,44">
          <text:p/>
        </draw:polygon>
        <draw:polygon draw:style-name="gr61" draw:layer="layout" svg:width="0.123cm" svg:height="0.043cm" svg:x="8.418cm" svg:y="19.886cm" svg:viewBox="0 0 124 44" draw:points="101,0 0,40 124,44">
          <text:p/>
        </draw:polygon>
        <draw:polygon draw:style-name="gr62" draw:layer="layout" svg:width="0.123cm" svg:height="0.043cm" svg:x="8.418cm" svg:y="19.925cm" svg:viewBox="0 0 124 44" draw:points="124,4 0,0 24,44">
          <text:p/>
        </draw:polygon>
        <draw:polygon draw:style-name="gr62" draw:layer="layout" svg:width="0.123cm" svg:height="0.043cm" svg:x="8.319cm" svg:y="19.925cm" svg:viewBox="0 0 124 44" draw:points="124,44 100,0 0,41">
          <text:p/>
        </draw:polygon>
        <draw:polygon draw:style-name="gr61" draw:layer="layout" svg:width="0.122cm" svg:height="0.043cm" svg:x="8.296cm" svg:y="19.882cm" svg:viewBox="0 0 123 44" draw:points="123,44 100,0 0,41">
          <text:p/>
        </draw:polygon>
        <draw:polygon draw:style-name="gr61" draw:layer="layout" svg:width="0.122cm" svg:height="0.043cm" svg:x="8.296cm" svg:y="19.922cm" svg:viewBox="0 0 123 44" draw:points="123,3 0,0 23,44">
          <text:p/>
        </draw:polygon>
        <draw:polygon draw:style-name="gr61" draw:layer="layout" svg:width="0.122cm" svg:height="0.043cm" svg:x="8.197cm" svg:y="19.922cm" svg:viewBox="0 0 123 44" draw:points="123,44 100,0 0,40">
          <text:p/>
        </draw:polygon>
        <draw:polygon draw:style-name="gr63" draw:layer="layout" svg:width="0.123cm" svg:height="0.043cm" svg:x="8.564cm" svg:y="19.972cm" svg:viewBox="0 0 124 44" draw:points="124,3 0,0 25,44">
          <text:p/>
        </draw:polygon>
        <draw:polygon draw:style-name="gr62" draw:layer="layout" svg:width="0.122cm" svg:height="0.043cm" svg:x="8.442cm" svg:y="19.968cm" svg:viewBox="0 0 123 44" draw:points="123,4 0,0 24,44">
          <text:p/>
        </draw:polygon>
        <draw:polygon draw:style-name="gr62" draw:layer="layout" svg:width="0.123cm" svg:height="0.043cm" svg:x="8.465cm" svg:y="19.972cm" svg:viewBox="0 0 124 44" draw:points="99,0 0,40 124,44">
          <text:p/>
        </draw:polygon>
        <draw:polygon draw:style-name="gr63" draw:layer="layout" svg:width="0.123cm" svg:height="0.043cm" svg:x="8.465cm" svg:y="20.011cm" svg:viewBox="0 0 124 44" draw:points="124,4 0,0 24,44">
          <text:p/>
        </draw:polygon>
        <draw:polygon draw:style-name="gr62" draw:layer="layout" svg:width="0.123cm" svg:height="0.043cm" svg:x="8.319cm" svg:y="19.965cm" svg:viewBox="0 0 124 44" draw:points="124,3 0,0 25,44">
          <text:p/>
        </draw:polygon>
        <draw:polygon draw:style-name="gr61" draw:layer="layout" svg:width="0.122cm" svg:height="0.043cm" svg:x="8.197cm" svg:y="19.961cm" svg:viewBox="0 0 123 44" draw:points="123,4 0,0 24,44">
          <text:p/>
        </draw:polygon>
        <draw:polygon draw:style-name="gr61" draw:layer="layout" svg:width="0.123cm" svg:height="0.043cm" svg:x="8.22cm" svg:y="19.965cm" svg:viewBox="0 0 124 44" draw:points="99,0 0,40 124,44">
          <text:p/>
        </draw:polygon>
        <draw:polygon draw:style-name="gr62" draw:layer="layout" svg:width="0.123cm" svg:height="0.043cm" svg:x="8.22cm" svg:y="20.004cm" svg:viewBox="0 0 124 44" draw:points="124,4 0,0 23,44">
          <text:p/>
        </draw:polygon>
        <draw:polygon draw:style-name="gr62" draw:layer="layout" svg:width="0.122cm" svg:height="0.043cm" svg:x="8.343cm" svg:y="19.968cm" svg:viewBox="0 0 123 44" draw:points="99,0 0,41 123,44">
          <text:p/>
        </draw:polygon>
        <draw:polygon draw:style-name="gr62" draw:layer="layout" svg:width="0.123cm" svg:height="0.043cm" svg:x="8.243cm" svg:y="20.008cm" svg:viewBox="0 0 124 44" draw:points="101,0 0,40 124,44">
          <text:p/>
        </draw:polygon>
        <draw:polygon draw:style-name="gr62" draw:layer="layout" svg:width="0.122cm" svg:height="0.043cm" svg:x="8.343cm" svg:y="20.008cm" svg:viewBox="0 0 123 44" draw:points="0,0 23,44 123,3">
          <text:p/>
        </draw:polygon>
        <draw:polygon draw:style-name="gr62" draw:layer="layout" svg:width="0.123cm" svg:height="0.043cm" svg:x="8.366cm" svg:y="20.011cm" svg:viewBox="0 0 124 44" draw:points="100,0 0,41 124,44">
          <text:p/>
        </draw:polygon>
        <draw:polygon draw:style-name="gr63" draw:layer="layout" svg:width="0.123cm" svg:height="0.043cm" svg:x="8.366cm" svg:y="20.051cm" svg:viewBox="0 0 124 44" draw:points="124,3 0,0 23,44">
          <text:p/>
        </draw:polygon>
        <draw:polygon draw:style-name="gr62" draw:layer="layout" svg:width="0.123cm" svg:height="0.043cm" svg:x="8.243cm" svg:y="20.047cm" svg:viewBox="0 0 124 44" draw:points="124,4 0,0 24,44">
          <text:p/>
        </draw:polygon>
        <draw:polygon draw:style-name="gr62" draw:layer="layout" svg:width="0.122cm" svg:height="0.043cm" svg:x="8.267cm" svg:y="20.051cm" svg:viewBox="0 0 123 44" draw:points="100,0 0,40 123,44">
          <text:p/>
        </draw:polygon>
        <draw:polygon draw:style-name="gr63" draw:layer="layout" svg:width="0.122cm" svg:height="0.043cm" svg:x="8.267cm" svg:y="20.09cm" svg:viewBox="0 0 123 44" draw:points="123,4 0,0 23,44">
          <text:p/>
        </draw:polygon>
        <draw:path draw:style-name="gr3" draw:layer="layout" svg:width="0.49cm" svg:height="0.33cm" svg:x="8.197cm" svg:y="19.803cm" svg:viewBox="0 0 491 331" svg:d="m491 172-94-172m-397 158 94 173 397-159-397 159">
          <text:p/>
        </draw:path>
        <draw:polygon draw:style-name="gr60" draw:layer="layout" svg:width="0.061cm" svg:height="0.019cm" svg:x="8.532cm" svg:y="19.787cm" svg:viewBox="0 0 62 20" draw:points="62,17 49,0 0,20">
          <text:p/>
        </draw:polygon>
        <draw:polygon draw:style-name="gr60" draw:layer="layout" svg:width="0.061cm" svg:height="0.02cm" svg:x="8.52cm" svg:y="19.77cm" svg:viewBox="0 0 62 21" draw:points="62,18 50,0 0,21">
          <text:p/>
        </draw:polygon>
        <draw:polygon draw:style-name="gr60" draw:layer="layout" svg:width="0.061cm" svg:height="0.019cm" svg:x="8.52cm" svg:y="19.787cm" svg:viewBox="0 0 62 20" draw:points="62,0 0,3 13,20">
          <text:p/>
        </draw:polygon>
        <draw:polygon draw:style-name="gr60" draw:layer="layout" svg:width="0.062cm" svg:height="0.019cm" svg:x="8.47cm" svg:y="19.79cm" svg:viewBox="0 0 63 20" draw:points="63,17 50,0 0,20">
          <text:p/>
        </draw:polygon>
        <draw:polygon draw:style-name="gr59" draw:layer="layout" svg:width="0.062cm" svg:height="0.02cm" svg:x="8.507cm" svg:y="19.753cm" svg:viewBox="0 0 63 21" draw:points="63,18 51,0 0,21">
          <text:p/>
        </draw:polygon>
        <draw:polygon draw:style-name="gr59" draw:layer="layout" svg:width="0.062cm" svg:height="0.02cm" svg:x="8.495cm" svg:y="19.736cm" svg:viewBox="0 0 63 21" draw:points="63,18 51,0 0,21">
          <text:p/>
        </draw:polygon>
        <draw:polygon draw:style-name="gr59" draw:layer="layout" svg:width="0.062cm" svg:height="0.02cm" svg:x="8.495cm" svg:y="19.753cm" svg:viewBox="0 0 63 21" draw:points="63,0 0,3 12,21">
          <text:p/>
        </draw:polygon>
        <draw:polygon draw:style-name="gr59" draw:layer="layout" svg:width="0.061cm" svg:height="0.02cm" svg:x="8.446cm" svg:y="19.756cm" svg:viewBox="0 0 62 21" draw:points="62,18 50,0 0,21">
          <text:p/>
        </draw:polygon>
        <draw:polygon draw:style-name="gr59" draw:layer="layout" svg:width="0.062cm" svg:height="0.02cm" svg:x="8.507cm" svg:y="19.77cm" svg:viewBox="0 0 63 21" draw:points="63,0 0,3 13,21">
          <text:p/>
        </draw:polygon>
        <draw:polygon draw:style-name="gr59" draw:layer="layout" svg:width="0.061cm" svg:height="0.019cm" svg:x="8.446cm" svg:y="19.773cm" svg:viewBox="0 0 62 20" draw:points="62,0 0,3 12,20">
          <text:p/>
        </draw:polygon>
        <draw:polygon draw:style-name="gr59" draw:layer="layout" svg:width="0.062cm" svg:height="0.019cm" svg:x="8.458cm" svg:y="19.773cm" svg:viewBox="0 0 63 20" draw:points="50,0 0,20 63,18">
          <text:p/>
        </draw:polygon>
        <draw:polygon draw:style-name="gr59" draw:layer="layout" svg:width="0.062cm" svg:height="0.019cm" svg:x="8.458cm" svg:y="19.79cm" svg:viewBox="0 0 63 20" draw:points="63,0 0,2 13,20">
          <text:p/>
        </draw:polygon>
        <draw:polygon draw:style-name="gr59" draw:layer="layout" svg:width="0.062cm" svg:height="0.02cm" svg:x="8.408cm" svg:y="19.792cm" svg:viewBox="0 0 63 21" draw:points="63,18 50,0 0,21">
          <text:p/>
        </draw:polygon>
        <draw:polygon draw:style-name="gr59" draw:layer="layout" svg:width="0.062cm" svg:height="0.019cm" svg:x="8.396cm" svg:y="19.776cm" svg:viewBox="0 0 63 20" draw:points="63,17 51,0 0,20">
          <text:p/>
        </draw:polygon>
        <draw:polygon draw:style-name="gr59" draw:layer="layout" svg:width="0.062cm" svg:height="0.02cm" svg:x="8.396cm" svg:y="19.792cm" svg:viewBox="0 0 63 21" draw:points="63,0 0,3 13,21">
          <text:p/>
        </draw:polygon>
        <draw:polygon draw:style-name="gr59" draw:layer="layout" svg:width="0.061cm" svg:height="0.02cm" svg:x="8.347cm" svg:y="19.795cm" svg:viewBox="0 0 62 21" draw:points="62,18 49,0 0,21">
          <text:p/>
        </draw:polygon>
        <draw:polygon draw:style-name="gr58" draw:layer="layout" svg:width="0.062cm" svg:height="0.019cm" svg:x="8.483cm" svg:y="19.72cm" svg:viewBox="0 0 63 20" draw:points="63,17 51,0 0,20">
          <text:p/>
        </draw:polygon>
        <draw:polygon draw:style-name="gr58" draw:layer="layout" svg:width="0.062cm" svg:height="0.019cm" svg:x="8.471cm" svg:y="19.703cm" svg:viewBox="0 0 63 20" draw:points="63,17 49,0 0,20">
          <text:p/>
        </draw:polygon>
        <draw:polygon draw:style-name="gr58" draw:layer="layout" svg:width="0.062cm" svg:height="0.019cm" svg:x="8.471cm" svg:y="19.72cm" svg:viewBox="0 0 63 20" draw:points="63,0 0,3 12,20">
          <text:p/>
        </draw:polygon>
        <draw:polygon draw:style-name="gr58" draw:layer="layout" svg:width="0.062cm" svg:height="0.02cm" svg:x="8.421cm" svg:y="19.722cm" svg:viewBox="0 0 63 21" draw:points="63,17 51,0 0,21">
          <text:p/>
        </draw:polygon>
        <draw:polygon draw:style-name="gr57" draw:layer="layout" svg:width="0.061cm" svg:height="0.02cm" svg:x="8.459cm" svg:y="19.686cm" svg:viewBox="0 0 62 21" draw:points="62,18 50,0 0,21">
          <text:p/>
        </draw:polygon>
        <draw:polygon draw:style-name="gr57" draw:layer="layout" svg:width="0.062cm" svg:height="0.02cm" svg:x="8.446cm" svg:y="19.669cm" svg:viewBox="0 0 63 21" draw:points="63,18 51,0 0,21">
          <text:p/>
        </draw:polygon>
        <draw:polygon draw:style-name="gr57" draw:layer="layout" svg:width="0.062cm" svg:height="0.02cm" svg:x="8.446cm" svg:y="19.686cm" svg:viewBox="0 0 63 21" draw:points="63,0 0,3 13,21">
          <text:p/>
        </draw:polygon>
        <draw:polygon draw:style-name="gr57" draw:layer="layout" svg:width="0.062cm" svg:height="0.019cm" svg:x="8.397cm" svg:y="19.689cm" svg:viewBox="0 0 63 20" draw:points="63,18 50,0 0,20">
          <text:p/>
        </draw:polygon>
        <draw:polygon draw:style-name="gr57" draw:layer="layout" svg:width="0.061cm" svg:height="0.019cm" svg:x="8.459cm" svg:y="19.703cm" svg:viewBox="0 0 62 20" draw:points="62,0 0,3 13,20">
          <text:p/>
        </draw:polygon>
        <draw:polygon draw:style-name="gr57" draw:layer="layout" svg:width="0.062cm" svg:height="0.019cm" svg:x="8.397cm" svg:y="19.706cm" svg:viewBox="0 0 63 20" draw:points="63,0 0,2 13,20">
          <text:p/>
        </draw:polygon>
        <draw:polygon draw:style-name="gr57" draw:layer="layout" svg:width="0.062cm" svg:height="0.019cm" svg:x="8.409cm" svg:y="19.706cm" svg:viewBox="0 0 63 20" draw:points="50,0 0,20 63,17">
          <text:p/>
        </draw:polygon>
        <draw:polygon draw:style-name="gr57" draw:layer="layout" svg:width="0.062cm" svg:height="0.02cm" svg:x="8.409cm" svg:y="19.722cm" svg:viewBox="0 0 63 21" draw:points="63,0 0,3 12,21">
          <text:p/>
        </draw:polygon>
        <draw:polygon draw:style-name="gr57" draw:layer="layout" svg:width="0.061cm" svg:height="0.02cm" svg:x="8.36cm" svg:y="19.725cm" svg:viewBox="0 0 62 21" draw:points="62,18 50,0 0,21">
          <text:p/>
        </draw:polygon>
        <draw:polygon draw:style-name="gr57" draw:layer="layout" svg:width="0.062cm" svg:height="0.02cm" svg:x="8.347cm" svg:y="19.708cm" svg:viewBox="0 0 63 21" draw:points="63,18 50,0 0,21">
          <text:p/>
        </draw:polygon>
        <draw:polygon draw:style-name="gr57" draw:layer="layout" svg:width="0.062cm" svg:height="0.02cm" svg:x="8.347cm" svg:y="19.725cm" svg:viewBox="0 0 63 21" draw:points="63,0 0,3 13,21">
          <text:p/>
        </draw:polygon>
        <draw:polygon draw:style-name="gr57" draw:layer="layout" svg:width="0.062cm" svg:height="0.02cm" svg:x="8.298cm" svg:y="19.728cm" svg:viewBox="0 0 63 21" draw:points="63,18 50,0 0,21">
          <text:p/>
        </draw:polygon>
        <draw:polygon draw:style-name="gr58" draw:layer="layout" svg:width="0.062cm" svg:height="0.02cm" svg:x="8.483cm" svg:y="19.736cm" svg:viewBox="0 0 63 21" draw:points="63,0 0,3 12,21">
          <text:p/>
        </draw:polygon>
        <draw:polygon draw:style-name="gr58" draw:layer="layout" svg:width="0.062cm" svg:height="0.02cm" svg:x="8.421cm" svg:y="19.739cm" svg:viewBox="0 0 63 21" draw:points="63,0 0,4 12,21">
          <text:p/>
        </draw:polygon>
        <draw:polygon draw:style-name="gr58" draw:layer="layout" svg:width="0.062cm" svg:height="0.02cm" svg:x="8.433cm" svg:y="19.739cm" svg:viewBox="0 0 63 21" draw:points="51,0 0,21 63,18">
          <text:p/>
        </draw:polygon>
        <draw:polygon draw:style-name="gr58" draw:layer="layout" svg:width="0.062cm" svg:height="0.02cm" svg:x="8.433cm" svg:y="19.756cm" svg:viewBox="0 0 63 21" draw:points="63,0 0,3 13,21">
          <text:p/>
        </draw:polygon>
        <draw:polygon draw:style-name="gr57" draw:layer="layout" svg:width="0.061cm" svg:height="0.02cm" svg:x="8.36cm" svg:y="19.742cm" svg:viewBox="0 0 62 21" draw:points="62,0 0,3 12,21">
          <text:p/>
        </draw:polygon>
        <draw:polygon draw:style-name="gr57" draw:layer="layout" svg:width="0.062cm" svg:height="0.02cm" svg:x="8.298cm" svg:y="19.745cm" svg:viewBox="0 0 63 21" draw:points="63,0 0,3 12,21">
          <text:p/>
        </draw:polygon>
        <draw:polygon draw:style-name="gr57" draw:layer="layout" svg:width="0.062cm" svg:height="0.02cm" svg:x="8.31cm" svg:y="19.745cm" svg:viewBox="0 0 63 21" draw:points="51,0 0,21 63,18">
          <text:p/>
        </draw:polygon>
        <draw:polygon draw:style-name="gr57" draw:layer="layout" svg:width="0.062cm" svg:height="0.019cm" svg:x="8.31cm" svg:y="19.762cm" svg:viewBox="0 0 63 20" draw:points="63,0 0,3 12,20">
          <text:p/>
        </draw:polygon>
        <draw:polygon draw:style-name="gr57" draw:layer="layout" svg:width="0.061cm" svg:height="0.02cm" svg:x="8.372cm" svg:y="19.742cm" svg:viewBox="0 0 62 21" draw:points="50,0 0,21 62,17">
          <text:p/>
        </draw:polygon>
        <draw:polygon draw:style-name="gr57" draw:layer="layout" svg:width="0.062cm" svg:height="0.019cm" svg:x="8.322cm" svg:y="19.762cm" svg:viewBox="0 0 63 20" draw:points="51,0 0,20 63,16">
          <text:p/>
        </draw:polygon>
        <draw:polygon draw:style-name="gr57" draw:layer="layout" svg:width="0.061cm" svg:height="0.019cm" svg:x="8.372cm" svg:y="19.759cm" svg:viewBox="0 0 62 20" draw:points="0,4 12,20 62,0">
          <text:p/>
        </draw:polygon>
        <draw:polygon draw:style-name="gr58" draw:layer="layout" svg:width="0.062cm" svg:height="0.019cm" svg:x="8.384cm" svg:y="19.759cm" svg:viewBox="0 0 63 20" draw:points="50,0 0,20 63,18">
          <text:p/>
        </draw:polygon>
        <draw:polygon draw:style-name="gr58" draw:layer="layout" svg:width="0.062cm" svg:height="0.019cm" svg:x="8.384cm" svg:y="19.776cm" svg:viewBox="0 0 63 20" draw:points="63,0 0,2 12,20">
          <text:p/>
        </draw:polygon>
        <draw:polygon draw:style-name="gr58" draw:layer="layout" svg:width="0.062cm" svg:height="0.021cm" svg:x="8.322cm" svg:y="19.778cm" svg:viewBox="0 0 63 22" draw:points="63,0 0,4 12,22">
          <text:p/>
        </draw:polygon>
        <draw:polygon draw:style-name="gr58" draw:layer="layout" svg:width="0.062cm" svg:height="0.021cm" svg:x="8.334cm" svg:y="19.778cm" svg:viewBox="0 0 63 22" draw:points="51,0 0,22 63,18">
          <text:p/>
        </draw:polygon>
        <draw:polygon draw:style-name="gr58" draw:layer="layout" svg:width="0.062cm" svg:height="0.02cm" svg:x="8.334cm" svg:y="19.795cm" svg:viewBox="0 0 63 21" draw:points="63,0 0,4 14,21">
          <text:p/>
        </draw:polygon>
        <draw:polygon draw:style-name="gr58" draw:layer="layout" svg:width="0.062cm" svg:height="0.02cm" svg:x="8.285cm" svg:y="19.798cm" svg:viewBox="0 0 63 21" draw:points="63,17 49,0 0,21">
          <text:p/>
        </draw:polygon>
        <draw:polygon draw:style-name="gr58" draw:layer="layout" svg:width="0.061cm" svg:height="0.02cm" svg:x="8.273cm" svg:y="19.781cm" svg:viewBox="0 0 62 21" draw:points="62,18 50,0 0,21">
          <text:p/>
        </draw:polygon>
        <draw:polygon draw:style-name="gr58" draw:layer="layout" svg:width="0.061cm" svg:height="0.02cm" svg:x="8.273cm" svg:y="19.798cm" svg:viewBox="0 0 62 21" draw:points="62,0 0,3 13,21">
          <text:p/>
        </draw:polygon>
        <draw:polygon draw:style-name="gr58" draw:layer="layout" svg:width="0.062cm" svg:height="0.02cm" svg:x="8.223cm" svg:y="19.801cm" svg:viewBox="0 0 63 21" draw:points="63,18 50,0 0,21">
          <text:p/>
        </draw:polygon>
        <draw:polygon draw:style-name="gr57" draw:layer="layout" svg:width="0.062cm" svg:height="0.019cm" svg:x="8.26cm" svg:y="19.765cm" svg:viewBox="0 0 63 20" draw:points="63,17 51,0 0,20">
          <text:p/>
        </draw:polygon>
        <draw:polygon draw:style-name="gr57" draw:layer="layout" svg:width="0.062cm" svg:height="0.019cm" svg:x="8.248cm" svg:y="19.748cm" svg:viewBox="0 0 63 20" draw:points="63,18 51,0 0,20">
          <text:p/>
        </draw:polygon>
        <draw:polygon draw:style-name="gr57" draw:layer="layout" svg:width="0.062cm" svg:height="0.019cm" svg:x="8.248cm" svg:y="19.765cm" svg:viewBox="0 0 63 20" draw:points="63,0 0,2 12,20">
          <text:p/>
        </draw:polygon>
        <draw:polygon draw:style-name="gr57" draw:layer="layout" svg:width="0.061cm" svg:height="0.02cm" svg:x="8.199cm" svg:y="19.767cm" svg:viewBox="0 0 62 21" draw:points="62,18 50,0 0,21">
          <text:p/>
        </draw:polygon>
        <draw:polygon draw:style-name="gr57" draw:layer="layout" svg:width="0.062cm" svg:height="0.02cm" svg:x="8.26cm" svg:y="19.781cm" svg:viewBox="0 0 63 21" draw:points="63,0 0,3 13,21">
          <text:p/>
        </draw:polygon>
        <draw:polygon draw:style-name="gr57" draw:layer="layout" svg:width="0.061cm" svg:height="0.02cm" svg:x="8.199cm" svg:y="19.784cm" svg:viewBox="0 0 62 21" draw:points="62,0 0,3 12,21">
          <text:p/>
        </draw:polygon>
        <draw:polygon draw:style-name="gr57" draw:layer="layout" svg:width="0.062cm" svg:height="0.02cm" svg:x="8.211cm" svg:y="19.784cm" svg:viewBox="0 0 63 21" draw:points="50,0 0,21 63,18">
          <text:p/>
        </draw:polygon>
        <draw:polygon draw:style-name="gr57" draw:layer="layout" svg:width="0.062cm" svg:height="0.02cm" svg:x="8.211cm" svg:y="19.801cm" svg:viewBox="0 0 63 21" draw:points="63,0 0,3 13,21">
          <text:p/>
        </draw:polygon>
        <draw:polygon draw:style-name="gr57" draw:layer="layout" svg:width="0.062cm" svg:height="0.019cm" svg:x="8.161cm" svg:y="19.804cm" svg:viewBox="0 0 63 20" draw:points="63,18 50,0 0,20">
          <text:p/>
        </draw:polygon>
        <draw:polygon draw:style-name="gr57" draw:layer="layout" svg:width="0.062cm" svg:height="0.02cm" svg:x="8.149cm" svg:y="19.787cm" svg:viewBox="0 0 63 21" draw:points="63,18 51,0 0,21">
          <text:p/>
        </draw:polygon>
        <draw:polygon draw:style-name="gr57" draw:layer="layout" svg:width="0.062cm" svg:height="0.019cm" svg:x="8.149cm" svg:y="19.804cm" svg:viewBox="0 0 63 20" draw:points="63,0 0,3 13,20">
          <text:p/>
        </draw:polygon>
        <draw:polygon draw:style-name="gr57" draw:layer="layout" svg:width="0.061cm" svg:height="0.019cm" svg:x="8.1cm" svg:y="19.807cm" svg:viewBox="0 0 62 20" draw:points="62,17 49,0 0,20">
          <text:p/>
        </draw:polygon>
        <draw:polygon draw:style-name="gr60" draw:layer="layout" svg:width="0.061cm" svg:height="0.02cm" svg:x="8.532cm" svg:y="19.803cm" svg:viewBox="0 0 62 21" draw:points="62,0 0,3 12,21">
          <text:p/>
        </draw:polygon>
        <draw:polygon draw:style-name="gr60" draw:layer="layout" svg:width="0.062cm" svg:height="0.02cm" svg:x="8.47cm" svg:y="19.806cm" svg:viewBox="0 0 63 21" draw:points="63,0 0,3 12,21">
          <text:p/>
        </draw:polygon>
        <draw:polygon draw:style-name="gr60" draw:layer="layout" svg:width="0.062cm" svg:height="0.02cm" svg:x="8.482cm" svg:y="19.806cm" svg:viewBox="0 0 63 21" draw:points="51,0 0,21 63,18">
          <text:p/>
        </draw:polygon>
        <draw:polygon draw:style-name="gr60" draw:layer="layout" svg:width="0.062cm" svg:height="0.02cm" svg:x="8.482cm" svg:y="19.823cm" svg:viewBox="0 0 63 21" draw:points="63,0 0,3 12,21">
          <text:p/>
        </draw:polygon>
        <draw:polygon draw:style-name="gr59" draw:layer="layout" svg:width="0.062cm" svg:height="0.02cm" svg:x="8.408cm" svg:y="19.809cm" svg:viewBox="0 0 63 21" draw:points="63,0 0,3 12,21">
          <text:p/>
        </draw:polygon>
        <draw:polygon draw:style-name="gr59" draw:layer="layout" svg:width="0.061cm" svg:height="0.02cm" svg:x="8.347cm" svg:y="19.812cm" svg:viewBox="0 0 62 21" draw:points="62,0 0,3 12,21">
          <text:p/>
        </draw:polygon>
        <draw:polygon draw:style-name="gr59" draw:layer="layout" svg:width="0.061cm" svg:height="0.02cm" svg:x="8.359cm" svg:y="19.812cm" svg:viewBox="0 0 62 21" draw:points="50,0 0,21 62,18">
          <text:p/>
        </draw:polygon>
        <draw:polygon draw:style-name="gr59" draw:layer="layout" svg:width="0.061cm" svg:height="0.02cm" svg:x="8.359cm" svg:y="19.829cm" svg:viewBox="0 0 62 21" draw:points="62,0 0,3 12,21">
          <text:p/>
        </draw:polygon>
        <draw:polygon draw:style-name="gr59" draw:layer="layout" svg:width="0.062cm" svg:height="0.02cm" svg:x="8.42cm" svg:y="19.809cm" svg:viewBox="0 0 63 21" draw:points="51,0 0,21 63,18">
          <text:p/>
        </draw:polygon>
        <draw:polygon draw:style-name="gr59" draw:layer="layout" svg:width="0.062cm" svg:height="0.02cm" svg:x="8.371cm" svg:y="19.829cm" svg:viewBox="0 0 63 21" draw:points="50,0 0,21 63,18">
          <text:p/>
        </draw:polygon>
        <draw:polygon draw:style-name="gr59" draw:layer="layout" svg:width="0.062cm" svg:height="0.02cm" svg:x="8.42cm" svg:y="19.826cm" svg:viewBox="0 0 63 21" draw:points="0,3 13,21 63,0">
          <text:p/>
        </draw:polygon>
        <draw:polygon draw:style-name="gr60" draw:layer="layout" svg:width="0.061cm" svg:height="0.02cm" svg:x="8.433cm" svg:y="19.826cm" svg:viewBox="0 0 62 21" draw:points="50,0 0,21 62,18">
          <text:p/>
        </draw:polygon>
        <draw:polygon draw:style-name="gr60" draw:layer="layout" svg:width="0.061cm" svg:height="0.02cm" svg:x="8.433cm" svg:y="19.843cm" svg:viewBox="0 0 62 21" draw:points="62,0 0,3 12,21">
          <text:p/>
        </draw:polygon>
        <draw:polygon draw:style-name="gr60" draw:layer="layout" svg:width="0.062cm" svg:height="0.019cm" svg:x="8.371cm" svg:y="19.846cm" svg:viewBox="0 0 63 20" draw:points="63,0 0,3 12,20">
          <text:p/>
        </draw:polygon>
        <draw:polygon draw:style-name="gr60" draw:layer="layout" svg:width="0.062cm" svg:height="0.019cm" svg:x="8.383cm" svg:y="19.846cm" svg:viewBox="0 0 63 20" draw:points="51,0 0,20 63,18">
          <text:p/>
        </draw:polygon>
        <draw:polygon draw:style-name="gr60" draw:layer="layout" svg:width="0.062cm" svg:height="0.019cm" svg:x="8.383cm" svg:y="19.863cm" svg:viewBox="0 0 63 20" draw:points="63,0 0,2 12,20">
          <text:p/>
        </draw:polygon>
        <draw:polygon draw:style-name="gr58" draw:layer="layout" svg:width="0.062cm" svg:height="0.02cm" svg:x="8.285cm" svg:y="19.815cm" svg:viewBox="0 0 63 21" draw:points="63,0 0,4 12,21">
          <text:p/>
        </draw:polygon>
        <draw:polygon draw:style-name="gr58" draw:layer="layout" svg:width="0.062cm" svg:height="0.019cm" svg:x="8.223cm" svg:y="19.818cm" svg:viewBox="0 0 63 20" draw:points="63,0 0,3 12,20">
          <text:p/>
        </draw:polygon>
        <draw:polygon draw:style-name="gr58" draw:layer="layout" svg:width="0.062cm" svg:height="0.019cm" svg:x="8.235cm" svg:y="19.818cm" svg:viewBox="0 0 63 20" draw:points="51,0 0,20 63,17">
          <text:p/>
        </draw:polygon>
        <draw:polygon draw:style-name="gr58" draw:layer="layout" svg:width="0.062cm" svg:height="0.019cm" svg:x="8.235cm" svg:y="19.835cm" svg:viewBox="0 0 63 20" draw:points="63,0 0,3 12,20">
          <text:p/>
        </draw:polygon>
        <draw:polygon draw:style-name="gr57" draw:layer="layout" svg:width="0.062cm" svg:height="0.019cm" svg:x="8.161cm" svg:y="19.821cm" svg:viewBox="0 0 63 20" draw:points="63,0 0,2 12,20">
          <text:p/>
        </draw:polygon>
        <draw:polygon draw:style-name="gr57" draw:layer="layout" svg:width="0.061cm" svg:height="0.02cm" svg:x="8.1cm" svg:y="19.823cm" svg:viewBox="0 0 62 21" draw:points="62,0 0,3 12,21">
          <text:p/>
        </draw:polygon>
        <draw:polygon draw:style-name="gr57" draw:layer="layout" svg:width="0.061cm" svg:height="0.02cm" svg:x="8.112cm" svg:y="19.823cm" svg:viewBox="0 0 62 21" draw:points="50,0 0,21 62,18">
          <text:p/>
        </draw:polygon>
        <draw:polygon draw:style-name="gr57" draw:layer="layout" svg:width="0.061cm" svg:height="0.02cm" svg:x="8.112cm" svg:y="19.84cm" svg:viewBox="0 0 62 21" draw:points="62,0 0,3 12,21">
          <text:p/>
        </draw:polygon>
        <draw:polygon draw:style-name="gr57" draw:layer="layout" svg:width="0.062cm" svg:height="0.019cm" svg:x="8.173cm" svg:y="19.821cm" svg:viewBox="0 0 63 20" draw:points="51,0 0,20 63,17">
          <text:p/>
        </draw:polygon>
        <draw:polygon draw:style-name="gr57" draw:layer="layout" svg:width="0.062cm" svg:height="0.02cm" svg:x="8.124cm" svg:y="19.84cm" svg:viewBox="0 0 63 21" draw:points="50,0 0,21 63,18">
          <text:p/>
        </draw:polygon>
        <draw:polygon draw:style-name="gr57" draw:layer="layout" svg:width="0.062cm" svg:height="0.02cm" svg:x="8.173cm" svg:y="19.837cm" svg:viewBox="0 0 63 21" draw:points="0,3 13,21 63,0">
          <text:p/>
        </draw:polygon>
        <draw:polygon draw:style-name="gr58" draw:layer="layout" svg:width="0.061cm" svg:height="0.02cm" svg:x="8.186cm" svg:y="19.837cm" svg:viewBox="0 0 62 21" draw:points="50,0 0,21 62,17">
          <text:p/>
        </draw:polygon>
        <draw:polygon draw:style-name="gr58" draw:layer="layout" svg:width="0.061cm" svg:height="0.021cm" svg:x="8.186cm" svg:y="19.854cm" svg:viewBox="0 0 62 22" draw:points="62,0 0,4 12,22">
          <text:p/>
        </draw:polygon>
        <draw:polygon draw:style-name="gr58" draw:layer="layout" svg:width="0.062cm" svg:height="0.02cm" svg:x="8.124cm" svg:y="19.857cm" svg:viewBox="0 0 63 21" draw:points="63,0 0,3 12,21">
          <text:p/>
        </draw:polygon>
        <draw:polygon draw:style-name="gr58" draw:layer="layout" svg:width="0.062cm" svg:height="0.02cm" svg:x="8.136cm" svg:y="19.857cm" svg:viewBox="0 0 63 21" draw:points="51,0 0,21 63,18">
          <text:p/>
        </draw:polygon>
        <draw:polygon draw:style-name="gr58" draw:layer="layout" svg:width="0.062cm" svg:height="0.02cm" svg:x="8.136cm" svg:y="19.874cm" svg:viewBox="0 0 63 21" draw:points="63,0 0,3 12,21">
          <text:p/>
        </draw:polygon>
        <draw:polygon draw:style-name="gr58" draw:layer="layout" svg:width="0.062cm" svg:height="0.02cm" svg:x="8.297cm" svg:y="19.815cm" svg:viewBox="0 0 63 21" draw:points="51,0 0,21 63,18">
          <text:p/>
        </draw:polygon>
        <draw:polygon draw:style-name="gr58" draw:layer="layout" svg:width="0.062cm" svg:height="0.019cm" svg:x="8.247cm" svg:y="19.835cm" svg:viewBox="0 0 63 20" draw:points="51,0 0,20 63,17">
          <text:p/>
        </draw:polygon>
        <draw:polygon draw:style-name="gr58" draw:layer="layout" svg:width="0.062cm" svg:height="0.019cm" svg:x="8.297cm" svg:y="19.832cm" svg:viewBox="0 0 63 20" draw:points="0,3 12,20 63,0">
          <text:p/>
        </draw:polygon>
        <draw:polygon draw:style-name="gr59" draw:layer="layout" svg:width="0.062cm" svg:height="0.019cm" svg:x="8.309cm" svg:y="19.832cm" svg:viewBox="0 0 63 20" draw:points="51,0 0,20 63,18">
          <text:p/>
        </draw:polygon>
        <draw:polygon draw:style-name="gr58" draw:layer="layout" svg:width="0.061cm" svg:height="0.021cm" svg:x="8.198cm" svg:y="19.854cm" svg:viewBox="0 0 62 22" draw:points="50,0 0,22 62,18">
          <text:p/>
        </draw:polygon>
        <draw:polygon draw:style-name="gr58" draw:layer="layout" svg:width="0.062cm" svg:height="0.02cm" svg:x="8.148cm" svg:y="19.874cm" svg:viewBox="0 0 63 21" draw:points="51,0 0,21 63,17">
          <text:p/>
        </draw:polygon>
        <draw:polygon draw:style-name="gr58" draw:layer="layout" svg:width="0.061cm" svg:height="0.02cm" svg:x="8.198cm" svg:y="19.871cm" svg:viewBox="0 0 62 21" draw:points="0,4 12,21 62,0">
          <text:p/>
        </draw:polygon>
        <draw:polygon draw:style-name="gr59" draw:layer="layout" svg:width="0.062cm" svg:height="0.02cm" svg:x="8.21cm" svg:y="19.871cm" svg:viewBox="0 0 63 21" draw:points="50,0 0,21 63,18">
          <text:p/>
        </draw:polygon>
        <draw:polygon draw:style-name="gr58" draw:layer="layout" svg:width="0.062cm" svg:height="0.02cm" svg:x="8.247cm" svg:y="19.851cm" svg:viewBox="0 0 63 21" draw:points="0,3 12,21 63,0">
          <text:p/>
        </draw:polygon>
        <draw:polygon draw:style-name="gr59" draw:layer="layout" svg:width="0.062cm" svg:height="0.02cm" svg:x="8.259cm" svg:y="19.868cm" svg:viewBox="0 0 63 21" draw:points="0,3 13,21 63,0">
          <text:p/>
        </draw:polygon>
        <draw:polygon draw:style-name="gr59" draw:layer="layout" svg:width="0.062cm" svg:height="0.02cm" svg:x="8.259cm" svg:y="19.851cm" svg:viewBox="0 0 63 21" draw:points="0,21 63,18 51,0">
          <text:p/>
        </draw:polygon>
        <draw:polygon draw:style-name="gr59" draw:layer="layout" svg:width="0.062cm" svg:height="0.019cm" svg:x="8.309cm" svg:y="19.849cm" svg:viewBox="0 0 63 20" draw:points="0,2 12,20 63,0">
          <text:p/>
        </draw:polygon>
        <draw:polygon draw:style-name="gr59" draw:layer="layout" svg:width="0.062cm" svg:height="0.019cm" svg:x="8.321cm" svg:y="19.849cm" svg:viewBox="0 0 63 20" draw:points="51,0 0,20 63,17">
          <text:p/>
        </draw:polygon>
        <draw:polygon draw:style-name="gr59" draw:layer="layout" svg:width="0.061cm" svg:height="0.02cm" svg:x="8.272cm" svg:y="19.868cm" svg:viewBox="0 0 62 21" draw:points="50,0 0,21 62,18">
          <text:p/>
        </draw:polygon>
        <draw:polygon draw:style-name="gr59" draw:layer="layout" svg:width="0.062cm" svg:height="0.02cm" svg:x="8.321cm" svg:y="19.865cm" svg:viewBox="0 0 63 21" draw:points="0,3 12,21 63,0">
          <text:p/>
        </draw:polygon>
        <draw:polygon draw:style-name="gr60" draw:layer="layout" svg:width="0.062cm" svg:height="0.02cm" svg:x="8.333cm" svg:y="19.865cm" svg:viewBox="0 0 63 21" draw:points="51,0 0,21 63,18">
          <text:p/>
        </draw:polygon>
        <draw:polygon draw:style-name="gr60" draw:layer="layout" svg:width="0.062cm" svg:height="0.02cm" svg:x="8.333cm" svg:y="19.882cm" svg:viewBox="0 0 63 21" draw:points="63,0 0,3 13,21">
          <text:p/>
        </draw:polygon>
        <draw:polygon draw:style-name="gr60" draw:layer="layout" svg:width="0.061cm" svg:height="0.02cm" svg:x="8.272cm" svg:y="19.885cm" svg:viewBox="0 0 62 21" draw:points="62,0 0,3 13,21">
          <text:p/>
        </draw:polygon>
        <draw:polygon draw:style-name="gr60" draw:layer="layout" svg:width="0.061cm" svg:height="0.02cm" svg:x="8.284cm" svg:y="19.885cm" svg:viewBox="0 0 62 21" draw:points="49,0 0,21 62,18">
          <text:p/>
        </draw:polygon>
        <draw:polygon draw:style-name="gr60" draw:layer="layout" svg:width="0.061cm" svg:height="0.02cm" svg:x="8.284cm" svg:y="19.902cm" svg:viewBox="0 0 62 21" draw:points="62,0 0,3 12,21">
          <text:p/>
        </draw:polygon>
        <draw:polygon draw:style-name="gr59" draw:layer="layout" svg:width="0.062cm" svg:height="0.02cm" svg:x="8.21cm" svg:y="19.888cm" svg:viewBox="0 0 63 21" draw:points="63,0 0,3 13,21">
          <text:p/>
        </draw:polygon>
        <draw:polygon draw:style-name="gr59" draw:layer="layout" svg:width="0.062cm" svg:height="0.02cm" svg:x="8.148cm" svg:y="19.891cm" svg:viewBox="0 0 63 21" draw:points="63,0 0,4 13,21">
          <text:p/>
        </draw:polygon>
        <draw:polygon draw:style-name="gr59" draw:layer="layout" svg:width="0.062cm" svg:height="0.02cm" svg:x="8.16cm" svg:y="19.891cm" svg:viewBox="0 0 63 21" draw:points="50,0 0,21 63,18">
          <text:p/>
        </draw:polygon>
        <draw:polygon draw:style-name="gr59" draw:layer="layout" svg:width="0.062cm" svg:height="0.019cm" svg:x="8.16cm" svg:y="19.908cm" svg:viewBox="0 0 63 20" draw:points="63,0 0,3 12,20">
          <text:p/>
        </draw:polygon>
        <draw:polygon draw:style-name="gr59" draw:layer="layout" svg:width="0.062cm" svg:height="0.02cm" svg:x="8.222cm" svg:y="19.888cm" svg:viewBox="0 0 63 21" draw:points="50,0 0,21 63,18">
          <text:p/>
        </draw:polygon>
        <draw:polygon draw:style-name="gr59" draw:layer="layout" svg:width="0.062cm" svg:height="0.019cm" svg:x="8.172cm" svg:y="19.908cm" svg:viewBox="0 0 63 20" draw:points="51,0 0,20 63,18">
          <text:p/>
        </draw:polygon>
        <draw:polygon draw:style-name="gr59" draw:layer="layout" svg:width="0.062cm" svg:height="0.02cm" svg:x="8.222cm" svg:y="19.905cm" svg:viewBox="0 0 63 21" draw:points="0,3 12,21 63,0">
          <text:p/>
        </draw:polygon>
        <draw:polygon draw:style-name="gr60" draw:layer="layout" svg:width="0.062cm" svg:height="0.02cm" svg:x="8.234cm" svg:y="19.905cm" svg:viewBox="0 0 63 21" draw:points="51,0 0,21 63,18">
          <text:p/>
        </draw:polygon>
        <draw:polygon draw:style-name="gr60" draw:layer="layout" svg:width="0.062cm" svg:height="0.019cm" svg:x="8.234cm" svg:y="19.922cm" svg:viewBox="0 0 63 20" draw:points="63,0 0,3 12,20">
          <text:p/>
        </draw:polygon>
        <draw:polygon draw:style-name="gr60" draw:layer="layout" svg:width="0.062cm" svg:height="0.019cm" svg:x="8.172cm" svg:y="19.925cm" svg:viewBox="0 0 63 20" draw:points="63,0 0,2 13,20">
          <text:p/>
        </draw:polygon>
        <draw:polygon draw:style-name="gr60" draw:layer="layout" svg:width="0.061cm" svg:height="0.019cm" svg:x="8.185cm" svg:y="19.925cm" svg:viewBox="0 0 62 20" draw:points="50,0 0,20 62,17">
          <text:p/>
        </draw:polygon>
        <draw:polygon draw:style-name="gr60" draw:layer="layout" svg:width="0.061cm" svg:height="0.02cm" svg:x="8.185cm" svg:y="19.941cm" svg:viewBox="0 0 62 21" draw:points="62,0 0,3 12,21">
          <text:p/>
        </draw:polygon>
        <draw:path draw:style-name="gr3" draw:layer="layout" svg:width="0.493cm" svg:height="0.292cm" svg:x="8.1cm" svg:y="19.669cm" svg:viewBox="0 0 494 293" svg:d="m494 134-97-134m-397 157 97 136 397-159-397 159">
          <text:p/>
        </draw:path>
        <draw:polygon draw:style-name="gr56" draw:layer="layout" svg:width="0.03cm" svg:height="0.011cm" svg:x="8.466cm" svg:y="19.664cm" svg:viewBox="0 0 31 12" draw:points="31,6 25,0 0,12">
          <text:p/>
        </draw:polygon>
        <draw:polygon draw:style-name="gr55" draw:layer="layout" svg:width="0.03cm" svg:height="0.009cm" svg:x="8.46cm" svg:y="19.659cm" svg:viewBox="0 0 31 10" draw:points="31,5 26,0 0,10">
          <text:p/>
        </draw:polygon>
        <draw:polygon draw:style-name="gr55" draw:layer="layout" svg:width="0.03cm" svg:height="0.011cm" svg:x="8.46cm" svg:y="19.664cm" svg:viewBox="0 0 31 12" draw:points="31,0 0,5 6,12">
          <text:p/>
        </draw:polygon>
        <draw:polygon draw:style-name="gr55" draw:layer="layout" svg:width="0.031cm" svg:height="0.01cm" svg:x="8.435cm" svg:y="19.668cm" svg:viewBox="0 0 32 11" draw:points="32,7 26,0 0,11">
          <text:p/>
        </draw:polygon>
        <draw:polygon draw:style-name="gr55" draw:layer="layout" svg:width="0.031cm" svg:height="0.01cm" svg:x="8.454cm" svg:y="19.653cm" svg:viewBox="0 0 32 11" draw:points="32,7 25,0 0,11">
          <text:p/>
        </draw:polygon>
        <draw:polygon draw:style-name="gr54" draw:layer="layout" svg:width="0.031cm" svg:height="0.01cm" svg:x="8.448cm" svg:y="19.648cm" svg:viewBox="0 0 32 11" draw:points="32,5 26,0 0,11">
          <text:p/>
        </draw:polygon>
        <draw:polygon draw:style-name="gr54" draw:layer="layout" svg:width="0.031cm" svg:height="0.01cm" svg:x="8.448cm" svg:y="19.653cm" svg:viewBox="0 0 32 11" draw:points="32,0 0,6 7,11">
          <text:p/>
        </draw:polygon>
        <draw:polygon draw:style-name="gr54" draw:layer="layout" svg:width="0.03cm" svg:height="0.01cm" svg:x="8.424cm" svg:y="19.658cm" svg:viewBox="0 0 31 11" draw:points="31,5 24,0 0,11">
          <text:p/>
        </draw:polygon>
        <draw:polygon draw:style-name="gr55" draw:layer="layout" svg:width="0.031cm" svg:height="0.009cm" svg:x="8.454cm" svg:y="19.659cm" svg:viewBox="0 0 32 10" draw:points="32,0 0,4 6,10">
          <text:p/>
        </draw:polygon>
        <draw:polygon draw:style-name="gr54" draw:layer="layout" svg:width="0.03cm" svg:height="0.01cm" svg:x="8.424cm" svg:y="19.663cm" svg:viewBox="0 0 31 11" draw:points="31,0 0,6 5,11">
          <text:p/>
        </draw:polygon>
        <draw:polygon draw:style-name="gr54" draw:layer="layout" svg:width="0.031cm" svg:height="0.01cm" svg:x="8.429cm" svg:y="19.663cm" svg:viewBox="0 0 32 11" draw:points="26,0 0,11 32,6">
          <text:p/>
        </draw:polygon>
        <draw:polygon draw:style-name="gr55" draw:layer="layout" svg:width="0.031cm" svg:height="0.01cm" svg:x="8.429cm" svg:y="19.668cm" svg:viewBox="0 0 32 11" draw:points="32,0 0,5 6,11">
          <text:p/>
        </draw:polygon>
        <draw:polygon draw:style-name="gr55" draw:layer="layout" svg:width="0.03cm" svg:height="0.011cm" svg:x="8.405cm" svg:y="19.673cm" svg:viewBox="0 0 31 12" draw:points="31,6 25,0 0,12">
          <text:p/>
        </draw:polygon>
        <draw:polygon draw:style-name="gr54" draw:layer="layout" svg:width="0.03cm" svg:height="0.01cm" svg:x="8.399cm" svg:y="19.668cm" svg:viewBox="0 0 31 11" draw:points="31,5 26,0 0,11">
          <text:p/>
        </draw:polygon>
        <draw:polygon draw:style-name="gr54" draw:layer="layout" svg:width="0.03cm" svg:height="0.011cm" svg:x="8.399cm" svg:y="19.673cm" svg:viewBox="0 0 31 12" draw:points="31,0 0,6 6,12">
          <text:p/>
        </draw:polygon>
        <draw:polygon draw:style-name="gr54" draw:layer="layout" svg:width="0.031cm" svg:height="0.009cm" svg:x="8.374cm" svg:y="19.678cm" svg:viewBox="0 0 32 10" draw:points="32,6 26,0 0,10">
          <text:p/>
        </draw:polygon>
        <draw:polygon draw:style-name="gr54" draw:layer="layout" svg:width="0.03cm" svg:height="0.01cm" svg:x="8.443cm" svg:y="19.643cm" svg:viewBox="0 0 31 11" draw:points="31,6 25,0 0,11">
          <text:p/>
        </draw:polygon>
        <draw:polygon draw:style-name="gr53" draw:layer="layout" svg:width="0.03cm" svg:height="0.009cm" svg:x="8.437cm" svg:y="19.638cm" svg:viewBox="0 0 31 10" draw:points="31,5 26,0 0,10">
          <text:p/>
        </draw:polygon>
        <draw:polygon draw:style-name="gr53" draw:layer="layout" svg:width="0.03cm" svg:height="0.01cm" svg:x="8.437cm" svg:y="19.643cm" svg:viewBox="0 0 31 11" draw:points="31,0 0,5 6,11">
          <text:p/>
        </draw:polygon>
        <draw:polygon draw:style-name="gr53" draw:layer="layout" svg:width="0.031cm" svg:height="0.01cm" svg:x="8.412cm" svg:y="19.647cm" svg:viewBox="0 0 32 11" draw:points="32,6 26,0 0,11">
          <text:p/>
        </draw:polygon>
        <draw:polygon draw:style-name="gr53" draw:layer="layout" svg:width="0.031cm" svg:height="0.01cm" svg:x="8.431cm" svg:y="19.632cm" svg:viewBox="0 0 32 11" draw:points="32,7 26,0 0,11">
          <text:p/>
        </draw:polygon>
        <draw:polygon draw:style-name="gr52" draw:layer="layout" svg:width="0.031cm" svg:height="0.01cm" svg:x="8.425cm" svg:y="19.627cm" svg:viewBox="0 0 32 11" draw:points="32,6 25,0 0,11">
          <text:p/>
        </draw:polygon>
        <draw:polygon draw:style-name="gr52" draw:layer="layout" svg:width="0.031cm" svg:height="0.01cm" svg:x="8.425cm" svg:y="19.632cm" svg:viewBox="0 0 32 11" draw:points="32,0 0,5 6,11">
          <text:p/>
        </draw:polygon>
        <draw:polygon draw:style-name="gr52" draw:layer="layout" svg:width="0.03cm" svg:height="0.011cm" svg:x="8.401cm" svg:y="19.637cm" svg:viewBox="0 0 31 12" draw:points="31,6 25,0 0,12">
          <text:p/>
        </draw:polygon>
        <draw:polygon draw:style-name="gr53" draw:layer="layout" svg:width="0.031cm" svg:height="0.009cm" svg:x="8.431cm" svg:y="19.638cm" svg:viewBox="0 0 32 10" draw:points="32,0 0,4 6,10">
          <text:p/>
        </draw:polygon>
        <draw:polygon draw:style-name="gr52" draw:layer="layout" svg:width="0.03cm" svg:height="0.01cm" svg:x="8.401cm" svg:y="19.642cm" svg:viewBox="0 0 31 11" draw:points="31,0 0,6 5,11">
          <text:p/>
        </draw:polygon>
        <draw:polygon draw:style-name="gr52" draw:layer="layout" svg:width="0.031cm" svg:height="0.01cm" svg:x="8.406cm" svg:y="19.642cm" svg:viewBox="0 0 32 11" draw:points="26,0 0,11 32,6">
          <text:p/>
        </draw:polygon>
        <draw:polygon draw:style-name="gr53" draw:layer="layout" svg:width="0.031cm" svg:height="0.01cm" svg:x="8.406cm" svg:y="19.647cm" svg:viewBox="0 0 32 11" draw:points="32,0 0,5 6,11">
          <text:p/>
        </draw:polygon>
        <draw:polygon draw:style-name="gr53" draw:layer="layout" svg:width="0.03cm" svg:height="0.01cm" svg:x="8.382cm" svg:y="19.652cm" svg:viewBox="0 0 31 11" draw:points="31,6 25,0 0,11">
          <text:p/>
        </draw:polygon>
        <draw:polygon draw:style-name="gr52" draw:layer="layout" svg:width="0.03cm" svg:height="0.01cm" svg:x="8.376cm" svg:y="19.647cm" svg:viewBox="0 0 31 11" draw:points="31,5 26,0 0,11">
          <text:p/>
        </draw:polygon>
        <draw:polygon draw:style-name="gr52" draw:layer="layout" svg:width="0.03cm" svg:height="0.01cm" svg:x="8.376cm" svg:y="19.652cm" svg:viewBox="0 0 31 11" draw:points="31,0 0,6 6,11">
          <text:p/>
        </draw:polygon>
        <draw:polygon draw:style-name="gr52" draw:layer="layout" svg:width="0.031cm" svg:height="0.009cm" svg:x="8.351cm" svg:y="19.657cm" svg:viewBox="0 0 32 10" draw:points="32,5 26,0 0,10">
          <text:p/>
        </draw:polygon>
        <draw:polygon draw:style-name="gr54" draw:layer="layout" svg:width="0.03cm" svg:height="0.01cm" svg:x="8.443cm" svg:y="19.648cm" svg:viewBox="0 0 31 11" draw:points="31,0 0,5 5,11">
          <text:p/>
        </draw:polygon>
        <draw:polygon draw:style-name="gr53" draw:layer="layout" svg:width="0.031cm" svg:height="0.01cm" svg:x="8.412cm" svg:y="19.653cm" svg:viewBox="0 0 32 11" draw:points="32,0 0,5 6,11">
          <text:p/>
        </draw:polygon>
        <draw:polygon draw:style-name="gr53" draw:layer="layout" svg:width="0.03cm" svg:height="0.01cm" svg:x="8.418cm" svg:y="19.653cm" svg:viewBox="0 0 31 11" draw:points="26,0 0,11 31,6">
          <text:p/>
        </draw:polygon>
        <draw:polygon draw:style-name="gr54" draw:layer="layout" svg:width="0.03cm" svg:height="0.01cm" svg:x="8.418cm" svg:y="19.658cm" svg:viewBox="0 0 31 11" draw:points="31,0 0,5 7,11">
          <text:p/>
        </draw:polygon>
        <draw:polygon draw:style-name="gr53" draw:layer="layout" svg:width="0.03cm" svg:height="0.01cm" svg:x="8.382cm" svg:y="19.657cm" svg:viewBox="0 0 31 11" draw:points="31,0 0,5 5,11">
          <text:p/>
        </draw:polygon>
        <draw:polygon draw:style-name="gr52" draw:layer="layout" svg:width="0.031cm" svg:height="0.01cm" svg:x="8.351cm" svg:y="19.662cm" svg:viewBox="0 0 32 11" draw:points="32,0 0,5 6,11">
          <text:p/>
        </draw:polygon>
        <draw:polygon draw:style-name="gr52" draw:layer="layout" svg:width="0.03cm" svg:height="0.01cm" svg:x="8.357cm" svg:y="19.662cm" svg:viewBox="0 0 31 11" draw:points="26,0 0,11 31,6">
          <text:p/>
        </draw:polygon>
        <draw:polygon draw:style-name="gr53" draw:layer="layout" svg:width="0.03cm" svg:height="0.01cm" svg:x="8.357cm" svg:y="19.667cm" svg:viewBox="0 0 31 11" draw:points="31,0 0,5 7,11">
          <text:p/>
        </draw:polygon>
        <draw:polygon draw:style-name="gr53" draw:layer="layout" svg:width="0.031cm" svg:height="0.01cm" svg:x="8.387cm" svg:y="19.657cm" svg:viewBox="0 0 32 11" draw:points="26,0 0,11 32,6">
          <text:p/>
        </draw:polygon>
        <draw:polygon draw:style-name="gr53" draw:layer="layout" svg:width="0.03cm" svg:height="0.01cm" svg:x="8.363cm" svg:y="19.667cm" svg:viewBox="0 0 31 11" draw:points="24,0 0,11 31,5">
          <text:p/>
        </draw:polygon>
        <draw:polygon draw:style-name="gr53" draw:layer="layout" svg:width="0.031cm" svg:height="0.009cm" svg:x="8.387cm" svg:y="19.663cm" svg:viewBox="0 0 32 10" draw:points="0,5 7,10 32,0">
          <text:p/>
        </draw:polygon>
        <draw:polygon draw:style-name="gr53" draw:layer="layout" svg:width="0.031cm" svg:height="0.009cm" svg:x="8.393cm" svg:y="19.663cm" svg:viewBox="0 0 32 10" draw:points="25,0 0,10 32,6">
          <text:p/>
        </draw:polygon>
        <draw:polygon draw:style-name="gr54" draw:layer="layout" svg:width="0.031cm" svg:height="0.01cm" svg:x="8.393cm" svg:y="19.668cm" svg:viewBox="0 0 32 11" draw:points="32,0 0,4 6,11">
          <text:p/>
        </draw:polygon>
        <draw:polygon draw:style-name="gr53" draw:layer="layout" svg:width="0.03cm" svg:height="0.01cm" svg:x="8.363cm" svg:y="19.672cm" svg:viewBox="0 0 31 11" draw:points="31,0 0,6 5,11">
          <text:p/>
        </draw:polygon>
        <draw:polygon draw:style-name="gr53" draw:layer="layout" svg:width="0.031cm" svg:height="0.01cm" svg:x="8.368cm" svg:y="19.672cm" svg:viewBox="0 0 32 11" draw:points="26,0 0,11 32,7">
          <text:p/>
        </draw:polygon>
        <draw:polygon draw:style-name="gr54" draw:layer="layout" svg:width="0.031cm" svg:height="0.009cm" svg:x="8.368cm" svg:y="19.678cm" svg:viewBox="0 0 32 10" draw:points="32,0 0,4 6,10">
          <text:p/>
        </draw:polygon>
        <draw:polygon draw:style-name="gr54" draw:layer="layout" svg:width="0.03cm" svg:height="0.011cm" svg:x="8.344cm" svg:y="19.682cm" svg:viewBox="0 0 31 12" draw:points="31,6 25,0 0,12">
          <text:p/>
        </draw:polygon>
        <draw:polygon draw:style-name="gr53" draw:layer="layout" svg:width="0.03cm" svg:height="0.01cm" svg:x="8.338cm" svg:y="19.677cm" svg:viewBox="0 0 31 11" draw:points="31,5 26,0 0,11">
          <text:p/>
        </draw:polygon>
        <draw:polygon draw:style-name="gr53" draw:layer="layout" svg:width="0.03cm" svg:height="0.011cm" svg:x="8.338cm" svg:y="19.682cm" svg:viewBox="0 0 31 12" draw:points="31,0 0,6 6,12">
          <text:p/>
        </draw:polygon>
        <draw:polygon draw:style-name="gr53" draw:layer="layout" svg:width="0.031cm" svg:height="0.009cm" svg:x="8.313cm" svg:y="19.687cm" svg:viewBox="0 0 32 10" draw:points="32,6 26,0 0,10">
          <text:p/>
        </draw:polygon>
        <draw:polygon draw:style-name="gr53" draw:layer="layout" svg:width="0.031cm" svg:height="0.009cm" svg:x="8.332cm" svg:y="19.672cm" svg:viewBox="0 0 32 10" draw:points="32,6 25,0 0,10">
          <text:p/>
        </draw:polygon>
        <draw:polygon draw:style-name="gr52" draw:layer="layout" svg:width="0.031cm" svg:height="0.01cm" svg:x="8.326cm" svg:y="19.666cm" svg:viewBox="0 0 32 11" draw:points="32,6 26,0 0,11">
          <text:p/>
        </draw:polygon>
        <draw:polygon draw:style-name="gr52" draw:layer="layout" svg:width="0.031cm" svg:height="0.009cm" svg:x="8.326cm" svg:y="19.672cm" svg:viewBox="0 0 32 10" draw:points="32,0 0,5 7,10">
          <text:p/>
        </draw:polygon>
        <draw:polygon draw:style-name="gr52" draw:layer="layout" svg:width="0.03cm" svg:height="0.01cm" svg:x="8.302cm" svg:y="19.676cm" svg:viewBox="0 0 31 11" draw:points="31,5 24,0 0,11">
          <text:p/>
        </draw:polygon>
        <draw:polygon draw:style-name="gr53" draw:layer="layout" svg:width="0.031cm" svg:height="0.01cm" svg:x="8.332cm" svg:y="19.677cm" svg:viewBox="0 0 32 11" draw:points="32,0 0,4 6,11">
          <text:p/>
        </draw:polygon>
        <draw:polygon draw:style-name="gr52" draw:layer="layout" svg:width="0.03cm" svg:height="0.01cm" svg:x="8.302cm" svg:y="19.681cm" svg:viewBox="0 0 31 11" draw:points="31,0 0,6 5,11">
          <text:p/>
        </draw:polygon>
        <draw:polygon draw:style-name="gr52" draw:layer="layout" svg:width="0.031cm" svg:height="0.01cm" svg:x="8.307cm" svg:y="19.681cm" svg:viewBox="0 0 32 11" draw:points="26,0 0,11 32,7">
          <text:p/>
        </draw:polygon>
        <draw:polygon draw:style-name="gr53" draw:layer="layout" svg:width="0.031cm" svg:height="0.009cm" svg:x="8.307cm" svg:y="19.687cm" svg:viewBox="0 0 32 10" draw:points="32,0 0,4 6,10">
          <text:p/>
        </draw:polygon>
        <draw:polygon draw:style-name="gr53" draw:layer="layout" svg:width="0.03cm" svg:height="0.011cm" svg:x="8.283cm" svg:y="19.691cm" svg:viewBox="0 0 31 12" draw:points="31,6 25,0 0,12">
          <text:p/>
        </draw:polygon>
        <draw:polygon draw:style-name="gr52" draw:layer="layout" svg:width="0.03cm" svg:height="0.01cm" svg:x="8.277cm" svg:y="19.686cm" svg:viewBox="0 0 31 11" draw:points="31,5 26,0 0,11">
          <text:p/>
        </draw:polygon>
        <draw:polygon draw:style-name="gr52" draw:layer="layout" svg:width="0.03cm" svg:height="0.011cm" svg:x="8.277cm" svg:y="19.691cm" svg:viewBox="0 0 31 12" draw:points="31,0 0,6 6,12">
          <text:p/>
        </draw:polygon>
        <draw:polygon draw:style-name="gr52" draw:layer="layout" svg:width="0.031cm" svg:height="0.009cm" svg:x="8.252cm" svg:y="19.696cm" svg:viewBox="0 0 32 10" draw:points="32,6 26,0 0,10">
          <text:p/>
        </draw:polygon>
        <draw:polygon draw:style-name="gr52" draw:layer="layout" svg:width="0.03cm" svg:height="0.01cm" svg:x="8.42cm" svg:y="19.622cm" svg:viewBox="0 0 31 11" draw:points="31,5 25,0 0,11">
          <text:p/>
        </draw:polygon>
        <draw:polygon draw:style-name="gr35" draw:layer="layout" svg:width="0.03cm" svg:height="0.009cm" svg:x="8.414cm" svg:y="19.617cm" svg:viewBox="0 0 31 10" draw:points="31,6 26,0 0,10">
          <text:p/>
        </draw:polygon>
        <draw:polygon draw:style-name="gr35" draw:layer="layout" svg:width="0.03cm" svg:height="0.01cm" svg:x="8.414cm" svg:y="19.622cm" svg:viewBox="0 0 31 11" draw:points="31,0 0,4 6,11">
          <text:p/>
        </draw:polygon>
        <draw:polygon draw:style-name="gr35" draw:layer="layout" svg:width="0.031cm" svg:height="0.01cm" svg:x="8.389cm" svg:y="19.626cm" svg:viewBox="0 0 32 11" draw:points="32,7 26,0 0,11">
          <text:p/>
        </draw:polygon>
        <draw:polygon draw:style-name="gr51" draw:layer="layout" svg:width="0.031cm" svg:height="0.01cm" svg:x="8.408cm" svg:y="19.611cm" svg:viewBox="0 0 32 11" draw:points="32,6 26,0 0,11">
          <text:p/>
        </draw:polygon>
        <draw:polygon draw:style-name="gr51" draw:layer="layout" svg:width="0.03cm" svg:height="0.01cm" svg:x="8.403cm" svg:y="19.606cm" svg:viewBox="0 0 31 11" draw:points="31,6 25,0 0,11">
          <text:p/>
        </draw:polygon>
        <draw:polygon draw:style-name="gr51" draw:layer="layout" svg:width="0.03cm" svg:height="0.01cm" svg:x="8.403cm" svg:y="19.611cm" svg:viewBox="0 0 31 11" draw:points="31,0 0,5 5,11">
          <text:p/>
        </draw:polygon>
        <draw:polygon draw:style-name="gr51" draw:layer="layout" svg:width="0.03cm" svg:height="0.01cm" svg:x="8.378cm" svg:y="19.616cm" svg:viewBox="0 0 31 11" draw:points="31,6 26,0 0,11">
          <text:p/>
        </draw:polygon>
        <draw:polygon draw:style-name="gr51" draw:layer="layout" svg:width="0.031cm" svg:height="0.009cm" svg:x="8.408cm" svg:y="19.617cm" svg:viewBox="0 0 32 10" draw:points="32,0 0,5 6,10">
          <text:p/>
        </draw:polygon>
        <draw:polygon draw:style-name="gr51" draw:layer="layout" svg:width="0.03cm" svg:height="0.01cm" svg:x="8.378cm" svg:y="19.621cm" svg:viewBox="0 0 31 11" draw:points="31,0 0,5 6,11">
          <text:p/>
        </draw:polygon>
        <draw:polygon draw:style-name="gr51" draw:layer="layout" svg:width="0.03cm" svg:height="0.01cm" svg:x="8.384cm" svg:y="19.621cm" svg:viewBox="0 0 31 11" draw:points="25,0 0,11 31,5">
          <text:p/>
        </draw:polygon>
        <draw:polygon draw:style-name="gr51" draw:layer="layout" svg:width="0.03cm" svg:height="0.01cm" svg:x="8.384cm" svg:y="19.626cm" svg:viewBox="0 0 31 11" draw:points="31,0 0,6 5,11">
          <text:p/>
        </draw:polygon>
        <draw:polygon draw:style-name="gr51" draw:layer="layout" svg:width="0.03cm" svg:height="0.01cm" svg:x="8.359cm" svg:y="19.631cm" svg:viewBox="0 0 31 11" draw:points="31,5 26,0 0,11">
          <text:p/>
        </draw:polygon>
        <draw:polygon draw:style-name="gr51" draw:layer="layout" svg:width="0.031cm" svg:height="0.01cm" svg:x="8.353cm" svg:y="19.626cm" svg:viewBox="0 0 32 11" draw:points="32,6 26,0 0,11">
          <text:p/>
        </draw:polygon>
        <draw:polygon draw:style-name="gr51" draw:layer="layout" svg:width="0.031cm" svg:height="0.01cm" svg:x="8.353cm" svg:y="19.631cm" svg:viewBox="0 0 32 11" draw:points="32,0 0,5 6,11">
          <text:p/>
        </draw:polygon>
        <draw:polygon draw:style-name="gr51" draw:layer="layout" svg:width="0.031cm" svg:height="0.009cm" svg:x="8.328cm" svg:y="19.636cm" svg:viewBox="0 0 32 10" draw:points="32,6 26,0 0,10">
          <text:p/>
        </draw:polygon>
        <draw:polygon draw:style-name="gr50" draw:layer="layout" svg:width="0.03cm" svg:height="0.011cm" svg:x="8.397cm" svg:y="19.601cm" svg:viewBox="0 0 31 12" draw:points="31,6 26,0 0,12">
          <text:p/>
        </draw:polygon>
        <draw:polygon draw:style-name="gr50" draw:layer="layout" svg:width="0.032cm" svg:height="0.009cm" svg:x="8.391cm" svg:y="19.596cm" svg:viewBox="0 0 33 10" draw:points="33,5 26,0 0,10">
          <text:p/>
        </draw:polygon>
        <draw:polygon draw:style-name="gr50" draw:layer="layout" svg:width="0.032cm" svg:height="0.011cm" svg:x="8.391cm" svg:y="19.601cm" svg:viewBox="0 0 33 12" draw:points="33,0 0,5 7,12">
          <text:p/>
        </draw:polygon>
        <draw:polygon draw:style-name="gr50" draw:layer="layout" svg:width="0.031cm" svg:height="0.01cm" svg:x="8.366cm" svg:y="19.605cm" svg:viewBox="0 0 32 11" draw:points="32,7 25,0 0,11">
          <text:p/>
        </draw:polygon>
        <draw:polygon draw:style-name="gr49" draw:layer="layout" svg:width="0.031cm" svg:height="0.01cm" svg:x="8.385cm" svg:y="19.59cm" svg:viewBox="0 0 32 11" draw:points="32,7 26,0 0,11">
          <text:p/>
        </draw:polygon>
        <draw:polygon draw:style-name="gr49" draw:layer="layout" svg:width="0.03cm" svg:height="0.01cm" svg:x="8.38cm" svg:y="19.585cm" svg:viewBox="0 0 31 11" draw:points="31,5 25,0 0,11">
          <text:p/>
        </draw:polygon>
        <draw:polygon draw:style-name="gr49" draw:layer="layout" svg:width="0.03cm" svg:height="0.01cm" svg:x="8.38cm" svg:y="19.59cm" svg:viewBox="0 0 31 11" draw:points="31,0 0,6 5,11">
          <text:p/>
        </draw:polygon>
        <draw:polygon draw:style-name="gr49" draw:layer="layout" svg:width="0.03cm" svg:height="0.01cm" svg:x="8.355cm" svg:y="19.595cm" svg:viewBox="0 0 31 11" draw:points="31,5 26,0 0,11">
          <text:p/>
        </draw:polygon>
        <draw:polygon draw:style-name="gr49" draw:layer="layout" svg:width="0.031cm" svg:height="0.009cm" svg:x="8.385cm" svg:y="19.596cm" svg:viewBox="0 0 32 10" draw:points="32,0 0,4 6,10">
          <text:p/>
        </draw:polygon>
        <draw:polygon draw:style-name="gr49" draw:layer="layout" svg:width="0.03cm" svg:height="0.01cm" svg:x="8.355cm" svg:y="19.6cm" svg:viewBox="0 0 31 11" draw:points="31,0 0,6 6,11">
          <text:p/>
        </draw:polygon>
        <draw:polygon draw:style-name="gr49" draw:layer="layout" svg:width="0.03cm" svg:height="0.01cm" svg:x="8.361cm" svg:y="19.6cm" svg:viewBox="0 0 31 11" draw:points="25,0 0,11 31,6">
          <text:p/>
        </draw:polygon>
        <draw:polygon draw:style-name="gr49" draw:layer="layout" svg:width="0.03cm" svg:height="0.01cm" svg:x="8.361cm" svg:y="19.605cm" svg:viewBox="0 0 31 11" draw:points="31,0 0,5 6,11">
          <text:p/>
        </draw:polygon>
        <draw:polygon draw:style-name="gr49" draw:layer="layout" svg:width="0.03cm" svg:height="0.011cm" svg:x="8.336cm" svg:y="19.61cm" svg:viewBox="0 0 31 12" draw:points="31,6 25,0 0,12">
          <text:p/>
        </draw:polygon>
        <draw:polygon draw:style-name="gr49" draw:layer="layout" svg:width="0.031cm" svg:height="0.01cm" svg:x="8.33cm" svg:y="19.605cm" svg:viewBox="0 0 32 11" draw:points="32,5 26,0 0,11">
          <text:p/>
        </draw:polygon>
        <draw:polygon draw:style-name="gr49" draw:layer="layout" svg:width="0.031cm" svg:height="0.011cm" svg:x="8.33cm" svg:y="19.61cm" svg:viewBox="0 0 32 12" draw:points="32,0 0,6 7,12">
          <text:p/>
        </draw:polygon>
        <draw:polygon draw:style-name="gr49" draw:layer="layout" svg:width="0.031cm" svg:height="0.009cm" svg:x="8.305cm" svg:y="19.615cm" svg:viewBox="0 0 32 10" draw:points="32,6 25,0 0,10">
          <text:p/>
        </draw:polygon>
        <draw:polygon draw:style-name="gr50" draw:layer="layout" svg:width="0.03cm" svg:height="0.01cm" svg:x="8.397cm" svg:y="19.606cm" svg:viewBox="0 0 31 11" draw:points="31,0 0,6 6,11">
          <text:p/>
        </draw:polygon>
        <draw:polygon draw:style-name="gr50" draw:layer="layout" svg:width="0.031cm" svg:height="0.01cm" svg:x="8.366cm" svg:y="19.611cm" svg:viewBox="0 0 32 11" draw:points="32,0 0,4 6,11">
          <text:p/>
        </draw:polygon>
        <draw:polygon draw:style-name="gr50" draw:layer="layout" svg:width="0.031cm" svg:height="0.01cm" svg:x="8.372cm" svg:y="19.611cm" svg:viewBox="0 0 32 11" draw:points="26,0 0,11 32,5">
          <text:p/>
        </draw:polygon>
        <draw:polygon draw:style-name="gr50" draw:layer="layout" svg:width="0.031cm" svg:height="0.01cm" svg:x="8.372cm" svg:y="19.616cm" svg:viewBox="0 0 32 11" draw:points="32,0 0,6 6,11">
          <text:p/>
        </draw:polygon>
        <draw:polygon draw:style-name="gr49" draw:layer="layout" svg:width="0.03cm" svg:height="0.01cm" svg:x="8.336cm" svg:y="19.615cm" svg:viewBox="0 0 31 11" draw:points="31,0 0,6 6,11">
          <text:p/>
        </draw:polygon>
        <draw:polygon draw:style-name="gr49" draw:layer="layout" svg:width="0.031cm" svg:height="0.01cm" svg:x="8.305cm" svg:y="19.62cm" svg:viewBox="0 0 32 11" draw:points="32,0 0,4 6,11">
          <text:p/>
        </draw:polygon>
        <draw:polygon draw:style-name="gr49" draw:layer="layout" svg:width="0.031cm" svg:height="0.01cm" svg:x="8.311cm" svg:y="19.62cm" svg:viewBox="0 0 32 11" draw:points="26,0 0,11 32,5">
          <text:p/>
        </draw:polygon>
        <draw:polygon draw:style-name="gr49" draw:layer="layout" svg:width="0.031cm" svg:height="0.01cm" svg:x="8.311cm" svg:y="19.625cm" svg:viewBox="0 0 32 11" draw:points="32,0 0,6 6,11">
          <text:p/>
        </draw:polygon>
        <draw:polygon draw:style-name="gr49" draw:layer="layout" svg:width="0.03cm" svg:height="0.01cm" svg:x="8.342cm" svg:y="19.615cm" svg:viewBox="0 0 31 11" draw:points="25,0 0,11 31,7">
          <text:p/>
        </draw:polygon>
        <draw:polygon draw:style-name="gr49" draw:layer="layout" svg:width="0.03cm" svg:height="0.01cm" svg:x="8.317cm" svg:y="19.625cm" svg:viewBox="0 0 31 11" draw:points="26,0 0,11 31,6">
          <text:p/>
        </draw:polygon>
        <draw:polygon draw:style-name="gr49" draw:layer="layout" svg:width="0.03cm" svg:height="0.009cm" svg:x="8.342cm" svg:y="19.621cm" svg:viewBox="0 0 31 10" draw:points="0,4 5,10 31,0">
          <text:p/>
        </draw:polygon>
        <draw:polygon draw:style-name="gr50" draw:layer="layout" svg:width="0.031cm" svg:height="0.009cm" svg:x="8.347cm" svg:y="19.621cm" svg:viewBox="0 0 32 10" draw:points="26,0 0,10 32,5">
          <text:p/>
        </draw:polygon>
        <draw:polygon draw:style-name="gr50" draw:layer="layout" svg:width="0.031cm" svg:height="0.01cm" svg:x="8.347cm" svg:y="19.626cm" svg:viewBox="0 0 32 11" draw:points="32,0 0,5 6,11">
          <text:p/>
        </draw:polygon>
        <draw:polygon draw:style-name="gr50" draw:layer="layout" svg:width="0.03cm" svg:height="0.01cm" svg:x="8.317cm" svg:y="19.63cm" svg:viewBox="0 0 31 11" draw:points="31,0 0,5 6,11">
          <text:p/>
        </draw:polygon>
        <draw:polygon draw:style-name="gr50" draw:layer="layout" svg:width="0.03cm" svg:height="0.01cm" svg:x="8.323cm" svg:y="19.63cm" svg:viewBox="0 0 31 11" draw:points="25,0 0,11 31,6">
          <text:p/>
        </draw:polygon>
        <draw:polygon draw:style-name="gr50" draw:layer="layout" svg:width="0.03cm" svg:height="0.009cm" svg:x="8.323cm" svg:y="19.636cm" svg:viewBox="0 0 31 10" draw:points="31,0 0,5 5,10">
          <text:p/>
        </draw:polygon>
        <draw:polygon draw:style-name="gr50" draw:layer="layout" svg:width="0.03cm" svg:height="0.01cm" svg:x="8.298cm" svg:y="19.64cm" svg:viewBox="0 0 31 11" draw:points="31,5 26,0 0,11">
          <text:p/>
        </draw:polygon>
        <draw:polygon draw:style-name="gr50" draw:layer="layout" svg:width="0.031cm" svg:height="0.01cm" svg:x="8.292cm" svg:y="19.635cm" svg:viewBox="0 0 32 11" draw:points="32,6 26,0 0,11">
          <text:p/>
        </draw:polygon>
        <draw:polygon draw:style-name="gr50" draw:layer="layout" svg:width="0.031cm" svg:height="0.01cm" svg:x="8.292cm" svg:y="19.64cm" svg:viewBox="0 0 32 11" draw:points="32,0 0,5 6,11">
          <text:p/>
        </draw:polygon>
        <draw:polygon draw:style-name="gr50" draw:layer="layout" svg:width="0.031cm" svg:height="0.009cm" svg:x="8.267cm" svg:y="19.645cm" svg:viewBox="0 0 32 10" draw:points="32,6 26,0 0,10">
          <text:p/>
        </draw:polygon>
        <draw:polygon draw:style-name="gr49" draw:layer="layout" svg:width="0.031cm" svg:height="0.009cm" svg:x="8.286cm" svg:y="19.63cm" svg:viewBox="0 0 32 10" draw:points="32,5 26,0 0,10">
          <text:p/>
        </draw:polygon>
        <draw:polygon draw:style-name="gr49" draw:layer="layout" svg:width="0.03cm" svg:height="0.01cm" svg:x="8.281cm" svg:y="19.624cm" svg:viewBox="0 0 31 11" draw:points="31,7 25,0 0,11">
          <text:p/>
        </draw:polygon>
        <draw:polygon draw:style-name="gr49" draw:layer="layout" svg:width="0.03cm" svg:height="0.009cm" svg:x="8.281cm" svg:y="19.63cm" svg:viewBox="0 0 31 10" draw:points="31,0 0,4 5,10">
          <text:p/>
        </draw:polygon>
        <draw:polygon draw:style-name="gr49" draw:layer="layout" svg:width="0.03cm" svg:height="0.01cm" svg:x="8.256cm" svg:y="19.634cm" svg:viewBox="0 0 31 11" draw:points="31,6 26,0 0,11">
          <text:p/>
        </draw:polygon>
        <draw:polygon draw:style-name="gr49" draw:layer="layout" svg:width="0.031cm" svg:height="0.01cm" svg:x="8.286cm" svg:y="19.635cm" svg:viewBox="0 0 32 11" draw:points="32,0 0,5 6,11">
          <text:p/>
        </draw:polygon>
        <draw:polygon draw:style-name="gr49" draw:layer="layout" svg:width="0.03cm" svg:height="0.01cm" svg:x="8.256cm" svg:y="19.639cm" svg:viewBox="0 0 31 11" draw:points="31,0 0,5 6,11">
          <text:p/>
        </draw:polygon>
        <draw:polygon draw:style-name="gr49" draw:layer="layout" svg:width="0.03cm" svg:height="0.01cm" svg:x="8.262cm" svg:y="19.639cm" svg:viewBox="0 0 31 11" draw:points="25,0 0,11 31,6">
          <text:p/>
        </draw:polygon>
        <draw:polygon draw:style-name="gr49" draw:layer="layout" svg:width="0.03cm" svg:height="0.009cm" svg:x="8.262cm" svg:y="19.645cm" svg:viewBox="0 0 31 10" draw:points="31,0 0,5 5,10">
          <text:p/>
        </draw:polygon>
        <draw:polygon draw:style-name="gr49" draw:layer="layout" svg:width="0.03cm" svg:height="0.01cm" svg:x="8.237cm" svg:y="19.649cm" svg:viewBox="0 0 31 11" draw:points="31,5 26,0 0,11">
          <text:p/>
        </draw:polygon>
        <draw:polygon draw:style-name="gr49" draw:layer="layout" svg:width="0.031cm" svg:height="0.01cm" svg:x="8.231cm" svg:y="19.644cm" svg:viewBox="0 0 32 11" draw:points="32,6 26,0 0,11">
          <text:p/>
        </draw:polygon>
        <draw:polygon draw:style-name="gr49" draw:layer="layout" svg:width="0.031cm" svg:height="0.01cm" svg:x="8.231cm" svg:y="19.649cm" svg:viewBox="0 0 32 11" draw:points="32,0 0,5 6,11">
          <text:p/>
        </draw:polygon>
        <draw:polygon draw:style-name="gr49" draw:layer="layout" svg:width="0.031cm" svg:height="0.01cm" svg:x="8.206cm" svg:y="19.654cm" svg:viewBox="0 0 32 11" draw:points="32,6 26,0 0,11">
          <text:p/>
        </draw:polygon>
        <draw:polygon draw:style-name="gr52" draw:layer="layout" svg:width="0.03cm" svg:height="0.01cm" svg:x="8.42cm" svg:y="19.627cm" svg:viewBox="0 0 31 11" draw:points="31,0 0,6 6,11">
          <text:p/>
        </draw:polygon>
        <draw:polygon draw:style-name="gr35" draw:layer="layout" svg:width="0.031cm" svg:height="0.01cm" svg:x="8.389cm" svg:y="19.632cm" svg:viewBox="0 0 32 11" draw:points="32,0 0,4 7,11">
          <text:p/>
        </draw:polygon>
        <draw:polygon draw:style-name="gr35" draw:layer="layout" svg:width="0.03cm" svg:height="0.01cm" svg:x="8.395cm" svg:y="19.632cm" svg:viewBox="0 0 31 11" draw:points="25,0 0,11 31,5">
          <text:p/>
        </draw:polygon>
        <draw:polygon draw:style-name="gr52" draw:layer="layout" svg:width="0.03cm" svg:height="0.011cm" svg:x="8.395cm" svg:y="19.637cm" svg:viewBox="0 0 31 12" draw:points="31,0 0,6 6,12">
          <text:p/>
        </draw:polygon>
        <draw:polygon draw:style-name="gr51" draw:layer="layout" svg:width="0.03cm" svg:height="0.01cm" svg:x="8.359cm" svg:y="19.636cm" svg:viewBox="0 0 31 11" draw:points="31,0 0,6 6,11">
          <text:p/>
        </draw:polygon>
        <draw:polygon draw:style-name="gr51" draw:layer="layout" svg:width="0.031cm" svg:height="0.01cm" svg:x="8.328cm" svg:y="19.641cm" svg:viewBox="0 0 32 11" draw:points="32,0 0,4 7,11">
          <text:p/>
        </draw:polygon>
        <draw:polygon draw:style-name="gr51" draw:layer="layout" svg:width="0.03cm" svg:height="0.01cm" svg:x="8.334cm" svg:y="19.641cm" svg:viewBox="0 0 31 11" draw:points="25,0 0,11 31,5">
          <text:p/>
        </draw:polygon>
        <draw:polygon draw:style-name="gr51" draw:layer="layout" svg:width="0.03cm" svg:height="0.011cm" svg:x="8.334cm" svg:y="19.646cm" svg:viewBox="0 0 31 12" draw:points="31,0 0,6 6,12">
          <text:p/>
        </draw:polygon>
        <draw:polygon draw:style-name="gr51" draw:layer="layout" svg:width="0.031cm" svg:height="0.01cm" svg:x="8.364cm" svg:y="19.636cm" svg:viewBox="0 0 32 11" draw:points="25,0 0,11 32,7">
          <text:p/>
        </draw:polygon>
        <draw:polygon draw:style-name="gr51" draw:layer="layout" svg:width="0.03cm" svg:height="0.011cm" svg:x="8.34cm" svg:y="19.646cm" svg:viewBox="0 0 31 12" draw:points="25,0 0,12 31,6">
          <text:p/>
        </draw:polygon>
        <draw:polygon draw:style-name="gr51" draw:layer="layout" svg:width="0.031cm" svg:height="0.009cm" svg:x="8.364cm" svg:y="19.642cm" svg:viewBox="0 0 32 10" draw:points="0,4 6,10 32,0">
          <text:p/>
        </draw:polygon>
        <draw:polygon draw:style-name="gr35" draw:layer="layout" svg:width="0.031cm" svg:height="0.009cm" svg:x="8.37cm" svg:y="19.642cm" svg:viewBox="0 0 32 10" draw:points="26,0 0,10 32,6">
          <text:p/>
        </draw:polygon>
        <draw:polygon draw:style-name="gr52" draw:layer="layout" svg:width="0.031cm" svg:height="0.01cm" svg:x="8.37cm" svg:y="19.647cm" svg:viewBox="0 0 32 11" draw:points="32,0 0,4 6,11">
          <text:p/>
        </draw:polygon>
        <draw:polygon draw:style-name="gr35" draw:layer="layout" svg:width="0.03cm" svg:height="0.01cm" svg:x="8.34cm" svg:y="19.651cm" svg:viewBox="0 0 31 11" draw:points="31,0 0,6 5,11">
          <text:p/>
        </draw:polygon>
        <draw:polygon draw:style-name="gr35" draw:layer="layout" svg:width="0.031cm" svg:height="0.01cm" svg:x="8.345cm" svg:y="19.651cm" svg:viewBox="0 0 32 11" draw:points="26,0 0,11 32,7">
          <text:p/>
        </draw:polygon>
        <draw:polygon draw:style-name="gr52" draw:layer="layout" svg:width="0.031cm" svg:height="0.009cm" svg:x="8.345cm" svg:y="19.657cm" svg:viewBox="0 0 32 10" draw:points="32,0 0,4 6,10">
          <text:p/>
        </draw:polygon>
        <draw:polygon draw:style-name="gr50" draw:layer="layout" svg:width="0.03cm" svg:height="0.01cm" svg:x="8.298cm" svg:y="19.645cm" svg:viewBox="0 0 31 11" draw:points="31,0 0,6 7,11">
          <text:p/>
        </draw:polygon>
        <draw:polygon draw:style-name="gr50" draw:layer="layout" svg:width="0.031cm" svg:height="0.01cm" svg:x="8.267cm" svg:y="19.65cm" svg:viewBox="0 0 32 11" draw:points="32,0 0,4 7,11">
          <text:p/>
        </draw:polygon>
        <draw:polygon draw:style-name="gr50" draw:layer="layout" svg:width="0.031cm" svg:height="0.01cm" svg:x="8.273cm" svg:y="19.65cm" svg:viewBox="0 0 32 11" draw:points="25,0 0,11 32,5">
          <text:p/>
        </draw:polygon>
        <draw:polygon draw:style-name="gr50" draw:layer="layout" svg:width="0.031cm" svg:height="0.011cm" svg:x="8.273cm" svg:y="19.655cm" svg:viewBox="0 0 32 12" draw:points="32,0 0,6 6,12">
          <text:p/>
        </draw:polygon>
        <draw:polygon draw:style-name="gr49" draw:layer="layout" svg:width="0.03cm" svg:height="0.01cm" svg:x="8.237cm" svg:y="19.654cm" svg:viewBox="0 0 31 11" draw:points="31,0 0,6 7,11">
          <text:p/>
        </draw:polygon>
        <draw:polygon draw:style-name="gr49" draw:layer="layout" svg:width="0.031cm" svg:height="0.01cm" svg:x="8.206cm" svg:y="19.659cm" svg:viewBox="0 0 32 11" draw:points="32,0 0,5 7,11">
          <text:p/>
        </draw:polygon>
        <draw:polygon draw:style-name="gr49" draw:layer="layout" svg:width="0.031cm" svg:height="0.01cm" svg:x="8.212cm" svg:y="19.659cm" svg:viewBox="0 0 32 11" draw:points="25,0 0,11 32,5">
          <text:p/>
        </draw:polygon>
        <draw:polygon draw:style-name="gr49" draw:layer="layout" svg:width="0.031cm" svg:height="0.011cm" svg:x="8.212cm" svg:y="19.664cm" svg:viewBox="0 0 32 12" draw:points="32,0 0,6 6,12">
          <text:p/>
        </draw:polygon>
        <draw:polygon draw:style-name="gr49" draw:layer="layout" svg:width="0.03cm" svg:height="0.01cm" svg:x="8.243cm" svg:y="19.654cm" svg:viewBox="0 0 31 11" draw:points="24,0 0,11 31,7">
          <text:p/>
        </draw:polygon>
        <draw:polygon draw:style-name="gr49" draw:layer="layout" svg:width="0.03cm" svg:height="0.011cm" svg:x="8.218cm" svg:y="19.664cm" svg:viewBox="0 0 31 12" draw:points="26,0 0,12 31,6">
          <text:p/>
        </draw:polygon>
        <draw:polygon draw:style-name="gr49" draw:layer="layout" svg:width="0.03cm" svg:height="0.009cm" svg:x="8.243cm" svg:y="19.66cm" svg:viewBox="0 0 31 10" draw:points="0,4 5,10 31,0">
          <text:p/>
        </draw:polygon>
        <draw:polygon draw:style-name="gr50" draw:layer="layout" svg:width="0.031cm" svg:height="0.009cm" svg:x="8.248cm" svg:y="19.66cm" svg:viewBox="0 0 32 10" draw:points="26,0 0,10 32,6">
          <text:p/>
        </draw:polygon>
        <draw:polygon draw:style-name="gr50" draw:layer="layout" svg:width="0.031cm" svg:height="0.01cm" svg:x="8.248cm" svg:y="19.665cm" svg:viewBox="0 0 32 11" draw:points="32,0 0,4 6,11">
          <text:p/>
        </draw:polygon>
        <draw:polygon draw:style-name="gr50" draw:layer="layout" svg:width="0.03cm" svg:height="0.01cm" svg:x="8.218cm" svg:y="19.669cm" svg:viewBox="0 0 31 11" draw:points="31,0 0,6 6,11">
          <text:p/>
        </draw:polygon>
        <draw:polygon draw:style-name="gr50" draw:layer="layout" svg:width="0.03cm" svg:height="0.01cm" svg:x="8.224cm" svg:y="19.669cm" svg:viewBox="0 0 31 11" draw:points="25,0 0,11 31,7">
          <text:p/>
        </draw:polygon>
        <draw:polygon draw:style-name="gr50" draw:layer="layout" svg:width="0.03cm" svg:height="0.01cm" svg:x="8.224cm" svg:y="19.675cm" svg:viewBox="0 0 31 11" draw:points="31,0 0,4 5,11">
          <text:p/>
        </draw:polygon>
        <draw:polygon draw:style-name="gr50" draw:layer="layout" svg:width="0.03cm" svg:height="0.01cm" svg:x="8.304cm" svg:y="19.645cm" svg:viewBox="0 0 31 11" draw:points="24,0 0,11 31,7">
          <text:p/>
        </draw:polygon>
        <draw:polygon draw:style-name="gr50" draw:layer="layout" svg:width="0.03cm" svg:height="0.011cm" svg:x="8.279cm" svg:y="19.655cm" svg:viewBox="0 0 31 12" draw:points="26,0 0,12 31,6">
          <text:p/>
        </draw:polygon>
        <draw:polygon draw:style-name="gr50" draw:layer="layout" svg:width="0.03cm" svg:height="0.009cm" svg:x="8.304cm" svg:y="19.651cm" svg:viewBox="0 0 31 10" draw:points="0,4 5,10 31,0">
          <text:p/>
        </draw:polygon>
        <draw:polygon draw:style-name="gr51" draw:layer="layout" svg:width="0.031cm" svg:height="0.009cm" svg:x="8.309cm" svg:y="19.651cm" svg:viewBox="0 0 32 10" draw:points="26,0 0,10 32,6">
          <text:p/>
        </draw:polygon>
        <draw:polygon draw:style-name="gr50" draw:layer="layout" svg:width="0.031cm" svg:height="0.01cm" svg:x="8.254cm" svg:y="19.665cm" svg:viewBox="0 0 32 11" draw:points="26,0 0,11 32,5">
          <text:p/>
        </draw:polygon>
        <draw:polygon draw:style-name="gr50" draw:layer="layout" svg:width="0.031cm" svg:height="0.01cm" svg:x="8.229cm" svg:y="19.675cm" svg:viewBox="0 0 32 11" draw:points="26,0 0,11 32,5">
          <text:p/>
        </draw:polygon>
        <draw:polygon draw:style-name="gr50" draw:layer="layout" svg:width="0.031cm" svg:height="0.01cm" svg:x="8.254cm" svg:y="19.67cm" svg:viewBox="0 0 32 11" draw:points="0,6 6,11 32,0">
          <text:p/>
        </draw:polygon>
        <draw:polygon draw:style-name="gr51" draw:layer="layout" svg:width="0.03cm" svg:height="0.01cm" svg:x="8.26cm" svg:y="19.67cm" svg:viewBox="0 0 31 11" draw:points="26,0 0,11 31,6">
          <text:p/>
        </draw:polygon>
        <draw:polygon draw:style-name="gr50" draw:layer="layout" svg:width="0.03cm" svg:height="0.01cm" svg:x="8.279cm" svg:y="19.66cm" svg:viewBox="0 0 31 11" draw:points="0,6 6,11 31,0">
          <text:p/>
        </draw:polygon>
        <draw:polygon draw:style-name="gr51" draw:layer="layout" svg:width="0.03cm" svg:height="0.009cm" svg:x="8.285cm" svg:y="19.666cm" svg:viewBox="0 0 31 10" draw:points="0,4 5,10 31,0">
          <text:p/>
        </draw:polygon>
        <draw:polygon draw:style-name="gr51" draw:layer="layout" svg:width="0.03cm" svg:height="0.01cm" svg:x="8.285cm" svg:y="19.66cm" svg:viewBox="0 0 31 11" draw:points="0,11 31,7 25,0">
          <text:p/>
        </draw:polygon>
        <draw:polygon draw:style-name="gr51" draw:layer="layout" svg:width="0.031cm" svg:height="0.01cm" svg:x="8.309cm" svg:y="19.656cm" svg:viewBox="0 0 32 11" draw:points="0,4 6,11 32,0">
          <text:p/>
        </draw:polygon>
        <draw:polygon draw:style-name="gr51" draw:layer="layout" svg:width="0.03cm" svg:height="0.01cm" svg:x="8.315cm" svg:y="19.656cm" svg:viewBox="0 0 31 11" draw:points="26,0 0,11 31,5">
          <text:p/>
        </draw:polygon>
        <draw:polygon draw:style-name="gr51" draw:layer="layout" svg:width="0.031cm" svg:height="0.009cm" svg:x="8.29cm" svg:y="19.666cm" svg:viewBox="0 0 32 10" draw:points="26,0 0,10 32,5">
          <text:p/>
        </draw:polygon>
        <draw:polygon draw:style-name="gr51" draw:layer="layout" svg:width="0.03cm" svg:height="0.01cm" svg:x="8.315cm" svg:y="19.661cm" svg:viewBox="0 0 31 11" draw:points="0,6 6,11 31,0">
          <text:p/>
        </draw:polygon>
        <draw:polygon draw:style-name="gr35" draw:layer="layout" svg:width="0.03cm" svg:height="0.01cm" svg:x="8.321cm" svg:y="19.661cm" svg:viewBox="0 0 31 11" draw:points="25,0 0,11 31,6">
          <text:p/>
        </draw:polygon>
        <draw:polygon draw:style-name="gr52" draw:layer="layout" svg:width="0.03cm" svg:height="0.01cm" svg:x="8.321cm" svg:y="19.666cm" svg:viewBox="0 0 31 11" draw:points="31,0 0,5 5,11">
          <text:p/>
        </draw:polygon>
        <draw:polygon draw:style-name="gr35" draw:layer="layout" svg:width="0.031cm" svg:height="0.01cm" svg:x="8.29cm" svg:y="19.671cm" svg:viewBox="0 0 32 11" draw:points="32,0 0,5 6,11">
          <text:p/>
        </draw:polygon>
        <draw:polygon draw:style-name="gr35" draw:layer="layout" svg:width="0.03cm" svg:height="0.01cm" svg:x="8.296cm" svg:y="19.671cm" svg:viewBox="0 0 31 11" draw:points="26,0 0,11 31,6">
          <text:p/>
        </draw:polygon>
        <draw:polygon draw:style-name="gr52" draw:layer="layout" svg:width="0.03cm" svg:height="0.01cm" svg:x="8.296cm" svg:y="19.676cm" svg:viewBox="0 0 31 11" draw:points="31,0 0,5 7,11">
          <text:p/>
        </draw:polygon>
        <draw:polygon draw:style-name="gr51" draw:layer="layout" svg:width="0.03cm" svg:height="0.01cm" svg:x="8.26cm" svg:y="19.675cm" svg:viewBox="0 0 31 11" draw:points="31,0 0,5 6,11">
          <text:p/>
        </draw:polygon>
        <draw:polygon draw:style-name="gr51" draw:layer="layout" svg:width="0.031cm" svg:height="0.01cm" svg:x="8.229cm" svg:y="19.68cm" svg:viewBox="0 0 32 11" draw:points="32,0 0,6 6,11">
          <text:p/>
        </draw:polygon>
        <draw:polygon draw:style-name="gr51" draw:layer="layout" svg:width="0.031cm" svg:height="0.01cm" svg:x="8.235cm" svg:y="19.68cm" svg:viewBox="0 0 32 11" draw:points="26,0 0,11 32,6">
          <text:p/>
        </draw:polygon>
        <draw:polygon draw:style-name="gr51" draw:layer="layout" svg:width="0.031cm" svg:height="0.01cm" svg:x="8.235cm" svg:y="19.685cm" svg:viewBox="0 0 32 11" draw:points="32,0 0,5 6,11">
          <text:p/>
        </draw:polygon>
        <draw:polygon draw:style-name="gr51" draw:layer="layout" svg:width="0.03cm" svg:height="0.01cm" svg:x="8.266cm" svg:y="19.675cm" svg:viewBox="0 0 31 11" draw:points="25,0 0,11 31,6">
          <text:p/>
        </draw:polygon>
        <draw:polygon draw:style-name="gr51" draw:layer="layout" svg:width="0.03cm" svg:height="0.01cm" svg:x="8.241cm" svg:y="19.685cm" svg:viewBox="0 0 31 11" draw:points="26,0 0,11 31,5">
          <text:p/>
        </draw:polygon>
        <draw:polygon draw:style-name="gr51" draw:layer="layout" svg:width="0.03cm" svg:height="0.009cm" svg:x="8.266cm" svg:y="19.681cm" svg:viewBox="0 0 31 10" draw:points="0,5 5,10 31,0">
          <text:p/>
        </draw:polygon>
        <draw:polygon draw:style-name="gr35" draw:layer="layout" svg:width="0.032cm" svg:height="0.009cm" svg:x="8.271cm" svg:y="19.681cm" svg:viewBox="0 0 33 10" draw:points="26,0 0,10 33,6">
          <text:p/>
        </draw:polygon>
        <draw:polygon draw:style-name="gr52" draw:layer="layout" svg:width="0.032cm" svg:height="0.01cm" svg:x="8.271cm" svg:y="19.686cm" svg:viewBox="0 0 33 11" draw:points="33,0 0,4 7,11">
          <text:p/>
        </draw:polygon>
        <draw:polygon draw:style-name="gr35" draw:layer="layout" svg:width="0.03cm" svg:height="0.01cm" svg:x="8.241cm" svg:y="19.69cm" svg:viewBox="0 0 31 11" draw:points="31,0 0,6 7,11">
          <text:p/>
        </draw:polygon>
        <draw:polygon draw:style-name="gr35" draw:layer="layout" svg:width="0.03cm" svg:height="0.01cm" svg:x="8.247cm" svg:y="19.69cm" svg:viewBox="0 0 31 11" draw:points="24,0 0,11 31,7">
          <text:p/>
        </draw:polygon>
        <draw:polygon draw:style-name="gr52" draw:layer="layout" svg:width="0.03cm" svg:height="0.009cm" svg:x="8.247cm" svg:y="19.696cm" svg:viewBox="0 0 31 10" draw:points="31,0 0,4 5,10">
          <text:p/>
        </draw:polygon>
        <draw:polygon draw:style-name="gr52" draw:layer="layout" svg:width="0.03cm" svg:height="0.011cm" svg:x="8.222cm" svg:y="19.7cm" svg:viewBox="0 0 31 12" draw:points="31,6 26,0 0,12">
          <text:p/>
        </draw:polygon>
        <draw:polygon draw:style-name="gr35" draw:layer="layout" svg:width="0.031cm" svg:height="0.01cm" svg:x="8.216cm" svg:y="19.695cm" svg:viewBox="0 0 32 11" draw:points="32,5 25,0 0,11">
          <text:p/>
        </draw:polygon>
        <draw:polygon draw:style-name="gr35" draw:layer="layout" svg:width="0.031cm" svg:height="0.011cm" svg:x="8.216cm" svg:y="19.7cm" svg:viewBox="0 0 32 12" draw:points="32,0 0,6 6,12">
          <text:p/>
        </draw:polygon>
        <draw:polygon draw:style-name="gr35" draw:layer="layout" svg:width="0.031cm" svg:height="0.01cm" svg:x="8.191cm" svg:y="19.705cm" svg:viewBox="0 0 32 11" draw:points="32,6 26,0 0,11">
          <text:p/>
        </draw:polygon>
        <draw:polygon draw:style-name="gr51" draw:layer="layout" svg:width="0.031cm" svg:height="0.01cm" svg:x="8.21cm" svg:y="19.69cm" svg:viewBox="0 0 32 11" draw:points="32,6 26,0 0,11">
          <text:p/>
        </draw:polygon>
        <draw:polygon draw:style-name="gr51" draw:layer="layout" svg:width="0.03cm" svg:height="0.009cm" svg:x="8.205cm" svg:y="19.685cm" svg:viewBox="0 0 31 10" draw:points="31,5 25,0 0,10">
          <text:p/>
        </draw:polygon>
        <draw:polygon draw:style-name="gr51" draw:layer="layout" svg:width="0.03cm" svg:height="0.01cm" svg:x="8.205cm" svg:y="19.69cm" svg:viewBox="0 0 31 11" draw:points="31,0 0,5 5,11">
          <text:p/>
        </draw:polygon>
        <draw:polygon draw:style-name="gr51" draw:layer="layout" svg:width="0.03cm" svg:height="0.01cm" svg:x="8.18cm" svg:y="19.694cm" svg:viewBox="0 0 31 11" draw:points="31,6 26,0 0,11">
          <text:p/>
        </draw:polygon>
        <draw:polygon draw:style-name="gr51" draw:layer="layout" svg:width="0.031cm" svg:height="0.01cm" svg:x="8.21cm" svg:y="19.695cm" svg:viewBox="0 0 32 11" draw:points="32,0 0,5 7,11">
          <text:p/>
        </draw:polygon>
        <draw:polygon draw:style-name="gr51" draw:layer="layout" svg:width="0.03cm" svg:height="0.009cm" svg:x="8.18cm" svg:y="19.7cm" svg:viewBox="0 0 31 10" draw:points="31,0 0,5 7,10">
          <text:p/>
        </draw:polygon>
        <draw:polygon draw:style-name="gr51" draw:layer="layout" svg:width="0.03cm" svg:height="0.009cm" svg:x="8.186cm" svg:y="19.7cm" svg:viewBox="0 0 31 10" draw:points="24,0 0,10 31,6">
          <text:p/>
        </draw:polygon>
        <draw:polygon draw:style-name="gr51" draw:layer="layout" svg:width="0.03cm" svg:height="0.01cm" svg:x="8.186cm" svg:y="19.705cm" svg:viewBox="0 0 31 11" draw:points="31,0 0,4 5,11">
          <text:p/>
        </draw:polygon>
        <draw:polygon draw:style-name="gr51" draw:layer="layout" svg:width="0.03cm" svg:height="0.011cm" svg:x="8.161cm" svg:y="19.709cm" svg:viewBox="0 0 31 12" draw:points="31,7 26,0 0,12">
          <text:p/>
        </draw:polygon>
        <draw:polygon draw:style-name="gr51" draw:layer="layout" svg:width="0.031cm" svg:height="0.01cm" svg:x="8.155cm" svg:y="19.704cm" svg:viewBox="0 0 32 11" draw:points="32,5 25,0 0,11">
          <text:p/>
        </draw:polygon>
        <draw:polygon draw:style-name="gr51" draw:layer="layout" svg:width="0.031cm" svg:height="0.011cm" svg:x="8.155cm" svg:y="19.709cm" svg:viewBox="0 0 32 12" draw:points="32,0 0,6 6,12">
          <text:p/>
        </draw:polygon>
        <draw:polygon draw:style-name="gr51" draw:layer="layout" svg:width="0.031cm" svg:height="0.01cm" svg:x="8.13cm" svg:y="19.714cm" svg:viewBox="0 0 32 11" draw:points="32,6 26,0 0,11">
          <text:p/>
        </draw:polygon>
        <draw:polygon draw:style-name="gr50" draw:layer="layout" svg:width="0.03cm" svg:height="0.01cm" svg:x="8.199cm" svg:y="19.679cm" svg:viewBox="0 0 31 11" draw:points="31,7 26,0 0,11">
          <text:p/>
        </draw:polygon>
        <draw:polygon draw:style-name="gr50" draw:layer="layout" svg:width="0.031cm" svg:height="0.01cm" svg:x="8.193cm" svg:y="19.674cm" svg:viewBox="0 0 32 11" draw:points="32,5 26,0 0,11">
          <text:p/>
        </draw:polygon>
        <draw:polygon draw:style-name="gr50" draw:layer="layout" svg:width="0.031cm" svg:height="0.01cm" svg:x="8.193cm" svg:y="19.679cm" svg:viewBox="0 0 32 11" draw:points="32,0 0,6 6,11">
          <text:p/>
        </draw:polygon>
        <draw:polygon draw:style-name="gr50" draw:layer="layout" svg:width="0.031cm" svg:height="0.01cm" svg:x="8.168cm" svg:y="19.684cm" svg:viewBox="0 0 32 11" draw:points="32,5 26,0 0,11">
          <text:p/>
        </draw:polygon>
        <draw:polygon draw:style-name="gr49" draw:layer="layout" svg:width="0.031cm" svg:height="0.01cm" svg:x="8.187cm" svg:y="19.669cm" svg:viewBox="0 0 32 11" draw:points="32,6 26,0 0,11">
          <text:p/>
        </draw:polygon>
        <draw:polygon draw:style-name="gr49" draw:layer="layout" svg:width="0.03cm" svg:height="0.009cm" svg:x="8.182cm" svg:y="19.664cm" svg:viewBox="0 0 31 10" draw:points="31,6 24,0 0,10">
          <text:p/>
        </draw:polygon>
        <draw:polygon draw:style-name="gr49" draw:layer="layout" svg:width="0.03cm" svg:height="0.01cm" svg:x="8.182cm" svg:y="19.669cm" svg:viewBox="0 0 31 11" draw:points="31,0 0,4 5,11">
          <text:p/>
        </draw:polygon>
        <draw:polygon draw:style-name="gr49" draw:layer="layout" svg:width="0.03cm" svg:height="0.011cm" svg:x="8.157cm" svg:y="19.673cm" svg:viewBox="0 0 31 12" draw:points="31,7 26,0 0,12">
          <text:p/>
        </draw:polygon>
        <draw:polygon draw:style-name="gr49" draw:layer="layout" svg:width="0.031cm" svg:height="0.01cm" svg:x="8.187cm" svg:y="19.674cm" svg:viewBox="0 0 32 11" draw:points="32,0 0,5 6,11">
          <text:p/>
        </draw:polygon>
        <draw:polygon draw:style-name="gr49" draw:layer="layout" svg:width="0.03cm" svg:height="0.009cm" svg:x="8.157cm" svg:y="19.679cm" svg:viewBox="0 0 31 10" draw:points="31,0 0,5 6,10">
          <text:p/>
        </draw:polygon>
        <draw:polygon draw:style-name="gr49" draw:layer="layout" svg:width="0.03cm" svg:height="0.009cm" svg:x="8.163cm" svg:y="19.679cm" svg:viewBox="0 0 31 10" draw:points="25,0 0,10 31,6">
          <text:p/>
        </draw:polygon>
        <draw:polygon draw:style-name="gr49" draw:layer="layout" svg:width="0.03cm" svg:height="0.01cm" svg:x="8.163cm" svg:y="19.684cm" svg:viewBox="0 0 31 11" draw:points="31,0 0,4 5,11">
          <text:p/>
        </draw:polygon>
        <draw:polygon draw:style-name="gr49" draw:layer="layout" svg:width="0.03cm" svg:height="0.01cm" svg:x="8.138cm" svg:y="19.688cm" svg:viewBox="0 0 31 11" draw:points="31,7 26,0 0,11">
          <text:p/>
        </draw:polygon>
        <draw:polygon draw:style-name="gr49" draw:layer="layout" svg:width="0.031cm" svg:height="0.01cm" svg:x="8.132cm" svg:y="19.683cm" svg:viewBox="0 0 32 11" draw:points="32,5 26,0 0,11">
          <text:p/>
        </draw:polygon>
        <draw:polygon draw:style-name="gr49" draw:layer="layout" svg:width="0.031cm" svg:height="0.01cm" svg:x="8.132cm" svg:y="19.688cm" svg:viewBox="0 0 32 11" draw:points="32,0 0,6 6,11">
          <text:p/>
        </draw:polygon>
        <draw:polygon draw:style-name="gr49" draw:layer="layout" svg:width="0.031cm" svg:height="0.01cm" svg:x="8.107cm" svg:y="19.693cm" svg:viewBox="0 0 32 11" draw:points="32,5 26,0 0,11">
          <text:p/>
        </draw:polygon>
        <draw:polygon draw:style-name="gr50" draw:layer="layout" svg:width="0.03cm" svg:height="0.009cm" svg:x="8.199cm" svg:y="19.685cm" svg:viewBox="0 0 31 10" draw:points="31,0 0,4 6,10">
          <text:p/>
        </draw:polygon>
        <draw:polygon draw:style-name="gr50" draw:layer="layout" svg:width="0.031cm" svg:height="0.01cm" svg:x="8.168cm" svg:y="19.689cm" svg:viewBox="0 0 32 11" draw:points="32,0 0,6 6,11">
          <text:p/>
        </draw:polygon>
        <draw:polygon draw:style-name="gr50" draw:layer="layout" svg:width="0.031cm" svg:height="0.01cm" svg:x="8.174cm" svg:y="19.689cm" svg:viewBox="0 0 32 11" draw:points="26,0 0,11 32,6">
          <text:p/>
        </draw:polygon>
        <draw:polygon draw:style-name="gr50" draw:layer="layout" svg:width="0.031cm" svg:height="0.01cm" svg:x="8.174cm" svg:y="19.694cm" svg:viewBox="0 0 32 11" draw:points="32,0 0,5 6,11">
          <text:p/>
        </draw:polygon>
        <draw:polygon draw:style-name="gr49" draw:layer="layout" svg:width="0.03cm" svg:height="0.009cm" svg:x="8.138cm" svg:y="19.694cm" svg:viewBox="0 0 31 10" draw:points="31,0 0,4 6,10">
          <text:p/>
        </draw:polygon>
        <draw:polygon draw:style-name="gr49" draw:layer="layout" svg:width="0.031cm" svg:height="0.01cm" svg:x="8.107cm" svg:y="19.698cm" svg:viewBox="0 0 32 11" draw:points="32,0 0,6 6,11">
          <text:p/>
        </draw:polygon>
        <draw:polygon draw:style-name="gr49" draw:layer="layout" svg:width="0.031cm" svg:height="0.01cm" svg:x="8.113cm" svg:y="19.698cm" svg:viewBox="0 0 32 11" draw:points="26,0 0,11 32,6">
          <text:p/>
        </draw:polygon>
        <draw:polygon draw:style-name="gr49" draw:layer="layout" svg:width="0.031cm" svg:height="0.01cm" svg:x="8.113cm" svg:y="19.703cm" svg:viewBox="0 0 32 11" draw:points="32,0 0,5 6,11">
          <text:p/>
        </draw:polygon>
        <draw:polygon draw:style-name="gr49" draw:layer="layout" svg:width="0.03cm" svg:height="0.009cm" svg:x="8.144cm" svg:y="19.694cm" svg:viewBox="0 0 31 10" draw:points="25,0 0,10 31,5">
          <text:p/>
        </draw:polygon>
        <draw:polygon draw:style-name="gr49" draw:layer="layout" svg:width="0.03cm" svg:height="0.01cm" svg:x="8.119cm" svg:y="19.703cm" svg:viewBox="0 0 31 11" draw:points="26,0 0,11 31,6">
          <text:p/>
        </draw:polygon>
        <draw:polygon draw:style-name="gr49" draw:layer="layout" svg:width="0.03cm" svg:height="0.01cm" svg:x="8.144cm" svg:y="19.699cm" svg:viewBox="0 0 31 11" draw:points="0,5 5,11 31,0">
          <text:p/>
        </draw:polygon>
        <draw:polygon draw:style-name="gr50" draw:layer="layout" svg:width="0.031cm" svg:height="0.01cm" svg:x="8.149cm" svg:y="19.699cm" svg:viewBox="0 0 32 11" draw:points="26,0 0,11 32,6">
          <text:p/>
        </draw:polygon>
        <draw:polygon draw:style-name="gr50" draw:layer="layout" svg:width="0.031cm" svg:height="0.01cm" svg:x="8.149cm" svg:y="19.704cm" svg:viewBox="0 0 32 11" draw:points="32,0 0,5 7,11">
          <text:p/>
        </draw:polygon>
        <draw:polygon draw:style-name="gr50" draw:layer="layout" svg:width="0.03cm" svg:height="0.009cm" svg:x="8.119cm" svg:y="19.709cm" svg:viewBox="0 0 31 10" draw:points="31,0 0,5 7,10">
          <text:p/>
        </draw:polygon>
        <draw:polygon draw:style-name="gr50" draw:layer="layout" svg:width="0.03cm" svg:height="0.009cm" svg:x="8.125cm" svg:y="19.709cm" svg:viewBox="0 0 31 10" draw:points="24,0 0,10 31,6">
          <text:p/>
        </draw:polygon>
        <draw:polygon draw:style-name="gr50" draw:layer="layout" svg:width="0.03cm" svg:height="0.01cm" svg:x="8.125cm" svg:y="19.714cm" svg:viewBox="0 0 31 11" draw:points="31,0 0,4 5,11">
          <text:p/>
        </draw:polygon>
        <draw:polygon draw:style-name="gr50" draw:layer="layout" svg:width="0.03cm" svg:height="0.011cm" svg:x="8.1cm" svg:y="19.718cm" svg:viewBox="0 0 31 12" draw:points="31,7 26,0 0,12">
          <text:p/>
        </draw:polygon>
        <draw:polygon draw:style-name="gr50" draw:layer="layout" svg:width="0.031cm" svg:height="0.01cm" svg:x="8.094cm" svg:y="19.713cm" svg:viewBox="0 0 32 11" draw:points="32,5 25,0 0,11">
          <text:p/>
        </draw:polygon>
        <draw:polygon draw:style-name="gr50" draw:layer="layout" svg:width="0.031cm" svg:height="0.011cm" svg:x="8.094cm" svg:y="19.718cm" svg:viewBox="0 0 32 12" draw:points="32,0 0,6 6,12">
          <text:p/>
        </draw:polygon>
        <draw:polygon draw:style-name="gr50" draw:layer="layout" svg:width="0.031cm" svg:height="0.01cm" svg:x="8.069cm" svg:y="19.723cm" svg:viewBox="0 0 32 11" draw:points="32,6 26,0 0,11">
          <text:p/>
        </draw:polygon>
        <draw:polygon draw:style-name="gr49" draw:layer="layout" svg:width="0.031cm" svg:height="0.01cm" svg:x="8.088cm" svg:y="19.708cm" svg:viewBox="0 0 32 11" draw:points="32,6 26,0 0,11">
          <text:p/>
        </draw:polygon>
        <draw:polygon draw:style-name="gr49" draw:layer="layout" svg:width="0.03cm" svg:height="0.009cm" svg:x="8.083cm" svg:y="19.703cm" svg:viewBox="0 0 31 10" draw:points="31,5 25,0 0,10">
          <text:p/>
        </draw:polygon>
        <draw:polygon draw:style-name="gr49" draw:layer="layout" svg:width="0.03cm" svg:height="0.01cm" svg:x="8.083cm" svg:y="19.708cm" svg:viewBox="0 0 31 11" draw:points="31,0 0,5 5,11">
          <text:p/>
        </draw:polygon>
        <draw:polygon draw:style-name="gr49" draw:layer="layout" svg:width="0.03cm" svg:height="0.01cm" svg:x="8.058cm" svg:y="19.712cm" svg:viewBox="0 0 31 11" draw:points="31,6 26,0 0,11">
          <text:p/>
        </draw:polygon>
        <draw:polygon draw:style-name="gr49" draw:layer="layout" svg:width="0.031cm" svg:height="0.01cm" svg:x="8.088cm" svg:y="19.713cm" svg:viewBox="0 0 32 11" draw:points="32,0 0,5 7,11">
          <text:p/>
        </draw:polygon>
        <draw:polygon draw:style-name="gr49" draw:layer="layout" svg:width="0.03cm" svg:height="0.009cm" svg:x="8.058cm" svg:y="19.718cm" svg:viewBox="0 0 31 10" draw:points="31,0 0,5 7,10">
          <text:p/>
        </draw:polygon>
        <draw:polygon draw:style-name="gr49" draw:layer="layout" svg:width="0.03cm" svg:height="0.009cm" svg:x="8.064cm" svg:y="19.718cm" svg:viewBox="0 0 31 10" draw:points="24,0 0,10 31,6">
          <text:p/>
        </draw:polygon>
        <draw:polygon draw:style-name="gr49" draw:layer="layout" svg:width="0.03cm" svg:height="0.01cm" svg:x="8.064cm" svg:y="19.723cm" svg:viewBox="0 0 31 11" draw:points="31,0 0,4 5,11">
          <text:p/>
        </draw:polygon>
        <draw:polygon draw:style-name="gr49" draw:layer="layout" svg:width="0.03cm" svg:height="0.011cm" svg:x="8.039cm" svg:y="19.727cm" svg:viewBox="0 0 31 12" draw:points="31,7 26,0 0,12">
          <text:p/>
        </draw:polygon>
        <draw:polygon draw:style-name="gr49" draw:layer="layout" svg:width="0.031cm" svg:height="0.01cm" svg:x="8.033cm" svg:y="19.722cm" svg:viewBox="0 0 32 11" draw:points="32,5 25,0 0,11">
          <text:p/>
        </draw:polygon>
        <draw:polygon draw:style-name="gr49" draw:layer="layout" svg:width="0.031cm" svg:height="0.011cm" svg:x="8.033cm" svg:y="19.727cm" svg:viewBox="0 0 32 12" draw:points="32,0 0,6 6,12">
          <text:p/>
        </draw:polygon>
        <draw:polygon draw:style-name="gr49" draw:layer="layout" svg:width="0.03cm" svg:height="0.01cm" svg:x="8.009cm" svg:y="19.732cm" svg:viewBox="0 0 31 11" draw:points="31,6 25,0 0,11">
          <text:p/>
        </draw:polygon>
        <draw:polygon draw:style-name="gr56" draw:layer="layout" svg:width="0.03cm" svg:height="0.01cm" svg:x="8.466cm" svg:y="19.669cm" svg:viewBox="0 0 31 11" draw:points="31,0 0,6 5,11">
          <text:p/>
        </draw:polygon>
        <draw:polygon draw:style-name="gr55" draw:layer="layout" svg:width="0.031cm" svg:height="0.01cm" svg:x="8.435cm" svg:y="19.674cm" svg:viewBox="0 0 32 11" draw:points="32,0 0,4 6,11">
          <text:p/>
        </draw:polygon>
        <draw:polygon draw:style-name="gr55" draw:layer="layout" svg:width="0.03cm" svg:height="0.01cm" svg:x="8.441cm" svg:y="19.674cm" svg:viewBox="0 0 31 11" draw:points="26,0 0,11 31,5">
          <text:p/>
        </draw:polygon>
        <draw:polygon draw:style-name="gr56" draw:layer="layout" svg:width="0.03cm" svg:height="0.01cm" svg:x="8.441cm" svg:y="19.679cm" svg:viewBox="0 0 31 11" draw:points="31,0 0,6 5,11">
          <text:p/>
        </draw:polygon>
        <draw:polygon draw:style-name="gr55" draw:layer="layout" svg:width="0.03cm" svg:height="0.01cm" svg:x="8.405cm" svg:y="19.678cm" svg:viewBox="0 0 31 11" draw:points="31,0 0,6 5,11">
          <text:p/>
        </draw:polygon>
        <draw:polygon draw:style-name="gr54" draw:layer="layout" svg:width="0.031cm" svg:height="0.01cm" svg:x="8.374cm" svg:y="19.683cm" svg:viewBox="0 0 32 11" draw:points="32,0 0,4 6,11">
          <text:p/>
        </draw:polygon>
        <draw:polygon draw:style-name="gr54" draw:layer="layout" svg:width="0.03cm" svg:height="0.01cm" svg:x="8.38cm" svg:y="19.683cm" svg:viewBox="0 0 31 11" draw:points="26,0 0,11 31,5">
          <text:p/>
        </draw:polygon>
        <draw:polygon draw:style-name="gr55" draw:layer="layout" svg:width="0.03cm" svg:height="0.01cm" svg:x="8.38cm" svg:y="19.688cm" svg:viewBox="0 0 31 11" draw:points="31,0 0,6 5,11">
          <text:p/>
        </draw:polygon>
        <draw:polygon draw:style-name="gr55" draw:layer="layout" svg:width="0.031cm" svg:height="0.01cm" svg:x="8.41cm" svg:y="19.678cm" svg:viewBox="0 0 32 11" draw:points="26,0 0,11 32,7">
          <text:p/>
        </draw:polygon>
        <draw:polygon draw:style-name="gr55" draw:layer="layout" svg:width="0.031cm" svg:height="0.01cm" svg:x="8.385cm" svg:y="19.688cm" svg:viewBox="0 0 32 11" draw:points="26,0 0,11 32,6">
          <text:p/>
        </draw:polygon>
        <draw:polygon draw:style-name="gr55" draw:layer="layout" svg:width="0.031cm" svg:height="0.009cm" svg:x="8.41cm" svg:y="19.684cm" svg:viewBox="0 0 32 10" draw:points="0,4 6,10 32,0">
          <text:p/>
        </draw:polygon>
        <draw:polygon draw:style-name="gr55" draw:layer="layout" svg:width="0.03cm" svg:height="0.009cm" svg:x="8.416cm" svg:y="19.684cm" svg:viewBox="0 0 31 10" draw:points="26,0 0,10 31,5">
          <text:p/>
        </draw:polygon>
        <draw:polygon draw:style-name="gr56" draw:layer="layout" svg:width="0.03cm" svg:height="0.01cm" svg:x="8.416cm" svg:y="19.689cm" svg:viewBox="0 0 31 11" draw:points="31,0 0,5 7,11">
          <text:p/>
        </draw:polygon>
        <draw:polygon draw:style-name="gr55" draw:layer="layout" svg:width="0.031cm" svg:height="0.01cm" svg:x="8.385cm" svg:y="19.693cm" svg:viewBox="0 0 32 11" draw:points="32,0 0,5 6,11">
          <text:p/>
        </draw:polygon>
        <draw:polygon draw:style-name="gr55" draw:layer="layout" svg:width="0.032cm" svg:height="0.01cm" svg:x="8.391cm" svg:y="19.693cm" svg:viewBox="0 0 33 11" draw:points="26,0 0,11 33,6">
          <text:p/>
        </draw:polygon>
        <draw:polygon draw:style-name="gr56" draw:layer="layout" svg:width="0.032cm" svg:height="0.009cm" svg:x="8.391cm" svg:y="19.699cm" svg:viewBox="0 0 33 10" draw:points="33,0 0,5 7,10">
          <text:p/>
        </draw:polygon>
        <draw:polygon draw:style-name="gr54" draw:layer="layout" svg:width="0.03cm" svg:height="0.01cm" svg:x="8.344cm" svg:y="19.687cm" svg:viewBox="0 0 31 11" draw:points="31,0 0,6 5,11">
          <text:p/>
        </draw:polygon>
        <draw:polygon draw:style-name="gr53" draw:layer="layout" svg:width="0.031cm" svg:height="0.01cm" svg:x="8.313cm" svg:y="19.692cm" svg:viewBox="0 0 32 11" draw:points="32,0 0,4 6,11">
          <text:p/>
        </draw:polygon>
        <draw:polygon draw:style-name="gr53" draw:layer="layout" svg:width="0.03cm" svg:height="0.01cm" svg:x="8.319cm" svg:y="19.692cm" svg:viewBox="0 0 31 11" draw:points="26,0 0,11 31,5">
          <text:p/>
        </draw:polygon>
        <draw:polygon draw:style-name="gr54" draw:layer="layout" svg:width="0.03cm" svg:height="0.01cm" svg:x="8.319cm" svg:y="19.697cm" svg:viewBox="0 0 31 11" draw:points="31,0 0,6 6,11">
          <text:p/>
        </draw:polygon>
        <draw:polygon draw:style-name="gr53" draw:layer="layout" svg:width="0.03cm" svg:height="0.01cm" svg:x="8.283cm" svg:y="19.696cm" svg:viewBox="0 0 31 11" draw:points="31,0 0,6 5,11">
          <text:p/>
        </draw:polygon>
        <draw:polygon draw:style-name="gr52" draw:layer="layout" svg:width="0.031cm" svg:height="0.01cm" svg:x="8.252cm" svg:y="19.701cm" svg:viewBox="0 0 32 11" draw:points="32,0 0,4 6,11">
          <text:p/>
        </draw:polygon>
        <draw:polygon draw:style-name="gr52" draw:layer="layout" svg:width="0.03cm" svg:height="0.01cm" svg:x="8.258cm" svg:y="19.701cm" svg:viewBox="0 0 31 11" draw:points="26,0 0,11 31,5">
          <text:p/>
        </draw:polygon>
        <draw:polygon draw:style-name="gr53" draw:layer="layout" svg:width="0.03cm" svg:height="0.01cm" svg:x="8.258cm" svg:y="19.706cm" svg:viewBox="0 0 31 11" draw:points="31,0 0,6 6,11">
          <text:p/>
        </draw:polygon>
        <draw:polygon draw:style-name="gr53" draw:layer="layout" svg:width="0.031cm" svg:height="0.01cm" svg:x="8.288cm" svg:y="19.696cm" svg:viewBox="0 0 32 11" draw:points="26,0 0,11 32,7">
          <text:p/>
        </draw:polygon>
        <draw:polygon draw:style-name="gr53" draw:layer="layout" svg:width="0.03cm" svg:height="0.01cm" svg:x="8.264cm" svg:y="19.706cm" svg:viewBox="0 0 31 11" draw:points="25,0 0,11 31,7">
          <text:p/>
        </draw:polygon>
        <draw:polygon draw:style-name="gr53" draw:layer="layout" svg:width="0.031cm" svg:height="0.01cm" svg:x="8.288cm" svg:y="19.702cm" svg:viewBox="0 0 32 11" draw:points="0,4 6,11 32,0">
          <text:p/>
        </draw:polygon>
        <draw:polygon draw:style-name="gr53" draw:layer="layout" svg:width="0.031cm" svg:height="0.01cm" svg:x="8.294cm" svg:y="19.702cm" svg:viewBox="0 0 32 11" draw:points="26,0 0,11 32,5">
          <text:p/>
        </draw:polygon>
        <draw:polygon draw:style-name="gr54" draw:layer="layout" svg:width="0.031cm" svg:height="0.01cm" svg:x="8.294cm" svg:y="19.707cm" svg:viewBox="0 0 32 11" draw:points="32,0 0,6 6,11">
          <text:p/>
        </draw:polygon>
        <draw:polygon draw:style-name="gr53" draw:layer="layout" svg:width="0.03cm" svg:height="0.009cm" svg:x="8.264cm" svg:y="19.712cm" svg:viewBox="0 0 31 10" draw:points="31,0 0,4 5,10">
          <text:p/>
        </draw:polygon>
        <draw:polygon draw:style-name="gr53" draw:layer="layout" svg:width="0.031cm" svg:height="0.009cm" svg:x="8.269cm" svg:y="19.712cm" svg:viewBox="0 0 32 10" draw:points="26,0 0,10 32,5">
          <text:p/>
        </draw:polygon>
        <draw:polygon draw:style-name="gr54" draw:layer="layout" svg:width="0.031cm" svg:height="0.01cm" svg:x="8.269cm" svg:y="19.717cm" svg:viewBox="0 0 32 11" draw:points="32,0 0,5 7,11">
          <text:p/>
        </draw:polygon>
        <draw:polygon draw:style-name="gr54" draw:layer="layout" svg:width="0.031cm" svg:height="0.01cm" svg:x="8.349cm" svg:y="19.687cm" svg:viewBox="0 0 32 11" draw:points="26,0 0,11 32,7">
          <text:p/>
        </draw:polygon>
        <draw:polygon draw:style-name="gr54" draw:layer="layout" svg:width="0.03cm" svg:height="0.01cm" svg:x="8.325cm" svg:y="19.697cm" svg:viewBox="0 0 31 11" draw:points="25,0 0,11 31,6">
          <text:p/>
        </draw:polygon>
        <draw:polygon draw:style-name="gr54" draw:layer="layout" svg:width="0.031cm" svg:height="0.009cm" svg:x="8.349cm" svg:y="19.693cm" svg:viewBox="0 0 32 10" draw:points="0,4 6,10 32,0">
          <text:p/>
        </draw:polygon>
        <draw:polygon draw:style-name="gr54" draw:layer="layout" svg:width="0.03cm" svg:height="0.009cm" svg:x="8.355cm" svg:y="19.693cm" svg:viewBox="0 0 31 10" draw:points="26,0 0,10 31,5">
          <text:p/>
        </draw:polygon>
        <draw:polygon draw:style-name="gr54" draw:layer="layout" svg:width="0.03cm" svg:height="0.01cm" svg:x="8.3cm" svg:y="19.707cm" svg:viewBox="0 0 31 11" draw:points="26,0 0,11 31,6">
          <text:p/>
        </draw:polygon>
        <draw:polygon draw:style-name="gr54" draw:layer="layout" svg:width="0.03cm" svg:height="0.01cm" svg:x="8.275cm" svg:y="19.717cm" svg:viewBox="0 0 31 11" draw:points="25,0 0,11 31,6">
          <text:p/>
        </draw:polygon>
        <draw:polygon draw:style-name="gr54" draw:layer="layout" svg:width="0.03cm" svg:height="0.01cm" svg:x="8.3cm" svg:y="19.712cm" svg:viewBox="0 0 31 11" draw:points="0,5 6,11 31,0">
          <text:p/>
        </draw:polygon>
        <draw:polygon draw:style-name="gr54" draw:layer="layout" svg:width="0.031cm" svg:height="0.01cm" svg:x="8.305cm" svg:y="19.712cm" svg:viewBox="0 0 32 11" draw:points="25,0 0,11 32,6">
          <text:p/>
        </draw:polygon>
        <draw:polygon draw:style-name="gr54" draw:layer="layout" svg:width="0.03cm" svg:height="0.01cm" svg:x="8.325cm" svg:y="19.702cm" svg:viewBox="0 0 31 11" draw:points="0,5 5,11 31,0">
          <text:p/>
        </draw:polygon>
        <draw:polygon draw:style-name="gr54" draw:layer="layout" svg:width="0.031cm" svg:height="0.01cm" svg:x="8.33cm" svg:y="19.708cm" svg:viewBox="0 0 32 11" draw:points="0,5 7,11 32,0">
          <text:p/>
        </draw:polygon>
        <draw:polygon draw:style-name="gr54" draw:layer="layout" svg:width="0.031cm" svg:height="0.01cm" svg:x="8.33cm" svg:y="19.702cm" svg:viewBox="0 0 32 11" draw:points="0,11 32,6 26,0">
          <text:p/>
        </draw:polygon>
        <draw:polygon draw:style-name="gr54" draw:layer="layout" svg:width="0.03cm" svg:height="0.01cm" svg:x="8.355cm" svg:y="19.698cm" svg:viewBox="0 0 31 11" draw:points="0,5 6,11 31,0">
          <text:p/>
        </draw:polygon>
        <draw:polygon draw:style-name="gr55" draw:layer="layout" svg:width="0.03cm" svg:height="0.01cm" svg:x="8.361cm" svg:y="19.698cm" svg:viewBox="0 0 31 11" draw:points="25,0 0,11 31,6">
          <text:p/>
        </draw:polygon>
        <draw:polygon draw:style-name="gr55" draw:layer="layout" svg:width="0.03cm" svg:height="0.01cm" svg:x="8.336cm" svg:y="19.708cm" svg:viewBox="0 0 31 11" draw:points="25,0 0,11 31,6">
          <text:p/>
        </draw:polygon>
        <draw:polygon draw:style-name="gr55" draw:layer="layout" svg:width="0.03cm" svg:height="0.01cm" svg:x="8.361cm" svg:y="19.703cm" svg:viewBox="0 0 31 11" draw:points="0,5 6,11 31,0">
          <text:p/>
        </draw:polygon>
        <draw:polygon draw:style-name="gr55" draw:layer="layout" svg:width="0.031cm" svg:height="0.01cm" svg:x="8.366cm" svg:y="19.703cm" svg:viewBox="0 0 32 11" draw:points="25,0 0,11 32,5">
          <text:p/>
        </draw:polygon>
        <draw:polygon draw:style-name="gr56" draw:layer="layout" svg:width="0.031cm" svg:height="0.01cm" svg:x="8.366cm" svg:y="19.708cm" svg:viewBox="0 0 32 11" draw:points="32,0 0,6 6,11">
          <text:p/>
        </draw:polygon>
        <draw:polygon draw:style-name="gr55" draw:layer="layout" svg:width="0.03cm" svg:height="0.01cm" svg:x="8.336cm" svg:y="19.713cm" svg:viewBox="0 0 31 11" draw:points="31,0 0,5 6,11">
          <text:p/>
        </draw:polygon>
        <draw:polygon draw:style-name="gr55" draw:layer="layout" svg:width="0.03cm" svg:height="0.01cm" svg:x="8.342cm" svg:y="19.713cm" svg:viewBox="0 0 31 11" draw:points="25,0 0,11 31,5">
          <text:p/>
        </draw:polygon>
        <draw:polygon draw:style-name="gr56" draw:layer="layout" svg:width="0.03cm" svg:height="0.011cm" svg:x="8.342cm" svg:y="19.718cm" svg:viewBox="0 0 31 12" draw:points="31,0 0,6 5,12">
          <text:p/>
        </draw:polygon>
        <draw:polygon draw:style-name="gr55" draw:layer="layout" svg:width="0.031cm" svg:height="0.009cm" svg:x="8.305cm" svg:y="19.718cm" svg:viewBox="0 0 32 10" draw:points="32,0 0,5 6,10">
          <text:p/>
        </draw:polygon>
        <draw:polygon draw:style-name="gr54" draw:layer="layout" svg:width="0.03cm" svg:height="0.01cm" svg:x="8.275cm" svg:y="19.722cm" svg:viewBox="0 0 31 11" draw:points="31,0 0,5 6,11">
          <text:p/>
        </draw:polygon>
        <draw:polygon draw:style-name="gr54" draw:layer="layout" svg:width="0.03cm" svg:height="0.01cm" svg:x="8.281cm" svg:y="19.722cm" svg:viewBox="0 0 31 11" draw:points="25,0 0,11 31,5">
          <text:p/>
        </draw:polygon>
        <draw:polygon draw:style-name="gr55" draw:layer="layout" svg:width="0.03cm" svg:height="0.011cm" svg:x="8.281cm" svg:y="19.727cm" svg:viewBox="0 0 31 12" draw:points="31,0 0,6 5,12">
          <text:p/>
        </draw:polygon>
        <draw:polygon draw:style-name="gr55" draw:layer="layout" svg:width="0.031cm" svg:height="0.009cm" svg:x="8.311cm" svg:y="19.718cm" svg:viewBox="0 0 32 10" draw:points="26,0 0,10 32,6">
          <text:p/>
        </draw:polygon>
        <draw:polygon draw:style-name="gr55" draw:layer="layout" svg:width="0.031cm" svg:height="0.011cm" svg:x="8.286cm" svg:y="19.727cm" svg:viewBox="0 0 32 12" draw:points="26,0 0,12 32,7">
          <text:p/>
        </draw:polygon>
        <draw:polygon draw:style-name="gr55" draw:layer="layout" svg:width="0.031cm" svg:height="0.01cm" svg:x="8.311cm" svg:y="19.723cm" svg:viewBox="0 0 32 11" draw:points="0,4 6,11 32,0">
          <text:p/>
        </draw:polygon>
        <draw:polygon draw:style-name="gr55" draw:layer="layout" svg:width="0.03cm" svg:height="0.01cm" svg:x="8.317cm" svg:y="19.723cm" svg:viewBox="0 0 31 11" draw:points="26,0 0,11 31,6">
          <text:p/>
        </draw:polygon>
        <draw:polygon draw:style-name="gr56" draw:layer="layout" svg:width="0.03cm" svg:height="0.01cm" svg:x="8.317cm" svg:y="19.728cm" svg:viewBox="0 0 31 11" draw:points="31,0 0,5 6,11">
          <text:p/>
        </draw:polygon>
        <draw:polygon draw:style-name="gr55" draw:layer="layout" svg:width="0.031cm" svg:height="0.009cm" svg:x="8.286cm" svg:y="19.733cm" svg:viewBox="0 0 32 10" draw:points="32,0 0,5 6,10">
          <text:p/>
        </draw:polygon>
        <draw:polygon draw:style-name="gr55" draw:layer="layout" svg:width="0.031cm" svg:height="0.009cm" svg:x="8.292cm" svg:y="19.733cm" svg:viewBox="0 0 32 10" draw:points="26,0 0,10 32,6">
          <text:p/>
        </draw:polygon>
        <draw:polygon draw:style-name="gr56" draw:layer="layout" svg:width="0.031cm" svg:height="0.01cm" svg:x="8.292cm" svg:y="19.738cm" svg:viewBox="0 0 32 11" draw:points="32,0 0,4 6,11">
          <text:p/>
        </draw:polygon>
        <draw:polygon draw:style-name="gr52" draw:layer="layout" svg:width="0.03cm" svg:height="0.01cm" svg:x="8.222cm" svg:y="19.705cm" svg:viewBox="0 0 31 11" draw:points="31,0 0,6 5,11">
          <text:p/>
        </draw:polygon>
        <draw:polygon draw:style-name="gr35" draw:layer="layout" svg:width="0.031cm" svg:height="0.01cm" svg:x="8.191cm" svg:y="19.71cm" svg:viewBox="0 0 32 11" draw:points="32,0 0,5 6,11">
          <text:p/>
        </draw:polygon>
        <draw:polygon draw:style-name="gr35" draw:layer="layout" svg:width="0.03cm" svg:height="0.01cm" svg:x="8.197cm" svg:y="19.71cm" svg:viewBox="0 0 31 11" draw:points="26,0 0,11 31,5">
          <text:p/>
        </draw:polygon>
        <draw:polygon draw:style-name="gr52" draw:layer="layout" svg:width="0.03cm" svg:height="0.01cm" svg:x="8.197cm" svg:y="19.715cm" svg:viewBox="0 0 31 11" draw:points="31,0 0,6 6,11">
          <text:p/>
        </draw:polygon>
        <draw:polygon draw:style-name="gr51" draw:layer="layout" svg:width="0.03cm" svg:height="0.009cm" svg:x="8.161cm" svg:y="19.715cm" svg:viewBox="0 0 31 10" draw:points="31,0 0,5 6,10">
          <text:p/>
        </draw:polygon>
        <draw:polygon draw:style-name="gr51" draw:layer="layout" svg:width="0.031cm" svg:height="0.01cm" svg:x="8.13cm" svg:y="19.719cm" svg:viewBox="0 0 32 11" draw:points="32,0 0,5 6,11">
          <text:p/>
        </draw:polygon>
        <draw:polygon draw:style-name="gr51" draw:layer="layout" svg:width="0.031cm" svg:height="0.01cm" svg:x="8.136cm" svg:y="19.719cm" svg:viewBox="0 0 32 11" draw:points="26,0 0,11 32,5">
          <text:p/>
        </draw:polygon>
        <draw:polygon draw:style-name="gr51" draw:layer="layout" svg:width="0.031cm" svg:height="0.01cm" svg:x="8.136cm" svg:y="19.724cm" svg:viewBox="0 0 32 11" draw:points="32,0 0,6 6,11">
          <text:p/>
        </draw:polygon>
        <draw:polygon draw:style-name="gr51" draw:layer="layout" svg:width="0.03cm" svg:height="0.009cm" svg:x="8.167cm" svg:y="19.715cm" svg:viewBox="0 0 31 10" draw:points="25,0 0,10 31,6">
          <text:p/>
        </draw:polygon>
        <draw:polygon draw:style-name="gr51" draw:layer="layout" svg:width="0.03cm" svg:height="0.01cm" svg:x="8.142cm" svg:y="19.724cm" svg:viewBox="0 0 31 11" draw:points="26,0 0,11 31,7">
          <text:p/>
        </draw:polygon>
        <draw:polygon draw:style-name="gr51" draw:layer="layout" svg:width="0.03cm" svg:height="0.01cm" svg:x="8.167cm" svg:y="19.72cm" svg:viewBox="0 0 31 11" draw:points="0,4 5,11 31,0">
          <text:p/>
        </draw:polygon>
        <draw:polygon draw:style-name="gr35" draw:layer="layout" svg:width="0.031cm" svg:height="0.01cm" svg:x="8.172cm" svg:y="19.72cm" svg:viewBox="0 0 32 11" draw:points="26,0 0,11 32,5">
          <text:p/>
        </draw:polygon>
        <draw:polygon draw:style-name="gr52" draw:layer="layout" svg:width="0.031cm" svg:height="0.01cm" svg:x="8.172cm" svg:y="19.725cm" svg:viewBox="0 0 32 11" draw:points="32,0 0,6 6,11">
          <text:p/>
        </draw:polygon>
        <draw:polygon draw:style-name="gr35" draw:layer="layout" svg:width="0.03cm" svg:height="0.009cm" svg:x="8.142cm" svg:y="19.73cm" svg:viewBox="0 0 31 10" draw:points="31,0 0,4 5,10">
          <text:p/>
        </draw:polygon>
        <draw:polygon draw:style-name="gr35" draw:layer="layout" svg:width="0.031cm" svg:height="0.009cm" svg:x="8.147cm" svg:y="19.73cm" svg:viewBox="0 0 32 10" draw:points="26,0 0,10 32,5">
          <text:p/>
        </draw:polygon>
        <draw:polygon draw:style-name="gr52" draw:layer="layout" svg:width="0.031cm" svg:height="0.01cm" svg:x="8.147cm" svg:y="19.735cm" svg:viewBox="0 0 32 11" draw:points="32,0 0,5 7,11">
          <text:p/>
        </draw:polygon>
        <draw:polygon draw:style-name="gr50" draw:layer="layout" svg:width="0.03cm" svg:height="0.009cm" svg:x="8.1cm" svg:y="19.724cm" svg:viewBox="0 0 31 10" draw:points="31,0 0,5 6,10">
          <text:p/>
        </draw:polygon>
        <draw:polygon draw:style-name="gr50" draw:layer="layout" svg:width="0.031cm" svg:height="0.01cm" svg:x="8.069cm" svg:y="19.728cm" svg:viewBox="0 0 32 11" draw:points="32,0 0,5 6,11">
          <text:p/>
        </draw:polygon>
        <draw:polygon draw:style-name="gr50" draw:layer="layout" svg:width="0.031cm" svg:height="0.01cm" svg:x="8.075cm" svg:y="19.728cm" svg:viewBox="0 0 32 11" draw:points="26,0 0,11 32,5">
          <text:p/>
        </draw:polygon>
        <draw:polygon draw:style-name="gr50" draw:layer="layout" svg:width="0.031cm" svg:height="0.01cm" svg:x="8.075cm" svg:y="19.733cm" svg:viewBox="0 0 32 11" draw:points="32,0 0,6 6,11">
          <text:p/>
        </draw:polygon>
        <draw:polygon draw:style-name="gr49" draw:layer="layout" svg:width="0.03cm" svg:height="0.01cm" svg:x="8.039cm" svg:y="19.733cm" svg:viewBox="0 0 31 11" draw:points="31,0 0,5 6,11">
          <text:p/>
        </draw:polygon>
        <draw:polygon draw:style-name="gr49" draw:layer="layout" svg:width="0.03cm" svg:height="0.01cm" svg:x="8.009cm" svg:y="19.737cm" svg:viewBox="0 0 31 11" draw:points="31,0 0,5 5,11">
          <text:p/>
        </draw:polygon>
        <draw:polygon draw:style-name="gr49" draw:layer="layout" svg:width="0.031cm" svg:height="0.01cm" svg:x="8.014cm" svg:y="19.737cm" svg:viewBox="0 0 32 11" draw:points="26,0 0,11 32,6">
          <text:p/>
        </draw:polygon>
        <draw:polygon draw:style-name="gr49" draw:layer="layout" svg:width="0.031cm" svg:height="0.009cm" svg:x="8.014cm" svg:y="19.743cm" svg:viewBox="0 0 32 10" draw:points="32,0 0,5 6,10">
          <text:p/>
        </draw:polygon>
        <draw:polygon draw:style-name="gr49" draw:layer="layout" svg:width="0.03cm" svg:height="0.01cm" svg:x="8.045cm" svg:y="19.733cm" svg:viewBox="0 0 31 11" draw:points="25,0 0,11 31,6">
          <text:p/>
        </draw:polygon>
        <draw:polygon draw:style-name="gr49" draw:layer="layout" svg:width="0.03cm" svg:height="0.009cm" svg:x="8.02cm" svg:y="19.743cm" svg:viewBox="0 0 31 10" draw:points="26,0 0,10 31,6">
          <text:p/>
        </draw:polygon>
        <draw:polygon draw:style-name="gr49" draw:layer="layout" svg:width="0.03cm" svg:height="0.01cm" svg:x="8.045cm" svg:y="19.738cm" svg:viewBox="0 0 31 11" draw:points="0,5 5,11 31,0">
          <text:p/>
        </draw:polygon>
        <draw:polygon draw:style-name="gr50" draw:layer="layout" svg:width="0.031cm" svg:height="0.01cm" svg:x="8.05cm" svg:y="19.738cm" svg:viewBox="0 0 32 11" draw:points="26,0 0,11 32,5">
          <text:p/>
        </draw:polygon>
        <draw:polygon draw:style-name="gr50" draw:layer="layout" svg:width="0.031cm" svg:height="0.01cm" svg:x="8.05cm" svg:y="19.743cm" svg:viewBox="0 0 32 11" draw:points="32,0 0,6 6,11">
          <text:p/>
        </draw:polygon>
        <draw:polygon draw:style-name="gr50" draw:layer="layout" svg:width="0.03cm" svg:height="0.01cm" svg:x="8.02cm" svg:y="19.748cm" svg:viewBox="0 0 31 11" draw:points="31,0 0,4 6,11">
          <text:p/>
        </draw:polygon>
        <draw:polygon draw:style-name="gr50" draw:layer="layout" svg:width="0.03cm" svg:height="0.01cm" svg:x="8.026cm" svg:y="19.748cm" svg:viewBox="0 0 31 11" draw:points="25,0 0,11 31,5">
          <text:p/>
        </draw:polygon>
        <draw:polygon draw:style-name="gr50" draw:layer="layout" svg:width="0.03cm" svg:height="0.01cm" svg:x="8.026cm" svg:y="19.753cm" svg:viewBox="0 0 31 11" draw:points="31,0 0,6 5,11">
          <text:p/>
        </draw:polygon>
        <draw:polygon draw:style-name="gr50" draw:layer="layout" svg:width="0.03cm" svg:height="0.009cm" svg:x="8.106cm" svg:y="19.724cm" svg:viewBox="0 0 31 10" draw:points="25,0 0,10 31,6">
          <text:p/>
        </draw:polygon>
        <draw:polygon draw:style-name="gr50" draw:layer="layout" svg:width="0.03cm" svg:height="0.01cm" svg:x="8.081cm" svg:y="19.733cm" svg:viewBox="0 0 31 11" draw:points="26,0 0,11 31,7">
          <text:p/>
        </draw:polygon>
        <draw:polygon draw:style-name="gr50" draw:layer="layout" svg:width="0.03cm" svg:height="0.01cm" svg:x="8.106cm" svg:y="19.729cm" svg:viewBox="0 0 31 11" draw:points="0,4 5,11 31,0">
          <text:p/>
        </draw:polygon>
        <draw:polygon draw:style-name="gr51" draw:layer="layout" svg:width="0.031cm" svg:height="0.01cm" svg:x="8.111cm" svg:y="19.729cm" svg:viewBox="0 0 32 11" draw:points="26,0 0,11 32,5">
          <text:p/>
        </draw:polygon>
        <draw:polygon draw:style-name="gr50" draw:layer="layout" svg:width="0.031cm" svg:height="0.01cm" svg:x="8.056cm" svg:y="19.743cm" svg:viewBox="0 0 32 11" draw:points="26,0 0,11 32,7">
          <text:p/>
        </draw:polygon>
        <draw:polygon draw:style-name="gr50" draw:layer="layout" svg:width="0.032cm" svg:height="0.01cm" svg:x="8.031cm" svg:y="19.753cm" svg:viewBox="0 0 33 11" draw:points="26,0 0,11 33,6">
          <text:p/>
        </draw:polygon>
        <draw:polygon draw:style-name="gr50" draw:layer="layout" svg:width="0.031cm" svg:height="0.009cm" svg:x="8.056cm" svg:y="19.749cm" svg:viewBox="0 0 32 10" draw:points="0,4 7,10 32,0">
          <text:p/>
        </draw:polygon>
        <draw:polygon draw:style-name="gr51" draw:layer="layout" svg:width="0.03cm" svg:height="0.009cm" svg:x="8.062cm" svg:y="19.749cm" svg:viewBox="0 0 31 10" draw:points="25,0 0,10 31,5">
          <text:p/>
        </draw:polygon>
        <draw:polygon draw:style-name="gr50" draw:layer="layout" svg:width="0.03cm" svg:height="0.01cm" svg:x="8.081cm" svg:y="19.739cm" svg:viewBox="0 0 31 11" draw:points="0,4 6,11 31,0">
          <text:p/>
        </draw:polygon>
        <draw:polygon draw:style-name="gr51" draw:layer="layout" svg:width="0.03cm" svg:height="0.01cm" svg:x="8.087cm" svg:y="19.744cm" svg:viewBox="0 0 31 11" draw:points="0,6 6,11 31,0">
          <text:p/>
        </draw:polygon>
        <draw:polygon draw:style-name="gr51" draw:layer="layout" svg:width="0.03cm" svg:height="0.01cm" svg:x="8.087cm" svg:y="19.739cm" svg:viewBox="0 0 31 11" draw:points="0,11 31,5 25,0">
          <text:p/>
        </draw:polygon>
        <draw:polygon draw:style-name="gr51" draw:layer="layout" svg:width="0.031cm" svg:height="0.01cm" svg:x="8.111cm" svg:y="19.734cm" svg:viewBox="0 0 32 11" draw:points="0,6 6,11 32,0">
          <text:p/>
        </draw:polygon>
        <draw:polygon draw:style-name="gr51" draw:layer="layout" svg:width="0.03cm" svg:height="0.01cm" svg:x="8.117cm" svg:y="19.734cm" svg:viewBox="0 0 31 11" draw:points="26,0 0,11 31,6">
          <text:p/>
        </draw:polygon>
        <draw:polygon draw:style-name="gr51" draw:layer="layout" svg:width="0.031cm" svg:height="0.01cm" svg:x="8.092cm" svg:y="19.744cm" svg:viewBox="0 0 32 11" draw:points="25,0 0,11 32,6">
          <text:p/>
        </draw:polygon>
        <draw:polygon draw:style-name="gr51" draw:layer="layout" svg:width="0.03cm" svg:height="0.01cm" svg:x="8.117cm" svg:y="19.739cm" svg:viewBox="0 0 31 11" draw:points="0,5 7,11 31,0">
          <text:p/>
        </draw:polygon>
        <draw:polygon draw:style-name="gr35" draw:layer="layout" svg:width="0.03cm" svg:height="0.01cm" svg:x="8.123cm" svg:y="19.739cm" svg:viewBox="0 0 31 11" draw:points="24,0 0,11 31,6">
          <text:p/>
        </draw:polygon>
        <draw:polygon draw:style-name="gr52" draw:layer="layout" svg:width="0.03cm" svg:height="0.011cm" svg:x="8.123cm" svg:y="19.745cm" svg:viewBox="0 0 31 12" draw:points="31,0 0,5 5,12">
          <text:p/>
        </draw:polygon>
        <draw:polygon draw:style-name="gr35" draw:layer="layout" svg:width="0.031cm" svg:height="0.01cm" svg:x="8.092cm" svg:y="19.749cm" svg:viewBox="0 0 32 11" draw:points="32,0 0,5 6,11">
          <text:p/>
        </draw:polygon>
        <draw:polygon draw:style-name="gr35" draw:layer="layout" svg:width="0.03cm" svg:height="0.01cm" svg:x="8.098cm" svg:y="19.749cm" svg:viewBox="0 0 31 11" draw:points="26,0 0,11 31,7">
          <text:p/>
        </draw:polygon>
        <draw:polygon draw:style-name="gr52" draw:layer="layout" svg:width="0.03cm" svg:height="0.009cm" svg:x="8.098cm" svg:y="19.755cm" svg:viewBox="0 0 31 10" draw:points="31,0 0,4 6,10">
          <text:p/>
        </draw:polygon>
        <draw:polygon draw:style-name="gr51" draw:layer="layout" svg:width="0.03cm" svg:height="0.011cm" svg:x="8.062cm" svg:y="19.754cm" svg:viewBox="0 0 31 12" draw:points="31,0 0,5 5,12">
          <text:p/>
        </draw:polygon>
        <draw:polygon draw:style-name="gr51" draw:layer="layout" svg:width="0.032cm" svg:height="0.01cm" svg:x="8.031cm" svg:y="19.758cm" svg:viewBox="0 0 33 11" draw:points="33,0 0,5 7,11">
          <text:p/>
        </draw:polygon>
        <draw:polygon draw:style-name="gr51" draw:layer="layout" svg:width="0.03cm" svg:height="0.01cm" svg:x="8.037cm" svg:y="19.758cm" svg:viewBox="0 0 31 11" draw:points="26,0 0,11 31,7">
          <text:p/>
        </draw:polygon>
        <draw:polygon draw:style-name="gr51" draw:layer="layout" svg:width="0.03cm" svg:height="0.009cm" svg:x="8.037cm" svg:y="19.764cm" svg:viewBox="0 0 31 10" draw:points="31,0 0,4 6,10">
          <text:p/>
        </draw:polygon>
        <draw:polygon draw:style-name="gr51" draw:layer="layout" svg:width="0.031cm" svg:height="0.011cm" svg:x="8.067cm" svg:y="19.754cm" svg:viewBox="0 0 32 12" draw:points="26,0 0,12 32,6">
          <text:p/>
        </draw:polygon>
        <draw:polygon draw:style-name="gr51" draw:layer="layout" svg:width="0.03cm" svg:height="0.009cm" svg:x="8.043cm" svg:y="19.764cm" svg:viewBox="0 0 31 10" draw:points="25,0 0,10 31,5">
          <text:p/>
        </draw:polygon>
        <draw:polygon draw:style-name="gr51" draw:layer="layout" svg:width="0.031cm" svg:height="0.01cm" svg:x="8.067cm" svg:y="19.759cm" svg:viewBox="0 0 32 11" draw:points="0,6 6,11 32,0">
          <text:p/>
        </draw:polygon>
        <draw:polygon draw:style-name="gr35" draw:layer="layout" svg:width="0.031cm" svg:height="0.01cm" svg:x="8.073cm" svg:y="19.759cm" svg:viewBox="0 0 32 11" draw:points="26,0 0,11 32,6">
          <text:p/>
        </draw:polygon>
        <draw:polygon draw:style-name="gr52" draw:layer="layout" svg:width="0.031cm" svg:height="0.01cm" svg:x="8.073cm" svg:y="19.764cm" svg:viewBox="0 0 32 11" draw:points="32,0 0,5 6,11">
          <text:p/>
        </draw:polygon>
        <draw:polygon draw:style-name="gr35" draw:layer="layout" svg:width="0.03cm" svg:height="0.01cm" svg:x="8.043cm" svg:y="19.769cm" svg:viewBox="0 0 31 11" draw:points="31,0 0,5 5,11">
          <text:p/>
        </draw:polygon>
        <draw:polygon draw:style-name="gr35" draw:layer="layout" svg:width="0.031cm" svg:height="0.01cm" svg:x="8.048cm" svg:y="19.769cm" svg:viewBox="0 0 32 11" draw:points="26,0 0,11 32,6">
          <text:p/>
        </draw:polygon>
        <draw:polygon draw:style-name="gr52" draw:layer="layout" svg:width="0.031cm" svg:height="0.01cm" svg:x="8.048cm" svg:y="19.774cm" svg:viewBox="0 0 32 11" draw:points="32,0 0,5 6,11">
          <text:p/>
        </draw:polygon>
        <draw:polygon draw:style-name="gr52" draw:layer="layout" svg:width="0.031cm" svg:height="0.01cm" svg:x="8.227cm" svg:y="19.705cm" svg:viewBox="0 0 32 11" draw:points="26,0 0,11 32,7">
          <text:p/>
        </draw:polygon>
        <draw:polygon draw:style-name="gr52" draw:layer="layout" svg:width="0.03cm" svg:height="0.01cm" svg:x="8.203cm" svg:y="19.715cm" svg:viewBox="0 0 31 11" draw:points="25,0 0,11 31,7">
          <text:p/>
        </draw:polygon>
        <draw:polygon draw:style-name="gr52" draw:layer="layout" svg:width="0.031cm" svg:height="0.01cm" svg:x="8.227cm" svg:y="19.711cm" svg:viewBox="0 0 32 11" draw:points="0,4 6,11 32,0">
          <text:p/>
        </draw:polygon>
        <draw:polygon draw:style-name="gr52" draw:layer="layout" svg:width="0.031cm" svg:height="0.01cm" svg:x="8.233cm" svg:y="19.711cm" svg:viewBox="0 0 32 11" draw:points="26,0 0,11 32,5">
          <text:p/>
        </draw:polygon>
        <draw:polygon draw:style-name="gr52" draw:layer="layout" svg:width="0.03cm" svg:height="0.01cm" svg:x="8.178cm" svg:y="19.725cm" svg:viewBox="0 0 31 11" draw:points="26,0 0,11 31,6">
          <text:p/>
        </draw:polygon>
        <draw:polygon draw:style-name="gr52" draw:layer="layout" svg:width="0.031cm" svg:height="0.01cm" svg:x="8.153cm" svg:y="19.735cm" svg:viewBox="0 0 32 11" draw:points="25,0 0,11 32,6">
          <text:p/>
        </draw:polygon>
        <draw:polygon draw:style-name="gr52" draw:layer="layout" svg:width="0.03cm" svg:height="0.01cm" svg:x="8.178cm" svg:y="19.73cm" svg:viewBox="0 0 31 11" draw:points="0,5 7,11 31,0">
          <text:p/>
        </draw:polygon>
        <draw:polygon draw:style-name="gr52" draw:layer="layout" svg:width="0.03cm" svg:height="0.01cm" svg:x="8.184cm" svg:y="19.73cm" svg:viewBox="0 0 31 11" draw:points="24,0 0,11 31,6">
          <text:p/>
        </draw:polygon>
        <draw:polygon draw:style-name="gr52" draw:layer="layout" svg:width="0.03cm" svg:height="0.009cm" svg:x="8.203cm" svg:y="19.721cm" svg:viewBox="0 0 31 10" draw:points="0,4 5,10 31,0">
          <text:p/>
        </draw:polygon>
        <draw:polygon draw:style-name="gr52" draw:layer="layout" svg:width="0.031cm" svg:height="0.01cm" svg:x="8.208cm" svg:y="19.726cm" svg:viewBox="0 0 32 11" draw:points="0,5 7,11 32,0">
          <text:p/>
        </draw:polygon>
        <draw:polygon draw:style-name="gr52" draw:layer="layout" svg:width="0.031cm" svg:height="0.009cm" svg:x="8.208cm" svg:y="19.721cm" svg:viewBox="0 0 32 10" draw:points="0,10 32,5 26,0">
          <text:p/>
        </draw:polygon>
        <draw:polygon draw:style-name="gr52" draw:layer="layout" svg:width="0.031cm" svg:height="0.01cm" svg:x="8.233cm" svg:y="19.716cm" svg:viewBox="0 0 32 11" draw:points="0,6 6,11 32,0">
          <text:p/>
        </draw:polygon>
        <draw:polygon draw:style-name="gr53" draw:layer="layout" svg:width="0.03cm" svg:height="0.01cm" svg:x="8.239cm" svg:y="19.716cm" svg:viewBox="0 0 31 11" draw:points="26,0 0,11 31,6">
          <text:p/>
        </draw:polygon>
        <draw:polygon draw:style-name="gr53" draw:layer="layout" svg:width="0.031cm" svg:height="0.01cm" svg:x="8.214cm" svg:y="19.726cm" svg:viewBox="0 0 32 11" draw:points="25,0 0,11 32,6">
          <text:p/>
        </draw:polygon>
        <draw:polygon draw:style-name="gr53" draw:layer="layout" svg:width="0.03cm" svg:height="0.01cm" svg:x="8.239cm" svg:y="19.721cm" svg:viewBox="0 0 31 11" draw:points="0,5 7,11 31,0">
          <text:p/>
        </draw:polygon>
        <draw:polygon draw:style-name="gr53" draw:layer="layout" svg:width="0.03cm" svg:height="0.01cm" svg:x="8.245cm" svg:y="19.721cm" svg:viewBox="0 0 31 11" draw:points="24,0 0,11 31,6">
          <text:p/>
        </draw:polygon>
        <draw:polygon draw:style-name="gr52" draw:layer="layout" svg:width="0.031cm" svg:height="0.011cm" svg:x="8.128cm" svg:y="19.745cm" svg:viewBox="0 0 32 12" draw:points="26,0 0,12 32,6">
          <text:p/>
        </draw:polygon>
        <draw:polygon draw:style-name="gr52" draw:layer="layout" svg:width="0.03cm" svg:height="0.009cm" svg:x="8.104cm" svg:y="19.755cm" svg:viewBox="0 0 31 10" draw:points="25,0 0,10 31,5">
          <text:p/>
        </draw:polygon>
        <draw:polygon draw:style-name="gr52" draw:layer="layout" svg:width="0.031cm" svg:height="0.01cm" svg:x="8.128cm" svg:y="19.75cm" svg:viewBox="0 0 32 11" draw:points="0,6 6,11 32,0">
          <text:p/>
        </draw:polygon>
        <draw:polygon draw:style-name="gr52" draw:layer="layout" svg:width="0.031cm" svg:height="0.01cm" svg:x="8.134cm" svg:y="19.75cm" svg:viewBox="0 0 32 11" draw:points="26,0 0,11 32,6">
          <text:p/>
        </draw:polygon>
        <draw:polygon draw:style-name="gr52" draw:layer="layout" svg:width="0.03cm" svg:height="0.01cm" svg:x="8.079cm" svg:y="19.764cm" svg:viewBox="0 0 31 11" draw:points="26,0 0,11 31,6">
          <text:p/>
        </draw:polygon>
        <draw:polygon draw:style-name="gr52" draw:layer="layout" svg:width="0.031cm" svg:height="0.01cm" svg:x="8.054cm" svg:y="19.774cm" svg:viewBox="0 0 32 11" draw:points="26,0 0,11 32,6">
          <text:p/>
        </draw:polygon>
        <draw:polygon draw:style-name="gr52" draw:layer="layout" svg:width="0.03cm" svg:height="0.01cm" svg:x="8.079cm" svg:y="19.77cm" svg:viewBox="0 0 31 11" draw:points="0,5 6,11 31,0">
          <text:p/>
        </draw:polygon>
        <draw:polygon draw:style-name="gr52" draw:layer="layout" svg:width="0.03cm" svg:height="0.01cm" svg:x="8.085cm" svg:y="19.77cm" svg:viewBox="0 0 31 11" draw:points="25,0 0,11 31,6">
          <text:p/>
        </draw:polygon>
        <draw:polygon draw:style-name="gr52" draw:layer="layout" svg:width="0.03cm" svg:height="0.01cm" svg:x="8.104cm" svg:y="19.76cm" svg:viewBox="0 0 31 11" draw:points="0,5 5,11 31,0">
          <text:p/>
        </draw:polygon>
        <draw:polygon draw:style-name="gr52" draw:layer="layout" svg:width="0.031cm" svg:height="0.01cm" svg:x="8.109cm" svg:y="19.765cm" svg:viewBox="0 0 32 11" draw:points="0,5 6,11 32,0">
          <text:p/>
        </draw:polygon>
        <draw:polygon draw:style-name="gr52" draw:layer="layout" svg:width="0.031cm" svg:height="0.01cm" svg:x="8.109cm" svg:y="19.76cm" svg:viewBox="0 0 32 11" draw:points="0,11 32,6 26,0">
          <text:p/>
        </draw:polygon>
        <draw:polygon draw:style-name="gr52" draw:layer="layout" svg:width="0.031cm" svg:height="0.01cm" svg:x="8.134cm" svg:y="19.755cm" svg:viewBox="0 0 32 11" draw:points="0,5 6,11 32,0">
          <text:p/>
        </draw:polygon>
        <draw:polygon draw:style-name="gr53" draw:layer="layout" svg:width="0.03cm" svg:height="0.01cm" svg:x="8.14cm" svg:y="19.755cm" svg:viewBox="0 0 31 11" draw:points="26,0 0,11 31,6">
          <text:p/>
        </draw:polygon>
        <draw:polygon draw:style-name="gr53" draw:layer="layout" svg:width="0.03cm" svg:height="0.01cm" svg:x="8.115cm" svg:y="19.765cm" svg:viewBox="0 0 31 11" draw:points="26,0 0,11 31,5">
          <text:p/>
        </draw:polygon>
        <draw:polygon draw:style-name="gr53" draw:layer="layout" svg:width="0.03cm" svg:height="0.009cm" svg:x="8.14cm" svg:y="19.761cm" svg:viewBox="0 0 31 10" draw:points="0,5 5,10 31,0">
          <text:p/>
        </draw:polygon>
        <draw:polygon draw:style-name="gr53" draw:layer="layout" svg:width="0.031cm" svg:height="0.009cm" svg:x="8.145cm" svg:y="19.761cm" svg:viewBox="0 0 32 10" draw:points="26,0 0,10 32,6">
          <text:p/>
        </draw:polygon>
        <draw:polygon draw:style-name="gr52" draw:layer="layout" svg:width="0.031cm" svg:height="0.01cm" svg:x="8.153cm" svg:y="19.74cm" svg:viewBox="0 0 32 11" draw:points="0,5 6,11 32,0">
          <text:p/>
        </draw:polygon>
        <draw:polygon draw:style-name="gr52" draw:layer="layout" svg:width="0.03cm" svg:height="0.009cm" svg:x="8.159cm" svg:y="19.746cm" svg:viewBox="0 0 31 10" draw:points="0,4 6,10 31,0">
          <text:p/>
        </draw:polygon>
        <draw:polygon draw:style-name="gr52" draw:layer="layout" svg:width="0.03cm" svg:height="0.01cm" svg:x="8.159cm" svg:y="19.74cm" svg:viewBox="0 0 31 11" draw:points="0,11 31,7 26,0">
          <text:p/>
        </draw:polygon>
        <draw:polygon draw:style-name="gr52" draw:layer="layout" svg:width="0.03cm" svg:height="0.011cm" svg:x="8.184cm" svg:y="19.736cm" svg:viewBox="0 0 31 12" draw:points="0,5 5,12 31,0">
          <text:p/>
        </draw:polygon>
        <draw:polygon draw:style-name="gr53" draw:layer="layout" svg:width="0.03cm" svg:height="0.01cm" svg:x="8.165cm" svg:y="19.751cm" svg:viewBox="0 0 31 11" draw:points="0,5 5,11 31,0">
          <text:p/>
        </draw:polygon>
        <draw:polygon draw:style-name="gr53" draw:layer="layout" svg:width="0.031cm" svg:height="0.01cm" svg:x="8.17cm" svg:y="19.756cm" svg:viewBox="0 0 32 11" draw:points="0,5 6,11 32,0">
          <text:p/>
        </draw:polygon>
        <draw:polygon draw:style-name="gr53" draw:layer="layout" svg:width="0.031cm" svg:height="0.01cm" svg:x="8.17cm" svg:y="19.751cm" svg:viewBox="0 0 32 11" draw:points="0,11 32,6 26,0">
          <text:p/>
        </draw:polygon>
        <draw:polygon draw:style-name="gr53" draw:layer="layout" svg:width="0.03cm" svg:height="0.01cm" svg:x="8.195cm" svg:y="19.746cm" svg:viewBox="0 0 31 11" draw:points="0,5 6,11 31,0">
          <text:p/>
        </draw:polygon>
        <draw:polygon draw:style-name="gr53" draw:layer="layout" svg:width="0.03cm" svg:height="0.009cm" svg:x="8.165cm" svg:y="19.746cm" svg:viewBox="0 0 31 10" draw:points="0,10 31,5 25,0">
          <text:p/>
        </draw:polygon>
        <draw:polygon draw:style-name="gr53" draw:layer="layout" svg:width="0.03cm" svg:height="0.01cm" svg:x="8.195cm" svg:y="19.741cm" svg:viewBox="0 0 31 11" draw:points="0,11 31,6 26,0">
          <text:p/>
        </draw:polygon>
        <draw:polygon draw:style-name="gr53" draw:layer="layout" svg:width="0.031cm" svg:height="0.01cm" svg:x="8.189cm" svg:y="19.741cm" svg:viewBox="0 0 32 11" draw:points="6,11 32,0 0,6">
          <text:p/>
        </draw:polygon>
        <draw:polygon draw:style-name="gr53" draw:layer="layout" svg:width="0.031cm" svg:height="0.011cm" svg:x="8.189cm" svg:y="19.736cm" svg:viewBox="0 0 32 12" draw:points="0,12 32,6 26,0">
          <text:p/>
        </draw:polygon>
        <draw:polygon draw:style-name="gr53" draw:layer="layout" svg:width="0.031cm" svg:height="0.01cm" svg:x="8.214cm" svg:y="19.731cm" svg:viewBox="0 0 32 11" draw:points="0,5 6,11 32,0">
          <text:p/>
        </draw:polygon>
        <draw:polygon draw:style-name="gr53" draw:layer="layout" svg:width="0.03cm" svg:height="0.011cm" svg:x="8.22cm" svg:y="19.736cm" svg:viewBox="0 0 31 12" draw:points="0,6 5,12 31,0">
          <text:p/>
        </draw:polygon>
        <draw:polygon draw:style-name="gr53" draw:layer="layout" svg:width="0.03cm" svg:height="0.01cm" svg:x="8.22cm" svg:y="19.731cm" svg:viewBox="0 0 31 11" draw:points="0,11 31,5 26,0">
          <text:p/>
        </draw:polygon>
        <draw:polygon draw:style-name="gr53" draw:layer="layout" svg:width="0.03cm" svg:height="0.009cm" svg:x="8.245cm" svg:y="19.727cm" svg:viewBox="0 0 31 10" draw:points="0,5 5,10 31,0">
          <text:p/>
        </draw:polygon>
        <draw:polygon draw:style-name="gr54" draw:layer="layout" svg:width="0.031cm" svg:height="0.009cm" svg:x="8.25cm" svg:y="19.727cm" svg:viewBox="0 0 32 10" draw:points="26,0 0,10 32,6">
          <text:p/>
        </draw:polygon>
        <draw:polygon draw:style-name="gr54" draw:layer="layout" svg:width="0.031cm" svg:height="0.011cm" svg:x="8.225cm" svg:y="19.736cm" svg:viewBox="0 0 32 12" draw:points="26,0 0,12 32,7">
          <text:p/>
        </draw:polygon>
        <draw:polygon draw:style-name="gr54" draw:layer="layout" svg:width="0.031cm" svg:height="0.01cm" svg:x="8.25cm" svg:y="19.732cm" svg:viewBox="0 0 32 11" draw:points="0,4 6,11 32,0">
          <text:p/>
        </draw:polygon>
        <draw:polygon draw:style-name="gr54" draw:layer="layout" svg:width="0.03cm" svg:height="0.01cm" svg:x="8.256cm" svg:y="19.732cm" svg:viewBox="0 0 31 11" draw:points="26,0 0,11 31,6">
          <text:p/>
        </draw:polygon>
        <draw:polygon draw:style-name="gr54" draw:layer="layout" svg:width="0.03cm" svg:height="0.01cm" svg:x="8.201cm" svg:y="19.746cm" svg:viewBox="0 0 31 11" draw:points="25,0 0,11 31,6">
          <text:p/>
        </draw:polygon>
        <draw:polygon draw:style-name="gr54" draw:layer="layout" svg:width="0.03cm" svg:height="0.01cm" svg:x="8.176cm" svg:y="19.756cm" svg:viewBox="0 0 31 11" draw:points="26,0 0,11 31,5">
          <text:p/>
        </draw:polygon>
        <draw:polygon draw:style-name="gr54" draw:layer="layout" svg:width="0.03cm" svg:height="0.009cm" svg:x="8.201cm" svg:y="19.752cm" svg:viewBox="0 0 31 10" draw:points="0,5 5,10 31,0">
          <text:p/>
        </draw:polygon>
        <draw:polygon draw:style-name="gr54" draw:layer="layout" svg:width="0.031cm" svg:height="0.009cm" svg:x="8.206cm" svg:y="19.752cm" svg:viewBox="0 0 32 10" draw:points="26,0 0,10 32,6">
          <text:p/>
        </draw:polygon>
        <draw:polygon draw:style-name="gr54" draw:layer="layout" svg:width="0.031cm" svg:height="0.01cm" svg:x="8.225cm" svg:y="19.742cm" svg:viewBox="0 0 32 11" draw:points="0,5 6,11 32,0">
          <text:p/>
        </draw:polygon>
        <draw:polygon draw:style-name="gr54" draw:layer="layout" svg:width="0.031cm" svg:height="0.01cm" svg:x="8.231cm" svg:y="19.747cm" svg:viewBox="0 0 32 11" draw:points="0,5 6,11 32,0">
          <text:p/>
        </draw:polygon>
        <draw:polygon draw:style-name="gr54" draw:layer="layout" svg:width="0.031cm" svg:height="0.01cm" svg:x="8.231cm" svg:y="19.742cm" svg:viewBox="0 0 32 11" draw:points="0,11 32,6 26,0">
          <text:p/>
        </draw:polygon>
        <draw:polygon draw:style-name="gr54" draw:layer="layout" svg:width="0.03cm" svg:height="0.01cm" svg:x="8.256cm" svg:y="19.737cm" svg:viewBox="0 0 31 11" draw:points="0,5 6,11 31,0">
          <text:p/>
        </draw:polygon>
        <draw:polygon draw:style-name="gr55" draw:layer="layout" svg:width="0.03cm" svg:height="0.01cm" svg:x="8.262cm" svg:y="19.737cm" svg:viewBox="0 0 31 11" draw:points="25,0 0,11 31,5">
          <text:p/>
        </draw:polygon>
        <draw:polygon draw:style-name="gr55" draw:layer="layout" svg:width="0.03cm" svg:height="0.01cm" svg:x="8.237cm" svg:y="19.747cm" svg:viewBox="0 0 31 11" draw:points="26,0 0,11 31,5">
          <text:p/>
        </draw:polygon>
        <draw:polygon draw:style-name="gr55" draw:layer="layout" svg:width="0.03cm" svg:height="0.01cm" svg:x="8.262cm" svg:y="19.742cm" svg:viewBox="0 0 31 11" draw:points="0,6 5,11 31,0">
          <text:p/>
        </draw:polygon>
        <draw:polygon draw:style-name="gr55" draw:layer="layout" svg:width="0.031cm" svg:height="0.01cm" svg:x="8.267cm" svg:y="19.742cm" svg:viewBox="0 0 32 11" draw:points="26,0 0,11 32,7">
          <text:p/>
        </draw:polygon>
        <draw:polygon draw:style-name="gr56" draw:layer="layout" svg:width="0.031cm" svg:height="0.01cm" svg:x="8.267cm" svg:y="19.748cm" svg:viewBox="0 0 32 11" draw:points="32,0 0,4 7,11">
          <text:p/>
        </draw:polygon>
        <draw:polygon draw:style-name="gr55" draw:layer="layout" svg:width="0.03cm" svg:height="0.01cm" svg:x="8.237cm" svg:y="19.752cm" svg:viewBox="0 0 31 11" draw:points="31,0 0,6 7,11">
          <text:p/>
        </draw:polygon>
        <draw:polygon draw:style-name="gr55" draw:layer="layout" svg:width="0.03cm" svg:height="0.01cm" svg:x="8.243cm" svg:y="19.752cm" svg:viewBox="0 0 31 11" draw:points="24,0 0,11 31,7">
          <text:p/>
        </draw:polygon>
        <draw:polygon draw:style-name="gr56" draw:layer="layout" svg:width="0.03cm" svg:height="0.009cm" svg:x="8.243cm" svg:y="19.758cm" svg:viewBox="0 0 31 10" draw:points="31,0 0,4 5,10">
          <text:p/>
        </draw:polygon>
        <draw:polygon draw:style-name="gr55" draw:layer="layout" svg:width="0.031cm" svg:height="0.01cm" svg:x="8.206cm" svg:y="19.757cm" svg:viewBox="0 0 32 11" draw:points="32,0 0,4 7,11">
          <text:p/>
        </draw:polygon>
        <draw:polygon draw:style-name="gr54" draw:layer="layout" svg:width="0.03cm" svg:height="0.01cm" svg:x="8.176cm" svg:y="19.761cm" svg:viewBox="0 0 31 11" draw:points="31,0 0,6 7,11">
          <text:p/>
        </draw:polygon>
        <draw:polygon draw:style-name="gr54" draw:layer="layout" svg:width="0.03cm" svg:height="0.01cm" svg:x="8.182cm" svg:y="19.761cm" svg:viewBox="0 0 31 11" draw:points="24,0 0,11 31,7">
          <text:p/>
        </draw:polygon>
        <draw:polygon draw:style-name="gr55" draw:layer="layout" svg:width="0.03cm" svg:height="0.009cm" svg:x="8.182cm" svg:y="19.767cm" svg:viewBox="0 0 31 10" draw:points="31,0 0,4 5,10">
          <text:p/>
        </draw:polygon>
        <draw:polygon draw:style-name="gr55" draw:layer="layout" svg:width="0.031cm" svg:height="0.01cm" svg:x="8.212cm" svg:y="19.757cm" svg:viewBox="0 0 32 11" draw:points="25,0 0,11 32,5">
          <text:p/>
        </draw:polygon>
        <draw:polygon draw:style-name="gr55" draw:layer="layout" svg:width="0.031cm" svg:height="0.009cm" svg:x="8.187cm" svg:y="19.767cm" svg:viewBox="0 0 32 10" draw:points="26,0 0,10 32,5">
          <text:p/>
        </draw:polygon>
        <draw:polygon draw:style-name="gr55" draw:layer="layout" svg:width="0.031cm" svg:height="0.01cm" svg:x="8.212cm" svg:y="19.762cm" svg:viewBox="0 0 32 11" draw:points="0,6 6,11 32,0">
          <text:p/>
        </draw:polygon>
        <draw:polygon draw:style-name="gr55" draw:layer="layout" svg:width="0.03cm" svg:height="0.01cm" svg:x="8.218cm" svg:y="19.762cm" svg:viewBox="0 0 31 11" draw:points="26,0 0,11 31,6">
          <text:p/>
        </draw:polygon>
        <draw:polygon draw:style-name="gr56" draw:layer="layout" svg:width="0.03cm" svg:height="0.01cm" svg:x="8.218cm" svg:y="19.767cm" svg:viewBox="0 0 31 11" draw:points="31,0 0,5 5,11">
          <text:p/>
        </draw:polygon>
        <draw:polygon draw:style-name="gr55" draw:layer="layout" svg:width="0.031cm" svg:height="0.011cm" svg:x="8.187cm" svg:y="19.772cm" svg:viewBox="0 0 32 12" draw:points="32,0 0,5 6,12">
          <text:p/>
        </draw:polygon>
        <draw:polygon draw:style-name="gr55" draw:layer="layout" svg:width="0.03cm" svg:height="0.011cm" svg:x="8.193cm" svg:y="19.772cm" svg:viewBox="0 0 31 12" draw:points="26,0 0,12 31,6">
          <text:p/>
        </draw:polygon>
        <draw:polygon draw:style-name="gr56" draw:layer="layout" svg:width="0.03cm" svg:height="0.01cm" svg:x="8.193cm" svg:y="19.777cm" svg:viewBox="0 0 31 11" draw:points="31,0 0,6 6,11">
          <text:p/>
        </draw:polygon>
        <draw:polygon draw:style-name="gr54" draw:layer="layout" svg:width="0.031cm" svg:height="0.01cm" svg:x="8.145cm" svg:y="19.766cm" svg:viewBox="0 0 32 11" draw:points="32,0 0,4 6,11">
          <text:p/>
        </draw:polygon>
        <draw:polygon draw:style-name="gr53" draw:layer="layout" svg:width="0.03cm" svg:height="0.01cm" svg:x="8.115cm" svg:y="19.77cm" svg:viewBox="0 0 31 11" draw:points="31,0 0,6 6,11">
          <text:p/>
        </draw:polygon>
        <draw:polygon draw:style-name="gr53" draw:layer="layout" svg:width="0.03cm" svg:height="0.01cm" svg:x="8.121cm" svg:y="19.77cm" svg:viewBox="0 0 31 11" draw:points="25,0 0,11 31,7">
          <text:p/>
        </draw:polygon>
        <draw:polygon draw:style-name="gr54" draw:layer="layout" svg:width="0.03cm" svg:height="0.01cm" svg:x="8.121cm" svg:y="19.776cm" svg:viewBox="0 0 31 11" draw:points="31,0 0,4 6,11">
          <text:p/>
        </draw:polygon>
        <draw:polygon draw:style-name="gr53" draw:layer="layout" svg:width="0.03cm" svg:height="0.01cm" svg:x="8.085cm" svg:y="19.775cm" svg:viewBox="0 0 31 11" draw:points="31,0 0,5 5,11">
          <text:p/>
        </draw:polygon>
        <draw:polygon draw:style-name="gr52" draw:layer="layout" svg:width="0.031cm" svg:height="0.009cm" svg:x="8.054cm" svg:y="19.78cm" svg:viewBox="0 0 32 10" draw:points="32,0 0,5 6,10">
          <text:p/>
        </draw:polygon>
        <draw:polygon draw:style-name="gr52" draw:layer="layout" svg:width="0.03cm" svg:height="0.009cm" svg:x="8.06cm" svg:y="19.78cm" svg:viewBox="0 0 31 10" draw:points="26,0 0,10 31,6">
          <text:p/>
        </draw:polygon>
        <draw:polygon draw:style-name="gr53" draw:layer="layout" svg:width="0.03cm" svg:height="0.01cm" svg:x="8.06cm" svg:y="19.785cm" svg:viewBox="0 0 31 11" draw:points="31,0 0,4 6,11">
          <text:p/>
        </draw:polygon>
        <draw:polygon draw:style-name="gr53" draw:layer="layout" svg:width="0.031cm" svg:height="0.01cm" svg:x="8.09cm" svg:y="19.775cm" svg:viewBox="0 0 32 11" draw:points="26,0 0,11 32,5">
          <text:p/>
        </draw:polygon>
        <draw:polygon draw:style-name="gr53" draw:layer="layout" svg:width="0.031cm" svg:height="0.01cm" svg:x="8.065cm" svg:y="19.785cm" svg:viewBox="0 0 32 11" draw:points="25,0 0,11 32,5">
          <text:p/>
        </draw:polygon>
        <draw:polygon draw:style-name="gr53" draw:layer="layout" svg:width="0.031cm" svg:height="0.01cm" svg:x="8.09cm" svg:y="19.78cm" svg:viewBox="0 0 32 11" draw:points="0,6 7,11 32,0">
          <text:p/>
        </draw:polygon>
        <draw:polygon draw:style-name="gr53" draw:layer="layout" svg:width="0.03cm" svg:height="0.01cm" svg:x="8.096cm" svg:y="19.78cm" svg:viewBox="0 0 31 11" draw:points="25,0 0,11 31,7">
          <text:p/>
        </draw:polygon>
        <draw:polygon draw:style-name="gr54" draw:layer="layout" svg:width="0.03cm" svg:height="0.009cm" svg:x="8.096cm" svg:y="19.786cm" svg:viewBox="0 0 31 10" draw:points="31,0 0,4 6,10">
          <text:p/>
        </draw:polygon>
        <draw:polygon draw:style-name="gr53" draw:layer="layout" svg:width="0.031cm" svg:height="0.011cm" svg:x="8.065cm" svg:y="19.79cm" svg:viewBox="0 0 32 12" draw:points="32,0 0,6 6,12">
          <text:p/>
        </draw:polygon>
        <draw:polygon draw:style-name="gr53" draw:layer="layout" svg:width="0.031cm" svg:height="0.011cm" svg:x="8.071cm" svg:y="19.79cm" svg:viewBox="0 0 32 12" draw:points="26,0 0,12 32,6">
          <text:p/>
        </draw:polygon>
        <draw:polygon draw:style-name="gr54" draw:layer="layout" svg:width="0.031cm" svg:height="0.01cm" svg:x="8.071cm" svg:y="19.795cm" svg:viewBox="0 0 32 11" draw:points="32,0 0,6 6,11">
          <text:p/>
        </draw:polygon>
        <draw:polygon draw:style-name="gr54" draw:layer="layout" svg:width="0.032cm" svg:height="0.01cm" svg:x="8.151cm" svg:y="19.766cm" svg:viewBox="0 0 33 11" draw:points="26,0 0,11 33,5">
          <text:p/>
        </draw:polygon>
        <draw:polygon draw:style-name="gr54" draw:layer="layout" svg:width="0.031cm" svg:height="0.01cm" svg:x="8.126cm" svg:y="19.776cm" svg:viewBox="0 0 32 11" draw:points="25,0 0,11 32,5">
          <text:p/>
        </draw:polygon>
        <draw:polygon draw:style-name="gr54" draw:layer="layout" svg:width="0.032cm" svg:height="0.01cm" svg:x="8.151cm" svg:y="19.771cm" svg:viewBox="0 0 33 11" draw:points="0,6 7,11 33,0">
          <text:p/>
        </draw:polygon>
        <draw:polygon draw:style-name="gr54" draw:layer="layout" svg:width="0.03cm" svg:height="0.01cm" svg:x="8.157cm" svg:y="19.771cm" svg:viewBox="0 0 31 11" draw:points="26,0 0,11 31,6">
          <text:p/>
        </draw:polygon>
        <draw:polygon draw:style-name="gr54" draw:layer="layout" svg:width="0.03cm" svg:height="0.009cm" svg:x="8.102cm" svg:y="19.786cm" svg:viewBox="0 0 31 10" draw:points="25,0 0,10 31,6">
          <text:p/>
        </draw:polygon>
        <draw:polygon draw:style-name="gr54" draw:layer="layout" svg:width="0.03cm" svg:height="0.01cm" svg:x="8.077cm" svg:y="19.795cm" svg:viewBox="0 0 31 11" draw:points="26,0 0,11 31,7">
          <text:p/>
        </draw:polygon>
        <draw:polygon draw:style-name="gr54" draw:layer="layout" svg:width="0.03cm" svg:height="0.01cm" svg:x="8.102cm" svg:y="19.791cm" svg:viewBox="0 0 31 11" draw:points="0,4 5,11 31,0">
          <text:p/>
        </draw:polygon>
        <draw:polygon draw:style-name="gr54" draw:layer="layout" svg:width="0.031cm" svg:height="0.01cm" svg:x="8.107cm" svg:y="19.791cm" svg:viewBox="0 0 32 11" draw:points="26,0 0,11 32,5">
          <text:p/>
        </draw:polygon>
        <draw:polygon draw:style-name="gr54" draw:layer="layout" svg:width="0.031cm" svg:height="0.011cm" svg:x="8.126cm" svg:y="19.781cm" svg:viewBox="0 0 32 12" draw:points="0,6 6,12 32,0">
          <text:p/>
        </draw:polygon>
        <draw:polygon draw:style-name="gr54" draw:layer="layout" svg:width="0.031cm" svg:height="0.01cm" svg:x="8.132cm" svg:y="19.786cm" svg:viewBox="0 0 32 11" draw:points="0,6 6,11 32,0">
          <text:p/>
        </draw:polygon>
        <draw:polygon draw:style-name="gr54" draw:layer="layout" svg:width="0.031cm" svg:height="0.011cm" svg:x="8.132cm" svg:y="19.781cm" svg:viewBox="0 0 32 12" draw:points="0,12 32,6 26,0">
          <text:p/>
        </draw:polygon>
        <draw:polygon draw:style-name="gr54" draw:layer="layout" svg:width="0.03cm" svg:height="0.01cm" svg:x="8.157cm" svg:y="19.776cm" svg:viewBox="0 0 31 11" draw:points="0,5 6,11 31,0">
          <text:p/>
        </draw:polygon>
        <draw:polygon draw:style-name="gr55" draw:layer="layout" svg:width="0.03cm" svg:height="0.01cm" svg:x="8.163cm" svg:y="19.776cm" svg:viewBox="0 0 31 11" draw:points="25,0 0,11 31,7">
          <text:p/>
        </draw:polygon>
        <draw:polygon draw:style-name="gr55" draw:layer="layout" svg:width="0.03cm" svg:height="0.01cm" svg:x="8.138cm" svg:y="19.786cm" svg:viewBox="0 0 31 11" draw:points="26,0 0,11 31,7">
          <text:p/>
        </draw:polygon>
        <draw:polygon draw:style-name="gr55" draw:layer="layout" svg:width="0.03cm" svg:height="0.01cm" svg:x="8.163cm" svg:y="19.782cm" svg:viewBox="0 0 31 11" draw:points="0,4 5,11 31,0">
          <text:p/>
        </draw:polygon>
        <draw:polygon draw:style-name="gr55" draw:layer="layout" svg:width="0.031cm" svg:height="0.01cm" svg:x="8.168cm" svg:y="19.782cm" svg:viewBox="0 0 32 11" draw:points="26,0 0,11 32,5">
          <text:p/>
        </draw:polygon>
        <draw:polygon draw:style-name="gr56" draw:layer="layout" svg:width="0.031cm" svg:height="0.01cm" svg:x="8.168cm" svg:y="19.787cm" svg:viewBox="0 0 32 11" draw:points="32,0 0,6 6,11">
          <text:p/>
        </draw:polygon>
        <draw:polygon draw:style-name="gr55" draw:layer="layout" svg:width="0.03cm" svg:height="0.009cm" svg:x="8.138cm" svg:y="19.792cm" svg:viewBox="0 0 31 10" draw:points="31,0 0,4 5,10">
          <text:p/>
        </draw:polygon>
        <draw:polygon draw:style-name="gr55" draw:layer="layout" svg:width="0.031cm" svg:height="0.009cm" svg:x="8.143cm" svg:y="19.792cm" svg:viewBox="0 0 32 10" draw:points="26,0 0,10 32,5">
          <text:p/>
        </draw:polygon>
        <draw:polygon draw:style-name="gr56" draw:layer="layout" svg:width="0.031cm" svg:height="0.01cm" svg:x="8.143cm" svg:y="19.797cm" svg:viewBox="0 0 32 11" draw:points="32,0 0,5 6,11">
          <text:p/>
        </draw:polygon>
        <draw:polygon draw:style-name="gr55" draw:layer="layout" svg:width="0.031cm" svg:height="0.01cm" svg:x="8.107cm" svg:y="19.796cm" svg:viewBox="0 0 32 11" draw:points="32,0 0,6 6,11">
          <text:p/>
        </draw:polygon>
        <draw:polygon draw:style-name="gr54" draw:layer="layout" svg:width="0.03cm" svg:height="0.009cm" svg:x="8.077cm" svg:y="19.801cm" svg:viewBox="0 0 31 10" draw:points="31,0 0,4 5,10">
          <text:p/>
        </draw:polygon>
        <draw:polygon draw:style-name="gr54" draw:layer="layout" svg:width="0.031cm" svg:height="0.009cm" svg:x="8.082cm" svg:y="19.801cm" svg:viewBox="0 0 32 10" draw:points="26,0 0,10 32,5">
          <text:p/>
        </draw:polygon>
        <draw:polygon draw:style-name="gr55" draw:layer="layout" svg:width="0.031cm" svg:height="0.01cm" svg:x="8.082cm" svg:y="19.806cm" svg:viewBox="0 0 32 11" draw:points="32,0 0,5 6,11">
          <text:p/>
        </draw:polygon>
        <draw:polygon draw:style-name="gr55" draw:layer="layout" svg:width="0.03cm" svg:height="0.01cm" svg:x="8.113cm" svg:y="19.796cm" svg:viewBox="0 0 31 11" draw:points="26,0 0,11 31,6">
          <text:p/>
        </draw:polygon>
        <draw:polygon draw:style-name="gr55" draw:layer="layout" svg:width="0.031cm" svg:height="0.01cm" svg:x="8.088cm" svg:y="19.806cm" svg:viewBox="0 0 32 11" draw:points="26,0 0,11 32,6">
          <text:p/>
        </draw:polygon>
        <draw:polygon draw:style-name="gr55" draw:layer="layout" svg:width="0.03cm" svg:height="0.01cm" svg:x="8.113cm" svg:y="19.801cm" svg:viewBox="0 0 31 11" draw:points="0,5 6,11 31,0">
          <text:p/>
        </draw:polygon>
        <draw:polygon draw:style-name="gr55" draw:layer="layout" svg:width="0.03cm" svg:height="0.01cm" svg:x="8.119cm" svg:y="19.801cm" svg:viewBox="0 0 31 11" draw:points="25,0 0,11 31,6">
          <text:p/>
        </draw:polygon>
        <draw:polygon draw:style-name="gr56" draw:layer="layout" svg:width="0.03cm" svg:height="0.009cm" svg:x="8.119cm" svg:y="19.807cm" svg:viewBox="0 0 31 10" draw:points="31,0 0,5 6,10">
          <text:p/>
        </draw:polygon>
        <draw:polygon draw:style-name="gr55" draw:layer="layout" svg:width="0.031cm" svg:height="0.01cm" svg:x="8.088cm" svg:y="19.811cm" svg:viewBox="0 0 32 11" draw:points="32,0 0,5 7,11">
          <text:p/>
        </draw:polygon>
        <draw:polygon draw:style-name="gr55" draw:layer="layout" svg:width="0.03cm" svg:height="0.01cm" svg:x="8.094cm" svg:y="19.811cm" svg:viewBox="0 0 31 11" draw:points="25,0 0,11 31,5">
          <text:p/>
        </draw:polygon>
        <draw:polygon draw:style-name="gr56" draw:layer="layout" svg:width="0.03cm" svg:height="0.01cm" svg:x="8.094cm" svg:y="19.816cm" svg:viewBox="0 0 31 11" draw:points="31,0 0,6 6,11">
          <text:p/>
        </draw:polygon>
        <draw:path draw:style-name="gr3" draw:layer="layout" svg:width="0.487cm" svg:height="0.241cm" svg:x="8.009cm" svg:y="19.585cm" svg:viewBox="0 0 488 242" svg:d="m488 84-92-84m-396 157 91 85 397-158-397 158">
          <text:p/>
        </draw:path>
        <draw:polygon draw:style-name="gr48" draw:layer="layout" svg:width="0.059cm" svg:height="0.02cm" svg:x="8.345cm" svg:y="19.582cm" svg:viewBox="0 0 60 21" draw:points="60,3 51,0 0,21">
          <text:p/>
        </draw:polygon>
        <draw:polygon draw:style-name="gr47" draw:layer="layout" svg:width="0.059cm" svg:height="0.019cm" svg:x="8.336cm" svg:y="19.579cm" svg:viewBox="0 0 60 20" draw:points="60,3 50,0 0,20">
          <text:p/>
        </draw:polygon>
        <draw:polygon draw:style-name="gr47" draw:layer="layout" svg:width="0.059cm" svg:height="0.02cm" svg:x="8.336cm" svg:y="19.582cm" svg:viewBox="0 0 60 21" draw:points="60,0 0,17 9,21">
          <text:p/>
        </draw:polygon>
        <draw:polygon draw:style-name="gr47" draw:layer="layout" svg:width="0.059cm" svg:height="0.02cm" svg:x="8.286cm" svg:y="19.598cm" svg:viewBox="0 0 60 21" draw:points="60,4 51,0 0,21">
          <text:p/>
        </draw:polygon>
        <draw:polygon draw:style-name="gr46" draw:layer="layout" svg:width="0.059cm" svg:height="0.019cm" svg:x="8.326cm" svg:y="19.576cm" svg:viewBox="0 0 60 20" draw:points="60,3 51,0 0,20">
          <text:p/>
        </draw:polygon>
        <draw:polygon draw:style-name="gr45" draw:layer="layout" svg:width="0.059cm" svg:height="0.02cm" svg:x="8.317cm" svg:y="19.572cm" svg:viewBox="0 0 60 21" draw:points="60,4 50,0 0,21">
          <text:p/>
        </draw:polygon>
        <draw:polygon draw:style-name="gr45" draw:layer="layout" svg:width="0.059cm" svg:height="0.019cm" svg:x="8.317cm" svg:y="19.576cm" svg:viewBox="0 0 60 20" draw:points="60,0 0,17 9,20">
          <text:p/>
        </draw:polygon>
        <draw:polygon draw:style-name="gr45" draw:layer="layout" svg:width="0.059cm" svg:height="0.019cm" svg:x="8.267cm" svg:y="19.592cm" svg:viewBox="0 0 60 20" draw:points="60,3 51,0 0,20">
          <text:p/>
        </draw:polygon>
        <draw:polygon draw:style-name="gr46" draw:layer="layout" svg:width="0.059cm" svg:height="0.019cm" svg:x="8.326cm" svg:y="19.579cm" svg:viewBox="0 0 60 20" draw:points="60,0 0,17 10,20">
          <text:p/>
        </draw:polygon>
        <draw:polygon draw:style-name="gr45" draw:layer="layout" svg:width="0.059cm" svg:height="0.02cm" svg:x="8.267cm" svg:y="19.595cm" svg:viewBox="0 0 60 21" draw:points="60,0 0,17 10,21">
          <text:p/>
        </draw:polygon>
        <draw:polygon draw:style-name="gr45" draw:layer="layout" svg:width="0.059cm" svg:height="0.02cm" svg:x="8.277cm" svg:y="19.595cm" svg:viewBox="0 0 60 21" draw:points="50,0 0,21 60,3">
          <text:p/>
        </draw:polygon>
        <draw:polygon draw:style-name="gr46" draw:layer="layout" svg:width="0.059cm" svg:height="0.02cm" svg:x="8.277cm" svg:y="19.598cm" svg:viewBox="0 0 60 21" draw:points="60,0 0,18 9,21">
          <text:p/>
        </draw:polygon>
        <draw:polygon draw:style-name="gr46" draw:layer="layout" svg:width="0.059cm" svg:height="0.019cm" svg:x="8.227cm" svg:y="19.615cm" svg:viewBox="0 0 60 20" draw:points="60,3 51,0 0,20">
          <text:p/>
        </draw:polygon>
        <draw:polygon draw:style-name="gr45" draw:layer="layout" svg:width="0.059cm" svg:height="0.02cm" svg:x="8.218cm" svg:y="19.611cm" svg:viewBox="0 0 60 21" draw:points="60,4 50,0 0,21">
          <text:p/>
        </draw:polygon>
        <draw:polygon draw:style-name="gr45" draw:layer="layout" svg:width="0.059cm" svg:height="0.019cm" svg:x="8.218cm" svg:y="19.615cm" svg:viewBox="0 0 60 20" draw:points="60,0 0,17 9,20">
          <text:p/>
        </draw:polygon>
        <draw:polygon draw:style-name="gr45" draw:layer="layout" svg:width="0.059cm" svg:height="0.019cm" svg:x="8.168cm" svg:y="19.631cm" svg:viewBox="0 0 60 20" draw:points="60,3 51,0 0,20">
          <text:p/>
        </draw:polygon>
        <draw:polygon draw:style-name="gr45" draw:layer="layout" svg:width="0.059cm" svg:height="0.021cm" svg:x="8.307cm" svg:y="19.569cm" svg:viewBox="0 0 60 22" draw:points="60,4 49,0 0,22">
          <text:p/>
        </draw:polygon>
        <draw:polygon draw:style-name="gr44" draw:layer="layout" svg:width="0.059cm" svg:height="0.02cm" svg:x="8.297cm" svg:y="19.566cm" svg:viewBox="0 0 60 21" draw:points="60,3 51,0 0,21">
          <text:p/>
        </draw:polygon>
        <draw:polygon draw:style-name="gr44" draw:layer="layout" svg:width="0.059cm" svg:height="0.021cm" svg:x="8.297cm" svg:y="19.569cm" svg:viewBox="0 0 60 22" draw:points="60,0 0,18 11,22">
          <text:p/>
        </draw:polygon>
        <draw:polygon draw:style-name="gr44" draw:layer="layout" svg:width="0.059cm" svg:height="0.019cm" svg:x="8.248cm" svg:y="19.586cm" svg:viewBox="0 0 60 20" draw:points="60,4 49,0 0,20">
          <text:p/>
        </draw:polygon>
        <draw:polygon draw:style-name="gr43" draw:layer="layout" svg:width="0.059cm" svg:height="0.019cm" svg:x="8.288cm" svg:y="19.563cm" svg:viewBox="0 0 60 20" draw:points="60,3 50,0 0,20">
          <text:p/>
        </draw:polygon>
        <draw:polygon draw:style-name="gr42" draw:layer="layout" svg:width="0.059cm" svg:height="0.019cm" svg:x="8.278cm" svg:y="19.56cm" svg:viewBox="0 0 60 20" draw:points="60,3 51,0 0,20">
          <text:p/>
        </draw:polygon>
        <draw:polygon draw:style-name="gr42" draw:layer="layout" svg:width="0.059cm" svg:height="0.019cm" svg:x="8.278cm" svg:y="19.563cm" svg:viewBox="0 0 60 20" draw:points="60,0 0,17 10,20">
          <text:p/>
        </draw:polygon>
        <draw:polygon draw:style-name="gr42" draw:layer="layout" svg:width="0.059cm" svg:height="0.02cm" svg:x="8.229cm" svg:y="19.579cm" svg:viewBox="0 0 60 21" draw:points="60,3 50,0 0,21">
          <text:p/>
        </draw:polygon>
        <draw:polygon draw:style-name="gr43" draw:layer="layout" svg:width="0.059cm" svg:height="0.02cm" svg:x="8.288cm" svg:y="19.566cm" svg:viewBox="0 0 60 21" draw:points="60,0 0,17 9,21">
          <text:p/>
        </draw:polygon>
        <draw:polygon draw:style-name="gr42" draw:layer="layout" svg:width="0.059cm" svg:height="0.02cm" svg:x="8.229cm" svg:y="19.582cm" svg:viewBox="0 0 60 21" draw:points="60,0 0,18 9,21">
          <text:p/>
        </draw:polygon>
        <draw:polygon draw:style-name="gr42" draw:layer="layout" svg:width="0.059cm" svg:height="0.02cm" svg:x="8.238cm" svg:y="19.582cm" svg:viewBox="0 0 60 21" draw:points="51,0 0,21 60,4">
          <text:p/>
        </draw:polygon>
        <draw:polygon draw:style-name="gr43" draw:layer="layout" svg:width="0.059cm" svg:height="0.019cm" svg:x="8.238cm" svg:y="19.586cm" svg:viewBox="0 0 60 20" draw:points="60,0 0,17 11,20">
          <text:p/>
        </draw:polygon>
        <draw:polygon draw:style-name="gr43" draw:layer="layout" svg:width="0.059cm" svg:height="0.019cm" svg:x="8.189cm" svg:y="19.602cm" svg:viewBox="0 0 60 20" draw:points="60,3 49,0 0,20">
          <text:p/>
        </draw:polygon>
        <draw:polygon draw:style-name="gr42" draw:layer="layout" svg:width="0.059cm" svg:height="0.019cm" svg:x="8.179cm" svg:y="19.599cm" svg:viewBox="0 0 60 20" draw:points="60,3 51,0 0,20">
          <text:p/>
        </draw:polygon>
        <draw:polygon draw:style-name="gr42" draw:layer="layout" svg:width="0.059cm" svg:height="0.019cm" svg:x="8.179cm" svg:y="19.602cm" svg:viewBox="0 0 60 20" draw:points="60,0 0,17 11,20">
          <text:p/>
        </draw:polygon>
        <draw:polygon draw:style-name="gr42" draw:layer="layout" svg:width="0.059cm" svg:height="0.02cm" svg:x="8.13cm" svg:y="19.618cm" svg:viewBox="0 0 60 21" draw:points="60,3 49,0 0,21">
          <text:p/>
        </draw:polygon>
        <draw:polygon draw:style-name="gr45" draw:layer="layout" svg:width="0.059cm" svg:height="0.02cm" svg:x="8.307cm" svg:y="19.572cm" svg:viewBox="0 0 60 21" draw:points="60,0 0,18 10,21">
          <text:p/>
        </draw:polygon>
        <draw:polygon draw:style-name="gr44" draw:layer="layout" svg:width="0.059cm" svg:height="0.019cm" svg:x="8.248cm" svg:y="19.589cm" svg:viewBox="0 0 60 20" draw:points="60,0 0,16 10,20">
          <text:p/>
        </draw:polygon>
        <draw:polygon draw:style-name="gr44" draw:layer="layout" svg:width="0.059cm" svg:height="0.019cm" svg:x="8.258cm" svg:y="19.589cm" svg:viewBox="0 0 60 20" draw:points="50,0 0,20 60,3">
          <text:p/>
        </draw:polygon>
        <draw:polygon draw:style-name="gr45" draw:layer="layout" svg:width="0.059cm" svg:height="0.019cm" svg:x="8.258cm" svg:y="19.592cm" svg:viewBox="0 0 60 20" draw:points="60,0 0,17 9,20">
          <text:p/>
        </draw:polygon>
        <draw:polygon draw:style-name="gr43" draw:layer="layout" svg:width="0.059cm" svg:height="0.02cm" svg:x="8.189cm" svg:y="19.605cm" svg:viewBox="0 0 60 21" draw:points="60,0 0,17 10,21">
          <text:p/>
        </draw:polygon>
        <draw:polygon draw:style-name="gr42" draw:layer="layout" svg:width="0.059cm" svg:height="0.02cm" svg:x="8.13cm" svg:y="19.621cm" svg:viewBox="0 0 60 21" draw:points="60,0 0,18 10,21">
          <text:p/>
        </draw:polygon>
        <draw:polygon draw:style-name="gr42" draw:layer="layout" svg:width="0.059cm" svg:height="0.02cm" svg:x="8.14cm" svg:y="19.621cm" svg:viewBox="0 0 60 21" draw:points="50,0 0,21 60,4">
          <text:p/>
        </draw:polygon>
        <draw:polygon draw:style-name="gr43" draw:layer="layout" svg:width="0.059cm" svg:height="0.019cm" svg:x="8.14cm" svg:y="19.625cm" svg:viewBox="0 0 60 20" draw:points="60,0 0,17 9,20">
          <text:p/>
        </draw:polygon>
        <draw:polygon draw:style-name="gr43" draw:layer="layout" svg:width="0.059cm" svg:height="0.02cm" svg:x="8.199cm" svg:y="19.605cm" svg:viewBox="0 0 60 21" draw:points="50,0 0,21 60,4">
          <text:p/>
        </draw:polygon>
        <draw:polygon draw:style-name="gr43" draw:layer="layout" svg:width="0.059cm" svg:height="0.019cm" svg:x="8.149cm" svg:y="19.625cm" svg:viewBox="0 0 60 20" draw:points="51,0 0,20 60,4">
          <text:p/>
        </draw:polygon>
        <draw:polygon draw:style-name="gr43" draw:layer="layout" svg:width="0.059cm" svg:height="0.02cm" svg:x="8.199cm" svg:y="19.608cm" svg:viewBox="0 0 60 21" draw:points="0,17 9,21 60,0">
          <text:p/>
        </draw:polygon>
        <draw:polygon draw:style-name="gr44" draw:layer="layout" svg:width="0.059cm" svg:height="0.02cm" svg:x="8.208cm" svg:y="19.608cm" svg:viewBox="0 0 60 21" draw:points="51,0 0,21 60,3">
          <text:p/>
        </draw:polygon>
        <draw:polygon draw:style-name="gr45" draw:layer="layout" svg:width="0.059cm" svg:height="0.02cm" svg:x="8.208cm" svg:y="19.611cm" svg:viewBox="0 0 60 21" draw:points="60,0 0,18 10,21">
          <text:p/>
        </draw:polygon>
        <draw:polygon draw:style-name="gr44" draw:layer="layout" svg:width="0.059cm" svg:height="0.019cm" svg:x="8.149cm" svg:y="19.628cm" svg:viewBox="0 0 60 20" draw:points="60,0 0,16 10,20">
          <text:p/>
        </draw:polygon>
        <draw:polygon draw:style-name="gr44" draw:layer="layout" svg:width="0.059cm" svg:height="0.019cm" svg:x="8.159cm" svg:y="19.628cm" svg:viewBox="0 0 60 20" draw:points="50,0 0,20 60,3">
          <text:p/>
        </draw:polygon>
        <draw:polygon draw:style-name="gr45" draw:layer="layout" svg:width="0.059cm" svg:height="0.019cm" svg:x="8.159cm" svg:y="19.631cm" svg:viewBox="0 0 60 20" draw:points="60,0 0,17 9,20">
          <text:p/>
        </draw:polygon>
        <draw:polygon draw:style-name="gr45" draw:layer="layout" svg:width="0.059cm" svg:height="0.02cm" svg:x="8.109cm" svg:y="19.647cm" svg:viewBox="0 0 60 21" draw:points="60,3 51,0 0,21">
          <text:p/>
        </draw:polygon>
        <draw:polygon draw:style-name="gr44" draw:layer="layout" svg:width="0.059cm" svg:height="0.02cm" svg:x="8.1cm" svg:y="19.644cm" svg:viewBox="0 0 60 21" draw:points="60,4 50,0 0,21">
          <text:p/>
        </draw:polygon>
        <draw:polygon draw:style-name="gr44" draw:layer="layout" svg:width="0.059cm" svg:height="0.02cm" svg:x="8.1cm" svg:y="19.647cm" svg:viewBox="0 0 60 21" draw:points="60,0 0,17 9,21">
          <text:p/>
        </draw:polygon>
        <draw:polygon draw:style-name="gr44" draw:layer="layout" svg:width="0.059cm" svg:height="0.019cm" svg:x="8.05cm" svg:y="19.664cm" svg:viewBox="0 0 60 20" draw:points="60,4 51,0 0,20">
          <text:p/>
        </draw:polygon>
        <draw:polygon draw:style-name="gr43" draw:layer="layout" svg:width="0.059cm" svg:height="0.019cm" svg:x="8.09cm" svg:y="19.641cm" svg:viewBox="0 0 60 20" draw:points="60,3 51,0 0,20">
          <text:p/>
        </draw:polygon>
        <draw:polygon draw:style-name="gr42" draw:layer="layout" svg:width="0.059cm" svg:height="0.019cm" svg:x="8.081cm" svg:y="19.638cm" svg:viewBox="0 0 60 20" draw:points="60,3 50,0 0,20">
          <text:p/>
        </draw:polygon>
        <draw:polygon draw:style-name="gr42" draw:layer="layout" svg:width="0.059cm" svg:height="0.019cm" svg:x="8.081cm" svg:y="19.641cm" svg:viewBox="0 0 60 20" draw:points="60,0 0,17 9,20">
          <text:p/>
        </draw:polygon>
        <draw:polygon draw:style-name="gr42" draw:layer="layout" svg:width="0.059cm" svg:height="0.02cm" svg:x="8.031cm" svg:y="19.657cm" svg:viewBox="0 0 60 21" draw:points="60,3 51,0 0,21">
          <text:p/>
        </draw:polygon>
        <draw:polygon draw:style-name="gr43" draw:layer="layout" svg:width="0.059cm" svg:height="0.02cm" svg:x="8.09cm" svg:y="19.644cm" svg:viewBox="0 0 60 21" draw:points="60,0 0,17 10,21">
          <text:p/>
        </draw:polygon>
        <draw:polygon draw:style-name="gr42" draw:layer="layout" svg:width="0.059cm" svg:height="0.02cm" svg:x="8.031cm" svg:y="19.66cm" svg:viewBox="0 0 60 21" draw:points="60,0 0,18 10,21">
          <text:p/>
        </draw:polygon>
        <draw:polygon draw:style-name="gr42" draw:layer="layout" svg:width="0.059cm" svg:height="0.02cm" svg:x="8.041cm" svg:y="19.66cm" svg:viewBox="0 0 60 21" draw:points="50,0 0,21 60,4">
          <text:p/>
        </draw:polygon>
        <draw:polygon draw:style-name="gr43" draw:layer="layout" svg:width="0.059cm" svg:height="0.019cm" svg:x="8.041cm" svg:y="19.664cm" svg:viewBox="0 0 60 20" draw:points="60,0 0,17 9,20">
          <text:p/>
        </draw:polygon>
        <draw:polygon draw:style-name="gr43" draw:layer="layout" svg:width="0.059cm" svg:height="0.019cm" svg:x="7.991cm" svg:y="19.68cm" svg:viewBox="0 0 60 20" draw:points="60,3 51,0 0,20">
          <text:p/>
        </draw:polygon>
        <draw:polygon draw:style-name="gr42" draw:layer="layout" svg:width="0.059cm" svg:height="0.019cm" svg:x="7.982cm" svg:y="19.677cm" svg:viewBox="0 0 60 20" draw:points="60,3 50,0 0,20">
          <text:p/>
        </draw:polygon>
        <draw:polygon draw:style-name="gr42" draw:layer="layout" svg:width="0.059cm" svg:height="0.019cm" svg:x="7.982cm" svg:y="19.68cm" svg:viewBox="0 0 60 20" draw:points="60,0 0,17 9,20">
          <text:p/>
        </draw:polygon>
        <draw:polygon draw:style-name="gr42" draw:layer="layout" svg:width="0.059cm" svg:height="0.02cm" svg:x="7.932cm" svg:y="19.696cm" svg:viewBox="0 0 60 21" draw:points="60,3 51,0 0,21">
          <text:p/>
        </draw:polygon>
        <draw:polygon draw:style-name="gr48" draw:layer="layout" svg:width="0.059cm" svg:height="0.02cm" svg:x="8.345cm" svg:y="19.585cm" svg:viewBox="0 0 60 21" draw:points="60,0 0,18 10,21">
          <text:p/>
        </draw:polygon>
        <draw:polygon draw:style-name="gr47" draw:layer="layout" svg:width="0.059cm" svg:height="0.019cm" svg:x="8.286cm" svg:y="19.602cm" svg:viewBox="0 0 60 20" draw:points="60,0 0,17 10,20">
          <text:p/>
        </draw:polygon>
        <draw:polygon draw:style-name="gr47" draw:layer="layout" svg:width="0.059cm" svg:height="0.019cm" svg:x="8.296cm" svg:y="19.602cm" svg:viewBox="0 0 60 20" draw:points="50,0 0,20 60,3">
          <text:p/>
        </draw:polygon>
        <draw:polygon draw:style-name="gr48" draw:layer="layout" svg:width="0.059cm" svg:height="0.019cm" svg:x="8.296cm" svg:y="19.605cm" svg:viewBox="0 0 60 20" draw:points="60,0 0,17 10,20">
          <text:p/>
        </draw:polygon>
        <draw:polygon draw:style-name="gr46" draw:layer="layout" svg:width="0.059cm" svg:height="0.019cm" svg:x="8.227cm" svg:y="19.618cm" svg:viewBox="0 0 60 20" draw:points="60,0 0,17 10,20">
          <text:p/>
        </draw:polygon>
        <draw:polygon draw:style-name="gr45" draw:layer="layout" svg:width="0.059cm" svg:height="0.02cm" svg:x="8.168cm" svg:y="19.634cm" svg:viewBox="0 0 60 21" draw:points="60,0 0,17 10,21">
          <text:p/>
        </draw:polygon>
        <draw:polygon draw:style-name="gr45" draw:layer="layout" svg:width="0.059cm" svg:height="0.02cm" svg:x="8.178cm" svg:y="19.634cm" svg:viewBox="0 0 60 21" draw:points="50,0 0,21 60,3">
          <text:p/>
        </draw:polygon>
        <draw:polygon draw:style-name="gr46" draw:layer="layout" svg:width="0.059cm" svg:height="0.02cm" svg:x="8.178cm" svg:y="19.637cm" svg:viewBox="0 0 60 21" draw:points="60,0 0,18 10,21">
          <text:p/>
        </draw:polygon>
        <draw:polygon draw:style-name="gr46" draw:layer="layout" svg:width="0.059cm" svg:height="0.019cm" svg:x="8.237cm" svg:y="19.618cm" svg:viewBox="0 0 60 20" draw:points="50,0 0,20 60,3">
          <text:p/>
        </draw:polygon>
        <draw:polygon draw:style-name="gr46" draw:layer="layout" svg:width="0.059cm" svg:height="0.02cm" svg:x="8.187cm" svg:y="19.637cm" svg:viewBox="0 0 60 21" draw:points="50,0 0,21 60,4">
          <text:p/>
        </draw:polygon>
        <draw:polygon draw:style-name="gr46" draw:layer="layout" svg:width="0.059cm" svg:height="0.02cm" svg:x="8.237cm" svg:y="19.621cm" svg:viewBox="0 0 60 21" draw:points="0,17 10,21 60,0">
          <text:p/>
        </draw:polygon>
        <draw:polygon draw:style-name="gr47" draw:layer="layout" svg:width="0.059cm" svg:height="0.02cm" svg:x="8.246cm" svg:y="19.621cm" svg:viewBox="0 0 60 21" draw:points="50,0 0,21 60,3">
          <text:p/>
        </draw:polygon>
        <draw:polygon draw:style-name="gr48" draw:layer="layout" svg:width="0.059cm" svg:height="0.02cm" svg:x="8.246cm" svg:y="19.624cm" svg:viewBox="0 0 60 21" draw:points="60,0 0,18 10,21">
          <text:p/>
        </draw:polygon>
        <draw:polygon draw:style-name="gr47" draw:layer="layout" svg:width="0.059cm" svg:height="0.019cm" svg:x="8.187cm" svg:y="19.641cm" svg:viewBox="0 0 60 20" draw:points="60,0 0,17 10,20">
          <text:p/>
        </draw:polygon>
        <draw:polygon draw:style-name="gr47" draw:layer="layout" svg:width="0.059cm" svg:height="0.019cm" svg:x="8.197cm" svg:y="19.641cm" svg:viewBox="0 0 60 20" draw:points="50,0 0,20 60,3">
          <text:p/>
        </draw:polygon>
        <draw:polygon draw:style-name="gr48" draw:layer="layout" svg:width="0.059cm" svg:height="0.02cm" svg:x="8.197cm" svg:y="19.644cm" svg:viewBox="0 0 60 21" draw:points="60,0 0,17 9,21">
          <text:p/>
        </draw:polygon>
        <draw:polygon draw:style-name="gr45" draw:layer="layout" svg:width="0.059cm" svg:height="0.02cm" svg:x="8.109cm" svg:y="19.65cm" svg:viewBox="0 0 60 21" draw:points="60,0 0,18 10,21">
          <text:p/>
        </draw:polygon>
        <draw:polygon draw:style-name="gr44" draw:layer="layout" svg:width="0.059cm" svg:height="0.019cm" svg:x="8.05cm" svg:y="19.667cm" svg:viewBox="0 0 60 20" draw:points="60,0 0,16 10,20">
          <text:p/>
        </draw:polygon>
        <draw:polygon draw:style-name="gr44" draw:layer="layout" svg:width="0.059cm" svg:height="0.019cm" svg:x="8.06cm" svg:y="19.667cm" svg:viewBox="0 0 60 20" draw:points="50,0 0,20 60,3">
          <text:p/>
        </draw:polygon>
        <draw:polygon draw:style-name="gr45" draw:layer="layout" svg:width="0.059cm" svg:height="0.02cm" svg:x="8.06cm" svg:y="19.67cm" svg:viewBox="0 0 60 21" draw:points="60,0 0,17 10,21">
          <text:p/>
        </draw:polygon>
        <draw:polygon draw:style-name="gr43" draw:layer="layout" svg:width="0.059cm" svg:height="0.021cm" svg:x="7.991cm" svg:y="19.683cm" svg:viewBox="0 0 60 22" draw:points="60,0 0,17 10,22">
          <text:p/>
        </draw:polygon>
        <draw:polygon draw:style-name="gr42" draw:layer="layout" svg:width="0.059cm" svg:height="0.02cm" svg:x="7.932cm" svg:y="19.699cm" svg:viewBox="0 0 60 21" draw:points="60,0 0,18 10,21">
          <text:p/>
        </draw:polygon>
        <draw:polygon draw:style-name="gr42" draw:layer="layout" svg:width="0.059cm" svg:height="0.02cm" svg:x="7.942cm" svg:y="19.699cm" svg:viewBox="0 0 60 21" draw:points="50,0 0,21 60,5">
          <text:p/>
        </draw:polygon>
        <draw:polygon draw:style-name="gr43" draw:layer="layout" svg:width="0.059cm" svg:height="0.019cm" svg:x="7.942cm" svg:y="19.703cm" svg:viewBox="0 0 60 20" draw:points="60,0 0,16 9,20">
          <text:p/>
        </draw:polygon>
        <draw:polygon draw:style-name="gr43" draw:layer="layout" svg:width="0.059cm" svg:height="0.021cm" svg:x="8.001cm" svg:y="19.683cm" svg:viewBox="0 0 60 22" draw:points="50,0 0,22 60,4">
          <text:p/>
        </draw:polygon>
        <draw:polygon draw:style-name="gr43" draw:layer="layout" svg:width="0.06cm" svg:height="0.019cm" svg:x="7.951cm" svg:y="19.703cm" svg:viewBox="0 0 61 20" draw:points="51,0 0,20 61,3">
          <text:p/>
        </draw:polygon>
        <draw:polygon draw:style-name="gr43" draw:layer="layout" svg:width="0.059cm" svg:height="0.02cm" svg:x="8.001cm" svg:y="19.686cm" svg:viewBox="0 0 60 21" draw:points="0,18 10,21 60,0">
          <text:p/>
        </draw:polygon>
        <draw:polygon draw:style-name="gr44" draw:layer="layout" svg:width="0.059cm" svg:height="0.02cm" svg:x="8.01cm" svg:y="19.686cm" svg:viewBox="0 0 60 21" draw:points="50,0 0,21 60,4">
          <text:p/>
        </draw:polygon>
        <draw:polygon draw:style-name="gr45" draw:layer="layout" svg:width="0.059cm" svg:height="0.019cm" svg:x="8.01cm" svg:y="19.69cm" svg:viewBox="0 0 60 20" draw:points="60,0 0,17 10,20">
          <text:p/>
        </draw:polygon>
        <draw:polygon draw:style-name="gr44" draw:layer="layout" svg:width="0.06cm" svg:height="0.02cm" svg:x="7.951cm" svg:y="19.706cm" svg:viewBox="0 0 61 21" draw:points="61,0 0,17 11,21">
          <text:p/>
        </draw:polygon>
        <draw:polygon draw:style-name="gr44" draw:layer="layout" svg:width="0.059cm" svg:height="0.02cm" svg:x="7.961cm" svg:y="19.706cm" svg:viewBox="0 0 60 21" draw:points="50,0 0,21 60,3">
          <text:p/>
        </draw:polygon>
        <draw:polygon draw:style-name="gr45" draw:layer="layout" svg:width="0.059cm" svg:height="0.02cm" svg:x="7.961cm" svg:y="19.709cm" svg:viewBox="0 0 60 21" draw:points="60,0 0,18 9,21">
          <text:p/>
        </draw:polygon>
        <draw:polygon draw:style-name="gr45" draw:layer="layout" svg:width="0.059cm" svg:height="0.02cm" svg:x="8.119cm" svg:y="19.65cm" svg:viewBox="0 0 60 21" draw:points="50,0 0,21 60,4">
          <text:p/>
        </draw:polygon>
        <draw:polygon draw:style-name="gr45" draw:layer="layout" svg:width="0.059cm" svg:height="0.02cm" svg:x="8.069cm" svg:y="19.67cm" svg:viewBox="0 0 60 21" draw:points="50,0 0,21 60,3">
          <text:p/>
        </draw:polygon>
        <draw:polygon draw:style-name="gr45" draw:layer="layout" svg:width="0.059cm" svg:height="0.019cm" svg:x="8.119cm" svg:y="19.654cm" svg:viewBox="0 0 60 20" draw:points="0,17 10,20 60,0">
          <text:p/>
        </draw:polygon>
        <draw:polygon draw:style-name="gr45" draw:layer="layout" svg:width="0.059cm" svg:height="0.019cm" svg:x="8.128cm" svg:y="19.654cm" svg:viewBox="0 0 60 20" draw:points="50,0 0,20 60,3">
          <text:p/>
        </draw:polygon>
        <draw:polygon draw:style-name="gr45" draw:layer="layout" svg:width="0.059cm" svg:height="0.019cm" svg:x="8.02cm" svg:y="19.69cm" svg:viewBox="0 0 60 20" draw:points="50,0 0,20 60,3">
          <text:p/>
        </draw:polygon>
        <draw:polygon draw:style-name="gr45" draw:layer="layout" svg:width="0.059cm" svg:height="0.02cm" svg:x="7.97cm" svg:y="19.709cm" svg:viewBox="0 0 60 21" draw:points="51,0 0,21 60,3">
          <text:p/>
        </draw:polygon>
        <draw:polygon draw:style-name="gr45" draw:layer="layout" svg:width="0.059cm" svg:height="0.019cm" svg:x="8.02cm" svg:y="19.693cm" svg:viewBox="0 0 60 20" draw:points="0,17 9,20 60,0">
          <text:p/>
        </draw:polygon>
        <draw:polygon draw:style-name="gr45" draw:layer="layout" svg:width="0.059cm" svg:height="0.019cm" svg:x="8.029cm" svg:y="19.693cm" svg:viewBox="0 0 60 20" draw:points="51,0 0,20 60,3">
          <text:p/>
        </draw:polygon>
        <draw:polygon draw:style-name="gr45" draw:layer="layout" svg:width="0.059cm" svg:height="0.02cm" svg:x="8.069cm" svg:y="19.673cm" svg:viewBox="0 0 60 21" draw:points="0,18 10,21 60,0">
          <text:p/>
        </draw:polygon>
        <draw:polygon draw:style-name="gr45" draw:layer="layout" svg:width="0.059cm" svg:height="0.019cm" svg:x="8.079cm" svg:y="19.677cm" svg:viewBox="0 0 60 20" draw:points="0,17 9,20 60,0">
          <text:p/>
        </draw:polygon>
        <draw:polygon draw:style-name="gr45" draw:layer="layout" svg:width="0.059cm" svg:height="0.02cm" svg:x="8.079cm" svg:y="19.673cm" svg:viewBox="0 0 60 21" draw:points="0,21 60,4 50,0">
          <text:p/>
        </draw:polygon>
        <draw:polygon draw:style-name="gr45" draw:layer="layout" svg:width="0.059cm" svg:height="0.02cm" svg:x="8.128cm" svg:y="19.657cm" svg:viewBox="0 0 60 21" draw:points="0,17 10,21 60,0">
          <text:p/>
        </draw:polygon>
        <draw:polygon draw:style-name="gr46" draw:layer="layout" svg:width="0.059cm" svg:height="0.02cm" svg:x="8.138cm" svg:y="19.657cm" svg:viewBox="0 0 60 21" draw:points="50,0 0,21 60,3">
          <text:p/>
        </draw:polygon>
        <draw:polygon draw:style-name="gr46" draw:layer="layout" svg:width="0.059cm" svg:height="0.019cm" svg:x="8.088cm" svg:y="19.677cm" svg:viewBox="0 0 60 20" draw:points="51,0 0,20 60,3">
          <text:p/>
        </draw:polygon>
        <draw:polygon draw:style-name="gr46" draw:layer="layout" svg:width="0.059cm" svg:height="0.02cm" svg:x="8.138cm" svg:y="19.66cm" svg:viewBox="0 0 60 21" draw:points="0,18 9,21 60,0">
          <text:p/>
        </draw:polygon>
        <draw:polygon draw:style-name="gr47" draw:layer="layout" svg:width="0.059cm" svg:height="0.02cm" svg:x="8.147cm" svg:y="19.66cm" svg:viewBox="0 0 60 21" draw:points="51,0 0,21 60,4">
          <text:p/>
        </draw:polygon>
        <draw:polygon draw:style-name="gr48" draw:layer="layout" svg:width="0.059cm" svg:height="0.019cm" svg:x="8.147cm" svg:y="19.664cm" svg:viewBox="0 0 60 20" draw:points="60,0 0,17 10,20">
          <text:p/>
        </draw:polygon>
        <draw:polygon draw:style-name="gr47" draw:layer="layout" svg:width="0.059cm" svg:height="0.019cm" svg:x="8.088cm" svg:y="19.68cm" svg:viewBox="0 0 60 20" draw:points="60,0 0,17 10,20">
          <text:p/>
        </draw:polygon>
        <draw:polygon draw:style-name="gr47" draw:layer="layout" svg:width="0.059cm" svg:height="0.019cm" svg:x="8.098cm" svg:y="19.68cm" svg:viewBox="0 0 60 20" draw:points="50,0 0,20 60,3">
          <text:p/>
        </draw:polygon>
        <draw:polygon draw:style-name="gr48" draw:layer="layout" svg:width="0.059cm" svg:height="0.021cm" svg:x="8.098cm" svg:y="19.683cm" svg:viewBox="0 0 60 22" draw:points="60,0 0,17 9,22">
          <text:p/>
        </draw:polygon>
        <draw:polygon draw:style-name="gr46" draw:layer="layout" svg:width="0.059cm" svg:height="0.02cm" svg:x="8.029cm" svg:y="19.696cm" svg:viewBox="0 0 60 21" draw:points="60,0 0,17 10,21">
          <text:p/>
        </draw:polygon>
        <draw:polygon draw:style-name="gr45" draw:layer="layout" svg:width="0.059cm" svg:height="0.02cm" svg:x="7.97cm" svg:y="19.712cm" svg:viewBox="0 0 60 21" draw:points="60,0 0,18 10,21">
          <text:p/>
        </draw:polygon>
        <draw:polygon draw:style-name="gr45" draw:layer="layout" svg:width="0.059cm" svg:height="0.02cm" svg:x="7.98cm" svg:y="19.712cm" svg:viewBox="0 0 60 21" draw:points="50,0 0,21 60,4">
          <text:p/>
        </draw:polygon>
        <draw:polygon draw:style-name="gr46" draw:layer="layout" svg:width="0.059cm" svg:height="0.019cm" svg:x="7.98cm" svg:y="19.716cm" svg:viewBox="0 0 60 20" draw:points="60,0 0,17 9,20">
          <text:p/>
        </draw:polygon>
        <draw:polygon draw:style-name="gr46" draw:layer="layout" svg:width="0.059cm" svg:height="0.02cm" svg:x="8.039cm" svg:y="19.696cm" svg:viewBox="0 0 60 21" draw:points="50,0 0,21 60,3">
          <text:p/>
        </draw:polygon>
        <draw:polygon draw:style-name="gr46" draw:layer="layout" svg:width="0.059cm" svg:height="0.019cm" svg:x="7.989cm" svg:y="19.716cm" svg:viewBox="0 0 60 20" draw:points="51,0 0,20 60,3">
          <text:p/>
        </draw:polygon>
        <draw:polygon draw:style-name="gr46" draw:layer="layout" svg:width="0.059cm" svg:height="0.02cm" svg:x="8.039cm" svg:y="19.699cm" svg:viewBox="0 0 60 21" draw:points="0,18 9,21 60,0">
          <text:p/>
        </draw:polygon>
        <draw:polygon draw:style-name="gr47" draw:layer="layout" svg:width="0.059cm" svg:height="0.02cm" svg:x="8.048cm" svg:y="19.699cm" svg:viewBox="0 0 60 21" draw:points="51,0 0,21 60,5">
          <text:p/>
        </draw:polygon>
        <draw:polygon draw:style-name="gr48" draw:layer="layout" svg:width="0.059cm" svg:height="0.019cm" svg:x="8.048cm" svg:y="19.703cm" svg:viewBox="0 0 60 20" draw:points="60,0 0,16 10,20">
          <text:p/>
        </draw:polygon>
        <draw:polygon draw:style-name="gr47" draw:layer="layout" svg:width="0.059cm" svg:height="0.02cm" svg:x="7.989cm" svg:y="19.719cm" svg:viewBox="0 0 60 21" draw:points="60,0 0,17 10,21">
          <text:p/>
        </draw:polygon>
        <draw:polygon draw:style-name="gr47" draw:layer="layout" svg:width="0.059cm" svg:height="0.02cm" svg:x="7.999cm" svg:y="19.719cm" svg:viewBox="0 0 60 21" draw:points="50,0 0,21 60,4">
          <text:p/>
        </draw:polygon>
        <draw:polygon draw:style-name="gr48" draw:layer="layout" svg:width="0.059cm" svg:height="0.02cm" svg:x="7.999cm" svg:y="19.722cm" svg:viewBox="0 0 60 21" draw:points="60,0 0,17 10,21">
          <text:p/>
        </draw:polygon>
        <draw:polyline draw:style-name="gr3" draw:layer="layout" svg:width="0.472cm" svg:height="0.182cm" svg:x="7.932cm" svg:y="19.56cm" svg:viewBox="0 0 473 183" draw:points="473,25 397,0 0,157 78,183 473,25 78,183 0,157">
          <text:p/>
        </draw:polyline>
        <draw:polygon draw:style-name="gr10" draw:layer="layout" svg:width="1.256cm" svg:height="1.619cm" svg:x="6.207cm" svg:y="19.005cm" svg:viewBox="0 0 1257 1620" draw:points="949,1620 1257,1497 0,0">
          <text:p/>
        </draw:polygon>
        <draw:polygon draw:style-name="gr10" draw:layer="layout" svg:width="1.251cm" svg:height="1.619cm" svg:x="5.904cm" svg:y="19.005cm" svg:viewBox="0 0 1252 1620" draw:points="1252,1620 303,0 0,116">
          <text:p/>
        </draw:polygon>
        <draw:polyline draw:style-name="gr3" draw:layer="layout" svg:width="1.559cm" svg:height="1.496cm" svg:x="5.904cm" svg:y="19.005cm" svg:viewBox="0 0 1560 1497" draw:points="1560,1497 303,0 0,116">
          <text:p/>
        </draw:polyline>
        <draw:polygon draw:style-name="gr28" draw:layer="layout" svg:width="0.301cm" svg:height="2.247cm" svg:x="7.42cm" svg:y="20.501cm" svg:viewBox="0 0 302 2248" draw:points="0,2248 302,2124 43,0">
          <text:p/>
        </draw:polygon>
        <draw:polygon draw:style-name="gr28" draw:layer="layout" svg:width="0.308cm" svg:height="2.247cm" svg:x="7.155cm" svg:y="20.501cm" svg:viewBox="0 0 309 2248" draw:points="266,2248 309,0 0,123">
          <text:p/>
        </draw:polygon>
        <draw:path draw:style-name="gr3" draw:layer="layout" svg:width="1.817cm" svg:height="3.627cm" svg:x="5.904cm" svg:y="19.121cm" svg:viewBox="0 0 1818 3628" svg:d="m1516 3628 302-124-259-2124-308 123 308-123m-43 2248-265-2125-1251-1503m1251 1503 265 2125m-1516-3628 1251 1503m265 2125-265-2125">
          <text:p/>
        </draw:path>
        <draw:polygon draw:style-name="gr10" draw:layer="layout" svg:width="1.251cm" svg:height="1.626cm" svg:x="5.904cm" svg:y="19.121cm" svg:viewBox="0 0 1252 1627" draw:points="943,1627 1252,1504 0,0">
          <text:p/>
        </draw:polygon>
        <draw:polygon draw:style-name="gr10" draw:layer="layout" svg:width="1.246cm" svg:height="1.626cm" svg:x="5.6cm" svg:y="19.121cm" svg:viewBox="0 0 1247 1627" draw:points="1247,1627 304,0 0,118">
          <text:p/>
        </draw:polygon>
        <draw:line draw:style-name="gr3" draw:layer="layout" svg:x1="5.905cm" svg:y1="19.121cm" svg:x2="5.6cm" svg:y2="19.24cm">
          <text:p/>
        </draw:line>
        <draw:polygon draw:style-name="gr28" draw:layer="layout" svg:width="0.301cm" svg:height="2.249cm" svg:x="7.119cm" svg:y="20.624cm" svg:viewBox="0 0 302 2250" draw:points="0,2250 302,2125 36,0">
          <text:p/>
        </draw:polygon>
        <draw:polygon draw:style-name="gr28" draw:layer="layout" svg:width="0.154cm" svg:height="1.125cm" svg:x="6.983cm" svg:y="21.748cm" svg:viewBox="0 0 155 1126" draw:points="137,1126 155,0 0,62">
          <text:p/>
        </draw:polygon>
        <draw:polygon draw:style-name="gr28" draw:layer="layout" svg:width="0.154cm" svg:height="1.124cm" svg:x="7.001cm" svg:y="20.624cm" svg:viewBox="0 0 155 1125" draw:points="137,1125 155,0 0,62">
          <text:p/>
        </draw:polygon>
        <draw:polygon draw:style-name="gr28" draw:layer="layout" svg:width="0.154cm" svg:height="1.124cm" svg:x="6.983cm" svg:y="20.686cm" svg:viewBox="0 0 155 1125" draw:points="155,1063 18,0 0,1125">
          <text:p/>
        </draw:polygon>
        <draw:polygon draw:style-name="gr68" draw:layer="layout" svg:width="0.155cm" svg:height="1.124cm" svg:x="6.846cm" svg:y="20.686cm" svg:viewBox="0 0 156 1125" draw:points="138,1125 156,0 0,61">
          <text:p/>
        </draw:polygon>
        <draw:path draw:style-name="gr3" draw:layer="layout" svg:width="1.82cm" svg:height="3.634cm" svg:x="5.6cm" svg:y="19.239cm" svg:viewBox="0 0 1821 3635" svg:d="m1520 3635 301-125m-265-2125-309 123m273 2127-273-2127-1247-1508m1247 1508 273 2127m-1520-3635 1247 1508m273 2127-273-2127">
          <text:p/>
        </draw:path>
        <draw:polygon draw:style-name="gr10" draw:layer="layout" svg:width="1.246cm" svg:height="1.632cm" svg:x="5.6cm" svg:y="19.239cm" svg:viewBox="0 0 1247 1633" draw:points="936,1633 1247,1509 0,0">
          <text:p/>
        </draw:polygon>
        <draw:polygon draw:style-name="gr10" draw:layer="layout" svg:width="1.24cm" svg:height="1.632cm" svg:x="5.296cm" svg:y="19.239cm" svg:viewBox="0 0 1241 1633" draw:points="1241,1633 305,0 0,118">
          <text:p/>
        </draw:polygon>
        <draw:line draw:style-name="gr3" draw:layer="layout" svg:x1="5.601cm" svg:y1="19.239cm" svg:x2="5.296cm" svg:y2="19.358cm">
          <text:p/>
        </draw:line>
        <draw:polygon draw:style-name="gr28" draw:layer="layout" svg:width="0.152cm" svg:height="1.126cm" svg:x="6.816cm" svg:y="21.872cm" svg:viewBox="0 0 153 1127" draw:points="0,1127 153,1064 15,0">
          <text:p/>
        </draw:polygon>
        <draw:polygon draw:style-name="gr28" draw:layer="layout" svg:width="0.151cm" svg:height="1.125cm" svg:x="6.968cm" svg:y="21.81cm" svg:viewBox="0 0 152 1126" draw:points="0,1126 152,1064 15,0">
          <text:p/>
        </draw:polygon>
        <draw:polygon draw:style-name="gr28" draw:layer="layout" svg:width="0.152cm" svg:height="1.125cm" svg:x="6.831cm" svg:y="21.81cm" svg:viewBox="0 0 153 1126" draw:points="138,1126 153,0 0,62">
          <text:p/>
        </draw:polygon>
        <draw:polygon draw:style-name="gr68" draw:layer="layout" svg:width="0.152cm" svg:height="1.125cm" svg:x="6.831cm" svg:y="20.747cm" svg:viewBox="0 0 153 1126" draw:points="0,1126 153,1064 15,0">
          <text:p/>
        </draw:polygon>
        <draw:polygon draw:style-name="gr28" draw:layer="layout" svg:width="0.155cm" svg:height="1.126cm" svg:x="6.676cm" svg:y="21.872cm" svg:viewBox="0 0 156 1127" draw:points="141,1127 156,0 0,62">
          <text:p/>
        </draw:polygon>
        <draw:polygon draw:style-name="gr68" draw:layer="layout" svg:width="0.155cm" svg:height="1.125cm" svg:x="6.691cm" svg:y="20.747cm" svg:viewBox="0 0 156 1126" draw:points="141,1126 156,0 0,62">
          <text:p/>
        </draw:polygon>
        <draw:polygon draw:style-name="gr68" draw:layer="layout" svg:width="0.155cm" svg:height="1.125cm" svg:x="6.676cm" svg:y="20.809cm" svg:viewBox="0 0 156 1126" draw:points="156,1064 15,0 0,1126">
          <text:p/>
        </draw:polygon>
        <draw:polygon draw:style-name="gr68" draw:layer="layout" svg:width="0.155cm" svg:height="1.125cm" svg:x="6.536cm" svg:y="20.809cm" svg:viewBox="0 0 156 1126" draw:points="141,1126 156,0 0,62">
          <text:p/>
        </draw:polygon>
        <draw:path draw:style-name="gr3" draw:layer="layout" svg:width="1.823cm" svg:height="3.641cm" svg:x="5.296cm" svg:y="19.357cm" svg:viewBox="0 0 1824 3642" svg:d="m1521 3642 303-125m-273-2127-310 124m280 2128-280-2128-1241-1514m1241 1514 280 2128m-1521-3642 1241 1514m280 2128-280-2128">
          <text:p/>
        </draw:path>
        <draw:polygon draw:style-name="gr10" draw:layer="layout" svg:width="1.24cm" svg:height="1.638cm" svg:x="5.296cm" svg:y="19.357cm" svg:viewBox="0 0 1241 1639" draw:points="930,1639 1241,1515 0,0">
          <text:p/>
        </draw:polygon>
        <draw:polygon draw:style-name="gr10" draw:layer="layout" svg:width="1.236cm" svg:height="1.638cm" svg:x="4.989cm" svg:y="19.357cm" svg:viewBox="0 0 1237 1639" draw:points="1237,1639 307,0 0,118">
          <text:p/>
        </draw:polygon>
        <draw:line draw:style-name="gr3" draw:layer="layout" svg:x1="5.297cm" svg:y1="19.357cm" svg:x2="4.989cm" svg:y2="19.476cm">
          <text:p/>
        </draw:line>
        <draw:polygon draw:style-name="gr28" draw:layer="layout" svg:width="0.152cm" svg:height="1.126cm" svg:x="6.512cm" svg:y="21.997cm" svg:viewBox="0 0 153 1127" draw:points="0,1127 153,1064 12,0">
          <text:p/>
        </draw:polygon>
        <draw:polygon draw:style-name="gr28" draw:layer="layout" svg:width="0.152cm" svg:height="1.126cm" svg:x="6.664cm" svg:y="21.934cm" svg:viewBox="0 0 153 1127" draw:points="0,1127 153,1065 12,0">
          <text:p/>
        </draw:polygon>
        <draw:polygon draw:style-name="gr28" draw:layer="layout" svg:width="0.152cm" svg:height="1.126cm" svg:x="6.524cm" svg:y="21.934cm" svg:viewBox="0 0 153 1127" draw:points="141,1127 153,0 0,63">
          <text:p/>
        </draw:polygon>
        <draw:polygon draw:style-name="gr68" draw:layer="layout" svg:width="0.152cm" svg:height="1.126cm" svg:x="6.524cm" svg:y="20.871cm" svg:viewBox="0 0 153 1127" draw:points="0,1127 153,1064 12,0">
          <text:p/>
        </draw:polygon>
        <draw:polygon draw:style-name="gr28" draw:layer="layout" svg:width="0.155cm" svg:height="1.126cm" svg:x="6.369cm" svg:y="21.997cm" svg:viewBox="0 0 156 1127" draw:points="144,1127 156,0 0,62">
          <text:p/>
        </draw:polygon>
        <draw:polygon draw:style-name="gr68" draw:layer="layout" svg:width="0.155cm" svg:height="1.126cm" svg:x="6.381cm" svg:y="20.871cm" svg:viewBox="0 0 156 1127" draw:points="144,1127 156,0 0,62">
          <text:p/>
        </draw:polygon>
        <draw:polygon draw:style-name="gr68" draw:layer="layout" svg:width="0.155cm" svg:height="1.126cm" svg:x="6.369cm" svg:y="20.933cm" svg:viewBox="0 0 156 1127" draw:points="156,1065 12,0 0,1127">
          <text:p/>
        </draw:polygon>
        <draw:polygon draw:style-name="gr68" draw:layer="layout" svg:width="0.156cm" svg:height="1.126cm" svg:x="6.225cm" svg:y="20.933cm" svg:viewBox="0 0 157 1127" draw:points="145,1127 157,0 0,62">
          <text:p/>
        </draw:polygon>
        <draw:path draw:style-name="gr3" draw:layer="layout" svg:width="1.827cm" svg:height="3.648cm" svg:x="4.989cm" svg:y="19.475cm" svg:viewBox="0 0 1828 3649" svg:d="m1524 3649 304-125m-280-2128-311 124m287 2129-287-2129-1237-1520m1237 1520 287 2129m-1524-3649 1237 1520m287 2129-287-2129">
          <text:p/>
        </draw:path>
        <draw:polygon draw:style-name="gr10" draw:layer="layout" svg:width="1.236cm" svg:height="1.645cm" svg:x="4.989cm" svg:y="19.475cm" svg:viewBox="0 0 1237 1646" draw:points="925,1646 1237,1521 0,0">
          <text:p/>
        </draw:polygon>
        <draw:polygon draw:style-name="gr10" draw:layer="layout" svg:width="1.231cm" svg:height="1.645cm" svg:x="4.682cm" svg:y="19.475cm" svg:viewBox="0 0 1232 1646" draw:points="1232,1646 307,0 0,119">
          <text:p/>
        </draw:polygon>
        <draw:line draw:style-name="gr3" draw:layer="layout" svg:x1="4.99cm" svg:y1="19.475cm" svg:x2="4.682cm" svg:y2="19.595cm">
          <text:p/>
        </draw:line>
        <draw:polygon draw:style-name="gr28" draw:layer="layout" svg:width="0.153cm" svg:height="1.127cm" svg:x="6.207cm" svg:y="22.122cm" svg:viewBox="0 0 154 1128" draw:points="0,1128 154,1065 9,0">
          <text:p/>
        </draw:polygon>
        <draw:polygon draw:style-name="gr28" draw:layer="layout" svg:width="0.152cm" svg:height="1.127cm" svg:x="6.36cm" svg:y="22.059cm" svg:viewBox="0 0 153 1128" draw:points="0,1128 153,1065 9,0">
          <text:p/>
        </draw:polygon>
        <draw:polygon draw:style-name="gr28" draw:layer="layout" svg:width="0.153cm" svg:height="1.127cm" svg:x="6.216cm" svg:y="22.059cm" svg:viewBox="0 0 154 1128" draw:points="145,1128 154,0 0,63">
          <text:p/>
        </draw:polygon>
        <draw:polygon draw:style-name="gr68" draw:layer="layout" svg:width="0.153cm" svg:height="1.127cm" svg:x="6.216cm" svg:y="20.995cm" svg:viewBox="0 0 154 1128" draw:points="0,1128 154,1065 9,0">
          <text:p/>
        </draw:polygon>
        <draw:polygon draw:style-name="gr28" draw:layer="layout" svg:width="0.156cm" svg:height="1.127cm" svg:x="6.06cm" svg:y="22.122cm" svg:viewBox="0 0 157 1128" draw:points="148,1128 157,0 0,62">
          <text:p/>
        </draw:polygon>
        <draw:polygon draw:style-name="gr68" draw:layer="layout" svg:width="0.156cm" svg:height="1.127cm" svg:x="6.069cm" svg:y="20.995cm" svg:viewBox="0 0 157 1128" draw:points="148,1128 157,0 0,62">
          <text:p/>
        </draw:polygon>
        <draw:polygon draw:style-name="gr68" draw:layer="layout" svg:width="0.156cm" svg:height="1.127cm" svg:x="6.06cm" svg:y="21.057cm" svg:viewBox="0 0 157 1128" draw:points="157,1066 9,0 0,1128">
          <text:p/>
        </draw:polygon>
        <draw:polygon draw:style-name="gr68" draw:layer="layout" svg:width="0.156cm" svg:height="1.127cm" svg:x="5.913cm" svg:y="21.057cm" svg:viewBox="0 0 157 1128" draw:points="148,1128 157,0 0,63">
          <text:p/>
        </draw:polygon>
        <draw:path draw:style-name="gr3" draw:layer="layout" svg:width="1.83cm" svg:height="3.655cm" svg:x="4.682cm" svg:y="19.594cm" svg:viewBox="0 0 1831 3656" svg:d="m1526 3656 305-126m-287-2129-312 125m294 2130-294-2130-1232-1526m1232 1526 294 2130m-1526-3656 1232 1526m294 2130-294-2130">
          <text:p/>
        </draw:path>
        <draw:polygon draw:style-name="gr10" draw:layer="layout" svg:width="1.231cm" svg:height="1.651cm" svg:x="4.682cm" svg:y="19.594cm" svg:viewBox="0 0 1232 1652" draw:points="918,1652 1232,1527 0,0">
          <text:p/>
        </draw:polygon>
        <draw:polygon draw:style-name="gr10" draw:layer="layout" svg:width="1.225cm" svg:height="1.651cm" svg:x="4.374cm" svg:y="19.594cm" svg:viewBox="0 0 1226 1652" draw:points="1226,1652 308,0 0,119">
          <text:p/>
        </draw:polygon>
        <draw:line draw:style-name="gr3" draw:layer="layout" svg:x1="4.683cm" svg:y1="19.594cm" svg:x2="4.374cm" svg:y2="19.714cm">
          <text:p/>
        </draw:line>
        <draw:polygon draw:style-name="gr28" draw:layer="layout" svg:width="0.153cm" svg:height="1.128cm" svg:x="5.901cm" svg:y="22.248cm" svg:viewBox="0 0 154 1129" draw:points="0,1129 154,1065 6,0">
          <text:p/>
        </draw:polygon>
        <draw:polygon draw:style-name="gr28" draw:layer="layout" svg:width="0.153cm" svg:height="1.128cm" svg:x="6.054cm" svg:y="22.184cm" svg:viewBox="0 0 154 1129" draw:points="0,1129 154,1066 6,0">
          <text:p/>
        </draw:polygon>
        <draw:polygon draw:style-name="gr28" draw:layer="layout" svg:width="0.153cm" svg:height="1.128cm" svg:x="5.907cm" svg:y="22.184cm" svg:viewBox="0 0 154 1129" draw:points="148,1129 154,0 0,64">
          <text:p/>
        </draw:polygon>
        <draw:polygon draw:style-name="gr68" draw:layer="layout" svg:width="0.153cm" svg:height="1.128cm" svg:x="5.907cm" svg:y="21.12cm" svg:viewBox="0 0 154 1129" draw:points="0,1129 154,1065 6,0">
          <text:p/>
        </draw:polygon>
        <draw:polygon draw:style-name="gr28" draw:layer="layout" svg:width="0.157cm" svg:height="1.128cm" svg:x="5.75cm" svg:y="22.248cm" svg:viewBox="0 0 158 1129" draw:points="152,1129 158,0 0,62">
          <text:p/>
        </draw:polygon>
        <draw:polygon draw:style-name="gr68" draw:layer="layout" svg:width="0.157cm" svg:height="1.128cm" svg:x="5.756cm" svg:y="21.12cm" svg:viewBox="0 0 158 1129" draw:points="152,1129 158,0 0,62">
          <text:p/>
        </draw:polygon>
        <draw:polygon draw:style-name="gr68" draw:layer="layout" svg:width="0.157cm" svg:height="1.128cm" svg:x="5.75cm" svg:y="21.182cm" svg:viewBox="0 0 158 1129" draw:points="158,1067 6,0 0,1129">
          <text:p/>
        </draw:polygon>
        <draw:polygon draw:style-name="gr68" draw:layer="layout" svg:width="0.157cm" svg:height="1.128cm" svg:x="5.599cm" svg:y="21.182cm" svg:viewBox="0 0 158 1129" draw:points="152,1129 158,0 0,63">
          <text:p/>
        </draw:polygon>
        <draw:path draw:style-name="gr3" draw:layer="layout" svg:width="1.833cm" svg:height="3.663cm" svg:x="4.374cm" svg:y="19.713cm" svg:viewBox="0 0 1834 3664" svg:d="m1527 3664 307-127m-294-2130-315 125m302 2132-302-2132-1225-1532m1225 1532 302 2132m-1527-3664 1225 1532m302 2132-302-2132">
          <text:p/>
        </draw:path>
        <draw:polygon draw:style-name="gr10" draw:layer="layout" svg:width="1.225cm" svg:height="1.657cm" svg:x="4.374cm" svg:y="19.713cm" svg:viewBox="0 0 1226 1658" draw:points="910,1658 1226,1533 0,0">
          <text:p/>
        </draw:polygon>
        <draw:polygon draw:style-name="gr10" draw:layer="layout" svg:width="1.22cm" svg:height="1.657cm" svg:x="4.064cm" svg:y="19.713cm" svg:viewBox="0 0 1221 1658" draw:points="1221,1658 311,0 0,120">
          <text:p/>
        </draw:polygon>
        <draw:line draw:style-name="gr3" draw:layer="layout" svg:x1="4.375cm" svg:y1="19.713cm" svg:x2="4.064cm" svg:y2="19.834cm">
          <text:p/>
        </draw:line>
        <draw:polygon draw:style-name="gr68" draw:layer="layout" svg:width="0.154cm" svg:height="1.129cm" svg:x="5.594cm" svg:y="22.374cm" svg:viewBox="0 0 155 1130" draw:points="0,1130 155,1066 3,0">
          <text:p/>
        </draw:polygon>
        <draw:polygon draw:style-name="gr68" draw:layer="layout" svg:width="0.153cm" svg:height="1.129cm" svg:x="5.748cm" svg:y="22.31cm" svg:viewBox="0 0 154 1130" draw:points="0,1130 154,1067 2,0">
          <text:p/>
        </draw:polygon>
        <draw:polygon draw:style-name="gr68" draw:layer="layout" svg:width="0.153cm" svg:height="1.129cm" svg:x="5.597cm" svg:y="22.31cm" svg:viewBox="0 0 154 1130" draw:points="152,1130 154,0 0,64">
          <text:p/>
        </draw:polygon>
        <draw:polygon draw:style-name="gr68" draw:layer="layout" svg:width="0.153cm" svg:height="1.129cm" svg:x="5.597cm" svg:y="21.245cm" svg:viewBox="0 0 154 1130" draw:points="0,1130 154,1066 2,0">
          <text:p/>
        </draw:polygon>
        <draw:polygon draw:style-name="gr68" draw:layer="layout" svg:width="0.315cm" svg:height="2.258cm" svg:x="5.284cm" svg:y="21.245cm" svg:viewBox="0 0 316 2259" draw:points="311,2259 316,0 0,125">
          <text:p/>
        </draw:polygon>
        <draw:path draw:style-name="gr3" draw:layer="layout" svg:width="1.837cm" svg:height="3.67cm" svg:x="4.064cm" svg:y="19.833cm" svg:viewBox="0 0 1838 3671" svg:d="m1531 3671 307-127m-302-2132-315 125m310 2134-310-2134-1221-1537m1221 1537 310 2134m-1531-3671 1221 1537m310 2134-310-2134">
          <text:p/>
        </draw:path>
        <draw:polygon draw:style-name="gr10" draw:layer="layout" svg:width="1.22cm" svg:height="1.664cm" svg:x="4.064cm" svg:y="19.833cm" svg:viewBox="0 0 1221 1665" draw:points="905,1665 1221,1538 0,0">
          <text:p/>
        </draw:polygon>
        <draw:polygon draw:style-name="gr10" draw:layer="layout" svg:width="1.215cm" svg:height="1.664cm" svg:x="3.753cm" svg:y="19.833cm" svg:viewBox="0 0 1216 1665" draw:points="1216,1665 312,0 0,120">
          <text:p/>
        </draw:polygon>
        <draw:line draw:style-name="gr3" draw:layer="layout" svg:x1="4.065cm" svg:y1="19.833cm" svg:x2="3.753cm" svg:y2="19.954cm">
          <text:p/>
        </draw:line>
        <draw:polygon draw:style-name="gr68" draw:layer="layout" svg:width="0.31cm" svg:height="2.26cm" svg:x="5.284cm" svg:y="21.37cm" svg:viewBox="0 0 311 2261" draw:points="1,2261 311,2134 0,0">
          <text:p/>
        </draw:polygon>
        <draw:polygon draw:style-name="gr68" draw:layer="layout" svg:width="0.317cm" svg:height="2.26cm" svg:x="4.968cm" svg:y="21.37cm" svg:viewBox="0 0 318 2261" draw:points="318,2261 317,0 0,127">
          <text:p/>
        </draw:polygon>
        <draw:path draw:style-name="gr3" draw:layer="layout" svg:width="0.626cm" svg:height="2.26cm" svg:x="4.968cm" svg:y="21.37cm" svg:viewBox="0 0 627 2261" svg:d="m317 2261 310-127m-311-2134-316 127">
          <text:p/>
        </draw:path>
        <draw:polygon draw:style-name="gr13" draw:layer="layout" svg:width="0.607cm" svg:height="1.058cm" svg:x="4.361cm" svg:y="20.725cm" svg:viewBox="0 0 608 1059" draw:points="608,773 0,0 168,1059">
          <text:p/>
        </draw:polygon>
        <draw:polygon draw:style-name="gr13" draw:layer="layout" svg:width="0.608cm" svg:height="1.058cm" svg:x="3.753cm" svg:y="19.953cm" svg:viewBox="0 0 609 1059" draw:points="609,773 0,0 168,1059">
          <text:p/>
        </draw:polygon>
        <draw:polygon draw:style-name="gr13" draw:layer="layout" svg:width="0.608cm" svg:height="1.058cm" svg:x="3.921cm" svg:y="20.725cm" svg:viewBox="0 0 609 1059" draw:points="441,0 0,286 609,1059">
          <text:p/>
        </draw:polygon>
        <draw:polygon draw:style-name="gr13" draw:layer="layout" svg:width="0.608cm" svg:height="1.058cm" svg:x="3.921cm" svg:y="21.011cm" svg:viewBox="0 0 609 1059" draw:points="609,773 0,0 169,1059">
          <text:p/>
        </draw:polygon>
        <draw:polygon draw:style-name="gr13" draw:layer="layout" svg:width="0.598cm" svg:height="1.066cm" svg:x="4.529cm" svg:y="21.497cm" svg:viewBox="0 0 599 1067" draw:points="440,0 0,286 599,1067">
          <text:p/>
        </draw:polygon>
        <draw:polygon draw:style-name="gr13" draw:layer="layout" svg:width="0.598cm" svg:height="1.067cm" svg:x="4.089cm" svg:y="21.783cm" svg:viewBox="0 0 599 1068" draw:points="440,0 0,286 599,1068">
          <text:p/>
        </draw:polygon>
        <draw:polygon draw:style-name="gr13" draw:layer="layout" svg:width="0.598cm" svg:height="1.067cm" svg:x="4.529cm" svg:y="21.783cm" svg:viewBox="0 0 599 1068" draw:points="0,0 159,1068 599,781">
          <text:p/>
        </draw:polygon>
        <draw:polygon draw:style-name="gr13" draw:layer="layout" svg:width="0.598cm" svg:height="1.067cm" svg:x="4.687cm" svg:y="22.563cm" svg:viewBox="0 0 599 1068" draw:points="440,0 0,287 599,1068">
          <text:p/>
        </draw:polygon>
        <draw:path draw:style-name="gr3" draw:layer="layout" svg:width="1.532cm" svg:height="3.677cm" svg:x="3.753cm" svg:y="19.953cm" svg:viewBox="0 0 1533 3678" svg:d="m1215 1544 318 2134m-1533-3678 1215 1544-1215-1544 336 2117 1197 1561-318-2134">
          <text:p/>
        </draw:path>
        <draw:polygon draw:style-name="gr69" draw:layer="layout" svg:width="0.335cm" svg:height="0.595cm" svg:x="3.428cm" svg:y="21.65cm" svg:viewBox="0 0 336 596" draw:points="336,439 0,0 99,596">
          <text:p/>
        </draw:polygon>
        <draw:polygon draw:style-name="gr69" draw:layer="layout" svg:width="0.334cm" svg:height="0.595cm" svg:x="3.094cm" svg:y="21.212cm" svg:viewBox="0 0 335 596" draw:points="335,439 0,0 99,596">
          <text:p/>
        </draw:polygon>
        <draw:polygon draw:style-name="gr69" draw:layer="layout" svg:width="0.334cm" svg:height="0.595cm" svg:x="3.193cm" svg:y="21.65cm" svg:viewBox="0 0 335 596" draw:points="236,0 0,157 335,596">
          <text:p/>
        </draw:polygon>
        <draw:polygon draw:style-name="gr69" draw:layer="layout" svg:width="0.334cm" svg:height="0.595cm" svg:x="3.193cm" svg:y="21.807cm" svg:viewBox="0 0 335 596" draw:points="335,439 0,0 98,596">
          <text:p/>
        </draw:polygon>
        <draw:polygon draw:style-name="gr69" draw:layer="layout" svg:width="0.332cm" svg:height="0.598cm" svg:x="3.527cm" svg:y="22.088cm" svg:viewBox="0 0 333 599" draw:points="237,0 0,158 333,599">
          <text:p/>
        </draw:polygon>
        <draw:polygon draw:style-name="gr69" draw:layer="layout" svg:width="0.332cm" svg:height="0.597cm" svg:x="3.291cm" svg:y="22.245cm" svg:viewBox="0 0 333 598" draw:points="236,0 0,157 333,598">
          <text:p/>
        </draw:polygon>
        <draw:polygon draw:style-name="gr69" draw:layer="layout" svg:width="0.332cm" svg:height="0.597cm" svg:x="3.527cm" svg:y="22.245cm" svg:viewBox="0 0 333 598" draw:points="0,0 97,598 333,441">
          <text:p/>
        </draw:polygon>
        <draw:polygon draw:style-name="gr69" draw:layer="layout" svg:width="0.332cm" svg:height="0.597cm" svg:x="3.623cm" svg:y="22.686cm" svg:viewBox="0 0 333 598" draw:points="236,0 0,157 333,598">
          <text:p/>
        </draw:polygon>
        <draw:polyline draw:style-name="gr3" draw:layer="layout" svg:width="0.861cm" svg:height="2.071cm" svg:x="3.094cm" svg:y="21.212cm" svg:viewBox="0 0 862 2072" draw:points="0,0 197,1190 862,2072">
          <text:p/>
        </draw:polyline>
        <draw:polygon draw:style-name="gr1" draw:layer="layout" svg:width="0.671cm" svg:height="0.925cm" svg:x="3.219cm" svg:y="21.163cm" svg:viewBox="0 0 672 926" draw:points="545,926 672,876 0,0">
          <text:p/>
        </draw:polygon>
        <draw:polygon draw:style-name="gr1" draw:layer="layout" svg:width="0.669cm" svg:height="0.925cm" svg:x="3.094cm" svg:y="21.163cm" svg:viewBox="0 0 670 926" draw:points="670,926 125,0 0,49">
          <text:p/>
        </draw:polygon>
        <draw:polyline draw:style-name="gr3" draw:layer="layout" svg:width="0.796cm" svg:height="0.925cm" svg:x="3.094cm" svg:y="21.163cm" svg:viewBox="0 0 797 926" draw:points="797,876 125,0 0,49 670,926 0,49">
          <text:p/>
        </draw:polyline>
        <draw:polygon draw:style-name="gr70" draw:layer="layout" svg:width="0.19cm" svg:height="1.245cm" svg:x="3.89cm" svg:y="22.038cm" svg:viewBox="0 0 191 1246" draw:points="66,1246 191,1195 0,0">
          <text:p/>
        </draw:polygon>
        <draw:polygon draw:style-name="gr70" draw:layer="layout" svg:width="0.192cm" svg:height="1.245cm" svg:x="3.763cm" svg:y="22.038cm" svg:viewBox="0 0 193 1246" draw:points="193,1246 128,0 0,50">
          <text:p/>
        </draw:polygon>
        <draw:path draw:style-name="gr3" draw:layer="layout" svg:width="0.317cm" svg:height="1.245cm" svg:x="3.763cm" svg:y="22.038cm" svg:viewBox="0 0 318 1246" svg:d="m193 1246 125-51-190-1195-128 50m0 0 128-50m65 1246-193-1196">
          <text:p/>
        </draw:path>
        <draw:polygon draw:style-name="gr71" draw:layer="layout" svg:width="0.469cm" svg:height="0.852cm" svg:x="1.996cm" svg:y="21.882cm" svg:viewBox="0 0 470 853" draw:points="470,638 0,0 157,853">
          <text:p/>
        </draw:polygon>
        <draw:polygon draw:style-name="gr71" draw:layer="layout" svg:width="0.469cm" svg:height="0.851cm" svg:x="1.527cm" svg:y="21.246cm" svg:viewBox="0 0 470 852" draw:points="470,637 0,0 157,852">
          <text:p/>
        </draw:polygon>
        <draw:polygon draw:style-name="gr71" draw:layer="layout" svg:width="0.469cm" svg:height="0.852cm" svg:x="1.684cm" svg:y="21.882cm" svg:viewBox="0 0 470 853" draw:points="313,0 0,215 470,853">
          <text:p/>
        </draw:polygon>
        <draw:polygon draw:style-name="gr71" draw:layer="layout" svg:width="0.469cm" svg:height="0.851cm" svg:x="1.684cm" svg:y="22.097cm" svg:viewBox="0 0 470 852" draw:points="470,638 0,0 157,852">
          <text:p/>
        </draw:polygon>
        <draw:polygon draw:style-name="gr71" draw:layer="layout" svg:width="0.463cm" svg:height="0.857cm" svg:x="2.153cm" svg:y="22.519cm" svg:viewBox="0 0 464 858" draw:points="313,0 0,215 464,858">
          <text:p/>
        </draw:polygon>
        <draw:polygon draw:style-name="gr71" draw:layer="layout" svg:width="0.464cm" svg:height="0.856cm" svg:x="1.84cm" svg:y="22.734cm" svg:viewBox="0 0 465 857" draw:points="313,0 0,214 465,857">
          <text:p/>
        </draw:polygon>
        <draw:polygon draw:style-name="gr71" draw:layer="layout" svg:width="0.463cm" svg:height="0.856cm" svg:x="2.153cm" svg:y="22.734cm" svg:viewBox="0 0 464 857" draw:points="0,0 152,857 464,643">
          <text:p/>
        </draw:polygon>
        <draw:polygon draw:style-name="gr71" draw:layer="layout" svg:width="0.463cm" svg:height="0.856cm" svg:x="2.304cm" svg:y="23.376cm" svg:viewBox="0 0 464 857" draw:points="312,0 0,214 464,857">
          <text:p/>
        </draw:polygon>
        <draw:polyline draw:style-name="gr3" draw:layer="layout" svg:width="1.24cm" svg:height="2.986cm" svg:x="1.527cm" svg:y="21.246cm" svg:viewBox="0 0 1241 2987" draw:points="0,0 314,1702 1241,2987">
          <text:p/>
        </draw:polyline>
        <draw:polygon draw:style-name="gr72" draw:layer="layout" svg:width="0.939cm" svg:height="1.323cm" svg:x="1.656cm" svg:y="21.196cm" svg:viewBox="0 0 940 1324" draw:points="810,1324 940,1271 0,0">
          <text:p/>
        </draw:polygon>
        <draw:polygon draw:style-name="gr72" draw:layer="layout" svg:width="0.938cm" svg:height="1.323cm" svg:x="1.527cm" svg:y="21.196cm" svg:viewBox="0 0 939 1324" draw:points="939,1324 129,0 0,50">
          <text:p/>
        </draw:polygon>
        <draw:polyline draw:style-name="gr3" draw:layer="layout" svg:width="1.068cm" svg:height="1.323cm" svg:x="1.527cm" svg:y="21.196cm" svg:viewBox="0 0 1069 1324" draw:points="1069,1271 129,0 0,50 938,1324 0,50">
          <text:p/>
        </draw:polyline>
        <draw:polygon draw:style-name="gr73" draw:layer="layout" svg:width="0.299cm" svg:height="1.765cm" svg:x="2.595cm" svg:y="22.467cm" svg:viewBox="0 0 300 1766" draw:points="172,1766 300,1714 0,0">
          <text:p/>
        </draw:polygon>
        <draw:polygon draw:style-name="gr73" draw:layer="layout" svg:width="0.302cm" svg:height="1.765cm" svg:x="2.465cm" svg:y="22.467cm" svg:viewBox="0 0 303 1766" draw:points="303,1766 131,0 0,52">
          <text:p/>
        </draw:polygon>
        <draw:path draw:style-name="gr3" draw:layer="layout" svg:width="0.429cm" svg:height="1.765cm" svg:x="2.465cm" svg:y="22.467cm" svg:viewBox="0 0 430 1766" svg:d="m303 1766 127-52-299-1714-131 52m0 0 131-52m172 1766-303-1714">
          <text:p/>
        </draw:path>
        <draw:frame draw:style-name="gr74" draw:text-style-name="P1" draw:layer="layout" svg:width="0.861cm" svg:height="0.784cm" draw:transform="rotate (0.36651914291874) translate (3.942cm 18.318cm)">
          <draw:text-box>
            <text:p><text:span text:style-name="T1">D1</text:span></text:p>
          </draw:text-box>
        </draw:frame>
        <draw:frame draw:style-name="gr74" draw:text-style-name="P1" draw:layer="layout" svg:width="0.861cm" svg:height="0.784cm" draw:transform="rotate (0.36651914291874) translate (8.89cm 16.413cm)">
          <draw:text-box>
            <text:p><text:span text:style-name="T1">D2</text:span></text:p>
          </draw:text-box>
        </draw:frame>
        <draw:frame draw:style-name="gr74" draw:text-style-name="P1" draw:layer="layout" svg:width="0.866cm" svg:height="0.784cm" draw:transform="rotate (0.36651914291874) translate (10.836cm 15.666cm)">
          <draw:text-box>
            <text:p><text:span text:style-name="T1">D3</text:span></text:p>
          </draw:text-box>
        </draw:frame>
        <draw:frame draw:style-name="gr74" draw:text-style-name="P1" draw:layer="layout" svg:width="0.861cm" svg:height="0.784cm" draw:transform="rotate (0.36651914291874) translate (12.656cm 15.002cm)">
          <draw:text-box>
            <text:p><text:span text:style-name="T1">D4</text:span></text:p>
          </draw:text-box>
        </draw:frame>
        <draw:frame draw:style-name="gr74" draw:text-style-name="P1" draw:layer="layout" svg:width="0.861cm" svg:height="0.784cm" draw:transform="rotate (0.36651914291874) translate (14.517cm 14.323cm)">
          <draw:text-box>
            <text:p><text:span text:style-name="T1">D5</text:span></text:p>
          </draw:text-box>
        </draw:frame>
        <draw:frame draw:style-name="gr74" draw:text-style-name="P1" draw:layer="layout" svg:width="3.19cm" svg:height="0.784cm" draw:transform="rotate (0.367217274619538) translate (23.93cm 17.683cm)">
          <draw:text-box>
            <text:p><text:span text:style-name="T1">м а г н и т</text:span></text:p>
          </draw:text-box>
        </draw:frame>
        <draw:frame draw:style-name="gr74" draw:text-style-name="P1" draw:layer="layout" svg:width="0.866cm" svg:height="0.784cm" svg:x="32.857cm" svg:y="15.098cm">
          <draw:text-box>
            <text:p><text:span text:style-name="T1">D6</text:span></text:p>
          </draw:text-box>
        </draw:frame>
        <draw:frame draw:style-name="gr74" draw:text-style-name="P1" draw:layer="layout" svg:width="0.866cm" svg:height="0.784cm" svg:x="35.159cm" svg:y="15.098cm">
          <draw:text-box>
            <text:p><text:span text:style-name="T1">D7</text:span></text:p>
          </draw:text-box>
        </draw:frame>
        <draw:frame draw:style-name="gr74" draw:text-style-name="P1" draw:layer="layout" svg:width="0.472cm" svg:height="0.784cm" draw:transform="rotate (0.36651914291874) translate (8.575cm 21.234cm)">
          <draw:text-box>
            <text:p><text:span text:style-name="T1">Т</text:span></text:p>
          </draw:text-box>
        </draw:frame>
        <draw:frame draw:style-name="gr74" draw:text-style-name="P2" draw:layer="layout" svg:width="0.764cm" svg:height="0.721cm" svg:x="36.708cm" svg:y="14.505cm">
          <draw:text-box>
            <text:p><text:span text:style-name="T2">S3</text:span></text:p>
          </draw:text-box>
        </draw:frame>
        <draw:frame draw:style-name="gr74" draw:text-style-name="P2" draw:layer="layout" svg:width="0.764cm" svg:height="0.721cm" draw:transform="rotate (0.36651914291874) translate (0.834cm 20.517cm)">
          <draw:text-box>
            <text:p><text:span text:style-name="T2">S1</text:span></text:p>
          </draw:text-box>
        </draw:frame>
        <draw:frame draw:style-name="gr75" draw:text-style-name="P2" draw:layer="layout" svg:width="0.764cm" svg:height="0.721cm" draw:transform="rotate (0.36651914291874) translate (2.44cm 20.495cm)">
          <draw:text-box>
            <text:p><text:span text:style-name="T2">S2</text:span></text:p>
          </draw:text-box>
        </draw:frame>
        <draw:line draw:style-name="gr76" draw:text-style-name="P3" draw:layer="layout" svg:x1="0.057cm" svg:y1="23.727cm" svg:x2="1.771cm" svg:y2="23.068cm">
          <text:p/>
        </draw:line>
        <draw:frame draw:style-name="gr74" draw:text-style-name="P4" draw:layer="layout" svg:width="1.81cm" svg:height="0.712cm" draw:transform="rotate (0.367217274619537) translate (-0.076cm 23.801cm)">
          <draw:text-box>
            <text:p><text:span text:style-name="T3">пучок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7.897cm" fo:page-height="32.6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07-24T17:04:17</dc:date>
    <dc:creator>Jan Musinsky</dc:creator>
    <meta:generator>OpenOffice.org/3.1$Linux OpenOffice.org_project/310m11$Build-9399</meta:generator>
    <meta:editing-duration>PT00H21M17S</meta:editing-duration>
    <meta:editing-cycles>7</meta:editing-cycles>
    <meta:document-statistic meta:object-count="4566"/>
  </office:meta>
</office:document-meta>
</file>